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dash" draw:stroke-dash="stroke-dash28" svg:stroke-width="0.051cm" svg:stroke-color="#cccccc" draw:stroke-linejoin="round" svg:stroke-linecap="butt" draw:fill="none" fo:padding-top="0.025cm" fo:padding-bottom="0.025cm" fo:padding-left="0.025cm" fo:padding-right="0.025cm" loext:decorative="false"/>
    </style:style>
    <style:style style:name="gr3" style:family="graphic" style:parent-style-name="standard">
      <style:graphic-properties draw:stroke="solid" svg:stroke-width="0.065cm" svg:stroke-color="#262626" draw:stroke-linejoin="round" svg:stroke-linecap="butt" draw:fill="none" fo:padding-top="0.032cm" fo:padding-bottom="0.032cm" fo:padding-left="0.032cm" fo:padding-right="0.032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0.5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solid" svg:stroke-width="0.078cm" svg:stroke-color="#1f77b4" draw:stroke-linejoin="round" svg:stroke-linecap="round" draw:fill="none" fo:padding-top="0.039cm" fo:padding-bottom="0.039cm" fo:padding-left="0.039cm" fo:padding-right="0.039cm" loext:decorative="false"/>
    </style:style>
    <style:style style:name="gr7" style:family="graphic" style:parent-style-name="standard">
      <style:graphic-properties draw:stroke="solid" svg:stroke-width="0.034cm" svg:stroke-color="#1f77b4" draw:stroke-linejoin="round" svg:stroke-linecap="butt" draw:fill="solid" draw:fill-color="#1f77b4" fo:padding-top="0.017cm" fo:padding-bottom="0.017cm" fo:padding-left="0.017cm" fo:padding-right="0.017cm" loext:decorative="false"/>
    </style:style>
    <style:style style:name="gr8" style:family="graphic" style:parent-style-name="standard">
      <style:graphic-properties draw:stroke="solid" svg:stroke-width="0.078cm" svg:stroke-color="#ff7f0e" draw:stroke-linejoin="round" svg:stroke-linecap="round" draw:fill="none" fo:padding-top="0.039cm" fo:padding-bottom="0.039cm" fo:padding-left="0.039cm" fo:padding-right="0.039cm" loext:decorative="false"/>
    </style:style>
    <style:style style:name="gr9" style:family="graphic" style:parent-style-name="standard">
      <style:graphic-properties draw:stroke="none" draw:fill="solid" draw:fill-color="#ff7f0e" loext:decorative="false"/>
    </style:style>
    <style:style style:name="gr10" style:family="graphic" style:parent-style-name="standard">
      <style:graphic-properties draw:stroke="solid" svg:stroke-width="0.034cm" svg:stroke-color="#ff7f0e" draw:stroke-linejoin="round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solid" svg:stroke-width="0.078cm" svg:stroke-color="#2ca02c" draw:stroke-linejoin="round" svg:stroke-linecap="round" draw:fill="none" fo:padding-top="0.039cm" fo:padding-bottom="0.039cm" fo:padding-left="0.039cm" fo:padding-right="0.039cm" loext:decorative="false"/>
    </style:style>
    <style:style style:name="gr12" style:family="graphic" style:parent-style-name="standard">
      <style:graphic-properties draw:stroke="solid" svg:stroke-width="0.034cm" svg:stroke-color="#2ca02c" draw:stroke-linejoin="miter" svg:stroke-linecap="butt" draw:fill="solid" draw:fill-color="#2ca02c" fo:padding-top="0.017cm" fo:padding-bottom="0.017cm" fo:padding-left="0.017cm" fo:padding-right="0.017cm" loext:decorative="false"/>
    </style:style>
    <style:style style:name="gr13" style:family="graphic" style:parent-style-name="standard">
      <style:graphic-properties draw:stroke="solid" svg:stroke-width="0.065cm" svg:stroke-color="#cccccc" draw:stroke-linejoin="miter" svg:stroke-linecap="square" draw:fill="none" fo:padding-top="0.032cm" fo:padding-bottom="0.032cm" fo:padding-left="0.032cm" fo:padding-right="0.032cm" loext:decorative="false"/>
    </style:style>
    <style:style style:name="gr14" style:family="graphic" style:parent-style-name="standard">
      <style:graphic-properties draw:stroke="solid" svg:stroke-width="0.051cm" svg:stroke-color="#cccccc" draw:stroke-linejoin="round" svg:stroke-linecap="round" draw:fill="none" fo:padding-top="0.025cm" fo:padding-bottom="0.025cm" fo:padding-left="0.025cm" fo:padding-right="0.025cm" loext:decorative="false"/>
    </style:style>
    <style:style style:name="gr15" style:family="graphic" style:parent-style-name="standard">
      <style:graphic-properties draw:stroke="none" draw:fill="solid" draw:fill-color="#262626" loext:decorative="false"/>
    </style:style>
    <style:style style:name="gr16" style:family="graphic" style:parent-style-name="standard">
      <style:graphic-properties draw:stroke="solid" svg:stroke-width="0.016cm" svg:stroke-color="#ffffff" draw:stroke-linejoin="round" svg:stroke-linecap="butt" draw:fill="solid" draw:fill-color="#1f77b4" fo:padding-top="0.008cm" fo:padding-bottom="0.008cm" fo:padding-left="0.008cm" fo:padding-right="0.008cm" loext:decorative="false"/>
    </style:style>
    <style:style style:name="gr17" style:family="graphic" style:parent-style-name="standard">
      <style:graphic-properties draw:stroke="solid" svg:stroke-width="0.016cm" svg:stroke-color="#ffffff" draw:stroke-linejoin="round" svg:stroke-linecap="butt" draw:fill="solid" draw:fill-color="#ff7f0e" fo:padding-top="0.008cm" fo:padding-bottom="0.008cm" fo:padding-left="0.008cm" fo:padding-right="0.008cm" loext:decorative="false"/>
    </style:style>
    <style:style style:name="gr18" style:family="graphic" style:parent-style-name="standard">
      <style:graphic-properties draw:stroke="solid" svg:stroke-width="0.034cm" svg:stroke-color="#303030" draw:stroke-linejoin="miter" svg:stroke-linecap="butt" draw:fill="solid" draw:fill-color="#692c75" fo:padding-top="0.017cm" fo:padding-bottom="0.017cm" fo:padding-left="0.017cm" fo:padding-right="0.017cm" loext:decorative="false"/>
    </style:style>
    <style:style style:name="gr19" style:family="graphic" style:parent-style-name="standard">
      <style:graphic-properties draw:stroke="solid" svg:stroke-width="0.034cm" svg:stroke-color="#303030" draw:stroke-linejoin="round" svg:stroke-linecap="butt" draw:fill="none" fo:padding-top="0.017cm" fo:padding-bottom="0.017cm" fo:padding-left="0.017cm" fo:padding-right="0.017cm" loext:decorative="false"/>
    </style:style>
    <style:style style:name="gr20" style:family="graphic" style:parent-style-name="standard">
      <style:graphic-properties draw:stroke="solid" svg:stroke-width="0.034cm" svg:stroke-color="#303030" draw:stroke-linejoin="round" svg:stroke-linecap="round" draw:fill="non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solid" svg:stroke-width="0.034cm" svg:stroke-color="#303030" draw:stroke-linejoin="miter" svg:stroke-linecap="butt" draw:fill="solid" draw:fill-color="#de7270" fo:padding-top="0.017cm" fo:padding-bottom="0.017cm" fo:padding-left="0.017cm" fo:padding-right="0.017cm" loext:decorative="false"/>
    </style:style>
    <style:style style:name="gr22" style:family="graphic" style:parent-style-name="standard">
      <style:graphic-properties draw:stroke="none" draw:fill="solid" draw:fill-color="#f2f2f2" loext:decorative="false"/>
    </style:style>
    <style:style style:name="gr23" style:family="graphic" style:parent-style-name="standard">
      <style:graphic-properties draw:stroke="solid" svg:stroke-width="0.051cm" svg:stroke-color="#f2f2f2" draw:stroke-linejoin="miter" svg:stroke-linecap="butt" draw:fill="none" fo:padding-top="0.025cm" fo:padding-bottom="0.025cm" fo:padding-left="0.025cm" fo:padding-right="0.025cm" loext:decorative="false"/>
    </style:style>
    <style:style style:name="gr24" style:family="graphic" style:parent-style-name="standard">
      <style:graphic-properties draw:stroke="none" draw:fill="solid" draw:fill-color="#e5e5e5" loext:decorative="false"/>
    </style:style>
    <style:style style:name="gr25" style:family="graphic" style:parent-style-name="standard">
      <style:graphic-properties draw:stroke="solid" svg:stroke-width="0.051cm" svg:stroke-color="#e5e5e5" draw:stroke-linejoin="miter" svg:stroke-linecap="butt" draw:fill="none" fo:padding-top="0.025cm" fo:padding-bottom="0.025cm" fo:padding-left="0.025cm" fo:padding-right="0.025cm" loext:decorative="false"/>
    </style:style>
    <style:style style:name="gr26" style:family="graphic" style:parent-style-name="standard">
      <style:graphic-properties draw:stroke="none" draw:fill="solid" draw:fill-color="#ececec" loext:decorative="false"/>
    </style:style>
    <style:style style:name="gr27" style:family="graphic" style:parent-style-name="standard">
      <style:graphic-properties draw:stroke="solid" svg:stroke-width="0.051cm" svg:stroke-color="#ececec" draw:stroke-linejoin="miter" svg:stroke-linecap="butt" draw:fill="none" fo:padding-top="0.025cm" fo:padding-bottom="0.025cm" fo:padding-left="0.025cm" fo:padding-right="0.025cm" loext:decorative="false"/>
    </style:style>
    <style:style style:name="gr28" style:family="graphic" style:parent-style-name="standard">
      <style:graphic-properties draw:stroke="solid" svg:stroke-width="0.065cm" svg:stroke-color="#cccccc" draw:stroke-linejoin="round" svg:stroke-linecap="round" draw:fill="none" fo:padding-top="0.032cm" fo:padding-bottom="0.032cm" fo:padding-left="0.032cm" fo:padding-right="0.032cm" loext:decorative="false"/>
    </style:style>
    <style:style style:name="gr29" style:family="graphic" style:parent-style-name="standard">
      <style:graphic-properties draw:stroke="solid" svg:stroke-width="0.051cm" svg:stroke-color="#cccccc" draw:stroke-linejoin="round" svg:stroke-linecap="butt" draw:fill="none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draw:stroke="solid" svg:stroke-width="0.065cm" svg:stroke-color="#262626" draw:stroke-linejoin="round" svg:stroke-linecap="round" draw:fill="none" fo:padding-top="0.032cm" fo:padding-bottom="0.032cm" fo:padding-left="0.032cm" fo:padding-right="0.032cm" loext:decorative="false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solid" draw:fill-color="#1f77b4" loext:decorative="false"/>
    </style:style>
    <style:style style:name="gr33" style:family="graphic" style:parent-style-name="standard">
      <style:graphic-properties draw:stroke="solid" svg:stroke-width="0.051cm" svg:stroke-color="#000000" draw:stroke-linejoin="round" svg:stroke-linecap="butt" draw:fill="none" fo:padding-top="0.025cm" fo:padding-bottom="0.025cm" fo:padding-left="0.025cm" fo:padding-right="0.025cm" loext:decorative="false"/>
    </style:style>
    <style:style style:name="gr34" style:family="graphic" style:parent-style-name="standard">
      <style:graphic-properties draw:stroke="none" draw:fill="solid" draw:fill-color="#17becf" loext:decorative="false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45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solid" draw:fill-color="#2ca02c" loext:decorative="false"/>
    </style:style>
    <style:style style:name="gr38" style:family="graphic" style:parent-style-name="standard">
      <style:graphic-properties draw:stroke="none" draw:fill="solid" draw:fill-color="#d62728" loext:decorative="false"/>
    </style:style>
    <style:style style:name="gr39" style:family="graphic" style:parent-style-name="standard">
      <style:graphic-properties draw:stroke="none" draw:fill="solid" draw:fill-color="#9467bd" loext:decorative="false"/>
    </style:style>
    <style:style style:name="gr40" style:family="graphic" style:parent-style-name="standard">
      <style:graphic-properties draw:stroke="none" draw:fill="solid" draw:fill-color="#8c564b" loext:decorative="false"/>
    </style:style>
    <style:style style:name="gr41" style:family="graphic" style:parent-style-name="standard">
      <style:graphic-properties draw:stroke="none" draw:fill="solid" draw:fill-color="#e377c2" loext:decorative="false"/>
    </style:style>
    <style:style style:name="gr42" style:family="graphic" style:parent-style-name="standard">
      <style:graphic-properties draw:stroke="none" draw:fill="solid" draw:fill-color="#7f7f7f" loext:decorative="false"/>
    </style:style>
    <style:style style:name="gr43" style:family="graphic" style:parent-style-name="standard">
      <style:graphic-properties draw:stroke="none" draw:fill="solid" draw:fill-color="#bcbd22" loext:decorative="false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6.5pt" style:font-size-asian="16.5pt" style:font-size-complex="16.5pt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solid" draw:fill-color="#1f77b4"/>
    </style:style>
    <style:style style:name="P7" style:family="paragraph">
      <loext:graphic-properties draw:fill="solid" draw:fill-color="#ff7f0e"/>
    </style:style>
    <style:style style:name="P8" style:family="paragraph">
      <loext:graphic-properties draw:fill="solid" draw:fill-color="#2ca02c"/>
    </style:style>
    <style:style style:name="P9" style:family="paragraph">
      <style:paragraph-properties fo:text-align="start" style:writing-mode="lr-tb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loext:graphic-properties draw:fill="none"/>
      <style:text-properties fo:font-size="13pt" fo:font-weight="bold" style:font-size-asian="13pt" style:font-weight-asian="bold" style:font-size-complex="13pt" style:font-weight-complex="bold"/>
    </style:style>
    <style:style style:name="P11" style:family="paragraph">
      <loext:graphic-properties draw:fill="solid" draw:fill-color="#262626"/>
    </style:style>
    <style:style style:name="P12" style:family="paragraph">
      <loext:graphic-properties draw:fill="solid" draw:fill-color="#692c75"/>
    </style:style>
    <style:style style:name="P13" style:family="paragraph">
      <loext:graphic-properties draw:fill="solid" draw:fill-color="#de7270"/>
    </style:style>
    <style:style style:name="P14" style:family="paragraph">
      <loext:graphic-properties draw:fill="solid" draw:fill-color="#f2f2f2"/>
    </style:style>
    <style:style style:name="P15" style:family="paragraph">
      <loext:graphic-properties draw:fill="solid" draw:fill-color="#e5e5e5"/>
    </style:style>
    <style:style style:name="P16" style:family="paragraph">
      <loext:graphic-properties draw:fill="solid" draw:fill-color="#ececec"/>
    </style:style>
    <style:style style:name="P17" style:family="paragraph">
      <loext:graphic-properties draw:fill="none"/>
      <style:text-properties fo:font-size="6pt" style:font-size-asian="6pt" style:font-size-complex="6pt"/>
    </style:style>
    <style:style style:name="P18" style:family="paragraph">
      <loext:graphic-properties draw:fill="solid" draw:fill-color="#17becf"/>
    </style:style>
    <style:style style:name="P19" style:family="paragraph">
      <style:paragraph-properties fo:text-align="start" style:writing-mode="lr-tb"/>
      <style:text-properties fo:font-weight="bold" style:font-weight-asian="bold" style:font-weight-complex="bold"/>
    </style:style>
    <style:style style:name="P20" style:family="paragraph">
      <loext:graphic-properties draw:fill="none"/>
      <style:text-properties fo:font-size="10pt" style:font-size-asian="10pt" style:font-size-complex="10pt"/>
    </style:style>
    <style:style style:name="P21" style:family="paragraph">
      <loext:graphic-properties draw:fill="solid" draw:fill-color="#d62728"/>
    </style:style>
    <style:style style:name="P22" style:family="paragraph">
      <loext:graphic-properties draw:fill="solid" draw:fill-color="#9467bd"/>
    </style:style>
    <style:style style:name="P23" style:family="paragraph">
      <loext:graphic-properties draw:fill="solid" draw:fill-color="#8c564b"/>
    </style:style>
    <style:style style:name="P24" style:family="paragraph">
      <loext:graphic-properties draw:fill="solid" draw:fill-color="#e377c2"/>
    </style:style>
    <style:style style:name="P25" style:family="paragraph">
      <loext:graphic-properties draw:fill="solid" draw:fill-color="#7f7f7f"/>
    </style:style>
    <style:style style:name="P26" style:family="paragraph">
      <loext:graphic-properties draw:fill="solid" draw:fill-color="#bcbd22"/>
    </style:style>
    <style:style style:name="P27" style:family="paragraph">
      <loext:graphic-properties draw:fill="none"/>
      <style:text-properties fo:font-size="12pt" style:font-size-asian="12pt" style:font-size-complex="12pt"/>
    </style:style>
    <style:style style:name="T1" style:family="text">
      <style:text-properties fo:color="#262626" loext:opacity="100%" style:font-name="Liberation Sans" fo:font-size="16.5pt" fo:font-weight="normal" style:font-name-asian="Liberation Sans" style:font-size-asian="16.5pt" style:font-weight-asian="normal" style:font-name-complex="Liberation Sans" style:font-size-complex="16.5pt" style:font-weight-complex="normal"/>
    </style:style>
    <style:style style:name="T2" style:family="text">
      <style:text-properties fo:color="#262626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3" style:family="text">
      <style:text-properties fo:color="#262626" loext:opacity="100%" style:font-name="Liberation Sans" fo:font-size="13pt" fo:font-weight="bold" style:font-name-asian="Liberation Sans" style:font-size-asian="13pt" style:font-weight-asian="bold" style:font-name-complex="Liberation Sans" style:font-size-complex="13pt" style:font-weight-complex="bold"/>
    </style:style>
    <style:style style:name="T4" style:family="text">
      <style:text-properties fo:color="#262626" loext:opacity="100%" style:font-name="Liberation Sans" fo:font-size="6pt" fo:font-weight="normal" style:font-name-asian="Liberation Sans" style:font-size-asian="6pt" style:font-weight-asian="normal" style:font-name-complex="Liberation Sans" style:font-size-complex="6pt" style:font-weight-complex="normal"/>
    </style:style>
    <style:style style:name="T5" style:family="text">
      <style:text-properties fo:color="#262626" loext:opacity="100%" style:font-name="Liberation Sans" fo:font-size="10pt" fo:font-weight="normal" style:font-name-asian="Liberation Sans" style:font-size-asian="10pt" style:font-weight-asian="normal" style:font-name-complex="Liberation Sans" style:font-size-complex="10pt" style:font-weight-complex="normal"/>
    </style:style>
    <style:style style:name="T6" style:family="text">
      <style:text-properties fo:color="#262626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55.879cm" svg:height="12.699cm" svg:x="0cm" svg:y="0cm" svg:viewBox="0 0 55880 12700" draw:points="0,0 55880,0 55880,12700 0,12700">
          <text:p/>
        </draw:polygon>
        <draw:polygon draw:style-name="gr1" draw:text-style-name="P1" draw:layer="layout" svg:width="55.88cm" svg:height="12.7cm" svg:x="0cm" svg:y="0cm" svg:viewBox="0 0 55881 12701" draw:points="0,12701 55881,12701 55881,0 0,0">
          <text:p/>
        </draw:polygon>
        <draw:polygon draw:style-name="gr1" draw:text-style-name="P1" draw:layer="layout" svg:width="10.636cm" svg:height="8.859cm" svg:x="2.848cm" svg:y="1.379cm" svg:viewBox="0 0 10637 8860" draw:points="0,8860 10637,8860 10637,0 0,0">
          <text:p/>
        </draw:polygon>
        <draw:line draw:style-name="gr2" draw:text-style-name="P2" draw:layer="layout" svg:x1="3.734cm" svg:y1="10.237cm" svg:x2="3.734cm" svg:y2="1.379cm">
          <text:p/>
        </draw:line>
        <draw:line draw:style-name="gr3" draw:text-style-name="P2" draw:layer="layout" svg:x1="3.734cm" svg:y1="10.237cm" svg:x2="3.734cm" svg:y2="10.555cm">
          <text:p/>
        </draw:line>
        <draw:line draw:style-name="gr2" draw:text-style-name="P2" draw:layer="layout" svg:x1="5.749cm" svg:y1="10.237cm" svg:x2="5.749cm" svg:y2="1.379cm">
          <text:p/>
        </draw:line>
        <draw:line draw:style-name="gr3" draw:text-style-name="P2" draw:layer="layout" svg:x1="5.749cm" svg:y1="10.237cm" svg:x2="5.749cm" svg:y2="10.555cm">
          <text:p/>
        </draw:line>
        <draw:line draw:style-name="gr2" draw:text-style-name="P2" draw:layer="layout" svg:x1="7.763cm" svg:y1="10.237cm" svg:x2="7.763cm" svg:y2="1.379cm">
          <text:p/>
        </draw:line>
        <draw:line draw:style-name="gr3" draw:text-style-name="P2" draw:layer="layout" svg:x1="7.763cm" svg:y1="10.237cm" svg:x2="7.763cm" svg:y2="10.555cm">
          <text:p/>
        </draw:line>
        <draw:frame draw:style-name="gr4" draw:text-style-name="P4" draw:layer="layout" svg:width="0.806cm" svg:height="0.649cm" svg:x="3.331cm" svg:y="10.585cm">
          <draw:text-box>
            <text:p text:style-name="P3"><text:span text:style-name="T1">2.5</text:span></text:p>
          </draw:text-box>
        </draw:frame>
        <draw:line draw:style-name="gr2" draw:text-style-name="P2" draw:layer="layout" svg:x1="9.776cm" svg:y1="10.237cm" svg:x2="9.776cm" svg:y2="1.379cm">
          <text:p/>
        </draw:line>
        <draw:line draw:style-name="gr3" draw:text-style-name="P2" draw:layer="layout" svg:x1="9.776cm" svg:y1="10.237cm" svg:x2="9.776cm" svg:y2="10.555cm">
          <text:p/>
        </draw:line>
        <draw:frame draw:style-name="gr4" draw:text-style-name="P4" draw:layer="layout" svg:width="0.806cm" svg:height="0.649cm" svg:x="5.345cm" svg:y="10.585cm">
          <draw:text-box>
            <text:p text:style-name="P3"><text:span text:style-name="T1">5.0</text:span></text:p>
          </draw:text-box>
        </draw:frame>
        <draw:line draw:style-name="gr2" draw:text-style-name="P2" draw:layer="layout" svg:x1="11.79cm" svg:y1="10.237cm" svg:x2="11.79cm" svg:y2="1.379cm">
          <text:p/>
        </draw:line>
        <draw:line draw:style-name="gr3" draw:text-style-name="P2" draw:layer="layout" svg:x1="11.79cm" svg:y1="10.237cm" svg:x2="11.79cm" svg:y2="10.555cm">
          <text:p/>
        </draw:line>
        <draw:frame draw:style-name="gr4" draw:text-style-name="P4" draw:layer="layout" svg:width="0.806cm" svg:height="0.649cm" svg:x="7.359cm" svg:y="10.585cm">
          <draw:text-box>
            <text:p text:style-name="P3"><text:span text:style-name="T1">7.5</text:span></text:p>
          </draw:text-box>
        </draw:frame>
        <draw:frame draw:style-name="gr4" draw:text-style-name="P4" draw:layer="layout" svg:width="1.128cm" svg:height="0.649cm" svg:x="9.211cm" svg:y="10.585cm">
          <draw:text-box>
            <text:p text:style-name="P3"><text:span text:style-name="T1">10.0</text:span></text:p>
          </draw:text-box>
        </draw:frame>
        <draw:line draw:style-name="gr2" draw:text-style-name="P2" draw:layer="layout" svg:x1="2.848cm" svg:y1="9.842cm" svg:x2="13.482cm" svg:y2="9.842cm">
          <text:p/>
        </draw:line>
        <draw:line draw:style-name="gr3" draw:text-style-name="P2" draw:layer="layout" svg:x1="2.848cm" svg:y1="9.842cm" svg:x2="2.531cm" svg:y2="9.842cm">
          <text:p/>
        </draw:line>
        <draw:frame draw:style-name="gr4" draw:text-style-name="P4" draw:layer="layout" svg:width="1.128cm" svg:height="0.649cm" svg:x="11.225cm" svg:y="10.585cm">
          <draw:text-box>
            <text:p text:style-name="P3"><text:span text:style-name="T1">12.5</text:span></text:p>
          </draw:text-box>
        </draw:frame>
        <draw:line draw:style-name="gr2" draw:text-style-name="P2" draw:layer="layout" svg:x1="2.848cm" svg:y1="7.733cm" svg:x2="13.482cm" svg:y2="7.733cm">
          <text:p/>
        </draw:line>
        <draw:line draw:style-name="gr3" draw:text-style-name="P2" draw:layer="layout" svg:x1="2.848cm" svg:y1="7.733cm" svg:x2="2.531cm" svg:y2="7.733cm">
          <text:p/>
        </draw:line>
        <draw:frame draw:style-name="gr5" draw:text-style-name="P5" draw:layer="layout" svg:width="5.471cm" svg:height="0.712cm" svg:x="5.43cm" svg:y="11.266cm">
          <draw:text-box>
            <text:p text:style-name="P3"><text:span text:style-name="T2">Number of Clusters</text:span></text:p>
          </draw:text-box>
        </draw:frame>
        <draw:line draw:style-name="gr2" draw:text-style-name="P2" draw:layer="layout" svg:x1="2.848cm" svg:y1="5.627cm" svg:x2="13.482cm" svg:y2="5.627cm">
          <text:p/>
        </draw:line>
        <draw:line draw:style-name="gr3" draw:text-style-name="P2" draw:layer="layout" svg:x1="2.848cm" svg:y1="5.627cm" svg:x2="2.531cm" svg:y2="5.627cm">
          <text:p/>
        </draw:line>
        <draw:frame draw:style-name="gr4" draw:text-style-name="P4" draw:layer="layout" svg:width="0.581cm" svg:height="0.649cm" svg:x="2.084cm" svg:y="9.53cm">
          <draw:text-box>
            <text:p text:style-name="P3"><text:span text:style-name="T1">0</text:span></text:p>
          </draw:text-box>
        </draw:frame>
        <draw:line draw:style-name="gr2" draw:text-style-name="P2" draw:layer="layout" svg:x1="2.848cm" svg:y1="3.518cm" svg:x2="13.482cm" svg:y2="3.518cm">
          <text:p/>
        </draw:line>
        <draw:line draw:style-name="gr3" draw:text-style-name="P2" draw:layer="layout" svg:x1="2.848cm" svg:y1="3.518cm" svg:x2="2.531cm" svg:y2="3.518cm">
          <text:p/>
        </draw:line>
        <draw:frame draw:style-name="gr4" draw:text-style-name="P4" draw:layer="layout" svg:width="0.967cm" svg:height="0.649cm" svg:x="1.437cm" svg:y="7.423cm">
          <draw:text-box>
            <text:p text:style-name="P3"><text:span text:style-name="T1">100</text:span></text:p>
          </draw:text-box>
        </draw:frame>
        <draw:line draw:style-name="gr2" draw:text-style-name="P2" draw:layer="layout" svg:x1="2.848cm" svg:y1="1.411cm" svg:x2="13.482cm" svg:y2="1.411cm">
          <text:p/>
        </draw:line>
        <draw:line draw:style-name="gr3" draw:text-style-name="P2" draw:layer="layout" svg:x1="2.848cm" svg:y1="1.411cm" svg:x2="2.531cm" svg:y2="1.411cm">
          <text:p/>
        </draw:line>
        <draw:frame draw:style-name="gr4" draw:text-style-name="P4" draw:layer="layout" svg:width="0.967cm" svg:height="0.649cm" svg:x="1.437cm" svg:y="5.316cm">
          <draw:text-box>
            <text:p text:style-name="P3"><text:span text:style-name="T1">200</text:span></text:p>
          </draw:text-box>
        </draw:frame>
        <draw:frame draw:style-name="gr4" draw:text-style-name="P4" draw:layer="layout" svg:width="0.967cm" svg:height="0.649cm" svg:x="1.437cm" svg:y="3.208cm">
          <draw:text-box>
            <text:p text:style-name="P3"><text:span text:style-name="T1">300</text:span></text:p>
          </draw:text-box>
        </draw:frame>
        <draw:polyline draw:style-name="gr6" draw:text-style-name="P2" draw:layer="layout" svg:width="9.669cm" svg:height="0.003cm" svg:x="3.331cm" svg:y="9.833cm" svg:viewBox="0 0 9670 4" draw:points="0,0 807,0 1614,4 2419,0 3224,0 4030,0 4837,4 5641,4 6448,4 7253,4 8059,4 8864,0 9670,0">
          <text:p/>
        </draw:polyline>
        <draw:path draw:style-name="gr7" draw:text-style-name="P6" draw:layer="layout" svg:width="0.32cm" svg:height="0.318cm" svg:x="3.172cm" svg:y="9.674cm" svg:viewBox="0 0 321 319" svg:d="M161 319c42 0 82-17 113-47 30-31 47-71 47-112 0-43-17-83-47-112-31-31-71-48-113-48-43 0-84 17-113 48-31 29-48 69-48 112 0 41 17 81 48 112 29 30 70 47 113 47z">
          <text:p/>
        </draw:path>
        <draw:path draw:style-name="gr7" draw:text-style-name="P6" draw:layer="layout" svg:width="0.318cm" svg:height="0.317cm" svg:x="3.979cm" svg:y="9.675cm" svg:viewBox="0 0 319 318" svg:d="M159 318c41 0 81-18 111-47 32-31 49-70 49-113s-17-83-49-112c-30-30-70-46-111-46-43 0-83 16-114 46-30 29-45 69-45 112s15 82 45 113c31 29 71 47 114 47z">
          <text:p/>
        </draw:path>
        <draw:path draw:style-name="gr7" draw:text-style-name="P6" draw:layer="layout" svg:width="0.32cm" svg:height="0.32cm" svg:x="4.783cm" svg:y="9.675cm" svg:viewBox="0 0 321 321" svg:d="M161 321c42 0 84-18 113-49 29-29 47-69 47-112 0-41-18-82-47-112-29-31-71-48-113-48-43 0-84 17-113 48-31 30-48 71-48 112 0 43 17 83 48 112 29 31 70 49 113 49z">
          <text:p/>
        </draw:path>
        <draw:path draw:style-name="gr7" draw:text-style-name="P6" draw:layer="layout" svg:width="0.318cm" svg:height="0.318cm" svg:x="5.59cm" svg:y="9.675cm" svg:viewBox="0 0 319 319" svg:d="M159 319c41 0 81-18 112-47s48-70 48-113c0-41-17-81-48-112-31-30-71-47-112-47-43 0-84 17-113 47-29 31-46 71-46 112 0 43 17 84 46 113s70 47 113 47z">
          <text:p/>
        </draw:path>
        <draw:path draw:style-name="gr7" draw:text-style-name="P6" draw:layer="layout" svg:width="0.317cm" svg:height="0.318cm" svg:x="6.396cm" svg:y="9.675cm" svg:viewBox="0 0 318 319" svg:d="M159 319c43 0 84-18 113-47 29-31 46-70 46-113 0-41-17-83-46-112-29-30-70-47-113-47-42 0-84 17-113 47-31 29-46 71-46 112 0 43 15 82 46 113 29 29 71 47 113 47z">
          <text:p/>
        </draw:path>
        <draw:path draw:style-name="gr7" draw:text-style-name="P6" draw:layer="layout" svg:width="0.318cm" svg:height="0.318cm" svg:x="7.201cm" svg:y="9.675cm" svg:viewBox="0 0 319 319" svg:d="M159 319c41 0 81-18 112-47 31-31 48-70 48-113 0-41-17-83-48-112-31-30-71-47-112-47-43 0-84 17-113 47-29 29-46 71-46 112 0 43 17 82 46 113 29 29 70 47 113 47z">
          <text:p/>
        </draw:path>
        <draw:path draw:style-name="gr7" draw:text-style-name="P6" draw:layer="layout" svg:width="0.318cm" svg:height="0.32cm" svg:x="8.006cm" svg:y="9.675cm" svg:viewBox="0 0 319 321" svg:d="M162 321c41 0 82-18 111-49 31-29 46-69 46-112 0-41-15-81-46-112-29-31-70-48-111-48-43 0-86 17-116 48-28 31-46 71-46 112 0 43 18 83 46 112 30 31 73 49 116 49z">
          <text:p/>
        </draw:path>
        <draw:path draw:style-name="gr7" draw:text-style-name="P6" draw:layer="layout" svg:width="0.318cm" svg:height="0.32cm" svg:x="8.812cm" svg:y="9.675cm" svg:viewBox="0 0 319 321" svg:d="M158 321c43 0 84-18 114-49 31-29 47-69 47-112 0-41-16-82-47-112-30-31-71-48-114-48-41 0-81 17-112 48-29 30-46 71-46 112 0 43 17 83 46 112 31 31 71 49 112 49z">
          <text:p/>
        </draw:path>
        <draw:path draw:style-name="gr7" draw:text-style-name="P6" draw:layer="layout" svg:width="0.318cm" svg:height="0.318cm" svg:x="9.617cm" svg:y="9.675cm" svg:viewBox="0 0 319 319" svg:d="M162 319c41 0 81-17 111-48 31-29 46-69 46-112 0-41-15-82-46-113-30-29-70-46-111-46-43 0-83 17-116 46-29 31-46 72-46 113 0 43 17 83 46 112 33 31 73 48 116 48z">
          <text:p/>
        </draw:path>
        <draw:path draw:style-name="gr7" draw:text-style-name="P6" draw:layer="layout" svg:width="0.319cm" svg:height="0.318cm" svg:x="10.423cm" svg:y="9.675cm" svg:viewBox="0 0 320 319" svg:d="M158 319c43 0 85-17 116-48 29-29 46-69 46-112 0-41-17-82-46-113-31-29-73-46-116-46-41 0-81 17-112 46-30 31-46 72-46 113 0 43 16 83 46 112 31 31 71 48 112 48z">
          <text:p/>
        </draw:path>
        <draw:path draw:style-name="gr7" draw:text-style-name="P6" draw:layer="layout" svg:width="0.32cm" svg:height="0.318cm" svg:x="11.228cm" svg:y="9.675cm" svg:viewBox="0 0 321 319" svg:d="M162 319c41 0 81-17 112-48 30-29 47-69 47-112 0-42-17-82-47-113-31-29-71-46-112-46-43 0-85 17-113 46-32 31-49 71-49 113 0 43 17 83 49 112 28 31 70 48 113 48z">
          <text:p/>
        </draw:path>
        <draw:path draw:style-name="gr7" draw:text-style-name="P6" draw:layer="layout" svg:width="0.318cm" svg:height="0.318cm" svg:x="12.035cm" svg:y="9.675cm" svg:viewBox="0 0 319 319" svg:d="M159 319c44 0 83-19 114-48 29-29 46-69 46-113 0-41-17-81-46-112-31-29-70-46-114-46-43 0-83 17-113 46-30 31-46 71-46 112 0 44 16 84 46 113s70 48 113 48z">
          <text:p/>
        </draw:path>
        <draw:path draw:style-name="gr7" draw:text-style-name="P6" draw:layer="layout" svg:width="0.318cm" svg:height="0.318cm" svg:x="12.84cm" svg:y="9.675cm" svg:viewBox="0 0 319 319" svg:d="M160 319c41 0 82-18 111-47 31-29 48-70 48-113 0-41-17-81-48-112-29-30-70-47-111-47-43 0-83 17-112 47-32 31-48 71-48 112 0 43 16 84 48 113 29 29 69 47 112 47z">
          <text:p/>
        </draw:path>
        <draw:polyline draw:style-name="gr8" draw:text-style-name="P2" draw:layer="layout" svg:width="9.669cm" svg:height="2.407cm" svg:x="3.331cm" svg:y="1.781cm" svg:viewBox="0 0 9670 2408" draw:points="0,0 807,1789 1614,2255 2419,2029 3224,2408 4030,2033 4837,2059 5641,1714 6448,1636 7253,1916 8059,1737 8864,1885 9670,1784">
          <text:p/>
        </draw:polyline>
        <draw:path draw:style-name="gr9" draw:text-style-name="P7" draw:layer="layout" svg:width="0.32cm" svg:height="0.32cm" svg:x="3.172cm" svg:y="1.622cm" svg:viewBox="0 0 321 321" svg:d="M0 321l321-321zM0 0l321 321z">
          <text:p/>
        </draw:path>
        <draw:line draw:style-name="gr10" draw:text-style-name="P2" draw:layer="layout" svg:x1="3.172cm" svg:y1="1.943cm" svg:x2="3.493cm" svg:y2="1.622cm">
          <text:p/>
        </draw:line>
        <draw:line draw:style-name="gr10" draw:text-style-name="P2" draw:layer="layout" svg:x1="3.172cm" svg:y1="1.622cm" svg:x2="3.493cm" svg:y2="1.943cm">
          <text:p/>
        </draw:line>
        <draw:path draw:style-name="gr9" draw:text-style-name="P7" draw:layer="layout" svg:width="0.318cm" svg:height="0.319cm" svg:x="3.979cm" svg:y="3.412cm" svg:viewBox="0 0 319 320" svg:d="M0 320l319-320zM0 0l319 320z">
          <text:p/>
        </draw:path>
        <draw:line draw:style-name="gr10" draw:text-style-name="P2" draw:layer="layout" svg:x1="3.979cm" svg:y1="3.732cm" svg:x2="4.298cm" svg:y2="3.412cm">
          <text:p/>
        </draw:line>
        <draw:line draw:style-name="gr10" draw:text-style-name="P2" draw:layer="layout" svg:x1="3.979cm" svg:y1="3.412cm" svg:x2="4.298cm" svg:y2="3.732cm">
          <text:p/>
        </draw:line>
        <draw:path draw:style-name="gr9" draw:text-style-name="P7" draw:layer="layout" svg:width="0.32cm" svg:height="0.318cm" svg:x="4.783cm" svg:y="3.875cm" svg:viewBox="0 0 321 319" svg:d="M0 319l321-319zM0 0l321 319z">
          <text:p/>
        </draw:path>
        <draw:line draw:style-name="gr10" draw:text-style-name="P2" draw:layer="layout" svg:x1="4.783cm" svg:y1="4.194cm" svg:x2="5.104cm" svg:y2="3.875cm">
          <text:p/>
        </draw:line>
        <draw:line draw:style-name="gr10" draw:text-style-name="P2" draw:layer="layout" svg:x1="4.783cm" svg:y1="3.875cm" svg:x2="5.104cm" svg:y2="4.194cm">
          <text:p/>
        </draw:line>
        <draw:path draw:style-name="gr9" draw:text-style-name="P7" draw:layer="layout" svg:width="0.318cm" svg:height="0.317cm" svg:x="5.59cm" svg:y="3.651cm" svg:viewBox="0 0 319 318" svg:d="M0 318l319-318zM0 0l319 318z">
          <text:p/>
        </draw:path>
        <draw:line draw:style-name="gr10" draw:text-style-name="P2" draw:layer="layout" svg:x1="5.59cm" svg:y1="3.969cm" svg:x2="5.909cm" svg:y2="3.651cm">
          <text:p/>
        </draw:line>
        <draw:line draw:style-name="gr10" draw:text-style-name="P2" draw:layer="layout" svg:x1="5.59cm" svg:y1="3.651cm" svg:x2="5.909cm" svg:y2="3.969cm">
          <text:p/>
        </draw:line>
        <draw:path draw:style-name="gr9" draw:text-style-name="P7" draw:layer="layout" svg:width="0.317cm" svg:height="0.318cm" svg:x="6.396cm" svg:y="4.028cm" svg:viewBox="0 0 318 319" svg:d="M0 319l318-319zM0 0l318 319z">
          <text:p/>
        </draw:path>
        <draw:line draw:style-name="gr10" draw:text-style-name="P2" draw:layer="layout" svg:x1="6.396cm" svg:y1="4.347cm" svg:x2="6.714cm" svg:y2="4.028cm">
          <text:p/>
        </draw:line>
        <draw:line draw:style-name="gr10" draw:text-style-name="P2" draw:layer="layout" svg:x1="6.396cm" svg:y1="4.028cm" svg:x2="6.714cm" svg:y2="4.347cm">
          <text:p/>
        </draw:line>
        <draw:path draw:style-name="gr9" draw:text-style-name="P7" draw:layer="layout" svg:width="0.318cm" svg:height="0.318cm" svg:x="7.201cm" svg:y="3.654cm" svg:viewBox="0 0 319 319" svg:d="M0 319l319-319zM0 0l319 319z">
          <text:p/>
        </draw:path>
        <draw:line draw:style-name="gr10" draw:text-style-name="P2" draw:layer="layout" svg:x1="7.201cm" svg:y1="3.973cm" svg:x2="7.52cm" svg:y2="3.654cm">
          <text:p/>
        </draw:line>
        <draw:line draw:style-name="gr10" draw:text-style-name="P2" draw:layer="layout" svg:x1="7.201cm" svg:y1="3.654cm" svg:x2="7.52cm" svg:y2="3.973cm">
          <text:p/>
        </draw:line>
        <draw:path draw:style-name="gr9" draw:text-style-name="P7" draw:layer="layout" svg:width="0.318cm" svg:height="0.318cm" svg:x="8.006cm" svg:y="3.68cm" svg:viewBox="0 0 319 319" svg:d="M0 319l319-319zM0 0l319 319z">
          <text:p/>
        </draw:path>
        <draw:line draw:style-name="gr10" draw:text-style-name="P2" draw:layer="layout" svg:x1="8.006cm" svg:y1="3.999cm" svg:x2="8.325cm" svg:y2="3.68cm">
          <text:p/>
        </draw:line>
        <draw:line draw:style-name="gr10" draw:text-style-name="P2" draw:layer="layout" svg:x1="8.006cm" svg:y1="3.68cm" svg:x2="8.325cm" svg:y2="3.999cm">
          <text:p/>
        </draw:line>
        <draw:path draw:style-name="gr9" draw:text-style-name="P7" draw:layer="layout" svg:width="0.318cm" svg:height="0.318cm" svg:x="8.812cm" svg:y="3.336cm" svg:viewBox="0 0 319 319" svg:d="M0 319l319-319zM0 0l319 319z">
          <text:p/>
        </draw:path>
        <draw:line draw:style-name="gr10" draw:text-style-name="P2" draw:layer="layout" svg:x1="8.812cm" svg:y1="3.655cm" svg:x2="9.131cm" svg:y2="3.336cm">
          <text:p/>
        </draw:line>
        <draw:line draw:style-name="gr10" draw:text-style-name="P2" draw:layer="layout" svg:x1="8.812cm" svg:y1="3.336cm" svg:x2="9.131cm" svg:y2="3.655cm">
          <text:p/>
        </draw:line>
        <draw:path draw:style-name="gr9" draw:text-style-name="P7" draw:layer="layout" svg:width="0.318cm" svg:height="0.318cm" svg:x="9.617cm" svg:y="3.258cm" svg:viewBox="0 0 319 319" svg:d="M0 319l319-319zM0 0l319 319z">
          <text:p/>
        </draw:path>
        <draw:line draw:style-name="gr10" draw:text-style-name="P2" draw:layer="layout" svg:x1="9.617cm" svg:y1="3.577cm" svg:x2="9.936cm" svg:y2="3.258cm">
          <text:p/>
        </draw:line>
        <draw:line draw:style-name="gr10" draw:text-style-name="P2" draw:layer="layout" svg:x1="9.617cm" svg:y1="3.258cm" svg:x2="9.936cm" svg:y2="3.577cm">
          <text:p/>
        </draw:line>
        <draw:path draw:style-name="gr9" draw:text-style-name="P7" draw:layer="layout" svg:width="0.319cm" svg:height="0.319cm" svg:x="10.423cm" svg:y="3.536cm" svg:viewBox="0 0 320 320" svg:d="M0 320l320-320zM0 0l320 320z">
          <text:p/>
        </draw:path>
        <draw:line draw:style-name="gr10" draw:text-style-name="P2" draw:layer="layout" svg:x1="10.423cm" svg:y1="3.856cm" svg:x2="10.743cm" svg:y2="3.536cm">
          <text:p/>
        </draw:line>
        <draw:line draw:style-name="gr10" draw:text-style-name="P2" draw:layer="layout" svg:x1="10.423cm" svg:y1="3.536cm" svg:x2="10.743cm" svg:y2="3.856cm">
          <text:p/>
        </draw:line>
        <draw:path draw:style-name="gr9" draw:text-style-name="P7" draw:layer="layout" svg:width="0.32cm" svg:height="0.319cm" svg:x="11.228cm" svg:y="3.36cm" svg:viewBox="0 0 321 320" svg:d="M0 320l321-320zM0 0l321 320z">
          <text:p/>
        </draw:path>
        <draw:line draw:style-name="gr10" draw:text-style-name="P2" draw:layer="layout" svg:x1="11.228cm" svg:y1="3.68cm" svg:x2="11.549cm" svg:y2="3.36cm">
          <text:p/>
        </draw:line>
        <draw:line draw:style-name="gr10" draw:text-style-name="P2" draw:layer="layout" svg:x1="11.228cm" svg:y1="3.36cm" svg:x2="11.549cm" svg:y2="3.68cm">
          <text:p/>
        </draw:line>
        <draw:path draw:style-name="gr9" draw:text-style-name="P7" draw:layer="layout" svg:width="0.318cm" svg:height="0.32cm" svg:x="12.035cm" svg:y="3.504cm" svg:viewBox="0 0 319 321" svg:d="M0 321l319-321zM0 0l319 321z">
          <text:p/>
        </draw:path>
        <draw:line draw:style-name="gr10" draw:text-style-name="P2" draw:layer="layout" svg:x1="12.035cm" svg:y1="3.825cm" svg:x2="12.354cm" svg:y2="3.504cm">
          <text:p/>
        </draw:line>
        <draw:line draw:style-name="gr10" draw:text-style-name="P2" draw:layer="layout" svg:x1="12.035cm" svg:y1="3.504cm" svg:x2="12.354cm" svg:y2="3.825cm">
          <text:p/>
        </draw:line>
        <draw:path draw:style-name="gr9" draw:text-style-name="P7" draw:layer="layout" svg:width="0.318cm" svg:height="0.32cm" svg:x="12.84cm" svg:y="3.406cm" svg:viewBox="0 0 319 321" svg:d="M0 321l319-321zM0 0l319 321z">
          <text:p/>
        </draw:path>
        <draw:line draw:style-name="gr10" draw:text-style-name="P2" draw:layer="layout" svg:x1="12.84cm" svg:y1="3.727cm" svg:x2="13.159cm" svg:y2="3.406cm">
          <text:p/>
        </draw:line>
        <draw:line draw:style-name="gr10" draw:text-style-name="P2" draw:layer="layout" svg:x1="12.84cm" svg:y1="3.406cm" svg:x2="13.159cm" svg:y2="3.727cm">
          <text:p/>
        </draw:line>
        <draw:polyline draw:style-name="gr11" draw:text-style-name="P2" draw:layer="layout" svg:width="9.669cm" svg:height="0.005cm" svg:x="3.331cm" svg:y="9.819cm" svg:viewBox="0 0 9670 6" draw:points="0,3 807,0 1614,0 2419,2 3224,3 4030,6 4837,2 5641,3 6448,3 7253,3 8059,3 8864,3 9670,3">
          <text:p/>
        </draw:polyline>
        <draw:polygon draw:style-name="gr12" draw:text-style-name="P8" draw:layer="layout" svg:width="0.32cm" svg:height="0.318cm" svg:x="3.172cm" svg:y="9.663cm" svg:viewBox="0 0 321 319" draw:points="161,0 0,319 321,319">
          <text:p/>
        </draw:polygon>
        <draw:polygon draw:style-name="gr12" draw:text-style-name="P8" draw:layer="layout" svg:width="0.318cm" svg:height="0.318cm" svg:x="3.979cm" svg:y="9.66cm" svg:viewBox="0 0 319 319" draw:points="159,0 0,319 319,319">
          <text:p/>
        </draw:polygon>
        <draw:polygon draw:style-name="gr12" draw:text-style-name="P8" draw:layer="layout" svg:width="0.32cm" svg:height="0.318cm" svg:x="4.783cm" svg:y="9.66cm" svg:viewBox="0 0 321 319" draw:points="161,0 0,319 321,319">
          <text:p/>
        </draw:polygon>
        <draw:polygon draw:style-name="gr12" draw:text-style-name="P8" draw:layer="layout" svg:width="0.318cm" svg:height="0.32cm" svg:x="5.59cm" svg:y="9.661cm" svg:viewBox="0 0 319 321" draw:points="159,0 0,321 319,321">
          <text:p/>
        </draw:polygon>
        <draw:polygon draw:style-name="gr12" draw:text-style-name="P8" draw:layer="layout" svg:width="0.317cm" svg:height="0.318cm" svg:x="6.396cm" svg:y="9.663cm" svg:viewBox="0 0 318 319" draw:points="159,0 0,319 318,319">
          <text:p/>
        </draw:polygon>
        <draw:polygon draw:style-name="gr12" draw:text-style-name="P8" draw:layer="layout" svg:width="0.318cm" svg:height="0.32cm" svg:x="7.201cm" svg:y="9.663cm" svg:viewBox="0 0 319 321" draw:points="159,0 0,321 319,321">
          <text:p/>
        </draw:polygon>
        <draw:polygon draw:style-name="gr12" draw:text-style-name="P8" draw:layer="layout" svg:width="0.318cm" svg:height="0.32cm" svg:x="8.006cm" svg:y="9.661cm" svg:viewBox="0 0 319 321" draw:points="162,0 0,321 319,321">
          <text:p/>
        </draw:polygon>
        <draw:polygon draw:style-name="gr12" draw:text-style-name="P8" draw:layer="layout" svg:width="0.318cm" svg:height="0.318cm" svg:x="8.812cm" svg:y="9.663cm" svg:viewBox="0 0 319 319" draw:points="158,0 0,319 319,319">
          <text:p/>
        </draw:polygon>
        <draw:polygon draw:style-name="gr12" draw:text-style-name="P8" draw:layer="layout" svg:width="0.318cm" svg:height="0.318cm" svg:x="9.617cm" svg:y="9.663cm" svg:viewBox="0 0 319 319" draw:points="162,0 0,319 319,319">
          <text:p/>
        </draw:polygon>
        <draw:polygon draw:style-name="gr12" draw:text-style-name="P8" draw:layer="layout" svg:width="0.319cm" svg:height="0.318cm" svg:x="10.423cm" svg:y="9.663cm" svg:viewBox="0 0 320 319" draw:points="158,0 0,319 320,319">
          <text:p/>
        </draw:polygon>
        <draw:polygon draw:style-name="gr12" draw:text-style-name="P8" draw:layer="layout" svg:width="0.32cm" svg:height="0.318cm" svg:x="11.228cm" svg:y="9.663cm" svg:viewBox="0 0 321 319" draw:points="162,0 0,319 321,319">
          <text:p/>
        </draw:polygon>
        <draw:polygon draw:style-name="gr12" draw:text-style-name="P8" draw:layer="layout" svg:width="0.318cm" svg:height="0.318cm" svg:x="12.035cm" svg:y="9.663cm" svg:viewBox="0 0 319 319" draw:points="159,0 0,319 319,319">
          <text:p/>
        </draw:polygon>
        <draw:polygon draw:style-name="gr12" draw:text-style-name="P8" draw:layer="layout" svg:width="0.318cm" svg:height="0.318cm" svg:x="12.84cm" svg:y="9.663cm" svg:viewBox="0 0 319 319" draw:points="160,0 0,319 319,319">
          <text:p/>
        </draw:polygon>
        <draw:line draw:style-name="gr13" draw:text-style-name="P2" draw:layer="layout" svg:x1="2.848cm" svg:y1="10.237cm" svg:x2="2.848cm" svg:y2="1.379cm">
          <text:p/>
        </draw:line>
        <draw:line draw:style-name="gr13" draw:text-style-name="P2" draw:layer="layout" svg:x1="13.482cm" svg:y1="10.237cm" svg:x2="13.482cm" svg:y2="1.379cm">
          <text:p/>
        </draw:line>
        <draw:line draw:style-name="gr13" draw:text-style-name="P2" draw:layer="layout" svg:x1="2.848cm" svg:y1="10.237cm" svg:x2="13.482cm" svg:y2="10.237cm">
          <text:p/>
        </draw:line>
        <draw:line draw:style-name="gr13" draw:text-style-name="P2" draw:layer="layout" svg:x1="2.848cm" svg:y1="1.379cm" svg:x2="13.482cm" svg:y2="1.379cm">
          <text:p/>
        </draw:line>
        <draw:frame draw:style-name="gr4" draw:text-style-name="P4" draw:layer="layout" svg:width="0.967cm" svg:height="0.649cm" svg:x="1.437cm" svg:y="1.101cm">
          <draw:text-box>
            <text:p text:style-name="P3"><text:span text:style-name="T1">400</text:span></text:p>
          </draw:text-box>
        </draw:frame>
        <draw:polyline draw:style-name="gr6" draw:text-style-name="P2" draw:layer="layout" svg:width="1.165cm" svg:height="0cm" svg:x="6.604cm" svg:y="4.909cm" svg:viewBox="0 0 1166 0" draw:points="0,0 583,0 1166,0">
          <text:p/>
        </draw:polyline>
        <draw:path draw:style-name="gr7" draw:text-style-name="P6" draw:layer="layout" svg:width="0.318cm" svg:height="0.32cm" svg:x="7.028cm" svg:y="4.75cm" svg:viewBox="0 0 319 321" svg:d="M162 321c41 0 81-17 111-48 31-29 46-69 46-114 0-41-15-83-46-112-30-29-70-47-111-47-43 0-85 18-116 47-29 29-46 71-46 112 0 45 17 85 46 114 31 31 73 48 116 48z">
          <text:p/>
        </draw:path>
        <draw:frame draw:style-name="gr5" draw:text-style-name="P5" draw:layer="layout" svg:width="1.657cm" svg:height="0.712cm" draw:transform="rotate (1.5707963267949) translate (0.591cm 6.639cm)">
          <draw:text-box>
            <text:p text:style-name="P3"><text:span text:style-name="T2">Score</text:span></text:p>
          </draw:text-box>
        </draw:frame>
        <draw:polyline draw:style-name="gr8" draw:text-style-name="P2" draw:layer="layout" svg:width="1.165cm" svg:height="0cm" svg:x="6.604cm" svg:y="5.76cm" svg:viewBox="0 0 1166 0" draw:points="0,0 583,0 1166,0">
          <text:p/>
        </draw:polyline>
        <draw:path draw:style-name="gr9" draw:text-style-name="P7" draw:layer="layout" svg:width="0.318cm" svg:height="0.318cm" svg:x="7.028cm" svg:y="5.601cm" svg:viewBox="0 0 319 319" svg:d="M0 319l319-319zM0 0l319 319z">
          <text:p/>
        </draw:path>
        <draw:line draw:style-name="gr10" draw:text-style-name="P2" draw:layer="layout" svg:x1="7.028cm" svg:y1="5.92cm" svg:x2="7.347cm" svg:y2="5.601cm">
          <text:p/>
        </draw:line>
        <draw:line draw:style-name="gr10" draw:text-style-name="P2" draw:layer="layout" svg:x1="7.028cm" svg:y1="5.601cm" svg:x2="7.347cm" svg:y2="5.92cm">
          <text:p/>
        </draw:line>
        <draw:frame draw:style-name="gr5" draw:text-style-name="P10" draw:layer="layout" svg:width="6.149cm" svg:height="0.634cm" svg:x="2.849cm" svg:y="0.595cm">
          <draw:text-box>
            <text:p text:style-name="P9"><text:span text:style-name="T3">A) Cluster Validation Scores</text:span></text:p>
          </draw:text-box>
        </draw:frame>
        <draw:polyline draw:style-name="gr11" draw:text-style-name="P2" draw:layer="layout" svg:width="1.165cm" svg:height="0cm" svg:x="6.604cm" svg:y="6.609cm" svg:viewBox="0 0 1166 0" draw:points="0,0 583,0 1166,0">
          <text:p/>
        </draw:polyline>
        <draw:polygon draw:style-name="gr12" draw:text-style-name="P8" draw:layer="layout" svg:width="0.318cm" svg:height="0.319cm" svg:x="7.028cm" svg:y="6.451cm" svg:viewBox="0 0 319 320" draw:points="162,0 0,320 319,320">
          <text:p/>
        </draw:polygon>
        <draw:frame draw:style-name="gr4" draw:text-style-name="P4" draw:layer="layout" svg:width="2.58cm" svg:height="0.649cm" svg:x="8.236cm" svg:y="4.585cm">
          <draw:text-box>
            <text:p text:style-name="P3"><text:span text:style-name="T1">Silhouette</text:span></text:p>
          </draw:text-box>
        </draw:frame>
        <draw:polygon draw:style-name="gr1" draw:text-style-name="P1" draw:layer="layout" svg:width="10.634cm" svg:height="8.859cm" svg:x="16.752cm" svg:y="1.379cm" svg:viewBox="0 0 10635 8860" draw:points="0,8860 10635,8860 10635,0 0,0">
          <text:p/>
        </draw:polygon>
        <draw:frame draw:style-name="gr4" draw:text-style-name="P4" draw:layer="layout" svg:width="4.705cm" svg:height="0.649cm" svg:x="8.236cm" svg:y="5.435cm">
          <draw:text-box>
            <text:p text:style-name="P3"><text:span text:style-name="T1">Calinski-Harabasz</text:span></text:p>
          </draw:text-box>
        </draw:frame>
        <draw:line draw:style-name="gr14" draw:text-style-name="P2" draw:layer="layout" svg:x1="21.006cm" svg:y1="10.237cm" svg:x2="21.006cm" svg:y2="1.379cm">
          <text:p/>
        </draw:line>
        <draw:line draw:style-name="gr14" draw:text-style-name="P2" draw:layer="layout" svg:x1="16.752cm" svg:y1="6.695cm" svg:x2="27.385cm" svg:y2="6.695cm">
          <text:p/>
        </draw:line>
        <draw:line draw:style-name="gr14" draw:text-style-name="P2" draw:layer="layout" svg:x1="16.752cm" svg:y1="4.923cm" svg:x2="27.385cm" svg:y2="4.923cm">
          <text:p/>
        </draw:line>
        <draw:polygon draw:style-name="gr1" draw:text-style-name="P1" draw:layer="layout" svg:width="10.635cm" svg:height="8.859cm" svg:x="30.656cm" svg:y="1.379cm" svg:viewBox="0 0 10636 8860" draw:points="0,8860 10636,8860 10636,0 0,0">
          <text:p/>
        </draw:polygon>
        <draw:line draw:style-name="gr14" draw:text-style-name="P2" draw:layer="layout" svg:x1="33.054cm" svg:y1="10.237cm" svg:x2="33.054cm" svg:y2="1.379cm">
          <text:p/>
        </draw:line>
        <draw:line draw:style-name="gr3" draw:text-style-name="P2" draw:layer="layout" svg:x1="33.054cm" svg:y1="10.237cm" svg:x2="33.054cm" svg:y2="10.555cm">
          <text:p/>
        </draw:line>
        <draw:polygon draw:style-name="gr15" draw:text-style-name="P11" draw:layer="layout" svg:width="0.284cm" svg:height="0.043cm" svg:x="32.589cm" svg:y="10.898cm" svg:viewBox="0 0 285 44" draw:points="0,44 0,0 285,0 285,44">
          <text:p/>
        </draw:polygon>
        <draw:line draw:style-name="gr14" draw:text-style-name="P2" draw:layer="layout" svg:x1="35.874cm" svg:y1="10.237cm" svg:x2="35.874cm" svg:y2="1.379cm">
          <text:p/>
        </draw:line>
        <draw:line draw:style-name="gr3" draw:text-style-name="P2" draw:layer="layout" svg:x1="35.874cm" svg:y1="10.237cm" svg:x2="35.874cm" svg:y2="10.555cm">
          <text:p/>
        </draw:line>
        <draw:frame draw:style-name="gr4" draw:text-style-name="P4" draw:layer="layout" svg:width="3.901cm" svg:height="0.649cm" svg:x="8.236cm" svg:y="6.285cm">
          <draw:text-box>
            <text:p text:style-name="P3"><text:span text:style-name="T1">Davies-Bouldin</text:span></text:p>
          </draw:text-box>
        </draw:frame>
        <draw:line draw:style-name="gr14" draw:text-style-name="P2" draw:layer="layout" svg:x1="38.695cm" svg:y1="10.237cm" svg:x2="38.695cm" svg:y2="1.379cm">
          <text:p/>
        </draw:line>
        <draw:line draw:style-name="gr3" draw:text-style-name="P2" draw:layer="layout" svg:x1="38.695cm" svg:y1="10.237cm" svg:x2="38.695cm" svg:y2="10.555cm">
          <text:p/>
        </draw:line>
        <draw:frame draw:style-name="gr4" draw:text-style-name="P4" draw:layer="layout" svg:width="0.645cm" svg:height="0.649cm" svg:x="32.902cm" svg:y="10.585cm">
          <draw:text-box>
            <text:p text:style-name="P3"><text:span text:style-name="T1">20</text:span></text:p>
          </draw:text-box>
        </draw:frame>
        <draw:frame draw:style-name="gr4" draw:text-style-name="P4" draw:layer="layout" svg:width="0.581cm" svg:height="0.649cm" svg:x="35.714cm" svg:y="10.585cm">
          <draw:text-box>
            <text:p text:style-name="P3"><text:span text:style-name="T1">0</text:span></text:p>
          </draw:text-box>
        </draw:frame>
        <draw:line draw:style-name="gr14" draw:text-style-name="P2" draw:layer="layout" svg:x1="30.656cm" svg:y1="9.052cm" svg:x2="41.289cm" svg:y2="9.052cm">
          <text:p/>
        </draw:line>
        <draw:line draw:style-name="gr3" draw:text-style-name="P2" draw:layer="layout" svg:x1="30.656cm" svg:y1="9.052cm" svg:x2="30.338cm" svg:y2="9.052cm">
          <text:p/>
        </draw:line>
        <draw:frame draw:style-name="gr4" draw:text-style-name="P4" draw:layer="layout" svg:width="0.645cm" svg:height="0.649cm" svg:x="38.373cm" svg:y="10.585cm">
          <draw:text-box>
            <text:p text:style-name="P3"><text:span text:style-name="T1">20</text:span></text:p>
          </draw:text-box>
        </draw:frame>
        <draw:polygon draw:style-name="gr15" draw:text-style-name="P11" draw:layer="layout" svg:width="0.283cm" svg:height="0.041cm" svg:x="29.256cm" svg:y="9.056cm" svg:viewBox="0 0 284 42" draw:points="0,42 0,0 284,0 284,42">
          <text:p/>
        </draw:polygon>
        <draw:line draw:style-name="gr14" draw:text-style-name="P2" draw:layer="layout" svg:x1="30.656cm" svg:y1="7.034cm" svg:x2="41.289cm" svg:y2="7.034cm">
          <text:p/>
        </draw:line>
        <draw:line draw:style-name="gr3" draw:text-style-name="P2" draw:layer="layout" svg:x1="30.656cm" svg:y1="7.034cm" svg:x2="30.338cm" svg:y2="7.034cm">
          <text:p/>
        </draw:line>
        <draw:frame draw:style-name="gr5" draw:text-style-name="P5" draw:layer="layout" svg:width="1.835cm" svg:height="0.712cm" svg:x="35.056cm" svg:y="11.266cm">
          <draw:text-box>
            <text:p text:style-name="P3"><text:span text:style-name="T2">tSNE1</text:span></text:p>
          </draw:text-box>
        </draw:frame>
        <draw:polygon draw:style-name="gr15" draw:text-style-name="P11" draw:layer="layout" svg:width="0.283cm" svg:height="0.043cm" svg:x="29.256cm" svg:y="7.037cm" svg:viewBox="0 0 284 44" draw:points="0,44 0,0 284,0 284,44">
          <text:p/>
        </draw:polygon>
        <draw:line draw:style-name="gr14" draw:text-style-name="P2" draw:layer="layout" svg:x1="30.656cm" svg:y1="5.016cm" svg:x2="41.289cm" svg:y2="5.016cm">
          <text:p/>
        </draw:line>
        <draw:line draw:style-name="gr3" draw:text-style-name="P2" draw:layer="layout" svg:x1="30.656cm" svg:y1="5.016cm" svg:x2="30.338cm" svg:y2="5.016cm">
          <text:p/>
        </draw:line>
        <draw:frame draw:style-name="gr4" draw:text-style-name="P4" draw:layer="layout" svg:width="0.645cm" svg:height="0.649cm" svg:x="29.568cm" svg:y="8.742cm">
          <draw:text-box>
            <text:p text:style-name="P3"><text:span text:style-name="T1">20</text:span></text:p>
          </draw:text-box>
        </draw:frame>
        <draw:line draw:style-name="gr14" draw:text-style-name="P2" draw:layer="layout" svg:x1="30.656cm" svg:y1="2.996cm" svg:x2="41.289cm" svg:y2="2.996cm">
          <text:p/>
        </draw:line>
        <draw:line draw:style-name="gr3" draw:text-style-name="P2" draw:layer="layout" svg:x1="30.656cm" svg:y1="2.996cm" svg:x2="30.338cm" svg:y2="2.996cm">
          <text:p/>
        </draw:line>
        <draw:frame draw:style-name="gr4" draw:text-style-name="P4" draw:layer="layout" svg:width="0.645cm" svg:height="0.649cm" svg:x="29.568cm" svg:y="6.723cm">
          <draw:text-box>
            <text:p text:style-name="P3"><text:span text:style-name="T1">10</text:span></text:p>
          </draw:text-box>
        </draw:frame>
        <draw:frame draw:style-name="gr4" draw:text-style-name="P4" draw:layer="layout" svg:width="0.581cm" svg:height="0.649cm" svg:x="29.892cm" svg:y="4.705cm">
          <draw:text-box>
            <text:p text:style-name="P3"><text:span text:style-name="T1">0</text:span></text:p>
          </draw:text-box>
        </draw:frame>
        <draw:path draw:style-name="gr16" draw:text-style-name="P6" draw:layer="layout" svg:width="0.223cm" svg:height="0.223cm" svg:x="40.628cm" svg:y="3.824cm" svg:viewBox="0 0 224 224" svg:d="M113 224c29 0 58-12 78-33 21-20 33-49 33-78s-12-61-33-81c-20-21-49-32-78-32s-61 11-81 32c-21 20-32 52-32 81s11 58 32 78c20 21 52 33 81 33z">
          <text:p/>
        </draw:path>
        <draw:path draw:style-name="gr16" draw:text-style-name="P6" draw:layer="layout" svg:width="0.224cm" svg:height="0.223cm" svg:x="39.223cm" svg:y="5.757cm" svg:viewBox="0 0 225 224" svg:d="M113 224c31 0 58-12 80-32 21-22 32-52 32-82 0-28-11-57-32-77-22-21-49-33-80-33-30 0-59 12-79 33-21 20-34 49-34 77 0 30 13 60 34 82 20 20 49 32 79 32z">
          <text:p/>
        </draw:path>
        <draw:path draw:style-name="gr16" draw:text-style-name="P6" draw:layer="layout" svg:width="0.224cm" svg:height="0.223cm" svg:x="38.983cm" svg:y="4.251cm" svg:viewBox="0 0 225 224" svg:d="M111 224c31 0 60-10 80-32 21-21 34-49 34-78 0-33-13-61-34-82-20-20-49-32-80-32-30 0-59 12-79 32-21 21-32 49-32 82 0 29 11 57 32 78 20 22 49 32 79 32z">
          <text:p/>
        </draw:path>
        <draw:path draw:style-name="gr16" draw:text-style-name="P6" draw:layer="layout" svg:width="0.225cm" svg:height="0.225cm" svg:x="39.777cm" svg:y="4.67cm" svg:viewBox="0 0 226 226" svg:d="M112 226c31 0 58-12 80-34 22-21 34-50 34-80 0-31-12-58-34-80-22-21-49-32-80-32-29 0-58 11-78 32-23 22-34 49-34 80 0 30 11 59 34 80 20 22 49 34 78 34z">
          <text:p/>
        </draw:path>
        <draw:path draw:style-name="gr16" draw:text-style-name="P6" draw:layer="layout" svg:width="0.223cm" svg:height="0.224cm" svg:x="37.955cm" svg:y="3.969cm" svg:viewBox="0 0 224 225" svg:d="M114 225c29 0 57-11 78-32 22-21 32-52 32-81s-10-58-32-78c-21-21-49-34-78-34-30 0-61 13-82 34-20 20-32 49-32 78s12 60 32 81c21 21 52 32 82 32z">
          <text:p/>
        </draw:path>
        <draw:path draw:style-name="gr16" draw:text-style-name="P6" draw:layer="layout" svg:width="0.223cm" svg:height="0.223cm" svg:x="37.577cm" svg:y="3.065cm" svg:viewBox="0 0 224 224" svg:d="M110 224c31 0 58-10 80-32 21-21 34-51 34-80 0-31-13-58-34-80-22-21-49-32-80-32-29 0-58 11-78 32-20 22-32 49-32 80 0 29 12 59 32 80 20 22 49 32 78 32z">
          <text:p/>
        </draw:path>
        <draw:path draw:style-name="gr16" draw:text-style-name="P6" draw:layer="layout" svg:width="0.225cm" svg:height="0.224cm" svg:x="38.758cm" svg:y="4.477cm" svg:viewBox="0 0 226 225" svg:d="M113 225c29 0 60-11 81-32 20-22 32-49 32-81 0-29-12-58-32-78-21-21-52-34-81-34-30 0-59 13-79 34-22 20-34 49-34 78 0 32 12 59 34 81 20 21 49 32 79 32z">
          <text:p/>
        </draw:path>
        <draw:path draw:style-name="gr17" draw:text-style-name="P7" draw:layer="layout" svg:width="0.225cm" svg:height="0.224cm" svg:x="33.092cm" svg:y="3.931cm" svg:viewBox="0 0 226 225" svg:d="M112 225c30 0 58-11 80-35 22-20 34-49 34-78 0-31-12-58-34-80-22-21-50-32-80-32-29 0-57 11-78 32-22 22-34 49-34 80 0 29 12 58 34 78 21 24 49 35 78 35z">
          <text:p/>
        </draw:path>
        <draw:path draw:style-name="gr17" draw:text-style-name="P7" draw:layer="layout" svg:width="0.223cm" svg:height="0.223cm" svg:x="34.465cm" svg:y="3.419cm" svg:viewBox="0 0 224 224" svg:d="M110 224c30 0 58-11 79-32 22-22 35-49 35-80 0-29-13-58-35-80-21-22-49-32-79-32-29 0-57 10-78 32-22 22-32 51-32 80 0 31 10 58 32 80 21 21 49 32 78 32z">
          <text:p/>
        </draw:path>
        <draw:path draw:style-name="gr17" draw:text-style-name="P7" draw:layer="layout" svg:width="0.225cm" svg:height="0.223cm" svg:x="34.526cm" svg:y="3.082cm" svg:viewBox="0 0 226 224" svg:d="M113 224c30 0 58-10 79-32 22-21 34-50 34-80 0-31-12-59-34-80-21-20-49-32-79-32-29 0-60 12-79 32-22 21-34 49-34 80 0 30 12 59 34 80 19 22 50 32 79 32z">
          <text:p/>
        </draw:path>
        <draw:path draw:style-name="gr16" draw:text-style-name="P6" draw:layer="layout" svg:width="0.224cm" svg:height="0.224cm" svg:x="36.81cm" svg:y="3.028cm" svg:viewBox="0 0 225 225" svg:d="M113 225c31 0 58-12 80-33 21-22 32-51 32-80s-11-58-32-78c-22-21-49-34-80-34s-58 13-80 34c-22 20-33 49-33 78s11 58 33 80c22 21 49 33 80 33z">
          <text:p/>
        </draw:path>
        <draw:path draw:style-name="gr17" draw:text-style-name="P7" draw:layer="layout" svg:width="0.223cm" svg:height="0.224cm" svg:x="34.044cm" svg:y="3.744cm" svg:viewBox="0 0 224 225" svg:d="M112 225c29 0 58-11 80-32 20-23 32-52 32-81s-12-58-32-79c-22-20-51-33-80-33-31 0-59 13-80 33-20 21-32 50-32 79s12 58 32 81c21 21 49 32 80 32z">
          <text:p/>
        </draw:path>
        <draw:path draw:style-name="gr17" draw:text-style-name="P7" draw:layer="layout" svg:width="0.225cm" svg:height="0.225cm" svg:x="34.714cm" svg:y="2.21cm" svg:viewBox="0 0 226 226" svg:d="M112 226c30 0 59-11 80-32 22-22 34-51 34-81 0-31-12-58-34-80-21-21-50-33-80-33-31 0-58 12-80 33-21 22-32 49-32 80 0 30 11 59 32 81 22 21 49 32 80 32z">
          <text:p/>
        </draw:path>
        <draw:path draw:style-name="gr17" draw:text-style-name="P7" draw:layer="layout" svg:width="0.224cm" svg:height="0.225cm" svg:x="31.597cm" svg:y="6.731cm" svg:viewBox="0 0 225 226" svg:d="M113 226c29 0 58-11 80-32 21-22 32-49 32-80 0-30-11-59-32-81-22-21-51-33-80-33-32 0-59 12-81 33-21 22-32 51-32 81 0 31 11 58 32 80 22 21 49 32 81 32z">
          <text:p/>
        </draw:path>
        <draw:path draw:style-name="gr17" draw:text-style-name="P7" draw:layer="layout" svg:width="0.225cm" svg:height="0.225cm" svg:x="33.643cm" svg:y="3.928cm" svg:viewBox="0 0 226 226" svg:d="M113 226c31 0 58-13 80-35 21-21 33-50 33-79s-12-57-33-78c-22-22-49-34-80-34-30 0-58 12-79 34-22 21-34 49-34 78s12 58 34 79c21 22 49 35 79 35z">
          <text:p/>
        </draw:path>
        <draw:path draw:style-name="gr17" draw:text-style-name="P7" draw:layer="layout" svg:width="0.223cm" svg:height="0.224cm" svg:x="35.294cm" svg:y="2.341cm" svg:viewBox="0 0 224 225" svg:d="M114 225c28 0 57-12 78-34 20-20 32-49 32-78s-12-58-32-78c-21-21-50-35-78-35-30 0-58 14-82 35-20 20-32 49-32 78s12 58 32 78c24 22 52 34 82 34z">
          <text:p/>
        </draw:path>
        <draw:path draw:style-name="gr16" draw:text-style-name="P6" draw:layer="layout" svg:width="0.223cm" svg:height="0.223cm" svg:x="36.584cm" svg:y="4.326cm" svg:viewBox="0 0 224 224" svg:d="M113 224c30 0 58-12 79-32 20-21 32-49 32-79 0-29-12-59-32-80-21-22-49-33-79-33-32 0-60 11-81 33-20 21-32 51-32 80 0 30 12 58 32 79 21 20 49 32 81 32z">
          <text:p/>
        </draw:path>
        <draw:path draw:style-name="gr17" draw:text-style-name="P7" draw:layer="layout" svg:width="0.223cm" svg:height="0.224cm" svg:x="32.932cm" svg:y="8.939cm" svg:viewBox="0 0 224 225" svg:d="M111 225c29 0 58-11 81-33 21-21 32-50 32-80 0-31-11-58-32-80-23-21-52-32-81-32s-58 11-78 32c-21 22-33 49-33 80 0 30 12 59 33 80 20 22 49 33 78 33z">
          <text:p/>
        </draw:path>
        <draw:path draw:style-name="gr16" draw:text-style-name="P6" draw:layer="layout" svg:width="0.225cm" svg:height="0.223cm" svg:x="37.612cm" svg:y="2.981cm" svg:viewBox="0 0 226 224" svg:d="M112 224c30 0 59-12 82-32 20-21 32-49 32-79 0-29-12-59-32-80-23-22-52-33-82-33-29 0-57 11-78 33-22 21-34 51-34 80 0 30 12 58 34 79 21 20 49 32 78 32z">
          <text:p/>
        </draw:path>
        <draw:path draw:style-name="gr16" draw:text-style-name="P6" draw:layer="layout" svg:width="0.225cm" svg:height="0.225cm" svg:x="39.626cm" svg:y="4.211cm" svg:viewBox="0 0 226 226" svg:d="M111 226c32 0 60-12 81-32 21-21 34-52 34-82 0-29-13-57-34-78-21-22-49-34-81-34-29 0-58 12-78 34-21 21-33 49-33 78 0 30 12 61 33 82 20 20 49 32 78 32z">
          <text:p/>
        </draw:path>
        <draw:path draw:style-name="gr16" draw:text-style-name="P6" draw:layer="layout" svg:width="0.225cm" svg:height="0.225cm" svg:x="40.694cm" svg:y="3.928cm" svg:viewBox="0 0 226 226" svg:d="M113 226c29 0 58-13 79-36 22-20 34-49 34-78s-12-57-34-78c-21-22-50-34-79-34s-58 12-78 34c-21 21-35 49-35 78s14 58 35 78c20 23 49 36 78 36z">
          <text:p/>
        </draw:path>
        <draw:path draw:style-name="gr16" draw:text-style-name="P6" draw:layer="layout" svg:width="0.223cm" svg:height="0.224cm" svg:x="37.675cm" svg:y="3.92cm" svg:viewBox="0 0 224 225" svg:d="M110 225c33 0 61-12 82-35 20-20 32-49 32-78s-12-58-32-78c-21-21-49-34-82-34-29 0-57 13-78 34-20 20-32 49-32 78s12 58 32 78c21 23 49 35 78 35z">
          <text:p/>
        </draw:path>
        <draw:path draw:style-name="gr16" draw:text-style-name="P6" draw:layer="layout" svg:width="0.225cm" svg:height="0.223cm" svg:x="38.818cm" svg:y="5.674cm" svg:viewBox="0 0 226 224" svg:d="M114 224c29 0 58-12 78-32 22-21 34-49 34-79 0-29-12-58-34-80-20-21-49-33-78-33-30 0-60 12-82 33-20 22-32 51-32 80 0 30 12 58 32 79 22 20 52 32 82 32z">
          <text:p/>
        </draw:path>
        <draw:path draw:style-name="gr16" draw:text-style-name="P6" draw:layer="layout" svg:width="0.223cm" svg:height="0.225cm" svg:x="38.896cm" svg:y="4.211cm" svg:viewBox="0 0 224 226" svg:d="M114 226c29 0 57-12 78-34 20-21 32-50 32-80 0-29-12-58-32-80-21-20-49-32-78-32-30 0-58 12-79 32-23 22-35 51-35 80 0 30 12 59 35 80 21 22 49 34 79 34z">
          <text:p/>
        </draw:path>
        <draw:path draw:style-name="gr16" draw:text-style-name="P6" draw:layer="layout" svg:width="0.224cm" svg:height="0.224cm" svg:x="38.1cm" svg:y="2.976cm" svg:viewBox="0 0 225 225" svg:d="M113 225c29 0 58-11 80-31 21-21 32-50 32-79 0-31-11-59-32-81-22-21-51-34-80-34-32 0-59 13-81 34-21 22-32 50-32 81 0 29 11 58 32 79 22 20 49 31 81 31z">
          <text:p/>
        </draw:path>
        <draw:path draw:style-name="gr16" draw:text-style-name="P6" draw:layer="layout" svg:width="0.223cm" svg:height="0.225cm" svg:x="39.031cm" svg:y="4.165cm" svg:viewBox="0 0 224 226" svg:d="M114 226c29 0 58-12 78-33 21-23 32-52 32-81s-11-58-32-78c-20-22-49-34-78-34-32 0-61 12-81 34-21 20-33 49-33 78s12 58 33 81c20 21 49 33 81 33z">
          <text:p/>
        </draw:path>
        <draw:path draw:style-name="gr16" draw:text-style-name="P6" draw:layer="layout" svg:width="0.224cm" svg:height="0.223cm" svg:x="39.113cm" svg:y="3.959cm" svg:viewBox="0 0 225 224" svg:d="M112 224c29 0 58-12 78-32 22-21 35-52 35-82 0-29-13-57-35-78-20-20-49-32-78-32s-58 12-80 32c-21 21-32 49-32 78 0 30 11 61 32 82 22 20 51 32 80 32z">
          <text:p/>
        </draw:path>
        <draw:path draw:style-name="gr16" draw:text-style-name="P6" draw:layer="layout" svg:width="0.223cm" svg:height="0.225cm" svg:x="39.58cm" svg:y="4.252cm" svg:viewBox="0 0 224 226" svg:d="M114 226c29 0 58-12 78-32 20-21 32-50 32-80 0-31-12-60-32-80-20-21-49-34-78-34-30 0-58 13-79 34-22 20-35 49-35 80 0 30 13 59 35 80 21 20 49 32 79 32z">
          <text:p/>
        </draw:path>
        <draw:path draw:style-name="gr17" draw:text-style-name="P7" draw:layer="layout" svg:width="0.225cm" svg:height="0.223cm" svg:x="33.53cm" svg:y="3.826cm" svg:viewBox="0 0 226 224" svg:d="M113 224c29 0 58-11 81-32 19-22 32-49 32-80 0-29-13-59-32-80-23-22-52-32-81-32s-58 10-78 32c-23 21-35 51-35 80 0 31 12 58 35 80 20 21 49 32 78 32z">
          <text:p/>
        </draw:path>
        <draw:path draw:style-name="gr17" draw:text-style-name="P7" draw:layer="layout" svg:width="0.223cm" svg:height="0.225cm" svg:x="33.516cm" svg:y="3.847cm" svg:viewBox="0 0 224 226" svg:d="M114 226c28 0 57-12 77-34 21-21 33-49 33-78s-12-60-33-82c-20-20-49-32-77-32-30 0-58 12-82 32-20 22-32 53-32 82s12 57 32 78c24 22 52 34 82 34z">
          <text:p/>
        </draw:path>
        <draw:path draw:style-name="gr17" draw:text-style-name="P7" draw:layer="layout" svg:width="0.225cm" svg:height="0.225cm" svg:x="32.347cm" svg:y="4.929cm" svg:viewBox="0 0 226 226" svg:d="M114 226c29 0 57-13 78-34 22-20 34-49 34-78 0-32-12-61-34-82-21-20-49-32-78-32-30 0-58 12-79 32-23 21-35 50-35 82 0 29 12 58 35 78 21 21 49 34 79 34z">
          <text:p/>
        </draw:path>
        <draw:path draw:style-name="gr16" draw:text-style-name="P6" draw:layer="layout" svg:width="0.223cm" svg:height="0.223cm" svg:x="39.903cm" svg:y="4.049cm" svg:viewBox="0 0 224 224" svg:d="M111 224c32 0 61-12 81-32 21-21 32-49 32-78 0-30-11-60-32-82-20-20-49-32-81-32-30 0-58 12-79 32-20 22-32 52-32 82 0 29 12 57 32 78 21 20 49 32 79 32z">
          <text:p/>
        </draw:path>
        <draw:path draw:style-name="gr16" draw:text-style-name="P6" draw:layer="layout" svg:width="0.223cm" svg:height="0.223cm" svg:x="37.533cm" svg:y="4.684cm" svg:viewBox="0 0 224 224" svg:d="M112 224c31 0 58-12 80-32 20-21 32-49 32-79 0-32-12-61-32-81-22-21-49-32-80-32-29 0-58 11-80 32-22 20-32 49-32 81 0 30 10 58 32 79 22 20 51 32 80 32z">
          <text:p/>
        </draw:path>
        <draw:path draw:style-name="gr16" draw:text-style-name="P6" draw:layer="layout" svg:width="0.225cm" svg:height="0.225cm" svg:x="37.086cm" svg:y="4.453cm" svg:viewBox="0 0 226 226" svg:d="M113 226c29 0 58-12 78-34 22-21 35-49 35-80 0-29-13-59-35-80-20-20-49-32-78-32s-58 12-81 32c-20 21-32 51-32 80 0 31 12 59 32 80 23 22 52 34 81 34z">
          <text:p/>
        </draw:path>
        <draw:path draw:style-name="gr16" draw:text-style-name="P6" draw:layer="layout" svg:width="0.223cm" svg:height="0.223cm" svg:x="37.885cm" svg:y="4.707cm" svg:viewBox="0 0 224 224" svg:d="M111 224c32 0 59-10 81-32 21-21 32-49 32-78 0-33-11-61-32-82-22-20-49-32-81-32-29 0-58 12-79 32-22 21-32 49-32 82 0 29 10 57 32 78 21 22 50 32 79 32z">
          <text:p/>
        </draw:path>
        <draw:path draw:style-name="gr16" draw:text-style-name="P6" draw:layer="layout" svg:width="0.223cm" svg:height="0.223cm" svg:x="37.455cm" svg:y="5.512cm" svg:viewBox="0 0 224 224" svg:d="M111 224c32 0 61-11 81-32 21-22 32-51 32-81s-11-58-32-79c-20-20-49-32-81-32-29 0-58 12-78 32-21 21-33 49-33 79s12 59 33 81c20 21 49 32 78 32z">
          <text:p/>
        </draw:path>
        <draw:path draw:style-name="gr16" draw:text-style-name="P6" draw:layer="layout" svg:width="0.223cm" svg:height="0.224cm" svg:x="37.583cm" svg:y="4.607cm" svg:viewBox="0 0 224 225" svg:d="M110 225c31 0 58-11 80-32 21-23 34-50 34-81 0-29-13-58-34-78-22-21-49-34-80-34-29 0-58 13-78 34-21 20-32 49-32 78 0 31 11 58 32 81 20 21 49 32 78 32z">
          <text:p/>
        </draw:path>
        <draw:path draw:style-name="gr16" draw:text-style-name="P6" draw:layer="layout" svg:width="0.225cm" svg:height="0.224cm" svg:x="35.078cm" svg:y="8.57cm" svg:viewBox="0 0 226 225" svg:d="M112 225c31 0 58-11 80-31 22-21 34-50 34-79 0-31-12-58-34-81-22-21-49-34-80-34-29 0-58 13-80 34-21 23-32 50-32 81 0 29 11 58 32 79 22 20 51 31 80 31z">
          <text:p/>
        </draw:path>
        <draw:path draw:style-name="gr17" draw:text-style-name="P7" draw:layer="layout" svg:width="0.225cm" svg:height="0.225cm" svg:x="35.002cm" svg:y="2.245cm" svg:viewBox="0 0 226 226" svg:d="M112 226c31 0 60-11 80-32 21-22 34-51 34-80 0-31-13-59-34-80-20-22-49-34-80-34-29 0-59 12-80 34-20 21-32 49-32 80 0 29 12 58 32 80 21 21 51 32 80 32z">
          <text:p/>
        </draw:path>
        <draw:path draw:style-name="gr17" draw:text-style-name="P7" draw:layer="layout" svg:width="0.224cm" svg:height="0.225cm" svg:x="34.867cm" svg:y="8.638cm" svg:viewBox="0 0 225 226" svg:d="M112 226c29 0 58-13 80-35 20-21 33-49 33-80 0-29-13-58-33-79-22-20-51-32-80-32s-57 12-78 32c-23 21-34 50-34 79 0 31 11 59 34 80 21 22 49 35 78 35z">
          <text:p/>
        </draw:path>
        <draw:path draw:style-name="gr16" draw:text-style-name="P6" draw:layer="layout" svg:width="0.223cm" svg:height="0.224cm" svg:x="40.18cm" svg:y="4.278cm" svg:viewBox="0 0 224 225" svg:d="M114 225c29 0 57-11 78-32 20-20 32-49 32-78 0-32-12-61-32-81-21-21-49-34-78-34-31 0-61 13-82 34-20 20-32 49-32 81 0 29 12 58 32 78 21 21 51 32 82 32z">
          <text:p/>
        </draw:path>
        <draw:path draw:style-name="gr17" draw:text-style-name="P7" draw:layer="layout" svg:width="0.225cm" svg:height="0.224cm" svg:x="34.434cm" svg:y="2.967cm" svg:viewBox="0 0 226 225" svg:d="M113 225c29 0 58-13 81-34 20-20 32-49 32-78s-12-59-32-82c-23-20-52-31-81-31s-58 11-79 31c-22 23-34 53-34 82s12 58 34 78c21 21 50 34 79 34z">
          <text:p/>
        </draw:path>
        <draw:path draw:style-name="gr17" draw:text-style-name="P7" draw:layer="layout" svg:width="0.225cm" svg:height="0.223cm" svg:x="34.61cm" svg:y="2.88cm" svg:viewBox="0 0 226 224" svg:d="M113 224c29 0 58-12 80-32 20-21 33-49 33-82 0-29-13-58-33-78-22-21-51-32-80-32s-58 11-79 32c-22 20-34 49-34 78 0 33 12 61 34 82 21 20 50 32 79 32z">
          <text:p/>
        </draw:path>
        <draw:path draw:style-name="gr17" draw:text-style-name="P7" draw:layer="layout" svg:width="0.223cm" svg:height="0.223cm" svg:x="33.273cm" svg:y="3.518cm" svg:viewBox="0 0 224 224" svg:d="M112 224c31 0 59-12 80-33 20-20 32-50 32-79 0-31-12-58-32-80-21-20-49-32-80-32-29 0-60 12-80 32-22 22-32 49-32 80 0 29 10 59 32 79 20 21 51 33 80 33z">
          <text:p/>
        </draw:path>
        <draw:path draw:style-name="gr17" draw:text-style-name="P7" draw:layer="layout" svg:width="0.223cm" svg:height="0.225cm" svg:x="33.305cm" svg:y="3.593cm" svg:viewBox="0 0 224 226" svg:d="M113 226c30 0 58-11 79-32 20-22 32-51 32-80 0-31-12-59-32-80-21-22-49-34-79-34s-59 12-81 34c-20 21-32 49-32 80 0 29 12 58 32 80 22 21 51 32 81 32z">
          <text:p/>
        </draw:path>
        <draw:path draw:style-name="gr16" draw:text-style-name="P6" draw:layer="layout" svg:width="0.223cm" svg:height="0.224cm" svg:x="35.068cm" svg:y="8.596cm" svg:viewBox="0 0 224 225" svg:d="M112 225c31 0 58-12 80-34 21-21 32-49 32-78s-11-58-32-79c-22-23-49-34-80-34-29 0-59 11-79 34-21 21-33 50-33 79s12 57 33 78c20 22 50 34 79 34z">
          <text:p/>
        </draw:path>
        <draw:path draw:style-name="gr16" draw:text-style-name="P6" draw:layer="layout" svg:width="0.225cm" svg:height="0.225cm" svg:x="39.118cm" svg:y="5.174cm" svg:viewBox="0 0 226 226" svg:d="M113 226c29 0 58-13 80-34 22-20 33-49 33-79 0-31-11-60-33-81-22-20-51-32-80-32s-58 12-78 32c-23 21-35 50-35 81 0 30 12 59 35 79 20 21 49 34 78 34z">
          <text:p/>
        </draw:path>
        <draw:path draw:style-name="gr16" draw:text-style-name="P6" draw:layer="layout" svg:width="0.223cm" svg:height="0.225cm" svg:x="40.206cm" svg:y="4.369cm" svg:viewBox="0 0 224 226" svg:d="M112 226c31 0 59-13 80-34 20-21 32-49 32-80 0-30-12-58-32-79-21-21-49-33-80-33-30 0-58 12-80 33s-32 49-32 79c0 31 10 59 32 80s50 34 80 34z">
          <text:p/>
        </draw:path>
        <draw:path draw:style-name="gr16" draw:text-style-name="P6" draw:layer="layout" svg:width="0.223cm" svg:height="0.224cm" svg:x="39.158cm" svg:y="5.649cm" svg:viewBox="0 0 224 225" svg:d="M111 225c29 0 58-11 80-32 22-20 33-49 33-78 0-31-11-59-33-81-22-21-51-34-80-34s-58 13-78 34c-21 22-33 50-33 81 0 29 12 58 33 78 20 21 49 32 78 32z">
          <text:p/>
        </draw:path>
        <draw:path draw:style-name="gr17" draw:text-style-name="P7" draw:layer="layout" svg:width="0.225cm" svg:height="0.225cm" svg:x="34.904cm" svg:y="2.291cm" svg:viewBox="0 0 226 226" svg:d="M113 226c30 0 58-11 79-32 20-22 34-51 34-80s-14-59-34-80c-21-22-49-34-79-34-32 0-60 12-81 34-20 21-32 51-32 80s12 58 32 80c21 21 49 32 81 32z">
          <text:p/>
        </draw:path>
        <draw:path draw:style-name="gr17" draw:text-style-name="P7" draw:layer="layout" svg:width="0.225cm" svg:height="0.223cm" svg:x="33.735cm" svg:y="8.266cm" svg:viewBox="0 0 226 224" svg:d="M113 224c29 0 58-12 80-32 21-21 33-50 33-78 0-33-12-60-33-82-22-20-51-32-80-32s-58 12-80 32c-21 22-33 49-33 82 0 28 12 57 33 78 22 20 51 32 80 32z">
          <text:p/>
        </draw:path>
        <draw:path draw:style-name="gr16" draw:text-style-name="P6" draw:layer="layout" svg:width="0.225cm" svg:height="0.225cm" svg:x="36.833cm" svg:y="4.427cm" svg:viewBox="0 0 226 226" svg:d="M115 226c29 0 58-12 79-34 20-21 32-50 32-80 0-29-12-59-32-80-21-20-50-32-79-32-31 0-60 12-80 32-22 21-35 51-35 80 0 30 13 59 35 80 20 22 49 34 80 34z">
          <text:p/>
        </draw:path>
        <draw:path draw:style-name="gr17" draw:text-style-name="P7" draw:layer="layout" svg:width="0.223cm" svg:height="0.224cm" svg:x="32.22cm" svg:y="5.216cm" svg:viewBox="0 0 224 225" svg:d="M114 225c28 0 57-11 78-32 22-22 32-49 32-80 0-29-10-58-32-79-21-21-50-34-78-34-30 0-58 13-79 34-22 21-35 50-35 79 0 31 13 58 35 80 21 21 49 32 79 32z">
          <text:p/>
        </draw:path>
        <draw:path draw:style-name="gr17" draw:text-style-name="P7" draw:layer="layout" svg:width="0.224cm" svg:height="0.224cm" svg:x="33.274cm" svg:y="4.234cm" svg:viewBox="0 0 225 225" svg:d="M112 225c29 0 58-13 78-34 21-20 35-49 35-79 0-31-14-58-35-80-20-21-49-32-78-32s-58 11-80 32c-21 22-32 49-32 80 0 30 11 59 32 79 22 21 51 34 80 34z">
          <text:p/>
        </draw:path>
        <draw:path draw:style-name="gr17" draw:text-style-name="P7" draw:layer="layout" svg:width="0.223cm" svg:height="0.225cm" svg:x="33.285cm" svg:y="4.096cm" svg:viewBox="0 0 224 226" svg:d="M114 226c28 0 57-12 78-32 22-21 32-49 32-79 0-31-10-60-32-81-21-21-50-34-78-34-30 0-58 13-82 34-20 21-32 50-32 81 0 30 12 58 32 79 24 20 52 32 82 32z">
          <text:p/>
        </draw:path>
        <draw:path draw:style-name="gr17" draw:text-style-name="P7" draw:layer="layout" svg:width="0.223cm" svg:height="0.225cm" svg:x="32.99cm" svg:y="3.991cm" svg:viewBox="0 0 224 226" svg:d="M111 226c32 0 61-11 81-32 21-22 32-52 32-81 0-31-11-58-32-80-20-21-49-33-81-33-30 0-58 12-79 33-20 22-32 49-32 80 0 29 12 59 32 81 21 21 49 32 79 32z">
          <text:p/>
        </draw:path>
        <draw:path draw:style-name="gr17" draw:text-style-name="P7" draw:layer="layout" svg:width="0.225cm" svg:height="0.225cm" svg:x="33.625cm" svg:y="7.992cm" svg:viewBox="0 0 226 226" svg:d="M112 226c31 0 60-13 80-35 21-21 34-50 34-79 0-31-13-58-34-80-20-21-49-32-80-32-30 0-58 11-79 32-21 22-33 49-33 80 0 29 12 58 33 79 21 22 49 35 79 35z">
          <text:p/>
        </draw:path>
        <draw:path draw:style-name="gr17" draw:text-style-name="P7" draw:layer="layout" svg:width="0.225cm" svg:height="0.225cm" svg:x="33.106cm" svg:y="4.075cm" svg:viewBox="0 0 226 226" svg:d="M113 226c29 0 58-11 79-32 22-22 34-51 34-80s-12-59-34-80c-21-22-50-34-79-34s-58 12-79 34c-22 21-34 51-34 80s12 58 34 80c21 21 50 32 79 32z">
          <text:p/>
        </draw:path>
        <draw:path draw:style-name="gr17" draw:text-style-name="P7" draw:layer="layout" svg:width="0.223cm" svg:height="0.225cm" svg:x="33.109cm" svg:y="4.072cm" svg:viewBox="0 0 224 226" svg:d="M113 226c29 0 58-11 78-32 21-22 33-49 33-80 0-30-12-59-33-80-20-22-49-34-78-34s-58 12-80 34c-20 21-33 50-33 80 0 31 13 58 33 80 22 21 51 32 80 32z">
          <text:p/>
        </draw:path>
        <draw:path draw:style-name="gr17" draw:text-style-name="P7" draw:layer="layout" svg:width="0.225cm" svg:height="0.225cm" svg:x="32.844cm" svg:y="9.106cm" svg:viewBox="0 0 226 226" svg:d="M112 226c31 0 58-12 80-34 22-21 34-51 34-79 0-30-12-58-34-79-22-22-49-34-80-34-29 0-57 12-78 34-21 21-34 49-34 79 0 28 13 58 34 79 21 22 49 34 78 34z">
          <text:p/>
        </draw:path>
        <draw:path draw:style-name="gr17" draw:text-style-name="P7" draw:layer="layout" svg:width="0.224cm" svg:height="0.225cm" svg:x="34.033cm" svg:y="8.606cm" svg:viewBox="0 0 225 226" svg:d="M112 226c30 0 59-13 79-34 21-21 34-49 34-80 0-30-13-59-34-80-20-20-49-32-79-32-31 0-58 12-80 32-21 21-32 50-32 80 0 31 11 59 32 80 22 21 49 34 80 34z">
          <text:p/>
        </draw:path>
        <draw:path draw:style-name="gr17" draw:text-style-name="P7" draw:layer="layout" svg:width="0.225cm" svg:height="0.224cm" svg:x="35.401cm" svg:y="2.468cm" svg:viewBox="0 0 226 225" svg:d="M113 225c29 0 58-11 79-32 22-22 34-49 34-80 0-30-12-59-34-81-21-19-50-32-79-32-30 0-59 13-81 32-21 22-32 51-32 81 0 31 11 58 32 80 22 21 51 32 81 32z">
          <text:p/>
        </draw:path>
        <draw:path draw:style-name="gr17" draw:text-style-name="P7" draw:layer="layout" svg:width="0.225cm" svg:height="0.223cm" svg:x="34.065cm" svg:y="3.113cm" svg:viewBox="0 0 226 224" svg:d="M113 224c29 0 60-11 80-32 21-20 33-49 33-81 0-29-12-58-33-78-20-21-51-33-80-33-30 0-59 12-79 33-21 20-34 49-34 78 0 32 13 61 34 81 20 21 49 32 79 32z">
          <text:p/>
        </draw:path>
        <draw:path draw:style-name="gr16" draw:text-style-name="P6" draw:layer="layout" svg:width="0.224cm" svg:height="0.225cm" svg:x="38.96cm" svg:y="3.758cm" svg:viewBox="0 0 225 226" svg:d="M112 226c30 0 59-12 80-33 22-22 33-52 33-81s-11-58-33-78c-21-22-50-34-80-34-31 0-58 12-80 34-21 20-32 49-32 78s11 59 32 81c22 21 49 33 80 33z">
          <text:p/>
        </draw:path>
        <draw:path draw:style-name="gr16" draw:text-style-name="P6" draw:layer="layout" svg:width="0.223cm" svg:height="0.223cm" svg:x="38.004cm" svg:y="2.926cm" svg:viewBox="0 0 224 224" svg:d="M114 224c29 0 58-12 78-32 22-20 32-49 32-78 0-33-10-61-32-82-20-20-49-32-78-32-31 0-58 12-79 32-23 21-35 49-35 82 0 29 12 58 35 78 21 20 48 32 79 32z">
          <text:p/>
        </draw:path>
        <draw:path draw:style-name="gr17" draw:text-style-name="P7" draw:layer="layout" svg:width="0.224cm" svg:height="0.223cm" svg:x="34.016cm" svg:y="8.586cm" svg:viewBox="0 0 225 224" svg:d="M112 224c29 0 59-13 79-34 22-22 34-49 34-80 0-29-12-58-34-78-20-20-50-32-79-32s-58 12-78 32c-21 20-34 49-34 78 0 31 13 58 34 80 20 21 49 34 78 34z">
          <text:p/>
        </draw:path>
        <draw:path draw:style-name="gr17" draw:text-style-name="P7" draw:layer="layout" svg:width="0.225cm" svg:height="0.223cm" svg:x="33.883cm" svg:y="8.442cm" svg:viewBox="0 0 226 224" svg:d="M113 224c31 0 60-10 81-32 20-21 32-51 32-80 0-31-12-59-32-80-21-20-50-32-81-32-29 0-58 12-79 32-22 21-34 49-34 80 0 29 12 59 34 80 21 22 50 32 79 32z">
          <text:p/>
        </draw:path>
        <draw:path draw:style-name="gr17" draw:text-style-name="P7" draw:layer="layout" svg:width="0.224cm" svg:height="0.225cm" svg:x="34.108cm" svg:y="8.549cm" svg:viewBox="0 0 225 226" svg:d="M113 226c29 0 58-11 78-32 21-22 34-51 34-80s-13-59-34-80c-20-22-49-34-78-34-31 0-58 12-81 34-21 21-32 51-32 80s11 58 32 80c23 21 50 32 81 32z">
          <text:p/>
        </draw:path>
        <draw:path draw:style-name="gr17" draw:text-style-name="P7" draw:layer="layout" svg:width="0.225cm" svg:height="0.223cm" svg:x="34.085cm" svg:y="8.528cm" svg:viewBox="0 0 226 224" svg:d="M113 224c29 0 58-12 79-32 22-22 34-49 34-80 0-29-12-59-34-80-21-22-50-32-79-32s-59 10-81 32c-21 21-32 51-32 80 0 31 11 58 32 80 22 20 52 32 81 32z">
          <text:p/>
        </draw:path>
        <draw:path draw:style-name="gr17" draw:text-style-name="P7" draw:layer="layout" svg:width="0.225cm" svg:height="0.223cm" svg:x="33.64cm" svg:y="8.219cm" svg:viewBox="0 0 226 224" svg:d="M114 224c29 0 58-11 80-32 21-22 32-52 32-81s-11-58-32-79c-22-22-51-32-80-32-30 0-59 10-80 32-22 21-34 50-34 79s12 59 34 81c21 21 50 32 80 32z">
          <text:p/>
        </draw:path>
        <draw:path draw:style-name="gr17" draw:text-style-name="P7" draw:layer="layout" svg:width="0.223cm" svg:height="0.224cm" svg:x="35.271cm" svg:y="3.184cm" svg:viewBox="0 0 224 225" svg:d="M113 225c29 0 58-11 78-31 21-21 33-50 33-79 0-31-12-59-33-81-20-21-49-34-78-34s-59 13-81 34c-21 22-32 50-32 81 0 29 11 58 32 79 22 20 52 31 81 31z">
          <text:p/>
        </draw:path>
        <draw:path draw:style-name="gr17" draw:text-style-name="P7" draw:layer="layout" svg:width="0.223cm" svg:height="0.225cm" svg:x="34.087cm" svg:y="8.72cm" svg:viewBox="0 0 224 226" svg:d="M111 226c30 0 61-12 81-32 20-21 32-50 32-80 0-31-12-60-32-80-20-21-51-34-81-34s-58 13-79 34c-20 20-32 49-32 80 0 30 12 59 32 80 21 20 49 32 79 32z">
          <text:p/>
        </draw:path>
        <draw:path draw:style-name="gr17" draw:text-style-name="P7" draw:layer="layout" svg:width="0.223cm" svg:height="0.223cm" svg:x="34.661cm" svg:y="2.588cm" svg:viewBox="0 0 224 224" svg:d="M112 224c31 0 58-12 80-33 21-21 32-51 32-80 0-30-11-58-32-79-22-20-49-32-80-32-29 0-58 12-78 32-24 21-34 49-34 79 0 29 10 59 34 80 20 21 49 33 78 33z">
          <text:p/>
        </draw:path>
        <draw:path draw:style-name="gr16" draw:text-style-name="P6" draw:layer="layout" svg:width="0.225cm" svg:height="0.223cm" svg:x="37.493cm" svg:y="3.688cm" svg:viewBox="0 0 226 224" svg:d="M114 224c29 0 58-13 78-34 21-22 34-49 34-80 0-29-13-58-34-78-20-21-49-32-78-32s-60 11-81 32c-21 20-33 49-33 78 0 31 12 58 33 80 21 21 52 34 81 34z">
          <text:p/>
        </draw:path>
        <draw:path draw:style-name="gr16" draw:text-style-name="P6" draw:layer="layout" svg:width="0.224cm" svg:height="0.223cm" svg:x="37.514cm" svg:y="3.645cm" svg:viewBox="0 0 225 224" svg:d="M113 224c29 0 58-12 78-33 21-20 34-49 34-78s-13-58-34-81c-20-21-49-32-78-32s-60 11-81 32c-20 23-32 52-32 81s12 58 32 78c21 21 52 33 81 33z">
          <text:p/>
        </draw:path>
        <draw:path draw:style-name="gr17" draw:text-style-name="P7" draw:layer="layout" svg:width="0.225cm" svg:height="0.225cm" svg:x="34.376cm" svg:y="3.524cm" svg:viewBox="0 0 226 226" svg:d="M113 226c29 0 58-12 79-32 22-22 34-52 34-82 0-29-12-57-34-78-21-22-50-34-79-34-30 0-59 12-81 34-20 21-32 49-32 78 0 30 12 60 32 82 22 20 51 32 81 32z">
          <text:p/>
        </draw:path>
        <draw:path draw:style-name="gr17" draw:text-style-name="P7" draw:layer="layout" svg:width="0.225cm" svg:height="0.224cm" svg:x="33.825cm" svg:y="3.409cm" svg:viewBox="0 0 226 225" svg:d="M113 225c30 0 58-11 81-32 20-22 32-49 32-80 0-29-12-59-32-79-23-21-51-34-81-34-29 0-57 13-79 34-22 20-34 50-34 79 0 31 12 58 34 80 22 21 50 32 79 32z">
          <text:p/>
        </draw:path>
        <draw:path draw:style-name="gr17" draw:text-style-name="P7" draw:layer="layout" svg:width="0.225cm" svg:height="0.223cm" svg:x="33.92cm" svg:y="3.411cm" svg:viewBox="0 0 226 224" svg:d="M113 224c31 0 59-12 81-32 21-21 32-49 32-78 0-30-11-58-32-82-22-20-50-32-81-32-30 0-58 12-79 32-22 24-34 52-34 82 0 29 12 57 34 78 21 20 49 32 79 32z">
          <text:p/>
        </draw:path>
        <draw:path draw:style-name="gr17" draw:text-style-name="P7" draw:layer="layout" svg:width="0.223cm" svg:height="0.224cm" svg:x="35.527cm" svg:y="2.589cm" svg:viewBox="0 0 224 225" svg:d="M114 225c29 0 58-13 78-35 21-20 32-49 32-78 0-31-11-58-32-80-20-21-49-32-78-32-31 0-58 11-81 32-21 22-33 49-33 80 0 29 12 58 33 78 23 22 50 35 81 35z">
          <text:p/>
        </draw:path>
        <draw:path draw:style-name="gr17" draw:text-style-name="P7" draw:layer="layout" svg:width="0.225cm" svg:height="0.225cm" svg:x="34.722cm" svg:y="2.975cm" svg:viewBox="0 0 226 226" svg:d="M114 226c29 0 58-12 80-34 21-20 32-49 32-78s-11-58-32-82c-22-20-51-32-80-32-32 0-59 12-81 32-21 24-33 53-33 82s12 58 33 78c22 22 49 34 81 34z">
          <text:p/>
        </draw:path>
        <draw:path draw:style-name="gr17" draw:text-style-name="P7" draw:layer="layout" svg:width="0.225cm" svg:height="0.223cm" svg:x="34.113cm" svg:y="3.35cm" svg:viewBox="0 0 226 224" svg:d="M114 224c29 0 58-12 78-32 21-21 34-49 34-80s-13-59-34-80c-20-20-49-32-78-32-31 0-58 12-81 32-21 21-33 49-33 80s12 59 33 80c23 20 50 32 81 32z">
          <text:p/>
        </draw:path>
        <draw:path draw:style-name="gr17" draw:text-style-name="P7" draw:layer="layout" svg:width="0.225cm" svg:height="0.225cm" svg:x="35.441cm" svg:y="2.664cm" svg:viewBox="0 0 226 226" svg:d="M113 226c30 0 58-12 79-34 22-21 34-48 34-80 0-29-12-58-34-80-21-21-49-32-79-32-29 0-60 11-81 32-20 22-32 51-32 80 0 32 12 59 32 80 21 22 52 34 81 34z">
          <text:p/>
        </draw:path>
        <draw:path draw:style-name="gr17" draw:text-style-name="P7" draw:layer="layout" svg:width="0.225cm" svg:height="0.225cm" svg:x="35.415cm" svg:y="2.77cm" svg:viewBox="0 0 226 226" svg:d="M114 226c29 0 58-11 80-32 21-22 32-51 32-80s-11-58-32-78c-22-24-51-36-80-36-31 0-59 12-80 36-22 20-34 49-34 78s12 58 34 80c21 21 49 32 80 32z">
          <text:p/>
        </draw:path>
        <draw:path draw:style-name="gr16" draw:text-style-name="P6" draw:layer="layout" svg:width="0.224cm" svg:height="0.225cm" svg:x="37.627cm" svg:y="2.719cm" svg:viewBox="0 0 225 226" svg:d="M112 226c30 0 59-12 81-33 21-22 32-49 32-80 0-29-11-59-32-81-22-21-51-32-81-32-29 0-58 11-78 32-21 22-34 52-34 81 0 31 13 58 34 80 20 21 49 33 78 33z">
          <text:p/>
        </draw:path>
        <draw:path draw:style-name="gr17" draw:text-style-name="P7" draw:layer="layout" svg:width="0.225cm" svg:height="0.223cm" svg:x="34.878cm" svg:y="2.857cm" svg:viewBox="0 0 226 224" svg:d="M113 224c29 0 58-12 81-33 20-20 32-50 32-81 0-29-12-58-32-78-23-20-52-32-81-32s-58 12-78 32c-23 20-35 49-35 78 0 31 12 61 35 81 20 21 49 33 78 33z">
          <text:p/>
        </draw:path>
        <draw:path draw:style-name="gr16" draw:text-style-name="P6" draw:layer="layout" svg:width="0.225cm" svg:height="0.223cm" svg:x="37.199cm" svg:y="3.105cm" svg:viewBox="0 0 226 224" svg:d="M113 224c29 0 58-12 79-32 22-21 34-49 34-82 0-29-12-58-34-78-21-20-50-32-79-32-30 0-59 12-81 32-20 20-32 49-32 78 0 33 12 61 32 82 22 20 51 32 81 32z">
          <text:p/>
        </draw:path>
        <draw:path draw:style-name="gr17" draw:text-style-name="P7" draw:layer="layout" svg:width="0.224cm" svg:height="0.224cm" svg:x="35.338cm" svg:y="2.696cm" svg:viewBox="0 0 225 225" svg:d="M112 225c31 0 59-11 81-32 21-22 32-49 32-80 0-30-11-59-32-79-22-21-50-34-81-34-29 0-58 13-78 34-21 20-34 49-34 79 0 31 13 58 34 80 20 21 49 32 78 32z">
          <text:p/>
        </draw:path>
        <draw:path draw:style-name="gr16" draw:text-style-name="P6" draw:layer="layout" svg:width="0.225cm" svg:height="0.225cm" svg:x="37.254cm" svg:y="2.921cm" svg:viewBox="0 0 226 226" svg:d="M114 226c29 0 58-11 78-32 22-22 34-51 34-80 0-32-12-59-34-81-20-21-49-33-78-33-30 0-58 12-80 33-22 22-34 49-34 81 0 29 12 58 34 80 22 21 50 32 80 32z">
          <text:p/>
        </draw:path>
        <draw:path draw:style-name="gr16" draw:text-style-name="P6" draw:layer="layout" svg:width="0.224cm" svg:height="0.223cm" svg:x="37.116cm" svg:y="3.013cm" svg:viewBox="0 0 225 224" svg:d="M112 224c31 0 58-13 81-34 21-22 32-49 32-80 0-29-11-58-32-78-23-21-50-32-81-32-29 0-58 11-78 32-23 20-34 49-34 78 0 31 11 58 34 80 20 21 49 34 78 34z">
          <text:p/>
        </draw:path>
        <draw:path draw:style-name="gr16" draw:text-style-name="P6" draw:layer="layout" svg:width="0.224cm" svg:height="0.224cm" svg:x="38.79cm" svg:y="4.615cm" svg:viewBox="0 0 225 225" svg:d="M113 225c31 0 60-13 81-35 20-20 31-49 31-78 0-31-11-58-31-80-21-21-50-32-81-32-29 0-59 11-79 32-21 22-34 49-34 80 0 29 13 58 34 78 20 22 50 35 79 35z">
          <text:p/>
        </draw:path>
        <draw:path draw:style-name="gr17" draw:text-style-name="P7" draw:layer="layout" svg:width="0.225cm" svg:height="0.225cm" svg:x="35.28cm" svg:y="2.788cm" svg:viewBox="0 0 226 226" svg:d="M112 226c31 0 59-14 81-35 21-20 33-49 33-78s-12-58-33-80c-22-22-50-33-81-33-29 0-58 11-80 33-21 22-32 51-32 80s11 58 32 78c22 21 51 35 80 35z">
          <text:p/>
        </draw:path>
        <draw:path draw:style-name="gr16" draw:text-style-name="P6" draw:layer="layout" svg:width="0.225cm" svg:height="0.225cm" svg:x="37.179cm" svg:y="3.044cm" svg:viewBox="0 0 226 226" svg:d="M112 226c30 0 59-14 82-35 20-21 32-49 32-80 0-30-12-58-32-79-23-20-52-32-82-32-29 0-57 12-78 32-22 21-34 49-34 79 0 31 12 59 34 80 21 21 49 35 78 35z">
          <text:p/>
        </draw:path>
        <draw:path draw:style-name="gr16" draw:text-style-name="P6" draw:layer="layout" svg:width="0.225cm" svg:height="0.225cm" svg:x="37.326cm" svg:y="3.062cm" svg:viewBox="0 0 226 226" svg:d="M113 226c29 0 58-11 78-32 23-24 35-53 35-82s-12-57-35-78c-20-22-49-34-78-34s-58 12-78 34c-23 21-35 49-35 78s12 58 35 82c20 21 49 32 78 32z">
          <text:p/>
        </draw:path>
        <draw:path draw:style-name="gr16" draw:text-style-name="P6" draw:layer="layout" svg:width="0.223cm" svg:height="0.225cm" svg:x="38.841cm" svg:y="4.589cm" svg:viewBox="0 0 224 226" svg:d="M114 226c29 0 58-12 78-35 20-20 32-49 32-78s-12-58-32-80c-20-21-49-33-78-33-31 0-61 12-82 33-20 22-32 51-32 80s12 58 32 78c21 23 51 35 82 35z">
          <text:p/>
        </draw:path>
        <draw:path draw:style-name="gr16" draw:text-style-name="P6" draw:layer="layout" svg:width="0.225cm" svg:height="0.223cm" svg:x="36.806cm" svg:y="3.336cm" svg:viewBox="0 0 226 224" svg:d="M114 224c29 0 58-10 78-32 21-21 34-49 34-80s-13-59-34-80c-20-20-49-32-78-32-31 0-58 12-81 32-21 21-33 49-33 80s12 59 33 80c23 22 50 32 81 32z">
          <text:p/>
        </draw:path>
        <draw:path draw:style-name="gr16" draw:text-style-name="P6" draw:layer="layout" svg:width="0.224cm" svg:height="0.223cm" svg:x="37.982cm" svg:y="4.291cm" svg:viewBox="0 0 225 224" svg:d="M112 224c31 0 58-12 80-32s33-49 33-78c0-31-11-61-33-82-22-20-49-32-80-32-29 0-58 12-79 32-22 21-33 51-33 82 0 29 11 58 33 78 21 20 50 32 79 32z">
          <text:p/>
        </draw:path>
        <draw:path draw:style-name="gr16" draw:text-style-name="P6" draw:layer="layout" svg:width="0.225cm" svg:height="0.223cm" svg:x="38.056cm" svg:y="5.414cm" svg:viewBox="0 0 226 224" svg:d="M113 224c30 0 58-12 79-32 22-20 34-49 34-78 0-31-12-58-34-82-21-20-49-32-79-32-32 0-60 12-81 32-20 24-32 51-32 82 0 29 12 58 32 78 21 20 49 32 81 32z">
          <text:p/>
        </draw:path>
        <draw:path draw:style-name="gr16" draw:text-style-name="P6" draw:layer="layout" svg:width="0.225cm" svg:height="0.224cm" svg:x="37.499cm" svg:y="4.05cm" svg:viewBox="0 0 226 225" svg:d="M114 225c29 0 57-11 78-32 22-22 34-49 34-80 0-30-12-59-34-80-21-22-49-33-78-33s-60 11-81 33c-21 21-33 50-33 80 0 31 12 58 33 80 21 21 52 32 81 32z">
          <text:p/>
        </draw:path>
        <draw:path draw:style-name="gr17" draw:text-style-name="P7" draw:layer="layout" svg:width="0.223cm" svg:height="0.225cm" svg:x="34.737cm" svg:y="2.438cm" svg:viewBox="0 0 224 226" svg:d="M112 226c29 0 59-13 80-34 22-20 32-49 32-81 0-29-10-58-32-79-21-20-51-32-80-32-31 0-58 12-80 32-21 21-32 50-32 79 0 32 11 61 32 81 22 21 49 34 80 34z">
          <text:p/>
        </draw:path>
        <draw:path draw:style-name="gr16" draw:text-style-name="P6" draw:layer="layout" svg:width="0.225cm" svg:height="0.224cm" svg:x="37.447cm" svg:y="3.95cm" svg:viewBox="0 0 226 225" svg:d="M113 225c30 0 58-12 79-34 22-22 34-49 34-80 0-29-12-58-34-78-21-21-49-33-79-33-29 0-58 12-79 33-22 20-34 49-34 78 0 31 12 58 34 80 21 22 50 34 79 34z">
          <text:p/>
        </draw:path>
        <draw:path draw:style-name="gr16" draw:text-style-name="P6" draw:layer="layout" svg:width="0.224cm" svg:height="0.224cm" svg:x="37.393cm" svg:y="3.807cm" svg:viewBox="0 0 225 225" svg:d="M112 225c30 0 59-13 81-34 21-20 32-49 32-79 0-31-11-58-32-80-22-21-51-32-81-32-29 0-58 11-78 32-21 22-34 49-34 80 0 30 13 59 34 79 20 21 49 34 78 34z">
          <text:p/>
        </draw:path>
        <draw:path draw:style-name="gr16" draw:text-style-name="P6" draw:layer="layout" svg:width="0.223cm" svg:height="0.225cm" svg:x="37.242cm" svg:y="3.922cm" svg:viewBox="0 0 224 226" svg:d="M114 226c29 0 58-13 78-35 20-21 32-50 32-79s-12-58-32-80c-20-20-49-32-78-32-33 0-61 12-82 32-20 22-32 51-32 80s12 58 32 79c21 22 49 35 82 35z">
          <text:p/>
        </draw:path>
        <draw:path draw:style-name="gr16" draw:text-style-name="P6" draw:layer="layout" svg:width="0.224cm" svg:height="0.224cm" svg:x="37.918cm" svg:y="4.428cm" svg:viewBox="0 0 225 225" svg:d="M113 225c29 0 58-11 79-32 22-22 33-52 33-81s-11-58-33-79c-21-22-50-33-79-33-31 0-58 11-81 33-21 21-32 50-32 79s11 59 32 81c23 21 50 32 81 32z">
          <text:p/>
        </draw:path>
        <draw:path draw:style-name="gr16" draw:text-style-name="P6" draw:layer="layout" svg:width="0.223cm" svg:height="0.224cm" svg:x="39.072cm" svg:y="5.406cm" svg:viewBox="0 0 224 225" svg:d="M113 225c30 0 58-13 79-34 20-20 32-49 32-78s-12-61-32-82c-21-20-49-31-79-31-29 0-61 11-81 31-21 21-32 53-32 82s11 58 32 78c20 21 52 34 81 34z">
          <text:p/>
        </draw:path>
        <draw:path draw:style-name="gr16" draw:text-style-name="P6" draw:layer="layout" svg:width="0.223cm" svg:height="0.225cm" svg:x="36.728cm" svg:y="4.202cm" svg:viewBox="0 0 224 226" svg:d="M110 226c31 0 58-11 82-32 20-23 32-52 32-81 0-30-12-58-32-79-24-22-51-34-82-34-29 0-58 12-78 34-22 21-32 49-32 79 0 29 10 58 32 81 20 21 49 32 78 32z">
          <text:p/>
        </draw:path>
        <draw:path draw:style-name="gr16" draw:text-style-name="P6" draw:layer="layout" svg:width="0.225cm" svg:height="0.224cm" svg:x="36.705cm" svg:y="4.312cm" svg:viewBox="0 0 226 225" svg:d="M112 225c31 0 59-13 80-34 21-20 34-49 34-78s-13-59-34-82c-21-20-49-31-80-31s-59 11-80 31c-20 23-32 53-32 82s12 58 32 78c21 21 49 34 80 34z">
          <text:p/>
        </draw:path>
        <draw:path draw:style-name="gr16" draw:text-style-name="P6" draw:layer="layout" svg:width="0.225cm" svg:height="0.225cm" svg:x="37.609cm" svg:y="4.349cm" svg:viewBox="0 0 226 226" svg:d="M113 226c29 0 58-14 79-34 22-21 34-49 34-79s-12-59-34-80c-21-21-50-33-79-33-31 0-59 12-81 33-21 21-32 50-32 80s11 58 32 79c22 20 50 34 81 34z">
          <text:p/>
        </draw:path>
        <draw:path draw:style-name="gr16" draw:text-style-name="P6" draw:layer="layout" svg:width="0.224cm" svg:height="0.225cm" svg:x="38.784cm" svg:y="5.377cm" svg:viewBox="0 0 225 226" svg:d="M111 226c31 0 60-12 80-34 21-21 34-49 34-79s-13-59-34-81c-20-21-49-32-80-32-29 0-59 11-80 32-20 22-31 51-31 81s11 58 31 79c21 22 51 34 80 34z">
          <text:p/>
        </draw:path>
        <draw:path draw:style-name="gr16" draw:text-style-name="P6" draw:layer="layout" svg:width="0.224cm" svg:height="0.225cm" svg:x="36.992cm" svg:y="4.549cm" svg:viewBox="0 0 225 226" svg:d="M113 226c31 0 60-12 81-32 20-21 31-50 31-79 0-31-11-59-31-81-21-21-50-34-81-34-29 0-59 13-79 34-21 22-34 50-34 81 0 29 13 58 34 79 20 20 50 32 79 32z">
          <text:p/>
        </draw:path>
        <draw:path draw:style-name="gr16" draw:text-style-name="P6" draw:layer="layout" svg:width="0.224cm" svg:height="0.225cm" svg:x="37.269cm" svg:y="4.548cm" svg:viewBox="0 0 225 226" svg:d="M115 226c29 0 58-11 78-32 21-22 32-51 32-80s-11-58-32-79c-20-23-49-35-78-35-31 0-60 12-80 35-22 21-35 50-35 79s13 58 35 80c20 21 49 32 80 32z">
          <text:p/>
        </draw:path>
        <draw:path draw:style-name="gr16" draw:text-style-name="P6" draw:layer="layout" svg:width="0.223cm" svg:height="0.225cm" svg:x="38.951cm" svg:y="5.466cm" svg:viewBox="0 0 224 226" svg:d="M112 226c29 0 58-12 80-34 22-20 32-49 32-78 0-31-10-58-32-79-22-23-51-35-80-35-31 0-58 12-80 35-20 21-32 48-32 79 0 29 12 58 32 78 22 22 49 34 80 34z">
          <text:p/>
        </draw:path>
        <draw:path draw:style-name="gr16" draw:text-style-name="P6" draw:layer="layout" svg:width="0.225cm" svg:height="0.225cm" svg:x="37.603cm" svg:y="4.479cm" svg:viewBox="0 0 226 226" svg:d="M113 226c29 0 58-11 79-32 22-22 34-51 34-80 0-31-12-59-34-80-21-22-50-34-79-34-30 0-58 12-79 34-22 21-34 49-34 80 0 29 12 58 34 80 21 21 49 32 79 32z">
          <text:p/>
        </draw:path>
        <draw:path draw:style-name="gr16" draw:text-style-name="P6" draw:layer="layout" svg:width="0.225cm" svg:height="0.225cm" svg:x="38.864cm" svg:y="5.418cm" svg:viewBox="0 0 226 226" svg:d="M113 226c31 0 58-12 80-32 21-21 33-49 33-79 0-32-12-59-33-81-22-21-49-34-80-34-29 0-58 13-80 34-21 22-33 49-33 81 0 30 12 58 33 79 22 20 51 32 80 32z">
          <text:p/>
        </draw:path>
        <draw:path draw:style-name="gr16" draw:text-style-name="P6" draw:layer="layout" svg:width="0.223cm" svg:height="0.225cm" svg:x="36.924cm" svg:y="4.084cm" svg:viewBox="0 0 224 226" svg:d="M111 226c29 0 58-12 78-34 23-21 35-49 35-79 0-29-12-58-35-79-20-22-49-34-78-34s-58 12-79 34c-20 21-32 50-32 79 0 30 12 58 32 79 21 22 50 34 79 34z">
          <text:p/>
        </draw:path>
        <draw:path draw:style-name="gr17" draw:text-style-name="P7" draw:layer="layout" svg:width="0.224cm" svg:height="0.225cm" svg:x="32.128cm" svg:y="5.57cm" svg:viewBox="0 0 225 226" svg:d="M113 226c29 0 58-11 79-32 22-22 33-51 33-81s-11-58-33-79c-21-22-50-34-79-34-31 0-58 12-80 34-22 21-33 49-33 79s11 59 33 81c22 21 49 32 80 32z">
          <text:p/>
        </draw:path>
        <draw:path draw:style-name="gr17" draw:text-style-name="P7" draw:layer="layout" svg:width="0.224cm" svg:height="0.223cm" svg:x="33.488cm" svg:y="4.083cm" svg:viewBox="0 0 225 224" svg:d="M112 224c31 0 58-11 80-32 21-20 33-49 33-78 0-31-12-58-33-82-22-20-49-32-80-32-29 0-58 12-79 32-22 24-33 51-33 82 0 29 11 58 33 78 21 21 50 32 79 32z">
          <text:p/>
        </draw:path>
        <draw:path draw:style-name="gr17" draw:text-style-name="P7" draw:layer="layout" svg:width="0.223cm" svg:height="0.225cm" svg:x="32.292cm" svg:y="5.533cm" svg:viewBox="0 0 224 226" svg:d="M112 226c30 0 59-12 80-34 22-20 32-51 32-80s-10-58-32-78c-21-22-50-34-80-34-31 0-59 12-80 34-20 20-32 49-32 78s12 60 32 80c21 22 49 34 80 34z">
          <text:p/>
        </draw:path>
        <draw:path draw:style-name="gr17" draw:text-style-name="P7" draw:layer="layout" svg:width="0.223cm" svg:height="0.225cm" svg:x="31.636cm" svg:y="6.696cm" svg:viewBox="0 0 224 226" svg:d="M111 226c29 0 59-12 81-34 21-21 32-49 32-80 0-29-11-58-32-80-22-21-52-32-81-32s-58 11-78 32c-21 22-33 51-33 80 0 31 12 59 33 80 20 22 49 34 78 34z">
          <text:p/>
        </draw:path>
        <draw:path draw:style-name="gr17" draw:text-style-name="P7" draw:layer="layout" svg:width="0.223cm" svg:height="0.225cm" svg:x="33.519cm" svg:y="4.208cm" svg:viewBox="0 0 224 226" svg:d="M113 226c30 0 58-12 79-34 22-21 32-50 32-80 0-29-10-58-32-80-21-20-49-32-79-32-29 0-57 12-81 32-21 22-32 51-32 80 0 30 11 59 32 80 24 22 52 34 81 34z">
          <text:p/>
        </draw:path>
        <draw:path draw:style-name="gr17" draw:text-style-name="P7" draw:layer="layout" svg:width="0.224cm" svg:height="0.223cm" svg:x="34.333cm" svg:y="3.116cm" svg:viewBox="0 0 225 224" svg:d="M111 224c31 0 60-12 80-32 21-22 34-49 34-82 0-28-13-57-34-78-20-22-49-32-80-32-29 0-58 10-79 32-21 21-32 50-32 78 0 33 11 60 32 82 21 20 50 32 79 32z">
          <text:p/>
        </draw:path>
        <draw:path draw:style-name="gr17" draw:text-style-name="P7" draw:layer="layout" svg:width="0.225cm" svg:height="0.224cm" svg:x="35.132cm" svg:y="3.045cm" svg:viewBox="0 0 226 225" svg:d="M112 225c30 0 59-13 80-35 20-21 34-49 34-80 0-30-14-58-34-79-21-20-50-31-80-31s-59 11-80 31c-20 21-32 49-32 79 0 31 12 59 32 80 21 22 50 35 80 35z">
          <text:p/>
        </draw:path>
        <draw:path draw:style-name="gr17" draw:text-style-name="P7" draw:layer="layout" svg:width="0.223cm" svg:height="0.225cm" svg:x="33.764cm" svg:y="3.723cm" svg:viewBox="0 0 224 226" svg:d="M114 226c29 0 57-12 78-35 20-21 32-50 32-79s-12-57-32-78c-21-22-49-34-78-34-30 0-58 12-79 34-23 21-35 49-35 78s12 58 35 79c21 23 49 35 79 35z">
          <text:p/>
        </draw:path>
        <draw:path draw:style-name="gr17" draw:text-style-name="P7" draw:layer="layout" svg:width="0.223cm" svg:height="0.225cm" svg:x="34.91cm" svg:y="2.693cm" svg:viewBox="0 0 224 226" svg:d="M112 226c29 0 58-12 79-33 20-22 33-49 33-80 0-32-13-59-33-81-21-21-50-32-79-32-31 0-58 11-80 32-20 22-32 49-32 81 0 31 12 58 32 80 22 21 49 33 80 33z">
          <text:p/>
        </draw:path>
        <draw:path draw:style-name="gr16" draw:text-style-name="P6" draw:layer="layout" svg:width="0.223cm" svg:height="0.225cm" svg:x="37.328cm" svg:y="3.403cm" svg:viewBox="0 0 224 226" svg:d="M114 226c29 0 58-12 78-33 21-22 32-49 32-80 0-29-11-59-32-81-20-21-49-32-78-32-31 0-58 11-80 32-22 22-34 52-34 81 0 31 12 58 34 80 22 21 49 33 80 33z">
          <text:p/>
        </draw:path>
        <draw:path draw:style-name="gr17" draw:text-style-name="P7" draw:layer="layout" svg:width="0.224cm" svg:height="0.223cm" svg:x="33.99cm" svg:y="3.535cm" svg:viewBox="0 0 225 224" svg:d="M114 224c29 0 59-10 80-32 20-20 31-51 31-80 0-31-11-59-31-80-21-20-51-32-80-32-31 0-59 12-80 32-21 21-34 49-34 80 0 29 13 60 34 80 21 22 49 32 80 32z">
          <text:p/>
        </draw:path>
        <draw:path draw:style-name="gr17" draw:text-style-name="P7" draw:layer="layout" svg:width="0.224cm" svg:height="0.223cm" svg:x="34.867cm" svg:y="3.295cm" svg:viewBox="0 0 225 224" svg:d="M112 224c29 0 58-11 79-32 21-20 34-52 34-81s-13-58-34-79c-21-20-50-32-79-32s-58 12-80 32c-21 21-32 50-32 79s11 61 32 81c22 21 51 32 80 32z">
          <text:p/>
        </draw:path>
        <draw:path draw:style-name="gr17" draw:text-style-name="P7" draw:layer="layout" svg:width="0.225cm" svg:height="0.224cm" svg:x="34.198cm" svg:y="3.669cm" svg:viewBox="0 0 226 225" svg:d="M114 225c30 0 59-11 80-32 20-22 32-49 32-80 0-29-12-56-32-78-21-22-50-35-80-35-31 0-58 13-80 35-21 22-34 49-34 78 0 31 13 58 34 80 22 21 49 32 80 32z">
          <text:p/>
        </draw:path>
        <draw:path draw:style-name="gr17" draw:text-style-name="P7" draw:layer="layout" svg:width="0.225cm" svg:height="0.223cm" svg:x="34.991cm" svg:y="3.209cm" svg:viewBox="0 0 226 224" svg:d="M113 224c30 0 58-12 79-32 22-21 34-49 34-79 0-29-12-59-34-80-21-22-49-33-79-33-29 0-59 11-81 33-21 21-32 51-32 80 0 30 11 58 32 79 22 20 52 32 81 32z">
          <text:p/>
        </draw:path>
        <draw:path draw:style-name="gr17" draw:text-style-name="P7" draw:layer="layout" svg:width="0.225cm" svg:height="0.225cm" svg:x="33.813cm" svg:y="3.934cm" svg:viewBox="0 0 226 226" svg:d="M113 226c30 0 59-12 79-36 22-20 34-49 34-78s-12-58-34-80c-20-21-49-32-79-32-31 0-58 11-79 32-22 22-34 51-34 80s12 58 34 78c21 24 48 36 79 36z">
          <text:p/>
        </draw:path>
        <draw:path draw:style-name="gr17" draw:text-style-name="P7" draw:layer="layout" svg:width="0.224cm" svg:height="0.224cm" svg:x="34.795cm" svg:y="3.064cm" svg:viewBox="0 0 225 225" svg:d="M113 225c29 0 58-12 79-33 22-21 33-50 33-81 0-29-11-58-33-78-21-21-50-33-79-33-31 0-58 12-81 33-21 20-32 49-32 78 0 31 11 60 32 81 23 21 50 33 81 33z">
          <text:p/>
        </draw:path>
        <draw:path draw:style-name="gr17" draw:text-style-name="P7" draw:layer="layout" svg:width="0.225cm" svg:height="0.223cm" svg:x="33.594cm" svg:y="4.208cm" svg:viewBox="0 0 226 224" svg:d="M112 224c30 0 59-12 82-33 20-20 32-49 32-81 0-29-12-56-32-78-23-21-52-32-82-32-29 0-57 11-78 32-22 22-34 49-34 78 0 32 12 61 34 81 21 21 49 33 78 33z">
          <text:p/>
        </draw:path>
        <draw:path draw:style-name="gr17" draw:text-style-name="P7" draw:layer="layout" svg:width="0.225cm" svg:height="0.225cm" svg:x="34.867cm" svg:y="2.401cm" svg:viewBox="0 0 226 226" svg:d="M112 226c30 0 58-11 80-32 22-23 34-53 34-81 0-30-12-58-34-79-22-22-50-34-80-34-29 0-57 12-78 34-23 21-34 49-34 79 0 28 11 58 34 81 21 21 49 32 78 32z">
          <text:p/>
        </draw:path>
        <draw:path draw:style-name="gr16" draw:text-style-name="P6" draw:layer="layout" svg:width="0.225cm" svg:height="0.225cm" svg:x="37.332cm" svg:y="3.677cm" svg:viewBox="0 0 226 226" svg:d="M113 226c29 0 59-12 81-32 20-21 32-51 32-80 0-30-12-58-32-79-22-21-52-35-81-35-30 0-58 14-79 35-22 21-34 49-34 79 0 29 12 59 34 80 21 20 49 32 79 32z">
          <text:p/>
        </draw:path>
        <draw:path draw:style-name="gr17" draw:text-style-name="P7" draw:layer="layout" svg:width="0.225cm" svg:height="0.225cm" svg:x="34.85cm" svg:y="2.574cm" svg:viewBox="0 0 226 226" svg:d="M112 226c31 0 58-14 80-34 22-21 34-49 34-79 0-29-12-59-34-80-22-20-49-33-80-33-29 0-58 13-80 33-21 21-32 51-32 80 0 30 11 58 32 79 22 20 51 34 80 34z">
          <text:p/>
        </draw:path>
        <draw:path draw:style-name="gr17" draw:text-style-name="P7" draw:layer="layout" svg:width="0.225cm" svg:height="0.225cm" svg:x="35.121cm" svg:y="2.548cm" svg:viewBox="0 0 226 226" svg:d="M112 226c30 0 59-12 80-34 22-21 34-49 34-78s-12-58-34-79c-21-23-50-35-80-35-29 0-57 12-78 35-22 21-34 50-34 79s12 57 34 78c21 22 49 34 78 34z">
          <text:p/>
        </draw:path>
        <draw:path draw:style-name="gr16" draw:text-style-name="P6" draw:layer="layout" svg:width="0.223cm" svg:height="0.223cm" svg:x="36.996cm" svg:y="3.457cm" svg:viewBox="0 0 224 224" svg:d="M111 224c32 0 59-13 81-34 21-22 32-49 32-80 0-29-11-58-32-78-22-21-49-32-81-32-29 0-58 11-79 32-22 20-32 49-32 78 0 31 10 58 32 80 21 21 50 34 79 34z">
          <text:p/>
        </draw:path>
        <draw:path draw:style-name="gr16" draw:text-style-name="P6" draw:layer="layout" svg:width="0.223cm" svg:height="0.225cm" svg:x="37.268cm" svg:y="3.786cm" svg:viewBox="0 0 224 226" svg:d="M114 226c29 0 58-11 78-32 20-22 32-51 32-81 0-31-12-58-32-80-20-21-49-33-78-33-33 0-61 12-82 33-20 22-32 49-32 80 0 30 12 59 32 81 21 21 49 32 82 32z">
          <text:p/>
        </draw:path>
        <draw:path draw:style-name="gr17" draw:text-style-name="P7" draw:layer="layout" svg:width="0.225cm" svg:height="0.224cm" svg:x="35.132cm" svg:y="2.361cm" svg:viewBox="0 0 226 225" svg:d="M113 225c29 0 59-14 79-35s34-49 34-78c0-31-14-58-34-80-20-21-50-32-79-32-31 0-58 11-80 32-21 22-33 49-33 80 0 29 12 57 33 78 22 21 49 35 80 35z">
          <text:p/>
        </draw:path>
        <draw:path draw:style-name="gr16" draw:text-style-name="P6" draw:layer="layout" svg:width="0.225cm" svg:height="0.225cm" svg:x="37.161cm" svg:y="3.593cm" svg:viewBox="0 0 226 226" svg:d="M111 226c32 0 60-11 81-32 21-22 34-51 34-80 0-31-13-59-34-80-21-22-49-34-81-34-29 0-58 12-78 34-21 21-33 49-33 80 0 29 12 58 33 80 20 21 49 32 78 32z">
          <text:p/>
        </draw:path>
        <draw:path draw:style-name="gr17" draw:text-style-name="P7" draw:layer="layout" svg:width="0.225cm" svg:height="0.225cm" svg:x="35cm" svg:y="2.473cm" svg:viewBox="0 0 226 226" svg:d="M113 226c31 0 58-11 80-32 21-22 33-51 33-80 0-31-12-59-33-80-22-22-49-34-80-34-29 0-59 12-81 34-20 21-32 49-32 80 0 29 12 58 32 80 22 21 52 32 81 32z">
          <text:p/>
        </draw:path>
        <draw:path draw:style-name="gr16" draw:text-style-name="P6" draw:layer="layout" svg:width="0.224cm" svg:height="0.224cm" svg:x="37.09cm" svg:y="3.504cm" svg:viewBox="0 0 225 225" svg:d="M112 225c31 0 58-13 80-35 22-21 33-49 33-80 0-29-11-58-33-78-22-21-49-32-80-32-29 0-58 11-79 32-22 20-33 49-33 78 0 31 11 59 33 80 21 22 50 35 79 35z">
          <text:p/>
        </draw:path>
        <draw:path draw:style-name="gr17" draw:text-style-name="P7" draw:layer="layout" svg:width="0.225cm" svg:height="0.223cm" svg:x="34.246cm" svg:y="3.431cm" svg:viewBox="0 0 226 224" svg:d="M112 224c31 0 59-11 80-32 22-20 34-49 34-78 0-31-12-58-34-80-21-22-49-34-80-34-29 0-59 12-78 34-22 22-34 49-34 80 0 29 12 58 34 78 19 21 49 32 78 32z">
          <text:p/>
        </draw:path>
        <draw:path draw:style-name="gr17" draw:text-style-name="P7" draw:layer="layout" svg:width="0.224cm" svg:height="0.223cm" svg:x="33.668cm" svg:y="4.15cm" svg:viewBox="0 0 225 224" svg:d="M112 224c31 0 60-12 80-34 21-22 33-49 33-78 0-31-12-58-33-80-20-20-49-32-80-32-29 0-58 12-79 32-21 22-33 49-33 80 0 29 12 56 33 78s50 34 79 34z">
          <text:p/>
        </draw:path>
        <draw:path draw:style-name="gr17" draw:text-style-name="P7" draw:layer="layout" svg:width="0.225cm" svg:height="0.223cm" svg:x="33.608cm" svg:y="4.049cm" svg:viewBox="0 0 226 224" svg:d="M114 224c29 0 58-12 80-32 21-21 32-49 32-78 0-30-11-60-32-82-22-20-51-32-80-32-31 0-58 12-80 32-22 22-34 52-34 82 0 29 12 57 34 78 22 20 49 32 80 32z">
          <text:p/>
        </draw:path>
        <draw:path draw:style-name="gr17" draw:text-style-name="P7" draw:layer="layout" svg:width="0.223cm" svg:height="0.225cm" svg:x="34.289cm" svg:y="3.506cm" svg:viewBox="0 0 224 226" svg:d="M111 226c31 0 61-13 81-34 21-22 32-50 32-81 0-29-11-58-32-79-20-20-50-32-81-32-30 0-58 12-79 32-20 21-32 50-32 79 0 31 12 59 32 81 21 21 49 34 79 34z">
          <text:p/>
        </draw:path>
        <draw:path draw:style-name="gr17" draw:text-style-name="P7" draw:layer="layout" svg:width="0.225cm" svg:height="0.225cm" svg:x="33.9cm" svg:y="3.754cm" svg:viewBox="0 0 226 226" svg:d="M113 226c31 0 58-13 81-34 20-21 32-50 32-81 0-30-12-58-32-79-23-20-50-32-81-32-30 0-58 12-79 32-22 21-34 49-34 79 0 31 12 60 34 81 21 21 49 34 79 34z">
          <text:p/>
        </draw:path>
        <draw:path draw:style-name="gr17" draw:text-style-name="P7" draw:layer="layout" svg:width="0.225cm" svg:height="0.223cm" svg:x="33.831cm" svg:y="3.801cm" svg:viewBox="0 0 226 224" svg:d="M113 224c29 0 58-10 79-32 22-21 34-50 34-79 0-32-12-59-34-81-21-21-50-32-79-32-30 0-59 11-81 32-21 22-32 49-32 81 0 29 11 58 32 79 22 22 51 32 81 32z">
          <text:p/>
        </draw:path>
        <draw:path draw:style-name="gr17" draw:text-style-name="P7" draw:layer="layout" svg:width="0.225cm" svg:height="0.225cm" svg:x="33.735cm" svg:y="3.501cm" svg:viewBox="0 0 226 226" svg:d="M113 226c29 0 58-12 78-33 23-23 35-52 35-81s-12-57-35-78c-20-22-49-34-78-34s-58 12-81 34c-20 21-32 49-32 78s12 58 32 81c23 21 52 33 81 33z">
          <text:p/>
        </draw:path>
        <draw:path draw:style-name="gr17" draw:text-style-name="P7" draw:layer="layout" svg:width="0.225cm" svg:height="0.223cm" svg:x="34.214cm" svg:y="3.154cm" svg:viewBox="0 0 226 224" svg:d="M113 224c29 0 59-12 81-32 21-21 32-49 32-79s-11-61-32-81c-22-21-52-32-81-32s-58 11-78 32c-23 20-35 51-35 81s12 58 35 79c20 20 49 32 78 32z">
          <text:p/>
        </draw:path>
        <draw:path draw:style-name="gr17" draw:text-style-name="P7" draw:layer="layout" svg:width="0.223cm" svg:height="0.224cm" svg:x="35.019cm" svg:y="2.627cm" svg:viewBox="0 0 224 225" svg:d="M114 225c29 0 58-11 78-32 21-21 32-52 32-81s-11-58-32-78c-20-21-49-34-78-34-32 0-61 13-81 34-21 20-33 49-33 78s12 60 33 81c20 21 49 32 81 32z">
          <text:p/>
        </draw:path>
        <draw:path draw:style-name="gr17" draw:text-style-name="P7" draw:layer="layout" svg:width="0.223cm" svg:height="0.224cm" svg:x="32.24cm" svg:y="5.432cm" svg:viewBox="0 0 224 225" svg:d="M110 225c31 0 58-13 80-34 22-20 34-49 34-78s-12-59-34-79c-22-23-49-34-80-34-29 0-58 11-78 34-20 20-32 50-32 79s12 58 32 78c20 21 49 34 78 34z">
          <text:p/>
        </draw:path>
        <draw:path draw:style-name="gr17" draw:text-style-name="P7" draw:layer="layout" svg:width="0.224cm" svg:height="0.225cm" svg:x="32.281cm" svg:y="5.564cm" svg:viewBox="0 0 225 226" svg:d="M113 226c29 0 58-13 79-34 22-20 33-50 33-81 0-29-11-58-33-78-21-21-50-33-79-33-32 0-59 12-81 33-21 20-32 49-32 78 0 31 11 61 32 81 22 21 49 34 81 34z">
          <text:p/>
        </draw:path>
        <draw:path draw:style-name="gr17" draw:text-style-name="P7" draw:layer="layout" svg:width="0.223cm" svg:height="0.225cm" svg:x="32.196cm" svg:y="5.403cm" svg:viewBox="0 0 224 226" svg:d="M114 226c29 0 58-12 78-34 21-20 32-49 32-78 0-31-11-59-32-80-20-22-49-34-78-34-31 0-58 12-80 34-22 21-34 49-34 80 0 29 12 58 34 78 22 22 49 34 80 34z">
          <text:p/>
        </draw:path>
        <draw:path draw:style-name="gr17" draw:text-style-name="P7" draw:layer="layout" svg:width="0.225cm" svg:height="0.225cm" svg:x="32.09cm" svg:y="5.518cm" svg:viewBox="0 0 226 226" svg:d="M113 226c31 0 58-12 80-35 22-20 33-49 33-79 0-29-11-59-33-80-22-20-49-32-80-32-30 0-58 12-79 32-22 21-34 51-34 80 0 30 12 59 34 79 21 23 49 35 79 35z">
          <text:p/>
        </draw:path>
        <draw:path draw:style-name="gr17" draw:text-style-name="P7" draw:layer="layout" svg:width="0.225cm" svg:height="0.223cm" svg:x="31.825cm" svg:y="5.627cm" svg:viewBox="0 0 226 224" svg:d="M113 224c29 0 58-11 80-32 21-22 33-49 33-78 0-31-12-61-33-81-22-21-51-33-80-33-30 0-59 12-81 33-21 20-32 50-32 81 0 29 11 56 32 78 22 21 51 32 81 32z">
          <text:p/>
        </draw:path>
        <draw:path draw:style-name="gr17" draw:text-style-name="P7" draw:layer="layout" svg:width="0.223cm" svg:height="0.225cm" svg:x="31.602cm" svg:y="6.67cm" svg:viewBox="0 0 224 226" svg:d="M110 226c31 0 58-12 82-34 20-21 32-50 32-80 0-29-12-58-32-80-24-20-51-32-82-32-29 0-58 12-78 32-20 22-32 51-32 80 0 30 12 59 32 80 20 22 49 34 78 34z">
          <text:p/>
        </draw:path>
        <draw:path draw:style-name="gr17" draw:text-style-name="P7" draw:layer="layout" svg:width="0.225cm" svg:height="0.225cm" svg:x="33.833cm" svg:y="9.51cm" svg:viewBox="0 0 226 226" svg:d="M112 226c31 0 59-12 80-34 21-21 34-49 34-78 0-30-13-58-34-79-21-22-49-35-80-35-30 0-59 13-80 35-20 21-32 49-32 79 0 29 12 57 32 78 21 22 50 34 80 34z">
          <text:p/>
        </draw:path>
        <draw:path draw:style-name="gr17" draw:text-style-name="P7" draw:layer="layout" svg:width="0.225cm" svg:height="0.223cm" svg:x="33.762cm" svg:y="9.579cm" svg:viewBox="0 0 226 224" svg:d="M115 224c30 0 58-12 79-32 20-21 32-49 32-82 0-29-12-58-32-78-21-21-49-32-79-32-32 0-60 11-81 32-21 20-34 49-34 78 0 33 13 61 34 82 21 20 49 32 81 32z">
          <text:p/>
        </draw:path>
        <draw:path draw:style-name="gr17" draw:text-style-name="P7" draw:layer="layout" svg:width="0.225cm" svg:height="0.225cm" svg:x="34.096cm" svg:y="3.495cm" svg:viewBox="0 0 226 226" svg:d="M113 226c30 0 58-12 79-35 22-21 34-50 34-79s-12-58-34-78c-21-22-49-34-79-34-29 0-60 12-79 34-22 20-34 49-34 78s12 58 34 79c19 23 50 35 79 35z">
          <text:p/>
        </draw:path>
        <draw:path draw:style-name="gr17" draw:text-style-name="P7" draw:layer="layout" svg:width="0.224cm" svg:height="0.223cm" svg:x="34.244cm" svg:y="3.07cm" svg:viewBox="0 0 225 224" svg:d="M112 224c30 0 59-12 79-32 23-20 34-52 34-81 0-30-11-58-34-79-20-20-49-32-79-32-29 0-58 12-78 32-21 21-34 49-34 79 0 29 13 61 34 81 20 20 49 32 78 32z">
          <text:p/>
        </draw:path>
        <draw:path draw:style-name="gr17" draw:text-style-name="P7" draw:layer="layout" svg:width="0.225cm" svg:height="0.225cm" svg:x="35.251cm" svg:y="2.877cm" svg:viewBox="0 0 226 226" svg:d="M114 226c29 0 59-11 80-32 20-22 32-50 32-81 0-30-12-58-32-79-21-22-51-34-80-34-30 0-59 12-79 34-23 21-35 49-35 79 0 31 12 59 35 81 20 21 49 32 79 32z">
          <text:p/>
        </draw:path>
        <draw:path draw:style-name="gr17" draw:text-style-name="P7" draw:layer="layout" svg:width="0.223cm" svg:height="0.225cm" svg:x="33.876cm" svg:y="3.633cm" svg:viewBox="0 0 224 226" svg:d="M111 226c32 0 61-13 81-34 20-20 32-49 32-78 0-31-12-59-32-82-20-20-49-32-81-32-29 0-58 12-78 32-21 23-33 51-33 82 0 29 12 58 33 78 20 21 49 34 78 34z">
          <text:p/>
        </draw:path>
        <draw:path draw:style-name="gr17" draw:text-style-name="P7" draw:layer="layout" svg:width="0.223cm" svg:height="0.225cm" svg:x="34.82cm" svg:y="2.707cm" svg:viewBox="0 0 224 226" svg:d="M114 226c29 0 58-12 78-34 20-21 32-49 32-79s-12-59-32-81c-20-21-49-32-78-32-31 0-61 11-82 32-20 22-32 51-32 81s12 58 32 79c21 22 51 34 82 34z">
          <text:p/>
        </draw:path>
        <draw:path draw:style-name="gr16" draw:text-style-name="P6" draw:layer="layout" svg:width="0.223cm" svg:height="0.224cm" svg:x="37.403cm" svg:y="3.389cm" svg:viewBox="0 0 224 225" svg:d="M111 225c29 0 57-11 81-32 21-22 32-49 32-80 0-29-11-59-32-79-24-21-52-34-81-34s-58 13-79 34c-20 20-32 50-32 79 0 31 12 58 32 80 21 21 50 32 79 32z">
          <text:p/>
        </draw:path>
        <draw:path draw:style-name="gr17" draw:text-style-name="P7" draw:layer="layout" svg:width="0.223cm" svg:height="0.225cm" svg:x="31.593cm" svg:y="6.733cm" svg:viewBox="0 0 224 226" svg:d="M111 226c29 0 59-13 81-34 20-20 32-49 32-78 0-30-12-59-32-81-22-21-52-33-81-33-30 0-58 12-79 33-20 22-32 51-32 81 0 29 12 58 32 78 21 21 49 34 79 34z">
          <text:p/>
        </draw:path>
        <draw:path draw:style-name="gr17" draw:text-style-name="P7" draw:layer="layout" svg:width="0.224cm" svg:height="0.223cm" svg:x="35.211cm" svg:y="3.336cm" svg:viewBox="0 0 225 224" svg:d="M113 224c31 0 58-12 80-32 21-21 32-49 32-80s-11-59-32-80c-22-20-49-32-80-32-29 0-59 12-79 32-21 21-34 49-34 80s13 59 34 80c20 20 50 32 79 32z">
          <text:p/>
        </draw:path>
        <draw:path draw:style-name="gr17" draw:text-style-name="P7" draw:layer="layout" svg:width="0.223cm" svg:height="0.224cm" svg:x="31.813cm" svg:y="4.136cm" svg:viewBox="0 0 224 225" svg:d="M112 225c29 0 58-14 80-34 20-22 32-49 32-80 0-29-12-58-32-79-22-20-51-32-80-32-31 0-58 12-80 32-20 21-32 50-32 79 0 31 12 58 32 80 22 20 49 34 80 34z">
          <text:p/>
        </draw:path>
        <draw:path draw:style-name="gr17" draw:text-style-name="P7" draw:layer="layout" svg:width="0.225cm" svg:height="0.225cm" svg:x="32.125cm" svg:y="4.133cm" svg:viewBox="0 0 226 226" svg:d="M113 226c31 0 60-14 81-35 20-20 32-49 32-78 0-31-12-58-32-80-21-22-50-33-81-33-30 0-58 11-79 33-22 22-34 49-34 80 0 29 12 58 34 78 21 21 49 35 79 35z">
          <text:p/>
        </draw:path>
        <draw:path draw:style-name="gr16" draw:text-style-name="P6" draw:layer="layout" svg:width="0.225cm" svg:height="0.223cm" svg:x="38.4cm" svg:y="1.823cm" svg:viewBox="0 0 226 224" svg:d="M113 224c30 0 58-12 79-32 22-22 34-49 34-80 0-29-12-59-34-80-21-22-49-32-79-32-29 0-58 10-80 32-22 21-33 51-33 80 0 31 11 58 33 80 22 20 51 32 80 32z">
          <text:p/>
        </draw:path>
        <draw:path draw:style-name="gr17" draw:text-style-name="P7" draw:layer="layout" svg:width="0.223cm" svg:height="0.224cm" svg:x="38.46cm" svg:y="1.885cm" svg:viewBox="0 0 224 225" svg:d="M113 225c30 0 58-11 79-31 20-21 32-50 32-79 0-31-12-59-32-80-21-21-49-35-79-35s-59 14-80 35c-20 21-33 49-33 80 0 29 13 58 33 79 21 20 50 31 80 31z">
          <text:p/>
        </draw:path>
        <draw:path draw:style-name="gr16" draw:text-style-name="P6" draw:layer="layout" svg:width="0.225cm" svg:height="0.225cm" svg:x="38.434cm" svg:y="2.366cm" svg:viewBox="0 0 226 226" svg:d="M113 226c29 0 58-11 80-35 22-20 33-49 33-78 0-31-11-58-33-80-22-21-51-33-80-33s-58 12-78 33c-23 22-35 49-35 80 0 29 12 58 35 78 20 24 49 35 78 35z">
          <text:p/>
        </draw:path>
        <draw:path draw:style-name="gr17" draw:text-style-name="P7" draw:layer="layout" svg:width="0.225cm" svg:height="0.223cm" svg:x="32.263cm" svg:y="4cm" svg:viewBox="0 0 226 224" svg:d="M114 224c29 0 58-12 80-32 21-21 32-50 32-80 0-31-11-58-32-80-22-20-51-32-80-32-32 0-59 12-80 32-22 22-34 49-34 80 0 30 12 59 34 80 21 20 48 32 80 32z">
          <text:p/>
        </draw:path>
        <draw:path draw:style-name="gr17" draw:text-style-name="P7" draw:layer="layout" svg:width="0.225cm" svg:height="0.225cm" svg:x="31.937cm" svg:y="3.994cm" svg:viewBox="0 0 226 226" svg:d="M113 226c29 0 57-12 78-34 23-20 35-50 35-80 0-29-12-59-35-80-21-20-49-32-78-32s-60 12-81 32c-20 21-32 51-32 80 0 30 12 60 32 80 21 22 52 34 81 34z">
          <text:p/>
        </draw:path>
        <draw:path draw:style-name="gr17" draw:text-style-name="P7" draw:layer="layout" svg:width="0.223cm" svg:height="0.223cm" svg:x="32.205cm" svg:y="3.72cm" svg:viewBox="0 0 224 224" svg:d="M112 224c31 0 59-10 80-32 20-22 32-51 32-80 0-31-12-58-32-80-21-20-49-32-80-32-29 0-58 12-79 32-21 22-33 49-33 80 0 29 12 58 33 80s50 32 79 32z">
          <text:p/>
        </draw:path>
        <draw:path draw:style-name="gr17" draw:text-style-name="P7" draw:layer="layout" svg:width="0.223cm" svg:height="0.225cm" svg:x="32.28cm" svg:y="3.885cm" svg:viewBox="0 0 224 226" svg:d="M111 226c29 0 61-12 81-33 21-22 32-49 32-80 0-29-11-58-32-79-20-23-52-34-81-34-30 0-58 11-79 34-20 21-32 50-32 79 0 31 12 58 32 80 21 21 49 33 79 33z">
          <text:p/>
        </draw:path>
        <draw:path draw:style-name="gr17" draw:text-style-name="P7" draw:layer="layout" svg:width="0.226cm" svg:height="0.224cm" svg:x="33.071cm" svg:y="3.302cm" svg:viewBox="0 0 227 225" svg:d="M113 225c32 0 59-13 81-34 21-20 33-50 33-81 0-29-12-58-33-79-22-20-49-31-81-31-29 0-58 11-80 31-21 21-33 50-33 79 0 31 12 61 33 81 22 21 51 34 80 34z">
          <text:p/>
        </draw:path>
        <draw:path draw:style-name="gr17" draw:text-style-name="P7" draw:layer="layout" svg:width="0.225cm" svg:height="0.224cm" svg:x="38.23cm" svg:y="2.725cm" svg:viewBox="0 0 226 225" svg:d="M114 225c29 0 56-11 79-32 21-20 33-49 33-78 0-31-12-61-33-81-23-21-50-34-79-34-31 0-59 13-80 34-21 20-34 50-34 81 0 29 13 58 34 78 21 21 49 32 80 32z">
          <text:p/>
        </draw:path>
        <draw:path draw:style-name="gr17" draw:text-style-name="P7" draw:layer="layout" svg:width="0.223cm" svg:height="0.223cm" svg:x="32.551cm" svg:y="4.173cm" svg:viewBox="0 0 224 224" svg:d="M111 224c32 0 59-12 81-32 21-22 32-51 32-80 0-31-11-59-32-80-22-20-49-32-81-32-29 0-58 12-79 32-22 21-32 49-32 80 0 29 10 58 32 80 21 20 50 32 79 32z">
          <text:p/>
        </draw:path>
        <draw:path draw:style-name="gr17" draw:text-style-name="P7" draw:layer="layout" svg:width="0.224cm" svg:height="0.224cm" svg:x="32.509cm" svg:y="4.159cm" svg:viewBox="0 0 225 225" svg:d="M113 225c29 0 58-11 78-34 21-21 34-50 34-79 0-31-13-58-34-80-20-21-49-32-78-32-32 0-59 11-81 32-21 22-32 49-32 80 0 29 11 58 32 79 22 23 49 34 81 34z">
          <text:p/>
        </draw:path>
        <draw:path draw:style-name="gr17" draw:text-style-name="P7" draw:layer="layout" svg:width="0.223cm" svg:height="0.225cm" svg:x="31.028cm" svg:y="5.72cm" svg:viewBox="0 0 224 226" svg:d="M113 226c29 0 58-13 78-35 21-20 33-49 33-78 0-31-12-58-33-79-20-22-49-34-78-34s-61 12-81 34c-21 21-32 48-32 79 0 29 11 58 32 78 20 22 52 35 81 35z">
          <text:p/>
        </draw:path>
        <draw:path draw:style-name="gr17" draw:text-style-name="P7" draw:layer="layout" svg:width="0.225cm" svg:height="0.224cm" svg:x="33.591cm" svg:y="9.724cm" svg:viewBox="0 0 226 225" svg:d="M113 225c29 0 58-13 79-34 22-22 34-49 34-80 0-29-12-58-34-79-21-21-50-32-79-32-31 0-58 11-81 32-20 21-32 50-32 79 0 31 12 58 32 80 23 21 50 34 81 34z">
          <text:p/>
        </draw:path>
        <draw:path draw:style-name="gr17" draw:text-style-name="P7" draw:layer="layout" svg:width="0.223cm" svg:height="0.225cm" svg:x="33.591cm" svg:y="9.652cm" svg:viewBox="0 0 224 226" svg:d="M110 226c31 0 58-12 80-33 22-22 34-49 34-80 0-30-12-59-34-79-22-21-49-34-80-34-29 0-58 13-78 34-21 20-32 49-32 79 0 31 11 58 32 80 20 21 49 33 78 33z">
          <text:p/>
        </draw:path>
        <draw:path draw:style-name="gr17" draw:text-style-name="P7" draw:layer="layout" svg:width="0.225cm" svg:height="0.225cm" svg:x="33.557cm" svg:y="9.611cm" svg:viewBox="0 0 226 226" svg:d="M112 226c31 0 59-11 81-32 21-22 33-51 33-81s-12-58-33-79c-22-22-50-34-81-34-29 0-58 12-78 34-20 21-34 49-34 79s14 59 34 81c20 21 49 32 78 32z">
          <text:p/>
        </draw:path>
        <draw:path draw:style-name="gr16" draw:text-style-name="P6" draw:layer="layout" svg:width="0.224cm" svg:height="0.224cm" svg:x="38.931cm" svg:y="5.25cm" svg:viewBox="0 0 225 225" svg:d="M110 225c31 0 59-13 81-34 21-20 34-49 34-78 0-31-13-58-34-80-22-22-50-33-81-33-29 0-56 11-78 33-21 22-32 49-32 80 0 29 11 58 32 78 22 21 49 34 78 34z">
          <text:p/>
        </draw:path>
        <draw:path draw:style-name="gr17" draw:text-style-name="P7" draw:layer="layout" svg:width="0.223cm" svg:height="0.225cm" svg:x="35.247cm" svg:y="4.251cm" svg:viewBox="0 0 224 226" svg:d="M114 226c29 0 58-12 78-34 21-20 32-49 32-79s-11-58-32-79c-20-22-49-34-78-34-32 0-61 12-81 34-21 21-33 49-33 79s12 59 33 79c20 22 49 34 81 34z">
          <text:p/>
        </draw:path>
        <draw:path draw:style-name="gr16" draw:text-style-name="P6" draw:layer="layout" svg:width="0.225cm" svg:height="0.223cm" svg:x="37.037cm" svg:y="3.108cm" svg:viewBox="0 0 226 224" svg:d="M114 224c29 0 58-10 78-32 22-21 34-49 34-80s-12-59-34-80c-20-20-49-32-78-32-31 0-60 12-82 32-20 21-32 49-32 80s12 59 32 80c22 22 51 32 82 32z">
          <text:p/>
        </draw:path>
        <draw:path draw:style-name="gr16" draw:text-style-name="P6" draw:layer="layout" svg:width="0.223cm" svg:height="0.225cm" svg:x="37.297cm" svg:y="5.614cm" svg:viewBox="0 0 224 226" svg:d="M114 226c29 0 57-12 78-32 20-21 32-50 32-79 0-32-12-61-32-81-21-21-49-34-78-34-30 0-60 13-82 34-20 20-32 49-32 81 0 29 12 58 32 79 22 20 52 32 82 32z">
          <text:p/>
        </draw:path>
        <draw:path draw:style-name="gr16" draw:text-style-name="P6" draw:layer="layout" svg:width="0.225cm" svg:height="0.225cm" svg:x="37.736cm" svg:y="5.423cm" svg:viewBox="0 0 226 226" svg:d="M114 226c29 0 58-11 78-32 22-22 34-49 34-80 0-30-12-59-34-80-20-22-49-34-78-34s-58 12-79 34c-22 21-35 50-35 80 0 31 13 58 35 80 21 21 50 32 79 32z">
          <text:p/>
        </draw:path>
        <draw:path draw:style-name="gr16" draw:text-style-name="P6" draw:layer="layout" svg:width="0.224cm" svg:height="0.225cm" svg:x="38.337cm" svg:y="1.708cm" svg:viewBox="0 0 225 226" svg:d="M113 226c31 0 60-12 81-33 20-22 31-51 31-80 0-30-11-58-31-79-21-22-50-34-81-34-29 0-59 12-79 34-21 21-34 49-34 79 0 29 13 58 34 80 20 21 50 33 79 33z">
          <text:p/>
        </draw:path>
        <draw:path draw:style-name="gr16" draw:text-style-name="P6" draw:layer="layout" svg:width="0.223cm" svg:height="0.224cm" svg:x="37.94cm" svg:y="5.014cm" svg:viewBox="0 0 224 225" svg:d="M114 225c29 0 58-11 78-32 20-22 32-49 32-80 0-29-12-58-32-78-20-22-49-35-78-35-31 0-61 13-81 35-21 20-33 49-33 78 0 31 12 58 33 80 20 21 50 32 81 32z">
          <text:p/>
        </draw:path>
        <draw:path draw:style-name="gr16" draw:text-style-name="P6" draw:layer="layout" svg:width="0.225cm" svg:height="0.225cm" svg:x="37.372cm" svg:y="5.403cm" svg:viewBox="0 0 226 226" svg:d="M113 226c29 0 58-12 79-34 22-21 34-49 34-79s-12-59-34-81c-21-21-50-32-79-32-30 0-58 11-79 32-22 22-34 51-34 81s12 58 34 79c21 22 49 34 79 34z">
          <text:p/>
        </draw:path>
        <draw:path draw:style-name="gr16" draw:text-style-name="P6" draw:layer="layout" svg:width="0.225cm" svg:height="0.223cm" svg:x="37.938cm" svg:y="5.143cm" svg:viewBox="0 0 226 224" svg:d="M114 224c29 0 58-12 80-33 20-20 32-49 32-78 0-32-12-61-32-81-22-21-51-32-80-32-30 0-58 11-79 32-23 20-35 49-35 81 0 29 12 58 35 78 21 21 49 33 79 33z">
          <text:p/>
        </draw:path>
        <draw:path draw:style-name="gr16" draw:text-style-name="P6" draw:layer="layout" svg:width="0.225cm" svg:height="0.225cm" svg:x="37.497cm" svg:y="4.35cm" svg:viewBox="0 0 226 226" svg:d="M114 226c30 0 58-12 80-33 20-22 32-49 32-80 0-29-12-58-32-79-22-21-50-34-80-34-31 0-60 13-80 34-21 21-34 50-34 79 0 31 13 58 34 80 20 21 49 33 80 33z">
          <text:p/>
        </draw:path>
        <draw:path draw:style-name="gr16" draw:text-style-name="P6" draw:layer="layout" svg:width="0.224cm" svg:height="0.225cm" svg:x="39.214cm" svg:y="5.411cm" svg:viewBox="0 0 225 226" svg:d="M111 226c31 0 60-13 80-32 21-22 34-51 34-80s-13-59-34-81c-20-21-49-33-80-33-30 0-59 12-80 33-20 22-31 52-31 81s11 58 31 80c21 19 50 32 80 32z">
          <text:p/>
        </draw:path>
        <draw:path draw:style-name="gr16" draw:text-style-name="P6" draw:layer="layout" svg:width="0.225cm" svg:height="0.223cm" svg:x="38.934cm" svg:y="4.868cm" svg:viewBox="0 0 226 224" svg:d="M112 224c29 0 59-12 79-32 23-20 35-52 35-81s-12-58-35-78c-20-21-50-33-79-33s-58 12-80 33c-21 20-32 49-32 78s11 61 32 81c22 20 51 32 80 32z">
          <text:p/>
        </draw:path>
        <draw:path draw:style-name="gr16" draw:text-style-name="P6" draw:layer="layout" svg:width="0.224cm" svg:height="0.223cm" svg:x="39.91cm" svg:y="4.837cm" svg:viewBox="0 0 225 224" svg:d="M113 224c31 0 58-12 80-32 21-24 32-51 32-82 0-29-11-58-32-78-22-21-49-32-80-32-29 0-59 11-80 32-22 20-33 49-33 78 0 31 11 58 33 82 21 20 51 32 80 32z">
          <text:p/>
        </draw:path>
        <draw:path draw:style-name="gr16" draw:text-style-name="P6" draw:layer="layout" svg:width="0.225cm" svg:height="0.225cm" svg:x="39.032cm" svg:y="4.889cm" svg:viewBox="0 0 226 226" svg:d="M113 226c30 0 58-12 79-34 22-21 34-50 34-80 0-29-12-58-34-80-21-20-49-32-79-32-31 0-58 12-80 32-21 22-33 51-33 80 0 30 12 59 33 80 22 22 49 34 80 34z">
          <text:p/>
        </draw:path>
        <draw:path draw:style-name="gr16" draw:text-style-name="P6" draw:layer="layout" svg:width="0.225cm" svg:height="0.225cm" svg:x="37.56cm" svg:y="5.14cm" svg:viewBox="0 0 226 226" svg:d="M112 226c30 0 58-12 80-34 22-21 34-49 34-79s-12-60-34-81c-22-20-50-32-80-32-29 0-57 12-78 32-22 21-34 51-34 81s12 58 34 79c21 22 49 34 78 34z">
          <text:p/>
        </draw:path>
        <draw:path draw:style-name="gr16" draw:text-style-name="P6" draw:layer="layout" svg:width="0.224cm" svg:height="0.223cm" svg:x="36.772cm" svg:y="4.681cm" svg:viewBox="0 0 225 224" svg:d="M113 224c29 0 58-10 79-32 22-21 33-49 33-80s-11-59-33-80c-21-20-50-32-79-32-31 0-59 12-81 32-21 21-32 49-32 80s11 59 32 80c22 22 50 32 81 32z">
          <text:p/>
        </draw:path>
        <draw:path draw:style-name="gr16" draw:text-style-name="P6" draw:layer="layout" svg:width="0.224cm" svg:height="0.225cm" svg:x="37.044cm" svg:y="3.888cm" svg:viewBox="0 0 225 226" svg:d="M113 226c31 0 58-12 80-32 21-21 32-50 32-79 0-31-11-59-32-80-22-22-49-35-80-35-29 0-58 13-78 35-22 21-35 49-35 80 0 29 13 58 35 79 20 20 49 32 78 32z">
          <text:p/>
        </draw:path>
        <draw:path draw:style-name="gr16" draw:text-style-name="P6" draw:layer="layout" svg:width="0.225cm" svg:height="0.225cm" svg:x="38.778cm" svg:y="4.88cm" svg:viewBox="0 0 226 226" svg:d="M113 226c30 0 58-12 79-34 22-20 34-50 34-80s-12-59-34-80c-21-20-49-32-79-32s-59 12-81 32c-21 21-32 50-32 80s11 60 32 80c22 22 51 34 81 34z">
          <text:p/>
        </draw:path>
        <draw:path draw:style-name="gr16" draw:text-style-name="P6" draw:layer="layout" svg:width="0.225cm" svg:height="0.225cm" svg:x="39.739cm" svg:y="5.126cm" svg:viewBox="0 0 226 226" svg:d="M114 226c29 0 57-12 78-34 22-21 34-50 34-80 0-31-12-58-34-80-21-21-49-32-78-32s-58 11-79 32c-23 22-35 49-35 80 0 30 12 59 35 80 21 22 50 34 79 34z">
          <text:p/>
        </draw:path>
        <draw:path draw:style-name="gr16" draw:text-style-name="P6" draw:layer="layout" svg:width="0.225cm" svg:height="0.225cm" svg:x="38.913cm" svg:y="4.736cm" svg:viewBox="0 0 226 226" svg:d="M113 226c29 0 58-12 79-34 21-21 34-49 34-78s-13-60-34-80c-21-22-50-34-79-34-31 0-58 12-80 34-21 20-33 51-33 80s12 57 33 78c22 22 49 34 80 34z">
          <text:p/>
        </draw:path>
        <draw:path draw:style-name="gr16" draw:text-style-name="P6" draw:layer="layout" svg:width="0.223cm" svg:height="0.225cm" svg:x="38.988cm" svg:y="5.137cm" svg:viewBox="0 0 224 226" svg:d="M110 226c31 0 61-12 82-34 20-20 32-49 32-79s-12-60-32-79c-21-22-51-34-82-34-29 0-58 12-78 34-22 19-32 49-32 79s10 59 32 79c20 22 49 34 78 34z">
          <text:p/>
        </draw:path>
        <draw:path draw:style-name="gr16" draw:text-style-name="P6" draw:layer="layout" svg:width="0.225cm" svg:height="0.223cm" svg:x="39.523cm" svg:y="4.447cm" svg:viewBox="0 0 226 224" svg:d="M115 224c29 0 58-12 78-32 21-21 33-49 33-82 0-29-12-58-33-78-20-21-49-32-78-32-31 0-60 11-80 32-21 20-35 49-35 78 0 33 14 61 35 82 20 20 49 32 80 32z">
          <text:p/>
        </draw:path>
        <draw:path draw:style-name="gr16" draw:text-style-name="P6" draw:layer="layout" svg:width="0.224cm" svg:height="0.225cm" svg:x="39.913cm" svg:y="4.65cm" svg:viewBox="0 0 225 226" svg:d="M113 226c31 0 60-12 81-32 20-21 31-53 31-82s-11-58-31-78c-21-21-50-34-81-34-29 0-59 13-79 34-21 20-34 49-34 78s13 61 34 82c20 20 50 32 79 32z">
          <text:p/>
        </draw:path>
        <draw:path draw:style-name="gr16" draw:text-style-name="P6" draw:layer="layout" svg:width="0.224cm" svg:height="0.225cm" svg:x="37.211cm" svg:y="4.667cm" svg:viewBox="0 0 225 226" svg:d="M113 226c29 0 58-12 78-32 21-21 34-52 34-82 0-29-13-57-34-78-20-22-49-34-78-34-32 0-59 12-81 34-21 21-32 49-32 78 0 30 11 61 32 82 22 20 49 32 81 32z">
          <text:p/>
        </draw:path>
        <draw:path draw:style-name="gr16" draw:text-style-name="P6" draw:layer="layout" svg:width="0.224cm" svg:height="0.224cm" svg:x="38.669cm" svg:y="5.187cm" svg:viewBox="0 0 225 225" svg:d="M112 225c31 0 58-11 80-32 22-22 33-49 33-80 0-29-11-59-33-80-22-22-49-33-80-33-29 0-58 11-78 33-21 21-34 51-34 80 0 31 13 58 34 80 20 21 49 32 78 32z">
          <text:p/>
        </draw:path>
        <draw:path draw:style-name="gr16" draw:text-style-name="P6" draw:layer="layout" svg:width="0.223cm" svg:height="0.225cm" svg:x="37.216cm" svg:y="5.573cm" svg:viewBox="0 0 224 226" svg:d="M110 226c33 0 61-11 82-32 20-22 32-51 32-81s-12-58-32-79c-21-22-49-34-82-34-29 0-58 12-78 34-20 21-32 49-32 79s12 59 32 81c20 21 49 32 78 32z">
          <text:p/>
        </draw:path>
        <draw:path draw:style-name="gr16" draw:text-style-name="P6" draw:layer="layout" svg:width="0.225cm" svg:height="0.225cm" svg:x="37.707cm" svg:y="5.21cm" svg:viewBox="0 0 226 226" svg:d="M114 226c29 0 58-12 78-32 22-21 34-49 34-79 0-31-12-60-34-81-20-21-49-34-78-34-30 0-58 13-80 34s-34 50-34 81c0 30 12 58 34 79 22 20 50 32 80 32z">
          <text:p/>
        </draw:path>
        <draw:path draw:style-name="gr16" draw:text-style-name="P6" draw:layer="layout" svg:width="0.224cm" svg:height="0.225cm" svg:x="36.951cm" svg:y="4.248cm" svg:viewBox="0 0 225 226" svg:d="M110 226c32 0 59-11 81-32 21-22 34-49 34-81 0-30-13-58-34-79-22-22-49-34-81-34-29 0-58 12-79 34-20 21-31 49-31 79 0 32 11 59 31 81 21 21 50 32 79 32z">
          <text:p/>
        </draw:path>
        <draw:path draw:style-name="gr16" draw:text-style-name="P6" draw:layer="layout" svg:width="0.225cm" svg:height="0.223cm" svg:x="37.825cm" svg:y="4.917cm" svg:viewBox="0 0 226 224" svg:d="M113 224c29 0 59-11 79-32 22-22 34-49 34-80 0-30-12-59-34-80-20-22-50-32-79-32-31 0-58 10-79 32-22 21-34 50-34 80 0 31 12 58 34 80 21 21 48 32 79 32z">
          <text:p/>
        </draw:path>
        <draw:path draw:style-name="gr16" draw:text-style-name="P6" draw:layer="layout" svg:width="0.223cm" svg:height="0.223cm" svg:x="38.278cm" svg:y="5.304cm" svg:viewBox="0 0 224 224" svg:d="M110 224c31 0 58-12 82-32 20-21 32-52 32-82 0-29-12-57-32-78-24-22-51-32-82-32-29 0-58 10-78 32-20 21-32 49-32 78 0 30 12 61 32 82 20 20 49 32 78 32z">
          <text:p/>
        </draw:path>
        <draw:path draw:style-name="gr16" draw:text-style-name="P6" draw:layer="layout" svg:width="0.224cm" svg:height="0.224cm" svg:x="39.211cm" svg:y="4.256cm" svg:viewBox="0 0 225 225" svg:d="M113 225c29 0 58-12 79-33 22-20 33-49 33-78 0-32-11-61-33-81-21-21-50-33-79-33-32 0-59 12-81 33-21 20-32 49-32 81 0 29 11 58 32 78 22 21 49 33 81 33z">
          <text:p/>
        </draw:path>
        <draw:path draw:style-name="gr16" draw:text-style-name="P6" draw:layer="layout" svg:width="0.225cm" svg:height="0.225cm" svg:x="39.072cm" svg:y="4.546cm" svg:viewBox="0 0 226 226" svg:d="M114 226c29 0 58-12 78-33 22-22 34-49 34-80 0-29-12-58-34-79-20-23-49-34-78-34-30 0-60 11-81 34-21 21-33 50-33 79 0 31 12 58 33 80 21 21 51 33 81 33z">
          <text:p/>
        </draw:path>
        <draw:path draw:style-name="gr16" draw:text-style-name="P6" draw:layer="layout" svg:width="0.225cm" svg:height="0.224cm" svg:x="39.728cm" svg:y="5.063cm" svg:viewBox="0 0 226 225" svg:d="M115 225c29 0 58-11 79-32 20-23 32-52 32-81s-12-58-32-78c-21-21-50-34-79-34-31 0-60 13-80 34-22 20-35 49-35 78s13 58 35 81c20 21 49 32 80 32z">
          <text:p/>
        </draw:path>
        <draw:path draw:style-name="gr16" draw:text-style-name="P6" draw:layer="layout" svg:width="0.223cm" svg:height="0.223cm" svg:x="39.34cm" svg:y="4.424cm" svg:viewBox="0 0 224 224" svg:d="M114 224c29 0 58-12 78-32 21-21 32-51 32-80 0-31-11-59-32-80-20-20-49-32-78-32-31 0-58 12-80 32-22 21-34 49-34 80 0 29 12 59 34 80 22 20 49 32 80 32z">
          <text:p/>
        </draw:path>
        <draw:path draw:style-name="gr16" draw:text-style-name="P6" draw:layer="layout" svg:width="0.223cm" svg:height="0.226cm" svg:x="39.727cm" svg:y="4.47cm" svg:viewBox="0 0 224 227" svg:d="M114 227c29 0 58-12 78-33 20-22 32-49 32-81 0-31-12-58-32-80-20-21-49-33-78-33-31 0-61 12-82 33-20 22-32 49-32 80 0 32 12 59 32 81 21 21 51 33 82 33z">
          <text:p/>
        </draw:path>
        <draw:path draw:style-name="gr16" draw:text-style-name="P6" draw:layer="layout" svg:width="0.225cm" svg:height="0.223cm" svg:x="37.214cm" svg:y="4.337cm" svg:viewBox="0 0 226 224" svg:d="M113 224c32 0 60-12 81-32 20-20 32-49 32-78 0-31-12-58-32-80-21-21-49-34-81-34-29 0-58 13-78 34-22 22-35 49-35 80 0 29 13 58 35 78 20 20 49 32 78 32z">
          <text:p/>
        </draw:path>
        <draw:path draw:style-name="gr16" draw:text-style-name="P6" draw:layer="layout" svg:width="0.225cm" svg:height="0.225cm" svg:x="38.784cm" svg:y="4.078cm" svg:viewBox="0 0 226 226" svg:d="M113 226c31 0 60-12 81-34 20-21 32-49 32-78s-12-59-32-80c-21-22-50-34-81-34-29 0-59 12-79 34-22 21-34 51-34 80s12 57 34 78c20 22 50 34 79 34z">
          <text:p/>
        </draw:path>
        <draw:path draw:style-name="gr16" draw:text-style-name="P6" draw:layer="layout" svg:width="0.225cm" svg:height="0.225cm" svg:x="38.351cm" svg:y="5.743cm" svg:viewBox="0 0 226 226" svg:d="M113 226c31 0 60-14 81-35 20-20 32-49 32-79 0-31-12-59-32-80-21-20-50-32-81-32-29 0-59 12-79 32-22 21-34 49-34 80 0 30 12 59 34 79 20 21 50 35 79 35z">
          <text:p/>
        </draw:path>
        <draw:path draw:style-name="gr16" draw:text-style-name="P6" draw:layer="layout" svg:width="0.223cm" svg:height="0.224cm" svg:x="39.513cm" svg:y="5.089cm" svg:viewBox="0 0 224 225" svg:d="M114 225c29 0 58-11 78-32 21-21 32-52 32-81s-11-58-32-78c-20-21-49-34-78-34-31 0-61 13-81 34-21 20-33 49-33 78s12 60 33 81c20 21 50 32 81 32z">
          <text:p/>
        </draw:path>
        <draw:path draw:style-name="gr16" draw:text-style-name="P6" draw:layer="layout" svg:width="0.225cm" svg:height="0.224cm" svg:x="39.139cm" svg:y="4.125cm" svg:viewBox="0 0 226 225" svg:d="M112 225c32 0 59-12 80-32 22-22 34-51 34-80s-12-58-34-78c-21-22-48-35-80-35-29 0-58 13-78 35-22 20-34 49-34 78s12 58 34 80c20 20 49 32 78 32z">
          <text:p/>
        </draw:path>
        <draw:path draw:style-name="gr16" draw:text-style-name="P6" draw:layer="layout" svg:width="0.223cm" svg:height="0.225cm" svg:x="36.832cm" svg:y="5.022cm" svg:viewBox="0 0 224 226" svg:d="M114 226c29 0 58-12 78-34 21-21 32-49 32-79 0-29-11-57-32-79-20-22-49-34-78-34-31 0-61 12-82 34-20 22-32 50-32 79 0 30 12 58 32 79 21 22 51 34 82 34z">
          <text:p/>
        </draw:path>
        <draw:path draw:style-name="gr16" draw:text-style-name="P6" draw:layer="layout" svg:width="0.225cm" svg:height="0.224cm" svg:x="38.659cm" svg:y="5.406cm" svg:viewBox="0 0 226 225" svg:d="M113 225c29 0 58-11 80-33 20-21 33-49 33-79 0-29-13-59-33-81-22-21-51-32-80-32s-58 11-78 32c-23 22-35 52-35 81 0 30 12 58 35 79 20 22 49 33 78 33z">
          <text:p/>
        </draw:path>
        <draw:path draw:style-name="gr17" draw:text-style-name="P7" draw:layer="layout" svg:width="0.225cm" svg:height="0.223cm" svg:x="35.081cm" svg:y="2.73cm" svg:viewBox="0 0 226 224" svg:d="M114 224c29 0 58-12 79-33 21-20 33-49 33-78s-12-61-33-81c-21-21-50-32-79-32-31 0-59 11-80 32-21 20-34 52-34 81s13 58 34 78c21 21 49 33 80 33z">
          <text:p/>
        </draw:path>
        <draw:path draw:style-name="gr16" draw:text-style-name="P6" draw:layer="layout" svg:width="0.225cm" svg:height="0.223cm" svg:x="38.376cm" svg:y="4.664cm" svg:viewBox="0 0 226 224" svg:d="M113 224c29 0 58-12 78-33 22-20 35-49 35-81 0-29-13-58-35-78-20-21-49-32-78-32-32 0-60 11-81 32-20 20-32 49-32 78 0 32 12 61 32 81 21 21 49 33 81 33z">
          <text:p/>
        </draw:path>
        <draw:path draw:style-name="gr16" draw:text-style-name="P6" draw:layer="layout" svg:width="0.223cm" svg:height="0.223cm" svg:x="37.444cm" svg:y="5.241cm" svg:viewBox="0 0 224 224" svg:d="M112 224c31 0 60-13 80-34 22-22 32-49 32-80 0-29-10-58-32-78-20-21-49-32-80-32s-59 11-80 32c-20 20-32 49-32 78 0 31 12 58 32 80 21 21 49 34 80 34z">
          <text:p/>
        </draw:path>
        <draw:path draw:style-name="gr16" draw:text-style-name="P6" draw:layer="layout" svg:width="0.223cm" svg:height="0.223cm" svg:x="36.549cm" svg:y="4.456cm" svg:viewBox="0 0 224 224" svg:d="M111 224c32 0 61-12 81-32 21-21 32-50 32-82 0-29-11-58-32-78-20-21-49-32-81-32-30 0-58 11-79 32-20 20-32 49-32 78 0 32 12 61 32 82 21 20 49 32 79 32z">
          <text:p/>
        </draw:path>
        <draw:path draw:style-name="gr16" draw:text-style-name="P6" draw:layer="layout" svg:width="0.223cm" svg:height="0.225cm" svg:x="36.945cm" svg:y="4.889cm" svg:viewBox="0 0 224 226" svg:d="M112 226c29 0 58-12 80-34 22-21 32-50 32-80 0-31-10-58-32-80-22-20-51-32-80-32-31 0-58 12-80 32-20 22-32 49-32 80 0 30 12 59 32 80 22 22 49 34 80 34z">
          <text:p/>
        </draw:path>
        <draw:path draw:style-name="gr16" draw:text-style-name="P6" draw:layer="layout" svg:width="0.224cm" svg:height="0.225cm" svg:x="38.937cm" svg:y="5.628cm" svg:viewBox="0 0 225 226" svg:d="M110 226c31 0 60-12 81-32 21-22 34-51 34-80s-13-59-34-80c-21-22-50-34-81-34-29 0-58 12-79 34-20 21-31 51-31 80s11 58 31 80c21 20 50 32 79 32z">
          <text:p/>
        </draw:path>
        <draw:path draw:style-name="gr16" draw:text-style-name="P6" draw:layer="layout" svg:width="0.225cm" svg:height="0.225cm" svg:x="36.896cm" svg:y="4.274cm" svg:viewBox="0 0 226 226" svg:d="M113 226c29 0 57-12 79-34 22-20 34-49 34-78 0-30-12-59-34-80-22-22-50-34-79-34s-58 12-78 34c-21 21-35 50-35 80 0 29 14 58 35 78 20 22 49 34 78 34z">
          <text:p/>
        </draw:path>
        <draw:path draw:style-name="gr16" draw:text-style-name="P6" draw:layer="layout" svg:width="0.223cm" svg:height="0.224cm" svg:x="37.173cm" svg:y="5.536cm" svg:viewBox="0 0 224 225" svg:d="M110 225c31 0 58-11 81-32 21-23 33-52 33-81 0-31-12-58-33-80-23-21-50-32-81-32-29 0-58 11-78 32-21 22-32 49-32 80 0 29 11 58 32 81 20 21 49 32 78 32z">
          <text:p/>
        </draw:path>
        <draw:path draw:style-name="gr16" draw:text-style-name="P6" draw:layer="layout" svg:width="0.224cm" svg:height="0.223cm" svg:x="39.278cm" svg:y="5.183cm" svg:viewBox="0 0 225 224" svg:d="M115 224c29 0 58-12 79-32 20-21 31-49 31-80 0-29-11-60-31-80-21-22-50-32-79-32-31 0-60 10-80 32-22 20-35 51-35 80 0 31 13 59 35 80 20 20 49 32 80 32z">
          <text:p/>
        </draw:path>
        <draw:path draw:style-name="gr16" draw:text-style-name="P6" draw:layer="layout" svg:width="0.225cm" svg:height="0.224cm" svg:x="40.019cm" svg:y="4.558cm" svg:viewBox="0 0 226 225" svg:d="M113 225c29 0 58-11 79-32 22-22 34-49 34-80 0-29-12-58-34-78-21-24-50-35-79-35s-58 11-78 35c-21 20-35 49-35 78 0 31 14 58 35 80 20 21 49 32 78 32z">
          <text:p/>
        </draw:path>
        <draw:path draw:style-name="gr16" draw:text-style-name="P6" draw:layer="layout" svg:width="0.225cm" svg:height="0.225cm" svg:x="39.99cm" svg:y="4.76cm" svg:viewBox="0 0 226 226" svg:d="M113 226c31 0 58-12 80-32 21-21 33-50 33-79 0-31-12-59-33-81-22-21-49-34-80-34-29 0-58 13-79 34-22 22-34 50-34 81 0 29 12 58 34 79 21 20 50 32 79 32z">
          <text:p/>
        </draw:path>
        <draw:path draw:style-name="gr16" draw:text-style-name="P6" draw:layer="layout" svg:width="0.226cm" svg:height="0.225cm" svg:x="39.753cm" svg:y="4.898cm" svg:viewBox="0 0 227 226" svg:d="M113 226c31 0 58-12 81-34 21-21 33-50 33-80 0-31-12-58-33-80-23-21-50-32-81-32-29 0-58 11-80 32-21 22-33 49-33 80 0 30 12 59 33 80 22 22 51 34 80 34z">
          <text:p/>
        </draw:path>
        <draw:path draw:style-name="gr16" draw:text-style-name="P6" draw:layer="layout" svg:width="0.223cm" svg:height="0.224cm" svg:x="36.904cm" svg:y="4.757cm" svg:viewBox="0 0 224 225" svg:d="M112 225c31 0 59-11 80-32 20-22 32-49 32-80 0-29-12-59-32-79-21-21-49-34-80-34-29 0-58 13-79 34-20 20-33 50-33 79 0 31 13 58 33 80 21 21 50 32 79 32z">
          <text:p/>
        </draw:path>
        <draw:path draw:style-name="gr16" draw:text-style-name="P6" draw:layer="layout" svg:width="0.223cm" svg:height="0.223cm" svg:x="39.216cm" svg:y="4.842cm" svg:viewBox="0 0 224 224" svg:d="M111 224c29 0 61-11 81-32 20-23 32-52 32-81s-12-58-32-78c-20-21-52-33-81-33-30 0-58 12-79 33-20 20-32 49-32 78s12 58 32 81c21 21 49 32 79 32z">
          <text:p/>
        </draw:path>
        <draw:path draw:style-name="gr16" draw:text-style-name="P6" draw:layer="layout" svg:width="0.224cm" svg:height="0.225cm" svg:x="39.536cm" svg:y="4.88cm" svg:viewBox="0 0 225 226" svg:d="M113 226c29 0 58-12 78-34 21-20 34-50 34-80s-13-59-34-80c-20-20-49-32-78-32-31 0-58 12-80 32-21 21-33 50-33 80s12 60 33 80c22 22 49 34 80 34z">
          <text:p/>
        </draw:path>
        <draw:path draw:style-name="gr16" draw:text-style-name="P6" draw:layer="layout" svg:width="0.225cm" svg:height="0.225cm" svg:x="38.238cm" svg:y="5.42cm" svg:viewBox="0 0 226 226" svg:d="M113 226c29 0 57-12 79-34 22-21 34-49 34-78s-12-59-34-80c-22-22-50-34-79-34s-58 12-78 34c-21 21-35 51-35 80s14 57 35 78c20 22 49 34 78 34z">
          <text:p/>
        </draw:path>
        <draw:path draw:style-name="gr17" draw:text-style-name="P7" draw:layer="layout" svg:width="0.225cm" svg:height="0.224cm" svg:x="33.961cm" svg:y="4.145cm" svg:viewBox="0 0 226 225" svg:d="M112 225c31 0 58-12 80-35 22-20 34-49 34-78s-12-58-34-80c-22-21-49-32-80-32-29 0-58 11-80 32-21 22-32 51-32 80s11 58 32 78c22 23 51 35 80 35z">
          <text:p/>
        </draw:path>
        <draw:path draw:style-name="gr16" draw:text-style-name="P6" draw:layer="layout" svg:width="0.223cm" svg:height="0.223cm" svg:x="38.959cm" svg:y="5.919cm" svg:viewBox="0 0 224 224" svg:d="M110 224c30 0 58-13 82-34 20-22 32-49 32-80 0-29-12-58-32-78-24-22-52-32-82-32-29 0-57 10-78 32-20 20-32 49-32 78 0 31 12 58 32 80 21 21 49 34 78 34z">
          <text:p/>
        </draw:path>
        <draw:path draw:style-name="gr16" draw:text-style-name="P6" draw:layer="layout" svg:width="0.225cm" svg:height="0.224cm" svg:x="40.192cm" svg:y="4.682cm" svg:viewBox="0 0 226 225" svg:d="M114 225c29 0 57-11 78-32 22-22 34-49 34-81 0-29-12-58-34-79-21-22-49-33-78-33s-60 11-81 33c-21 21-33 50-33 79 0 32 12 59 33 81 21 21 52 32 81 32z">
          <text:p/>
        </draw:path>
        <draw:path draw:style-name="gr16" draw:text-style-name="P6" draw:layer="layout" svg:width="0.224cm" svg:height="0.225cm" svg:x="39.491cm" svg:y="3.68cm" svg:viewBox="0 0 225 226" svg:d="M113 226c30 0 58-14 79-35 22-20 33-49 33-78 0-31-11-58-33-80-21-22-49-33-79-33-31 0-58 11-81 33-21 22-32 49-32 80 0 29 11 58 32 78 23 21 50 35 81 35z">
          <text:p/>
        </draw:path>
        <draw:path draw:style-name="gr16" draw:text-style-name="P6" draw:layer="layout" svg:width="0.224cm" svg:height="0.225cm" svg:x="40.092cm" svg:y="4.583cm" svg:viewBox="0 0 225 226" svg:d="M112 226c30 0 59-11 81-34 21-21 32-50 32-78 0-30-11-58-32-79-22-22-51-35-81-35-29 0-58 13-79 35-22 21-33 49-33 79 0 28 11 57 33 78 21 23 50 34 79 34z">
          <text:p/>
        </draw:path>
        <draw:path draw:style-name="gr16" draw:text-style-name="P6" draw:layer="layout" svg:width="0.225cm" svg:height="0.224cm" svg:x="39.927cm" svg:y="5.014cm" svg:viewBox="0 0 226 225" svg:d="M113 225c31 0 58-11 79-32 22-20 34-49 34-78 0-31-12-58-34-80-21-21-48-35-79-35-29 0-59 14-81 35-20 22-32 49-32 80 0 29 12 58 32 78 22 21 52 32 81 32z">
          <text:p/>
        </draw:path>
        <draw:path draw:style-name="gr16" draw:text-style-name="P6" draw:layer="layout" svg:width="0.224cm" svg:height="0.225cm" svg:x="40.103cm" svg:y="4.837cm" svg:viewBox="0 0 225 226" svg:d="M113 226c29 0 58-11 79-33 22-23 33-52 33-80 0-30-11-58-33-79-21-22-50-34-79-34-32 0-59 12-81 34-21 21-32 49-32 79 0 28 11 57 32 80 22 22 49 33 81 33z">
          <text:p/>
        </draw:path>
        <draw:path draw:style-name="gr16" draw:text-style-name="P6" draw:layer="layout" svg:width="0.225cm" svg:height="0.224cm" svg:x="38.475cm" svg:y="5.227cm" svg:viewBox="0 0 226 225" svg:d="M112 225c31 0 59-13 80-34 22-20 34-49 34-78s-12-57-34-79c-21-23-49-34-80-34-29 0-57 11-78 34-22 22-34 50-34 79s12 58 34 78c21 21 49 34 78 34z">
          <text:p/>
        </draw:path>
        <draw:path draw:style-name="gr16" draw:text-style-name="P6" draw:layer="layout" svg:width="0.225cm" svg:height="0.225cm" svg:x="38.651cm" svg:y="5.608cm" svg:viewBox="0 0 226 226" svg:d="M113 226c29 0 58-12 80-32 21-21 33-51 33-80 0-31-12-59-33-80-22-22-51-34-80-34s-58 12-79 34c-22 21-34 49-34 80 0 29 12 59 34 80 21 20 50 32 79 32z">
          <text:p/>
        </draw:path>
        <draw:path draw:style-name="gr16" draw:text-style-name="P6" draw:layer="layout" svg:width="0.223cm" svg:height="0.223cm" svg:x="39.395cm" svg:y="4.182cm" svg:viewBox="0 0 224 224" svg:d="M111 224c30 0 59-12 81-33 21-20 32-50 32-79 0-31-11-58-32-80-22-21-51-32-81-32s-58 11-79 32c-20 22-32 49-32 80 0 29 12 59 32 79 21 21 49 33 79 33z">
          <text:p/>
        </draw:path>
        <draw:path draw:style-name="gr16" draw:text-style-name="P6" draw:layer="layout" svg:width="0.226cm" svg:height="0.225cm" svg:x="39.087cm" svg:y="4.635cm" svg:viewBox="0 0 227 226" svg:d="M113 226c30 0 58-12 79-34 22-22 35-51 35-80s-13-58-35-80c-21-20-49-32-79-32-29 0-58 12-80 32-20 22-33 51-33 80s13 58 33 80c22 22 51 34 80 34z">
          <text:p/>
        </draw:path>
        <draw:path draw:style-name="gr16" draw:text-style-name="P6" draw:layer="layout" svg:width="0.223cm" svg:height="0.223cm" svg:x="40.016cm" svg:y="5.085cm" svg:viewBox="0 0 224 224" svg:d="M113 224c29 0 58-12 79-32 20-21 32-51 32-82 0-29-12-58-32-78-21-21-50-32-79-32s-58 11-80 32c-22 20-33 49-33 78 0 31 11 61 33 82 22 20 51 32 80 32z">
          <text:p/>
        </draw:path>
        <draw:path draw:style-name="gr16" draw:text-style-name="P6" draw:layer="layout" svg:width="0.225cm" svg:height="0.223cm" svg:x="39.644cm" svg:y="4.77cm" svg:viewBox="0 0 226 224" svg:d="M112 224c30 0 59-11 80-32 22-20 34-49 34-78 0-31-12-58-34-80-21-22-50-34-80-34-29 0-58 12-80 34-20 22-32 49-32 80 0 29 12 58 32 78 22 21 51 32 80 32z">
          <text:p/>
        </draw:path>
        <draw:path draw:style-name="gr16" draw:text-style-name="P6" draw:layer="layout" svg:width="0.224cm" svg:height="0.225cm" svg:x="39.875cm" svg:y="4.517cm" svg:viewBox="0 0 225 226" svg:d="M111 226c31 0 60-12 80-32 21-21 34-51 34-80 0-30-13-59-34-80-20-22-49-34-80-34-30 0-59 12-80 34-20 21-31 50-31 80 0 29 11 59 31 80 21 20 50 32 80 32z">
          <text:p/>
        </draw:path>
        <draw:path draw:style-name="gr17" draw:text-style-name="P7" draw:layer="layout" svg:width="0.223cm" svg:height="0.225cm" svg:x="31.772cm" svg:y="5.054cm" svg:viewBox="0 0 224 226" svg:d="M112 226c31 0 59-12 80-33 20-22 32-51 32-80 0-31-12-58-32-80-21-21-49-33-80-33-30 0-58 12-79 33-20 22-33 49-33 80 0 29 13 58 33 80 21 21 49 33 79 33z">
          <text:p/>
        </draw:path>
        <draw:path draw:style-name="gr17" draw:text-style-name="P7" draw:layer="layout" svg:width="0.225cm" svg:height="0.225cm" svg:x="35.02cm" svg:y="4.194cm" svg:viewBox="0 0 226 226" svg:d="M114 226c29 0 59-12 80-32 20-22 32-53 32-82s-12-58-32-78c-21-21-51-34-80-34-30 0-58 13-80 34-22 20-34 49-34 78s12 60 34 82c22 20 50 32 80 32z">
          <text:p/>
        </draw:path>
        <draw:path draw:style-name="gr17" draw:text-style-name="P7" draw:layer="layout" svg:width="0.225cm" svg:height="0.225cm" svg:x="31.562cm" svg:y="4.118cm" svg:viewBox="0 0 226 226" svg:d="M112 226c30 0 59-12 80-34 22-20 34-49 34-78s-12-58-34-78c-21-22-50-36-80-36-29 0-57 14-78 36-22 20-34 49-34 78s12 58 34 78c21 22 49 34 78 34z">
          <text:p/>
        </draw:path>
        <draw:path draw:style-name="gr17" draw:text-style-name="P7" draw:layer="layout" svg:width="0.223cm" svg:height="0.223cm" svg:x="31.821cm" svg:y="5.876cm" svg:viewBox="0 0 224 224" svg:d="M110 224c30 0 58-12 82-32 20-21 32-49 32-79 0-29-12-59-32-81-24-21-52-32-82-32-29 0-57 11-78 32-20 22-32 52-32 81 0 30 12 58 32 79 21 20 49 32 78 32z">
          <text:p/>
        </draw:path>
        <draw:path draw:style-name="gr17" draw:text-style-name="P7" draw:layer="layout" svg:width="0.225cm" svg:height="0.224cm" svg:x="31.911cm" svg:y="5.914cm" svg:viewBox="0 0 226 225" svg:d="M113 225c29 0 58-14 79-34 22-22 34-49 34-78 0-31-12-58-34-80-21-22-50-33-79-33-32 0-60 11-81 33-20 22-32 49-32 80 0 29 12 56 32 78 21 20 49 34 81 34z">
          <text:p/>
        </draw:path>
        <draw:path draw:style-name="gr17" draw:text-style-name="P7" draw:layer="layout" svg:width="0.223cm" svg:height="0.223cm" svg:x="32.095cm" svg:y="4.909cm" svg:viewBox="0 0 224 224" svg:d="M111 224c32 0 59-10 81-32 21-21 32-49 32-78 0-33-11-61-32-82-22-20-49-32-81-32-29 0-58 12-78 32-21 21-33 49-33 82 0 29 12 57 33 78 20 22 49 32 78 32z">
          <text:p/>
        </draw:path>
        <draw:path draw:style-name="gr17" draw:text-style-name="P7" draw:layer="layout" svg:width="0.225cm" svg:height="0.225cm" svg:x="31.911cm" svg:y="5.432cm" svg:viewBox="0 0 226 226" svg:d="M114 226c29 0 58-12 80-34 21-21 32-49 32-79 0-29-11-59-32-79-22-23-51-34-80-34-30 0-58 11-79 34-22 20-35 50-35 79 0 30 13 58 35 79 21 22 49 34 79 34z">
          <text:p/>
        </draw:path>
        <draw:path draw:style-name="gr17" draw:text-style-name="P7" draw:layer="layout" svg:width="0.225cm" svg:height="0.225cm" svg:x="32.31cm" svg:y="6.009cm" svg:viewBox="0 0 226 226" svg:d="M112 226c32 0 60-12 81-34 21-21 33-50 33-80 0-29-12-58-33-80-21-21-49-32-81-32-29 0-58 11-78 32-21 22-34 51-34 80 0 30 13 59 34 80 20 22 49 34 78 34z">
          <text:p/>
        </draw:path>
        <draw:path draw:style-name="gr17" draw:text-style-name="P7" draw:layer="layout" svg:width="0.224cm" svg:height="0.225cm" svg:x="33.782cm" svg:y="8.015cm" svg:viewBox="0 0 225 226" svg:d="M112 226c29 0 59-12 79-34 21-20 34-50 34-80 0-29-13-57-34-78-20-22-50-34-79-34s-58 12-80 34c-21 21-32 49-32 78 0 30 11 60 32 80 22 22 51 34 80 34z">
          <text:p/>
        </draw:path>
        <draw:path draw:style-name="gr17" draw:text-style-name="P7" draw:layer="layout" svg:width="0.225cm" svg:height="0.223cm" svg:x="33.631cm" svg:y="4.508cm" svg:viewBox="0 0 226 224" svg:d="M112 224c31 0 60-12 80-32 21-21 34-50 34-78 0-30-13-60-34-82-20-20-49-32-80-32-30 0-58 12-79 32-20 22-33 52-33 82 0 28 13 57 33 78 21 20 49 32 79 32z">
          <text:p/>
        </draw:path>
        <draw:path draw:style-name="gr17" draw:text-style-name="P7" draw:layer="layout" svg:width="0.224cm" svg:height="0.225cm" svg:x="33.704cm" svg:y="4.583cm" svg:viewBox="0 0 225 226" svg:d="M113 226c29 0 58-12 78-34 21-21 34-50 34-78 0-30-13-58-34-79-20-22-49-35-78-35s-60 13-80 35c-21 21-33 49-33 79 0 28 12 57 33 78 20 22 51 34 80 34z">
          <text:p/>
        </draw:path>
        <draw:path draw:style-name="gr17" draw:text-style-name="P7" draw:layer="layout" svg:width="0.223cm" svg:height="0.223cm" svg:x="32.116cm" svg:y="4.868cm" svg:viewBox="0 0 224 224" svg:d="M114 224c28 0 57-11 78-32 22-20 32-52 32-81s-10-58-32-78c-21-21-50-33-78-33-33 0-60 12-82 33-20 20-32 49-32 78s12 61 32 81c22 21 49 32 82 32z">
          <text:p/>
        </draw:path>
        <draw:path draw:style-name="gr17" draw:text-style-name="P7" draw:layer="layout" svg:width="0.225cm" svg:height="0.225cm" svg:x="33.62cm" svg:y="4.56cm" svg:viewBox="0 0 226 226" svg:d="M113 226c29 0 59-11 81-32 20-22 32-49 32-80 0-29-12-58-32-78-22-22-52-36-81-36-30 0-58 14-79 36-22 20-34 49-34 78 0 31 12 58 34 80 21 21 49 32 79 32z">
          <text:p/>
        </draw:path>
        <draw:path draw:style-name="gr16" draw:text-style-name="P6" draw:layer="layout" svg:width="0.223cm" svg:height="0.223cm" svg:x="38.367cm" svg:y="5.44cm" svg:viewBox="0 0 224 224" svg:d="M112 224c31 0 58-10 80-32 21-20 32-49 32-78 0-31-11-58-32-79-22-23-49-35-80-35-30 0-59 12-80 35-22 21-32 48-32 79 0 29 10 58 32 78 21 22 50 32 80 32z">
          <text:p/>
        </draw:path>
        <draw:path draw:style-name="gr16" draw:text-style-name="P6" draw:layer="layout" svg:width="0.225cm" svg:height="0.225cm" svg:x="38.319cm" svg:y="5.602cm" svg:viewBox="0 0 226 226" svg:d="M113 226c29 0 58-12 79-32 22-22 34-51 34-80 0-31-12-59-34-80-21-22-50-34-79-34-30 0-59 12-81 34-21 21-32 49-32 80 0 29 11 58 32 80 22 20 51 32 81 32z">
          <text:p/>
        </draw:path>
        <draw:path draw:style-name="gr16" draw:text-style-name="P6" draw:layer="layout" svg:width="0.223cm" svg:height="0.223cm" svg:x="38.506cm" svg:y="5.879cm" svg:viewBox="0 0 224 224" svg:d="M110 224c31 0 58-10 82-32 20-21 32-50 32-78 0-30-12-58-32-79-24-23-51-35-82-35-29 0-58 12-78 35-22 21-32 49-32 79 0 28 10 57 32 78 20 22 49 32 78 32z">
          <text:p/>
        </draw:path>
        <draw:path draw:style-name="gr16" draw:text-style-name="P6" draw:layer="layout" svg:width="0.225cm" svg:height="0.223cm" svg:x="38.305cm" svg:y="3.2cm" svg:viewBox="0 0 226 224" svg:d="M113 224c29 0 58-12 80-32 21-21 33-49 33-80 0-29-12-58-33-80-22-22-51-32-80-32-30 0-59 10-79 32-21 22-34 51-34 80 0 31 13 59 34 80 20 20 49 32 79 32z">
          <text:p/>
        </draw:path>
        <draw:path draw:style-name="gr16" draw:text-style-name="P6" draw:layer="layout" svg:width="0.223cm" svg:height="0.225cm" svg:x="36.497cm" svg:y="5.131cm" svg:viewBox="0 0 224 226" svg:d="M111 226c29 0 57-13 81-34 20-20 32-49 32-79 0-31-12-58-32-80-24-21-52-33-81-33-30 0-58 12-79 33-20 22-32 49-32 80 0 30 12 59 32 79 21 21 49 34 79 34z">
          <text:p/>
        </draw:path>
        <draw:path draw:style-name="gr16" draw:text-style-name="P6" draw:layer="layout" svg:width="0.225cm" svg:height="0.225cm" svg:x="37.747cm" svg:y="6.018cm" svg:viewBox="0 0 226 226" svg:d="M113 226c29 0 59-12 79-32 21-21 34-50 34-82 0-29-13-58-34-78-20-22-50-34-79-34-31 0-58 12-81 34-20 20-32 49-32 78 0 32 12 61 32 82 23 20 50 32 81 32z">
          <text:p/>
        </draw:path>
        <draw:path draw:style-name="gr17" draw:text-style-name="P7" draw:layer="layout" svg:width="0.224cm" svg:height="0.223cm" svg:x="33.765cm" svg:y="8.075cm" svg:viewBox="0 0 225 224" svg:d="M112 224c31 0 58-11 81-32 21-20 32-49 32-78 0-31-11-61-32-82-23-20-50-32-81-32-29 0-58 12-78 32-21 21-34 51-34 82 0 29 13 58 34 78 20 21 49 32 78 32z">
          <text:p/>
        </draw:path>
        <draw:path draw:style-name="gr17" draw:text-style-name="P7" draw:layer="layout" svg:width="0.223cm" svg:height="0.225cm" svg:x="33.518cm" svg:y="4.496cm" svg:viewBox="0 0 224 226" svg:d="M114 226c29 0 58-11 78-32 21-22 32-51 32-80 0-30-11-59-32-81-20-21-49-33-78-33-31 0-58 12-81 33-21 22-33 51-33 81 0 29 12 58 33 80 23 21 50 32 81 32z">
          <text:p/>
        </draw:path>
        <draw:path draw:style-name="gr16" draw:text-style-name="P6" draw:layer="layout" svg:width="0.225cm" svg:height="0.224cm" svg:x="38.498cm" svg:y="5.496cm" svg:viewBox="0 0 226 225" svg:d="M112 225c29 0 59-12 79-33 23-23 35-51 35-80s-12-58-35-79c-20-22-50-33-79-33s-58 11-78 33c-22 21-34 50-34 79s12 57 34 80c20 21 49 33 78 33z">
          <text:p/>
        </draw:path>
        <draw:path draw:style-name="gr17" draw:text-style-name="P7" draw:layer="layout" svg:width="0.225cm" svg:height="0.223cm" svg:x="34.379cm" svg:y="3.971cm" svg:viewBox="0 0 226 224" svg:d="M114 224c29 0 58-12 78-32 22-21 34-51 34-80 0-31-12-59-34-80-20-20-49-32-78-32s-58 12-79 32c-22 21-35 49-35 80 0 29 13 59 35 80 21 20 50 32 79 32z">
          <text:p/>
        </draw:path>
        <draw:path draw:style-name="gr17" draw:text-style-name="P7" draw:layer="layout" svg:width="0.225cm" svg:height="0.223cm" svg:x="33.401cm" svg:y="9.305cm" svg:viewBox="0 0 226 224" svg:d="M113 224c29 0 58-10 80-32 21-22 33-51 33-80 0-31-12-59-33-80-22-20-51-32-80-32-31 0-58 12-80 32-22 21-33 49-33 80 0 29 11 58 33 80s49 32 80 32z">
          <text:p/>
        </draw:path>
        <draw:path draw:style-name="gr16" draw:text-style-name="P6" draw:layer="layout" svg:width="0.223cm" svg:height="0.223cm" svg:x="38.46cm" svg:y="5.908cm" svg:viewBox="0 0 224 224" svg:d="M114 224c29 0 58-12 78-32 20-21 32-50 32-79s-12-57-32-78c-20-22-49-35-78-35-31 0-58 13-79 35-22 21-35 49-35 78s13 58 35 79c21 20 48 32 79 32z">
          <text:p/>
        </draw:path>
        <draw:path draw:style-name="gr16" draw:text-style-name="P6" draw:layer="layout" svg:width="0.225cm" svg:height="0.225cm" svg:x="37.364cm" svg:y="5.065cm" svg:viewBox="0 0 226 226" svg:d="M112 226c29 0 59-11 79-33 23-23 35-52 35-80 0-30-12-58-35-79-20-22-50-34-79-34s-58 12-78 34c-21 21-34 49-34 79 0 28 13 57 34 80 20 22 49 33 78 33z">
          <text:p/>
        </draw:path>
        <draw:path draw:style-name="gr16" draw:text-style-name="P6" draw:layer="layout" svg:width="0.225cm" svg:height="0.224cm" svg:x="37.597cm" svg:y="5.279cm" svg:viewBox="0 0 226 225" svg:d="M112 225c30 0 59-13 80-35 22-22 34-49 34-80 0-29-12-58-34-79-21-20-50-31-80-31s-59 11-78 31c-22 21-34 50-34 79 0 31 12 58 34 80 19 22 48 35 78 35z">
          <text:p/>
        </draw:path>
        <draw:path draw:style-name="gr16" draw:text-style-name="P6" draw:layer="layout" svg:width="0.225cm" svg:height="0.226cm" svg:x="37.791cm" svg:y="5.039cm" svg:viewBox="0 0 226 227" svg:d="M112 227c30 0 58-13 80-35 22-21 34-49 34-79 0-31-12-58-34-80-22-20-50-33-80-33-29 0-57 13-78 33-22 22-34 49-34 80 0 30 12 58 34 79 21 22 49 35 78 35z">
          <text:p/>
        </draw:path>
        <draw:path draw:style-name="gr17" draw:text-style-name="P7" draw:layer="layout" svg:width="0.223cm" svg:height="0.225cm" svg:x="32.11cm" svg:y="3.971cm" svg:viewBox="0 0 224 226" svg:d="M110 226c33 0 61-11 82-32 20-23 32-52 32-81 0-30-12-58-32-79-21-22-49-34-82-34-29 0-58 12-78 34-20 21-32 49-32 79 0 29 12 58 32 81 20 21 49 32 78 32z">
          <text:p/>
        </draw:path>
        <draw:path draw:style-name="gr17" draw:text-style-name="P7" draw:layer="layout" svg:width="0.223cm" svg:height="0.223cm" svg:x="31.752cm" svg:y="3.994cm" svg:viewBox="0 0 224 224" svg:d="M112 224c31 0 59-10 80-32 20-20 32-49 32-80s-12-59-32-80c-21-20-49-32-80-32-29 0-58 12-78 32-22 21-34 49-34 80s12 60 34 80c20 22 49 32 78 32z">
          <text:p/>
        </draw:path>
        <draw:path draw:style-name="gr17" draw:text-style-name="P7" draw:layer="layout" svg:width="0.225cm" svg:height="0.225cm" svg:x="32.018cm" svg:y="3.856cm" svg:viewBox="0 0 226 226" svg:d="M112 226c30 0 59-12 79-32 23-21 35-49 35-80 0-30-12-59-35-80-20-22-49-34-79-34-29 0-58 12-80 34-21 21-32 50-32 80 0 31 11 59 32 80 22 20 51 32 80 32z">
          <text:p/>
        </draw:path>
        <draw:path draw:style-name="gr17" draw:text-style-name="P7" draw:layer="layout" svg:width="0.225cm" svg:height="0.225cm" svg:x="31.64cm" svg:y="4.02cm" svg:viewBox="0 0 226 226" svg:d="M113 226c30 0 59-11 81-32 20-22 32-51 32-81s-12-58-32-79c-22-22-51-34-81-34-29 0-58 12-79 34-22 21-34 49-34 79s12 59 34 81c21 21 50 32 79 32z">
          <text:p/>
        </draw:path>
        <draw:path draw:style-name="gr17" draw:text-style-name="P7" draw:layer="layout" svg:width="0.225cm" svg:height="0.223cm" svg:x="35.972cm" svg:y="5.267cm" svg:viewBox="0 0 226 224" svg:d="M113 224c29 0 58-12 78-34 23-20 35-49 35-78 0-31-12-59-35-80-20-20-49-32-78-32s-58 12-81 32c-20 21-32 49-32 80 0 29 12 58 32 78 23 22 52 34 81 34z">
          <text:p/>
        </draw:path>
        <draw:path draw:style-name="gr17" draw:text-style-name="P7" draw:layer="layout" svg:width="0.225cm" svg:height="0.225cm" svg:x="32.156cm" svg:y="3.945cm" svg:viewBox="0 0 226 226" svg:d="M113 226c29 0 58-12 80-35 22-21 33-49 33-79 0-29-11-59-33-80-22-20-51-32-80-32s-58 12-80 32c-21 21-33 51-33 80 0 30 12 58 33 79 22 23 51 35 80 35z">
          <text:p/>
        </draw:path>
        <draw:path draw:style-name="gr17" draw:text-style-name="P7" draw:layer="layout" svg:width="0.225cm" svg:height="0.223cm" svg:x="31.801cm" svg:y="3.913cm" svg:viewBox="0 0 226 224" svg:d="M111 224c32 0 60-13 81-34 21-22 34-49 34-80 0-29-13-58-34-78-21-22-49-32-81-32-29 0-58 10-79 32-20 20-32 49-32 78 0 31 12 58 32 80 21 21 50 34 79 34z">
          <text:p/>
        </draw:path>
        <draw:path draw:style-name="gr17" draw:text-style-name="P7" draw:layer="layout" svg:width="0.225cm" svg:height="0.224cm" svg:x="31.937cm" svg:y="3.703cm" svg:viewBox="0 0 226 225" svg:d="M113 225c29 0 57-12 78-35 23-20 35-49 35-78 0-31-12-58-35-80-21-21-49-32-78-32s-60 11-81 32c-20 22-32 49-32 80 0 29 12 58 32 78 21 23 52 35 81 35z">
          <text:p/>
        </draw:path>
        <draw:path draw:style-name="gr17" draw:text-style-name="P7" draw:layer="layout" svg:width="0.223cm" svg:height="0.225cm" svg:x="32.067cm" svg:y="3.775cm" svg:viewBox="0 0 224 226" svg:d="M112 226c29 0 59-12 80-34 22-21 32-50 32-80 0-29-10-58-32-80-21-21-51-32-80-32-31 0-58 11-80 32-20 22-32 51-32 80 0 30 12 59 32 80 22 22 49 34 80 34z">
          <text:p/>
        </draw:path>
        <draw:path draw:style-name="gr17" draw:text-style-name="P7" draw:layer="layout" svg:width="0.225cm" svg:height="0.223cm" svg:x="33.132cm" svg:y="3.212cm" svg:viewBox="0 0 226 224" svg:d="M114 224c29 0 57-10 78-32 23-21 34-49 34-78 0-30-11-58-34-79-21-23-49-35-78-35-30 0-59 12-80 35-22 21-34 49-34 79 0 29 12 57 34 78 21 22 50 32 80 32z">
          <text:p/>
        </draw:path>
        <draw:path draw:style-name="gr17" draw:text-style-name="P7" draw:layer="layout" svg:width="0.224cm" svg:height="0.225cm" svg:x="32.151cm" svg:y="3.841cm" svg:viewBox="0 0 225 226" svg:d="M112 226c29 0 58-12 79-34 22-20 34-49 34-78s-12-61-34-80c-21-22-50-34-79-34s-58 12-80 34c-21 19-32 51-32 80s11 58 32 78c22 22 51 34 80 34z">
          <text:p/>
        </draw:path>
        <draw:path draw:style-name="gr17" draw:text-style-name="P7" draw:layer="layout" svg:width="0.224cm" svg:height="0.223cm" svg:x="31.744cm" svg:y="3.881cm" svg:viewBox="0 0 225 224" svg:d="M112 224c29 0 58-11 79-32 21-20 34-49 34-78 0-31-13-58-34-80s-50-34-79-34-58 12-80 34c-21 22-32 49-32 80 0 29 11 58 32 78 22 21 51 32 80 32z">
          <text:p/>
        </draw:path>
        <draw:path draw:style-name="gr17" draw:text-style-name="P7" draw:layer="layout" svg:width="0.225cm" svg:height="0.223cm" svg:x="32.858cm" svg:y="3.342cm" svg:viewBox="0 0 226 224" svg:d="M112 224c30 0 58-12 80-33 22-20 34-49 34-81 0-29-12-58-34-78-22-21-50-32-80-32-28 0-57 11-78 32-22 20-34 49-34 78 0 32 12 61 34 81 21 21 50 33 78 33z">
          <text:p/>
        </draw:path>
        <draw:path draw:style-name="gr17" draw:text-style-name="P7" draw:layer="layout" svg:width="0.224cm" svg:height="0.223cm" svg:x="31.923cm" svg:y="3.673cm" svg:viewBox="0 0 225 224" svg:d="M112 224c29 0 58-11 78-32 21-20 35-49 35-78 0-31-14-58-35-80-20-21-49-34-78-34s-58 13-80 34c-21 22-32 49-32 80 0 29 11 58 32 78 22 21 51 32 80 32z">
          <text:p/>
        </draw:path>
        <draw:path draw:style-name="gr17" draw:text-style-name="P7" draw:layer="layout" svg:width="0.223cm" svg:height="0.224cm" svg:x="32.857cm" svg:y="3.351cm" svg:viewBox="0 0 224 225" svg:d="M114 225c29 0 58-13 78-34 21-20 32-49 32-79 0-32-11-60-32-81-20-20-49-31-78-31-31 0-58 11-81 31-21 21-33 49-33 81 0 30 12 59 33 79 23 21 50 34 81 34z">
          <text:p/>
        </draw:path>
        <draw:path draw:style-name="gr17" draw:text-style-name="P7" draw:layer="layout" svg:width="0.224cm" svg:height="0.223cm" svg:x="32.746cm" svg:y="3.422cm" svg:viewBox="0 0 225 224" svg:d="M113 224c29 0 60-12 81-32 20-22 31-49 31-80 0-29-11-58-31-80-21-20-52-32-81-32s-59 12-79 32c-21 22-34 51-34 80 0 31 13 58 34 80 20 20 50 32 79 32z">
          <text:p/>
        </draw:path>
        <draw:path draw:style-name="gr16" draw:text-style-name="P6" draw:layer="layout" svg:width="0.223cm" svg:height="0.223cm" svg:x="37.072cm" svg:y="5.717cm" svg:viewBox="0 0 224 224" svg:d="M114 224c28 0 57-11 78-33 22-21 32-50 32-80s-10-58-32-79c-21-20-50-32-78-32-30 0-60 12-82 32-20 21-32 49-32 79s12 59 32 80c22 22 52 33 82 33z">
          <text:p/>
        </draw:path>
        <draw:path draw:style-name="gr17" draw:text-style-name="P7" draw:layer="layout" svg:width="0.223cm" svg:height="0.225cm" svg:x="32.959cm" svg:y="8.867cm" svg:viewBox="0 0 224 226" svg:d="M112 226c29 0 59-12 80-33 22-21 32-52 32-81s-10-58-32-78c-21-21-51-34-80-34-31 0-58 13-80 34-21 20-32 49-32 78s11 60 32 81c22 21 49 33 80 33z">
          <text:p/>
        </draw:path>
        <draw:path draw:style-name="gr17" draw:text-style-name="P7" draw:layer="layout" svg:width="0.224cm" svg:height="0.225cm" svg:x="33.511cm" svg:y="7.51cm" svg:viewBox="0 0 225 226" svg:d="M112 226c31 0 58-13 80-35 22-21 33-50 33-79s-11-58-33-80c-22-20-49-32-80-32-29 0-58 12-79 32-22 22-33 51-33 80s11 58 33 79c21 22 50 35 79 35z">
          <text:p/>
        </draw:path>
        <draw:path draw:style-name="gr17" draw:text-style-name="P7" draw:layer="layout" svg:width="0.225cm" svg:height="0.225cm" svg:x="34.691cm" svg:y="7.518cm" svg:viewBox="0 0 226 226" svg:d="M112 226c30 0 59-13 80-35 22-21 34-49 34-80 0-29-12-56-34-78-21-21-50-33-80-33-29 0-57 12-78 33-22 22-34 49-34 78 0 31 12 59 34 80 21 22 49 35 78 35z">
          <text:p/>
        </draw:path>
        <draw:path draw:style-name="gr17" draw:text-style-name="P7" draw:layer="layout" svg:width="0.224cm" svg:height="0.223cm" svg:x="35.228cm" svg:y="3.489cm" svg:viewBox="0 0 225 224" svg:d="M113 224c31 0 58-12 79-34 22-20 33-49 33-78 0-31-11-59-33-80-21-20-48-32-79-32s-58 12-81 32c-21 21-32 49-32 80 0 29 11 58 32 78 23 22 50 34 81 34z">
          <text:p/>
        </draw:path>
        <draw:path draw:style-name="gr17" draw:text-style-name="P7" draw:layer="layout" svg:width="0.225cm" svg:height="0.224cm" svg:x="32.616cm" svg:y="5.291cm" svg:viewBox="0 0 226 225" svg:d="M114 225c29 0 58-11 78-33 22-22 34-51 34-80s-12-58-34-78c-20-21-49-34-78-34-31 0-59 13-80 34-21 20-34 49-34 78s13 58 34 80 49 33 80 33z">
          <text:p/>
        </draw:path>
        <draw:path draw:style-name="gr17" draw:text-style-name="P7" draw:layer="layout" svg:width="0.224cm" svg:height="0.225cm" svg:x="32.573cm" svg:y="5.302cm" svg:viewBox="0 0 225 226" svg:d="M115 226c29 0 58-12 78-32 21-22 32-53 32-82s-11-57-32-78c-20-22-49-34-78-34-31 0-60 12-80 34-22 21-35 49-35 78s13 60 35 82c20 20 49 32 80 32z">
          <text:p/>
        </draw:path>
        <draw:path draw:style-name="gr17" draw:text-style-name="P7" draw:layer="layout" svg:width="0.223cm" svg:height="0.225cm" svg:x="33.51cm" svg:y="4.69cm" svg:viewBox="0 0 224 226" svg:d="M114 226c29 0 57-12 78-34 20-21 32-49 32-80 0-29-12-58-32-80-21-21-49-32-78-32-30 0-58 11-82 32-20 22-32 51-32 80 0 31 12 59 32 80 24 22 52 34 82 34z">
          <text:p/>
        </draw:path>
        <draw:path draw:style-name="gr17" draw:text-style-name="P7" draw:layer="layout" svg:width="0.225cm" svg:height="0.225cm" svg:x="33.978cm" svg:y="4.234cm" svg:viewBox="0 0 226 226" svg:d="M113 226c30 0 58-12 79-34 22-21 34-49 34-80 0-29-12-58-34-78-21-22-49-34-79-34s-58 12-79 34c-23 20-34 49-34 78 0 31 11 59 34 80 21 22 49 34 79 34z">
          <text:p/>
        </draw:path>
        <draw:path draw:style-name="gr16" draw:text-style-name="P6" draw:layer="layout" svg:width="0.225cm" svg:height="0.225cm" svg:x="38.235cm" svg:y="5.028cm" svg:viewBox="0 0 226 226" svg:d="M113 226c29 0 58-12 81-33 20-22 32-49 32-80 0-29-12-58-32-79-23-22-52-34-81-34s-58 12-78 34c-21 21-35 50-35 79 0 31 14 58 35 80 20 21 49 33 78 33z">
          <text:p/>
        </draw:path>
        <draw:path draw:style-name="gr16" draw:text-style-name="P6" draw:layer="layout" svg:width="0.225cm" svg:height="0.225cm" svg:x="37.089cm" svg:y="5.862cm" svg:viewBox="0 0 226 226" svg:d="M113 226c29 0 58-12 78-32 23-21 35-51 35-80 0-30-12-59-35-80-20-22-49-34-78-34s-58 12-79 34c-22 21-34 50-34 80 0 29 12 59 34 80 21 20 50 32 79 32z">
          <text:p/>
        </draw:path>
        <draw:path draw:style-name="gr16" draw:text-style-name="P6" draw:layer="layout" svg:width="0.224cm" svg:height="0.225cm" svg:x="37.055cm" svg:y="5.867cm" svg:viewBox="0 0 225 226" svg:d="M113 226c29 0 58-13 78-34 21-20 34-49 34-78s-13-59-34-82c-20-20-49-32-78-32s-60 12-81 32c-21 23-32 53-32 82s11 58 32 78c21 21 52 34 81 34z">
          <text:p/>
        </draw:path>
        <draw:path draw:style-name="gr16" draw:text-style-name="P6" draw:layer="layout" svg:width="0.225cm" svg:height="0.225cm" svg:x="36.936cm" svg:y="5.873cm" svg:viewBox="0 0 226 226" svg:d="M113 226c30 0 59-12 79-34 22-20 34-49 34-78s-12-59-34-82c-20-20-49-32-79-32-31 0-58 12-79 32-22 23-34 53-34 82s12 58 34 78c21 22 48 34 79 34z">
          <text:p/>
        </draw:path>
        <draw:path draw:style-name="gr16" draw:text-style-name="P6" draw:layer="layout" svg:width="0.225cm" svg:height="0.225cm" svg:x="39.306cm" svg:y="2.144cm" svg:viewBox="0 0 226 226" svg:d="M114 226c29 0 57-12 78-35 22-21 34-49 34-79 0-29-12-58-34-80-21-20-49-32-78-32s-58 12-81 32c-20 22-33 51-33 80 0 30 13 58 33 79 23 23 52 35 81 35z">
          <text:p/>
        </draw:path>
        <draw:path draw:style-name="gr17" draw:text-style-name="P7" draw:layer="layout" svg:width="0.224cm" svg:height="0.223cm" svg:x="35.121cm" svg:y="5.881cm" svg:viewBox="0 0 225 224" svg:d="M112 224c29 0 59-11 80-32 22-20 33-49 33-78 0-31-11-58-33-80-21-22-51-34-80-34s-57 12-78 34c-22 22-34 49-34 80 0 29 12 58 34 78 21 21 49 32 78 32z">
          <text:p/>
        </draw:path>
        <draw:path draw:style-name="gr16" draw:text-style-name="P6" draw:layer="layout" svg:width="0.223cm" svg:height="0.223cm" svg:x="36.538cm" svg:y="5.555cm" svg:viewBox="0 0 224 224" svg:d="M110 224c31 0 61-12 81-32 21-20 33-49 33-81 0-29-12-58-33-79-20-20-50-32-81-32-29 0-58 12-78 32-20 21-32 50-32 79 0 32 12 61 32 81s49 32 78 32z">
          <text:p/>
        </draw:path>
        <draw:path draw:style-name="gr16" draw:text-style-name="P6" draw:layer="layout" svg:width="0.223cm" svg:height="0.224cm" svg:x="37.412cm" svg:y="6.027cm" svg:viewBox="0 0 224 225" svg:d="M110 225c30 0 61-11 82-32 20-22 32-49 32-79 0-31-12-60-32-80-21-21-52-34-82-34-29 0-57 13-78 34-20 20-32 49-32 80 0 30 12 57 32 79 21 21 49 32 78 32z">
          <text:p/>
        </draw:path>
        <draw:path draw:style-name="gr17" draw:text-style-name="P7" draw:layer="layout" svg:width="0.225cm" svg:height="0.225cm" svg:x="32.561cm" svg:y="5.374cm" svg:viewBox="0 0 226 226" svg:d="M114 226c30 0 59-12 80-34 20-21 32-49 32-79s-12-58-32-79c-21-22-50-34-80-34s-59 12-79 34c-23 21-35 49-35 79s12 58 35 79c20 22 49 34 79 34z">
          <text:p/>
        </draw:path>
        <draw:path draw:style-name="gr16" draw:text-style-name="P6" draw:layer="layout" svg:width="0.223cm" svg:height="0.224cm" svg:x="37.224cm" svg:y="6.001cm" svg:viewBox="0 0 224 225" svg:d="M111 225c32 0 61-11 81-31 21-21 32-51 32-82 0-29-11-58-32-78-20-21-49-34-81-34-29 0-58 13-78 34-21 20-33 49-33 78 0 31 12 61 33 82 20 20 49 31 78 31z">
          <text:p/>
        </draw:path>
        <draw:path draw:style-name="gr16" draw:text-style-name="P6" draw:layer="layout" svg:width="0.223cm" svg:height="0.223cm" svg:x="36.353cm" svg:y="5.298cm" svg:viewBox="0 0 224 224" svg:d="M114 224c29 0 57-11 78-32 20-20 32-52 32-81s-12-58-32-78c-21-21-49-33-78-33-33 0-61 12-82 33-20 20-32 49-32 78s12 61 32 81c21 21 49 32 82 32z">
          <text:p/>
        </draw:path>
        <draw:path draw:style-name="gr16" draw:text-style-name="P6" draw:layer="layout" svg:width="0.223cm" svg:height="0.223cm" svg:x="36.549cm" svg:y="5.322cm" svg:viewBox="0 0 224 224" svg:d="M110 224c33 0 61-12 82-33 20-20 32-50 32-81 0-29-12-58-32-78-21-21-49-32-82-32-29 0-58 11-78 32-20 20-32 49-32 78 0 31 12 61 32 81 20 21 49 33 78 33z">
          <text:p/>
        </draw:path>
        <draw:path draw:style-name="gr16" draw:text-style-name="P6" draw:layer="layout" svg:width="0.225cm" svg:height="0.225cm" svg:x="36.602cm" svg:y="5.31cm" svg:viewBox="0 0 226 226" svg:d="M113 226c31 0 58-13 80-34 21-21 33-50 33-81 0-29-12-58-33-79-22-20-49-32-80-32-29 0-58 12-80 32-22 21-33 50-33 79 0 31 11 60 33 81s51 34 80 34z">
          <text:p/>
        </draw:path>
        <draw:path draw:style-name="gr16" draw:text-style-name="P6" draw:layer="layout" svg:width="0.223cm" svg:height="0.223cm" svg:x="36.125cm" svg:y="5.379cm" svg:viewBox="0 0 224 224" svg:d="M110 224c33 0 61-12 82-32 20-22 32-49 32-80s-12-59-32-80c-21-20-49-32-82-32-29 0-58 12-78 32-20 21-32 49-32 80s12 58 32 80c20 20 49 32 78 32z">
          <text:p/>
        </draw:path>
        <draw:path draw:style-name="gr16" draw:text-style-name="P6" draw:layer="layout" svg:width="0.223cm" svg:height="0.223cm" svg:x="37.187cm" svg:y="6.263cm" svg:viewBox="0 0 224 224" svg:d="M111 224c30 0 61-12 81-33 20-20 32-49 32-78 0-32-12-61-32-81-20-21-51-32-81-32s-58 11-79 32c-20 20-32 49-32 81 0 29 12 58 32 78 21 21 49 33 79 33z">
          <text:p/>
        </draw:path>
        <draw:path draw:style-name="gr16" draw:text-style-name="P6" draw:layer="layout" svg:width="0.224cm" svg:height="0.225cm" svg:x="37.742cm" svg:y="6.217cm" svg:viewBox="0 0 225 226" svg:d="M113 226c29 0 58-12 78-34 21-21 34-50 34-80 0-29-13-58-34-78-20-22-49-34-78-34s-60 12-81 34c-20 20-32 49-32 78 0 30 12 59 32 80 21 22 52 34 81 34z">
          <text:p/>
        </draw:path>
        <draw:path draw:style-name="gr17" draw:text-style-name="P7" draw:layer="layout" svg:width="0.223cm" svg:height="0.224cm" svg:x="34.382cm" svg:y="5.828cm" svg:viewBox="0 0 224 225" svg:d="M113 225c29 0 58-11 79-32 22-20 32-49 32-78 0-32-10-61-32-81-21-21-50-34-79-34s-59 13-81 34c-21 20-32 49-32 81 0 29 11 58 32 78 22 21 52 32 81 32z">
          <text:p/>
        </draw:path>
        <draw:path draw:style-name="gr17" draw:text-style-name="P7" draw:layer="layout" svg:width="0.223cm" svg:height="0.225cm" svg:x="31.688cm" svg:y="5.357cm" svg:viewBox="0 0 224 226" svg:d="M112 226c31 0 58-12 80-34 21-21 32-48 32-79 0-30-11-59-32-79-22-22-49-34-80-34-30 0-59 12-80 34-20 20-32 49-32 79 0 31 12 58 32 79 21 22 50 34 80 34z">
          <text:p/>
        </draw:path>
        <draw:path draw:style-name="gr17" draw:text-style-name="P7" draw:layer="layout" svg:width="0.224cm" svg:height="0.223cm" svg:x="32.613cm" svg:y="5.547cm" svg:viewBox="0 0 225 224" svg:d="M112 224c29 0 58-12 78-32 22-21 35-49 35-82 0-29-13-58-35-78-20-21-49-32-78-32s-60 11-81 32c-20 20-31 49-31 78 0 33 11 61 31 82 21 20 52 32 81 32z">
          <text:p/>
        </draw:path>
        <draw:path draw:style-name="gr16" draw:text-style-name="P6" draw:layer="layout" svg:width="0.223cm" svg:height="0.225cm" svg:x="36.711cm" svg:y="7.334cm" svg:viewBox="0 0 224 226" svg:d="M112 226c29 0 58-12 79-34 21-21 33-50 33-80 0-29-12-58-33-78-21-22-50-34-79-34-31 0-59 12-80 34-20 20-32 49-32 78 0 30 12 59 32 80 21 22 49 34 80 34z">
          <text:p/>
        </draw:path>
        <draw:path draw:style-name="gr17" draw:text-style-name="P7" draw:layer="layout" svg:width="0.223cm" svg:height="0.225cm" svg:x="32.393cm" svg:y="6.249cm" svg:viewBox="0 0 224 226" svg:d="M113 226c30 0 58-12 79-32 20-21 32-50 32-80 0-31-12-60-32-80-21-21-49-34-79-34-29 0-61 13-81 34-21 20-32 49-32 80 0 30 11 59 32 80 20 20 52 32 81 32z">
          <text:p/>
        </draw:path>
        <draw:path draw:style-name="gr17" draw:text-style-name="P7" draw:layer="layout" svg:width="0.225cm" svg:height="0.223cm" svg:x="34.382cm" svg:y="5.835cm" svg:viewBox="0 0 226 224" svg:d="M114 224c29 0 58-11 80-32 20-20 32-49 32-78 0-31-12-61-32-82-22-20-51-32-80-32s-58 12-79 32c-22 21-35 51-35 82 0 29 13 58 35 78 21 21 50 32 79 32z">
          <text:p/>
        </draw:path>
        <draw:path draw:style-name="gr16" draw:text-style-name="P6" draw:layer="layout" svg:width="0.223cm" svg:height="0.224cm" svg:x="38.345cm" svg:y="3.188cm" svg:viewBox="0 0 224 225" svg:d="M110 225c32 0 61-12 81-33 21-20 33-49 33-78 0-31-12-59-33-81-20-21-49-33-81-33-29 0-58 12-78 33-21 22-32 50-32 81 0 29 11 58 32 78 20 21 49 33 78 33z">
          <text:p/>
        </draw:path>
        <draw:path draw:style-name="gr17" draw:text-style-name="P7" draw:layer="layout" svg:width="0.225cm" svg:height="0.225cm" svg:x="35.184cm" svg:y="5.741cm" svg:viewBox="0 0 226 226" svg:d="M113 226c30 0 59-12 79-34 22-22 34-51 34-80s-12-58-34-78c-20-21-49-34-79-34-31 0-59 13-80 34-21 20-33 49-33 78s12 58 33 80 49 34 80 34z">
          <text:p/>
        </draw:path>
        <draw:path draw:style-name="gr16" draw:text-style-name="P6" draw:layer="layout" svg:width="0.225cm" svg:height="0.223cm" svg:x="36.63cm" svg:y="6.652cm" svg:viewBox="0 0 226 224" svg:d="M113 224c31 0 59-12 81-32 21-20 32-52 32-81 0-30-11-58-32-79-22-20-50-32-81-32-29 0-58 12-80 32-21 21-33 49-33 79 0 29 12 61 33 81 22 20 51 32 80 32z">
          <text:p/>
        </draw:path>
        <draw:path draw:style-name="gr16" draw:text-style-name="P6" draw:layer="layout" svg:width="0.225cm" svg:height="0.225cm" svg:x="36.573cm" svg:y="6.119cm" svg:viewBox="0 0 226 226" svg:d="M114 226c30 0 59-12 80-32 20-21 32-49 32-80 0-30-12-59-32-80-21-22-50-34-80-34s-59 12-80 34c-22 21-34 50-34 80 0 31 12 59 34 80 21 20 50 32 80 32z">
          <text:p/>
        </draw:path>
        <draw:path draw:style-name="gr17" draw:text-style-name="P7" draw:layer="layout" svg:width="0.224cm" svg:height="0.225cm" svg:x="33.17cm" svg:y="9.386cm" svg:viewBox="0 0 225 226" svg:d="M113 226c29 0 58-12 79-34 22-21 33-49 33-79s-11-59-33-79c-21-22-50-34-79-34-32 0-59 12-81 34-21 20-32 49-32 79s11 58 32 79c22 22 49 34 81 34z">
          <text:p/>
        </draw:path>
        <draw:path draw:style-name="gr17" draw:text-style-name="P7" draw:layer="layout" svg:width="0.224cm" svg:height="0.225cm" svg:x="34.544cm" svg:y="9.501cm" svg:viewBox="0 0 225 226" svg:d="M113 226c29 0 58-13 80-34 21-20 32-49 32-78 0-31-11-58-32-80-22-22-51-34-80-34-31 0-59 12-81 34-21 22-32 49-32 80 0 29 11 58 32 78 22 21 50 34 81 34z">
          <text:p/>
        </draw:path>
        <draw:path draw:style-name="gr17" draw:text-style-name="P7" draw:layer="layout" svg:width="0.223cm" svg:height="0.225cm" svg:x="33.348cm" svg:y="8.511cm" svg:viewBox="0 0 224 226" svg:d="M111 226c29 0 59-11 78-32 22-22 35-51 35-80 0-30-13-59-35-81-19-21-49-33-78-33-30 0-58 12-79 33-20 22-32 51-32 81 0 29 12 58 32 80 21 21 49 32 79 32z">
          <text:p/>
        </draw:path>
        <draw:path draw:style-name="gr17" draw:text-style-name="P7" draw:layer="layout" svg:width="0.226cm" svg:height="0.223cm" svg:x="33.351cm" svg:y="9.137cm" svg:viewBox="0 0 227 224" svg:d="M114 224c29 0 58-11 78-32 23-20 35-49 35-81 0-29-12-58-35-79-20-20-49-32-78-32-31 0-59 12-81 32-21 21-33 50-33 79 0 32 12 61 33 81 22 21 50 32 81 32z">
          <text:p/>
        </draw:path>
        <draw:path draw:style-name="gr16" draw:text-style-name="P6" draw:layer="layout" svg:width="0.223cm" svg:height="0.223cm" svg:x="36.11cm" svg:y="5.425cm" svg:viewBox="0 0 224 224" svg:d="M111 224c32 0 61-11 81-32 21-22 32-49 32-80 0-29-11-58-32-80-20-22-49-32-81-32-29 0-58 10-78 32-21 22-33 51-33 80 0 31 12 58 33 80 20 21 49 32 78 32z">
          <text:p/>
        </draw:path>
        <draw:path draw:style-name="gr17" draw:text-style-name="P7" draw:layer="layout" svg:width="0.223cm" svg:height="0.225cm" svg:x="35.262cm" svg:y="6.075cm" svg:viewBox="0 0 224 226" svg:d="M113 226c30 0 58-12 79-32 20-22 32-51 32-80 0-30-12-59-32-80-21-22-49-34-79-34-32 0-61 12-81 34-21 21-32 50-32 80 0 29 11 58 32 80 20 20 49 32 81 32z">
          <text:p/>
        </draw:path>
        <draw:path draw:style-name="gr17" draw:text-style-name="P7" draw:layer="layout" svg:width="0.224cm" svg:height="0.224cm" svg:x="33.271cm" svg:y="9.052cm" svg:viewBox="0 0 225 225" svg:d="M112 225c29 0 58-11 78-32 21-22 35-51 35-80s-14-58-35-78c-20-22-49-35-78-35s-60 13-81 35c-20 20-31 49-31 78s11 58 31 80c21 21 52 32 81 32z">
          <text:p/>
        </draw:path>
        <draw:path draw:style-name="gr17" draw:text-style-name="P7" draw:layer="layout" svg:width="0.225cm" svg:height="0.223cm" svg:x="33.282cm" svg:y="8.961cm" svg:viewBox="0 0 226 224" svg:d="M113 224c32 0 59-11 81-32 21-20 32-49 32-78 0-31-11-61-32-82-22-20-49-32-81-32-29 0-58 12-79 32-22 21-34 51-34 82 0 29 12 58 34 78 21 21 50 32 79 32z">
          <text:p/>
        </draw:path>
        <draw:path draw:style-name="gr16" draw:text-style-name="P6" draw:layer="layout" svg:width="0.224cm" svg:height="0.223cm" svg:x="36.562cm" svg:y="6.401cm" svg:viewBox="0 0 225 224" svg:d="M113 224c31 0 60-12 80-32 21-22 32-51 32-81s-11-58-32-79c-20-20-49-32-80-32-29 0-59 12-79 32-21 21-34 49-34 79s13 59 34 81c20 20 50 32 79 32z">
          <text:p/>
        </draw:path>
        <draw:path draw:style-name="gr16" draw:text-style-name="P6" draw:layer="layout" svg:width="0.225cm" svg:height="0.225cm" svg:x="39.338cm" svg:y="2.083cm" svg:viewBox="0 0 226 226" svg:d="M113 226c29 0 59-13 80-34 21-20 33-49 33-78s-12-58-33-81c-21-21-51-33-80-33-30 0-58 12-79 33-22 23-34 52-34 81s12 58 34 78c21 21 49 34 79 34z">
          <text:p/>
        </draw:path>
        <draw:path draw:style-name="gr16" draw:text-style-name="P6" draw:layer="layout" svg:width="0.224cm" svg:height="0.225cm" svg:x="36.345cm" svg:y="5.504cm" svg:viewBox="0 0 225 226" svg:d="M113 226c29 0 58-12 79-35 20-21 33-50 33-79s-13-57-33-78c-21-22-50-34-79-34-31 0-59 12-81 34-21 21-32 49-32 78s11 58 32 79c22 23 50 35 81 35z">
          <text:p/>
        </draw:path>
        <draw:path draw:style-name="gr16" draw:text-style-name="P6" draw:layer="layout" svg:width="0.225cm" svg:height="0.223cm" svg:x="36.858cm" svg:y="6.115cm" svg:viewBox="0 0 226 224" svg:d="M113 224c29 0 58-12 78-32 21-20 35-49 35-78 0-31-14-58-35-80-20-22-49-34-78-34s-58 12-81 34c-20 22-32 49-32 80 0 29 12 58 32 78 23 20 52 32 81 32z">
          <text:p/>
        </draw:path>
        <draw:path draw:style-name="gr16" draw:text-style-name="P6" draw:layer="layout" svg:width="0.224cm" svg:height="0.223cm" svg:x="36.279cm" svg:y="5.7cm" svg:viewBox="0 0 225 224" svg:d="M112 224c30 0 59-12 81-34 21-22 32-49 32-80 0-29-11-58-32-78-22-20-51-32-81-32-29 0-58 12-78 32-21 20-34 49-34 78 0 31 13 58 34 80 20 22 49 34 78 34z">
          <text:p/>
        </draw:path>
        <draw:path draw:style-name="gr16" draw:text-style-name="P6" draw:layer="layout" svg:width="0.225cm" svg:height="0.225cm" svg:x="36.625cm" svg:y="6.251cm" svg:viewBox="0 0 226 226" svg:d="M112 226c31 0 59-11 80-32 22-22 34-51 34-81 0-31-12-58-34-80-21-21-49-33-80-33-29 0-58 12-80 33-21 22-32 49-32 80 0 30 11 59 32 81 22 21 51 32 80 32z">
          <text:p/>
        </draw:path>
        <draw:path draw:style-name="gr17" draw:text-style-name="P7" draw:layer="layout" svg:width="0.224cm" svg:height="0.224cm" svg:x="32.391cm" svg:y="6.385cm" svg:viewBox="0 0 225 225" svg:d="M114 225c29 0 58-12 79-35 21-21 32-49 32-78 0-30-11-58-32-79-21-22-50-33-79-33-31 0-60 11-80 33-21 21-34 49-34 79 0 29 13 57 34 78 20 23 49 35 80 35z">
          <text:p/>
        </draw:path>
        <draw:path draw:style-name="gr17" draw:text-style-name="P7" draw:layer="layout" svg:width="0.223cm" svg:height="0.225cm" svg:x="33.29cm" svg:y="9.046cm" svg:viewBox="0 0 224 226" svg:d="M114 226c29 0 58-12 78-33 21-22 32-51 32-80s-11-58-32-78c-20-22-49-35-78-35-31 0-58 13-81 35-21 20-33 49-33 78s12 58 33 80c23 21 50 33 81 33z">
          <text:p/>
        </draw:path>
        <draw:path draw:style-name="gr17" draw:text-style-name="P7" draw:layer="layout" svg:width="0.225cm" svg:height="0.225cm" svg:x="33.366cm" svg:y="9.218cm" svg:viewBox="0 0 226 226" svg:d="M112 226c30 0 59-13 79-34 23-20 35-49 35-79 0-31-12-58-35-81-20-20-49-32-79-32-29 0-57 12-78 32-22 23-34 50-34 81 0 30 12 59 34 79 21 21 49 34 78 34z">
          <text:p/>
        </draw:path>
        <draw:path draw:style-name="gr16" draw:text-style-name="P6" draw:layer="layout" svg:width="0.225cm" svg:height="0.224cm" svg:x="37.046cm" svg:y="6.151cm" svg:viewBox="0 0 226 225" svg:d="M114 225c29 0 57-11 78-34 22-20 34-49 34-78s-12-58-34-80c-21-19-49-33-78-33-30 0-58 14-79 33-23 22-35 51-35 80s12 58 35 78c21 23 49 34 79 34z">
          <text:p/>
        </draw:path>
        <draw:path draw:style-name="gr16" draw:text-style-name="P6" draw:layer="layout" svg:width="0.223cm" svg:height="0.224cm" svg:x="36.578cm" svg:y="5.776cm" svg:viewBox="0 0 224 225" svg:d="M114 225c29 0 57-11 78-32 20-22 32-50 32-81 0-29-12-58-32-79-21-20-49-33-78-33-33 0-61 13-82 33-20 21-32 50-32 79 0 31 12 59 32 81 21 21 49 32 82 32z">
          <text:p/>
        </draw:path>
        <draw:path draw:style-name="gr16" draw:text-style-name="P6" draw:layer="layout" svg:width="0.225cm" svg:height="0.225cm" svg:x="36.983cm" svg:y="6.361cm" svg:viewBox="0 0 226 226" svg:d="M113 226c29 0 58-14 80-34 21-21 33-50 33-79s-12-58-33-80c-22-21-51-33-80-33-32 0-59 12-81 33-21 22-32 51-32 80s11 58 32 79c22 20 49 34 81 34z">
          <text:p/>
        </draw:path>
        <draw:path draw:style-name="gr16" draw:text-style-name="P6" draw:layer="layout" svg:width="0.223cm" svg:height="0.223cm" svg:x="36.722cm" svg:y="6.115cm" svg:viewBox="0 0 224 224" svg:d="M110 224c30 0 58-12 82-32 20-22 32-49 32-80 0-29-12-58-32-79-24-23-52-33-82-33-28 0-57 10-78 33-22 21-32 50-32 79 0 31 10 58 32 80 21 20 50 32 78 32z">
          <text:p/>
        </draw:path>
        <draw:path draw:style-name="gr16" draw:text-style-name="P6" draw:layer="layout" svg:width="0.225cm" svg:height="0.224cm" svg:x="39.387cm" svg:y="3.198cm" svg:viewBox="0 0 226 225" svg:d="M113 225c30 0 58-13 79-34 22-20 34-49 34-78s-12-58-34-81c-21-21-49-32-79-32s-58 11-79 32c-22 23-34 52-34 81s12 58 34 78c21 21 49 34 79 34z">
          <text:p/>
        </draw:path>
        <draw:path draw:style-name="gr16" draw:text-style-name="P6" draw:layer="layout" svg:width="0.225cm" svg:height="0.225cm" svg:x="39.257cm" svg:y="3.091cm" svg:viewBox="0 0 226 226" svg:d="M114 226c29 0 57-12 78-32 22-22 34-53 34-82s-12-57-34-78c-21-22-49-34-78-34-30 0-58 12-80 34-22 21-34 49-34 78s12 60 34 82c22 20 50 32 80 32z">
          <text:p/>
        </draw:path>
        <draw:path draw:style-name="gr16" draw:text-style-name="P6" draw:layer="layout" svg:width="0.225cm" svg:height="0.224cm" svg:x="36.642cm" svg:y="6.881cm" svg:viewBox="0 0 226 225" svg:d="M113 225c29 0 57-13 78-34 23-21 35-50 35-81 0-29-12-58-35-79-21-20-49-31-78-31s-58 11-79 31c-22 21-34 50-34 79 0 31 12 60 34 81 21 21 50 34 79 34z">
          <text:p/>
        </draw:path>
        <draw:path draw:style-name="gr17" draw:text-style-name="P7" draw:layer="layout" svg:width="0.225cm" svg:height="0.223cm" svg:x="33.519cm" svg:y="5.567cm" svg:viewBox="0 0 226 224" svg:d="M113 224c29 0 58-12 78-32 23-21 35-49 35-82 0-29-12-58-35-78-20-21-49-32-78-32s-58 11-79 32c-22 20-34 49-34 78 0 33 12 61 34 82 21 20 50 32 79 32z">
          <text:p/>
        </draw:path>
        <draw:path draw:style-name="gr17" draw:text-style-name="P7" draw:layer="layout" svg:width="0.223cm" svg:height="0.225cm" svg:x="33.01cm" svg:y="8.907cm" svg:viewBox="0 0 224 226" svg:d="M114 226c29 0 58-12 78-34 21-21 32-50 32-80 0-29-11-57-32-78-20-22-49-34-78-34-32 0-61 12-81 34-21 21-33 49-33 78 0 30 12 59 33 80 20 22 49 34 81 34z">
          <text:p/>
        </draw:path>
        <draw:path draw:style-name="gr16" draw:text-style-name="P6" draw:layer="layout" svg:width="0.225cm" svg:height="0.225cm" svg:x="39.442cm" svg:y="2.742cm" svg:viewBox="0 0 226 226" svg:d="M113 226c30 0 58-12 79-33 22-22 34-49 34-80 0-29-12-59-34-81-21-21-49-32-79-32-31 0-58 11-81 32-21 22-32 52-32 81 0 31 11 58 32 80 23 21 50 33 81 33z">
          <text:p/>
        </draw:path>
        <draw:path draw:style-name="gr16" draw:text-style-name="P6" draw:layer="layout" svg:width="0.224cm" svg:height="0.225cm" svg:x="39.33cm" svg:y="2.898cm" svg:viewBox="0 0 225 226" svg:d="M114 226c29 0 58-12 78-33 22-22 33-49 33-81 0-29-11-58-33-80-20-19-49-32-78-32-31 0-58 13-80 32-21 22-34 51-34 80 0 32 13 59 34 81 22 21 49 33 80 33z">
          <text:p/>
        </draw:path>
        <draw:path draw:style-name="gr16" draw:text-style-name="P6" draw:layer="layout" svg:width="0.225cm" svg:height="0.225cm" svg:x="38.769cm" svg:y="2.528cm" svg:viewBox="0 0 226 226" svg:d="M114 226c29 0 58-12 80-34 21-21 32-49 32-78 0-30-11-59-32-82-22-20-51-32-80-32-31 0-59 12-80 32-22 23-34 52-34 82 0 29 12 57 34 78 21 22 49 34 80 34z">
          <text:p/>
        </draw:path>
        <draw:path draw:style-name="gr16" draw:text-style-name="P6" draw:layer="layout" svg:width="0.225cm" svg:height="0.223cm" svg:x="39.176cm" svg:y="3.041cm" svg:viewBox="0 0 226 224" svg:d="M112 224c31 0 59-12 80-35 22-21 34-49 34-79 0-28-12-57-34-78-21-22-49-32-80-32-29 0-59 10-80 32-20 21-32 50-32 78 0 30 12 58 32 79 21 23 51 35 80 35z">
          <text:p/>
        </draw:path>
        <draw:path draw:style-name="gr16" draw:text-style-name="P6" draw:layer="layout" svg:width="0.225cm" svg:height="0.224cm" svg:x="38.651cm" svg:y="2.843cm" svg:viewBox="0 0 226 225" svg:d="M113 225c29 0 58-13 80-34 21-21 33-50 33-79 0-31-12-58-33-80-22-21-51-32-80-32s-58 11-79 32c-22 22-34 49-34 80 0 29 12 58 34 79 21 21 50 34 79 34z">
          <text:p/>
        </draw:path>
        <draw:path draw:style-name="gr16" draw:text-style-name="P6" draw:layer="layout" svg:width="0.224cm" svg:height="0.223cm" svg:x="39.096cm" svg:y="2.989cm" svg:viewBox="0 0 225 224" svg:d="M112 224c31 0 58-11 80-32 21-20 33-49 33-78 0-31-12-58-33-80-22-22-49-34-80-34-29 0-58 12-78 34-21 22-34 49-34 80 0 29 13 58 34 78 20 21 49 32 78 32z">
          <text:p/>
        </draw:path>
        <draw:path draw:style-name="gr16" draw:text-style-name="P6" draw:layer="layout" svg:width="0.223cm" svg:height="0.225cm" svg:x="38.893cm" svg:y="2.802cm" svg:viewBox="0 0 224 226" svg:d="M114 226c29 0 58-13 78-35 20-21 32-49 32-79 0-29-12-59-32-80-20-20-49-32-78-32-31 0-58 12-79 32-23 21-35 51-35 80 0 30 12 58 35 79 21 22 48 35 79 35z">
          <text:p/>
        </draw:path>
        <draw:path draw:style-name="gr16" draw:text-style-name="P6" draw:layer="layout" svg:width="0.223cm" svg:height="0.223cm" svg:x="38.896cm" svg:y="2.819cm" svg:viewBox="0 0 224 224" svg:d="M113 224c30 0 58-11 79-33 20-21 32-50 32-80s-12-58-32-79c-21-20-49-32-79-32-29 0-59 12-80 32-21 21-33 49-33 79s12 59 33 80c21 22 51 33 80 33z">
          <text:p/>
        </draw:path>
        <draw:path draw:style-name="gr17" draw:text-style-name="P7" draw:layer="layout" svg:width="0.225cm" svg:height="0.223cm" svg:x="33.144cm" svg:y="9.374cm" svg:viewBox="0 0 226 224" svg:d="M113 224c31 0 58-12 79-32 22-20 34-49 34-78 0-33-12-61-34-82-21-20-48-32-79-32-29 0-58 12-79 32-22 21-34 49-34 82 0 29 12 58 34 78 21 20 50 32 79 32z">
          <text:p/>
        </draw:path>
        <draw:path draw:style-name="gr17" draw:text-style-name="P7" draw:layer="layout" svg:width="0.225cm" svg:height="0.225cm" svg:x="31.449cm" svg:y="5.787cm" svg:viewBox="0 0 226 226" svg:d="M114 226c29 0 58-12 80-34 21-21 32-50 32-80 0-29-11-58-32-78-22-22-51-34-80-34-31 0-58 12-80 34-22 20-34 49-34 78 0 30 12 59 34 80 22 22 49 34 80 34z">
          <text:p/>
        </draw:path>
        <draw:path draw:style-name="gr17" draw:text-style-name="P7" draw:layer="layout" svg:width="0.224cm" svg:height="0.223cm" svg:x="33.329cm" svg:y="8.537cm" svg:viewBox="0 0 225 224" svg:d="M112 224c31 0 59-12 81-32 21-20 32-49 32-78 0-31-11-58-32-82-22-20-50-32-81-32-29 0-58 12-78 32-20 24-34 51-34 82 0 29 14 58 34 78s49 32 78 32z">
          <text:p/>
        </draw:path>
        <draw:path draw:style-name="gr16" draw:text-style-name="P6" draw:layer="layout" svg:width="0.223cm" svg:height="0.224cm" svg:x="36.232cm" svg:y="4.936cm" svg:viewBox="0 0 224 225" svg:d="M114 225c28 0 57-11 78-31 22-21 32-50 32-79 0-32-10-61-32-81-21-21-50-34-78-34-30 0-58 13-79 34-22 20-35 49-35 81 0 29 13 58 35 79 21 20 49 31 79 31z">
          <text:p/>
        </draw:path>
        <draw:path draw:style-name="gr16" draw:text-style-name="P6" draw:layer="layout" svg:width="0.223cm" svg:height="0.225cm" svg:x="39.785cm" svg:y="2.626cm" svg:viewBox="0 0 224 226" svg:d="M114 226c29 0 57-12 78-34 22-22 32-50 32-79 0-30-10-58-32-79-21-22-49-34-78-34-30 0-58 12-79 34-23 21-35 49-35 79 0 29 12 57 35 79 21 22 49 34 79 34z">
          <text:p/>
        </draw:path>
        <draw:path draw:style-name="gr17" draw:text-style-name="P7" draw:layer="layout" svg:width="0.223cm" svg:height="0.225cm" svg:x="34.959cm" svg:y="6.448cm" svg:viewBox="0 0 224 226" svg:d="M112 226c29 0 59-12 80-34 22-19 32-50 32-80 0-29-10-58-32-78-21-22-51-34-80-34-31 0-59 12-80 34-20 20-32 49-32 78 0 30 12 61 32 80 21 22 49 34 80 34z">
          <text:p/>
        </draw:path>
        <draw:path draw:style-name="gr17" draw:text-style-name="P7" draw:layer="layout" svg:width="0.225cm" svg:height="0.225cm" svg:x="33.421cm" svg:y="5.68cm" svg:viewBox="0 0 226 226" svg:d="M112 226c32 0 60-12 81-32 20-22 33-49 33-80 0-29-13-58-33-79-21-21-49-35-81-35-29 0-57 14-78 35-22 21-34 50-34 79 0 31 12 58 34 80 21 20 49 32 78 32z">
          <text:p/>
        </draw:path>
        <draw:path draw:style-name="gr17" draw:text-style-name="P7" draw:layer="layout" svg:width="0.225cm" svg:height="0.225cm" svg:x="34.656cm" svg:y="9.028cm" svg:viewBox="0 0 226 226" svg:d="M114 226c31 0 58-12 80-34 21-21 32-49 32-78s-11-58-32-80c-22-22-49-34-80-34-30 0-59 12-79 34-23 22-35 51-35 80s12 57 35 78c20 22 49 34 79 34z">
          <text:p/>
        </draw:path>
        <draw:path draw:style-name="gr16" draw:text-style-name="P6" draw:layer="layout" svg:width="0.223cm" svg:height="0.223cm" svg:x="35.034cm" svg:y="9.019cm" svg:viewBox="0 0 224 224" svg:d="M114 224c29 0 57-11 78-32 22-20 32-49 32-78 0-31-10-58-32-80-21-22-49-34-78-34-33 0-61 12-82 34-20 22-32 49-32 80 0 29 12 58 32 78 21 21 49 32 82 32z">
          <text:p/>
        </draw:path>
        <draw:path draw:style-name="gr17" draw:text-style-name="P7" draw:layer="layout" svg:width="0.223cm" svg:height="0.225cm" svg:x="34.722cm" svg:y="9.042cm" svg:viewBox="0 0 224 226" svg:d="M110 226c31 0 58-14 82-34 20-21 32-49 32-80 0-30-12-59-32-80-24-20-51-32-82-32-29 0-58 12-78 32-22 21-32 50-32 80 0 31 10 59 32 80 20 20 49 34 78 34z">
          <text:p/>
        </draw:path>
        <draw:path draw:style-name="gr16" draw:text-style-name="P6" draw:layer="layout" svg:width="0.225cm" svg:height="0.223cm" svg:x="35.118cm" svg:y="9.002cm" svg:viewBox="0 0 226 224" svg:d="M113 224c29 0 59-12 81-32 20-21 32-49 32-79 0-29-12-58-32-80-22-22-52-33-81-33s-58 11-78 33c-21 22-35 51-35 80 0 30 14 58 35 79 20 20 49 32 78 32z">
          <text:p/>
        </draw:path>
        <draw:path draw:style-name="gr17" draw:text-style-name="P7" draw:layer="layout" svg:width="0.223cm" svg:height="0.224cm" svg:x="33.874cm" svg:y="9.303cm" svg:viewBox="0 0 224 225" svg:d="M110 225c32 0 61-12 81-33 21-22 33-51 33-80s-12-58-33-78c-20-21-49-34-81-34-29 0-58 13-78 34-21 20-32 49-32 78s11 58 32 80c20 21 49 33 78 33z">
          <text:p/>
        </draw:path>
        <draw:path draw:style-name="gr17" draw:text-style-name="P7" draw:layer="layout" svg:width="0.223cm" svg:height="0.225cm" svg:x="33.322cm" svg:y="5.746cm" svg:viewBox="0 0 224 226" svg:d="M112 226c31 0 59-12 80-34 20-21 32-50 32-79 0-31-12-58-32-79-21-22-49-34-80-34-29 0-58 12-78 34-22 21-34 48-34 79 0 29 12 58 34 79 20 22 49 34 78 34z">
          <text:p/>
        </draw:path>
        <draw:path draw:style-name="gr16" draw:text-style-name="P6" draw:layer="layout" svg:width="0.223cm" svg:height="0.223cm" svg:x="35.109cm" svg:y="9.29cm" svg:viewBox="0 0 224 224" svg:d="M114 224c29 0 58-11 78-32 20-23 32-52 32-81s-12-58-32-79c-20-20-49-32-78-32-30 0-58 12-79 32-23 21-35 50-35 79s12 58 35 81c21 21 49 32 79 32z">
          <text:p/>
        </draw:path>
        <draw:path draw:style-name="gr17" draw:text-style-name="P7" draw:layer="layout" svg:width="0.225cm" svg:height="0.225cm" svg:x="34.976cm" svg:y="5.96cm" svg:viewBox="0 0 226 226" svg:d="M112 226c31 0 60-12 80-35 21-21 34-50 34-79s-13-58-34-80c-20-21-49-32-80-32-29 0-59 11-80 32-20 22-32 51-32 80s12 58 32 79c21 23 51 35 80 35z">
          <text:p/>
        </draw:path>
        <draw:path draw:style-name="gr17" draw:text-style-name="P7" draw:layer="layout" svg:width="0.223cm" svg:height="0.225cm" svg:x="34.982cm" svg:y="6.223cm" svg:viewBox="0 0 224 226" svg:d="M112 226c31 0 60-12 80-33 22-20 32-50 32-81 0-29-10-58-32-78-20-21-49-34-80-34s-59 13-80 34c-20 20-32 49-32 78 0 31 12 61 32 81 21 21 49 33 80 33z">
          <text:p/>
        </draw:path>
        <draw:path draw:style-name="gr17" draw:text-style-name="P7" draw:layer="layout" svg:width="0.223cm" svg:height="0.224cm" svg:x="34.765cm" svg:y="9.014cm" svg:viewBox="0 0 224 225" svg:d="M110 225c33 0 60-11 82-33 20-21 32-50 32-79s-12-59-32-79c-22-23-49-34-82-34-28 0-57 11-78 34-22 20-32 50-32 79s10 58 32 79c21 22 50 33 78 33z">
          <text:p/>
        </draw:path>
        <draw:path draw:style-name="gr17" draw:text-style-name="P7" draw:layer="layout" svg:width="0.223cm" svg:height="0.225cm" svg:x="34.231cm" svg:y="6.231cm" svg:viewBox="0 0 224 226" svg:d="M111 226c29 0 58-11 80-32 20-23 33-50 33-81 0-30-13-58-33-79-22-22-51-34-80-34s-58 12-78 34c-21 21-33 49-33 79 0 31 12 58 33 81 20 21 49 32 78 32z">
          <text:p/>
        </draw:path>
        <draw:path draw:style-name="gr17" draw:text-style-name="P7" draw:layer="layout" svg:width="0.224cm" svg:height="0.225cm" svg:x="34.146cm" svg:y="6.251cm" svg:viewBox="0 0 225 226" svg:d="M115 226c29 0 58-13 79-34 20-20 31-49 31-79 0-31-11-60-31-80-21-21-50-33-79-33-31 0-60 12-80 33-22 20-35 49-35 80 0 30 13 59 35 79 20 21 49 34 80 34z">
          <text:p/>
        </draw:path>
        <draw:path draw:style-name="gr17" draw:text-style-name="P7" draw:layer="layout" svg:width="0.223cm" svg:height="0.225cm" svg:x="34.702cm" svg:y="6.234cm" svg:viewBox="0 0 224 226" svg:d="M110 226c31 0 58-12 80-34 22-21 34-50 34-80 0-29-12-58-34-80-22-20-49-32-80-32-29 0-58 12-78 32-21 22-32 51-32 80 0 30 11 59 32 80 20 22 49 34 78 34z">
          <text:p/>
        </draw:path>
        <draw:path draw:style-name="gr16" draw:text-style-name="P6" draw:layer="layout" svg:width="0.225cm" svg:height="0.224cm" svg:x="35.435cm" svg:y="8.977cm" svg:viewBox="0 0 226 225" svg:d="M112 225c31 0 60-11 80-32 21-20 34-49 34-78 0-32-13-59-34-81-20-21-49-34-80-34-30 0-58 13-79 34-20 22-33 49-33 81 0 29 13 58 33 78 21 21 49 32 79 32z">
          <text:p/>
        </draw:path>
        <draw:path draw:style-name="gr17" draw:text-style-name="P7" draw:layer="layout" svg:width="0.224cm" svg:height="0.225cm" svg:x="33.825cm" svg:y="9.305cm" svg:viewBox="0 0 225 226" svg:d="M113 226c29 0 58-13 79-35 22-21 33-49 33-79 0-29-11-59-33-80-21-20-50-32-79-32-32 0-59 12-81 32-21 21-32 51-32 80 0 30 11 58 32 79 22 22 49 35 81 35z">
          <text:p/>
        </draw:path>
        <draw:path draw:style-name="gr16" draw:text-style-name="P6" draw:layer="layout" svg:width="0.223cm" svg:height="0.225cm" svg:x="35.219cm" svg:y="8.965cm" svg:viewBox="0 0 224 226" svg:d="M112 226c30 0 59-12 80-33 22-22 32-50 32-81 0-29-10-58-32-80-21-21-50-32-80-32-31 0-58 11-80 32-21 22-32 51-32 80 0 31 11 59 32 81 22 21 49 33 80 33z">
          <text:p/>
        </draw:path>
        <draw:path draw:style-name="gr16" draw:text-style-name="P6" draw:layer="layout" svg:width="0.225cm" svg:height="0.225cm" svg:x="36.345cm" svg:y="5.966cm" svg:viewBox="0 0 226 226" svg:d="M113 226c31 0 60-12 81-33 20-21 32-50 32-81 0-29-12-58-32-78-21-22-50-34-81-34-29 0-59 12-79 34-22 20-34 49-34 78 0 31 12 60 34 81 20 21 50 33 79 33z">
          <text:p/>
        </draw:path>
        <draw:path draw:style-name="gr16" draw:text-style-name="P6" draw:layer="layout" svg:width="0.225cm" svg:height="0.224cm" svg:x="39.462cm" svg:y="2.09cm" svg:viewBox="0 0 226 225" svg:d="M113 225c30 0 59-11 81-31 20-21 32-50 32-79 0-31-12-59-32-81-22-21-51-34-81-34-29 0-58 13-79 34-22 22-34 50-34 81 0 29 12 58 34 79 21 20 50 31 79 31z">
          <text:p/>
        </draw:path>
        <draw:path draw:style-name="gr16" draw:text-style-name="P6" draw:layer="layout" svg:width="0.223cm" svg:height="0.224cm" svg:x="36.263cm" svg:y="6.419cm" svg:viewBox="0 0 224 225" svg:d="M111 225c29 0 58-11 80-33s33-51 33-80c0-31-11-58-33-80-22-21-51-32-80-32s-58 11-78 32c-21 22-33 49-33 80 0 29 12 58 33 80 20 22 49 33 78 33z">
          <text:p/>
        </draw:path>
        <draw:path draw:style-name="gr17" draw:text-style-name="P7" draw:layer="layout" svg:width="0.225cm" svg:height="0.223cm" svg:x="34.8cm" svg:y="6.058cm" svg:viewBox="0 0 226 224" svg:d="M114 224c31 0 58-12 80-33 21-20 32-49 32-78s-11-61-32-81c-22-21-49-32-80-32s-58 11-80 32c-22 20-34 52-34 81s12 58 34 78c22 21 49 33 80 33z">
          <text:p/>
        </draw:path>
        <draw:path draw:style-name="gr17" draw:text-style-name="P7" draw:layer="layout" svg:width="0.225cm" svg:height="0.223cm" svg:x="34.145cm" svg:y="6.032cm" svg:viewBox="0 0 226 224" svg:d="M114 224c29 0 58-12 80-33 21-20 32-49 32-78 0-32-11-61-32-81-22-20-51-32-80-32-30 0-58 12-79 32-23 20-35 49-35 81 0 29 12 58 35 78 21 21 49 33 79 33z">
          <text:p/>
        </draw:path>
        <draw:path draw:style-name="gr17" draw:text-style-name="P7" draw:layer="layout" svg:width="0.223cm" svg:height="0.224cm" svg:x="34.075cm" svg:y="6.18cm" svg:viewBox="0 0 224 225" svg:d="M111 225c29 0 61-11 81-33 21-22 32-51 32-80s-11-58-32-78c-20-21-52-34-81-34s-58 13-78 34c-21 20-33 49-33 78s12 58 33 80c20 22 49 33 78 33z">
          <text:p/>
        </draw:path>
        <draw:path draw:style-name="gr17" draw:text-style-name="P7" draw:layer="layout" svg:width="0.225cm" svg:height="0.223cm" svg:x="34.884cm" svg:y="6.182cm" svg:viewBox="0 0 226 224" svg:d="M114 224c31 0 58-12 80-32 21-24 32-51 32-82 0-29-11-58-32-78-22-20-49-32-80-32-30 0-59 12-79 32-23 20-35 49-35 78 0 31 12 58 35 82 20 20 49 32 79 32z">
          <text:p/>
        </draw:path>
        <draw:path draw:style-name="gr17" draw:text-style-name="P7" draw:layer="layout" svg:width="0.225cm" svg:height="0.225cm" svg:x="34.743cm" svg:y="6.046cm" svg:viewBox="0 0 226 226" svg:d="M113 226c29 0 60-13 81-34 20-20 32-49 32-79 0-31-12-58-32-80-21-21-52-33-81-33-30 0-58 12-79 33-22 22-34 49-34 80 0 30 12 59 34 79 21 21 49 34 79 34z">
          <text:p/>
        </draw:path>
        <draw:path draw:style-name="gr16" draw:text-style-name="P6" draw:layer="layout" svg:width="0.225cm" svg:height="0.225cm" svg:x="35.164cm" svg:y="6.353cm" svg:viewBox="0 0 226 226" svg:d="M113 226c29 0 58-12 79-32 22-21 34-50 34-79 0-31-12-59-34-80-21-21-50-35-79-35-31 0-58 14-81 35-20 21-32 49-32 80 0 29 12 58 32 79 23 20 50 32 81 32z">
          <text:p/>
        </draw:path>
        <draw:path draw:style-name="gr17" draw:text-style-name="P7" draw:layer="layout" svg:width="0.225cm" svg:height="0.224cm" svg:x="34.056cm" svg:y="6.056cm" svg:viewBox="0 0 226 225" svg:d="M113 225c29 0 58-11 79-32 22-22 34-49 34-78 0-32-12-61-34-81-21-21-50-34-79-34-30 0-58 13-79 34-22 20-34 49-34 81 0 29 12 56 34 78 21 21 49 32 79 32z">
          <text:p/>
        </draw:path>
        <draw:path draw:style-name="gr17" draw:text-style-name="P7" draw:layer="layout" svg:width="0.223cm" svg:height="0.224cm" svg:x="34.229cm" svg:y="6.09cm" svg:viewBox="0 0 224 225" svg:d="M113 225c30 0 58-13 79-34 22-20 32-49 32-78s-10-59-32-82c-21-20-49-31-79-31-29 0-57 11-78 31-22 23-35 53-35 82s13 58 35 78c21 21 49 34 78 34z">
          <text:p/>
        </draw:path>
        <draw:path draw:style-name="gr17" draw:text-style-name="P7" draw:layer="layout" svg:width="0.225cm" svg:height="0.223cm" svg:x="34.844cm" svg:y="6.554cm" svg:viewBox="0 0 226 224" svg:d="M113 224c29 0 59-12 80-32s33-49 33-78c0-31-12-58-33-80s-51-34-80-34c-30 0-58 12-79 34-22 22-34 49-34 80 0 29 12 58 34 78 21 20 49 32 79 32z">
          <text:p/>
        </draw:path>
        <draw:path draw:style-name="gr17" draw:text-style-name="P7" draw:layer="layout" svg:width="0.225cm" svg:height="0.224cm" svg:x="33.632cm" svg:y="6.292cm" svg:viewBox="0 0 226 225" svg:d="M113 225c29 0 60-11 81-33 20-21 32-50 32-79 0-30-12-59-32-81-21-21-52-32-81-32s-59 11-79 32c-21 22-34 51-34 81 0 29 13 58 34 79 20 22 50 33 79 33z">
          <text:p/>
        </draw:path>
        <draw:path draw:style-name="gr17" draw:text-style-name="P7" draw:layer="layout" svg:width="0.225cm" svg:height="0.223cm" svg:x="34.754cm" svg:y="7.556cm" svg:viewBox="0 0 226 224" svg:d="M113 224c30 0 59-10 79-32 22-21 34-50 34-80 0-31-12-58-34-80-20-20-49-32-79-32-31 0-59 12-80 32-20 22-33 49-33 80 0 30 13 59 33 80 21 22 49 32 80 32z">
          <text:p/>
        </draw:path>
        <draw:path draw:style-name="gr17" draw:text-style-name="P7" draw:layer="layout" svg:width="0.225cm" svg:height="0.223cm" svg:x="33.383cm" svg:y="5.654cm" svg:viewBox="0 0 226 224" svg:d="M113 224c30 0 58-12 79-33 22-20 34-49 34-78s-12-58-34-81c-21-21-49-32-79-32s-60 11-81 32c-20 23-32 52-32 81s12 58 32 78c21 21 51 33 81 33z">
          <text:p/>
        </draw:path>
        <draw:path draw:style-name="gr16" draw:text-style-name="P6" draw:layer="layout" svg:width="0.225cm" svg:height="0.225cm" svg:x="36.625cm" svg:y="7.833cm" svg:viewBox="0 0 226 226" svg:d="M113 226c30 0 59-11 78-32 22-22 35-51 35-81s-13-58-35-79c-19-22-48-34-78-34s-59 12-79 34c-22 21-34 49-34 79s12 59 34 81c20 21 49 32 79 32z">
          <text:p/>
        </draw:path>
        <draw:path draw:style-name="gr17" draw:text-style-name="P7" draw:layer="layout" svg:width="0.224cm" svg:height="0.225cm" svg:x="34.945cm" svg:y="6.335cm" svg:viewBox="0 0 225 226" svg:d="M113 226c29 0 58-11 79-32 22-22 33-51 33-80s-11-58-33-79c-21-23-50-35-79-35-32 0-59 12-81 35-21 21-32 50-32 79s11 58 32 80c22 21 49 32 81 32z">
          <text:p/>
        </draw:path>
        <draw:path draw:style-name="gr17" draw:text-style-name="P7" draw:layer="layout" svg:width="0.223cm" svg:height="0.223cm" svg:x="34.866cm" svg:y="6.338cm" svg:viewBox="0 0 224 224" svg:d="M114 224c29 0 58-12 78-33 20-20 32-49 32-78s-12-58-32-80-49-33-78-33c-31 0-58 11-81 33-21 22-33 51-33 80s12 58 33 78c23 21 50 33 81 33z">
          <text:p/>
        </draw:path>
        <draw:path draw:style-name="gr17" draw:text-style-name="P7" draw:layer="layout" svg:width="0.223cm" svg:height="0.224cm" svg:x="34.327cm" svg:y="6.295cm" svg:viewBox="0 0 224 225" svg:d="M110 225c32 0 61-13 82-34 20-20 32-49 32-78 0-30-12-61-32-81-21-21-50-32-82-32-29 0-58 11-78 32-21 20-32 51-32 81 0 29 11 58 32 78 20 21 49 34 78 34z">
          <text:p/>
        </draw:path>
        <draw:path draw:style-name="gr16" draw:text-style-name="P6" draw:layer="layout" svg:width="0.225cm" svg:height="0.225cm" svg:x="35.539cm" svg:y="6.592cm" svg:viewBox="0 0 226 226" svg:d="M113 226c29 0 58-11 81-34 21-21 32-50 32-78 0-30-11-58-32-79-23-23-52-35-81-35s-58 12-78 35c-23 21-35 49-35 79 0 28 12 57 35 78 20 23 49 34 78 34z">
          <text:p/>
        </draw:path>
        <draw:path draw:style-name="gr16" draw:text-style-name="P6" draw:layer="layout" svg:width="0.223cm" svg:height="0.225cm" svg:x="35.577cm" svg:y="6.802cm" svg:viewBox="0 0 224 226" svg:d="M110 226c31 0 58-14 80-34 21-22 34-49 34-80 0-30-13-59-34-80-22-20-49-32-80-32-29 0-58 12-78 32-21 21-32 50-32 80 0 31 11 58 32 80 20 20 49 34 78 34z">
          <text:p/>
        </draw:path>
        <draw:path draw:style-name="gr16" draw:text-style-name="P6" draw:layer="layout" svg:width="0.223cm" svg:height="0.224cm" svg:x="39.112cm" svg:y="1.671cm" svg:viewBox="0 0 224 225" svg:d="M112 225c31 0 59-13 80-34 20-20 32-49 32-78s-12-58-32-80c-21-21-49-33-80-33-29 0-58 12-78 33-22 22-34 51-34 80s12 58 34 78c20 21 49 34 78 34z">
          <text:p/>
        </draw:path>
        <draw:path draw:style-name="gr16" draw:text-style-name="P6" draw:layer="layout" svg:width="0.225cm" svg:height="0.225cm" svg:x="39.728cm" svg:y="2.286cm" svg:viewBox="0 0 226 226" svg:d="M115 226c29 0 58-12 79-32 20-21 32-50 32-80s-12-60-32-80c-21-21-50-34-79-34-31 0-60 13-80 34-22 20-35 50-35 80s13 59 35 80c20 20 49 32 80 32z">
          <text:p/>
        </draw:path>
        <draw:path draw:style-name="gr17" draw:text-style-name="P7" draw:layer="layout" svg:width="0.225cm" svg:height="0.224cm" svg:x="34.72cm" svg:y="6.396cm" svg:viewBox="0 0 226 225" svg:d="M113 225c29 0 58-14 79-35 22-22 34-49 34-80 0-29-12-58-34-78-21-21-50-32-79-32-32 0-59 11-81 32-21 20-32 49-32 78 0 31 11 58 32 80 22 21 49 35 81 35z">
          <text:p/>
        </draw:path>
        <draw:path draw:style-name="gr16" draw:text-style-name="P6" draw:layer="layout" svg:width="0.225cm" svg:height="0.224cm" svg:x="35.658cm" svg:y="6.474cm" svg:viewBox="0 0 226 225" svg:d="M113 225c30 0 60-13 79-34 22-20 34-49 34-79 0-31-12-60-34-81-19-20-49-31-79-31-29 0-59 11-79 31-22 21-34 50-34 81 0 30 12 59 34 79 20 21 50 34 79 34z">
          <text:p/>
        </draw:path>
        <draw:path draw:style-name="gr16" draw:text-style-name="P6" draw:layer="layout" svg:width="0.225cm" svg:height="0.223cm" svg:x="39.843cm" svg:y="3.166cm" svg:viewBox="0 0 226 224" svg:d="M112 224c30 0 59-12 80-33 22-20 34-49 34-78s-12-61-34-81c-21-21-50-32-80-32-29 0-57 11-78 32-22 20-34 52-34 81s12 58 34 78c21 21 49 33 78 33z">
          <text:p/>
        </draw:path>
        <draw:path draw:style-name="gr16" draw:text-style-name="P6" draw:layer="layout" svg:width="0.225cm" svg:height="0.224cm" svg:x="39.915cm" svg:y="3.12cm" svg:viewBox="0 0 226 225" svg:d="M114 225c29 0 57-11 78-33 22-21 34-50 34-80 0-31-12-58-34-80-21-21-49-32-78-32-30 0-59 11-80 32-22 22-34 49-34 80 0 30 12 59 34 80 21 22 50 33 80 33z">
          <text:p/>
        </draw:path>
        <draw:path draw:style-name="gr17" draw:text-style-name="P7" draw:layer="layout" svg:width="0.225cm" svg:height="0.225cm" svg:x="34.89cm" svg:y="9.395cm" svg:viewBox="0 0 226 226" svg:d="M113 226c29 0 59-12 81-32 20-21 32-50 32-81 0-30-12-59-32-79-22-22-52-34-81-34s-58 12-78 34c-21 20-35 49-35 79 0 31 14 60 35 81 20 20 49 32 78 32z">
          <text:p/>
        </draw:path>
        <draw:path draw:style-name="gr16" draw:text-style-name="P6" draw:layer="layout" svg:width="0.225cm" svg:height="0.224cm" svg:x="35.274cm" svg:y="9.216cm" svg:viewBox="0 0 226 225" svg:d="M114 225c29 0 59-13 80-34 20-20 32-49 32-78s-12-59-32-82c-21-20-51-31-80-31-30 0-58 11-79 31-22 23-35 53-35 82s13 58 35 78c21 21 49 34 79 34z">
          <text:p/>
        </draw:path>
        <draw:path draw:style-name="gr16" draw:text-style-name="P6" draw:layer="layout" svg:width="0.223cm" svg:height="0.224cm" svg:x="35.25cm" svg:y="9.257cm" svg:viewBox="0 0 224 225" svg:d="M114 225c29 0 58-12 78-34 20-21 32-49 32-78s-12-58-32-79-49-34-78-34c-33 0-61 13-82 34-20 21-32 50-32 79s12 57 32 78c21 22 49 34 82 34z">
          <text:p/>
        </draw:path>
        <draw:path draw:style-name="gr16" draw:text-style-name="P6" draw:layer="layout" svg:width="0.225cm" svg:height="0.223cm" svg:x="36.258cm" svg:y="6.75cm" svg:viewBox="0 0 226 224" svg:d="M112 224c29 0 59-12 80-32 22-22 34-49 34-80 0-29-12-58-34-80-21-22-51-32-80-32s-58 10-78 32c-22 22-34 51-34 80 0 31 12 58 34 80 20 20 49 32 78 32z">
          <text:p/>
        </draw:path>
        <draw:path draw:style-name="gr16" draw:text-style-name="P6" draw:layer="layout" svg:width="0.225cm" svg:height="0.223cm" svg:x="36.345cm" svg:y="6.618cm" svg:viewBox="0 0 226 224" svg:d="M113 224c31 0 58-12 79-32 22-22 34-51 34-80 0-31-12-58-34-80-21-21-48-32-79-32-29 0-59 11-81 32-21 22-32 49-32 80 0 29 11 58 32 80 22 20 52 32 81 32z">
          <text:p/>
        </draw:path>
        <draw:path draw:style-name="gr16" draw:text-style-name="P6" draw:layer="layout" svg:width="0.225cm" svg:height="0.225cm" svg:x="39.958cm" svg:y="2.617cm" svg:viewBox="0 0 226 226" svg:d="M114 226c29 0 58-13 78-34 22-21 34-50 34-79 0-31-12-58-34-80-20-21-49-33-78-33s-60 12-81 33c-21 22-33 49-33 80 0 29 12 58 33 79s52 34 81 34z">
          <text:p/>
        </draw:path>
        <draw:path draw:style-name="gr16" draw:text-style-name="P6" draw:layer="layout" svg:width="0.225cm" svg:height="0.223cm" svg:x="36.411cm" svg:y="6.416cm" svg:viewBox="0 0 226 224" svg:d="M113 224c29 0 58-12 80-33 22-20 33-50 33-79 0-31-11-58-33-80-22-21-51-32-80-32s-58 11-79 32c-22 22-34 49-34 80 0 29 12 59 34 79 21 21 50 33 79 33z">
          <text:p/>
        </draw:path>
        <draw:path draw:style-name="gr16" draw:text-style-name="P6" draw:layer="layout" svg:width="0.225cm" svg:height="0.224cm" svg:x="39.453cm" svg:y="2.28cm" svg:viewBox="0 0 226 225" svg:d="M113 225c30 0 59-13 79-34 22-20 34-49 34-78s-12-61-34-82c-20-20-49-31-79-31-29 0-60 11-79 31-22 21-34 53-34 82s12 58 34 78c19 21 50 34 79 34z">
          <text:p/>
        </draw:path>
        <draw:path draw:style-name="gr16" draw:text-style-name="P6" draw:layer="layout" svg:width="0.223cm" svg:height="0.225cm" svg:x="36.413cm" svg:y="6.3cm" svg:viewBox="0 0 224 226" svg:d="M114 226c29 0 58-11 78-32 21-22 32-51 32-80s-11-59-32-81c-20-21-49-33-78-33-31 0-58 12-81 33-21 22-33 52-33 81s12 58 33 80c23 21 50 32 81 32z">
          <text:p/>
        </draw:path>
        <draw:path draw:style-name="gr16" draw:text-style-name="P6" draw:layer="layout" svg:width="0.223cm" svg:height="0.224cm" svg:x="36.298cm" svg:y="6.702cm" svg:viewBox="0 0 224 225" svg:d="M111 225c30 0 61-13 81-33 20-21 32-50 32-80 0-31-12-58-32-80-20-21-51-32-81-32s-58 11-79 32c-20 22-32 49-32 80 0 30 12 59 32 80 21 20 49 33 79 33z">
          <text:p/>
        </draw:path>
        <draw:path draw:style-name="gr16" draw:text-style-name="P6" draw:layer="layout" svg:width="0.226cm" svg:height="0.225cm" svg:x="39.903cm" svg:y="2.681cm" svg:viewBox="0 0 227 226" svg:d="M114 226c31 0 58-11 80-32 21-22 33-49 33-81 0-30-12-58-33-79-22-22-49-34-80-34s-58 12-81 34c-21 21-33 49-33 79 0 32 12 59 33 81 23 21 50 32 81 32z">
          <text:p/>
        </draw:path>
        <draw:path draw:style-name="gr16" draw:text-style-name="P6" draw:layer="layout" svg:width="0.225cm" svg:height="0.225cm" svg:x="39.52cm" svg:y="2.58cm" svg:viewBox="0 0 226 226" svg:d="M113 226c31 0 59-12 81-35 20-20 32-49 32-78 0-31-12-58-32-80-22-21-50-33-81-33-30 0-59 12-79 33-22 22-34 49-34 80 0 29 12 58 34 78 20 23 49 35 79 35z">
          <text:p/>
        </draw:path>
        <draw:path draw:style-name="gr16" draw:text-style-name="P6" draw:layer="layout" svg:width="0.223cm" svg:height="0.225cm" svg:x="35.524cm" svg:y="9.112cm" svg:viewBox="0 0 224 226" svg:d="M114 226c29 0 58-12 78-34 21-20 32-51 32-80s-11-57-32-78c-20-22-49-34-78-34-31 0-58 12-81 34-21 21-33 49-33 78s12 60 33 80c23 22 50 34 81 34z">
          <text:p/>
        </draw:path>
        <draw:path draw:style-name="gr16" draw:text-style-name="P6" draw:layer="layout" svg:width="0.223cm" svg:height="0.223cm" svg:x="40.365cm" svg:y="2.88cm" svg:viewBox="0 0 224 224" svg:d="M114 224c29 0 58-12 78-32 22-21 32-49 32-82 0-29-10-58-32-78-20-21-49-32-78-32-33 0-61 11-82 32-20 20-32 49-32 78 0 33 12 61 32 82 21 20 49 32 82 32z">
          <text:p/>
        </draw:path>
        <draw:path draw:style-name="gr16" draw:text-style-name="P6" draw:layer="layout" svg:width="0.223cm" svg:height="0.225cm" svg:x="40.324cm" svg:y="2.86cm" svg:viewBox="0 0 224 226" svg:d="M111 226c29 0 59-12 81-32 21-23 32-52 32-82 0-29-11-57-32-78-22-22-52-34-81-34s-58 12-79 34c-20 21-32 49-32 78 0 30 12 59 32 82 21 20 50 32 79 32z">
          <text:p/>
        </draw:path>
        <draw:path draw:style-name="gr17" draw:text-style-name="P7" draw:layer="layout" svg:width="0.223cm" svg:height="0.223cm" svg:x="31.553cm" svg:y="5.674cm" svg:viewBox="0 0 224 224" svg:d="M113 224c30 0 58-12 79-32 20-21 32-49 32-79 0-29-12-58-32-78-21-23-49-35-79-35-29 0-59 12-80 35-20 20-33 49-33 78 0 30 13 58 33 79 21 20 51 32 80 32z">
          <text:p/>
        </draw:path>
        <draw:path draw:style-name="gr17" draw:text-style-name="P7" draw:layer="layout" svg:width="0.225cm" svg:height="0.223cm" svg:x="31.288cm" svg:y="5.581cm" svg:viewBox="0 0 226 224" svg:d="M112 224c30 0 58-12 80-32 22-22 34-49 34-80 0-30-12-59-34-80-22-22-50-32-80-32-29 0-57 10-80 32-21 21-32 50-32 80 0 31 11 58 32 80 23 20 51 32 80 32z">
          <text:p/>
        </draw:path>
        <draw:path draw:style-name="gr17" draw:text-style-name="P7" draw:layer="layout" svg:width="0.225cm" svg:height="0.223cm" svg:x="33.917cm" svg:y="5.876cm" svg:viewBox="0 0 226 224" svg:d="M114 224c29 0 57-10 78-32 22-21 34-49 34-78 0-30-12-58-34-82-21-20-49-32-78-32-30 0-58 12-79 32-23 24-35 52-35 82 0 29 12 57 35 78 21 22 49 32 79 32z">
          <text:p/>
        </draw:path>
        <draw:path draw:style-name="gr17" draw:text-style-name="P7" draw:layer="layout" svg:width="0.223cm" svg:height="0.223cm" svg:x="31.663cm" svg:y="5.503cm" svg:viewBox="0 0 224 224" svg:d="M110 224c32 0 61-12 81-32 21-24 33-52 33-82 0-28-12-57-33-78-20-22-49-32-81-32-29 0-58 10-78 32-21 21-32 50-32 78 0 30 11 58 32 82 20 20 49 32 78 32z">
          <text:p/>
        </draw:path>
        <draw:path draw:style-name="gr17" draw:text-style-name="P7" draw:layer="layout" svg:width="0.224cm" svg:height="0.225cm" svg:x="32.648cm" svg:y="5.842cm" svg:viewBox="0 0 225 226" svg:d="M114 226c29 0 59-12 80-33 20-22 31-49 31-80 0-30-11-59-31-79-21-21-51-34-80-34-31 0-58 13-80 34-21 20-34 49-34 79 0 31 13 58 34 80 22 21 49 33 80 33z">
          <text:p/>
        </draw:path>
        <draw:path draw:style-name="gr17" draw:text-style-name="P7" draw:layer="layout" svg:width="0.225cm" svg:height="0.225cm" svg:x="34.506cm" svg:y="6.255cm" svg:viewBox="0 0 226 226" svg:d="M114 226c28 0 58-12 78-32 22-21 34-50 34-80 0-31-12-60-34-80-20-21-50-34-78-34-31 0-59 13-80 34-22 20-34 49-34 80 0 30 12 59 34 80 21 20 49 32 80 32z">
          <text:p/>
        </draw:path>
        <draw:path draw:style-name="gr17" draw:text-style-name="P7" draw:layer="layout" svg:width="0.223cm" svg:height="0.225cm" svg:x="31.561cm" svg:y="5.056cm" svg:viewBox="0 0 224 226" svg:d="M111 226c29 0 58-13 80-35 20-21 33-49 33-80 0-29-13-58-33-79-22-20-51-32-80-32s-58 12-78 32c-21 21-33 50-33 79 0 31 12 59 33 80 20 22 49 35 78 35z">
          <text:p/>
        </draw:path>
        <draw:path draw:style-name="gr17" draw:text-style-name="P7" draw:layer="layout" svg:width="0.225cm" svg:height="0.225cm" svg:x="34.463cm" svg:y="9.161cm" svg:viewBox="0 0 226 226" svg:d="M113 226c30 0 58-12 79-34 22-20 34-49 34-79s-12-58-34-79c-21-22-49-34-79-34-29 0-58 12-79 34-22 21-34 49-34 79s12 59 34 79c21 22 50 34 79 34z">
          <text:p/>
        </draw:path>
        <draw:path draw:style-name="gr17" draw:text-style-name="P7" draw:layer="layout" svg:width="0.225cm" svg:height="0.223cm" svg:x="34.65cm" svg:y="9.296cm" svg:viewBox="0 0 226 224" svg:d="M113 224c29 0 58-11 81-32 21-22 32-51 32-81s-11-58-32-79c-23-20-52-32-81-32s-58 12-78 32c-23 21-35 49-35 79s12 59 35 81c20 21 49 32 78 32z">
          <text:p/>
        </draw:path>
        <draw:path draw:style-name="gr17" draw:text-style-name="P7" draw:layer="layout" svg:width="0.224cm" svg:height="0.224cm" svg:x="34.489cm" svg:y="9.205cm" svg:viewBox="0 0 225 225" svg:d="M112 225c30 0 59-11 80-31 22-21 33-50 33-79 0-32-11-59-33-81-21-21-50-34-80-34-31 0-58 13-80 34-21 22-32 49-32 81 0 29 11 58 32 79 22 20 49 31 80 31z">
          <text:p/>
        </draw:path>
        <draw:path draw:style-name="gr17" draw:text-style-name="P7" draw:layer="layout" svg:width="0.223cm" svg:height="0.225cm" svg:x="34.864cm" svg:y="9.294cm" svg:viewBox="0 0 224 226" svg:d="M113 226c29 0 58-12 78-34 21-21 33-50 33-79s-12-58-33-78c-20-22-49-35-78-35s-58 13-81 35c-21 20-32 49-32 78s11 58 32 79c23 22 52 34 81 34z">
          <text:p/>
        </draw:path>
        <draw:path draw:style-name="gr17" draw:text-style-name="P7" draw:layer="layout" svg:width="0.225cm" svg:height="0.223cm" svg:x="33.259cm" svg:y="5.899cm" svg:viewBox="0 0 226 224" svg:d="M114 224c29 0 58-12 78-32 22-20 34-49 34-78 0-30-12-58-34-79-20-22-49-35-78-35s-58 13-79 35c-22 21-35 49-35 79 0 29 13 58 35 78 21 20 50 32 79 32z">
          <text:p/>
        </draw:path>
        <draw:path draw:style-name="gr17" draw:text-style-name="P7" draw:layer="layout" svg:width="0.225cm" svg:height="0.224cm" svg:x="33.507cm" svg:y="5.773cm" svg:viewBox="0 0 226 225" svg:d="M113 225c29 0 58-11 78-31 23-21 35-51 35-82 0-29-12-58-35-78-20-21-49-34-78-34s-58 13-79 34c-22 20-34 49-34 78 0 31 12 61 34 82 21 20 50 31 79 31z">
          <text:p/>
        </draw:path>
        <draw:path draw:style-name="gr17" draw:text-style-name="P7" draw:layer="layout" svg:width="0.224cm" svg:height="0.226cm" svg:x="34.706cm" svg:y="9.195cm" svg:viewBox="0 0 225 227" svg:d="M112 227c30 0 58-12 79-33 23-22 34-49 34-81 0-29-11-58-34-80-21-21-49-33-79-33-29 0-58 12-79 33-22 22-33 51-33 80 0 32 11 59 33 81 21 21 50 33 79 33z">
          <text:p/>
        </draw:path>
        <draw:path draw:style-name="gr16" draw:text-style-name="P6" draw:layer="layout" svg:width="0.225cm" svg:height="0.224cm" svg:x="35.014cm" svg:y="9.153cm" svg:viewBox="0 0 226 225" svg:d="M114 225c29 0 57-11 78-32 22-22 34-49 34-81 0-29-12-58-34-79-21-22-49-33-78-33-30 0-59 11-82 33-20 21-32 50-32 79 0 32 12 59 32 81 23 21 52 32 82 32z">
          <text:p/>
        </draw:path>
        <draw:path draw:style-name="gr17" draw:text-style-name="P7" draw:layer="layout" svg:width="0.225cm" svg:height="0.225cm" svg:x="34.942cm" svg:y="9.25cm" svg:viewBox="0 0 226 226" svg:d="M112 226c30 0 59-12 80-32 22-22 34-51 34-80s-12-58-34-79c-21-21-50-35-80-35-29 0-58 14-80 35-21 21-32 50-32 79s11 58 32 80c22 20 51 32 80 32z">
          <text:p/>
        </draw:path>
        <draw:path draw:style-name="gr17" draw:text-style-name="P7" draw:layer="layout" svg:width="0.224cm" svg:height="0.223cm" svg:x="32.613cm" svg:y="5.859cm" svg:viewBox="0 0 225 224" svg:d="M112 224c29 0 58-12 78-33 22-20 35-49 35-78s-13-57-35-81c-20-21-49-32-78-32s-60 11-81 32c-20 24-31 52-31 81s11 58 31 78c21 21 52 33 81 33z">
          <text:p/>
        </draw:path>
        <draw:path draw:style-name="gr17" draw:text-style-name="P7" draw:layer="layout" svg:width="0.225cm" svg:height="0.225cm" svg:x="33.415cm" svg:y="5.833cm" svg:viewBox="0 0 226 226" svg:d="M114 226c28 0 58-12 80-34 20-21 32-49 32-79 0-29-12-59-32-81-22-20-52-32-80-32-30 0-59 12-80 32-22 22-34 52-34 81 0 30 12 58 34 79 21 22 50 34 80 34z">
          <text:p/>
        </draw:path>
        <draw:path draw:style-name="gr17" draw:text-style-name="P7" draw:layer="layout" svg:width="0.225cm" svg:height="0.225cm" svg:x="33.504cm" svg:y="6.018cm" svg:viewBox="0 0 226 226" svg:d="M113 226c29 0 58-12 80-34 22-21 33-48 33-80 0-29-11-58-33-80-22-21-51-32-80-32s-58 11-80 32c-21 22-33 51-33 80 0 32 12 59 33 80 22 22 51 34 80 34z">
          <text:p/>
        </draw:path>
        <draw:path draw:style-name="gr17" draw:text-style-name="P7" draw:layer="layout" svg:width="0.223cm" svg:height="0.223cm" svg:x="34.021cm" svg:y="6.395cm" svg:viewBox="0 0 224 224" svg:d="M112 224c29 0 58-12 78-32 22-24 34-52 34-82 0-29-12-57-34-78-20-22-49-32-78-32-31 0-58 10-80 32-20 21-32 49-32 78 0 30 12 58 32 82 22 20 49 32 80 32z">
          <text:p/>
        </draw:path>
        <draw:path draw:style-name="gr17" draw:text-style-name="P7" draw:layer="layout" svg:width="0.224cm" svg:height="0.223cm" svg:x="32.824cm" svg:y="5.593cm" svg:viewBox="0 0 225 224" svg:d="M112 224c31 0 58-12 80-32 21-21 33-49 33-79 0-32-12-60-33-81-22-20-49-32-80-32-29 0-58 12-79 32-22 21-33 49-33 81 0 30 11 58 33 79 21 20 50 32 79 32z">
          <text:p/>
        </draw:path>
        <draw:path draw:style-name="gr17" draw:text-style-name="P7" draw:layer="layout" svg:width="0.225cm" svg:height="0.225cm" svg:x="31.519cm" svg:y="5.665cm" svg:viewBox="0 0 226 226" svg:d="M114 226c31 0 59-13 80-34 20-20 32-49 32-78s-12-58-32-79c-21-23-49-35-80-35s-59 12-80 35c-22 21-34 50-34 79s12 58 34 78c21 21 49 34 80 34z">
          <text:p/>
        </draw:path>
        <draw:path draw:style-name="gr17" draw:text-style-name="P7" draw:layer="layout" svg:width="0.225cm" svg:height="0.225cm" svg:x="32.032cm" svg:y="5.966cm" svg:viewBox="0 0 226 226" svg:d="M113 226c30 0 58-13 79-33 21-21 34-50 34-81 0-29-13-58-34-78-21-22-49-34-79-34-31 0-60 12-81 34-20 20-32 49-32 78 0 31 12 60 32 81 21 20 50 33 81 33z">
          <text:p/>
        </draw:path>
        <draw:path draw:style-name="gr17" draw:text-style-name="P7" draw:layer="layout" svg:width="0.225cm" svg:height="0.225cm" svg:x="31.285cm" svg:y="5.686cm" svg:viewBox="0 0 226 226" svg:d="M112 226c30 0 58-14 80-35 22-20 34-49 34-78s-12-58-34-80c-22-21-50-33-80-33-28 0-57 12-80 33-21 22-32 51-32 80s11 58 32 78c23 21 52 35 80 35z">
          <text:p/>
        </draw:path>
        <draw:path draw:style-name="gr17" draw:text-style-name="P7" draw:layer="layout" svg:width="0.223cm" svg:height="0.223cm" svg:x="31.513cm" svg:y="5.558cm" svg:viewBox="0 0 224 224" svg:d="M113 224c29 0 58-12 78-32 21-21 33-49 33-82 0-29-12-57-33-78-20-22-49-32-78-32s-58 10-81 32c-21 21-32 49-32 78 0 33 11 61 32 82 23 20 52 32 81 32z">
          <text:p/>
        </draw:path>
        <draw:path draw:style-name="gr17" draw:text-style-name="P7" draw:layer="layout" svg:width="0.225cm" svg:height="0.225cm" svg:x="31.663cm" svg:y="5.613cm" svg:viewBox="0 0 226 226" svg:d="M113 226c30 0 59-13 81-34 20-20 32-49 32-78 0-30-12-59-32-81-22-21-51-33-81-33-29 0-57 12-78 33-23 22-35 51-35 81 0 29 12 58 35 78 21 21 49 34 78 34z">
          <text:p/>
        </draw:path>
        <draw:path draw:style-name="gr16" draw:text-style-name="P6" draw:layer="layout" svg:width="0.223cm" svg:height="0.225cm" svg:x="36.636cm" svg:y="7.799cm" svg:viewBox="0 0 224 226" svg:d="M114 226c29 0 57-12 78-33 22-22 32-50 32-81 0-29-10-58-32-80-21-21-49-32-78-32-30 0-58 11-82 32-20 22-32 51-32 80 0 31 12 59 32 81 24 21 52 33 82 33z">
          <text:p/>
        </draw:path>
        <draw:path draw:style-name="gr17" draw:text-style-name="P7" draw:layer="layout" svg:width="0.224cm" svg:height="0.225cm" svg:x="36.677cm" svg:y="7.593cm" svg:viewBox="0 0 225 226" svg:d="M112 226c29 0 58-13 81-34 21-20 32-50 32-79 0-32-11-60-32-81-23-20-52-32-81-32s-58 12-78 32c-22 21-34 49-34 81 0 29 12 59 34 79 20 21 49 34 78 34z">
          <text:p/>
        </draw:path>
        <draw:path draw:style-name="gr17" draw:text-style-name="P7" draw:layer="layout" svg:width="0.225cm" svg:height="0.225cm" svg:x="33.958cm" svg:y="9.262cm" svg:viewBox="0 0 226 226" svg:d="M112 226c31 0 58-14 79-35 23-20 35-49 35-78s-12-57-35-78c-21-23-48-35-79-35-29 0-58 12-78 35-22 21-34 49-34 78s12 58 34 78c20 21 49 35 78 35z">
          <text:p/>
        </draw:path>
        <draw:path draw:style-name="gr17" draw:text-style-name="P7" draw:layer="layout" svg:width="0.225cm" svg:height="0.223cm" svg:x="34.668cm" svg:y="6.479cm" svg:viewBox="0 0 226 224" svg:d="M112 224c31 0 59-11 80-32 22-20 34-49 34-78 0-33-12-61-34-82-21-20-49-32-80-32-29 0-58 12-78 32-20 21-34 49-34 82 0 29 14 58 34 78 20 21 49 32 78 32z">
          <text:p/>
        </draw:path>
        <draw:path draw:style-name="gr16" draw:text-style-name="P6" draw:layer="layout" svg:width="0.223cm" svg:height="0.225cm" svg:x="35.677cm" svg:y="6.526cm" svg:viewBox="0 0 224 226" svg:d="M111 226c32 0 61-12 81-32 21-21 32-50 32-80s-11-59-32-80c-20-22-49-34-81-34-29 0-58 12-78 34-21 21-33 50-33 80s12 59 33 80c20 20 49 32 78 32z">
          <text:p/>
        </draw:path>
        <draw:path draw:style-name="gr16" draw:text-style-name="P6" draw:layer="layout" svg:width="0.225cm" svg:height="0.224cm" svg:x="35.756cm" svg:y="6.8cm" svg:viewBox="0 0 226 225" svg:d="M113 225c31 0 58-13 80-33 21-21 33-50 33-79s-12-57-33-78c-22-23-49-35-80-35-30 0-58 12-79 35-22 21-34 49-34 78s12 58 34 79c21 20 49 33 79 33z">
          <text:p/>
        </draw:path>
        <draw:path draw:style-name="gr16" draw:text-style-name="P6" draw:layer="layout" svg:width="0.225cm" svg:height="0.225cm" svg:x="39.774cm" svg:y="2.41cm" svg:viewBox="0 0 226 226" svg:d="M113 226c31 0 60-12 81-32 20-22 32-51 32-82 0-29-12-58-32-78-21-22-50-34-81-34-30 0-58 12-79 34-22 20-34 49-34 78 0 31 12 60 34 82 21 20 49 32 79 32z">
          <text:p/>
        </draw:path>
        <draw:path draw:style-name="gr16" draw:text-style-name="P6" draw:layer="layout" svg:width="0.225cm" svg:height="0.225cm" svg:x="36.062cm" svg:y="6.641cm" svg:viewBox="0 0 226 226" svg:d="M112 226c30 0 59-12 82-34 20-22 32-51 32-80 0-31-12-58-32-80-23-20-52-32-82-32-29 0-57 12-78 32-22 22-34 49-34 80 0 29 12 58 34 80 21 22 49 34 78 34z">
          <text:p/>
        </draw:path>
        <draw:path draw:style-name="gr16" draw:text-style-name="P6" draw:layer="layout" svg:width="0.224cm" svg:height="0.223cm" svg:x="39.838cm" svg:y="2.758cm" svg:viewBox="0 0 225 224" svg:d="M112 224c29 0 58-11 81-32 21-20 32-49 32-78 0-31-11-58-32-80-23-22-52-34-81-34s-58 12-79 34c-22 22-33 49-33 80 0 29 11 58 33 78 21 21 50 32 79 32z">
          <text:p/>
        </draw:path>
        <draw:path draw:style-name="gr17" draw:text-style-name="P7" draw:layer="layout" svg:width="0.225cm" svg:height="0.225cm" svg:x="35.475cm" svg:y="6.511cm" svg:viewBox="0 0 226 226" svg:d="M113 226c29 0 58-12 79-34 21-21 34-49 34-78 0-30-13-61-34-82-21-20-50-32-79-32-31 0-60 12-80 32-21 21-33 52-33 82 0 29 12 57 33 78 20 22 49 34 80 34z">
          <text:p/>
        </draw:path>
        <draw:path draw:style-name="gr16" draw:text-style-name="P6" draw:layer="layout" svg:width="0.225cm" svg:height="0.223cm" svg:x="36.082cm" svg:y="6.453cm" svg:viewBox="0 0 226 224" svg:d="M113 224c29 0 58-12 79-32 22-21 34-49 34-82 0-29-12-58-34-78-21-20-50-32-79-32-30 0-59 12-81 32-20 20-32 49-32 78 0 33 12 61 32 82 22 20 51 32 81 32z">
          <text:p/>
        </draw:path>
        <draw:path draw:style-name="gr16" draw:text-style-name="P6" draw:layer="layout" svg:width="0.226cm" svg:height="0.225cm" svg:x="39.144cm" svg:y="1.769cm" svg:viewBox="0 0 227 226" svg:d="M113 226c30 0 59-12 79-34 21-20 35-49 35-80 0-29-14-57-35-78-20-22-49-34-79-34-31 0-58 12-80 34-21 21-33 49-33 78 0 31 12 60 33 80 22 22 49 34 80 34z">
          <text:p/>
        </draw:path>
        <draw:path draw:style-name="gr16" draw:text-style-name="P6" draw:layer="layout" svg:width="0.225cm" svg:height="0.225cm" svg:x="39.222cm" svg:y="1.786cm" svg:viewBox="0 0 226 226" svg:d="M113 226c30 0 59-11 79-32 22-22 34-49 34-81 0-30-12-58-34-79-20-22-49-34-79-34-31 0-60 12-81 34-20 21-32 49-32 79 0 32 12 59 32 81 21 21 50 32 81 32z">
          <text:p/>
        </draw:path>
        <draw:path draw:style-name="gr16" draw:text-style-name="P6" draw:layer="layout" svg:width="0.224cm" svg:height="0.225cm" svg:x="40.063cm" svg:y="2.733cm" svg:viewBox="0 0 225 226" svg:d="M112 226c29 0 59-12 82-34 20-21 31-49 31-79 0-28-11-59-31-81-23-21-53-32-82-32s-58 11-78 32c-21 22-34 53-34 81 0 30 13 58 34 79 20 22 49 34 78 34z">
          <text:p/>
        </draw:path>
        <draw:path draw:style-name="gr16" draw:text-style-name="P6" draw:layer="layout" svg:width="0.225cm" svg:height="0.223cm" svg:x="38.899cm" svg:y="2.04cm" svg:viewBox="0 0 226 224" svg:d="M113 224c29 0 57-12 79-32 22-21 34-49 34-79 0-29-12-61-34-81s-50-32-79-32-58 12-79 32c-22 20-34 52-34 81 0 30 12 58 34 79 21 20 50 32 79 32z">
          <text:p/>
        </draw:path>
        <draw:path draw:style-name="gr16" draw:text-style-name="P6" draw:layer="layout" svg:width="0.225cm" svg:height="0.225cm" svg:x="40.036cm" svg:y="2.825cm" svg:viewBox="0 0 226 226" svg:d="M112 226c30 0 58-11 80-33 20-22 34-51 34-80 0-31-14-58-34-79-22-22-50-34-80-34s-59 12-78 34c-22 21-34 48-34 79 0 29 12 58 34 80 19 22 48 33 78 33z">
          <text:p/>
        </draw:path>
        <draw:path draw:style-name="gr16" draw:text-style-name="P6" draw:layer="layout" svg:width="0.225cm" svg:height="0.224cm" svg:x="39.168cm" svg:y="1.683cm" svg:viewBox="0 0 226 225" svg:d="M112 225c29 0 59-13 82-35 20-20 32-49 32-78s-12-58-32-79c-23-22-53-33-82-33s-58 11-78 33c-21 21-34 50-34 79s13 58 34 78c20 22 49 35 78 35z">
          <text:p/>
        </draw:path>
        <draw:path draw:style-name="gr16" draw:text-style-name="P6" draw:layer="layout" svg:width="0.223cm" svg:height="0.223cm" svg:x="40.088cm" svg:y="2.539cm" svg:viewBox="0 0 224 224" svg:d="M112 224c29 0 59-11 80-32 22-20 32-49 32-78 0-31-10-58-32-80-21-22-51-34-80-34-31 0-59 12-80 34-20 22-32 49-32 80 0 29 12 58 32 78 21 21 49 32 80 32z">
          <text:p/>
        </draw:path>
        <draw:path draw:style-name="gr16" draw:text-style-name="P6" draw:layer="layout" svg:width="0.224cm" svg:height="0.223cm" svg:x="38.894cm" svg:y="2.037cm" svg:viewBox="0 0 225 224" svg:d="M112 224c31 0 58-12 80-32 22-21 33-49 33-79s-11-61-33-81c-22-21-49-32-80-32-29 0-58 11-78 32-21 20-34 51-34 81s13 58 34 79c20 20 49 32 78 32z">
          <text:p/>
        </draw:path>
        <draw:path draw:style-name="gr16" draw:text-style-name="P6" draw:layer="layout" svg:width="0.223cm" svg:height="0.224cm" svg:x="39.34cm" svg:y="1.735cm" svg:viewBox="0 0 224 225" svg:d="M112 225c31 0 59-11 80-32 20-22 32-52 32-81s-12-58-32-79c-21-22-49-33-80-33-29 0-58 11-79 33-23 21-33 50-33 79s10 59 33 81c21 21 50 32 79 32z">
          <text:p/>
        </draw:path>
        <draw:path draw:style-name="gr16" draw:text-style-name="P6" draw:layer="layout" svg:width="0.224cm" svg:height="0.224cm" svg:x="40.118cm" svg:y="3.161cm" svg:viewBox="0 0 225 225" svg:d="M113 225c31 0 58-11 80-32 21-22 32-49 32-80 0-30-11-59-32-79-22-21-49-34-80-34-30 0-59 13-80 34-22 20-33 49-33 79 0 31 11 58 33 80 21 21 50 32 80 32z">
          <text:p/>
        </draw:path>
        <draw:path draw:style-name="gr16" draw:text-style-name="P6" draw:layer="layout" svg:width="0.225cm" svg:height="0.223cm" svg:x="36.044cm" svg:y="6.542cm" svg:viewBox="0 0 226 224" svg:d="M111 224c32 0 60-11 81-32 21-22 34-49 34-80 0-29-13-58-34-80-21-20-49-32-81-32-29 0-58 12-78 32-21 22-33 51-33 80 0 31 12 58 33 80 20 21 49 32 78 32z">
          <text:p/>
        </draw:path>
        <draw:path draw:style-name="gr16" draw:text-style-name="P6" draw:layer="layout" svg:width="0.225cm" svg:height="0.225cm" svg:x="39.791cm" svg:y="2.794cm" svg:viewBox="0 0 226 226" svg:d="M112 226c30 0 59-14 80-35 22-20 34-49 34-78s-12-58-34-78c-21-21-50-35-80-35-29 0-57 14-78 35-23 20-34 49-34 78s11 58 34 78c21 21 49 35 78 35z">
          <text:p/>
        </draw:path>
        <draw:path draw:style-name="gr16" draw:text-style-name="P6" draw:layer="layout" svg:width="0.224cm" svg:height="0.225cm" svg:x="39.864cm" svg:y="2.921cm" svg:viewBox="0 0 225 226" svg:d="M112 226c30 0 61-12 81-33 21-22 32-49 32-80 0-30-11-59-32-81-20-21-51-32-81-32-29 0-58 11-78 32-21 22-34 51-34 81 0 31 13 58 34 80 20 21 49 33 78 33z">
          <text:p/>
        </draw:path>
        <draw:path draw:style-name="gr16" draw:text-style-name="P6" draw:layer="layout" svg:width="0.224cm" svg:height="0.225cm" svg:x="40.623cm" svg:y="3.812cm" svg:viewBox="0 0 225 226" svg:d="M113 226c31 0 58-13 80-34 21-20 32-49 32-78 0-32-11-61-32-82-22-20-49-32-80-32-29 0-58 12-79 32-23 21-34 50-34 82 0 29 11 58 34 78 21 21 50 34 79 34z">
          <text:p/>
        </draw:path>
        <draw:path draw:style-name="gr16" draw:text-style-name="P6" draw:layer="layout" svg:width="0.225cm" svg:height="0.225cm" svg:x="35.213cm" svg:y="9.158cm" svg:viewBox="0 0 226 226" svg:d="M113 226c31 0 58-12 80-34 21-21 33-49 33-79s-12-58-33-79c-22-22-49-34-80-34-30 0-58 12-79 34-22 21-34 49-34 79s12 58 34 79c21 22 49 34 79 34z">
          <text:p/>
        </draw:path>
        <draw:path draw:style-name="gr16" draw:text-style-name="P6" draw:layer="layout" svg:width="0.225cm" svg:height="0.225cm" svg:x="35.505cm" svg:y="9.118cm" svg:viewBox="0 0 226 226" svg:d="M113 226c29 0 59-13 80-33 20-21 33-49 33-81 0-29-13-58-33-78-21-22-51-34-80-34-30 0-58 12-79 34-22 20-34 49-34 78 0 32 12 60 34 81 21 20 49 33 79 33z">
          <text:p/>
        </draw:path>
        <draw:path draw:style-name="gr16" draw:text-style-name="P6" draw:layer="layout" svg:width="0.223cm" svg:height="0.225cm" svg:x="40.333cm" svg:y="3.054cm" svg:viewBox="0 0 224 226" svg:d="M111 226c29 0 61-12 81-33 20-23 32-50 32-81 0-29-12-58-32-78-20-21-52-34-81-34-30 0-58 13-79 34-20 20-32 49-32 78 0 31 12 58 32 81 21 21 49 33 79 33z">
          <text:p/>
        </draw:path>
        <draw:path draw:style-name="gr16" draw:text-style-name="P6" draw:layer="layout" svg:width="0.223cm" svg:height="0.225cm" svg:x="40.151cm" svg:y="2.77cm" svg:viewBox="0 0 224 226" svg:d="M114 226c29 0 58-13 78-32 21-22 32-51 32-80s-11-58-32-78c-20-24-49-36-78-36-32 0-61 12-82 36-20 20-32 49-32 78s12 58 32 80c21 19 50 32 82 32z">
          <text:p/>
        </draw:path>
        <draw:path draw:style-name="gr16" draw:text-style-name="P6" draw:layer="layout" svg:width="0.223cm" svg:height="0.223cm" svg:x="40.48cm" svg:y="3.572cm" svg:viewBox="0 0 224 224" svg:d="M111 224c29 0 58-11 80-32 20-22 33-49 33-80 0-30-13-59-33-79-22-21-51-33-80-33s-58 12-78 33c-21 20-33 49-33 79 0 31 12 58 33 80 20 21 49 32 78 32z">
          <text:p/>
        </draw:path>
        <draw:path draw:style-name="gr16" draw:text-style-name="P6" draw:layer="layout" svg:width="0.223cm" svg:height="0.225cm" svg:x="40.114cm" svg:y="3.25cm" svg:viewBox="0 0 224 226" svg:d="M110 226c33 0 61-13 82-36 20-20 32-49 32-78s-12-58-32-78c-21-22-49-34-82-34-29 0-58 12-78 34-20 20-32 49-32 78s12 58 32 78c20 23 49 36 78 36z">
          <text:p/>
        </draw:path>
        <draw:path draw:style-name="gr17" draw:text-style-name="P7" draw:layer="layout" svg:width="0.225cm" svg:height="0.223cm" svg:x="33.175cm" svg:y="8.274cm" svg:viewBox="0 0 226 224" svg:d="M114 224c29 0 58-11 80-32 21-20 32-49 32-78 0-32-11-61-32-82-22-20-51-32-80-32-32 0-59 12-81 32-21 21-33 50-33 82 0 29 12 58 33 78 22 21 49 32 81 32z">
          <text:p/>
        </draw:path>
        <draw:path draw:style-name="gr17" draw:text-style-name="P7" draw:layer="layout" svg:width="0.223cm" svg:height="0.225cm" svg:x="34.615cm" svg:y="9.155cm" svg:viewBox="0 0 224 226" svg:d="M112 226c31 0 58-11 80-32 20-23 32-50 32-81 0-30-12-58-32-79-22-22-49-34-80-34-29 0-59 12-80 34-20 21-32 49-32 79 0 31 12 58 32 81 21 21 51 32 80 32z">
          <text:p/>
        </draw:path>
        <draw:path draw:style-name="gr17" draw:text-style-name="P7" draw:layer="layout" svg:width="0.225cm" svg:height="0.224cm" svg:x="34.95cm" svg:y="6.659cm" svg:viewBox="0 0 226 225" svg:d="M112 225c31 0 59-11 80-32s34-52 34-81-13-58-34-78c-21-21-49-34-80-34-30 0-58 13-80 34-20 20-32 49-32 78s12 60 32 81c22 21 50 32 80 32z">
          <text:p/>
        </draw:path>
        <draw:path draw:style-name="gr16" draw:text-style-name="P6" draw:layer="layout" svg:width="0.225cm" svg:height="0.224cm" svg:x="35.739cm" svg:y="6.916cm" svg:viewBox="0 0 226 225" svg:d="M114 225c29 0 58-11 79-32 21-22 33-49 33-81 0-29-12-58-33-79-21-22-50-33-79-33-31 0-59 11-80 33-21 21-34 50-34 79 0 32 13 59 34 81 21 21 49 32 80 32z">
          <text:p/>
        </draw:path>
        <draw:path draw:style-name="gr17" draw:text-style-name="P7" draw:layer="layout" svg:width="0.225cm" svg:height="0.225cm" svg:x="34.44cm" svg:y="6.618cm" svg:viewBox="0 0 226 226" svg:d="M112 226c31 0 59-13 80-35 22-21 34-50 34-79s-12-58-34-78c-21-22-49-34-80-34-29 0-58 12-78 34-22 20-34 49-34 78s12 58 34 79c20 22 49 35 78 35z">
          <text:p/>
        </draw:path>
        <draw:path draw:style-name="gr17" draw:text-style-name="P7" draw:layer="layout" svg:width="0.225cm" svg:height="0.225cm" svg:x="33.865cm" svg:y="6.332cm" svg:viewBox="0 0 226 226" svg:d="M113 226c30 0 59-11 79-32 22-22 34-49 34-80 0-29-12-59-34-79-20-23-49-35-79-35-29 0-60 12-81 35-20 20-32 50-32 79 0 31 12 58 32 80 21 21 52 32 81 32z">
          <text:p/>
        </draw:path>
        <draw:path draw:style-name="gr17" draw:text-style-name="P7" draw:layer="layout" svg:width="0.223cm" svg:height="0.223cm" svg:x="34.673cm" svg:y="6.655cm" svg:viewBox="0 0 224 224" svg:d="M114 224c29 0 57-12 78-32 20-21 32-51 32-82 0-29-12-58-32-78-21-22-49-32-78-32-31 0-58 10-80 32-21 20-34 49-34 78 0 31 13 61 34 82 22 20 49 32 80 32z">
          <text:p/>
        </draw:path>
        <draw:path draw:style-name="gr16" draw:text-style-name="P6" draw:layer="layout" svg:width="0.225cm" svg:height="0.223cm" svg:x="35.715cm" svg:y="7.103cm" svg:viewBox="0 0 226 224" svg:d="M113 224c29 0 58-10 79-32 21-21 34-51 34-80 0-31-13-58-34-80-21-21-50-32-79-32-31 0-60 11-81 32-20 22-32 49-32 80 0 29 12 59 32 80 21 22 50 32 81 32z">
          <text:p/>
        </draw:path>
        <draw:path draw:style-name="gr17" draw:text-style-name="P7" draw:layer="layout" svg:width="0.225cm" svg:height="0.224cm" svg:x="33.813cm" svg:y="6.37cm" svg:viewBox="0 0 226 225" svg:d="M113 225c30 0 58-13 79-34 22-22 34-49 34-80 0-29-12-58-34-79-21-21-49-32-79-32-31 0-59 11-81 32-20 21-32 50-32 79 0 31 12 58 32 80 22 21 50 34 81 34z">
          <text:p/>
        </draw:path>
        <draw:path draw:style-name="gr17" draw:text-style-name="P7" draw:layer="layout" svg:width="0.225cm" svg:height="0.225cm" svg:x="34.341cm" svg:y="6.734cm" svg:viewBox="0 0 226 226" svg:d="M114 226c29 0 58-12 80-32 21-21 32-50 32-79 0-32-11-61-32-81-22-21-51-34-80-34-31 0-58 13-81 34-21 20-33 49-33 81 0 29 12 58 33 79 23 20 50 32 81 32z">
          <text:p/>
        </draw:path>
        <draw:path draw:style-name="gr17" draw:text-style-name="P7" draw:layer="layout" svg:width="0.225cm" svg:height="0.223cm" svg:x="34.393cm" svg:y="6.592cm" svg:viewBox="0 0 226 224" svg:d="M113 224c29 0 58-12 78-34 21-22 35-49 35-80 0-29-14-58-35-78-20-21-49-32-78-32s-60 11-80 32c-21 20-33 49-33 78 0 31 12 58 33 80 20 22 51 34 80 34z">
          <text:p/>
        </draw:path>
        <draw:path draw:style-name="gr17" draw:text-style-name="P7" draw:layer="layout" svg:width="0.225cm" svg:height="0.223cm" svg:x="34.425cm" svg:y="6.349cm" svg:viewBox="0 0 226 224" svg:d="M113 224c29 0 57-12 79-32 22-21 34-49 34-80 0-29-12-58-34-79-22-20-50-33-79-33s-58 13-79 33c-22 21-34 50-34 79 0 31 12 59 34 80 21 20 50 32 79 32z">
          <text:p/>
        </draw:path>
        <draw:path draw:style-name="gr16" draw:text-style-name="P6" draw:layer="layout" svg:width="0.224cm" svg:height="0.225cm" svg:x="35.915cm" svg:y="6.823cm" svg:viewBox="0 0 225 226" svg:d="M113 226c29 0 58-12 78-35 21-20 34-49 34-78s-13-57-34-78c-20-22-49-35-78-35-31 0-60 13-82 35-20 21-31 49-31 78s11 58 31 78c22 23 51 35 82 35z">
          <text:p/>
        </draw:path>
        <draw:path draw:style-name="gr16" draw:text-style-name="P6" draw:layer="layout" svg:width="0.224cm" svg:height="0.224cm" svg:x="35.869cm" svg:y="6.754cm" svg:viewBox="0 0 225 225" svg:d="M113 225c29 0 60-13 81-34 20-20 31-49 31-78s-11-59-31-81c-21-21-52-32-81-32s-59 11-79 32c-21 22-34 52-34 81s13 58 34 78c20 21 50 34 79 34z">
          <text:p/>
        </draw:path>
        <draw:path draw:style-name="gr16" draw:text-style-name="P6" draw:layer="layout" svg:width="0.223cm" svg:height="0.225cm" svg:x="35.753cm" svg:y="6.638cm" svg:viewBox="0 0 224 226" svg:d="M113 226c29 0 58-12 78-35 21-21 33-49 33-79 0-29-12-59-33-80-20-20-49-32-78-32s-58 12-81 32c-21 21-32 51-32 80 0 30 11 58 32 79 23 23 52 35 81 35z">
          <text:p/>
        </draw:path>
        <draw:path draw:style-name="gr16" draw:text-style-name="P6" draw:layer="layout" svg:width="0.225cm" svg:height="0.223cm" svg:x="35.617cm" svg:y="7.007cm" svg:viewBox="0 0 226 224" svg:d="M113 224c30 0 58-12 79-32 22-20 34-49 34-78 0-31-12-58-34-80-21-22-49-34-79-34s-60 12-81 34c-20 22-32 49-32 80 0 29 12 58 32 78 21 20 51 32 81 32z">
          <text:p/>
        </draw:path>
        <draw:path draw:style-name="gr16" draw:text-style-name="P6" draw:layer="layout" svg:width="0.223cm" svg:height="0.225cm" svg:x="38.532cm" svg:y="1.881cm" svg:viewBox="0 0 224 226" svg:d="M111 226c30 0 60-13 81-32 20-22 32-51 32-80s-12-58-32-78c-21-24-51-36-81-36s-58 12-79 36c-20 20-32 49-32 78s12 58 32 80c21 19 49 32 79 32z">
          <text:p/>
        </draw:path>
        <draw:path draw:style-name="gr17" draw:text-style-name="P7" draw:layer="layout" svg:width="0.226cm" svg:height="0.224cm" svg:x="31.877cm" svg:y="3.27cm" svg:viewBox="0 0 227 225" svg:d="M113 225c31 0 58-11 81-34 21-21 33-50 33-79 0-31-12-58-33-80-23-21-50-32-81-32s-58 11-80 32c-21 22-33 49-33 80 0 29 12 58 33 79 22 23 49 34 80 34z">
          <text:p/>
        </draw:path>
        <draw:path draw:style-name="gr17" draw:text-style-name="P7" draw:layer="layout" svg:width="0.225cm" svg:height="0.225cm" svg:x="31.945cm" svg:y="3.423cm" svg:viewBox="0 0 226 226" svg:d="M113 226c30 0 59-12 79-32 21-21 34-51 34-80 0-30-13-58-34-80-20-22-49-34-79-34-31 0-60 12-80 34-21 22-33 50-33 80 0 29 12 59 33 80 20 20 49 32 80 32z">
          <text:p/>
        </draw:path>
        <draw:path draw:style-name="gr17" draw:text-style-name="P7" draw:layer="layout" svg:width="0.225cm" svg:height="0.225cm" svg:x="33.124cm" svg:y="5.738cm" svg:viewBox="0 0 226 226" svg:d="M112 226c32 0 59-12 81-35 21-21 33-50 33-79s-12-58-33-78c-22-22-49-34-81-34-29 0-58 12-78 34-21 20-34 49-34 78s13 58 34 79c20 23 49 35 78 35z">
          <text:p/>
        </draw:path>
        <draw:path draw:style-name="gr17" draw:text-style-name="P7" draw:layer="layout" svg:width="0.224cm" svg:height="0.225cm" svg:x="33.231cm" svg:y="5.573cm" svg:viewBox="0 0 225 226" svg:d="M113 226c31 0 58-12 80-34 21-21 32-49 32-80 0-29-11-58-32-80-22-20-49-32-80-32-29 0-58 12-79 32-21 22-34 51-34 80 0 31 13 59 34 80 21 22 50 34 79 34z">
          <text:p/>
        </draw:path>
        <draw:path draw:style-name="gr17" draw:text-style-name="P7" draw:layer="layout" svg:width="0.224cm" svg:height="0.225cm" svg:x="35.788cm" svg:y="5.08cm" svg:viewBox="0 0 225 226" svg:d="M112 226c29 0 59-13 79-34 21-21 34-50 34-81 0-29-13-58-34-79-20-20-50-32-79-32s-58 12-80 32c-21 21-32 50-32 79 0 31 11 60 32 81 22 21 51 34 80 34z">
          <text:p/>
        </draw:path>
        <draw:path draw:style-name="gr17" draw:text-style-name="P7" draw:layer="layout" svg:width="0.223cm" svg:height="0.223cm" svg:x="31.608cm" svg:y="4.704cm" svg:viewBox="0 0 224 224" svg:d="M110 224c31 0 58-12 82-32 20-20 32-49 32-78 0-33-12-61-32-82-24-20-51-32-82-32-29 0-58 12-78 32-20 21-32 49-32 82 0 29 12 58 32 78s49 32 78 32z">
          <text:p/>
        </draw:path>
        <draw:path draw:style-name="gr17" draw:text-style-name="P7" draw:layer="layout" svg:width="0.225cm" svg:height="0.224cm" svg:x="33.219cm" svg:y="5.421cm" svg:viewBox="0 0 226 225" svg:d="M113 225c30 0 58-11 79-32 22-22 34-49 34-80 0-29-12-59-34-80-21-22-49-33-79-33-29 0-57 11-79 33-22 21-34 51-34 80 0 31 12 58 34 80 22 21 50 32 79 32z">
          <text:p/>
        </draw:path>
        <draw:path draw:style-name="gr17" draw:text-style-name="P7" draw:layer="layout" svg:width="0.225cm" svg:height="0.223cm" svg:x="31.998cm" svg:y="3.01cm" svg:viewBox="0 0 226 224" svg:d="M113 224c29 0 60-10 81-32 20-21 32-50 32-78 0-30-12-58-32-79-21-22-52-35-81-35-30 0-58 13-79 35-20 21-34 49-34 79 0 28 14 57 34 78 21 22 49 32 79 32z">
          <text:p/>
        </draw:path>
        <draw:path draw:style-name="gr16" draw:text-style-name="P6" draw:layer="layout" svg:width="0.225cm" svg:height="0.225cm" svg:x="36.076cm" svg:y="4.797cm" svg:viewBox="0 0 226 226" svg:d="M113 226c30 0 58-14 79-35 22-20 34-49 34-78s-12-58-34-80c-21-22-49-33-79-33s-60 11-79 33c-22 22-34 51-34 80s12 58 34 78c19 21 49 35 79 35z">
          <text:p/>
        </draw:path>
        <draw:path draw:style-name="gr17" draw:text-style-name="P7" draw:layer="layout" svg:width="0.225cm" svg:height="0.225cm" svg:x="33.732cm" svg:y="9.184cm" svg:viewBox="0 0 226 226" svg:d="M113 226c29 0 58-11 80-32 22-22 33-51 33-80 0-30-11-59-33-80-22-22-51-34-80-34s-58 12-80 34c-21 21-33 50-33 80 0 29 12 58 33 80 22 21 51 32 80 32z">
          <text:p/>
        </draw:path>
        <draw:path draw:style-name="gr17" draw:text-style-name="P7" draw:layer="layout" svg:width="0.224cm" svg:height="0.225cm" svg:x="33.713cm" svg:y="9.375cm" svg:viewBox="0 0 225 226" svg:d="M114 226c29 0 58-12 79-33 20-22 32-50 32-81s-12-58-32-80c-21-21-50-32-79-32-31 0-60 11-80 32-21 22-34 49-34 80s13 59 34 81c20 21 49 33 80 33z">
          <text:p/>
        </draw:path>
        <draw:path draw:style-name="gr17" draw:text-style-name="P7" draw:layer="layout" svg:width="0.223cm" svg:height="0.223cm" svg:x="31.968cm" svg:y="3.09cm" svg:viewBox="0 0 224 224" svg:d="M112 224c31 0 58-11 80-32 21-20 32-52 32-81s-11-58-32-78c-22-21-49-33-80-33-29 0-58 12-80 33-22 20-32 49-32 78s10 61 32 81c22 21 51 32 80 32z">
          <text:p/>
        </draw:path>
        <draw:path draw:style-name="gr17" draw:text-style-name="P7" draw:layer="layout" svg:width="0.224cm" svg:height="0.224cm" svg:x="31.961cm" svg:y="2.99cm" svg:viewBox="0 0 225 225" svg:d="M112 225c31 0 58-11 81-33 21-21 32-50 32-79s-11-57-32-78c-23-24-50-35-81-35-29 0-56 11-78 35-21 21-34 49-34 78s13 58 34 79c22 22 49 33 78 33z">
          <text:p/>
        </draw:path>
        <draw:path draw:style-name="gr17" draw:text-style-name="P7" draw:layer="layout" svg:width="0.223cm" svg:height="0.223cm" svg:x="31.18cm" svg:y="5.642cm" svg:viewBox="0 0 224 224" svg:d="M111 224c29 0 59-10 81-32 21-20 32-49 32-78 0-31-11-58-32-82-22-20-52-32-81-32s-58 12-79 32c-22 24-32 51-32 82 0 29 10 58 32 78 21 22 50 32 79 32z">
          <text:p/>
        </draw:path>
        <draw:path draw:style-name="gr17" draw:text-style-name="P7" draw:layer="layout" svg:width="0.223cm" svg:height="0.223cm" svg:x="31.154cm" svg:y="5.619cm" svg:viewBox="0 0 224 224" svg:d="M111 224c29 0 58-12 81-32 21-20 32-49 32-78 0-31-11-61-32-82-23-20-52-32-81-32s-58 12-78 32c-21 21-33 51-33 82 0 29 12 58 33 78 20 20 49 32 78 32z">
          <text:p/>
        </draw:path>
        <draw:path draw:style-name="gr17" draw:text-style-name="P7" draw:layer="layout" svg:width="0.224cm" svg:height="0.224cm" svg:x="31.352cm" svg:y="5.409cm" svg:viewBox="0 0 225 225" svg:d="M112 225c30 0 58-11 79-32 23-22 34-49 34-80 0-29-11-59-34-81-21-21-49-32-79-32-29 0-58 11-78 32-21 22-34 52-34 81 0 31 13 58 34 80 20 21 49 32 78 32z">
          <text:p/>
        </draw:path>
        <draw:path draw:style-name="gr17" draw:text-style-name="P7" draw:layer="layout" svg:width="0.223cm" svg:height="0.225cm" svg:x="31.587cm" svg:y="5.818cm" svg:viewBox="0 0 224 226" svg:d="M111 226c29 0 58-11 81-32 21-22 32-51 32-81 0-31-11-58-32-80-23-21-52-33-81-33s-58 12-78 33c-21 22-33 49-33 80 0 30 12 59 33 81 20 21 49 32 78 32z">
          <text:p/>
        </draw:path>
        <draw:line draw:style-name="gr13" draw:text-style-name="P2" draw:layer="layout" svg:x1="30.656cm" svg:y1="10.237cm" svg:x2="30.656cm" svg:y2="1.379cm">
          <text:p/>
        </draw:line>
        <draw:line draw:style-name="gr13" draw:text-style-name="P2" draw:layer="layout" svg:x1="41.289cm" svg:y1="10.237cm" svg:x2="41.289cm" svg:y2="1.379cm">
          <text:p/>
        </draw:line>
        <draw:line draw:style-name="gr13" draw:text-style-name="P2" draw:layer="layout" svg:x1="30.656cm" svg:y1="10.237cm" svg:x2="41.289cm" svg:y2="10.237cm">
          <text:p/>
        </draw:line>
        <draw:line draw:style-name="gr13" draw:text-style-name="P2" draw:layer="layout" svg:x1="30.656cm" svg:y1="1.379cm" svg:x2="41.289cm" svg:y2="1.379cm">
          <text:p/>
        </draw:line>
        <draw:frame draw:style-name="gr4" draw:text-style-name="P4" draw:layer="layout" svg:width="0.645cm" svg:height="0.649cm" svg:x="29.568cm" svg:y="2.686cm">
          <draw:text-box>
            <text:p text:style-name="P3"><text:span text:style-name="T1">10</text:span></text:p>
          </draw:text-box>
        </draw:frame>
        <draw:polygon draw:style-name="gr1" draw:text-style-name="P1" draw:layer="layout" svg:width="10.636cm" svg:height="8.859cm" svg:x="44.559cm" svg:y="1.379cm" svg:viewBox="0 0 10637 8860" draw:points="0,8860 10637,8860 10637,0 0,0">
          <text:p/>
        </draw:polygon>
        <draw:line draw:style-name="gr2" draw:text-style-name="P2" draw:layer="layout" svg:x1="47.218cm" svg:y1="10.237cm" svg:x2="47.218cm" svg:y2="1.379cm">
          <text:p/>
        </draw:line>
        <draw:line draw:style-name="gr3" draw:text-style-name="P2" draw:layer="layout" svg:x1="47.218cm" svg:y1="10.237cm" svg:x2="47.218cm" svg:y2="10.555cm">
          <text:p/>
        </draw:line>
        <draw:frame draw:style-name="gr5" draw:text-style-name="P5" draw:layer="layout" svg:width="1.835cm" svg:height="0.712cm" draw:transform="rotate (1.5707963267949) translate (28.382cm 6.727cm)">
          <draw:text-box>
            <text:p text:style-name="P3"><text:span text:style-name="T2">tSNE2</text:span></text:p>
          </draw:text-box>
        </draw:frame>
        <draw:line draw:style-name="gr2" draw:text-style-name="P2" draw:layer="layout" svg:x1="52.534cm" svg:y1="10.237cm" svg:x2="52.534cm" svg:y2="1.379cm">
          <text:p/>
        </draw:line>
        <draw:line draw:style-name="gr3" draw:text-style-name="P2" draw:layer="layout" svg:x1="52.534cm" svg:y1="10.237cm" svg:x2="52.534cm" svg:y2="10.555cm">
          <text:p/>
        </draw:line>
        <draw:frame draw:style-name="gr5" draw:text-style-name="P10" draw:layer="layout" svg:width="4.244cm" svg:height="0.634cm" svg:x="30.656cm" svg:y="0.595cm">
          <draw:text-box>
            <text:p text:style-name="P9"><text:span text:style-name="T3">C) t-SNE Clustering</text:span></text:p>
          </draw:text-box>
        </draw:frame>
        <draw:frame draw:style-name="gr4" draw:text-style-name="P4" draw:layer="layout" svg:width="0.581cm" svg:height="0.649cm" svg:x="47.057cm" svg:y="10.585cm">
          <draw:text-box>
            <text:p text:style-name="P3"><text:span text:style-name="T1">0</text:span></text:p>
          </draw:text-box>
        </draw:frame>
        <draw:line draw:style-name="gr2" draw:text-style-name="P2" draw:layer="layout" svg:x1="44.559cm" svg:y1="10.197cm" svg:x2="55.193cm" svg:y2="10.197cm">
          <text:p/>
        </draw:line>
        <draw:line draw:style-name="gr3" draw:text-style-name="P2" draw:layer="layout" svg:x1="44.559cm" svg:y1="10.197cm" svg:x2="44.242cm" svg:y2="10.197cm">
          <text:p/>
        </draw:line>
        <draw:frame draw:style-name="gr4" draw:text-style-name="P4" draw:layer="layout" svg:width="0.581cm" svg:height="0.649cm" svg:x="52.374cm" svg:y="10.585cm">
          <draw:text-box>
            <text:p text:style-name="P3"><text:span text:style-name="T1">1</text:span></text:p>
          </draw:text-box>
        </draw:frame>
        <draw:polygon draw:style-name="gr15" draw:text-style-name="P11" draw:layer="layout" svg:width="0.283cm" svg:height="0.041cm" svg:x="43.483cm" svg:y="10.2cm" svg:viewBox="0 0 284 42" draw:points="0,42 0,0 284,0 284,42">
          <text:p/>
        </draw:polygon>
        <draw:line draw:style-name="gr2" draw:text-style-name="P2" draw:layer="layout" svg:x1="44.559cm" svg:y1="8.661cm" svg:x2="55.193cm" svg:y2="8.661cm">
          <text:p/>
        </draw:line>
        <draw:line draw:style-name="gr3" draw:text-style-name="P2" draw:layer="layout" svg:x1="44.559cm" svg:y1="8.661cm" svg:x2="44.242cm" svg:y2="8.661cm">
          <text:p/>
        </draw:line>
        <draw:frame draw:style-name="gr5" draw:text-style-name="P5" draw:layer="layout" svg:width="2.013cm" svg:height="0.712cm" svg:x="48.871cm" svg:y="11.266cm">
          <draw:text-box>
            <text:p text:style-name="P3"><text:span text:style-name="T2">Cluster</text:span></text:p>
          </draw:text-box>
        </draw:frame>
        <draw:polygon draw:style-name="gr15" draw:text-style-name="P11" draw:layer="layout" svg:width="0.283cm" svg:height="0.041cm" svg:x="43.483cm" svg:y="8.664cm" svg:viewBox="0 0 284 42" draw:points="0,42 0,0 284,0 284,42">
          <text:p/>
        </draw:polygon>
        <draw:line draw:style-name="gr2" draw:text-style-name="P2" draw:layer="layout" svg:x1="44.559cm" svg:y1="7.125cm" svg:x2="55.193cm" svg:y2="7.125cm">
          <text:p/>
        </draw:line>
        <draw:line draw:style-name="gr3" draw:text-style-name="P2" draw:layer="layout" svg:x1="44.559cm" svg:y1="7.125cm" svg:x2="44.242cm" svg:y2="7.125cm">
          <text:p/>
        </draw:line>
        <draw:frame draw:style-name="gr4" draw:text-style-name="P4" draw:layer="layout" svg:width="0.581cm" svg:height="0.649cm" svg:x="43.795cm" svg:y="9.886cm">
          <draw:text-box>
            <text:p text:style-name="P3"><text:span text:style-name="T1">9</text:span></text:p>
          </draw:text-box>
        </draw:frame>
        <draw:polygon draw:style-name="gr15" draw:text-style-name="P11" draw:layer="layout" svg:width="0.283cm" svg:height="0.042cm" svg:x="43.483cm" svg:y="7.128cm" svg:viewBox="0 0 284 43" draw:points="0,43 0,0 284,0 284,43">
          <text:p/>
        </draw:polygon>
        <draw:line draw:style-name="gr2" draw:text-style-name="P2" draw:layer="layout" svg:x1="44.559cm" svg:y1="5.588cm" svg:x2="55.193cm" svg:y2="5.588cm">
          <text:p/>
        </draw:line>
        <draw:line draw:style-name="gr3" draw:text-style-name="P2" draw:layer="layout" svg:x1="44.559cm" svg:y1="5.588cm" svg:x2="44.242cm" svg:y2="5.588cm">
          <text:p/>
        </draw:line>
        <draw:frame draw:style-name="gr4" draw:text-style-name="P4" draw:layer="layout" svg:width="0.581cm" svg:height="0.649cm" svg:x="43.795cm" svg:y="8.35cm">
          <draw:text-box>
            <text:p text:style-name="P3"><text:span text:style-name="T1">8</text:span></text:p>
          </draw:text-box>
        </draw:frame>
        <draw:polygon draw:style-name="gr15" draw:text-style-name="P11" draw:layer="layout" svg:width="0.283cm" svg:height="0.043cm" svg:x="43.483cm" svg:y="5.591cm" svg:viewBox="0 0 284 44" draw:points="0,44 0,0 284,0 284,44">
          <text:p/>
        </draw:polygon>
        <draw:line draw:style-name="gr2" draw:text-style-name="P2" draw:layer="layout" svg:x1="44.559cm" svg:y1="4.054cm" svg:x2="55.193cm" svg:y2="4.054cm">
          <text:p/>
        </draw:line>
        <draw:line draw:style-name="gr3" draw:text-style-name="P2" draw:layer="layout" svg:x1="44.559cm" svg:y1="4.054cm" svg:x2="44.242cm" svg:y2="4.054cm">
          <text:p/>
        </draw:line>
        <draw:frame draw:style-name="gr4" draw:text-style-name="P4" draw:layer="layout" svg:width="0.581cm" svg:height="0.649cm" svg:x="43.795cm" svg:y="6.814cm">
          <draw:text-box>
            <text:p text:style-name="P3"><text:span text:style-name="T1">7</text:span></text:p>
          </draw:text-box>
        </draw:frame>
        <draw:polygon draw:style-name="gr15" draw:text-style-name="P11" draw:layer="layout" svg:width="0.283cm" svg:height="0.041cm" svg:x="43.483cm" svg:y="4.057cm" svg:viewBox="0 0 284 42" draw:points="0,42 0,0 284,0 284,42">
          <text:p/>
        </draw:polygon>
        <draw:line draw:style-name="gr2" draw:text-style-name="P2" draw:layer="layout" svg:x1="44.559cm" svg:y1="2.517cm" svg:x2="55.193cm" svg:y2="2.517cm">
          <text:p/>
        </draw:line>
        <draw:line draw:style-name="gr3" draw:text-style-name="P2" draw:layer="layout" svg:x1="44.559cm" svg:y1="2.517cm" svg:x2="44.242cm" svg:y2="2.517cm">
          <text:p/>
        </draw:line>
        <draw:frame draw:style-name="gr4" draw:text-style-name="P4" draw:layer="layout" svg:width="0.581cm" svg:height="0.649cm" svg:x="43.795cm" svg:y="5.278cm">
          <draw:text-box>
            <text:p text:style-name="P3"><text:span text:style-name="T1">6</text:span></text:p>
          </draw:text-box>
        </draw:frame>
        <draw:polygon draw:style-name="gr15" draw:text-style-name="P11" draw:layer="layout" svg:width="0.283cm" svg:height="0.043cm" svg:x="43.483cm" svg:y="2.52cm" svg:viewBox="0 0 284 44" draw:points="0,44 0,0 284,0 284,44">
          <text:p/>
        </draw:polygon>
        <draw:frame draw:style-name="gr4" draw:text-style-name="P4" draw:layer="layout" svg:width="0.581cm" svg:height="0.649cm" svg:x="43.795cm" svg:y="3.742cm">
          <draw:text-box>
            <text:p text:style-name="P3"><text:span text:style-name="T1">5</text:span></text:p>
          </draw:text-box>
        </draw:frame>
        <draw:polygon draw:style-name="gr18" draw:text-style-name="P12" draw:layer="layout" svg:width="4.255cm" svg:height="1.478cm" svg:x="45.09cm" svg:y="5.553cm" svg:viewBox="0 0 4256 1479" draw:points="0,1479 4256,1479 4256,0 0,0">
          <text:p/>
        </draw:polygon>
        <draw:line draw:style-name="gr19" draw:text-style-name="P2" draw:layer="layout" svg:x1="47.218cm" svg:y1="7.03cm" svg:x2="47.218cm" svg:y2="8.655cm">
          <text:p/>
        </draw:line>
        <draw:line draw:style-name="gr19" draw:text-style-name="P2" draw:layer="layout" svg:x1="47.218cm" svg:y1="5.553cm" svg:x2="47.218cm" svg:y2="3.408cm">
          <text:p/>
        </draw:line>
        <draw:line draw:style-name="gr20" draw:text-style-name="P2" draw:layer="layout" svg:x1="46.155cm" svg:y1="8.655cm" svg:x2="48.282cm" svg:y2="8.655cm">
          <text:p/>
        </draw:line>
        <draw:line draw:style-name="gr20" draw:text-style-name="P2" draw:layer="layout" svg:x1="46.155cm" svg:y1="3.408cm" svg:x2="48.282cm" svg:y2="3.408cm">
          <text:p/>
        </draw:line>
        <draw:polygon draw:style-name="gr21" draw:text-style-name="P13" draw:layer="layout" svg:width="4.255cm" svg:height="1.402cm" svg:x="50.407cm" svg:y="6.898cm" svg:viewBox="0 0 4256 1403" draw:points="0,1403 4256,1403 4256,0 0,0">
          <text:p/>
        </draw:polygon>
        <draw:line draw:style-name="gr19" draw:text-style-name="P2" draw:layer="layout" svg:x1="52.534cm" svg:y1="8.298cm" svg:x2="52.534cm" svg:y2="9.834cm">
          <text:p/>
        </draw:line>
        <draw:line draw:style-name="gr19" draw:text-style-name="P2" draw:layer="layout" svg:x1="52.534cm" svg:y1="6.898cm" svg:x2="52.534cm" svg:y2="4.834cm">
          <text:p/>
        </draw:line>
        <draw:line draw:style-name="gr20" draw:text-style-name="P2" draw:layer="layout" svg:x1="51.472cm" svg:y1="9.834cm" svg:x2="53.599cm" svg:y2="9.834cm">
          <text:p/>
        </draw:line>
        <draw:line draw:style-name="gr20" draw:text-style-name="P2" draw:layer="layout" svg:x1="51.472cm" svg:y1="4.834cm" svg:x2="53.599cm" svg:y2="4.834cm">
          <text:p/>
        </draw:line>
        <draw:line draw:style-name="gr19" draw:text-style-name="P2" draw:layer="layout" svg:x1="45.09cm" svg:y1="6.272cm" svg:x2="49.345cm" svg:y2="6.272cm">
          <text:p/>
        </draw:line>
        <draw:polygon draw:style-name="gr12" draw:text-style-name="P8" draw:layer="layout" svg:width="0.213cm" svg:height="0.213cm" svg:x="47.111cm" svg:y="6.18cm" svg:viewBox="0 0 214 214" draw:points="108,0 0,214 214,214">
          <text:p/>
        </draw:polygon>
        <draw:line draw:style-name="gr19" draw:text-style-name="P2" draw:layer="layout" svg:x1="50.407cm" svg:y1="7.758cm" svg:x2="54.661cm" svg:y2="7.758cm">
          <text:p/>
        </draw:line>
        <draw:polygon draw:style-name="gr12" draw:text-style-name="P8" draw:layer="layout" svg:width="0.213cm" svg:height="0.213cm" svg:x="52.428cm" svg:y="7.502cm" svg:viewBox="0 0 214 214" draw:points="108,0 0,214 214,214">
          <text:p/>
        </draw:polygon>
        <draw:line draw:style-name="gr13" draw:text-style-name="P2" draw:layer="layout" svg:x1="44.559cm" svg:y1="10.237cm" svg:x2="44.559cm" svg:y2="1.379cm">
          <text:p/>
        </draw:line>
        <draw:line draw:style-name="gr13" draw:text-style-name="P2" draw:layer="layout" svg:x1="55.193cm" svg:y1="10.237cm" svg:x2="55.193cm" svg:y2="1.379cm">
          <text:p/>
        </draw:line>
        <draw:line draw:style-name="gr13" draw:text-style-name="P2" draw:layer="layout" svg:x1="44.559cm" svg:y1="10.237cm" svg:x2="55.193cm" svg:y2="10.237cm">
          <text:p/>
        </draw:line>
        <draw:line draw:style-name="gr13" draw:text-style-name="P2" draw:layer="layout" svg:x1="44.559cm" svg:y1="1.379cm" svg:x2="55.193cm" svg:y2="1.379cm">
          <text:p/>
        </draw:line>
        <draw:frame draw:style-name="gr4" draw:text-style-name="P4" draw:layer="layout" svg:width="0.581cm" svg:height="0.649cm" svg:x="43.795cm" svg:y="2.207cm">
          <draw:text-box>
            <text:p text:style-name="P3"><text:span text:style-name="T1">4</text:span></text:p>
          </draw:text-box>
        </draw:frame>
        <draw:polygon draw:style-name="gr1" draw:text-style-name="P1" draw:layer="layout" svg:width="7.977cm" svg:height="7.975cm" svg:x="16.752cm" svg:y="1.821cm" svg:viewBox="0 0 7978 7976" draw:points="0,7976 7978,7976 7978,0 0,0">
          <text:p/>
        </draw:polygon>
        <draw:polygon draw:style-name="gr22" draw:text-style-name="P14" draw:layer="layout" svg:width="3.686cm" svg:height="4.649cm" svg:x="17.162cm" svg:y="2.834cm" svg:viewBox="0 0 3687 4650" draw:points="3687,3385 110,4650 0,1030 3687,0">
          <text:p/>
        </draw:polygon>
        <draw:polyline draw:style-name="gr23" draw:text-style-name="P2" draw:layer="layout" svg:width="3.686cm" svg:height="4.649cm" svg:x="17.162cm" svg:y="2.834cm" svg:viewBox="0 0 3687 4650" draw:points="3687,3385 110,4650 0,1030 3687,0">
          <text:p/>
        </draw:polyline>
        <draw:polygon draw:style-name="gr24" draw:text-style-name="P15" draw:layer="layout" svg:width="3.686cm" svg:height="4.649cm" svg:x="20.848cm" svg:y="2.834cm" svg:viewBox="0 0 3687 4650" draw:points="3576,4650 0,3385 0,0 3687,1030">
          <text:p/>
        </draw:polygon>
        <draw:polyline draw:style-name="gr25" draw:text-style-name="P2" draw:layer="layout" svg:width="3.686cm" svg:height="4.649cm" svg:x="20.848cm" svg:y="2.834cm" svg:viewBox="0 0 3687 4650" draw:points="3576,4650 0,3385 0,0 3687,1030">
          <text:p/>
        </draw:polyline>
        <draw:polygon draw:style-name="gr26" draw:text-style-name="P16" draw:layer="layout" svg:width="7.151cm" svg:height="2.74cm" svg:x="17.272cm" svg:y="6.219cm" svg:viewBox="0 0 7152 2741" draw:points="7152,1265 3577,0 0,1265 3577,2741">
          <text:p/>
        </draw:polygon>
        <draw:polyline draw:style-name="gr27" draw:text-style-name="P2" draw:layer="layout" svg:width="7.151cm" svg:height="2.74cm" svg:x="17.272cm" svg:y="6.219cm" svg:viewBox="0 0 7152 2741" draw:points="7152,1265 3577,0 0,1265 3577,2741">
          <text:p/>
        </draw:polyline>
        <draw:line draw:style-name="gr28" draw:text-style-name="P2" draw:layer="layout" svg:x1="17.272cm" svg:y1="7.481cm" svg:x2="20.849cm" svg:y2="8.96cm">
          <text:p/>
        </draw:line>
        <draw:frame draw:style-name="gr5" draw:text-style-name="P5" draw:layer="layout" svg:width="5.438cm" svg:height="0.712cm" draw:transform="rotate (1.5707963267949) translate (42.609cm 8.528cm)">
          <draw:text-box>
            <text:p text:style-name="P3"><text:span text:style-name="T2">pce_pcdtbt_sas(%)</text:span></text:p>
          </draw:text-box>
        </draw:frame>
        <draw:polyline draw:style-name="gr29" draw:text-style-name="P2" draw:layer="layout" svg:width="3.671cm" svg:height="5.028cm" svg:x="20.323cm" svg:y="3.714cm" svg:viewBox="0 0 3672 5029" draw:points="0,5029 3579,3583 3672,0">
          <text:p/>
        </draw:polyline>
        <draw:polyline draw:style-name="gr29" draw:text-style-name="P2" draw:layer="layout" svg:width="3.637cm" svg:height="4.887cm" svg:x="19.191cm" svg:y="3.388cm" svg:viewBox="0 0 3638 4888" draw:points="0,4888 3582,3510 3638,0">
          <text:p/>
        </draw:polyline>
        <draw:polyline draw:style-name="gr29" draw:text-style-name="P2" draw:layer="layout" svg:width="3.604cm" svg:height="4.754cm" svg:x="18.112cm" svg:y="3.076cm" svg:viewBox="0 0 3605 4755" draw:points="0,4755 3582,3441 3605,0">
          <text:p/>
        </draw:polyline>
        <draw:line draw:style-name="gr30" draw:text-style-name="P2" draw:layer="layout" svg:x1="20.356cm" svg:y1="8.73cm" svg:x2="20.261cm" svg:y2="8.769cm">
          <text:p/>
        </draw:line>
        <draw:frame draw:style-name="gr5" draw:text-style-name="P10" draw:layer="layout" svg:width="8.054cm" svg:height="0.634cm" svg:x="44.56cm" svg:y="0.595cm">
          <draw:text-box>
            <text:p text:style-name="P9"><text:span text:style-name="T3">D) Synthetic Compatibility by Cluster</text:span></text:p>
          </draw:text-box>
        </draw:frame>
        <draw:frame draw:style-name="gr31" draw:text-style-name="P17" draw:layer="layout" svg:width="0.211cm" svg:height="0.239cm" draw:transform="rotate (-0.39095375244673) translate (17.921cm 9.034cm)">
          <draw:text-box>
            <text:p text:style-name="P3"><text:span text:style-name="T4">P</text:span></text:p>
          </draw:text-box>
        </draw:frame>
        <draw:frame draw:style-name="gr31" draw:text-style-name="P17" draw:layer="layout" svg:width="0.211cm" svg:height="0.239cm" draw:transform="rotate (-0.39095375244673) translate (18.05cm 9.087cm)">
          <draw:text-box>
            <text:p text:style-name="P3"><text:span text:style-name="T4">C</text:span></text:p>
          </draw:text-box>
        </draw:frame>
        <draw:frame draw:style-name="gr31" draw:text-style-name="P17" draw:layer="layout" svg:width="0.211cm" svg:height="0.239cm" draw:transform="rotate (-0.39095375244673) translate (18.191cm 9.145cm)">
          <draw:text-box>
            <text:p text:style-name="P3"><text:span text:style-name="T4">A</text:span></text:p>
          </draw:text-box>
        </draw:frame>
        <draw:frame draw:style-name="gr31" draw:text-style-name="P17" draw:layer="layout" svg:width="0.211cm" svg:height="0.239cm" draw:transform="rotate (-0.39095375244673) translate (18.32cm 9.199cm)">
          <draw:text-box>
            <text:p text:style-name="P3"><text:span text:style-name="T4">1</text:span></text:p>
          </draw:text-box>
        </draw:frame>
        <draw:polygon draw:style-name="gr15" draw:text-style-name="P11" draw:layer="layout" svg:width="0.283cm" svg:height="0.041cm" svg:x="19.641cm" svg:y="9.481cm" svg:viewBox="0 0 284 42" draw:points="0,42 0,0 284,0 284,42">
          <text:p/>
        </draw:polygon>
        <draw:line draw:style-name="gr30" draw:text-style-name="P2" draw:layer="layout" svg:x1="19.225cm" svg:y1="8.261cm" svg:x2="19.128cm" svg:y2="8.299cm">
          <text:p/>
        </draw:line>
        <draw:frame draw:style-name="gr31" draw:text-style-name="P17" draw:layer="layout" svg:width="0.211cm" svg:height="0.239cm" draw:transform="rotate (-0.39095375244673) translate (18.43cm 9.244cm)">
          <draw:text-box>
            <text:p text:style-name="P3"><text:span text:style-name="T4">1</text:span></text:p>
          </draw:text-box>
        </draw:frame>
        <draw:line draw:style-name="gr30" draw:text-style-name="P2" draw:layer="layout" svg:x1="18.145cm" svg:y1="7.818cm" svg:x2="18.051cm" svg:y2="7.854cm">
          <text:p/>
        </draw:line>
        <draw:frame draw:style-name="gr4" draw:text-style-name="P4" draw:layer="layout" svg:width="0.581cm" svg:height="0.649cm" svg:x="19.953cm" svg:y="9.167cm">
          <draw:text-box>
            <text:p text:style-name="P3"><text:span text:style-name="T1">5</text:span></text:p>
          </draw:text-box>
        </draw:frame>
        <draw:line draw:style-name="gr28" draw:text-style-name="P2" draw:layer="layout" svg:x1="24.424cm" svg:y1="7.481cm" svg:x2="20.848cm" svg:y2="8.96cm">
          <text:p/>
        </draw:line>
        <draw:frame draw:style-name="gr4" draw:text-style-name="P4" draw:layer="layout" svg:width="0.581cm" svg:height="0.649cm" svg:x="18.655cm" svg:y="8.684cm">
          <draw:text-box>
            <text:p text:style-name="P3"><text:span text:style-name="T1">0</text:span></text:p>
          </draw:text-box>
        </draw:frame>
        <draw:polyline draw:style-name="gr29" draw:text-style-name="P2" draw:layer="layout" svg:width="3.597cm" svg:height="4.728cm" svg:x="20.178cm" svg:y="3.021cm" svg:viewBox="0 0 3598 4729" draw:points="0,0 20,3427 3598,4729">
          <text:p/>
        </draw:polyline>
        <draw:polyline draw:style-name="gr29" draw:text-style-name="P2" draw:layer="layout" svg:width="3.635cm" svg:height="4.869cm" svg:x="19.01cm" svg:y="3.348cm" svg:viewBox="0 0 3636 4870" draw:points="0,0 54,3501 3636,4870">
          <text:p/>
        </draw:polyline>
        <draw:polyline draw:style-name="gr29" draw:text-style-name="P2" draw:layer="layout" svg:width="3.669cm" svg:height="5.019cm" svg:x="17.782cm" svg:y="3.691cm" svg:viewBox="0 0 3670 5020" draw:points="0,0 90,3579 3670,5020">
          <text:p/>
        </draw:polyline>
        <draw:line draw:style-name="gr30" draw:text-style-name="P2" draw:layer="layout" svg:x1="23.745cm" svg:y1="7.738cm" svg:x2="23.839cm" svg:y2="7.774cm">
          <text:p/>
        </draw:line>
        <draw:frame draw:style-name="gr4" draw:text-style-name="P4" draw:layer="layout" svg:width="0.581cm" svg:height="0.649cm" svg:x="17.581cm" svg:y="8.224cm">
          <draw:text-box>
            <text:p text:style-name="P3"><text:span text:style-name="T1">5</text:span></text:p>
          </draw:text-box>
        </draw:frame>
        <draw:frame draw:style-name="gr31" draw:text-style-name="P17" draw:layer="layout" svg:width="0.211cm" svg:height="0.239cm" draw:transform="rotate (0.39095375244673) translate (23.163cm 9.286cm)">
          <draw:text-box>
            <text:p text:style-name="P3"><text:span text:style-name="T4">P</text:span></text:p>
          </draw:text-box>
        </draw:frame>
        <draw:frame draw:style-name="gr31" draw:text-style-name="P17" draw:layer="layout" svg:width="0.211cm" svg:height="0.239cm" draw:transform="rotate (0.39095375244673) translate (23.292cm 9.233cm)">
          <draw:text-box>
            <text:p text:style-name="P3"><text:span text:style-name="T4">C</text:span></text:p>
          </draw:text-box>
        </draw:frame>
        <draw:frame draw:style-name="gr31" draw:text-style-name="P17" draw:layer="layout" svg:width="0.211cm" svg:height="0.239cm" draw:transform="rotate (0.39095375244673) translate (23.433cm 9.175cm)">
          <draw:text-box>
            <text:p text:style-name="P3"><text:span text:style-name="T4">A</text:span></text:p>
          </draw:text-box>
        </draw:frame>
        <draw:frame draw:style-name="gr31" draw:text-style-name="P17" draw:layer="layout" svg:width="0.211cm" svg:height="0.239cm" draw:transform="rotate (0.39095375244673) translate (23.562cm 9.121cm)">
          <draw:text-box>
            <text:p text:style-name="P3"><text:span text:style-name="T4">2</text:span></text:p>
          </draw:text-box>
        </draw:frame>
        <draw:polygon draw:style-name="gr15" draw:text-style-name="P11" draw:layer="layout" svg:width="0.285cm" svg:height="0.041cm" svg:x="23.841cm" svg:y="8.456cm" svg:viewBox="0 0 286 42" draw:points="0,42 0,0 286,0 286,42">
          <text:p/>
        </draw:polygon>
        <draw:line draw:style-name="gr30" draw:text-style-name="P2" draw:layer="layout" svg:x1="22.612cm" svg:y1="8.205cm" svg:x2="22.708cm" svg:y2="8.241cm">
          <text:p/>
        </draw:line>
        <draw:frame draw:style-name="gr31" draw:text-style-name="P17" draw:layer="layout" svg:width="0.211cm" svg:height="0.239cm" draw:transform="rotate (0.39095375244673) translate (23.672cm 9.076cm)">
          <draw:text-box>
            <text:p text:style-name="P3"><text:span text:style-name="T4">1</text:span></text:p>
          </draw:text-box>
        </draw:frame>
        <draw:line draw:style-name="gr30" draw:text-style-name="P2" draw:layer="layout" svg:x1="21.419cm" svg:y1="8.696cm" svg:x2="21.515cm" svg:y2="8.735cm">
          <text:p/>
        </draw:line>
        <draw:frame draw:style-name="gr4" draw:text-style-name="P4" draw:layer="layout" svg:width="0.581cm" svg:height="0.649cm" svg:x="24.154cm" svg:y="8.142cm">
          <draw:text-box>
            <text:p text:style-name="P3"><text:span text:style-name="T1">5</text:span></text:p>
          </draw:text-box>
        </draw:frame>
        <draw:line draw:style-name="gr28" draw:text-style-name="P2" draw:layer="layout" svg:x1="24.421cm" svg:y1="7.484cm" svg:x2="24.535cm" svg:y2="3.864cm">
          <text:p/>
        </draw:line>
        <draw:frame draw:style-name="gr4" draw:text-style-name="P4" draw:layer="layout" svg:width="0.581cm" svg:height="0.649cm" svg:x="22.857cm" svg:y="8.625cm">
          <draw:text-box>
            <text:p text:style-name="P3"><text:span text:style-name="T1">0</text:span></text:p>
          </draw:text-box>
        </draw:frame>
        <draw:polyline draw:style-name="gr29" draw:text-style-name="P2" draw:layer="layout" svg:width="7.17cm" svg:height="1.243cm" svg:x="17.263cm" svg:y="5.894cm" svg:viewBox="0 0 7171 1244" draw:points="7171,1244 3586,0 0,1244">
          <text:p/>
        </draw:polyline>
        <draw:polyline draw:style-name="gr29" draw:text-style-name="P2" draw:layer="layout" svg:width="7.223cm" svg:height="1.189cm" svg:x="17.236cm" svg:y="5.091cm" svg:viewBox="0 0 7224 1190" draw:points="7224,1190 3613,0 0,1190">
          <text:p/>
        </draw:polyline>
        <draw:polyline draw:style-name="gr29" draw:text-style-name="P2" draw:layer="layout" svg:width="7.277cm" svg:height="1.132cm" svg:x="17.21cm" svg:y="4.277cm" svg:viewBox="0 0 7278 1133" draw:points="7278,1133 3639,0 0,1133">
          <text:p/>
        </draw:polyline>
        <draw:polyline draw:style-name="gr29" draw:text-style-name="P2" draw:layer="layout" svg:width="7.331cm" svg:height="1.074cm" svg:x="17.182cm" svg:y="3.452cm" svg:viewBox="0 0 7332 1075" draw:points="7332,1075 3667,0 0,1075">
          <text:p/>
        </draw:polyline>
        <draw:line draw:style-name="gr30" draw:text-style-name="P2" draw:layer="layout" svg:x1="24.401cm" svg:y1="7.125cm" svg:x2="24.497cm" svg:y2="7.159cm">
          <text:p/>
        </draw:line>
        <draw:frame draw:style-name="gr4" draw:text-style-name="P4" draw:layer="layout" svg:width="0.581cm" svg:height="0.649cm" svg:x="21.668cm" svg:y="9.133cm">
          <draw:text-box>
            <text:p text:style-name="P3"><text:span text:style-name="T1">5</text:span></text:p>
          </draw:text-box>
        </draw:frame>
        <draw:frame draw:style-name="gr31" draw:text-style-name="P17" draw:layer="layout" svg:width="0.211cm" svg:height="0.239cm" draw:transform="rotate (1.539380400259) translate (25.869cm 6.031cm)">
          <draw:text-box>
            <text:p text:style-name="P3"><text:span text:style-name="T4">P</text:span></text:p>
          </draw:text-box>
        </draw:frame>
        <draw:frame draw:style-name="gr31" draw:text-style-name="P17" draw:layer="layout" svg:width="0.211cm" svg:height="0.239cm" draw:transform="rotate (1.539380400259) translate (25.873cm 5.891cm)">
          <draw:text-box>
            <text:p text:style-name="P3"><text:span text:style-name="T4">C</text:span></text:p>
          </draw:text-box>
        </draw:frame>
        <draw:frame draw:style-name="gr31" draw:text-style-name="P17" draw:layer="layout" svg:width="0.211cm" svg:height="0.239cm" draw:transform="rotate (1.539380400259) translate (25.878cm 5.739cm)">
          <draw:text-box>
            <text:p text:style-name="P3"><text:span text:style-name="T4">A</text:span></text:p>
          </draw:text-box>
        </draw:frame>
        <draw:frame draw:style-name="gr31" draw:text-style-name="P17" draw:layer="layout" svg:width="0.211cm" svg:height="0.239cm" draw:transform="rotate (1.539380400259) translate (25.883cm 5.599cm)">
          <draw:text-box>
            <text:p text:style-name="P3"><text:span text:style-name="T4">3</text:span></text:p>
          </draw:text-box>
        </draw:frame>
        <draw:polygon draw:style-name="gr15" draw:text-style-name="P11" draw:layer="layout" svg:width="0.285cm" svg:height="0.042cm" svg:x="24.667cm" svg:y="7.356cm" svg:viewBox="0 0 286 43" draw:points="0,43 0,0 286,0 286,43">
          <text:p/>
        </draw:polygon>
        <draw:line draw:style-name="gr30" draw:text-style-name="P2" draw:layer="layout" svg:x1="24.427cm" svg:y1="6.269cm" svg:x2="24.523cm" svg:y2="6.301cm">
          <text:p/>
        </draw:line>
        <draw:frame draw:style-name="gr31" draw:text-style-name="P17" draw:layer="layout" svg:width="0.211cm" svg:height="0.239cm" draw:transform="rotate (1.539380400259) translate (25.886cm 5.481cm)">
          <draw:text-box>
            <text:p text:style-name="P3"><text:span text:style-name="T4">1</text:span></text:p>
          </draw:text-box>
        </draw:frame>
        <draw:polygon draw:style-name="gr15" draw:text-style-name="P11" draw:layer="layout" svg:width="0.285cm" svg:height="0.041cm" svg:x="24.698cm" svg:y="6.499cm" svg:viewBox="0 0 286 42" draw:points="0,42 0,0 286,0 286,42">
          <text:p/>
        </draw:polygon>
        <draw:line draw:style-name="gr30" draw:text-style-name="P2" draw:layer="layout" svg:x1="24.453cm" svg:y1="5.399cm" svg:x2="24.551cm" svg:y2="5.43cm">
          <text:p/>
        </draw:line>
        <draw:frame draw:style-name="gr4" draw:text-style-name="P4" draw:layer="layout" svg:width="0.645cm" svg:height="0.649cm" svg:x="24.98cm" svg:y="7.042cm">
          <draw:text-box>
            <text:p text:style-name="P3"><text:span text:style-name="T1">15</text:span></text:p>
          </draw:text-box>
        </draw:frame>
        <draw:polygon draw:style-name="gr15" draw:text-style-name="P11" draw:layer="layout" svg:width="0.285cm" svg:height="0.043cm" svg:x="24.892cm" svg:y="5.628cm" svg:viewBox="0 0 286 44" draw:points="0,44 0,0 286,0 286,44">
          <text:p/>
        </draw:polygon>
        <draw:line draw:style-name="gr30" draw:text-style-name="P2" draw:layer="layout" svg:x1="24.481cm" svg:y1="4.517cm" svg:x2="24.578cm" svg:y2="4.547cm">
          <text:p/>
        </draw:line>
        <draw:frame draw:style-name="gr4" draw:text-style-name="P4" draw:layer="layout" svg:width="0.645cm" svg:height="0.649cm" svg:x="25.011cm" svg:y="6.185cm">
          <draw:text-box>
            <text:p text:style-name="P3"><text:span text:style-name="T1">10</text:span></text:p>
          </draw:text-box>
        </draw:frame>
        <draw:path draw:style-name="gr32" draw:text-style-name="P6" draw:layer="layout" svg:width="0.274cm" svg:height="0.274cm" svg:x="19.018cm" svg:y="6.618cm" svg:viewBox="0 0 275 275" svg:d="M137 275c37 0 72-14 98-40s40-61 40-98c0-35-14-73-40-97-26-26-61-40-98-40-35 0-70 14-96 40-27 24-41 62-41 97 0 37 14 72 41 98 26 26 61 40 96 40z">
          <text:p/>
        </draw:path>
        <draw:path draw:style-name="gr33" draw:text-style-name="P2" draw:layer="layout" svg:width="0.274cm" svg:height="0.274cm" svg:x="19.018cm" svg:y="6.618cm" svg:viewBox="0 0 275 275" svg:d="M137 275c37 0 72-14 98-40s40-61 40-98c0-35-14-73-40-97-26-26-61-40-98-40-35 0-70 14-96 40-27 24-41 62-41 97 0 37 14 72 41 98 26 26 61 40 96 40z">
          <text:p/>
        </draw:path>
        <draw:path draw:style-name="gr32" draw:text-style-name="P6" draw:layer="layout" svg:width="0.274cm" svg:height="0.274cm" svg:x="21.05cm" svg:y="5.698cm" svg:viewBox="0 0 275 275" svg:d="M138 275c35 0 71-13 97-39s40-61 40-99c0-37-14-71-40-97s-62-40-97-40c-37 0-72 14-98 40s-40 60-40 97c0 38 14 73 40 99s61 39 98 39z">
          <text:p/>
        </draw:path>
        <draw:path draw:style-name="gr33" draw:text-style-name="P2" draw:layer="layout" svg:width="0.274cm" svg:height="0.274cm" svg:x="21.05cm" svg:y="5.698cm" svg:viewBox="0 0 275 275" svg:d="M138 275c35 0 71-13 97-39s40-61 40-99c0-37-14-71-40-97s-62-40-97-40c-37 0-72 14-98 40s-40 60-40 97c0 38 14 73 40 99s61 39 98 39z">
          <text:p/>
        </draw:path>
        <draw:path draw:style-name="gr32" draw:text-style-name="P6" draw:layer="layout" svg:width="0.275cm" svg:height="0.274cm" svg:x="19.586cm" svg:y="4.378cm" svg:viewBox="0 0 276 275" svg:d="M137 275c37 0 72-14 98-40s41-61 41-97c0-37-15-72-41-98-26-25-61-40-98-40-35 0-70 15-96 40-25 26-41 61-41 98 0 36 16 71 41 97 26 26 61 40 96 40z">
          <text:p/>
        </draw:path>
        <draw:path draw:style-name="gr33" draw:text-style-name="P2" draw:layer="layout" svg:width="0.275cm" svg:height="0.274cm" svg:x="19.586cm" svg:y="4.378cm" svg:viewBox="0 0 276 275" svg:d="M137 275c37 0 72-14 98-40s41-61 41-97c0-37-15-72-41-98-26-25-61-40-98-40-35 0-70 15-96 40-25 26-41 61-41 98 0 36 16 71 41 97 26 26 61 40 96 40z">
          <text:p/>
        </draw:path>
        <draw:path draw:style-name="gr32" draw:text-style-name="P6" draw:layer="layout" svg:width="0.274cm" svg:height="0.274cm" svg:x="20.337cm" svg:y="3.942cm" svg:viewBox="0 0 275 275" svg:d="M139 275c37 0 70-14 96-40s40-61 40-96c0-37-14-71-40-97-26-28-59-42-96-42s-73 14-98 42c-26 26-41 60-41 97 0 35 15 70 41 96 25 26 61 40 98 40z">
          <text:p/>
        </draw:path>
        <draw:path draw:style-name="gr33" draw:text-style-name="P2" draw:layer="layout" svg:width="0.274cm" svg:height="0.274cm" svg:x="20.337cm" svg:y="3.942cm" svg:viewBox="0 0 275 275" svg:d="M139 275c37 0 70-14 96-40s40-61 40-96c0-37-14-71-40-97-26-28-59-42-96-42s-73 14-98 42c-26 26-41 60-41 97 0 35 15 70 41 96 25 26 61 40 98 40z">
          <text:p/>
        </draw:path>
        <draw:path draw:style-name="gr32" draw:text-style-name="P6" draw:layer="layout" svg:width="0.274cm" svg:height="0.274cm" svg:x="18.946cm" svg:y="5.114cm" svg:viewBox="0 0 275 275" svg:d="M139 275c37 0 72-14 96-40 26-27 40-62 40-99 0-35-14-70-40-96-24-25-59-40-96-40-35 0-71 15-97 40-26 26-42 61-42 96 0 37 16 72 42 99 26 26 62 40 97 40z">
          <text:p/>
        </draw:path>
        <draw:path draw:style-name="gr33" draw:text-style-name="P2" draw:layer="layout" svg:width="0.274cm" svg:height="0.274cm" svg:x="18.946cm" svg:y="5.114cm" svg:viewBox="0 0 275 275" svg:d="M139 275c37 0 72-14 96-40 26-27 40-62 40-99 0-35-14-70-40-96-24-25-59-40-96-40-35 0-71 15-97 40-26 26-42 61-42 96 0 37 16 72 42 99 26 26 62 40 97 40z">
          <text:p/>
        </draw:path>
        <draw:path draw:style-name="gr32" draw:text-style-name="P6" draw:layer="layout" svg:width="0.274cm" svg:height="0.274cm" svg:x="19.361cm" svg:y="5.394cm" svg:viewBox="0 0 275 275" svg:d="M138 275c36 0 72-14 97-40 26-27 40-62 40-99s-14-72-40-96c-25-26-61-40-97-40-37 0-71 14-97 40-26 24-41 59-41 96s15 72 41 99c26 26 60 40 97 40z">
          <text:p/>
        </draw:path>
        <draw:path draw:style-name="gr33" draw:text-style-name="P2" draw:layer="layout" svg:width="0.274cm" svg:height="0.274cm" svg:x="19.361cm" svg:y="5.394cm" svg:viewBox="0 0 275 275" svg:d="M138 275c36 0 72-14 97-40 26-27 40-62 40-99s-14-72-40-96c-25-26-61-40-97-40-37 0-71 14-97 40-26 24-41 59-41 96s15 72 41 99c26 26 60 40 97 40z">
          <text:p/>
        </draw:path>
        <draw:path draw:style-name="gr32" draw:text-style-name="P6" draw:layer="layout" svg:width="0.274cm" svg:height="0.273cm" svg:x="19.811cm" svg:y="4.08cm" svg:viewBox="0 0 275 274" svg:d="M137 274c37 0 72-13 96-39 28-25 42-60 42-99 0-37-14-71-42-97-24-26-59-39-96-39s-70 13-97 39c-26 26-40 60-40 97 0 39 14 74 40 99 27 26 60 39 97 39z">
          <text:p/>
        </draw:path>
        <draw:path draw:style-name="gr33" draw:text-style-name="P2" draw:layer="layout" svg:width="0.274cm" svg:height="0.273cm" svg:x="19.811cm" svg:y="4.08cm" svg:viewBox="0 0 275 274" svg:d="M137 274c37 0 72-13 96-39 28-25 42-60 42-99 0-37-14-71-42-97-24-26-59-39-96-39s-70 13-97 39c-26 26-40 60-40 97 0 39 14 74 40 99 27 26 60 39 97 39z">
          <text:p/>
        </draw:path>
        <draw:path draw:style-name="gr32" draw:text-style-name="P6" draw:layer="layout" svg:width="0.274cm" svg:height="0.275cm" svg:x="20.637cm" svg:y="3.937cm" svg:viewBox="0 0 275 276" svg:d="M139 276c35 0 70-15 96-40 26-26 40-61 40-96 0-37-14-72-40-98-26-27-61-42-96-42-37 0-72 15-99 42-26 26-40 61-40 98 0 35 14 70 40 96 27 25 62 40 99 40z">
          <text:p/>
        </draw:path>
        <draw:path draw:style-name="gr33" draw:text-style-name="P2" draw:layer="layout" svg:width="0.274cm" svg:height="0.275cm" svg:x="20.637cm" svg:y="3.937cm" svg:viewBox="0 0 275 276" svg:d="M139 276c35 0 70-15 96-40 26-26 40-61 40-96 0-37-14-72-40-98-26-27-61-42-96-42-37 0-72 15-99 42-26 26-40 61-40 98 0 35 14 70 40 96 27 25 62 40 99 40z">
          <text:p/>
        </draw:path>
        <draw:path draw:style-name="gr32" draw:text-style-name="P6" draw:layer="layout" svg:width="0.274cm" svg:height="0.274cm" svg:x="20.456cm" svg:y="4.369cm" svg:viewBox="0 0 275 275" svg:d="M138 275c37 0 72-14 98-40s39-60 39-98-13-71-39-97-61-40-98-40c-38 0-72 14-98 40s-40 59-40 97 14 72 40 98 60 40 98 40z">
          <text:p/>
        </draw:path>
        <draw:path draw:style-name="gr33" draw:text-style-name="P2" draw:layer="layout" svg:width="0.274cm" svg:height="0.274cm" svg:x="20.456cm" svg:y="4.369cm" svg:viewBox="0 0 275 275" svg:d="M138 275c37 0 72-14 98-40s39-60 39-98-13-71-39-97-61-40-98-40c-38 0-72 14-98 40s-40 59-40 97 14 72 40 98 60 40 98 40z">
          <text:p/>
        </draw:path>
        <draw:path draw:style-name="gr34" draw:text-style-name="P18" draw:layer="layout" svg:width="0.274cm" svg:height="0.275cm" svg:x="23.116cm" svg:y="5.558cm" svg:viewBox="0 0 275 276" svg:d="M137 276c37 0 72-15 98-41s40-60 40-97c0-35-14-70-40-97-26-26-61-41-98-41-35 0-70 15-96 41-26 27-41 62-41 97 0 37 15 71 41 97s61 41 96 41z">
          <text:p/>
        </draw:path>
        <draw:path draw:style-name="gr33" draw:text-style-name="P2" draw:layer="layout" svg:width="0.274cm" svg:height="0.275cm" svg:x="23.116cm" svg:y="5.558cm" svg:viewBox="0 0 275 276" svg:d="M137 276c37 0 72-15 98-41s40-60 40-97c0-35-14-70-40-97-26-26-61-41-98-41-35 0-70 15-96 41-26 27-41 62-41 97 0 37 15 71 41 97s61 41 96 41z">
          <text:p/>
        </draw:path>
        <draw:path draw:style-name="gr32" draw:text-style-name="P6" draw:layer="layout" svg:width="0.274cm" svg:height="0.275cm" svg:x="20.534cm" svg:y="4.464cm" svg:viewBox="0 0 275 276" svg:d="M138 276c38 0 72-15 98-40 26-26 39-61 39-98 0-35-13-70-39-99-26-24-60-39-98-39-37 0-73 15-98 39-26 29-40 64-40 99 0 37 14 72 40 98 25 25 61 40 98 40z">
          <text:p/>
        </draw:path>
        <draw:path draw:style-name="gr33" draw:text-style-name="P2" draw:layer="layout" svg:width="0.274cm" svg:height="0.275cm" svg:x="20.534cm" svg:y="4.464cm" svg:viewBox="0 0 275 276" svg:d="M138 276c38 0 72-15 98-40 26-26 39-61 39-98 0-35-13-70-39-99-26-24-60-39-98-39-37 0-73 15-98 39-26 29-40 64-40 99 0 37 14 72 40 98 25 25 61 40 98 40z">
          <text:p/>
        </draw:path>
        <draw:path draw:style-name="gr32" draw:text-style-name="P6" draw:layer="layout" svg:width="0.274cm" svg:height="0.274cm" svg:x="20.051cm" svg:y="4.15cm" svg:viewBox="0 0 275 275" svg:d="M139 275c35 0 70-14 96-40s40-61 40-96c0-37-14-73-40-99-26-25-61-40-96-40-37 0-73 15-98 40-26 26-41 62-41 99 0 35 15 70 41 96 25 26 61 40 98 40z">
          <text:p/>
        </draw:path>
        <draw:path draw:style-name="gr33" draw:text-style-name="P2" draw:layer="layout" svg:width="0.274cm" svg:height="0.274cm" svg:x="20.051cm" svg:y="4.15cm" svg:viewBox="0 0 275 275" svg:d="M139 275c35 0 70-14 96-40s40-61 40-96c0-37-14-73-40-99-26-25-61-40-96-40-37 0-73 15-98 40-26 26-41 62-41 99 0 35 15 70 41 96 25 26 61 40 98 40z">
          <text:p/>
        </draw:path>
        <draw:path draw:style-name="gr32" draw:text-style-name="P6" draw:layer="layout" svg:width="0.275cm" svg:height="0.274cm" svg:x="20.755cm" svg:y="4.049cm" svg:viewBox="0 0 276 275" svg:d="M138 275c36 0 71-14 97-40 26-24 41-62 41-97 0-37-15-72-41-98s-61-40-97-40c-37 0-72 14-97 40-26 26-41 61-41 98 0 35 15 73 41 97 25 26 60 40 97 40z">
          <text:p/>
        </draw:path>
        <draw:path draw:style-name="gr33" draw:text-style-name="P2" draw:layer="layout" svg:width="0.275cm" svg:height="0.274cm" svg:x="20.755cm" svg:y="4.049cm" svg:viewBox="0 0 276 275" svg:d="M138 275c36 0 71-14 97-40 26-24 41-62 41-97 0-37-15-72-41-98s-61-40-97-40c-37 0-72 14-97 40-26 26-41 61-41 98 0 35 15 73 41 97 25 26 60 40 97 40z">
          <text:p/>
        </draw:path>
        <draw:path draw:style-name="gr32" draw:text-style-name="P6" draw:layer="layout" svg:width="0.276cm" svg:height="0.274cm" svg:x="19.919cm" svg:y="4.107cm" svg:viewBox="0 0 277 275" svg:d="M139 275c37 0 72-15 98-40 24-26 40-61 40-99 0-36-16-72-40-96-26-26-61-40-98-40s-72 14-98 40c-25 24-41 60-41 96 0 38 16 73 41 99 26 25 61 40 98 40z">
          <text:p/>
        </draw:path>
        <draw:path draw:style-name="gr33" draw:text-style-name="P2" draw:layer="layout" svg:width="0.276cm" svg:height="0.274cm" svg:x="19.919cm" svg:y="4.107cm" svg:viewBox="0 0 277 275" svg:d="M139 275c37 0 72-15 98-40 24-26 40-61 40-99 0-36-16-72-40-96-26-26-61-40-98-40s-72 14-98 40c-25 24-41 60-41 96 0 38 16 73 41 99 26 25 61 40 98 40z">
          <text:p/>
        </draw:path>
        <draw:path draw:style-name="gr32" draw:text-style-name="P6" draw:layer="layout" svg:width="0.274cm" svg:height="0.276cm" svg:x="20.141cm" svg:y="4.165cm" svg:viewBox="0 0 275 277" svg:d="M135 277c38 0 72-16 98-40 26-26 42-61 42-98 0-35-16-71-42-99-26-24-60-40-98-40-35 0-70 16-95 40-26 28-40 64-40 99 0 37 14 72 40 98 25 24 60 40 95 40z">
          <text:p/>
        </draw:path>
        <draw:path draw:style-name="gr33" draw:text-style-name="P2" draw:layer="layout" svg:width="0.274cm" svg:height="0.276cm" svg:x="20.141cm" svg:y="4.165cm" svg:viewBox="0 0 275 277" svg:d="M135 277c38 0 72-16 98-40 26-26 42-61 42-98 0-35-16-71-42-99-26-24-60-40-98-40-35 0-70 16-95 40-26 28-40 64-40 99 0 37 14 72 40 98 25 24 60 40 95 40z">
          <text:p/>
        </draw:path>
        <draw:path draw:style-name="gr32" draw:text-style-name="P6" draw:layer="layout" svg:width="0.274cm" svg:height="0.274cm" svg:x="21.454cm" svg:y="5.04cm" svg:viewBox="0 0 275 275" svg:d="M136 275c36 0 72-13 98-39s41-60 41-97-15-72-41-96c-26-27-62-43-98-43-35 0-71 16-96 43-26 24-40 59-40 96s14 71 40 97c25 26 61 39 96 39z">
          <text:p/>
        </draw:path>
        <draw:path draw:style-name="gr33" draw:text-style-name="P2" draw:layer="layout" svg:width="0.274cm" svg:height="0.274cm" svg:x="21.454cm" svg:y="5.04cm" svg:viewBox="0 0 275 275" svg:d="M136 275c36 0 72-13 98-39s41-60 41-97-15-72-41-96c-26-27-62-43-98-43-35 0-71 16-96 43-26 24-40 59-40 96s14 71 40 97c25 26 61 39 96 39z">
          <text:p/>
        </draw:path>
        <draw:path draw:style-name="gr32" draw:text-style-name="P6" draw:layer="layout" svg:width="0.274cm" svg:height="0.274cm" svg:x="20.187cm" svg:y="4.072cm" svg:viewBox="0 0 275 275" svg:d="M138 275c37 0 72-14 97-40 26-26 40-62 40-99s-14-70-40-96c-25-26-60-40-97-40s-72 14-98 40-40 59-40 96 14 73 40 99 61 40 98 40z">
          <text:p/>
        </draw:path>
        <draw:path draw:style-name="gr33" draw:text-style-name="P2" draw:layer="layout" svg:width="0.274cm" svg:height="0.274cm" svg:x="20.187cm" svg:y="4.072cm" svg:viewBox="0 0 275 275" svg:d="M138 275c37 0 72-14 97-40 26-26 40-62 40-99s-14-70-40-96c-25-26-60-40-97-40s-72 14-98 40-40 59-40 96 14 73 40 99 61 40 98 40z">
          <text:p/>
        </draw:path>
        <draw:path draw:style-name="gr32" draw:text-style-name="P6" draw:layer="layout" svg:width="0.274cm" svg:height="0.276cm" svg:x="19.503cm" svg:y="4.107cm" svg:viewBox="0 0 275 277" svg:d="M139 277c35 0 70-16 96-40 25-26 40-61 40-99 0-37-15-72-40-98-26-25-61-40-96-40-37 0-73 15-98 40-27 26-41 61-41 98 0 38 14 73 41 99 25 24 61 40 98 40z">
          <text:p/>
        </draw:path>
        <draw:path draw:style-name="gr33" draw:text-style-name="P2" draw:layer="layout" svg:width="0.274cm" svg:height="0.276cm" svg:x="19.503cm" svg:y="4.107cm" svg:viewBox="0 0 275 277" svg:d="M139 277c35 0 70-16 96-40 25-26 40-61 40-99 0-37-15-72-40-98-26-25-61-40-96-40-37 0-73 15-98 40-27 26-41 61-41 98 0 38 14 73 41 99 25 24 61 40 98 40z">
          <text:p/>
        </draw:path>
        <draw:path draw:style-name="gr32" draw:text-style-name="P6" draw:layer="layout" svg:width="0.274cm" svg:height="0.274cm" svg:x="19.668cm" svg:y="3.983cm" svg:viewBox="0 0 275 275" svg:d="M138 275c37 0 72-15 98-42 26-25 39-60 39-95 0-37-13-72-39-98-26-25-61-40-98-40-38 0-72 15-98 40-26 26-40 61-40 98 0 35 14 70 40 95 26 27 60 42 98 42z">
          <text:p/>
        </draw:path>
        <draw:path draw:style-name="gr33" draw:text-style-name="P2" draw:layer="layout" svg:width="0.274cm" svg:height="0.274cm" svg:x="19.668cm" svg:y="3.983cm" svg:viewBox="0 0 275 275" svg:d="M138 275c37 0 72-15 98-42 26-25 39-60 39-95 0-37-13-72-39-98-26-25-61-40-98-40-38 0-72 15-98 40-26 26-40 61-40 98 0 35 14 70 40 95 26 27 60 42 98 42z">
          <text:p/>
        </draw:path>
        <draw:path draw:style-name="gr32" draw:text-style-name="P6" draw:layer="layout" svg:width="0.274cm" svg:height="0.274cm" svg:x="20.022cm" svg:y="4.133cm" svg:viewBox="0 0 275 275" svg:d="M140 275c35 0 71-15 95-40 26-26 40-61 40-98 0-36-14-73-40-97-24-26-60-40-95-40-39 0-73 14-99 40-26 24-41 61-41 97 0 37 15 72 41 98 26 25 60 40 99 40z">
          <text:p/>
        </draw:path>
        <draw:path draw:style-name="gr33" draw:text-style-name="P2" draw:layer="layout" svg:width="0.274cm" svg:height="0.274cm" svg:x="20.022cm" svg:y="4.133cm" svg:viewBox="0 0 275 275" svg:d="M140 275c35 0 71-15 95-40 26-26 40-61 40-98 0-36-14-73-40-97-24-26-60-40-95-40-39 0-73 14-99 40-26 24-41 61-41 97 0 37 15 72 41 98 26 25 60 40 99 40z">
          <text:p/>
        </draw:path>
        <draw:path draw:style-name="gr32" draw:text-style-name="P6" draw:layer="layout" svg:width="0.274cm" svg:height="0.273cm" svg:x="19.811cm" svg:y="4.129cm" svg:viewBox="0 0 275 274" svg:d="M137 274c37 0 70-13 96-39 28-26 42-60 42-97 0-39-14-74-42-99-26-26-59-39-96-39s-72 13-97 39c-26 25-40 60-40 99 0 37 14 71 40 97 25 26 60 39 97 39z">
          <text:p/>
        </draw:path>
        <draw:path draw:style-name="gr33" draw:text-style-name="P2" draw:layer="layout" svg:width="0.274cm" svg:height="0.273cm" svg:x="19.811cm" svg:y="4.129cm" svg:viewBox="0 0 275 274" svg:d="M137 274c37 0 70-13 96-39 28-26 42-60 42-97 0-39-14-74-42-99-26-26-59-39-96-39s-72 13-97 39c-26 25-40 60-40 99 0 37 14 71 40 97 25 26 60 39 97 39z">
          <text:p/>
        </draw:path>
        <draw:path draw:style-name="gr32" draw:text-style-name="P6" draw:layer="layout" svg:width="0.275cm" svg:height="0.274cm" svg:x="20.03cm" svg:y="4.214cm" svg:viewBox="0 0 276 275" svg:d="M138 275c37 0 72-14 98-40 25-24 40-59 40-96s-15-70-40-96c-26-29-61-43-98-43-36 0-71 14-97 43-26 26-41 59-41 96s15 72 41 96c26 26 61 40 97 40z">
          <text:p/>
        </draw:path>
        <draw:path draw:style-name="gr33" draw:text-style-name="P2" draw:layer="layout" svg:width="0.275cm" svg:height="0.274cm" svg:x="20.03cm" svg:y="4.214cm" svg:viewBox="0 0 276 275" svg:d="M138 275c37 0 72-14 98-40 25-24 40-59 40-96s-15-70-40-96c-26-29-61-43-98-43-36 0-71 14-97 43-26 26-41 59-41 96s15 72 41 96c26 26 61 40 97 40z">
          <text:p/>
        </draw:path>
        <draw:path draw:style-name="gr32" draw:text-style-name="P6" draw:layer="layout" svg:width="0.273cm" svg:height="0.274cm" svg:x="19.779cm" svg:y="3.954cm" svg:viewBox="0 0 274 275" svg:d="M137 275c38 0 72-14 98-40s39-61 39-96c0-37-13-72-39-98s-60-41-98-41c-35 0-71 15-95 41-26 26-42 61-42 98 0 35 16 70 42 96 24 26 60 40 95 40z">
          <text:p/>
        </draw:path>
        <draw:path draw:style-name="gr33" draw:text-style-name="P2" draw:layer="layout" svg:width="0.273cm" svg:height="0.274cm" svg:x="19.779cm" svg:y="3.954cm" svg:viewBox="0 0 274 275" svg:d="M137 275c38 0 72-14 98-40s39-61 39-96c0-37-13-72-39-98s-60-41-98-41c-35 0-71 15-95 41-26 26-42 61-42 98 0 35 16 70 42 96 24 26 60 40 95 40z">
          <text:p/>
        </draw:path>
        <draw:path draw:style-name="gr32" draw:text-style-name="P6" draw:layer="layout" svg:width="0.274cm" svg:height="0.274cm" svg:x="19.71cm" svg:y="4.083cm" svg:viewBox="0 0 275 275" svg:d="M137 275c38 0 72-14 98-40s40-60 40-99c0-37-14-72-40-97-26-26-60-39-98-39-36 0-71 13-97 39-26 25-40 60-40 97 0 39 14 73 40 99s61 40 97 40z">
          <text:p/>
        </draw:path>
        <draw:path draw:style-name="gr33" draw:text-style-name="P2" draw:layer="layout" svg:width="0.274cm" svg:height="0.274cm" svg:x="19.71cm" svg:y="4.083cm" svg:viewBox="0 0 275 275" svg:d="M137 275c38 0 72-14 98-40s40-60 40-99c0-37-14-72-40-97-26-26-60-39-98-39-36 0-71 13-97 39-26 25-40 60-40 97 0 39 14 73 40 99s61 40 97 40z">
          <text:p/>
        </draw:path>
        <draw:path draw:style-name="gr32" draw:text-style-name="P6" draw:layer="layout" svg:width="0.274cm" svg:height="0.274cm" svg:x="19.901cm" svg:y="3.957cm" svg:viewBox="0 0 275 275" svg:d="M136 275c37 0 72-15 98-40 27-26 41-61 41-98 0-35-14-70-41-96-26-27-61-41-98-41-35 0-70 14-96 41-26 26-40 61-40 96 0 37 14 72 40 98 26 25 61 40 96 40z">
          <text:p/>
        </draw:path>
        <draw:path draw:style-name="gr33" draw:text-style-name="P2" draw:layer="layout" svg:width="0.274cm" svg:height="0.274cm" svg:x="19.901cm" svg:y="3.957cm" svg:viewBox="0 0 275 275" svg:d="M136 275c37 0 72-15 98-40 27-26 41-61 41-98 0-35-14-70-41-96-26-27-61-41-98-41-35 0-70 14-96 41-26 26-40 61-40 96 0 37 14 72 40 98 26 25 61 40 96 40z">
          <text:p/>
        </draw:path>
        <draw:path draw:style-name="gr32" draw:text-style-name="P6" draw:layer="layout" svg:width="0.274cm" svg:height="0.274cm" svg:x="20.088cm" svg:y="4.11cm" svg:viewBox="0 0 275 275" svg:d="M137 275c37 0 72-14 96-40 28-24 42-59 42-96 0-38-14-73-42-99-24-25-59-40-96-40s-71 15-98 40c-26 26-39 61-39 99 0 37 13 72 39 96 27 26 61 40 98 40z">
          <text:p/>
        </draw:path>
        <draw:path draw:style-name="gr33" draw:text-style-name="P2" draw:layer="layout" svg:width="0.274cm" svg:height="0.274cm" svg:x="20.088cm" svg:y="4.11cm" svg:viewBox="0 0 275 275" svg:d="M137 275c37 0 72-14 96-40 28-24 42-59 42-96 0-38-14-73-42-99-24-25-59-40-96-40s-71 15-98 40c-26 26-39 61-39 99 0 37 13 72 39 96 27 26 61 40 98 40z">
          <text:p/>
        </draw:path>
        <draw:path draw:style-name="gr32" draw:text-style-name="P6" draw:layer="layout" svg:width="0.274cm" svg:height="0.274cm" svg:x="19.895cm" svg:y="4.107cm" svg:viewBox="0 0 275 275" svg:d="M136 275c37 0 72-14 98-40 27-26 41-59 41-97 0-37-14-72-41-98-26-26-61-40-98-40-35 0-70 14-96 40-25 26-40 61-40 98 0 38 15 71 40 97 26 26 61 40 96 40z">
          <text:p/>
        </draw:path>
        <draw:path draw:style-name="gr33" draw:text-style-name="P2" draw:layer="layout" svg:width="0.274cm" svg:height="0.274cm" svg:x="19.895cm" svg:y="4.107cm" svg:viewBox="0 0 275 275" svg:d="M136 275c37 0 72-14 98-40 27-26 41-59 41-97 0-37-14-72-41-98-26-26-61-40-98-40-35 0-70 14-96 40-25 26-40 61-40 98 0 38 15 71 40 97 26 26 61 40 96 40z">
          <text:p/>
        </draw:path>
        <draw:path draw:style-name="gr32" draw:text-style-name="P6" draw:layer="layout" svg:width="0.273cm" svg:height="0.274cm" svg:x="19.854cm" svg:y="4.309cm" svg:viewBox="0 0 274 275" svg:d="M136 275c36 0 72-14 99-40 26-25 39-62 39-97 0-37-13-72-39-98-27-25-63-40-99-40-35 0-71 15-97 40-24 26-39 61-39 98 0 35 15 72 39 97 26 26 62 40 97 40z">
          <text:p/>
        </draw:path>
        <draw:path draw:style-name="gr33" draw:text-style-name="P2" draw:layer="layout" svg:width="0.273cm" svg:height="0.274cm" svg:x="19.854cm" svg:y="4.309cm" svg:viewBox="0 0 274 275" svg:d="M136 275c36 0 72-14 99-40 26-25 39-62 39-97 0-37-13-72-39-98-27-25-63-40-99-40-35 0-71 15-97 40-24 26-39 61-39 98 0 35 15 72 39 97 26 26 62 40 97 40z">
          <text:p/>
        </draw:path>
        <draw:path draw:style-name="gr32" draw:text-style-name="P6" draw:layer="layout" svg:width="0.275cm" svg:height="0.275cm" svg:x="20.036cm" svg:y="4.089cm" svg:viewBox="0 0 276 276" svg:d="M138 276c37 0 71-15 97-40 26-26 41-61 41-99 0-35-15-70-41-96s-60-41-97-41c-36 0-71 15-97 41s-41 61-41 96c0 38 15 73 41 99 26 25 61 40 97 40z">
          <text:p/>
        </draw:path>
        <draw:path draw:style-name="gr33" draw:text-style-name="P2" draw:layer="layout" svg:width="0.275cm" svg:height="0.275cm" svg:x="20.036cm" svg:y="4.089cm" svg:viewBox="0 0 276 276" svg:d="M138 276c37 0 71-15 97-40 26-26 41-61 41-99 0-35-15-70-41-96s-60-41-97-41c-36 0-71 15-97 41s-41 61-41 96c0 38 15 73 41 99 26 25 61 40 97 40z">
          <text:p/>
        </draw:path>
        <draw:path draw:style-name="gr32" draw:text-style-name="P6" draw:layer="layout" svg:width="0.274cm" svg:height="0.274cm" svg:x="20.568cm" svg:y="4.214cm" svg:viewBox="0 0 275 275" svg:d="M139 275c35 0 70-15 96-41 25-25 40-60 40-95 0-37-15-72-40-98-26-27-61-41-96-41-38 0-73 14-99 41-26 26-40 61-40 98 0 35 14 70 40 95 26 26 61 41 99 41z">
          <text:p/>
        </draw:path>
        <draw:path draw:style-name="gr33" draw:text-style-name="P2" draw:layer="layout" svg:width="0.274cm" svg:height="0.274cm" svg:x="20.568cm" svg:y="4.214cm" svg:viewBox="0 0 275 275" svg:d="M139 275c35 0 70-15 96-41 25-25 40-60 40-95 0-37-15-72-40-98-26-27-61-41-96-41-38 0-73 14-99 41-26 26-40 61-40 98 0 35 14 70 40 95 26 26 61 41 99 41z">
          <text:p/>
        </draw:path>
        <draw:path draw:style-name="gr32" draw:text-style-name="P6" draw:layer="layout" svg:width="0.274cm" svg:height="0.274cm" svg:x="19.751cm" svg:y="4.447cm" svg:viewBox="0 0 275 275" svg:d="M139 275c35 0 70-16 96-40 26-26 40-61 40-98 0-35-14-71-40-97s-61-40-96-40c-38 0-73 14-99 40s-40 62-40 97c0 37 14 72 40 98 26 24 61 40 99 40z">
          <text:p/>
        </draw:path>
        <draw:path draw:style-name="gr33" draw:text-style-name="P2" draw:layer="layout" svg:width="0.274cm" svg:height="0.274cm" svg:x="19.751cm" svg:y="4.447cm" svg:viewBox="0 0 275 275" svg:d="M139 275c35 0 70-16 96-40 26-26 40-61 40-98 0-35-14-71-40-97s-61-40-96-40c-38 0-73 14-99 40s-40 62-40 97c0 37 14 72 40 98 26 24 61 40 99 40z">
          <text:p/>
        </draw:path>
        <draw:path draw:style-name="gr32" draw:text-style-name="P6" draw:layer="layout" svg:width="0.273cm" svg:height="0.274cm" svg:x="20.079cm" svg:y="4.372cm" svg:viewBox="0 0 274 275" svg:d="M136 275c35 0 70-14 96-40s42-60 42-99c0-37-16-72-42-96-26-26-61-40-96-40-37 0-72 14-97 40-26 24-39 59-39 96 0 39 13 73 39 99 25 26 60 40 97 40z">
          <text:p/>
        </draw:path>
        <draw:path draw:style-name="gr33" draw:text-style-name="P2" draw:layer="layout" svg:width="0.273cm" svg:height="0.274cm" svg:x="20.079cm" svg:y="4.372cm" svg:viewBox="0 0 274 275" svg:d="M136 275c35 0 70-14 96-40s42-60 42-99c0-37-16-72-42-96-26-26-61-40-96-40-37 0-72 14-97 40-26 24-39 59-39 96 0 39 13 73 39 99 25 26 60 40 97 40z">
          <text:p/>
        </draw:path>
        <draw:path draw:style-name="gr32" draw:text-style-name="P6" draw:layer="layout" svg:width="0.275cm" svg:height="0.274cm" svg:x="20.472cm" svg:y="4.272cm" svg:viewBox="0 0 276 275" svg:d="M137 275c37 0 72-14 98-41 26-26 41-61 41-96 0-37-15-72-41-98-26-24-61-40-98-40-36 0-70 16-96 40-26 26-41 61-41 98 0 35 15 70 41 96 26 27 60 41 96 41z">
          <text:p/>
        </draw:path>
        <draw:path draw:style-name="gr33" draw:text-style-name="P2" draw:layer="layout" svg:width="0.275cm" svg:height="0.274cm" svg:x="20.472cm" svg:y="4.272cm" svg:viewBox="0 0 276 275" svg:d="M137 275c37 0 72-14 98-41 26-26 41-61 41-96 0-37-15-72-41-98-26-24-61-40-98-40-36 0-70 16-96 40-26 26-41 61-41 98 0 35 15 70 41 96 26 27 60 41 96 41z">
          <text:p/>
        </draw:path>
        <draw:path draw:style-name="gr32" draw:text-style-name="P6" draw:layer="layout" svg:width="0.274cm" svg:height="0.275cm" svg:x="20.013cm" svg:y="4.167cm" svg:viewBox="0 0 275 276" svg:d="M138 276c37 0 71-15 97-40 26-26 40-61 40-96 0-37-14-73-40-99s-60-41-97-41-71 15-99 41c-26 26-39 62-39 99 0 35 13 70 39 96 28 25 62 40 99 40z">
          <text:p/>
        </draw:path>
        <draw:path draw:style-name="gr33" draw:text-style-name="P2" draw:layer="layout" svg:width="0.274cm" svg:height="0.275cm" svg:x="20.013cm" svg:y="4.167cm" svg:viewBox="0 0 275 276" svg:d="M138 276c37 0 71-15 97-40 26-26 40-61 40-96 0-37-14-73-40-99s-60-41-97-41-71 15-99 41c-26 26-39 62-39 99 0 35 13 70 39 96 28 25 62 40 99 40z">
          <text:p/>
        </draw:path>
        <draw:path draw:style-name="gr32" draw:text-style-name="P6" draw:layer="layout" svg:width="0.274cm" svg:height="0.274cm" svg:x="20.039cm" svg:y="4.283cm" svg:viewBox="0 0 275 275" svg:d="M138 275c37 0 71-14 97-41 26-26 40-61 40-96 0-37-14-72-40-98s-60-40-97-40c-36 0-71 14-97 40-28 26-41 61-41 98 0 35 13 70 41 96 26 27 61 41 97 41z">
          <text:p/>
        </draw:path>
        <draw:path draw:style-name="gr33" draw:text-style-name="P2" draw:layer="layout" svg:width="0.274cm" svg:height="0.274cm" svg:x="20.039cm" svg:y="4.283cm" svg:viewBox="0 0 275 275" svg:d="M138 275c37 0 71-14 97-41 26-26 40-61 40-96 0-37-14-72-40-98s-60-40-97-40c-36 0-71 14-97 40-28 26-41 61-41 98 0 35 13 70 41 96 26 27 61 41 97 41z">
          <text:p/>
        </draw:path>
        <draw:path draw:style-name="gr32" draw:text-style-name="P6" draw:layer="layout" svg:width="0.274cm" svg:height="0.274cm" svg:x="20.216cm" svg:y="4.116cm" svg:viewBox="0 0 275 275" svg:d="M136 275c37 0 72-14 98-40 26-24 41-59 41-96 0-38-15-73-41-99-26-24-61-40-98-40-36 0-72 16-96 40-26 26-40 61-40 99 0 37 14 72 40 96 24 26 60 40 96 40z">
          <text:p/>
        </draw:path>
        <draw:path draw:style-name="gr33" draw:text-style-name="P2" draw:layer="layout" svg:width="0.274cm" svg:height="0.274cm" svg:x="20.216cm" svg:y="4.116cm" svg:viewBox="0 0 275 275" svg:d="M136 275c37 0 72-14 98-40 26-24 41-59 41-96 0-38-15-73-41-99-26-24-61-40-98-40-36 0-72 16-96 40-26 26-40 61-40 99 0 37 14 72 40 96 24 26 60 40 96 40z">
          <text:p/>
        </draw:path>
        <draw:path draw:style-name="gr32" draw:text-style-name="P6" draw:layer="layout" svg:width="0.275cm" svg:height="0.274cm" svg:x="19.964cm" svg:y="4.133cm" svg:viewBox="0 0 276 275" svg:d="M139 275c35 0 71-14 96-40 26-26 41-61 41-96 0-38-15-73-41-99-25-26-61-40-96-40-38 0-72 14-98 40s-41 61-41 99c0 35 15 70 41 96s60 40 98 40z">
          <text:p/>
        </draw:path>
        <draw:path draw:style-name="gr33" draw:text-style-name="P2" draw:layer="layout" svg:width="0.275cm" svg:height="0.274cm" svg:x="19.964cm" svg:y="4.133cm" svg:viewBox="0 0 276 275" svg:d="M139 275c35 0 71-14 96-40 26-26 41-61 41-96 0-38-15-73-41-99-25-26-61-40-96-40-38 0-72 14-98 40s-41 61-41 99c0 35 15 70 41 96s60 40 98 40z">
          <text:p/>
        </draw:path>
        <draw:path draw:style-name="gr32" draw:text-style-name="P6" draw:layer="layout" svg:width="0.275cm" svg:height="0.276cm" svg:x="19.979cm" svg:y="4.064cm" svg:viewBox="0 0 276 277" svg:d="M138 277c37 0 73-16 99-40 24-26 39-62 39-99s-15-72-39-98c-26-24-62-40-99-40-35 0-72 16-98 40-25 26-40 61-40 98s15 73 40 99c26 24 63 40 98 40z">
          <text:p/>
        </draw:path>
        <draw:path draw:style-name="gr33" draw:text-style-name="P2" draw:layer="layout" svg:width="0.275cm" svg:height="0.276cm" svg:x="19.979cm" svg:y="4.064cm" svg:viewBox="0 0 276 277" svg:d="M138 277c37 0 73-16 99-40 24-26 39-62 39-99s-15-72-39-98c-26-24-62-40-99-40-35 0-72 16-98 40-25 26-40 61-40 98s15 73 40 99c26 24 63 40 98 40z">
          <text:p/>
        </draw:path>
        <draw:path draw:style-name="gr32" draw:text-style-name="P6" draw:layer="layout" svg:width="0.274cm" svg:height="0.275cm" svg:x="19.63cm" svg:y="4.236cm" svg:viewBox="0 0 275 276" svg:d="M135 276c38 0 72-17 98-41 27-26 42-61 42-98 0-35-15-71-42-97-26-24-60-40-98-40-35 0-71 16-95 40-26 26-40 62-40 97 0 37 14 72 40 98 24 24 60 41 95 41z">
          <text:p/>
        </draw:path>
        <draw:path draw:style-name="gr33" draw:text-style-name="P2" draw:layer="layout" svg:width="0.274cm" svg:height="0.275cm" svg:x="19.63cm" svg:y="4.236cm" svg:viewBox="0 0 275 276" svg:d="M135 276c38 0 72-17 98-41 27-26 42-61 42-98 0-35-15-71-42-97-26-24-60-40-98-40-35 0-71 16-95 40-26 26-40 62-40 97 0 37 14 72 40 98 24 24 60 41 95 41z">
          <text:p/>
        </draw:path>
        <draw:path draw:style-name="gr32" draw:text-style-name="P6" draw:layer="layout" svg:width="0.274cm" svg:height="0.274cm" svg:x="19.673cm" svg:y="4.11cm" svg:viewBox="0 0 275 275" svg:d="M138 275c35 0 71-15 97-40 26-26 40-61 40-96 0-38-14-73-40-99s-62-40-97-40c-39 0-72 14-98 40s-40 61-40 99c0 35 14 70 40 96 26 25 59 40 98 40z">
          <text:p/>
        </draw:path>
        <draw:path draw:style-name="gr33" draw:text-style-name="P2" draw:layer="layout" svg:width="0.274cm" svg:height="0.274cm" svg:x="19.673cm" svg:y="4.11cm" svg:viewBox="0 0 275 275" svg:d="M138 275c35 0 71-15 97-40 26-26 40-61 40-96 0-38-14-73-40-99s-62-40-97-40c-39 0-72 14-98 40s-40 61-40 99c0 35 14 70 40 96 26 25 59 40 98 40z">
          <text:p/>
        </draw:path>
        <draw:path draw:style-name="gr32" draw:text-style-name="P6" draw:layer="layout" svg:width="0.274cm" svg:height="0.274cm" svg:x="20.063cm" svg:y="4.104cm" svg:viewBox="0 0 275 275" svg:d="M139 275c37 0 70-14 96-40s40-61 40-97c0-37-14-72-40-98s-59-40-96-40-73 14-97 40c-26 26-42 61-42 98 0 36 16 71 42 97 24 26 60 40 97 40z">
          <text:p/>
        </draw:path>
        <draw:path draw:style-name="gr33" draw:text-style-name="P2" draw:layer="layout" svg:width="0.274cm" svg:height="0.274cm" svg:x="20.063cm" svg:y="4.104cm" svg:viewBox="0 0 275 275" svg:d="M139 275c37 0 70-14 96-40s40-61 40-97c0-37-14-72-40-98s-59-40-96-40-73 14-97 40c-26 26-42 61-42 98 0 36 16 71 42 97 24 26 60 40 97 40z">
          <text:p/>
        </draw:path>
        <draw:path draw:style-name="gr32" draw:text-style-name="P6" draw:layer="layout" svg:width="0.274cm" svg:height="0.274cm" svg:x="21.238cm" svg:y="5.131cm" svg:viewBox="0 0 275 275" svg:d="M138 275c35 0 72-14 96-40 26-27 41-62 41-99s-15-70-41-96c-24-26-61-40-96-40-37 0-72 14-98 40-24 26-40 59-40 96s16 72 40 99c26 26 61 40 98 40z">
          <text:p/>
        </draw:path>
        <draw:path draw:style-name="gr33" draw:text-style-name="P2" draw:layer="layout" svg:width="0.274cm" svg:height="0.274cm" svg:x="21.238cm" svg:y="5.131cm" svg:viewBox="0 0 275 275" svg:d="M138 275c35 0 72-14 96-40 26-27 41-62 41-99s-15-70-41-96c-24-26-61-40-96-40-37 0-72 14-98 40-24 26-40 59-40 96s16 72 40 99c26 26 61 40 98 40z">
          <text:p/>
        </draw:path>
        <draw:path draw:style-name="gr32" draw:text-style-name="P6" draw:layer="layout" svg:width="0.274cm" svg:height="0.276cm" svg:x="21.456cm" svg:y="4.226cm" svg:viewBox="0 0 275 277" svg:d="M137 277c37 0 72-15 96-40 28-26 42-61 42-98 0-35-14-70-42-96-24-27-59-43-96-43-35 0-71 16-98 43-24 26-39 61-39 96 0 37 15 72 39 98 27 25 63 40 98 40z">
          <text:p/>
        </draw:path>
        <draw:path draw:style-name="gr33" draw:text-style-name="P2" draw:layer="layout" svg:width="0.274cm" svg:height="0.276cm" svg:x="21.456cm" svg:y="4.226cm" svg:viewBox="0 0 275 277" svg:d="M137 277c37 0 72-15 96-40 28-26 42-61 42-98 0-35-14-70-42-96-24-27-59-43-96-43-35 0-71 16-98 43-24 26-39 61-39 96 0 37 15 72 39 98 27 25 63 40 98 40z">
          <text:p/>
        </draw:path>
        <draw:path draw:style-name="gr32" draw:text-style-name="P6" draw:layer="layout" svg:width="0.274cm" svg:height="0.273cm" svg:x="20.492cm" svg:y="4.207cm" svg:viewBox="0 0 275 274" svg:d="M137 274c37 0 72-13 98-39 26-25 40-60 40-97 0-36-14-70-40-96-26-29-61-42-98-42-38 0-72 13-98 42-26 26-39 60-39 96 0 37 13 72 39 97 26 26 60 39 98 39z">
          <text:p/>
        </draw:path>
        <draw:path draw:style-name="gr33" draw:text-style-name="P2" draw:layer="layout" svg:width="0.274cm" svg:height="0.273cm" svg:x="20.492cm" svg:y="4.207cm" svg:viewBox="0 0 275 274" svg:d="M137 274c37 0 72-13 98-39 26-25 40-60 40-97 0-36-14-70-40-96-26-29-61-42-98-42-38 0-72 13-98 42-26 26-39 60-39 96 0 37 13 72 39 97 26 26 60 39 98 39z">
          <text:p/>
        </draw:path>
        <draw:path draw:style-name="gr32" draw:text-style-name="P6" draw:layer="layout" svg:width="0.276cm" svg:height="0.274cm" svg:x="20.802cm" svg:y="4.188cm" svg:viewBox="0 0 277 275" svg:d="M138 275c37 0 72-14 99-40 24-26 40-59 40-96s-16-72-40-99c-27-26-62-40-99-40-35 0-72 14-98 40-24 27-40 62-40 99s16 70 40 96c26 26 63 40 98 40z">
          <text:p/>
        </draw:path>
        <draw:path draw:style-name="gr33" draw:text-style-name="P2" draw:layer="layout" svg:width="0.276cm" svg:height="0.274cm" svg:x="20.802cm" svg:y="4.188cm" svg:viewBox="0 0 277 275" svg:d="M138 275c37 0 72-14 99-40 24-26 40-59 40-96s-16-72-40-99c-27-26-62-40-99-40-35 0-72 14-98 40-24 27-40 62-40 99s16 70 40 96c26 26 63 40 98 40z">
          <text:p/>
        </draw:path>
        <draw:path draw:style-name="gr32" draw:text-style-name="P6" draw:layer="layout" svg:width="0.274cm" svg:height="0.274cm" svg:x="20.701cm" svg:y="4.216cm" svg:viewBox="0 0 275 275" svg:d="M136 275c37 0 72-14 98-40s41-60 41-97c0-35-15-70-41-96-26-27-61-42-98-42-35 0-70 15-96 42-26 26-40 61-40 96 0 37 14 71 40 97s61 40 96 40z">
          <text:p/>
        </draw:path>
        <draw:path draw:style-name="gr33" draw:text-style-name="P2" draw:layer="layout" svg:width="0.274cm" svg:height="0.274cm" svg:x="20.701cm" svg:y="4.216cm" svg:viewBox="0 0 275 275" svg:d="M136 275c37 0 72-14 98-40s41-60 41-97c0-35-15-70-41-96-26-27-61-42-98-42-35 0-70 15-96 42-26 26-40 61-40 96 0 37 14 71 40 97s61 40 96 40z">
          <text:p/>
        </draw:path>
        <draw:path draw:style-name="gr32" draw:text-style-name="P6" draw:layer="layout" svg:width="0.274cm" svg:height="0.274cm" svg:x="19.67cm" svg:y="4.222cm" svg:viewBox="0 0 275 275" svg:d="M136 275c37 0 73-14 99-40 25-26 40-61 40-96 0-37-15-71-40-97-26-27-62-42-99-42s-72 15-96 42c-26 26-40 60-40 97 0 35 14 70 40 96 24 26 59 40 96 40z">
          <text:p/>
        </draw:path>
        <draw:path draw:style-name="gr33" draw:text-style-name="P2" draw:layer="layout" svg:width="0.274cm" svg:height="0.274cm" svg:x="19.67cm" svg:y="4.222cm" svg:viewBox="0 0 275 275" svg:d="M136 275c37 0 73-14 99-40 25-26 40-61 40-96 0-37-15-71-40-97-26-27-62-42-99-42s-72 15-96 42c-26 26-40 60-40 97 0 35 14 70 40 96 24 26 59 40 96 40z">
          <text:p/>
        </draw:path>
        <draw:path draw:style-name="gr32" draw:text-style-name="P6" draw:layer="layout" svg:width="0.274cm" svg:height="0.275cm" svg:x="20.036cm" svg:y="4.326cm" svg:viewBox="0 0 275 276" svg:d="M137 276c37 0 72-15 98-39 24-26 40-64 40-99 0-37-16-71-40-97-26-26-61-41-98-41-36 0-72 15-96 41-28 26-41 60-41 97 0 35 13 73 41 99 24 24 60 39 96 39z">
          <text:p/>
        </draw:path>
        <draw:path draw:style-name="gr33" draw:text-style-name="P2" draw:layer="layout" svg:width="0.274cm" svg:height="0.275cm" svg:x="20.036cm" svg:y="4.326cm" svg:viewBox="0 0 275 276" svg:d="M137 276c37 0 72-15 98-39 24-26 40-64 40-99 0-37-16-71-40-97-26-26-61-41-98-41-36 0-72 15-96 41-28 26-41 60-41 97 0 35 13 73 41 99 24 24 60 39 96 39z">
          <text:p/>
        </draw:path>
        <draw:path draw:style-name="gr32" draw:text-style-name="P6" draw:layer="layout" svg:width="0.274cm" svg:height="0.274cm" svg:x="20.062cm" svg:y="4.849cm" svg:viewBox="0 0 275 275" svg:d="M137 275c38 0 72-15 98-41 26-27 40-61 40-99 0-35-14-71-40-95-26-26-60-40-98-40-35 0-72 14-96 40-26 24-41 60-41 95 0 38 15 72 41 99 24 26 61 41 96 41z">
          <text:p/>
        </draw:path>
        <draw:path draw:style-name="gr33" draw:text-style-name="P2" draw:layer="layout" svg:width="0.274cm" svg:height="0.274cm" svg:x="20.062cm" svg:y="4.849cm" svg:viewBox="0 0 275 275" svg:d="M137 275c38 0 72-15 98-41 26-27 40-61 40-99 0-35-14-71-40-95-26-26-60-40-98-40-35 0-72 14-96 40-26 24-41 60-41 95 0 38 15 72 41 99 24 26 61 41 96 41z">
          <text:p/>
        </draw:path>
        <draw:path draw:style-name="gr32" draw:text-style-name="P6" draw:layer="layout" svg:width="0.274cm" svg:height="0.274cm" svg:x="19.953cm" svg:y="4.127cm" svg:viewBox="0 0 275 275" svg:d="M138 275c35 0 71-14 97-40s40-61 40-96c0-38-14-73-40-99s-62-40-97-40c-39 0-72 14-98 40s-40 61-40 99c0 35 14 70 40 96s59 40 98 40z">
          <text:p/>
        </draw:path>
        <draw:path draw:style-name="gr33" draw:text-style-name="P2" draw:layer="layout" svg:width="0.274cm" svg:height="0.274cm" svg:x="19.953cm" svg:y="4.127cm" svg:viewBox="0 0 275 275" svg:d="M138 275c35 0 71-14 97-40s40-61 40-96c0-38-14-73-40-99s-62-40-97-40c-39 0-72 14-98 40s-40 61-40 99c0 35 14 70 40 96s59 40 98 40z">
          <text:p/>
        </draw:path>
        <draw:path draw:style-name="gr32" draw:text-style-name="P6" draw:layer="layout" svg:width="0.274cm" svg:height="0.274cm" svg:x="19.962cm" svg:y="4.124cm" svg:viewBox="0 0 275 275" svg:d="M138 275c37 0 71-14 97-40s40-61 40-98c0-38-14-73-40-97-26-26-60-40-97-40s-72 14-98 40c-26 24-40 59-40 97 0 37 14 72 40 98s61 40 98 40z">
          <text:p/>
        </draw:path>
        <draw:path draw:style-name="gr33" draw:text-style-name="P2" draw:layer="layout" svg:width="0.274cm" svg:height="0.274cm" svg:x="19.962cm" svg:y="4.124cm" svg:viewBox="0 0 275 275" svg:d="M138 275c37 0 71-14 97-40s40-61 40-98c0-38-14-73-40-97-26-26-60-40-97-40s-72 14-98 40c-26 24-40 59-40 97 0 37 14 72 40 98s61 40 98 40z">
          <text:p/>
        </draw:path>
        <draw:path draw:style-name="gr32" draw:text-style-name="P6" draw:layer="layout" svg:width="0.274cm" svg:height="0.275cm" svg:x="20.666cm" svg:y="3.971cm" svg:viewBox="0 0 275 276" svg:d="M137 276c37 0 72-15 98-41s40-61 40-96c0-37-14-71-40-97s-61-42-98-42c-35 0-70 16-96 42-27 26-41 60-41 97 0 35 14 70 41 96 26 26 61 41 96 41z">
          <text:p/>
        </draw:path>
        <draw:path draw:style-name="gr33" draw:text-style-name="P2" draw:layer="layout" svg:width="0.274cm" svg:height="0.275cm" svg:x="20.666cm" svg:y="3.971cm" svg:viewBox="0 0 275 276" svg:d="M137 276c37 0 72-15 98-41s40-61 40-96c0-37-14-71-40-97s-61-42-98-42c-35 0-70 16-96 42-27 26-41 60-41 97 0 35 14 70 41 96 26 26 61 41 96 41z">
          <text:p/>
        </draw:path>
        <draw:path draw:style-name="gr32" draw:text-style-name="P6" draw:layer="layout" svg:width="0.274cm" svg:height="0.274cm" svg:x="20.799cm" svg:y="4.428cm" svg:viewBox="0 0 275 275" svg:d="M138 275c36 0 71-13 96-39 26-25 41-60 41-97s-15-73-41-99c-25-26-60-40-96-40-37 0-72 14-98 40s-40 62-40 99 14 72 40 97c26 26 61 39 98 39z">
          <text:p/>
        </draw:path>
        <draw:path draw:style-name="gr33" draw:text-style-name="P2" draw:layer="layout" svg:width="0.274cm" svg:height="0.274cm" svg:x="20.799cm" svg:y="4.428cm" svg:viewBox="0 0 275 275" svg:d="M138 275c36 0 71-13 96-39 26-25 41-60 41-97s-15-73-41-99c-25-26-60-40-96-40-37 0-72 14-98 40s-40 62-40 99 14 72 40 97c26 26 61 39 98 39z">
          <text:p/>
        </draw:path>
        <draw:path draw:style-name="gr32" draw:text-style-name="P6" draw:layer="layout" svg:width="0.276cm" svg:height="0.276cm" svg:x="20.294cm" svg:y="4.148cm" svg:viewBox="0 0 277 277" svg:d="M138 277c37 0 73-15 99-40 24-26 40-61 40-98 0-36-16-73-40-99-26-24-62-40-99-40-35 0-70 16-98 40-24 26-40 63-40 99 0 37 16 72 40 98 28 25 63 40 98 40z">
          <text:p/>
        </draw:path>
        <draw:path draw:style-name="gr33" draw:text-style-name="P2" draw:layer="layout" svg:width="0.276cm" svg:height="0.276cm" svg:x="20.294cm" svg:y="4.148cm" svg:viewBox="0 0 277 277" svg:d="M138 277c37 0 73-15 99-40 24-26 40-61 40-98 0-36-16-73-40-99-26-24-62-40-99-40-35 0-70 16-98 40-24 26-40 63-40 99 0 37 16 72 40 98 28 25 63 40 98 40z">
          <text:p/>
        </draw:path>
        <draw:path draw:style-name="gr32" draw:text-style-name="P6" draw:layer="layout" svg:width="0.274cm" svg:height="0.275cm" svg:x="20.158cm" svg:y="4.046cm" svg:viewBox="0 0 275 276" svg:d="M136 276c35 0 72-15 98-39 26-26 41-64 41-99 0-37-15-71-41-97s-63-41-98-41c-36 0-72 15-96 41-26 26-40 60-40 97 0 35 14 73 40 99 24 24 60 39 96 39z">
          <text:p/>
        </draw:path>
        <draw:path draw:style-name="gr33" draw:text-style-name="P2" draw:layer="layout" svg:width="0.274cm" svg:height="0.275cm" svg:x="20.158cm" svg:y="4.046cm" svg:viewBox="0 0 275 276" svg:d="M136 276c35 0 72-15 98-39 26-26 41-64 41-99 0-37-15-71-41-97s-63-41-98-41c-36 0-72 15-96 41-26 26-40 60-40 97 0 35 14 73 40 99 24 24 60 39 96 39z">
          <text:p/>
        </draw:path>
        <draw:path draw:style-name="gr32" draw:text-style-name="P6" draw:layer="layout" svg:width="0.274cm" svg:height="0.275cm" svg:x="20.152cm" svg:y="4.17cm" svg:viewBox="0 0 275 276" svg:d="M136 276c37 0 72-15 98-40 26-26 41-61 41-96 0-37-15-73-41-99s-61-41-98-41-72 15-96 41c-26 26-40 62-40 99 0 35 14 70 40 96 24 25 59 40 96 40z">
          <text:p/>
        </draw:path>
        <draw:path draw:style-name="gr33" draw:text-style-name="P2" draw:layer="layout" svg:width="0.274cm" svg:height="0.275cm" svg:x="20.152cm" svg:y="4.17cm" svg:viewBox="0 0 275 276" svg:d="M136 276c37 0 72-15 98-40 26-26 41-61 41-96 0-37-15-73-41-99s-61-41-98-41-72 15-96 41c-26 26-40 62-40 99 0 35 14 70 40 96 24 25 59 40 96 40z">
          <text:p/>
        </draw:path>
        <draw:path draw:style-name="gr32" draw:text-style-name="P6" draw:layer="layout" svg:width="0.274cm" svg:height="0.274cm" svg:x="20.354cm" svg:y="4.052cm" svg:viewBox="0 0 275 275" svg:d="M137 275c37 0 72-14 98-40 26-24 40-62 40-97 0-37-14-72-40-98s-61-40-98-40c-35 0-70 14-96 40s-41 61-41 98c0 35 15 73 41 97 26 26 61 40 96 40z">
          <text:p/>
        </draw:path>
        <draw:path draw:style-name="gr33" draw:text-style-name="P2" draw:layer="layout" svg:width="0.274cm" svg:height="0.274cm" svg:x="20.354cm" svg:y="4.052cm" svg:viewBox="0 0 275 275" svg:d="M137 275c37 0 72-14 98-40 26-24 40-62 40-97 0-37-14-72-40-98s-61-40-98-40c-35 0-70 14-96 40s-41 61-41 98c0 35 15 73 41 97 26 26 61 40 96 40z">
          <text:p/>
        </draw:path>
        <draw:path draw:style-name="gr32" draw:text-style-name="P6" draw:layer="layout" svg:width="0.274cm" svg:height="0.274cm" svg:x="20.331cm" svg:y="4.438cm" svg:viewBox="0 0 275 275" svg:d="M137 275c37 0 72-14 98-40 26-25 40-60 40-97 0-35-14-73-40-99-26-24-61-39-98-39-35 0-71 15-97 39-26 26-40 64-40 99 0 37 14 72 40 97 26 26 62 40 97 40z">
          <text:p/>
        </draw:path>
        <draw:path draw:style-name="gr33" draw:text-style-name="P2" draw:layer="layout" svg:width="0.274cm" svg:height="0.274cm" svg:x="20.331cm" svg:y="4.438cm" svg:viewBox="0 0 275 275" svg:d="M137 275c37 0 72-14 98-40 26-25 40-60 40-97 0-35-14-73-40-99-26-24-61-39-98-39-35 0-71 15-97 39-26 26-40 64-40 99 0 37 14 72 40 97 26 26 62 40 97 40z">
          <text:p/>
        </draw:path>
        <draw:path draw:style-name="gr32" draw:text-style-name="P6" draw:layer="layout" svg:width="0.275cm" svg:height="0.276cm" svg:x="19.889cm" svg:y="4.099cm" svg:viewBox="0 0 276 277" svg:d="M136 277c37 0 72-15 98-40 27-26 42-61 42-99 0-37-15-72-42-98-26-24-61-40-98-40-35 0-70 16-95 40-26 26-41 61-41 98 0 38 15 73 41 99 25 25 60 40 95 40z">
          <text:p/>
        </draw:path>
        <draw:path draw:style-name="gr33" draw:text-style-name="P2" draw:layer="layout" svg:width="0.275cm" svg:height="0.276cm" svg:x="19.889cm" svg:y="4.099cm" svg:viewBox="0 0 276 277" svg:d="M136 277c37 0 72-15 98-40 27-26 42-61 42-99 0-37-15-72-42-98-26-24-61-40-98-40-35 0-70 16-95 40-26 26-41 61-41 98 0 38 15 73 41 99 25 25 60 40 95 40z">
          <text:p/>
        </draw:path>
        <draw:path draw:style-name="gr32" draw:text-style-name="P6" draw:layer="layout" svg:width="0.275cm" svg:height="0.274cm" svg:x="19.609cm" svg:y="4.182cm" svg:viewBox="0 0 276 275" svg:d="M137 275c37 0 72-14 97-40 27-24 42-59 42-96s-15-71-42-99c-25-26-60-40-97-40-36 0-70 14-96 40-26 28-41 62-41 99s15 72 41 96c26 26 60 40 96 40z">
          <text:p/>
        </draw:path>
        <draw:path draw:style-name="gr33" draw:text-style-name="P2" draw:layer="layout" svg:width="0.275cm" svg:height="0.274cm" svg:x="19.609cm" svg:y="4.182cm" svg:viewBox="0 0 276 275" svg:d="M137 275c37 0 72-14 97-40 27-24 42-59 42-96s-15-71-42-99c-25-26-60-40-97-40-36 0-70 14-96 40-26 28-41 62-41 99s15 72 41 96c26 26 60 40 96 40z">
          <text:p/>
        </draw:path>
        <draw:path draw:style-name="gr32" draw:text-style-name="P6" draw:layer="layout" svg:width="0.273cm" svg:height="0.274cm" svg:x="20.183cm" svg:y="4.445cm" svg:viewBox="0 0 274 275" svg:d="M136 275c39 0 74-15 99-40 26-26 39-61 39-96 0-37-13-73-39-99-25-26-60-40-99-40-37 0-71 14-97 40s-39 62-39 99c0 35 13 70 39 96 26 25 60 40 97 40z">
          <text:p/>
        </draw:path>
        <draw:path draw:style-name="gr33" draw:text-style-name="P2" draw:layer="layout" svg:width="0.273cm" svg:height="0.274cm" svg:x="20.183cm" svg:y="4.445cm" svg:viewBox="0 0 274 275" svg:d="M136 275c39 0 74-15 99-40 26-26 39-61 39-96 0-37-13-73-39-99-25-26-60-40-99-40-37 0-71 14-97 40s-39 62-39 99c0 35 13 70 39 96 26 25 60 40 97 40z">
          <text:p/>
        </draw:path>
        <draw:path draw:style-name="gr32" draw:text-style-name="P6" draw:layer="layout" svg:width="0.275cm" svg:height="0.274cm" svg:x="20.244cm" svg:y="4.055cm" svg:viewBox="0 0 276 275" svg:d="M139 275c36 0 71-14 96-40 26-26 41-62 41-99 0-35-15-70-41-96-25-26-60-40-96-40-38 0-72 14-98 40s-41 61-41 96c0 37 15 73 41 99s60 40 98 40z">
          <text:p/>
        </draw:path>
        <draw:path draw:style-name="gr33" draw:text-style-name="P2" draw:layer="layout" svg:width="0.275cm" svg:height="0.274cm" svg:x="20.244cm" svg:y="4.055cm" svg:viewBox="0 0 276 275" svg:d="M139 275c36 0 71-14 96-40 26-26 41-62 41-99 0-35-15-70-41-96-25-26-60-40-96-40-38 0-72 14-98 40s-41 61-41 96c0 37 15 73 41 99s60 40 98 40z">
          <text:p/>
        </draw:path>
        <draw:path draw:style-name="gr32" draw:text-style-name="P6" draw:layer="layout" svg:width="0.274cm" svg:height="0.274cm" svg:x="19.956cm" svg:y="4.52cm" svg:viewBox="0 0 275 275" svg:d="M138 275c37 0 71-15 97-41s40-60 40-98c0-35-14-70-40-95-26-26-60-41-97-41s-72 15-98 41c-26 25-40 60-40 95 0 38 14 72 40 98s61 41 98 41z">
          <text:p/>
        </draw:path>
        <draw:path draw:style-name="gr33" draw:text-style-name="P2" draw:layer="layout" svg:width="0.274cm" svg:height="0.274cm" svg:x="19.956cm" svg:y="4.52cm" svg:viewBox="0 0 275 275" svg:d="M138 275c37 0 71-15 97-41s40-60 40-98c0-35-14-70-40-95-26-26-60-41-97-41s-72 15-98 41c-26 25-40 60-40 95 0 38 14 72 40 98s61 41 98 41z">
          <text:p/>
        </draw:path>
        <draw:path draw:style-name="gr32" draw:text-style-name="P6" draw:layer="layout" svg:width="0.274cm" svg:height="0.275cm" svg:x="20.129cm" svg:y="4.311cm" svg:viewBox="0 0 275 276" svg:d="M137 276c37 0 72-15 98-40 26-27 40-63 40-100 0-35-14-71-40-97-26-24-61-39-98-39s-70 15-96 39c-26 26-41 62-41 97 0 37 15 73 41 100 26 25 59 40 96 40z">
          <text:p/>
        </draw:path>
        <draw:path draw:style-name="gr33" draw:text-style-name="P2" draw:layer="layout" svg:width="0.274cm" svg:height="0.275cm" svg:x="20.129cm" svg:y="4.311cm" svg:viewBox="0 0 275 276" svg:d="M137 276c37 0 72-15 98-40 26-27 40-63 40-100 0-35-14-71-40-97-26-24-61-39-98-39s-70 15-96 39c-26 26-41 62-41 97 0 37 15 73 41 100 26 25 59 40 96 40z">
          <text:p/>
        </draw:path>
        <draw:path draw:style-name="gr32" draw:text-style-name="P6" draw:layer="layout" svg:width="0.274cm" svg:height="0.274cm" svg:x="19.985cm" svg:y="4.482cm" svg:viewBox="0 0 275 275" svg:d="M138 275c36 0 71-14 97-40 25-26 40-61 40-96 0-37-15-72-40-98-26-27-61-41-97-41-37 0-72 14-98 41-26 26-40 61-40 98 0 35 14 70 40 96s61 40 98 40z">
          <text:p/>
        </draw:path>
        <draw:path draw:style-name="gr33" draw:text-style-name="P2" draw:layer="layout" svg:width="0.274cm" svg:height="0.274cm" svg:x="19.985cm" svg:y="4.482cm" svg:viewBox="0 0 275 275" svg:d="M138 275c36 0 71-14 97-40 25-26 40-61 40-96 0-37-15-72-40-98-26-27-61-41-97-41-37 0-72 14-98 41-26 26-40 61-40 98 0 35 14 70 40 96s61 40 98 40z">
          <text:p/>
        </draw:path>
        <draw:path draw:style-name="gr32" draw:text-style-name="P6" draw:layer="layout" svg:width="0.275cm" svg:height="0.274cm" svg:x="20.261cm" svg:y="4.125cm" svg:viewBox="0 0 276 275" svg:d="M137 275c38 0 73-13 98-39 26-26 41-60 41-97 0-39-15-73-41-99-25-26-60-40-98-40-35 0-72 14-98 40-24 26-39 60-39 99 0 37 15 71 39 97 26 26 63 39 98 39z">
          <text:p/>
        </draw:path>
        <draw:path draw:style-name="gr33" draw:text-style-name="P2" draw:layer="layout" svg:width="0.275cm" svg:height="0.274cm" svg:x="20.261cm" svg:y="4.125cm" svg:viewBox="0 0 276 275" svg:d="M137 275c38 0 73-13 98-39 26-26 41-60 41-97 0-39-15-73-41-99-25-26-60-40-98-40-35 0-72 14-98 40-24 26-39 60-39 99 0 37 15 71 39 97 26 26 63 39 98 39z">
          <text:p/>
        </draw:path>
        <draw:path draw:style-name="gr32" draw:text-style-name="P6" draw:layer="layout" svg:width="0.276cm" svg:height="0.274cm" svg:x="20.412cm" svg:y="4.121cm" svg:viewBox="0 0 277 275" svg:d="M139 275c35 0 72-14 98-40 24-24 40-60 40-95 0-39-16-73-40-99-26-26-63-41-98-41-37 0-72 15-98 41-25 26-41 60-41 99 0 35 16 71 41 95 26 26 61 40 98 40z">
          <text:p/>
        </draw:path>
        <draw:path draw:style-name="gr33" draw:text-style-name="P2" draw:layer="layout" svg:width="0.276cm" svg:height="0.274cm" svg:x="20.412cm" svg:y="4.121cm" svg:viewBox="0 0 277 275" svg:d="M139 275c35 0 72-14 98-40 24-24 40-60 40-95 0-39-16-73-40-99-26-26-63-41-98-41-37 0-72 15-98 41-25 26-41 60-41 99 0 35 16 71 41 95 26 26 61 40 98 40z">
          <text:p/>
        </draw:path>
        <draw:path draw:style-name="gr32" draw:text-style-name="P6" draw:layer="layout" svg:width="0.274cm" svg:height="0.273cm" svg:x="20.089cm" svg:y="4.158cm" svg:viewBox="0 0 275 274" svg:d="M139 274c35 0 70-13 95-39 27-25 41-60 41-97 0-35-14-73-41-99-25-24-60-39-95-39-37 0-72 15-99 39-26 26-40 64-40 99 0 37 14 72 40 97 27 26 62 39 99 39z">
          <text:p/>
        </draw:path>
        <draw:path draw:style-name="gr33" draw:text-style-name="P2" draw:layer="layout" svg:width="0.274cm" svg:height="0.273cm" svg:x="20.089cm" svg:y="4.158cm" svg:viewBox="0 0 275 274" svg:d="M139 274c35 0 70-13 95-39 27-25 41-60 41-97 0-35-14-73-41-99-25-24-60-39-95-39-37 0-72 15-99 39-26 26-40 64-40 99 0 37 14 72 40 97 27 26 62 39 99 39z">
          <text:p/>
        </draw:path>
        <draw:path draw:style-name="gr34" draw:text-style-name="P18" draw:layer="layout" svg:width="0.274cm" svg:height="0.275cm" svg:x="21.468cm" svg:y="5.163cm" svg:viewBox="0 0 275 276" svg:d="M137 276c35 0 70-15 96-39 26-26 42-63 42-99 0-37-16-71-42-97s-61-41-96-41c-37 0-72 15-97 41-26 26-40 60-40 97 0 36 14 73 40 99 25 24 60 39 97 39z">
          <text:p/>
        </draw:path>
        <draw:path draw:style-name="gr33" draw:text-style-name="P2" draw:layer="layout" svg:width="0.274cm" svg:height="0.275cm" svg:x="21.468cm" svg:y="5.163cm" svg:viewBox="0 0 275 276" svg:d="M137 276c35 0 70-15 96-39 26-26 42-63 42-99 0-37-16-71-42-97s-61-41-96-41c-37 0-72 15-97 41-26 26-40 60-40 97 0 36 14 73 40 99 25 24 60 39 97 39z">
          <text:p/>
        </draw:path>
        <draw:path draw:style-name="gr32" draw:text-style-name="P6" draw:layer="layout" svg:width="0.274cm" svg:height="0.275cm" svg:x="20.158cm" svg:y="4.066cm" svg:viewBox="0 0 275 276" svg:d="M136 276c37 0 72-15 98-41 27-25 41-61 41-97 0-37-14-71-41-97-26-26-61-41-98-41-36 0-72 15-96 41-26 26-40 60-40 97 0 36 14 72 40 97 24 26 60 41 96 41z">
          <text:p/>
        </draw:path>
        <draw:path draw:style-name="gr33" draw:text-style-name="P2" draw:layer="layout" svg:width="0.274cm" svg:height="0.275cm" svg:x="20.158cm" svg:y="4.066cm" svg:viewBox="0 0 275 276" svg:d="M136 276c37 0 72-15 98-41 27-25 41-61 41-97 0-37-14-71-41-97-26-26-61-41-98-41-36 0-72 15-96 41-26 26-40 60-40 97 0 36 14 72 40 97 24 26 60 41 96 41z">
          <text:p/>
        </draw:path>
        <draw:path draw:style-name="gr32" draw:text-style-name="P6" draw:layer="layout" svg:width="0.274cm" svg:height="0.274cm" svg:x="20.669cm" svg:y="4.375cm" svg:viewBox="0 0 275 275" svg:d="M137 275c37 0 72-14 98-40s40-61 40-97c0-37-14-72-40-98-26-25-61-40-98-40-35 0-70 15-96 40-27 26-41 61-41 98 0 36 14 71 41 97 26 26 61 40 96 40z">
          <text:p/>
        </draw:path>
        <draw:path draw:style-name="gr33" draw:text-style-name="P2" draw:layer="layout" svg:width="0.274cm" svg:height="0.274cm" svg:x="20.669cm" svg:y="4.375cm" svg:viewBox="0 0 275 275" svg:d="M137 275c37 0 72-14 98-40s40-61 40-97c0-37-14-72-40-98-26-25-61-40-98-40-35 0-70 15-96 40-27 26-41 61-41 98 0 36 14 71 41 97 26 26 61 40 96 40z">
          <text:p/>
        </draw:path>
        <draw:path draw:style-name="gr32" draw:text-style-name="P6" draw:layer="layout" svg:width="0.274cm" svg:height="0.275cm" svg:x="20.101cm" svg:y="4.147cm" svg:viewBox="0 0 275 276" svg:d="M139 276c35 0 71-15 95-39 28-26 41-62 41-97 0-37-13-73-41-99-24-26-60-41-95-41-38 0-72 15-98 41-27 26-41 62-41 99 0 35 14 71 41 97 26 24 60 39 98 39z">
          <text:p/>
        </draw:path>
        <draw:path draw:style-name="gr33" draw:text-style-name="P2" draw:layer="layout" svg:width="0.274cm" svg:height="0.275cm" svg:x="20.101cm" svg:y="4.147cm" svg:viewBox="0 0 275 276" svg:d="M139 276c35 0 71-15 95-39 28-26 41-62 41-97 0-37-13-73-41-99-24-26-60-41-95-41-38 0-72 15-98 41-27 26-41 62-41 99 0 35 14 71 41 97 26 24 60 39 98 39z">
          <text:p/>
        </draw:path>
        <draw:path draw:style-name="gr32" draw:text-style-name="P6" draw:layer="layout" svg:width="0.274cm" svg:height="0.273cm" svg:x="19.904cm" svg:y="4.207cm" svg:viewBox="0 0 275 274" svg:d="M136 274c39 0 72-15 98-39 27-26 41-62 41-98 0-35-14-71-41-95-26-29-59-42-98-42-35 0-70 13-96 42-26 24-40 60-40 95 0 36 14 72 40 98 26 24 61 39 96 39z">
          <text:p/>
        </draw:path>
        <draw:path draw:style-name="gr33" draw:text-style-name="P2" draw:layer="layout" svg:width="0.274cm" svg:height="0.273cm" svg:x="19.904cm" svg:y="4.207cm" svg:viewBox="0 0 275 274" svg:d="M136 274c39 0 72-15 98-39 27-26 41-62 41-98 0-35-14-71-41-95-26-29-59-42-98-42-35 0-70 13-96 42-26 24-40 60-40 95 0 36 14 72 40 98 26 24 61 39 96 39z">
          <text:p/>
        </draw:path>
        <draw:path draw:style-name="gr32" draw:text-style-name="P6" draw:layer="layout" svg:width="0.274cm" svg:height="0.274cm" svg:x="20.123cm" svg:y="4.081cm" svg:viewBox="0 0 275 275" svg:d="M137 275c37 0 72-14 98-40s40-61 40-99c0-36-14-70-40-96s-61-40-98-40c-35 0-70 14-96 40s-41 60-41 96c0 38 15 73 41 99s61 40 96 40z">
          <text:p/>
        </draw:path>
        <draw:path draw:style-name="gr33" draw:text-style-name="P2" draw:layer="layout" svg:width="0.274cm" svg:height="0.274cm" svg:x="20.123cm" svg:y="4.081cm" svg:viewBox="0 0 275 275" svg:d="M137 275c37 0 72-14 98-40s40-61 40-99c0-36-14-70-40-96s-61-40-98-40c-35 0-70 14-96 40s-41 60-41 96c0 38 15 73 41 99s61 40 96 40z">
          <text:p/>
        </draw:path>
        <draw:path draw:style-name="gr32" draw:text-style-name="P6" draw:layer="layout" svg:width="0.274cm" svg:height="0.274cm" svg:x="20.294cm" svg:y="4.26cm" svg:viewBox="0 0 275 275" svg:d="M139 275c35 0 70-15 95-41 26-26 41-61 41-96 0-37-15-72-41-98-25-26-60-40-95-40-38 0-73 14-99 40s-40 61-40 98c0 35 14 70 40 96s61 41 99 41z">
          <text:p/>
        </draw:path>
        <draw:path draw:style-name="gr33" draw:text-style-name="P2" draw:layer="layout" svg:width="0.274cm" svg:height="0.274cm" svg:x="20.294cm" svg:y="4.26cm" svg:viewBox="0 0 275 275" svg:d="M139 275c35 0 70-15 95-41 26-26 41-61 41-96 0-37-15-72-41-98-25-26-60-40-95-40-38 0-73 14-99 40s-40 61-40 98c0 35 14 70 40 96s61 41 99 41z">
          <text:p/>
        </draw:path>
        <draw:path draw:style-name="gr32" draw:text-style-name="P6" draw:layer="layout" svg:width="0.274cm" svg:height="0.275cm" svg:x="20.793cm" svg:y="4.343cm" svg:viewBox="0 0 275 276" svg:d="M138 276c36 0 71-15 97-40 26-26 40-62 40-99 0-36-14-70-40-96s-61-41-97-41c-37 0-72 15-98 41s-40 60-40 96c0 37 14 73 40 99 26 25 61 40 98 40z">
          <text:p/>
        </draw:path>
        <draw:path draw:style-name="gr33" draw:text-style-name="P2" draw:layer="layout" svg:width="0.274cm" svg:height="0.275cm" svg:x="20.793cm" svg:y="4.343cm" svg:viewBox="0 0 275 276" svg:d="M138 276c36 0 71-15 97-40 26-26 40-62 40-99 0-36-14-70-40-96s-61-41-97-41c-37 0-72 15-98 41s-40 60-40 96c0 37 14 73 40 99 26 25 61 40 98 40z">
          <text:p/>
        </draw:path>
        <draw:path draw:style-name="gr32" draw:text-style-name="P6" draw:layer="layout" svg:width="0.274cm" svg:height="0.274cm" svg:x="19.961cm" svg:y="4.107cm" svg:viewBox="0 0 275 275" svg:d="M137 275c37 0 72-14 98-40s40-59 40-97c0-37-14-72-40-98s-61-40-98-40c-36 0-72 14-98 40-24 26-39 61-39 98 0 38 15 71 39 97 26 26 62 40 98 40z">
          <text:p/>
        </draw:path>
        <draw:path draw:style-name="gr33" draw:text-style-name="P2" draw:layer="layout" svg:width="0.274cm" svg:height="0.274cm" svg:x="19.961cm" svg:y="4.107cm" svg:viewBox="0 0 275 275" svg:d="M137 275c37 0 72-14 98-40s40-59 40-97c0-37-14-72-40-98s-61-40-98-40c-36 0-72 14-98 40-24 26-39 61-39 98 0 38 15 71 39 97 26 26 62 40 98 40z">
          <text:p/>
        </draw:path>
        <draw:path draw:style-name="gr32" draw:text-style-name="P6" draw:layer="layout" svg:width="0.273cm" svg:height="0.274cm" svg:x="20.033cm" svg:y="4.133cm" svg:viewBox="0 0 274 275" svg:d="M137 275c37 0 72-14 98-40 24-26 39-61 39-96 0-38-15-73-39-99-26-26-61-40-98-40-35 0-71 14-95 40-29 26-42 61-42 99 0 35 13 70 42 96 24 26 60 40 95 40z">
          <text:p/>
        </draw:path>
        <draw:path draw:style-name="gr33" draw:text-style-name="P2" draw:layer="layout" svg:width="0.273cm" svg:height="0.274cm" svg:x="20.033cm" svg:y="4.133cm" svg:viewBox="0 0 274 275" svg:d="M137 275c37 0 72-14 98-40 24-26 39-61 39-96 0-38-15-73-39-99-26-26-61-40-98-40-35 0-71 14-95 40-29 26-42 61-42 99 0 35 13 70 42 96 24 26 60 40 95 40z">
          <text:p/>
        </draw:path>
        <draw:path draw:style-name="gr32" draw:text-style-name="P6" draw:layer="layout" svg:width="0.275cm" svg:height="0.274cm" svg:x="20.273cm" svg:y="4.084cm" svg:viewBox="0 0 276 275" svg:d="M139 275c36 0 71-14 96-40 26-26 41-59 41-99 0-35-15-70-41-96-25-26-60-40-96-40-38 0-72 14-98 40s-41 61-41 96c0 40 15 73 41 99s60 40 98 40z">
          <text:p/>
        </draw:path>
        <draw:path draw:style-name="gr33" draw:text-style-name="P2" draw:layer="layout" svg:width="0.275cm" svg:height="0.274cm" svg:x="20.273cm" svg:y="4.084cm" svg:viewBox="0 0 276 275" svg:d="M139 275c36 0 71-14 96-40 26-26 41-59 41-99 0-35-15-70-41-96-25-26-60-40-96-40-38 0-72 14-98 40s-41 61-41 96c0 40 15 73 41 99s60 40 98 40z">
          <text:p/>
        </draw:path>
        <draw:path draw:style-name="gr32" draw:text-style-name="P6" draw:layer="layout" svg:width="0.274cm" svg:height="0.274cm" svg:x="20.986cm" svg:y="4.28cm" svg:viewBox="0 0 275 275" svg:d="M136 275c38 0 72-14 98-41 27-26 41-61 41-98 0-35-14-70-41-96-26-26-60-40-98-40-35 0-70 14-95 40-26 26-41 61-41 96 0 37 15 72 41 98 25 27 60 41 95 41z">
          <text:p/>
        </draw:path>
        <draw:path draw:style-name="gr33" draw:text-style-name="P2" draw:layer="layout" svg:width="0.274cm" svg:height="0.274cm" svg:x="20.986cm" svg:y="4.28cm" svg:viewBox="0 0 275 275" svg:d="M136 275c38 0 72-14 98-41 27-26 41-61 41-98 0-35-14-70-41-96-26-26-60-40-98-40-35 0-70 14-95 40-26 26-41 61-41 96 0 37 15 72 41 98 25 27 60 41 95 41z">
          <text:p/>
        </draw:path>
        <draw:path draw:style-name="gr32" draw:text-style-name="P6" draw:layer="layout" svg:width="0.274cm" svg:height="0.274cm" svg:x="20.929cm" svg:y="4.454cm" svg:viewBox="0 0 275 275" svg:d="M139 275c35 0 70-13 96-39s40-60 40-97-14-73-40-99-61-40-96-40c-37 0-72 14-98 40-27 26-41 62-41 99s14 71 41 97c26 26 61 39 98 39z">
          <text:p/>
        </draw:path>
        <draw:path draw:style-name="gr33" draw:text-style-name="P2" draw:layer="layout" svg:width="0.274cm" svg:height="0.274cm" svg:x="20.929cm" svg:y="4.454cm" svg:viewBox="0 0 275 275" svg:d="M139 275c35 0 70-13 96-39s40-60 40-97-14-73-40-99-61-40-96-40c-37 0-72 14-98 40-27 26-41 62-41 99s14 71 41 97c26 26 61 39 98 39z">
          <text:p/>
        </draw:path>
        <draw:path draw:style-name="gr32" draw:text-style-name="P6" draw:layer="layout" svg:width="0.274cm" svg:height="0.274cm" svg:x="20.77cm" svg:y="4.476cm" svg:viewBox="0 0 275 275" svg:d="M136 275c37 0 73-14 99-40s40-60 40-96c0-37-14-71-40-98-26-26-62-41-99-41-36 0-72 15-96 41-26 27-40 61-40 98 0 36 14 70 40 96 24 26 60 40 96 40z">
          <text:p/>
        </draw:path>
        <draw:path draw:style-name="gr33" draw:text-style-name="P2" draw:layer="layout" svg:width="0.274cm" svg:height="0.274cm" svg:x="20.77cm" svg:y="4.476cm" svg:viewBox="0 0 275 275" svg:d="M136 275c37 0 73-14 99-40s40-60 40-96c0-37-14-71-40-98-26-26-62-41-99-41-36 0-72 15-96 41-26 27-40 61-40 98 0 36 14 70 40 96 24 26 60 40 96 40z">
          <text:p/>
        </draw:path>
        <draw:path draw:style-name="gr32" draw:text-style-name="P6" draw:layer="layout" svg:width="0.275cm" svg:height="0.274cm" svg:x="20.068cm" svg:y="4.202cm" svg:viewBox="0 0 276 275" svg:d="M139 275c36 0 70-14 96-40s41-60 41-96c0-37-15-72-41-98-26-27-60-41-96-41-37 0-72 14-98 41-26 26-41 61-41 98 0 36 15 70 41 96s61 40 98 40z">
          <text:p/>
        </draw:path>
        <draw:path draw:style-name="gr33" draw:text-style-name="P2" draw:layer="layout" svg:width="0.275cm" svg:height="0.274cm" svg:x="20.068cm" svg:y="4.202cm" svg:viewBox="0 0 276 275" svg:d="M139 275c36 0 70-14 96-40s41-60 41-96c0-37-15-72-41-98-26-27-60-41-96-41-37 0-72 14-98 41-26 26-41 61-41 98 0 36 15 70 41 96s61 40 98 40z">
          <text:p/>
        </draw:path>
        <draw:path draw:style-name="gr32" draw:text-style-name="P6" draw:layer="layout" svg:width="0.274cm" svg:height="0.274cm" svg:x="20.294cm" svg:y="4.214cm" svg:viewBox="0 0 275 275" svg:d="M137 275c37 0 71-15 97-41s41-60 41-97c0-35-15-70-41-96-26-27-60-41-97-41-36 0-71 14-97 41-26 26-40 61-40 96 0 37 14 71 40 97s61 41 97 41z">
          <text:p/>
        </draw:path>
        <draw:path draw:style-name="gr33" draw:text-style-name="P2" draw:layer="layout" svg:width="0.274cm" svg:height="0.274cm" svg:x="20.294cm" svg:y="4.214cm" svg:viewBox="0 0 275 275" svg:d="M137 275c37 0 71-15 97-41s41-60 41-97c0-35-15-70-41-96-26-27-60-41-97-41-36 0-71 14-97 41-26 26-40 61-40 96 0 37 14 71 40 97s61 41 97 41z">
          <text:p/>
        </draw:path>
        <draw:path draw:style-name="gr32" draw:text-style-name="P6" draw:layer="layout" svg:width="0.274cm" svg:height="0.273cm" svg:x="20.83cm" svg:y="4.077cm" svg:viewBox="0 0 275 274" svg:d="M139 274c36 0 70-13 96-39s40-60 40-99c0-37-14-72-40-97-26-26-60-39-96-39-38 0-72 13-99 39-26 25-40 60-40 97 0 39 14 73 40 99 27 26 61 39 99 39z">
          <text:p/>
        </draw:path>
        <draw:path draw:style-name="gr33" draw:text-style-name="P2" draw:layer="layout" svg:width="0.274cm" svg:height="0.273cm" svg:x="20.83cm" svg:y="4.077cm" svg:viewBox="0 0 275 274" svg:d="M139 274c36 0 70-13 96-39s40-60 40-99c0-37-14-72-40-97-26-26-60-39-96-39-38 0-72 13-99 39-26 25-40 60-40 97 0 39 14 73 40 99 27 26 61 39 99 39z">
          <text:p/>
        </draw:path>
        <draw:path draw:style-name="gr32" draw:text-style-name="P6" draw:layer="layout" svg:width="0.274cm" svg:height="0.274cm" svg:x="20.101cm" svg:y="4.173cm" svg:viewBox="0 0 275 275" svg:d="M138 275c36 0 70-14 96-40 28-26 41-61 41-96 0-37-13-72-41-99-26-26-60-40-96-40-37 0-71 14-97 40-27 27-41 62-41 99 0 35 14 70 41 96 26 26 60 40 97 40z">
          <text:p/>
        </draw:path>
        <draw:path draw:style-name="gr33" draw:text-style-name="P2" draw:layer="layout" svg:width="0.274cm" svg:height="0.274cm" svg:x="20.101cm" svg:y="4.173cm" svg:viewBox="0 0 275 275" svg:d="M138 275c36 0 70-14 96-40 28-26 41-61 41-96 0-37-13-72-41-99-26-26-60-40-96-40-37 0-71 14-97 40-27 27-41 62-41 99 0 35 14 70 41 96 26 26 60 40 97 40z">
          <text:p/>
        </draw:path>
        <draw:path draw:style-name="gr32" draw:text-style-name="P6" draw:layer="layout" svg:width="0.273cm" svg:height="0.274cm" svg:x="20.082cm" svg:y="4.142cm" svg:viewBox="0 0 274 275" svg:d="M136 275c36 0 70-14 96-40 29-24 42-59 42-96 0-36-13-73-42-99-26-24-60-40-96-40-37 0-72 16-97 40-26 26-39 63-39 99 0 37 13 72 39 96 25 26 60 40 97 40z">
          <text:p/>
        </draw:path>
        <draw:path draw:style-name="gr33" draw:text-style-name="P2" draw:layer="layout" svg:width="0.273cm" svg:height="0.274cm" svg:x="20.082cm" svg:y="4.142cm" svg:viewBox="0 0 274 275" svg:d="M136 275c36 0 70-14 96-40 29-24 42-59 42-96 0-36-13-73-42-99-26-24-60-40-96-40-37 0-72 16-97 40-26 26-39 63-39 99 0 37 13 72 39 96 25 26 60 40 97 40z">
          <text:p/>
        </draw:path>
        <draw:path draw:style-name="gr34" draw:text-style-name="P18" draw:layer="layout" svg:width="0.275cm" svg:height="0.274cm" svg:x="22.987cm" svg:y="4.811cm" svg:viewBox="0 0 276 275" svg:d="M137 275c38 0 72-14 98-42 26-25 41-60 41-97s-15-70-41-96-60-40-98-40c-35 0-71 14-96 40-26 26-41 59-41 96s15 72 41 97c25 28 61 42 96 42z">
          <text:p/>
        </draw:path>
        <draw:path draw:style-name="gr33" draw:text-style-name="P2" draw:layer="layout" svg:width="0.275cm" svg:height="0.274cm" svg:x="22.987cm" svg:y="4.811cm" svg:viewBox="0 0 276 275" svg:d="M137 275c38 0 72-14 98-42 26-25 41-60 41-97s-15-70-41-96-60-40-98-40c-35 0-71 14-96 40-26 26-41 59-41 96s15 72 41 97c25 28 61 42 96 42z">
          <text:p/>
        </draw:path>
        <draw:path draw:style-name="gr32" draw:text-style-name="P6" draw:layer="layout" svg:width="0.274cm" svg:height="0.274cm" svg:x="19.702cm" svg:y="4.26cm" svg:viewBox="0 0 275 275" svg:d="M136 275c38 0 73-15 99-41s40-61 40-98c0-35-14-70-40-96s-61-40-99-40c-35 0-72 14-96 40-26 26-40 61-40 96 0 37 14 72 40 98 24 26 61 41 96 41z">
          <text:p/>
        </draw:path>
        <draw:path draw:style-name="gr33" draw:text-style-name="P2" draw:layer="layout" svg:width="0.274cm" svg:height="0.274cm" svg:x="19.702cm" svg:y="4.26cm" svg:viewBox="0 0 275 275" svg:d="M136 275c38 0 73-15 99-41s40-61 40-98c0-35-14-70-40-96s-61-40-99-40c-35 0-72 14-96 40-26 26-40 61-40 96 0 37 14 72 40 98 24 26 61 41 96 41z">
          <text:p/>
        </draw:path>
        <draw:path draw:style-name="gr32" draw:text-style-name="P6" draw:layer="layout" svg:width="0.274cm" svg:height="0.274cm" svg:x="20.377cm" svg:y="4.089cm" svg:viewBox="0 0 275 275" svg:d="M137 275c37 0 72-14 96-40 28-26 42-60 42-99 0-37-14-72-42-96-24-26-59-40-96-40s-70 14-96 40c-27 24-41 59-41 96 0 39 14 73 41 99 26 26 59 40 96 40z">
          <text:p/>
        </draw:path>
        <draw:path draw:style-name="gr33" draw:text-style-name="P2" draw:layer="layout" svg:width="0.274cm" svg:height="0.274cm" svg:x="20.377cm" svg:y="4.089cm" svg:viewBox="0 0 275 275" svg:d="M137 275c37 0 72-14 96-40 28-26 42-60 42-99 0-37-14-72-42-96-24-26-59-40-96-40s-70 14-96 40c-27 24-41 59-41 96 0 39 14 73 41 99 26 26 59 40 96 40z">
          <text:p/>
        </draw:path>
        <draw:path draw:style-name="gr32" draw:text-style-name="P6" draw:layer="layout" svg:width="0.274cm" svg:height="0.274cm" svg:x="20.3cm" svg:y="4.084cm" svg:viewBox="0 0 275 275" svg:d="M139 275c37 0 72-15 96-40 26-26 40-61 40-100 0-35-14-71-40-95-24-26-59-40-96-40-36 0-71 14-97 40-26 24-42 60-42 95 0 39 16 74 42 100 26 25 61 40 97 40z">
          <text:p/>
        </draw:path>
        <draw:path draw:style-name="gr33" draw:text-style-name="P2" draw:layer="layout" svg:width="0.274cm" svg:height="0.274cm" svg:x="20.3cm" svg:y="4.084cm" svg:viewBox="0 0 275 275" svg:d="M139 275c37 0 72-15 96-40 26-26 40-61 40-100 0-35-14-71-40-95-24-26-59-40-96-40-36 0-71 14-97 40-26 24-42 60-42 95 0 39 16 74 42 100 26 25 61 40 97 40z">
          <text:p/>
        </draw:path>
        <draw:path draw:style-name="gr32" draw:text-style-name="P6" draw:layer="layout" svg:width="0.274cm" svg:height="0.274cm" svg:x="20.138cm" svg:y="4.13cm" svg:viewBox="0 0 275 275" svg:d="M137 275c37 0 72-14 98-40 26-24 40-60 40-96 0-38-14-73-40-99s-61-40-98-40c-35 0-70 14-96 40s-41 61-41 99c0 36 15 72 41 96 26 26 61 40 96 40z">
          <text:p/>
        </draw:path>
        <draw:path draw:style-name="gr33" draw:text-style-name="P2" draw:layer="layout" svg:width="0.274cm" svg:height="0.274cm" svg:x="20.138cm" svg:y="4.13cm" svg:viewBox="0 0 275 275" svg:d="M137 275c37 0 72-14 98-40 26-24 40-60 40-96 0-38-14-73-40-99s-61-40-98-40c-35 0-70 14-96 40s-41 61-41 99c0 36 15 72 41 96 26 26 61 40 96 40z">
          <text:p/>
        </draw:path>
        <draw:path draw:style-name="gr32" draw:text-style-name="P6" draw:layer="layout" svg:width="0.274cm" svg:height="0.273cm" svg:x="20.022cm" svg:y="4.155cm" svg:viewBox="0 0 275 274" svg:d="M137 274c37 0 72-15 98-39 24-26 40-62 40-97 0-36-16-74-40-99-26-26-61-39-98-39-36 0-71 13-97 39-26 25-40 63-40 99 0 35 14 71 40 97 26 24 61 39 97 39z">
          <text:p/>
        </draw:path>
        <draw:path draw:style-name="gr33" draw:text-style-name="P2" draw:layer="layout" svg:width="0.274cm" svg:height="0.273cm" svg:x="20.022cm" svg:y="4.155cm" svg:viewBox="0 0 275 274" svg:d="M137 274c37 0 72-15 98-39 24-26 40-62 40-97 0-36-16-74-40-99-26-26-61-39-98-39-36 0-71 13-97 39-26 25-40 63-40 99 0 35 14 71 40 97 26 24 61 39 97 39z">
          <text:p/>
        </draw:path>
        <draw:path draw:style-name="gr32" draw:text-style-name="P6" draw:layer="layout" svg:width="0.274cm" svg:height="0.274cm" svg:x="20.06cm" svg:y="4.179cm" svg:viewBox="0 0 275 275" svg:d="M139 275c35 0 70-14 96-40 25-26 40-60 40-96 0-37-15-73-40-99-26-26-61-40-96-40-37 0-73 14-99 40s-40 62-40 99c0 36 14 70 40 96s62 40 99 40z">
          <text:p/>
        </draw:path>
        <draw:path draw:style-name="gr33" draw:text-style-name="P2" draw:layer="layout" svg:width="0.274cm" svg:height="0.274cm" svg:x="20.06cm" svg:y="4.179cm" svg:viewBox="0 0 275 275" svg:d="M139 275c35 0 70-14 96-40 25-26 40-60 40-96 0-37-15-73-40-99-26-26-61-40-96-40-37 0-73 14-99 40s-40 62-40 99c0 36 14 70 40 96s62 40 99 40z">
          <text:p/>
        </draw:path>
        <draw:path draw:style-name="gr32" draw:text-style-name="P6" draw:layer="layout" svg:width="0.274cm" svg:height="0.275cm" svg:x="20.14cm" svg:y="4.23cm" svg:viewBox="0 0 275 276" svg:d="M136 276c35 0 72-15 98-40 24-26 41-61 41-98 0-35-17-70-41-96-26-27-63-42-98-42-37 0-72 15-97 42-26 26-39 61-39 96 0 37 13 72 39 98 25 25 60 40 97 40z">
          <text:p/>
        </draw:path>
        <draw:path draw:style-name="gr33" draw:text-style-name="P2" draw:layer="layout" svg:width="0.274cm" svg:height="0.275cm" svg:x="20.14cm" svg:y="4.23cm" svg:viewBox="0 0 275 276" svg:d="M136 276c35 0 72-15 98-40 24-26 41-61 41-98 0-35-17-70-41-96-26-27-63-42-98-42-37 0-72 15-97 42-26 26-39 61-39 96 0 37 13 72 39 98 25 25 60 40 97 40z">
          <text:p/>
        </draw:path>
        <draw:path draw:style-name="gr32" draw:text-style-name="P6" draw:layer="layout" svg:width="0.274cm" svg:height="0.274cm" svg:x="20.247cm" svg:y="4.24cm" svg:viewBox="0 0 275 275" svg:d="M138 275c37 0 71-15 97-41s40-60 40-97c0-35-14-70-40-96s-60-41-97-41-72 15-98 41c-25 26-40 61-40 96 0 37 15 71 40 97 26 26 61 41 98 41z">
          <text:p/>
        </draw:path>
        <draw:path draw:style-name="gr33" draw:text-style-name="P2" draw:layer="layout" svg:width="0.274cm" svg:height="0.274cm" svg:x="20.247cm" svg:y="4.24cm" svg:viewBox="0 0 275 275" svg:d="M138 275c37 0 71-15 97-41s40-60 40-97c0-35-14-70-40-96s-60-41-97-41-72 15-98 41c-25 26-40 61-40 96 0 37 15 71 40 97 26 26 61 41 98 41z">
          <text:p/>
        </draw:path>
        <draw:path draw:style-name="gr32" draw:text-style-name="P6" draw:layer="layout" svg:width="0.276cm" svg:height="0.275cm" svg:x="19.945cm" svg:y="4.199cm" svg:viewBox="0 0 277 276" svg:d="M138 276c37 0 72-15 98-39 25-26 41-62 41-97 0-37-16-72-41-99-26-26-61-41-98-41s-72 15-98 41c-24 27-40 62-40 99 0 35 16 71 40 97 26 24 61 39 98 39z">
          <text:p/>
        </draw:path>
        <draw:path draw:style-name="gr33" draw:text-style-name="P2" draw:layer="layout" svg:width="0.276cm" svg:height="0.275cm" svg:x="19.945cm" svg:y="4.199cm" svg:viewBox="0 0 277 276" svg:d="M138 276c37 0 72-15 98-39 25-26 41-62 41-97 0-37-16-72-41-99-26-26-61-41-98-41s-72 15-98 41c-24 27-40 62-40 99 0 35 16 71 40 97 26 24 61 39 98 39z">
          <text:p/>
        </draw:path>
        <draw:path draw:style-name="gr32" draw:text-style-name="P6" draw:layer="layout" svg:width="0.274cm" svg:height="0.274cm" svg:x="20.149cm" svg:y="4.196cm" svg:viewBox="0 0 275 275" svg:d="M136 275c37 0 72-14 98-40s41-61 41-96c0-37-15-71-41-98-26-26-61-41-98-41s-72 15-96 41c-26 27-40 61-40 98 0 35 14 70 40 96 24 26 59 40 96 40z">
          <text:p/>
        </draw:path>
        <draw:path draw:style-name="gr33" draw:text-style-name="P2" draw:layer="layout" svg:width="0.274cm" svg:height="0.274cm" svg:x="20.149cm" svg:y="4.196cm" svg:viewBox="0 0 275 275" svg:d="M136 275c37 0 72-14 98-40s41-61 41-96c0-37-15-71-41-98-26-26-61-41-98-41s-72 15-96 41c-26 27-40 61-40 98 0 35 14 70 40 96 24 26 59 40 96 40z">
          <text:p/>
        </draw:path>
        <draw:path draw:style-name="gr34" draw:text-style-name="P18" draw:layer="layout" svg:width="0.275cm" svg:height="0.274cm" svg:x="21.909cm" svg:y="4.3cm" svg:viewBox="0 0 276 275" svg:d="M137 275c38 0 73-14 99-40 25-27 40-62 40-99 0-35-15-70-40-95-26-26-61-41-99-41-35 0-72 15-98 41-24 25-39 60-39 95 0 37 15 72 39 99 26 26 63 40 98 40z">
          <text:p/>
        </draw:path>
        <draw:path draw:style-name="gr33" draw:text-style-name="P2" draw:layer="layout" svg:width="0.275cm" svg:height="0.274cm" svg:x="21.909cm" svg:y="4.3cm" svg:viewBox="0 0 276 275" svg:d="M137 275c38 0 73-14 99-40 25-27 40-62 40-99 0-35-15-70-40-95-26-26-61-41-99-41-35 0-72 15-98 41-24 25-39 60-39 95 0 37 15 72 39 99 26 26 63 40 98 40z">
          <text:p/>
        </draw:path>
        <draw:path draw:style-name="gr32" draw:text-style-name="P6" draw:layer="layout" svg:width="0.275cm" svg:height="0.276cm" svg:x="20.195cm" svg:y="4.148cm" svg:viewBox="0 0 276 277" svg:d="M138 277c36 0 71-15 97-40 26-26 41-61 41-98 0-36-15-73-41-99-26-24-61-40-97-40-37 0-71 16-97 40-26 26-41 63-41 99 0 37 15 72 41 98 26 25 60 40 97 40z">
          <text:p/>
        </draw:path>
        <draw:path draw:style-name="gr33" draw:text-style-name="P2" draw:layer="layout" svg:width="0.275cm" svg:height="0.276cm" svg:x="20.195cm" svg:y="4.148cm" svg:viewBox="0 0 276 277" svg:d="M138 277c36 0 71-15 97-40 26-26 41-61 41-98 0-36-15-73-41-99-26-24-61-40-97-40-37 0-71 16-97 40-26 26-41 63-41 99 0 37 15 72 41 98 26 25 60 40 97 40z">
          <text:p/>
        </draw:path>
        <draw:path draw:style-name="gr32" draw:text-style-name="P6" draw:layer="layout" svg:width="0.275cm" svg:height="0.276cm" svg:x="20.218cm" svg:y="4.24cm" svg:viewBox="0 0 276 277" svg:d="M139 277c35 0 71-17 96-42 26-26 41-61 41-96 0-37-15-72-41-98-25-25-61-41-96-41-38 0-72 16-98 41-26 26-41 61-41 98 0 35 15 70 41 96 26 25 60 42 98 42z">
          <text:p/>
        </draw:path>
        <draw:path draw:style-name="gr33" draw:text-style-name="P2" draw:layer="layout" svg:width="0.275cm" svg:height="0.276cm" svg:x="20.218cm" svg:y="4.24cm" svg:viewBox="0 0 276 277" svg:d="M139 277c35 0 71-17 96-42 26-26 41-61 41-96 0-37-15-72-41-98-25-25-61-41-96-41-38 0-72 16-98 41-26 26-41 61-41 98 0 35 15 70 41 96 26 25 60 42 98 42z">
          <text:p/>
        </draw:path>
        <draw:path draw:style-name="gr32" draw:text-style-name="P6" draw:layer="layout" svg:width="0.275cm" svg:height="0.274cm" svg:x="20.175cm" svg:y="4.164cm" svg:viewBox="0 0 276 275" svg:d="M138 275c36 0 72-14 98-40 25-26 40-60 40-98 0-35-15-73-40-97-26-27-62-40-98-40-37 0-71 13-97 40-26 24-41 62-41 97 0 38 15 72 41 98s60 40 97 40z">
          <text:p/>
        </draw:path>
        <draw:path draw:style-name="gr33" draw:text-style-name="P2" draw:layer="layout" svg:width="0.275cm" svg:height="0.274cm" svg:x="20.175cm" svg:y="4.164cm" svg:viewBox="0 0 276 275" svg:d="M138 275c36 0 72-14 98-40 25-26 40-60 40-98 0-35-15-73-40-97-26-27-62-40-98-40-37 0-71 13-97 40-26 24-41 62-41 97 0 38 15 72 41 98s60 40 97 40z">
          <text:p/>
        </draw:path>
        <draw:path draw:style-name="gr32" draw:text-style-name="P6" draw:layer="layout" svg:width="0.276cm" svg:height="0.275cm" svg:x="20.118cm" svg:y="4.118cm" svg:viewBox="0 0 277 276" svg:d="M139 276c35 0 70-15 98-41 24-25 40-60 40-95 0-39-16-73-40-99-28-26-63-41-98-41-37 0-73 15-99 41-24 26-40 60-40 99 0 35 16 70 40 95 26 26 62 41 99 41z">
          <text:p/>
        </draw:path>
        <draw:path draw:style-name="gr33" draw:text-style-name="P2" draw:layer="layout" svg:width="0.276cm" svg:height="0.275cm" svg:x="20.118cm" svg:y="4.118cm" svg:viewBox="0 0 277 276" svg:d="M139 276c35 0 70-15 98-41 24-25 40-60 40-95 0-39-16-73-40-99-28-26-63-41-98-41-37 0-73 15-99 41-24 26-40 60-40 99 0 35 16 70 40 95 26 26 62 41 99 41z">
          <text:p/>
        </draw:path>
        <draw:path draw:style-name="gr32" draw:text-style-name="P6" draw:layer="layout" svg:width="0.274cm" svg:height="0.274cm" svg:x="20.666cm" svg:y="4.11cm" svg:viewBox="0 0 275 275" svg:d="M137 275c37 0 72-14 98-40s40-59 40-96c0-38-14-73-40-99s-61-40-98-40c-36 0-70 14-96 40-27 26-41 61-41 99 0 37 14 70 41 96 26 26 60 40 96 40z">
          <text:p/>
        </draw:path>
        <draw:path draw:style-name="gr33" draw:text-style-name="P2" draw:layer="layout" svg:width="0.274cm" svg:height="0.274cm" svg:x="20.666cm" svg:y="4.11cm" svg:viewBox="0 0 275 275" svg:d="M137 275c37 0 72-14 98-40s40-59 40-96c0-38-14-73-40-99s-61-40-98-40c-36 0-70 14-96 40-27 26-41 61-41 99 0 37 14 70 41 96 26 26 60 40 96 40z">
          <text:p/>
        </draw:path>
        <draw:path draw:style-name="gr32" draw:text-style-name="P6" draw:layer="layout" svg:width="0.274cm" svg:height="0.275cm" svg:x="20.181cm" svg:y="4.161cm" svg:viewBox="0 0 275 276" svg:d="M136 276c37 0 72-15 99-41 26-26 40-60 40-97 0-35-14-73-40-99-27-24-62-39-99-39-35 0-70 15-96 39-26 26-40 64-40 99 0 37 14 71 40 97s61 41 96 41z">
          <text:p/>
        </draw:path>
        <draw:path draw:style-name="gr33" draw:text-style-name="P2" draw:layer="layout" svg:width="0.274cm" svg:height="0.275cm" svg:x="20.181cm" svg:y="4.161cm" svg:viewBox="0 0 275 276" svg:d="M136 276c37 0 72-15 99-41 26-26 40-60 40-97 0-35-14-73-40-99-27-24-62-39-99-39-35 0-70 15-96 39-26 26-40 64-40 99 0 37 14 71 40 97s61 41 96 41z">
          <text:p/>
        </draw:path>
        <draw:path draw:style-name="gr32" draw:text-style-name="P6" draw:layer="layout" svg:width="0.274cm" svg:height="0.275cm" svg:x="19.988cm" svg:y="4.383cm" svg:viewBox="0 0 275 276" svg:d="M138 276c38 0 71-15 97-40 26-26 40-61 40-99 0-36-14-72-40-98-26-24-59-39-97-39-37 0-72 15-98 39-26 26-40 62-40 98 0 38 14 73 40 99 26 25 61 40 98 40z">
          <text:p/>
        </draw:path>
        <draw:path draw:style-name="gr33" draw:text-style-name="P2" draw:layer="layout" svg:width="0.274cm" svg:height="0.275cm" svg:x="19.988cm" svg:y="4.383cm" svg:viewBox="0 0 275 276" svg:d="M138 276c38 0 71-15 97-40 26-26 40-61 40-99 0-36-14-72-40-98-26-24-59-39-97-39-37 0-72 15-98 39-26 26-40 62-40 98 0 38 14 73 40 99 26 25 61 40 98 40z">
          <text:p/>
        </draw:path>
        <draw:path draw:style-name="gr32" draw:text-style-name="P6" draw:layer="layout" svg:width="0.274cm" svg:height="0.274cm" svg:x="20.094cm" svg:y="4.421cm" svg:viewBox="0 0 275 275" svg:d="M137 275c35 0 70-16 96-40 26-26 42-61 42-98 0-35-16-73-42-97-26-26-61-40-96-40-37 0-72 14-97 40-26 24-40 62-40 97 0 37 14 72 40 98 25 24 60 40 97 40z">
          <text:p/>
        </draw:path>
        <draw:path draw:style-name="gr33" draw:text-style-name="P2" draw:layer="layout" svg:width="0.274cm" svg:height="0.274cm" svg:x="20.094cm" svg:y="4.421cm" svg:viewBox="0 0 275 275" svg:d="M137 275c35 0 70-16 96-40 26-26 42-61 42-98 0-35-16-73-42-97-26-26-61-40-96-40-37 0-72 14-97 40-26 24-40 62-40 97 0 37 14 72 40 98 25 24 60 40 97 40z">
          <text:p/>
        </draw:path>
        <draw:path draw:style-name="gr32" draw:text-style-name="P6" draw:layer="layout" svg:width="0.274cm" svg:height="0.274cm" svg:x="20.057cm" svg:y="4.222cm" svg:viewBox="0 0 275 275" svg:d="M139 275c35 0 70-14 96-40s40-61 40-96c0-37-14-71-40-97-26-27-61-42-96-42-37 0-73 15-99 42-26 26-40 60-40 97 0 35 14 70 40 96s62 40 99 40z">
          <text:p/>
        </draw:path>
        <draw:path draw:style-name="gr33" draw:text-style-name="P2" draw:layer="layout" svg:width="0.274cm" svg:height="0.274cm" svg:x="20.057cm" svg:y="4.222cm" svg:viewBox="0 0 275 275" svg:d="M139 275c35 0 70-14 96-40s40-61 40-96c0-37-14-71-40-97-26-27-61-42-96-42-37 0-73 15-99 42-26 26-40 60-40 97 0 35 14 70 40 96s62 40 99 40z">
          <text:p/>
        </draw:path>
        <draw:path draw:style-name="gr32" draw:text-style-name="P6" draw:layer="layout" svg:width="0.276cm" svg:height="0.273cm" svg:x="19.899cm" svg:y="4.308cm" svg:viewBox="0 0 277 274" svg:d="M139 274c37 0 72-13 98-39 25-26 40-63 40-99 0-37-15-72-40-97-26-26-61-39-98-39s-72 13-98 39c-25 25-41 60-41 97 0 36 16 73 41 99 26 26 61 39 98 39z">
          <text:p/>
        </draw:path>
        <draw:path draw:style-name="gr33" draw:text-style-name="P2" draw:layer="layout" svg:width="0.276cm" svg:height="0.273cm" svg:x="19.899cm" svg:y="4.308cm" svg:viewBox="0 0 277 274" svg:d="M139 274c37 0 72-13 98-39 25-26 40-63 40-99 0-37-15-72-40-97-26-26-61-39-98-39s-72 13-98 39c-25 25-41 60-41 97 0 36 16 73 41 99 26 26 61 39 98 39z">
          <text:p/>
        </draw:path>
        <draw:path draw:style-name="gr32" draw:text-style-name="P6" draw:layer="layout" svg:width="0.274cm" svg:height="0.274cm" svg:x="21.021cm" svg:y="4.124cm" svg:viewBox="0 0 275 275" svg:d="M138 275c35 0 70-14 97-40 26-26 40-60 40-96 0-38-14-73-40-98-27-26-62-41-97-41-37 0-72 15-98 41-26 25-40 60-40 98 0 36 14 70 40 96s61 40 98 40z">
          <text:p/>
        </draw:path>
        <draw:path draw:style-name="gr33" draw:text-style-name="P2" draw:layer="layout" svg:width="0.274cm" svg:height="0.274cm" svg:x="21.021cm" svg:y="4.124cm" svg:viewBox="0 0 275 275" svg:d="M138 275c35 0 70-14 97-40 26-26 40-60 40-96 0-38-14-73-40-98-27-26-62-41-97-41-37 0-72 15-98 41-26 25-40 60-40 98 0 36 14 70 40 96s61 40 98 40z">
          <text:p/>
        </draw:path>
        <draw:path draw:style-name="gr32" draw:text-style-name="P6" draw:layer="layout" svg:width="0.274cm" svg:height="0.274cm" svg:x="19.708cm" svg:y="4.317cm" svg:viewBox="0 0 275 275" svg:d="M138 275c38 0 71-16 97-40 26-26 40-64 40-99 0-37-14-72-40-96-26-26-59-40-97-40-37 0-72 14-98 40-26 24-40 59-40 96 0 35 14 73 40 99 26 24 61 40 98 40z">
          <text:p/>
        </draw:path>
        <draw:path draw:style-name="gr33" draw:text-style-name="P2" draw:layer="layout" svg:width="0.274cm" svg:height="0.274cm" svg:x="19.708cm" svg:y="4.317cm" svg:viewBox="0 0 275 275" svg:d="M138 275c38 0 71-16 97-40 26-26 40-64 40-99 0-37-14-72-40-96-26-26-59-40-97-40-37 0-72 14-98 40-26 24-40 59-40 96 0 35 14 73 40 99 26 24 61 40 98 40z">
          <text:p/>
        </draw:path>
        <draw:path draw:style-name="gr32" draw:text-style-name="P6" draw:layer="layout" svg:width="0.274cm" svg:height="0.274cm" svg:x="20.764cm" svg:y="4.188cm" svg:viewBox="0 0 275 275" svg:d="M138 275c35 0 71-15 97-41 26-25 40-60 40-95 0-37-14-72-40-99-26-26-62-40-97-40-37 0-72 14-98 40-26 27-40 62-40 99 0 35 14 70 40 95 26 26 61 41 98 41z">
          <text:p/>
        </draw:path>
        <draw:path draw:style-name="gr33" draw:text-style-name="P2" draw:layer="layout" svg:width="0.274cm" svg:height="0.274cm" svg:x="20.764cm" svg:y="4.188cm" svg:viewBox="0 0 275 275" svg:d="M138 275c35 0 71-15 97-41 26-25 40-60 40-95 0-37-14-72-40-99-26-26-62-40-97-40-37 0-72 14-98 40-26 27-40 62-40 99 0 35 14 70 40 95 26 26 61 41 98 41z">
          <text:p/>
        </draw:path>
        <draw:path draw:style-name="gr32" draw:text-style-name="P6" draw:layer="layout" svg:width="0.275cm" svg:height="0.275cm" svg:x="20.475cm" svg:y="4.597cm" svg:viewBox="0 0 276 276" svg:d="M138 276c36 0 70-15 97-41 26-25 41-61 41-98 0-36-15-70-41-96-27-26-61-41-97-41-37 0-72 15-97 41-26 26-41 60-41 96 0 37 15 73 41 98 25 26 60 41 97 41z">
          <text:p/>
        </draw:path>
        <draw:path draw:style-name="gr33" draw:text-style-name="P2" draw:layer="layout" svg:width="0.275cm" svg:height="0.275cm" svg:x="20.475cm" svg:y="4.597cm" svg:viewBox="0 0 276 276" svg:d="M138 276c36 0 70-15 97-41 26-25 41-61 41-98 0-36-15-70-41-96-27-26-61-41-97-41-37 0-72 15-97 41-26 26-41 60-41 96 0 37 15 73 41 98 25 26 60 41 97 41z">
          <text:p/>
        </draw:path>
        <draw:path draw:style-name="gr32" draw:text-style-name="P6" draw:layer="layout" svg:width="0.274cm" svg:height="0.274cm" svg:x="19.968cm" svg:y="4.237cm" svg:viewBox="0 0 275 275" svg:d="M138 275c36 0 71-15 97-41 25-25 40-60 40-95 0-37-15-72-40-98-26-25-61-41-97-41-37 0-72 16-98 41-26 26-40 61-40 98 0 35 14 70 40 95 26 26 61 41 98 41z">
          <text:p/>
        </draw:path>
        <draw:path draw:style-name="gr33" draw:text-style-name="P2" draw:layer="layout" svg:width="0.274cm" svg:height="0.274cm" svg:x="19.968cm" svg:y="4.237cm" svg:viewBox="0 0 275 275" svg:d="M138 275c36 0 71-15 97-41 25-25 40-60 40-95 0-37-15-72-40-98-26-25-61-41-97-41-37 0-72 16-98 41-26 26-40 61-40 98 0 35 14 70 40 95 26 26 61 41 98 41z">
          <text:p/>
        </draw:path>
        <draw:path draw:style-name="gr32" draw:text-style-name="P6" draw:layer="layout" svg:width="0.274cm" svg:height="0.275cm" svg:x="20.435cm" svg:y="4.283cm" svg:viewBox="0 0 275 276" svg:d="M136 276c37 0 72-15 98-40 27-28 41-63 41-98 0-37-14-72-41-98-26-25-61-40-98-40s-70 15-96 40c-26 26-40 61-40 98 0 35 14 70 40 98 26 25 59 40 96 40z">
          <text:p/>
        </draw:path>
        <draw:path draw:style-name="gr33" draw:text-style-name="P2" draw:layer="layout" svg:width="0.274cm" svg:height="0.275cm" svg:x="20.435cm" svg:y="4.283cm" svg:viewBox="0 0 275 276" svg:d="M136 276c37 0 72-15 98-40 27-28 41-63 41-98 0-37-14-72-41-98-26-25-61-40-98-40s-70 15-96 40c-26 26-40 61-40 98 0 35 14 70 40 98 26 25 59 40 96 40z">
          <text:p/>
        </draw:path>
        <draw:path draw:style-name="gr34" draw:text-style-name="P18" draw:layer="layout" svg:width="0.275cm" svg:height="0.274cm" svg:x="21.632cm" svg:y="4.442cm" svg:viewBox="0 0 276 275" svg:d="M137 275c38 0 73-14 99-40 25-24 40-59 40-96s-15-71-40-99c-26-26-61-40-99-40-35 0-72 14-98 40-24 28-39 62-39 99s15 72 39 96c26 26 63 40 98 40z">
          <text:p/>
        </draw:path>
        <draw:path draw:style-name="gr33" draw:text-style-name="P2" draw:layer="layout" svg:width="0.275cm" svg:height="0.274cm" svg:x="21.632cm" svg:y="4.442cm" svg:viewBox="0 0 276 275" svg:d="M137 275c38 0 73-14 99-40 25-24 40-59 40-96s-15-71-40-99c-26-26-61-40-99-40-35 0-72 14-98 40-24 28-39 62-39 99s15 72 39 96c26 26 63 40 98 40z">
          <text:p/>
        </draw:path>
        <draw:path draw:style-name="gr32" draw:text-style-name="P6" draw:layer="layout" svg:width="0.273cm" svg:height="0.274cm" svg:x="20.362cm" svg:y="4.081cm" svg:viewBox="0 0 274 275" svg:d="M136 275c36 0 72-14 96-40 29-26 42-59 42-99 0-35-13-70-42-96-24-26-60-40-96-40-35 0-71 14-97 40-24 26-39 61-39 96 0 40 15 73 39 99 26 26 62 40 97 40z">
          <text:p/>
        </draw:path>
        <draw:path draw:style-name="gr33" draw:text-style-name="P2" draw:layer="layout" svg:width="0.273cm" svg:height="0.274cm" svg:x="20.362cm" svg:y="4.081cm" svg:viewBox="0 0 274 275" svg:d="M136 275c36 0 72-14 96-40 29-26 42-59 42-99 0-35-13-70-42-96-24-26-60-40-96-40-35 0-71 14-97 40-24 26-39 61-39 96 0 40 15 73 39 99 26 26 62 40 97 40z">
          <text:p/>
        </draw:path>
        <draw:path draw:style-name="gr34" draw:text-style-name="P18" draw:layer="layout" svg:width="0.274cm" svg:height="0.275cm" svg:x="22.579cm" svg:y="5.261cm" svg:viewBox="0 0 275 276" svg:d="M137 276c37 0 70-15 98-41 26-25 40-60 40-95 0-37-14-73-40-99-28-26-61-41-98-41s-72 15-96 41c-28 26-41 62-41 99 0 35 13 70 41 95 24 26 59 41 96 41z">
          <text:p/>
        </draw:path>
        <draw:path draw:style-name="gr33" draw:text-style-name="P2" draw:layer="layout" svg:width="0.274cm" svg:height="0.275cm" svg:x="22.579cm" svg:y="5.261cm" svg:viewBox="0 0 275 276" svg:d="M137 276c37 0 70-15 98-41 26-25 40-60 40-95 0-37-14-73-40-99-28-26-61-41-98-41s-72 15-96 41c-28 26-41 62-41 99 0 35 13 70 41 95 24 26 59 41 96 41z">
          <text:p/>
        </draw:path>
        <draw:path draw:style-name="gr32" draw:text-style-name="P6" draw:layer="layout" svg:width="0.274cm" svg:height="0.274cm" svg:x="20.043cm" svg:y="4.291cm" svg:viewBox="0 0 275 275" svg:d="M139 275c35 0 70-16 96-40 25-29 40-64 40-99 0-37-15-72-40-96-26-27-61-40-96-40-37 0-73 13-97 40-28 24-42 59-42 96 0 35 14 70 42 99 24 24 60 40 97 40z">
          <text:p/>
        </draw:path>
        <draw:path draw:style-name="gr33" draw:text-style-name="P2" draw:layer="layout" svg:width="0.274cm" svg:height="0.274cm" svg:x="20.043cm" svg:y="4.291cm" svg:viewBox="0 0 275 275" svg:d="M139 275c35 0 70-16 96-40 25-29 40-64 40-99 0-37-15-72-40-96-26-27-61-40-96-40-37 0-73 13-97 40-28 24-42 59-42 96 0 35 14 70 42 99 24 24 60 40 97 40z">
          <text:p/>
        </draw:path>
        <draw:path draw:style-name="gr32" draw:text-style-name="P6" draw:layer="layout" svg:width="0.274cm" svg:height="0.275cm" svg:x="19.832cm" svg:y="4.404cm" svg:viewBox="0 0 275 276" svg:d="M136 276c38 0 72-15 98-41 26-24 41-60 41-95 0-38-15-74-41-99-26-26-60-41-98-41-35 0-71 15-95 41-27 25-41 61-41 99 0 35 14 71 41 95 24 26 60 41 95 41z">
          <text:p/>
        </draw:path>
        <draw:path draw:style-name="gr33" draw:text-style-name="P2" draw:layer="layout" svg:width="0.274cm" svg:height="0.275cm" svg:x="19.832cm" svg:y="4.404cm" svg:viewBox="0 0 275 276" svg:d="M136 276c38 0 72-15 98-41 26-24 41-60 41-95 0-38-15-74-41-99-26-26-60-41-98-41-35 0-71 15-95 41-27 25-41 61-41 99 0 35 14 71 41 95 24 26 60 41 95 41z">
          <text:p/>
        </draw:path>
        <draw:path draw:style-name="gr32" draw:text-style-name="P6" draw:layer="layout" svg:width="0.274cm" svg:height="0.274cm" svg:x="21.009cm" svg:y="4.252cm" svg:viewBox="0 0 275 275" svg:d="M136 275c38 0 72-16 99-42 26-26 40-61 40-96 0-37-14-72-40-97-27-26-61-40-99-40-35 0-70 14-96 40-25 25-40 60-40 97 0 35 15 70 40 96 26 26 61 42 96 42z">
          <text:p/>
        </draw:path>
        <draw:path draw:style-name="gr33" draw:text-style-name="P2" draw:layer="layout" svg:width="0.274cm" svg:height="0.274cm" svg:x="21.009cm" svg:y="4.252cm" svg:viewBox="0 0 275 275" svg:d="M136 275c38 0 72-16 99-42 26-26 40-61 40-96 0-37-14-72-40-97-27-26-61-40-99-40-35 0-70 14-96 40-25 25-40 60-40 97 0 35 15 70 40 96 26 26 61 42 96 42z">
          <text:p/>
        </draw:path>
        <draw:path draw:style-name="gr32" draw:text-style-name="P6" draw:layer="layout" svg:width="0.274cm" svg:height="0.274cm" svg:x="20.186cm" svg:y="4.188cm" svg:viewBox="0 0 275 275" svg:d="M136 275c37 0 72-15 99-40 24-26 40-61 40-96 0-37-16-72-40-99-27-26-62-40-99-40s-72 14-97 40c-26 27-39 62-39 99 0 35 13 70 39 96 25 25 60 40 97 40z">
          <text:p/>
        </draw:path>
        <draw:path draw:style-name="gr33" draw:text-style-name="P2" draw:layer="layout" svg:width="0.274cm" svg:height="0.274cm" svg:x="20.186cm" svg:y="4.188cm" svg:viewBox="0 0 275 275" svg:d="M136 275c37 0 72-15 99-40 24-26 40-61 40-96 0-37-16-72-40-99-27-26-62-40-99-40s-72 14-97 40c-26 27-39 62-39 99 0 35 13 70 39 96 25 25 60 40 97 40z">
          <text:p/>
        </draw:path>
        <draw:path draw:style-name="gr32" draw:text-style-name="P6" draw:layer="layout" svg:width="0.274cm" svg:height="0.274cm" svg:x="20.291cm" svg:y="4.185cm" svg:viewBox="0 0 275 275" svg:d="M139 275c35 0 70-14 96-40 25-26 40-59 40-96s-15-72-40-99c-26-26-61-40-96-40-38 0-73 14-99 40-26 27-40 62-40 99s14 70 40 96 61 40 99 40z">
          <text:p/>
        </draw:path>
        <draw:path draw:style-name="gr33" draw:text-style-name="P2" draw:layer="layout" svg:width="0.274cm" svg:height="0.274cm" svg:x="20.291cm" svg:y="4.185cm" svg:viewBox="0 0 275 275" svg:d="M139 275c35 0 70-14 96-40 25-26 40-59 40-96s-15-72-40-99c-26-26-61-40-96-40-38 0-73 14-99 40-26 27-40 62-40 99s14 70 40 96 61 40 99 40z">
          <text:p/>
        </draw:path>
        <draw:path draw:style-name="gr32" draw:text-style-name="P6" draw:layer="layout" svg:width="0.274cm" svg:height="0.274cm" svg:x="20.092cm" svg:y="4.39cm" svg:viewBox="0 0 275 275" svg:d="M137 275c37 0 71-15 97-41s41-60 41-97-15-73-41-97c-26-26-60-40-97-40-36 0-70 14-97 40-26 24-40 60-40 97s14 71 40 97c27 26 61 41 97 41z">
          <text:p/>
        </draw:path>
        <draw:path draw:style-name="gr33" draw:text-style-name="P2" draw:layer="layout" svg:width="0.274cm" svg:height="0.274cm" svg:x="20.092cm" svg:y="4.39cm" svg:viewBox="0 0 275 275" svg:d="M137 275c37 0 71-15 97-41s41-60 41-97-15-73-41-97c-26-26-60-40-97-40-36 0-70 14-97 40-26 24-40 60-40 97s14 71 40 97c27 26 61 41 97 41z">
          <text:p/>
        </draw:path>
        <draw:path draw:style-name="gr34" draw:text-style-name="P18" draw:layer="layout" svg:width="0.274cm" svg:height="0.274cm" svg:x="22.94cm" svg:y="4.788cm" svg:viewBox="0 0 275 275" svg:d="M138 275c35 0 70-14 97-40 26-26 40-61 40-96 0-37-14-72-40-98-27-26-62-41-97-41-39 0-72 15-98 41s-40 61-40 98c0 35 14 70 40 96s59 40 98 40z">
          <text:p/>
        </draw:path>
        <draw:path draw:style-name="gr33" draw:text-style-name="P2" draw:layer="layout" svg:width="0.274cm" svg:height="0.274cm" svg:x="22.94cm" svg:y="4.788cm" svg:viewBox="0 0 275 275" svg:d="M138 275c35 0 70-14 97-40 26-26 40-61 40-96 0-37-14-72-40-98-27-26-62-41-97-41-39 0-72 15-98 41s-40 61-40 98c0 35 14 70 40 96s59 40 98 40z">
          <text:p/>
        </draw:path>
        <draw:path draw:style-name="gr32" draw:text-style-name="P6" draw:layer="layout" svg:width="0.275cm" svg:height="0.275cm" svg:x="20.247cm" svg:y="4.118cm" svg:viewBox="0 0 276 276" svg:d="M138 276c37 0 71-15 97-41s41-60 41-96c0-38-15-73-41-99-26-25-60-40-97-40s-72 15-97 40c-26 26-41 61-41 99 0 36 15 70 41 96 25 26 60 41 97 41z">
          <text:p/>
        </draw:path>
        <draw:path draw:style-name="gr33" draw:text-style-name="P2" draw:layer="layout" svg:width="0.275cm" svg:height="0.275cm" svg:x="20.247cm" svg:y="4.118cm" svg:viewBox="0 0 276 276" svg:d="M138 276c37 0 71-15 97-41s41-60 41-96c0-38-15-73-41-99-26-25-60-40-97-40s-72 15-97 40c-26 26-41 61-41 99 0 36 15 70 41 96 25 26 60 41 97 41z">
          <text:p/>
        </draw:path>
        <draw:path draw:style-name="gr32" draw:text-style-name="P6" draw:layer="layout" svg:width="0.273cm" svg:height="0.274cm" svg:x="20.336cm" svg:y="4.216cm" svg:viewBox="0 0 274 275" svg:d="M137 275c38 0 72-14 98-40s39-60 39-98c0-35-13-70-39-95-26-28-60-42-98-42-35 0-71 14-95 42-26 25-42 60-42 95 0 38 16 72 42 98 24 26 60 40 95 40z">
          <text:p/>
        </draw:path>
        <draw:path draw:style-name="gr33" draw:text-style-name="P2" draw:layer="layout" svg:width="0.273cm" svg:height="0.274cm" svg:x="20.336cm" svg:y="4.216cm" svg:viewBox="0 0 274 275" svg:d="M137 275c38 0 72-14 98-40s39-60 39-98c0-35-13-70-39-95-26-28-60-42-98-42-35 0-71 14-95 42-26 25-42 60-42 95 0 38 16 72 42 98 24 26 60 40 95 40z">
          <text:p/>
        </draw:path>
        <draw:path draw:style-name="gr32" draw:text-style-name="P6" draw:layer="layout" svg:width="0.274cm" svg:height="0.274cm" svg:x="20.189cm" svg:y="4.182cm" svg:viewBox="0 0 275 275" svg:d="M136 275c38 0 72-14 99-40 26-24 40-59 40-96s-14-71-40-99c-27-26-61-40-99-40-35 0-71 14-97 40-24 28-39 62-39 99s15 72 39 96c26 26 62 40 97 40z">
          <text:p/>
        </draw:path>
        <draw:path draw:style-name="gr33" draw:text-style-name="P2" draw:layer="layout" svg:width="0.274cm" svg:height="0.274cm" svg:x="20.189cm" svg:y="4.182cm" svg:viewBox="0 0 275 275" svg:d="M136 275c38 0 72-14 99-40 26-24 40-59 40-96s-14-71-40-99c-27-26-61-40-99-40-35 0-71 14-97 40-24 28-39 62-39 99s15 72 39 96c26 26 62 40 97 40z">
          <text:p/>
        </draw:path>
        <draw:path draw:style-name="gr32" draw:text-style-name="P6" draw:layer="layout" svg:width="0.274cm" svg:height="0.274cm" svg:x="19.555cm" svg:y="4.485cm" svg:viewBox="0 0 275 275" svg:d="M139 275c35 0 70-14 95-40 27-26 41-61 41-96 0-37-14-72-41-98-25-27-60-41-95-41-37 0-72 14-98 41-27 26-41 61-41 98 0 35 14 70 41 96 26 26 61 40 98 40z">
          <text:p/>
        </draw:path>
        <draw:path draw:style-name="gr33" draw:text-style-name="P2" draw:layer="layout" svg:width="0.274cm" svg:height="0.274cm" svg:x="19.555cm" svg:y="4.485cm" svg:viewBox="0 0 275 275" svg:d="M139 275c35 0 70-14 95-40 27-26 41-61 41-96 0-37-14-72-41-98-25-27-60-41-95-41-37 0-72 14-98 41-27 26-41 61-41 98 0 35 14 70 41 96 26 26 61 40 98 40z">
          <text:p/>
        </draw:path>
        <draw:path draw:style-name="gr32" draw:text-style-name="P6" draw:layer="layout" svg:width="0.274cm" svg:height="0.274cm" svg:x="20.363cm" svg:y="4.523cm" svg:viewBox="0 0 275 275" svg:d="M137 275c37 0 72-15 97-42 27-25 41-60 41-95 0-38-14-72-41-98-25-26-60-40-97-40-36 0-70 14-97 40-26 26-40 60-40 98 0 35 14 70 40 95 27 27 61 42 97 42z">
          <text:p/>
        </draw:path>
        <draw:path draw:style-name="gr33" draw:text-style-name="P2" draw:layer="layout" svg:width="0.274cm" svg:height="0.274cm" svg:x="20.363cm" svg:y="4.523cm" svg:viewBox="0 0 275 275" svg:d="M137 275c37 0 72-15 97-42 27-25 41-60 41-95 0-38-14-72-41-98-25-26-60-40-97-40-36 0-70 14-97 40-26 26-40 60-40 98 0 35 14 70 40 95 27 27 61 42 97 42z">
          <text:p/>
        </draw:path>
        <draw:path draw:style-name="gr32" draw:text-style-name="P6" draw:layer="layout" svg:width="0.274cm" svg:height="0.274cm" svg:x="20.065cm" svg:y="4.289cm" svg:viewBox="0 0 275 275" svg:d="M137 275c37 0 72-15 98-40 24-28 40-62 40-99 0-35-16-70-40-96-26-26-61-40-98-40-35 0-71 14-96 40-26 26-41 61-41 96 0 37 15 71 41 99 25 25 61 40 96 40z">
          <text:p/>
        </draw:path>
        <draw:path draw:style-name="gr33" draw:text-style-name="P2" draw:layer="layout" svg:width="0.274cm" svg:height="0.274cm" svg:x="20.065cm" svg:y="4.289cm" svg:viewBox="0 0 275 275" svg:d="M137 275c37 0 72-15 98-40 24-28 40-62 40-99 0-35-16-70-40-96-26-26-61-40-98-40-35 0-71 14-96 40-26 26-41 61-41 96 0 37 15 71 41 99 25 25 61 40 96 40z">
          <text:p/>
        </draw:path>
        <draw:path draw:style-name="gr32" draw:text-style-name="P6" draw:layer="layout" svg:width="0.274cm" svg:height="0.274cm" svg:x="20.9cm" svg:y="4.226cm" svg:viewBox="0 0 275 275" svg:d="M137 275c37 0 71-13 97-39 26-25 41-60 41-97 0-35-15-70-41-96-26-27-60-43-97-43-35 0-70 16-97 43-26 26-40 61-40 96 0 37 14 72 40 97 27 26 62 39 97 39z">
          <text:p/>
        </draw:path>
        <draw:path draw:style-name="gr33" draw:text-style-name="P2" draw:layer="layout" svg:width="0.274cm" svg:height="0.274cm" svg:x="20.9cm" svg:y="4.226cm" svg:viewBox="0 0 275 275" svg:d="M137 275c37 0 71-13 97-39 26-25 41-60 41-97 0-35-15-70-41-96-26-27-60-43-97-43-35 0-70 16-97 43-26 26-40 61-40 96 0 37 14 72 40 97 27 26 62 39 97 39z">
          <text:p/>
        </draw:path>
        <draw:path draw:style-name="gr32" draw:text-style-name="P6" draw:layer="layout" svg:width="0.274cm" svg:height="0.273cm" svg:x="20.964cm" svg:y="4.181cm" svg:viewBox="0 0 275 274" svg:d="M138 274c35 0 72-13 97-39 26-25 40-60 40-97 0-35-14-70-40-99-25-24-62-39-97-39-38 0-72 15-98 39-26 29-40 64-40 99 0 37 14 72 40 97 26 26 60 39 98 39z">
          <text:p/>
        </draw:path>
        <draw:path draw:style-name="gr33" draw:text-style-name="P2" draw:layer="layout" svg:width="0.274cm" svg:height="0.273cm" svg:x="20.964cm" svg:y="4.181cm" svg:viewBox="0 0 275 274" svg:d="M138 274c35 0 72-13 97-39 26-25 40-60 40-97 0-35-14-70-40-99-25-24-62-39-97-39-38 0-72 15-98 39-26 29-40 64-40 99 0 37 14 72 40 97 26 26 60 39 98 39z">
          <text:p/>
        </draw:path>
        <draw:path draw:style-name="gr32" draw:text-style-name="P6" draw:layer="layout" svg:width="0.274cm" svg:height="0.275cm" svg:x="20.317cm" svg:y="4.144cm" svg:viewBox="0 0 275 276" svg:d="M137 276c37 0 71-15 97-40 26-26 41-61 41-96 0-38-15-73-41-99s-60-41-97-41c-35 0-71 15-97 41s-40 61-40 99c0 35 14 70 40 96 26 25 62 40 97 40z">
          <text:p/>
        </draw:path>
        <draw:path draw:style-name="gr33" draw:text-style-name="P2" draw:layer="layout" svg:width="0.274cm" svg:height="0.275cm" svg:x="20.317cm" svg:y="4.144cm" svg:viewBox="0 0 275 276" svg:d="M137 276c37 0 71-15 97-40 26-26 41-61 41-96 0-38-15-73-41-99s-60-41-97-41c-35 0-71 15-97 41s-40 61-40 99c0 35 14 70 40 96 26 25 62 40 97 40z">
          <text:p/>
        </draw:path>
        <draw:path draw:style-name="gr32" draw:text-style-name="P6" draw:layer="layout" svg:width="0.274cm" svg:height="0.274cm" svg:x="20.034cm" svg:y="4.292cm" svg:viewBox="0 0 275 275" svg:d="M139 275c35 0 70-15 96-40 26-28 40-62 40-99 0-35-14-70-40-96s-61-40-96-40c-38 0-73 14-99 40s-40 61-40 96c0 37 14 71 40 99 26 25 61 40 99 40z">
          <text:p/>
        </draw:path>
        <draw:path draw:style-name="gr33" draw:text-style-name="P2" draw:layer="layout" svg:width="0.274cm" svg:height="0.274cm" svg:x="20.034cm" svg:y="4.292cm" svg:viewBox="0 0 275 275" svg:d="M139 275c35 0 70-15 96-40 26-28 40-62 40-99 0-35-14-70-40-96s-61-40-96-40c-38 0-73 14-99 40s-40 61-40 96c0 37 14 71 40 99 26 25 61 40 99 40z">
          <text:p/>
        </draw:path>
        <draw:path draw:style-name="gr32" draw:text-style-name="P6" draw:layer="layout" svg:width="0.274cm" svg:height="0.274cm" svg:x="20.322cm" svg:y="4.162cm" svg:viewBox="0 0 275 275" svg:d="M137 275c38 0 72-14 98-40s40-59 40-96-14-73-40-99-60-40-98-40c-35 0-71 14-96 40-27 26-41 62-41 99s14 70 41 96c25 26 61 40 96 40z">
          <text:p/>
        </draw:path>
        <draw:path draw:style-name="gr33" draw:text-style-name="P2" draw:layer="layout" svg:width="0.274cm" svg:height="0.274cm" svg:x="20.322cm" svg:y="4.162cm" svg:viewBox="0 0 275 275" svg:d="M137 275c38 0 72-14 98-40s40-59 40-96-14-73-40-99-60-40-98-40c-35 0-71 14-96 40-27 26-41 62-41 99s14 70 41 96c25 26 61 40 96 40z">
          <text:p/>
        </draw:path>
        <draw:path draw:style-name="gr32" draw:text-style-name="P6" draw:layer="layout" svg:width="0.274cm" svg:height="0.275cm" svg:x="20.747cm" svg:y="4.248cm" svg:viewBox="0 0 275 276" svg:d="M136 276c37 0 72-16 98-42s41-61 41-96c0-37-15-71-41-97s-61-41-98-41c-36 0-70 15-96 41s-40 60-40 97c0 35 14 70 40 96s60 42 96 42z">
          <text:p/>
        </draw:path>
        <draw:path draw:style-name="gr33" draw:text-style-name="P2" draw:layer="layout" svg:width="0.274cm" svg:height="0.275cm" svg:x="20.747cm" svg:y="4.248cm" svg:viewBox="0 0 275 276" svg:d="M136 276c37 0 72-16 98-42s41-61 41-96c0-37-15-71-41-97s-61-41-98-41c-36 0-70 15-96 41s-40 60-40 97c0 35 14 70 40 96s60 42 96 42z">
          <text:p/>
        </draw:path>
        <draw:path draw:style-name="gr32" draw:text-style-name="P6" draw:layer="layout" svg:width="0.274cm" svg:height="0.275cm" svg:x="20.337cm" svg:y="4.069cm" svg:viewBox="0 0 275 276" svg:d="M139 276c37 0 72-15 96-40 26-26 40-62 40-98 0-37-14-71-40-97-24-26-59-41-96-41s-72 15-98 41-41 60-41 97c0 36 15 72 41 98 26 25 61 40 98 40z">
          <text:p/>
        </draw:path>
        <draw:path draw:style-name="gr33" draw:text-style-name="P2" draw:layer="layout" svg:width="0.274cm" svg:height="0.275cm" svg:x="20.337cm" svg:y="4.069cm" svg:viewBox="0 0 275 276" svg:d="M139 276c37 0 72-15 96-40 26-26 40-62 40-98 0-37-14-71-40-97-24-26-59-41-96-41s-72 15-98 41-41 60-41 97c0 36 15 72 41 98 26 25 61 40 98 40z">
          <text:p/>
        </draw:path>
        <draw:path draw:style-name="gr32" draw:text-style-name="P6" draw:layer="layout" svg:width="0.276cm" svg:height="0.274cm" svg:x="20.317cm" svg:y="4.262cm" svg:viewBox="0 0 277 275" svg:d="M138 275c38 0 73-14 99-43 24-24 40-59 40-96s-16-71-40-97c-26-26-61-39-99-39-35 0-70 13-96 39s-42 60-42 97 16 72 42 96c26 29 61 43 96 43z">
          <text:p/>
        </draw:path>
        <draw:path draw:style-name="gr33" draw:text-style-name="P2" draw:layer="layout" svg:width="0.276cm" svg:height="0.274cm" svg:x="20.317cm" svg:y="4.262cm" svg:viewBox="0 0 277 275" svg:d="M138 275c38 0 73-14 99-43 24-24 40-59 40-96s-16-71-40-97c-26-26-61-39-99-39-35 0-70 13-96 39s-42 60-42 97 16 72 42 96c26 29 61 43 96 43z">
          <text:p/>
        </draw:path>
        <draw:path draw:style-name="gr34" draw:text-style-name="P18" draw:layer="layout" svg:width="0.274cm" svg:height="0.275cm" svg:x="21.506cm" svg:y="4.066cm" svg:viewBox="0 0 275 276" svg:d="M139 276c35 0 72-15 96-41 26-26 40-61 40-99 0-35-14-70-40-96-24-25-61-40-96-40-37 0-72 15-98 40-26 26-41 61-41 96 0 38 15 73 41 99s61 41 98 41z">
          <text:p/>
        </draw:path>
        <draw:path draw:style-name="gr33" draw:text-style-name="P2" draw:layer="layout" svg:width="0.274cm" svg:height="0.275cm" svg:x="21.506cm" svg:y="4.066cm" svg:viewBox="0 0 275 276" svg:d="M139 276c35 0 72-15 96-41 26-26 40-61 40-99 0-35-14-70-40-96-24-25-61-40-96-40-37 0-72 15-98 40-26 26-41 61-41 96 0 38 15 73 41 99s61 41 98 41z">
          <text:p/>
        </draw:path>
        <draw:path draw:style-name="gr34" draw:text-style-name="P18" draw:layer="layout" svg:width="0.274cm" svg:height="0.274cm" svg:x="22.592cm" svg:y="5.319cm" svg:viewBox="0 0 275 275" svg:d="M138 275c36 0 72-14 98-40s39-61 39-96c0-37-13-72-39-98s-62-41-98-41c-37 0-72 15-97 41-26 26-41 61-41 98 0 35 15 70 41 96 25 26 60 40 97 40z">
          <text:p/>
        </draw:path>
        <draw:path draw:style-name="gr33" draw:text-style-name="P2" draw:layer="layout" svg:width="0.274cm" svg:height="0.274cm" svg:x="22.592cm" svg:y="5.319cm" svg:viewBox="0 0 275 275" svg:d="M138 275c36 0 72-14 98-40s39-61 39-96c0-37-13-72-39-98s-62-41-98-41c-37 0-72 15-97 41-26 26-41 61-41 98 0 35 15 70 41 96 25 26 60 40 97 40z">
          <text:p/>
        </draw:path>
        <draw:path draw:style-name="gr32" draw:text-style-name="P6" draw:layer="layout" svg:width="0.274cm" svg:height="0.274cm" svg:x="20.354cm" svg:y="4.248cm" svg:viewBox="0 0 275 275" svg:d="M137 275c37 0 72-15 97-43 27-24 41-59 41-96 0-35-14-70-41-96-25-25-60-40-97-40s-70 15-97 40c-26 26-40 61-40 96 0 37 14 72 40 96 27 28 60 43 97 43z">
          <text:p/>
        </draw:path>
        <draw:path draw:style-name="gr33" draw:text-style-name="P2" draw:layer="layout" svg:width="0.274cm" svg:height="0.274cm" svg:x="20.354cm" svg:y="4.248cm" svg:viewBox="0 0 275 275" svg:d="M137 275c37 0 72-15 97-43 27-24 41-59 41-96 0-35-14-70-41-96-25-25-60-40-97-40s-70 15-97 40c-26 26-40 61-40 96 0 37 14 72 40 96 27 28 60 43 97 43z">
          <text:p/>
        </draw:path>
        <draw:path draw:style-name="gr32" draw:text-style-name="P6" draw:layer="layout" svg:width="0.274cm" svg:height="0.274cm" svg:x="20.316cm" svg:y="4.147cm" svg:viewBox="0 0 275 275" svg:d="M137 275c37 0 72-14 98-40 24-26 40-61 40-96 0-37-16-73-40-99-26-25-61-40-98-40-35 0-72 15-96 40-28 26-41 62-41 99 0 35 13 70 41 96 24 26 61 40 96 40z">
          <text:p/>
        </draw:path>
        <draw:path draw:style-name="gr33" draw:text-style-name="P2" draw:layer="layout" svg:width="0.274cm" svg:height="0.274cm" svg:x="20.316cm" svg:y="4.147cm" svg:viewBox="0 0 275 275" svg:d="M137 275c37 0 72-14 98-40 24-26 40-61 40-96 0-37-16-73-40-99-26-25-61-40-98-40-35 0-72 15-96 40-28 26-41 62-41 99 0 35 13 70 41 96 24 26 61 40 96 40z">
          <text:p/>
        </draw:path>
        <draw:path draw:style-name="gr32" draw:text-style-name="P6" draw:layer="layout" svg:width="0.274cm" svg:height="0.274cm" svg:x="20.371cm" svg:y="4.193cm" svg:viewBox="0 0 275 275" svg:d="M137 275c37 0 72-16 96-40 28-26 42-61 42-98 0-35-14-70-42-96-24-27-59-41-96-41s-70 14-97 41c-26 26-40 61-40 96 0 37 14 72 40 98 27 24 60 40 97 40z">
          <text:p/>
        </draw:path>
        <draw:path draw:style-name="gr33" draw:text-style-name="P2" draw:layer="layout" svg:width="0.274cm" svg:height="0.274cm" svg:x="20.371cm" svg:y="4.193cm" svg:viewBox="0 0 275 275" svg:d="M137 275c37 0 72-16 96-40 28-26 42-61 42-98 0-35-14-70-42-96-24-27-59-41-96-41s-70 14-97 41c-26 26-40 61-40 96 0 37 14 72 40 98 27 24 60 40 97 40z">
          <text:p/>
        </draw:path>
        <draw:path draw:style-name="gr32" draw:text-style-name="P6" draw:layer="layout" svg:width="0.275cm" svg:height="0.274cm" svg:x="20.616cm" svg:y="4.586cm" svg:viewBox="0 0 276 275" svg:d="M137 275c36 0 72-14 98-40 24-27 41-62 41-99 0-35-17-70-41-96-26-26-62-40-98-40-35 0-72 14-98 40-24 26-39 61-39 96 0 37 15 72 39 99 26 26 63 40 98 40z">
          <text:p/>
        </draw:path>
        <draw:path draw:style-name="gr33" draw:text-style-name="P2" draw:layer="layout" svg:width="0.275cm" svg:height="0.274cm" svg:x="20.616cm" svg:y="4.586cm" svg:viewBox="0 0 276 275" svg:d="M137 275c36 0 72-14 98-40 24-27 41-62 41-99 0-35-17-70-41-96-26-26-62-40-98-40-35 0-72 14-98 40-24 26-39 61-39 96 0 37 15 72 39 99 26 26 63 40 98 40z">
          <text:p/>
        </draw:path>
        <draw:path draw:style-name="gr32" draw:text-style-name="P6" draw:layer="layout" svg:width="0.274cm" svg:height="0.274cm" svg:x="20.129cm" svg:y="4.289cm" svg:viewBox="0 0 275 275" svg:d="M139 275c35 0 70-15 96-41 26-27 40-61 40-99 0-35-14-71-40-95-26-26-61-40-96-40-37 0-72 14-98 40-25 24-41 60-41 95 0 38 16 72 41 99 26 26 61 41 98 41z">
          <text:p/>
        </draw:path>
        <draw:path draw:style-name="gr33" draw:text-style-name="P2" draw:layer="layout" svg:width="0.274cm" svg:height="0.274cm" svg:x="20.129cm" svg:y="4.289cm" svg:viewBox="0 0 275 275" svg:d="M139 275c35 0 70-15 96-41 26-27 40-61 40-99 0-35-14-71-40-95-26-26-61-40-96-40-37 0-72 14-98 40-25 24-41 60-41 95 0 38 16 72 41 99 26 26 61 41 98 41z">
          <text:p/>
        </draw:path>
        <draw:path draw:style-name="gr32" draw:text-style-name="P6" draw:layer="layout" svg:width="0.275cm" svg:height="0.274cm" svg:x="20.359cm" svg:y="4.263cm" svg:viewBox="0 0 276 275" svg:d="M138 275c35 0 71-14 97-42 26-26 41-60 41-97 0-35-15-70-41-96s-62-40-97-40c-36 0-72 14-99 40-24 26-39 61-39 96 0 37 15 71 39 97 27 28 63 42 99 42z">
          <text:p/>
        </draw:path>
        <draw:path draw:style-name="gr33" draw:text-style-name="P2" draw:layer="layout" svg:width="0.275cm" svg:height="0.274cm" svg:x="20.359cm" svg:y="4.263cm" svg:viewBox="0 0 276 275" svg:d="M138 275c35 0 71-14 97-42 26-26 41-60 41-97 0-35-15-70-41-96s-62-40-97-40c-36 0-72 14-99 40-24 26-39 61-39 96 0 37 15 71 39 97 27 28 63 42 99 42z">
          <text:p/>
        </draw:path>
        <draw:path draw:style-name="gr32" draw:text-style-name="P6" draw:layer="layout" svg:width="0.274cm" svg:height="0.274cm" svg:x="20.903cm" svg:y="4.078cm" svg:viewBox="0 0 275 275" svg:d="M136 275c38 0 72-14 98-40s41-61 41-99c0-37-15-72-41-96-26-26-60-40-98-40-35 0-70 14-96 40-26 24-40 59-40 96 0 38 14 73 40 99s61 40 96 40z">
          <text:p/>
        </draw:path>
        <draw:path draw:style-name="gr33" draw:text-style-name="P2" draw:layer="layout" svg:width="0.274cm" svg:height="0.274cm" svg:x="20.903cm" svg:y="4.078cm" svg:viewBox="0 0 275 275" svg:d="M136 275c38 0 72-14 98-40s41-61 41-99c0-37-15-72-41-96-26-26-60-40-98-40-35 0-70 14-96 40-26 24-40 59-40 96 0 38 14 73 40 99s61 40 96 40z">
          <text:p/>
        </draw:path>
        <draw:path draw:style-name="gr32" draw:text-style-name="P6" draw:layer="layout" svg:width="0.277cm" svg:height="0.274cm" svg:x="20.762cm" svg:y="4.349cm" svg:viewBox="0 0 278 275" svg:d="M139 275c37 0 72-14 98-40 25-26 41-61 41-99 0-35-16-70-41-96-26-25-61-40-98-40s-72 15-98 40c-24 26-41 61-41 96 0 38 17 73 41 99 26 26 61 40 98 40z">
          <text:p/>
        </draw:path>
        <draw:path draw:style-name="gr33" draw:text-style-name="P2" draw:layer="layout" svg:width="0.277cm" svg:height="0.274cm" svg:x="20.762cm" svg:y="4.349cm" svg:viewBox="0 0 278 275" svg:d="M139 275c37 0 72-14 98-40 25-26 41-61 41-99 0-35-16-70-41-96-26-25-61-40-98-40s-72 15-98 40c-24 26-41 61-41 96 0 38 17 73 41 99 26 26 61 40 98 40z">
          <text:p/>
        </draw:path>
        <draw:path draw:style-name="gr34" draw:text-style-name="P18" draw:layer="layout" svg:width="0.274cm" svg:height="0.274cm" svg:x="23.117cm" svg:y="4.846cm" svg:viewBox="0 0 275 275" svg:d="M138 275c36 0 70-15 97-41 26-26 40-61 40-98 0-35-14-70-40-96-27-26-61-40-97-40-37 0-71 14-97 40-27 26-41 61-41 96 0 37 14 72 41 98 26 26 60 41 97 41z">
          <text:p/>
        </draw:path>
        <draw:path draw:style-name="gr33" draw:text-style-name="P2" draw:layer="layout" svg:width="0.274cm" svg:height="0.274cm" svg:x="23.117cm" svg:y="4.846cm" svg:viewBox="0 0 275 275" svg:d="M138 275c36 0 70-15 97-41 26-26 40-61 40-98 0-35-14-70-40-96-27-26-61-40-97-40-37 0-71 14-97 40-27 26-41 61-41 96 0 37 14 72 41 98 26 26 60 41 97 41z">
          <text:p/>
        </draw:path>
        <draw:path draw:style-name="gr32" draw:text-style-name="P6" draw:layer="layout" svg:width="0.274cm" svg:height="0.274cm" svg:x="20.389cm" svg:y="4.162cm" svg:viewBox="0 0 275 275" svg:d="M136 275c36 0 72-15 99-41 25-25 40-60 40-95 0-37-15-73-40-99-27-26-63-40-99-40-35 0-71 14-95 40-27 26-41 62-41 99 0 35 14 70 41 95 24 26 60 41 95 41z">
          <text:p/>
        </draw:path>
        <draw:path draw:style-name="gr33" draw:text-style-name="P2" draw:layer="layout" svg:width="0.274cm" svg:height="0.274cm" svg:x="20.389cm" svg:y="4.162cm" svg:viewBox="0 0 275 275" svg:d="M136 275c36 0 72-15 99-41 25-25 40-60 40-95 0-37-15-73-40-99-27-26-63-40-99-40-35 0-71 14-95 40-27 26-41 62-41 99 0 35 14 70 41 95 24 26 60 41 95 41z">
          <text:p/>
        </draw:path>
        <draw:path draw:style-name="gr32" draw:text-style-name="P6" draw:layer="layout" svg:width="0.275cm" svg:height="0.274cm" svg:x="20.778cm" svg:y="4.185cm" svg:viewBox="0 0 276 275" svg:d="M137 275c37 0 72-15 98-40 26-26 41-61 41-98 0-35-15-70-41-97-26-26-61-40-98-40-36 0-71 14-96 40-26 27-41 62-41 97 0 37 15 72 41 98 25 25 60 40 96 40z">
          <text:p/>
        </draw:path>
        <draw:path draw:style-name="gr33" draw:text-style-name="P2" draw:layer="layout" svg:width="0.275cm" svg:height="0.274cm" svg:x="20.778cm" svg:y="4.185cm" svg:viewBox="0 0 276 275" svg:d="M137 275c37 0 72-15 98-40 26-26 41-61 41-98 0-35-15-70-41-97-26-26-61-40-98-40-36 0-71 14-96 40-26 27-41 62-41 97 0 37 15 72 41 98 25 25 60 40 96 40z">
          <text:p/>
        </draw:path>
        <draw:path draw:style-name="gr32" draw:text-style-name="P6" draw:layer="layout" svg:width="0.274cm" svg:height="0.274cm" svg:x="20.605cm" svg:y="4.052cm" svg:viewBox="0 0 275 275" svg:d="M137 275c37 0 72-14 98-40 24-24 40-62 40-97 0-37-16-72-40-98-26-25-61-40-98-40-35 0-71 15-96 40-26 26-41 61-41 98 0 35 15 73 41 97 25 26 61 40 96 40z">
          <text:p/>
        </draw:path>
        <draw:path draw:style-name="gr33" draw:text-style-name="P2" draw:layer="layout" svg:width="0.274cm" svg:height="0.274cm" svg:x="20.605cm" svg:y="4.052cm" svg:viewBox="0 0 275 275" svg:d="M137 275c37 0 72-14 98-40 24-24 40-62 40-97 0-37-16-72-40-98-26-25-61-40-98-40-35 0-71 15-96 40-26 26-41 61-41 98 0 35 15 73 41 97 25 26 61 40 96 40z">
          <text:p/>
        </draw:path>
        <draw:path draw:style-name="gr32" draw:text-style-name="P6" draw:layer="layout" svg:width="0.274cm" svg:height="0.275cm" svg:x="20.392cm" svg:y="4.167cm" svg:viewBox="0 0 275 276" svg:d="M139 276c35 0 70-15 96-40 26-26 40-61 40-96 0-37-14-73-40-99s-61-41-96-41c-37 0-72 15-98 41-27 26-41 62-41 99 0 35 14 70 41 96 26 25 61 40 98 40z">
          <text:p/>
        </draw:path>
        <draw:path draw:style-name="gr33" draw:text-style-name="P2" draw:layer="layout" svg:width="0.274cm" svg:height="0.275cm" svg:x="20.392cm" svg:y="4.167cm" svg:viewBox="0 0 275 276" svg:d="M139 276c35 0 70-15 96-40 26-26 40-61 40-96 0-37-14-73-40-99s-61-41-96-41c-37 0-72 15-98 41-27 26-41 62-41 99 0 35 14 70 41 96 26 25 61 40 98 40z">
          <text:p/>
        </draw:path>
        <draw:path draw:style-name="gr32" draw:text-style-name="P6" draw:layer="layout" svg:width="0.274cm" svg:height="0.274cm" svg:x="20.548cm" svg:y="4.257cm" svg:viewBox="0 0 275 275" svg:d="M138 275c38 0 73-15 97-41 26-26 40-61 40-96 0-37-14-72-40-98-24-26-59-40-97-40-37 0-70 14-98 40-26 26-40 61-40 98 0 35 14 70 40 96 28 26 61 41 98 41z">
          <text:p/>
        </draw:path>
        <draw:path draw:style-name="gr33" draw:text-style-name="P2" draw:layer="layout" svg:width="0.274cm" svg:height="0.274cm" svg:x="20.548cm" svg:y="4.257cm" svg:viewBox="0 0 275 275" svg:d="M138 275c38 0 73-15 97-41 26-26 40-61 40-96 0-37-14-72-40-98-24-26-59-40-97-40-37 0-70 14-98 40-26 26-40 61-40 98 0 35 14 70 40 96 28 26 61 41 98 41z">
          <text:p/>
        </draw:path>
        <draw:path draw:style-name="gr32" draw:text-style-name="P6" draw:layer="layout" svg:width="0.274cm" svg:height="0.274cm" svg:x="21.154cm" svg:y="4.138cm" svg:viewBox="0 0 275 275" svg:d="M139 275c37 0 70-14 96-40s40-60 40-98c0-36-14-73-40-98-26-26-59-39-96-39s-73 13-98 39c-26 25-41 62-41 98 0 38 15 72 41 98 25 26 61 40 98 40z">
          <text:p/>
        </draw:path>
        <draw:path draw:style-name="gr33" draw:text-style-name="P2" draw:layer="layout" svg:width="0.274cm" svg:height="0.274cm" svg:x="21.154cm" svg:y="4.138cm" svg:viewBox="0 0 275 275" svg:d="M139 275c37 0 70-14 96-40s40-60 40-98c0-36-14-73-40-98-26-26-59-39-96-39s-73 13-98 39c-26 25-41 62-41 98 0 38 15 72 41 98 25 26 61 40 98 40z">
          <text:p/>
        </draw:path>
        <draw:path draw:style-name="gr32" draw:text-style-name="P6" draw:layer="layout" svg:width="0.274cm" svg:height="0.274cm" svg:x="20.533cm" svg:y="4.191cm" svg:viewBox="0 0 275 275" svg:d="M136 275c38 0 73-15 99-41 25-26 40-60 40-97 0-35-15-70-40-97-26-26-61-40-99-40-35 0-72 14-96 40-26 27-40 62-40 97 0 37 14 71 40 97 24 26 61 41 96 41z">
          <text:p/>
        </draw:path>
        <draw:path draw:style-name="gr33" draw:text-style-name="P2" draw:layer="layout" svg:width="0.274cm" svg:height="0.274cm" svg:x="20.533cm" svg:y="4.191cm" svg:viewBox="0 0 275 275" svg:d="M136 275c38 0 73-15 99-41 25-26 40-60 40-97 0-35-15-70-40-97-26-26-61-40-99-40-35 0-72 14-96 40-26 27-40 62-40 97 0 37 14 71 40 97 24 26 61 41 96 41z">
          <text:p/>
        </draw:path>
        <draw:path draw:style-name="gr32" draw:text-style-name="P6" draw:layer="layout" svg:width="0.274cm" svg:height="0.275cm" svg:x="20.15cm" svg:y="4.285cm" svg:viewBox="0 0 275 276" svg:d="M138 276c35 0 72-15 97-41 26-27 40-62 40-99 0-35-14-71-40-97-25-24-62-39-97-39-38 0-72 15-98 39-26 26-40 62-40 97 0 37 14 72 40 99 26 26 60 41 98 41z">
          <text:p/>
        </draw:path>
        <draw:path draw:style-name="gr33" draw:text-style-name="P2" draw:layer="layout" svg:width="0.274cm" svg:height="0.275cm" svg:x="20.15cm" svg:y="4.285cm" svg:viewBox="0 0 275 276" svg:d="M138 276c35 0 72-15 97-41 26-27 40-62 40-99 0-35-14-71-40-97-25-24-62-39-97-39-38 0-72 15-98 39-26 26-40 62-40 97 0 37 14 72 40 99 26 26 60 41 98 41z">
          <text:p/>
        </draw:path>
        <draw:path draw:style-name="gr34" draw:text-style-name="P18" draw:layer="layout" svg:width="0.275cm" svg:height="0.274cm" svg:x="21.999cm" svg:y="4.295cm" svg:viewBox="0 0 276 275" svg:d="M137 275c38 0 72-14 98-40 26-28 41-62 41-99 0-36-15-70-41-96s-60-40-98-40c-35 0-70 14-96 40s-41 60-41 96c0 37 15 71 41 99 26 26 61 40 96 40z">
          <text:p/>
        </draw:path>
        <draw:path draw:style-name="gr33" draw:text-style-name="P2" draw:layer="layout" svg:width="0.275cm" svg:height="0.274cm" svg:x="21.999cm" svg:y="4.295cm" svg:viewBox="0 0 276 275" svg:d="M137 275c38 0 72-14 98-40 26-28 41-62 41-99 0-36-15-70-41-96s-60-40-98-40c-35 0-70 14-96 40s-41 60-41 96c0 37 15 71 41 99 26 26 61 40 96 40z">
          <text:p/>
        </draw:path>
        <draw:path draw:style-name="gr32" draw:text-style-name="P6" draw:layer="layout" svg:width="0.274cm" svg:height="0.274cm" svg:x="20.597cm" svg:y="4.2cm" svg:viewBox="0 0 275 275" svg:d="M139 275c35 0 70-13 96-39 25-25 40-60 40-97 0-35-15-70-40-97-26-26-61-42-96-42-37 0-73 16-97 42-26 27-42 62-42 97 0 37 16 72 42 97 24 26 60 39 97 39z">
          <text:p/>
        </draw:path>
        <draw:path draw:style-name="gr33" draw:text-style-name="P2" draw:layer="layout" svg:width="0.274cm" svg:height="0.274cm" svg:x="20.597cm" svg:y="4.2cm" svg:viewBox="0 0 275 275" svg:d="M139 275c35 0 70-13 96-39 25-25 40-60 40-97 0-35-15-70-40-97-26-26-61-42-96-42-37 0-73 16-97 42-26 27-42 62-42 97 0 37 16 72 42 97 24 26 60 39 97 39z">
          <text:p/>
        </draw:path>
        <draw:path draw:style-name="gr34" draw:text-style-name="P18" draw:layer="layout" svg:width="0.275cm" svg:height="0.274cm" svg:x="22.504cm" svg:y="5.336cm" svg:viewBox="0 0 276 275" svg:d="M140 275c35 0 70-16 96-42 25-26 40-59 40-96s-15-72-40-96c-26-26-61-41-96-41-37 0-73 15-99 41-26 24-41 59-41 96s15 70 41 96 62 42 99 42z">
          <text:p/>
        </draw:path>
        <draw:path draw:style-name="gr33" draw:text-style-name="P2" draw:layer="layout" svg:width="0.275cm" svg:height="0.274cm" svg:x="22.504cm" svg:y="5.336cm" svg:viewBox="0 0 276 275" svg:d="M140 275c35 0 70-16 96-42 25-26 40-59 40-96s-15-72-40-96c-26-26-61-41-96-41-37 0-73 15-99 41-26 24-41 59-41 96s15 70 41 96 62 42 99 42z">
          <text:p/>
        </draw:path>
        <draw:path draw:style-name="gr32" draw:text-style-name="P6" draw:layer="layout" svg:width="0.274cm" svg:height="0.274cm" svg:x="20.522cm" svg:y="4.142cm" svg:viewBox="0 0 275 275" svg:d="M138 275c36 0 71-14 97-40 25-26 40-59 40-96 0-38-15-73-40-99-26-26-61-40-97-40-37 0-72 14-98 40s-40 61-40 99c0 37 14 70 40 96s61 40 98 40z">
          <text:p/>
        </draw:path>
        <draw:path draw:style-name="gr33" draw:text-style-name="P2" draw:layer="layout" svg:width="0.274cm" svg:height="0.274cm" svg:x="20.522cm" svg:y="4.142cm" svg:viewBox="0 0 275 275" svg:d="M138 275c36 0 71-14 97-40 25-26 40-59 40-96 0-38-15-73-40-99-26-26-61-40-97-40-37 0-72 14-98 40s-40 61-40 99c0 37 14 70 40 96s61 40 98 40z">
          <text:p/>
        </draw:path>
        <draw:path draw:style-name="gr32" draw:text-style-name="P6" draw:layer="layout" svg:width="0.274cm" svg:height="0.274cm" svg:x="20.25cm" svg:y="4.208cm" svg:viewBox="0 0 275 275" svg:d="M138 275c36 0 71-15 97-40 26-26 40-61 40-98 0-35-14-70-40-96-26-27-61-41-97-41-37 0-72 14-98 41-25 26-40 61-40 96 0 37 15 72 40 98 26 25 61 40 98 40z">
          <text:p/>
        </draw:path>
        <draw:path draw:style-name="gr33" draw:text-style-name="P2" draw:layer="layout" svg:width="0.274cm" svg:height="0.274cm" svg:x="20.25cm" svg:y="4.208cm" svg:viewBox="0 0 275 275" svg:d="M138 275c36 0 71-15 97-40 26-26 40-61 40-98 0-35-14-70-40-96-26-27-61-41-97-41-37 0-72 14-98 41-25 26-40 61-40 96 0 37 15 72 40 98 26 25 61 40 98 40z">
          <text:p/>
        </draw:path>
        <draw:path draw:style-name="gr34" draw:text-style-name="P18" draw:layer="layout" svg:width="0.274cm" svg:height="0.274cm" svg:x="22.141cm" svg:y="4.294cm" svg:viewBox="0 0 275 275" svg:d="M138 275c37 0 71-14 97-40 26-29 40-62 40-99s-14-72-40-96c-26-26-60-40-97-40s-72 14-98 40c-26 24-40 59-40 96s14 70 40 99c26 26 61 40 98 40z">
          <text:p/>
        </draw:path>
        <draw:path draw:style-name="gr33" draw:text-style-name="P2" draw:layer="layout" svg:width="0.274cm" svg:height="0.274cm" svg:x="22.141cm" svg:y="4.294cm" svg:viewBox="0 0 275 275" svg:d="M138 275c37 0 71-14 97-40 26-29 40-62 40-99s-14-72-40-96c-26-26-60-40-97-40s-72 14-98 40c-26 24-40 59-40 96s14 70 40 99c26 26 61 40 98 40z">
          <text:p/>
        </draw:path>
        <draw:path draw:style-name="gr32" draw:text-style-name="P6" draw:layer="layout" svg:width="0.274cm" svg:height="0.276cm" svg:x="21.084cm" svg:y="4.041cm" svg:viewBox="0 0 275 277" svg:d="M138 277c37 0 71-16 97-40 26-27 40-64 40-99 0-37-14-72-40-98-26-24-60-40-97-40s-72 16-98 40c-26 26-40 61-40 98 0 35 14 72 40 99 26 24 61 40 98 40z">
          <text:p/>
        </draw:path>
        <draw:path draw:style-name="gr33" draw:text-style-name="P2" draw:layer="layout" svg:width="0.274cm" svg:height="0.276cm" svg:x="21.084cm" svg:y="4.041cm" svg:viewBox="0 0 275 277" svg:d="M138 277c37 0 71-16 97-40 26-27 40-64 40-99 0-37-14-72-40-98-26-24-60-40-97-40s-72 16-98 40c-26 26-40 61-40 98 0 35 14 72 40 99 26 24 61 40 98 40z">
          <text:p/>
        </draw:path>
        <draw:path draw:style-name="gr34" draw:text-style-name="P18" draw:layer="layout" svg:width="0.274cm" svg:height="0.274cm" svg:x="21.97cm" svg:y="4.289cm" svg:viewBox="0 0 275 275" svg:d="M137 275c38 0 72-15 98-41 26-27 40-61 40-98 0-36-14-70-40-96s-60-40-98-40c-35 0-71 14-96 40-26 26-41 60-41 96 0 37 15 71 41 98 25 26 61 41 96 41z">
          <text:p/>
        </draw:path>
        <draw:path draw:style-name="gr33" draw:text-style-name="P2" draw:layer="layout" svg:width="0.274cm" svg:height="0.274cm" svg:x="21.97cm" svg:y="4.289cm" svg:viewBox="0 0 275 275" svg:d="M137 275c38 0 72-15 98-41 26-27 40-61 40-98 0-36-14-70-40-96s-60-40-98-40c-35 0-71 14-96 40-26 26-41 60-41 96 0 37 15 71 41 98 25 26 61 41 96 41z">
          <text:p/>
        </draw:path>
        <draw:path draw:style-name="gr32" draw:text-style-name="P6" draw:layer="layout" svg:width="0.275cm" svg:height="0.274cm" svg:x="20.536cm" svg:y="4.159cm" svg:viewBox="0 0 276 275" svg:d="M139 275c36 0 72-14 98-40 24-26 39-61 39-96 0-37-15-73-39-99-26-26-62-40-98-40s-73 14-99 40c-25 26-40 62-40 99 0 35 15 70 40 96 26 26 63 40 99 40z">
          <text:p/>
        </draw:path>
        <draw:path draw:style-name="gr33" draw:text-style-name="P2" draw:layer="layout" svg:width="0.275cm" svg:height="0.274cm" svg:x="20.536cm" svg:y="4.159cm" svg:viewBox="0 0 276 275" svg:d="M139 275c36 0 72-14 98-40 24-26 39-61 39-96 0-37-15-73-39-99-26-26-62-40-98-40s-73 14-99 40c-25 26-40 62-40 99 0 35 15 70 40 96 26 26 63 40 99 40z">
          <text:p/>
        </draw:path>
        <draw:path draw:style-name="gr32" draw:text-style-name="P6" draw:layer="layout" svg:width="0.274cm" svg:height="0.274cm" svg:x="20.68cm" svg:y="4.324cm" svg:viewBox="0 0 275 275" svg:d="M139 275c35 0 71-13 96-40 26-24 40-62 40-97 0-38-14-72-40-98-25-26-61-40-96-40-37 0-71 14-97 40s-42 60-42 98c0 35 16 73 42 97 26 27 60 40 97 40z">
          <text:p/>
        </draw:path>
        <draw:path draw:style-name="gr33" draw:text-style-name="P2" draw:layer="layout" svg:width="0.274cm" svg:height="0.274cm" svg:x="20.68cm" svg:y="4.324cm" svg:viewBox="0 0 275 275" svg:d="M139 275c35 0 71-13 96-40 26-24 40-62 40-97 0-38-14-72-40-98-25-26-61-40-96-40-37 0-71 14-97 40s-42 60-42 98c0 35 16 73 42 97 26 27 60 40 97 40z">
          <text:p/>
        </draw:path>
        <draw:path draw:style-name="gr32" draw:text-style-name="P6" draw:layer="layout" svg:width="0.275cm" svg:height="0.274cm" svg:x="20.772cm" svg:y="4.165cm" svg:viewBox="0 0 276 275" svg:d="M137 275c37 0 72-15 98-41s41-60 41-97c0-35-15-72-41-97-26-26-61-40-98-40-36 0-72 14-98 40-24 25-39 62-39 97 0 37 15 71 39 97 26 26 62 41 98 41z">
          <text:p/>
        </draw:path>
        <draw:path draw:style-name="gr33" draw:text-style-name="P2" draw:layer="layout" svg:width="0.275cm" svg:height="0.274cm" svg:x="20.772cm" svg:y="4.165cm" svg:viewBox="0 0 276 275" svg:d="M137 275c37 0 72-15 98-41s41-60 41-97c0-35-15-72-41-97-26-26-61-40-98-40-36 0-72 14-98 40-24 25-39 62-39 97 0 37 15 71 39 97 26 26 62 41 98 41z">
          <text:p/>
        </draw:path>
        <draw:path draw:style-name="gr32" draw:text-style-name="P6" draw:layer="layout" svg:width="0.274cm" svg:height="0.274cm" svg:x="20.189cm" svg:y="4.251cm" svg:viewBox="0 0 275 275" svg:d="M136 275c38 0 72-15 99-41 26-26 40-61 40-98 0-35-14-70-40-96-27-25-61-40-99-40-37 0-71 15-97 40-26 26-39 61-39 96 0 37 13 72 39 98s60 41 97 41z">
          <text:p/>
        </draw:path>
        <draw:path draw:style-name="gr33" draw:text-style-name="P2" draw:layer="layout" svg:width="0.274cm" svg:height="0.274cm" svg:x="20.189cm" svg:y="4.251cm" svg:viewBox="0 0 275 275" svg:d="M136 275c38 0 72-15 99-41 26-26 40-61 40-98 0-35-14-70-40-96-27-25-61-40-99-40-37 0-71 15-97 40-26 26-39 61-39 96 0 37 13 72 39 98s60 41 97 41z">
          <text:p/>
        </draw:path>
        <draw:path draw:style-name="gr32" draw:text-style-name="P6" draw:layer="layout" svg:width="0.274cm" svg:height="0.274cm" svg:x="20.395cm" svg:y="4.142cm" svg:viewBox="0 0 275 275" svg:d="M136 275c38 0 72-14 98-40s41-59 41-96c0-38-15-73-41-99s-60-40-98-40c-35 0-70 14-95 40-27 26-41 61-41 99 0 37 14 70 41 96 25 26 60 40 95 40z">
          <text:p/>
        </draw:path>
        <draw:path draw:style-name="gr33" draw:text-style-name="P2" draw:layer="layout" svg:width="0.274cm" svg:height="0.274cm" svg:x="20.395cm" svg:y="4.142cm" svg:viewBox="0 0 275 275" svg:d="M136 275c38 0 72-14 98-40s41-59 41-96c0-38-15-73-41-99s-60-40-98-40c-35 0-70 14-95 40-27 26-41 61-41 99 0 37 14 70 41 96 25 26 60 40 95 40z">
          <text:p/>
        </draw:path>
        <draw:path draw:style-name="gr32" draw:text-style-name="P6" draw:layer="layout" svg:width="0.274cm" svg:height="0.275cm" svg:x="20.675cm" svg:y="4.064cm" svg:viewBox="0 0 275 276" svg:d="M137 276c37 0 71-15 98-41 25-25 40-61 40-98 0-35-15-70-40-96-27-26-61-41-98-41-35 0-70 15-96 41s-41 61-41 96c0 37 15 73 41 98 26 26 61 41 96 41z">
          <text:p/>
        </draw:path>
        <draw:path draw:style-name="gr33" draw:text-style-name="P2" draw:layer="layout" svg:width="0.274cm" svg:height="0.275cm" svg:x="20.675cm" svg:y="4.064cm" svg:viewBox="0 0 275 276" svg:d="M137 276c37 0 71-15 98-41 25-25 40-61 40-98 0-35-15-70-40-96-27-26-61-41-98-41-35 0-70 15-96 41s-41 61-41 96c0 37 15 73 41 98 26 26 61 41 96 41z">
          <text:p/>
        </draw:path>
        <draw:path draw:style-name="gr32" draw:text-style-name="P6" draw:layer="layout" svg:width="0.274cm" svg:height="0.274cm" svg:x="20.955cm" svg:y="4.075cm" svg:viewBox="0 0 275 275" svg:d="M139 275c35 0 72-14 96-40 26-26 40-61 40-99 0-35-14-70-40-96-24-26-61-40-96-40-37 0-72 14-98 40-24 26-41 61-41 96 0 38 17 73 41 99 26 26 61 40 98 40z">
          <text:p/>
        </draw:path>
        <draw:path draw:style-name="gr33" draw:text-style-name="P2" draw:layer="layout" svg:width="0.274cm" svg:height="0.274cm" svg:x="20.955cm" svg:y="4.075cm" svg:viewBox="0 0 275 275" svg:d="M139 275c35 0 72-14 96-40 26-26 40-61 40-99 0-35-14-70-40-96-24-26-61-40-96-40-37 0-72 14-98 40-24 26-41 61-41 96 0 38 17 73 41 99 26 26 61 40 98 40z">
          <text:p/>
        </draw:path>
        <draw:path draw:style-name="gr32" draw:text-style-name="P6" draw:layer="layout" svg:width="0.274cm" svg:height="0.274cm" svg:x="20.525cm" svg:y="4.326cm" svg:viewBox="0 0 275 275" svg:d="M138 275c38 0 71-14 97-40s40-62 40-99c0-35-14-70-40-95-26-26-59-41-97-41-37 0-72 15-98 41-26 25-40 60-40 95 0 37 14 73 40 99s61 40 98 40z">
          <text:p/>
        </draw:path>
        <draw:path draw:style-name="gr33" draw:text-style-name="P2" draw:layer="layout" svg:width="0.274cm" svg:height="0.274cm" svg:x="20.525cm" svg:y="4.326cm" svg:viewBox="0 0 275 275" svg:d="M138 275c38 0 71-14 97-40s40-62 40-99c0-35-14-70-40-95-26-26-59-41-97-41-37 0-72 15-98 41-26 25-40 60-40 95 0 37 14 73 40 99s61 40 98 40z">
          <text:p/>
        </draw:path>
        <draw:path draw:style-name="gr32" draw:text-style-name="P6" draw:layer="layout" svg:width="0.274cm" svg:height="0.275cm" svg:x="20.481cm" svg:y="4.147cm" svg:viewBox="0 0 275 276" svg:d="M138 276c36 0 71-15 97-39 26-26 40-62 40-97 0-37-14-73-40-99s-61-41-97-41c-37 0-72 15-97 41-26 26-41 62-41 99 0 35 15 71 41 97 25 24 60 39 97 39z">
          <text:p/>
        </draw:path>
        <draw:path draw:style-name="gr33" draw:text-style-name="P2" draw:layer="layout" svg:width="0.274cm" svg:height="0.275cm" svg:x="20.481cm" svg:y="4.147cm" svg:viewBox="0 0 275 276" svg:d="M138 276c36 0 71-15 97-39 26-26 40-62 40-97 0-37-14-73-40-99s-61-41-97-41c-37 0-72 15-97 41-26 26-41 62-41 99 0 35 15 71 41 97 25 24 60 39 97 39z">
          <text:p/>
        </draw:path>
        <draw:path draw:style-name="gr34" draw:text-style-name="P18" draw:layer="layout" svg:width="0.275cm" svg:height="0.275cm" svg:x="22.761cm" svg:y="4.883cm" svg:viewBox="0 0 276 276" svg:d="M140 276c35 0 70-15 96-39 25-26 40-63 40-99 0-37-15-71-40-97-26-26-61-41-96-41-38 0-73 15-99 41s-41 60-41 97c0 36 15 73 41 99 26 24 61 39 99 39z">
          <text:p/>
        </draw:path>
        <draw:path draw:style-name="gr33" draw:text-style-name="P2" draw:layer="layout" svg:width="0.275cm" svg:height="0.275cm" svg:x="22.761cm" svg:y="4.883cm" svg:viewBox="0 0 276 276" svg:d="M140 276c35 0 70-15 96-39 25-26 40-63 40-99 0-37-15-71-40-97-26-26-61-41-96-41-38 0-73 15-99 41s-41 60-41 97c0 36 15 73 41 99 26 24 61 39 99 39z">
          <text:p/>
        </draw:path>
        <draw:path draw:style-name="gr32" draw:text-style-name="P6" draw:layer="layout" svg:width="0.275cm" svg:height="0.274cm" svg:x="20.273cm" svg:y="4.2cm" svg:viewBox="0 0 276 275" svg:d="M138 275c37 0 71-13 97-39s41-60 41-97-15-72-41-97c-26-28-60-42-97-42s-71 14-98 42c-25 25-40 60-40 97s15 71 40 97c27 26 61 39 98 39z">
          <text:p/>
        </draw:path>
        <draw:path draw:style-name="gr33" draw:text-style-name="P2" draw:layer="layout" svg:width="0.275cm" svg:height="0.274cm" svg:x="20.273cm" svg:y="4.2cm" svg:viewBox="0 0 276 275" svg:d="M138 275c37 0 71-13 97-39s41-60 41-97-15-72-41-97c-26-28-60-42-97-42s-71 14-98 42c-25 25-40 60-40 97s15 71 40 97c27 26 61 39 98 39z">
          <text:p/>
        </draw:path>
        <draw:path draw:style-name="gr34" draw:text-style-name="P18" draw:layer="layout" svg:width="0.274cm" svg:height="0.274cm" svg:x="21.997cm" svg:y="4.291cm" svg:viewBox="0 0 275 275" svg:d="M137 275c37 0 71-14 97-40 27-27 41-62 41-99s-14-70-41-96c-26-27-60-40-97-40-36 0-70 13-97 40-26 26-40 59-40 96s14 72 40 99c27 26 61 40 97 40z">
          <text:p/>
        </draw:path>
        <draw:path draw:style-name="gr33" draw:text-style-name="P2" draw:layer="layout" svg:width="0.274cm" svg:height="0.274cm" svg:x="21.997cm" svg:y="4.291cm" svg:viewBox="0 0 275 275" svg:d="M137 275c37 0 71-14 97-40 27-27 41-62 41-99s-14-70-41-96c-26-27-60-40-97-40-36 0-70 13-97 40-26 26-40 59-40 96s14 72 40 99c27 26 61 40 97 40z">
          <text:p/>
        </draw:path>
        <draw:path draw:style-name="gr32" draw:text-style-name="P6" draw:layer="layout" svg:width="0.274cm" svg:height="0.274cm" svg:x="20.3cm" svg:y="4.289cm" svg:viewBox="0 0 275 275" svg:d="M139 275c37 0 72-15 96-40 26-28 40-62 40-99 0-35-14-70-40-96-24-26-59-40-96-40-36 0-71 14-97 40s-42 61-42 96c0 37 16 71 42 99 26 25 61 40 97 40z">
          <text:p/>
        </draw:path>
        <draw:path draw:style-name="gr33" draw:text-style-name="P2" draw:layer="layout" svg:width="0.274cm" svg:height="0.274cm" svg:x="20.3cm" svg:y="4.289cm" svg:viewBox="0 0 275 275" svg:d="M139 275c37 0 72-15 96-40 26-28 40-62 40-99 0-35-14-70-40-96-24-26-59-40-96-40-36 0-71 14-97 40s-42 61-42 96c0 37 16 71 42 99 26 25 61 40 97 40z">
          <text:p/>
        </draw:path>
        <draw:path draw:style-name="gr32" draw:text-style-name="P6" draw:layer="layout" svg:width="0.274cm" svg:height="0.275cm" svg:x="20.877cm" svg:y="4.141cm" svg:viewBox="0 0 275 276" svg:d="M137 276c37 0 71-15 97-40 26-26 41-61 41-96 0-38-15-73-41-99s-60-41-97-41c-35 0-71 15-97 41s-40 61-40 99c0 35 14 70 40 96 26 25 62 40 97 40z">
          <text:p/>
        </draw:path>
        <draw:path draw:style-name="gr33" draw:text-style-name="P2" draw:layer="layout" svg:width="0.274cm" svg:height="0.275cm" svg:x="20.877cm" svg:y="4.141cm" svg:viewBox="0 0 275 276" svg:d="M137 276c37 0 71-15 97-40 26-26 41-61 41-96 0-38-15-73-41-99s-60-41-97-41c-35 0-71 15-97 41s-40 61-40 99c0 35 14 70 40 96 26 25 62 40 97 40z">
          <text:p/>
        </draw:path>
        <draw:path draw:style-name="gr32" draw:text-style-name="P6" draw:layer="layout" svg:width="0.274cm" svg:height="0.274cm" svg:x="20.687cm" svg:y="4.384cm" svg:viewBox="0 0 275 275" svg:d="M138 275c35 0 72-14 97-40 26-26 40-60 40-96 0-38-14-73-40-99-25-26-62-40-97-40-37 0-72 14-98 40-24 26-40 61-40 99 0 36 16 70 40 96 26 26 61 40 98 40z">
          <text:p/>
        </draw:path>
        <draw:path draw:style-name="gr33" draw:text-style-name="P2" draw:layer="layout" svg:width="0.274cm" svg:height="0.274cm" svg:x="20.687cm" svg:y="4.384cm" svg:viewBox="0 0 275 275" svg:d="M138 275c35 0 72-14 97-40 26-26 40-60 40-96 0-38-14-73-40-99-25-26-62-40-97-40-37 0-72 14-98 40-24 26-40 61-40 99 0 36 16 70 40 96 26 26 61 40 98 40z">
          <text:p/>
        </draw:path>
        <draw:path draw:style-name="gr32" draw:text-style-name="P6" draw:layer="layout" svg:width="0.274cm" svg:height="0.275cm" svg:x="20.749cm" svg:y="4.395cm" svg:viewBox="0 0 275 276" svg:d="M136 276c37 0 72-15 99-41 24-26 40-60 40-97s-16-72-40-97c-27-26-62-41-99-41s-72 15-97 41c-26 25-39 60-39 97s13 71 39 97c25 26 60 41 97 41z">
          <text:p/>
        </draw:path>
        <draw:path draw:style-name="gr33" draw:text-style-name="P2" draw:layer="layout" svg:width="0.274cm" svg:height="0.275cm" svg:x="20.749cm" svg:y="4.395cm" svg:viewBox="0 0 275 276" svg:d="M136 276c37 0 72-15 99-41 24-26 40-60 40-97s-16-72-40-97c-27-26-62-41-99-41s-72 15-97 41c-26 25-39 60-39 97s13 71 39 97c25 26 60 41 97 41z">
          <text:p/>
        </draw:path>
        <draw:path draw:style-name="gr32" draw:text-style-name="P6" draw:layer="layout" svg:width="0.274cm" svg:height="0.273cm" svg:x="20.608cm" svg:y="4.256cm" svg:viewBox="0 0 275 274" svg:d="M139 274c35 0 70-15 96-42 26-26 40-61 40-96 0-37-14-72-40-97-26-26-61-39-96-39-37 0-72 13-98 39-26 25-41 60-41 97 0 35 15 70 41 96 26 27 61 42 98 42z">
          <text:p/>
        </draw:path>
        <draw:path draw:style-name="gr33" draw:text-style-name="P2" draw:layer="layout" svg:width="0.274cm" svg:height="0.273cm" svg:x="20.608cm" svg:y="4.256cm" svg:viewBox="0 0 275 274" svg:d="M139 274c35 0 70-15 96-42 26-26 40-61 40-96 0-37-14-72-40-97-26-26-61-39-96-39-37 0-72 13-98 39-26 25-41 60-41 97 0 35 15 70 41 96 26 27 61 42 98 42z">
          <text:p/>
        </draw:path>
        <draw:path draw:style-name="gr34" draw:text-style-name="P18" draw:layer="layout" svg:width="0.274cm" svg:height="0.274cm" svg:x="21.07cm" svg:y="4.794cm" svg:viewBox="0 0 275 275" svg:d="M136 275c38 0 73-14 99-40s40-61 40-98c0-35-14-70-40-96s-61-41-99-41c-35 0-72 15-96 41-26 26-40 61-40 96 0 37 14 72 40 98 24 26 61 40 96 40z">
          <text:p/>
        </draw:path>
        <draw:path draw:style-name="gr33" draw:text-style-name="P2" draw:layer="layout" svg:width="0.274cm" svg:height="0.274cm" svg:x="21.07cm" svg:y="4.794cm" svg:viewBox="0 0 275 275" svg:d="M136 275c38 0 73-14 99-40s40-61 40-98c0-35-14-70-40-96s-61-41-99-41c-35 0-72 15-96 41-26 26-40 61-40 96 0 37 14 72 40 98 24 26 61 40 96 40z">
          <text:p/>
        </draw:path>
        <draw:path draw:style-name="gr32" draw:text-style-name="P6" draw:layer="layout" svg:width="0.274cm" svg:height="0.274cm" svg:x="20.955cm" svg:y="4.321cm" svg:viewBox="0 0 275 275" svg:d="M137 275c37 0 72-15 98-40 26-26 40-62 40-98 0-37-14-71-40-97s-61-40-98-40c-35 0-70 14-96 40s-41 60-41 97c0 36 15 72 41 98 26 25 61 40 96 40z">
          <text:p/>
        </draw:path>
        <draw:path draw:style-name="gr33" draw:text-style-name="P2" draw:layer="layout" svg:width="0.274cm" svg:height="0.274cm" svg:x="20.955cm" svg:y="4.321cm" svg:viewBox="0 0 275 275" svg:d="M137 275c37 0 72-15 98-40 26-26 40-62 40-98 0-37-14-71-40-97s-61-40-98-40c-35 0-70 14-96 40s-41 60-41 97c0 36 15 72 41 98 26 25 61 40 96 40z">
          <text:p/>
        </draw:path>
        <draw:path draw:style-name="gr32" draw:text-style-name="P6" draw:layer="layout" svg:width="0.276cm" svg:height="0.274cm" svg:x="20.505cm" svg:y="4.309cm" svg:viewBox="0 0 277 275" svg:d="M138 275c37 0 72-14 98-40 26-27 41-62 41-99 0-35-15-70-41-96s-61-40-98-40-72 14-98 40c-24 26-40 61-40 96 0 37 16 72 40 99 26 26 61 40 98 40z">
          <text:p/>
        </draw:path>
        <draw:path draw:style-name="gr33" draw:text-style-name="P2" draw:layer="layout" svg:width="0.276cm" svg:height="0.274cm" svg:x="20.505cm" svg:y="4.309cm" svg:viewBox="0 0 277 275" svg:d="M138 275c37 0 72-14 98-40 26-27 41-62 41-99 0-35-15-70-41-96s-61-40-98-40-72 14-98 40c-24 26-40 61-40 96 0 37 16 72 40 99 26 26 61 40 98 40z">
          <text:p/>
        </draw:path>
        <draw:path draw:style-name="gr32" draw:text-style-name="P6" draw:layer="layout" svg:width="0.274cm" svg:height="0.274cm" svg:x="20.429cm" svg:y="4.266cm" svg:viewBox="0 0 275 275" svg:d="M136 275c35 0 72-14 98-42 25-25 41-60 41-95 0-37-16-72-41-98-26-24-63-40-98-40-37 0-72 16-96 40-26 26-40 61-40 98 0 35 14 70 40 95 24 28 59 42 96 42z">
          <text:p/>
        </draw:path>
        <draw:path draw:style-name="gr33" draw:text-style-name="P2" draw:layer="layout" svg:width="0.274cm" svg:height="0.274cm" svg:x="20.429cm" svg:y="4.266cm" svg:viewBox="0 0 275 275" svg:d="M136 275c35 0 72-14 98-42 25-25 41-60 41-95 0-37-16-72-41-98-26-24-63-40-98-40-37 0-72 16-96 40-26 26-40 61-40 98 0 35 14 70 40 95 24 28 59 42 96 42z">
          <text:p/>
        </draw:path>
        <draw:path draw:style-name="gr32" draw:text-style-name="P6" draw:layer="layout" svg:width="0.274cm" svg:height="0.274cm" svg:x="20.314cm" svg:y="4.153cm" svg:viewBox="0 0 275 275" svg:d="M139 275c35 0 70-14 96-40 25-26 40-61 40-96 0-37-15-73-40-99-26-26-61-40-96-40-37 0-73 14-99 40s-40 62-40 99c0 35 14 70 40 96s62 40 99 40z">
          <text:p/>
        </draw:path>
        <draw:path draw:style-name="gr33" draw:text-style-name="P2" draw:layer="layout" svg:width="0.274cm" svg:height="0.274cm" svg:x="20.314cm" svg:y="4.153cm" svg:viewBox="0 0 275 275" svg:d="M139 275c35 0 70-14 96-40 25-26 40-61 40-96 0-37-15-73-40-99-26-26-61-40-96-40-37 0-73 14-99 40s-40 62-40 99c0 35 14 70 40 96s62 40 99 40z">
          <text:p/>
        </draw:path>
        <draw:path draw:style-name="gr32" draw:text-style-name="P6" draw:layer="layout" svg:width="0.275cm" svg:height="0.275cm" svg:x="20.273cm" svg:y="4.268cm" svg:viewBox="0 0 276 276" svg:d="M139 276c36 0 71-15 96-42 26-26 41-60 41-97 0-36-15-70-41-96-25-26-60-41-96-41-37 0-72 15-98 41s-41 60-41 96c0 37 15 71 41 97 26 27 61 42 98 42z">
          <text:p/>
        </draw:path>
        <draw:path draw:style-name="gr33" draw:text-style-name="P2" draw:layer="layout" svg:width="0.275cm" svg:height="0.275cm" svg:x="20.273cm" svg:y="4.268cm" svg:viewBox="0 0 276 276" svg:d="M139 276c36 0 71-15 96-42 26-26 41-60 41-97 0-36-15-70-41-96-25-26-60-41-96-41-37 0-72 15-98 41s-41 60-41 96c0 37 15 71 41 97 26 27 61 42 98 42z">
          <text:p/>
        </draw:path>
        <draw:path draw:style-name="gr34" draw:text-style-name="P18" draw:layer="layout" svg:width="0.276cm" svg:height="0.274cm" svg:x="22.159cm" svg:y="4.591cm" svg:viewBox="0 0 277 275" svg:d="M138 275c37 0 72-14 98-40 26-25 41-62 41-99 0-35-15-71-41-97-26-24-61-39-98-39-35 0-72 15-98 39-24 26-40 62-40 97 0 37 16 74 40 99 26 26 63 40 98 40z">
          <text:p/>
        </draw:path>
        <draw:path draw:style-name="gr33" draw:text-style-name="P2" draw:layer="layout" svg:width="0.276cm" svg:height="0.274cm" svg:x="22.159cm" svg:y="4.591cm" svg:viewBox="0 0 277 275" svg:d="M138 275c37 0 72-14 98-40 26-25 41-62 41-99 0-35-15-71-41-97-26-24-61-39-98-39-35 0-72 15-98 39-24 26-40 62-40 97 0 37 16 74 40 99 26 26 63 40 98 40z">
          <text:p/>
        </draw:path>
        <draw:path draw:style-name="gr32" draw:text-style-name="P6" draw:layer="layout" svg:width="0.274cm" svg:height="0.274cm" svg:x="20.986cm" svg:y="4.101cm" svg:viewBox="0 0 275 275" svg:d="M136 275c37 0 72-14 98-40 27-26 41-61 41-97 0-37-14-72-41-98-26-26-61-40-98-40-35 0-70 14-96 40-25 26-40 61-40 98 0 36 15 71 40 97 26 26 61 40 96 40z">
          <text:p/>
        </draw:path>
        <draw:path draw:style-name="gr33" draw:text-style-name="P2" draw:layer="layout" svg:width="0.274cm" svg:height="0.274cm" svg:x="20.986cm" svg:y="4.101cm" svg:viewBox="0 0 275 275" svg:d="M136 275c37 0 72-14 98-40 27-26 41-61 41-97 0-37-14-72-41-98-26-26-61-40-98-40-35 0-70 14-96 40-25 26-40 61-40 98 0 36 15 71 40 97 26 26 61 40 96 40z">
          <text:p/>
        </draw:path>
        <draw:path draw:style-name="gr32" draw:text-style-name="P6" draw:layer="layout" svg:width="0.274cm" svg:height="0.274cm" svg:x="20.176cm" svg:y="4.225cm" svg:viewBox="0 0 275 275" svg:d="M137 275c38 0 72-14 98-40 27-26 40-61 40-96 0-37-13-71-40-97-26-27-60-42-98-42-37 0-71 15-97 42-26 26-40 60-40 97 0 35 14 70 40 96s60 40 97 40z">
          <text:p/>
        </draw:path>
        <draw:path draw:style-name="gr33" draw:text-style-name="P2" draw:layer="layout" svg:width="0.274cm" svg:height="0.274cm" svg:x="20.176cm" svg:y="4.225cm" svg:viewBox="0 0 275 275" svg:d="M137 275c38 0 72-14 98-40 27-26 40-61 40-96 0-37-13-71-40-97-26-27-60-42-98-42-37 0-71 15-97 42-26 26-40 60-40 97 0 35 14 70 40 96s60 40 97 40z">
          <text:p/>
        </draw:path>
        <draw:path draw:style-name="gr34" draw:text-style-name="P18" draw:layer="layout" svg:width="0.274cm" svg:height="0.274cm" svg:x="22.762cm" svg:y="5.256cm" svg:viewBox="0 0 275 275" svg:d="M139 275c37 0 72-15 96-41 26-26 40-60 40-97 0-35-14-73-40-97-24-26-59-40-96-40-36 0-71 14-97 40-26 24-42 62-42 97 0 37 16 71 42 97s61 41 97 41z">
          <text:p/>
        </draw:path>
        <draw:path draw:style-name="gr33" draw:text-style-name="P2" draw:layer="layout" svg:width="0.274cm" svg:height="0.274cm" svg:x="22.762cm" svg:y="5.256cm" svg:viewBox="0 0 275 275" svg:d="M139 275c37 0 72-15 96-41 26-26 40-60 40-97 0-35-14-73-40-97-24-26-59-40-96-40-36 0-71 14-97 40-26 24-42 62-42 97 0 37 16 71 42 97s61 41 97 41z">
          <text:p/>
        </draw:path>
        <draw:path draw:style-name="gr32" draw:text-style-name="P6" draw:layer="layout" svg:width="0.274cm" svg:height="0.274cm" svg:x="20.565cm" svg:y="4.124cm" svg:viewBox="0 0 275 275" svg:d="M139 275c37 0 72-14 96-40 26-26 40-61 40-96 0-38-14-73-40-99-24-25-59-40-96-40-36 0-72 15-99 40-25 26-40 61-40 99 0 35 15 70 40 96 27 26 63 40 99 40z">
          <text:p/>
        </draw:path>
        <draw:path draw:style-name="gr33" draw:text-style-name="P2" draw:layer="layout" svg:width="0.274cm" svg:height="0.274cm" svg:x="20.565cm" svg:y="4.124cm" svg:viewBox="0 0 275 275" svg:d="M139 275c37 0 72-14 96-40 26-26 40-61 40-96 0-38-14-73-40-99-24-25-59-40-96-40-36 0-72 15-99 40-25 26-40 61-40 99 0 35 15 70 40 96 27 26 63 40 99 40z">
          <text:p/>
        </draw:path>
        <draw:path draw:style-name="gr32" draw:text-style-name="P6" draw:layer="layout" svg:width="0.274cm" svg:height="0.275cm" svg:x="20.617cm" svg:y="4.259cm" svg:viewBox="0 0 275 276" svg:d="M139 276c35 0 70-16 96-42s40-62 40-98c0-35-14-71-40-97-26-24-61-39-96-39-37 0-73 15-99 39-26 26-40 62-40 97 0 36 14 72 40 98s62 42 99 42z">
          <text:p/>
        </draw:path>
        <draw:path draw:style-name="gr33" draw:text-style-name="P2" draw:layer="layout" svg:width="0.274cm" svg:height="0.275cm" svg:x="20.617cm" svg:y="4.259cm" svg:viewBox="0 0 275 276" svg:d="M139 276c35 0 70-16 96-42s40-62 40-98c0-35-14-71-40-97-26-24-61-39-96-39-37 0-73 15-99 39-26 26-40 62-40 97 0 36 14 72 40 98s62 42 99 42z">
          <text:p/>
        </draw:path>
        <draw:path draw:style-name="gr32" draw:text-style-name="P6" draw:layer="layout" svg:width="0.274cm" svg:height="0.274cm" svg:x="20.842cm" svg:y="4.205cm" svg:viewBox="0 0 275 275" svg:d="M139 275c35 0 70-14 96-40s40-61 40-98c0-35-14-70-40-97-26-26-61-40-96-40-38 0-73 14-99 40-26 27-40 62-40 97 0 37 14 72 40 98s61 40 99 40z">
          <text:p/>
        </draw:path>
        <draw:path draw:style-name="gr33" draw:text-style-name="P2" draw:layer="layout" svg:width="0.274cm" svg:height="0.274cm" svg:x="20.842cm" svg:y="4.205cm" svg:viewBox="0 0 275 275" svg:d="M139 275c35 0 70-14 96-40s40-61 40-98c0-35-14-70-40-97-26-26-61-40-96-40-38 0-73 14-99 40-26 27-40 62-40 97 0 37 14 72 40 98s61 40 99 40z">
          <text:p/>
        </draw:path>
        <draw:path draw:style-name="gr32" draw:text-style-name="P6" draw:layer="layout" svg:width="0.276cm" svg:height="0.274cm" svg:x="20.014cm" svg:y="4.41cm" svg:viewBox="0 0 277 275" svg:d="M138 275c37 0 73-14 99-40 24-24 40-59 40-96 0-38-16-73-40-99-26-26-62-40-99-40-35 0-70 14-98 40-24 26-40 61-40 99 0 37 16 72 40 96 28 26 63 40 98 40z">
          <text:p/>
        </draw:path>
        <draw:path draw:style-name="gr33" draw:text-style-name="P2" draw:layer="layout" svg:width="0.276cm" svg:height="0.274cm" svg:x="20.014cm" svg:y="4.41cm" svg:viewBox="0 0 277 275" svg:d="M138 275c37 0 73-14 99-40 24-24 40-59 40-96 0-38-16-73-40-99-26-26-62-40-99-40-35 0-70 14-98 40-24 26-40 61-40 99 0 37 16 72 40 96 28 26 63 40 98 40z">
          <text:p/>
        </draw:path>
        <draw:path draw:style-name="gr32" draw:text-style-name="P6" draw:layer="layout" svg:width="0.274cm" svg:height="0.275cm" svg:x="20.429cm" svg:y="4.17cm" svg:viewBox="0 0 275 276" svg:d="M136 276c37 0 72-15 98-41 27-26 41-60 41-96 0-37-14-72-41-98-26-26-61-41-98-41-35 0-70 15-95 41-26 26-41 61-41 98 0 36 15 70 41 96 25 26 60 41 95 41z">
          <text:p/>
        </draw:path>
        <draw:path draw:style-name="gr33" draw:text-style-name="P2" draw:layer="layout" svg:width="0.274cm" svg:height="0.275cm" svg:x="20.429cm" svg:y="4.17cm" svg:viewBox="0 0 275 276" svg:d="M136 276c37 0 72-15 98-41 27-26 41-60 41-96 0-37-14-72-41-98-26-26-61-41-98-41-35 0-70 15-95 41-26 26-41 61-41 98 0 36 15 70 41 96 25 26 60 41 95 41z">
          <text:p/>
        </draw:path>
        <draw:path draw:style-name="gr32" draw:text-style-name="P6" draw:layer="layout" svg:width="0.274cm" svg:height="0.274cm" svg:x="20.577cm" svg:y="4.292cm" svg:viewBox="0 0 275 275" svg:d="M139 275c37 0 72-15 96-40 26-28 40-62 40-99 0-35-14-70-40-96-24-26-59-40-96-40-36 0-71 14-97 40s-42 61-42 96c0 37 16 71 42 99 26 25 61 40 97 40z">
          <text:p/>
        </draw:path>
        <draw:path draw:style-name="gr33" draw:text-style-name="P2" draw:layer="layout" svg:width="0.274cm" svg:height="0.274cm" svg:x="20.577cm" svg:y="4.292cm" svg:viewBox="0 0 275 275" svg:d="M139 275c37 0 72-15 96-40 26-28 40-62 40-99 0-35-14-70-40-96-24-26-59-40-96-40-36 0-71 14-97 40s-42 61-42 96c0 37 16 71 42 99 26 25 61 40 97 40z">
          <text:p/>
        </draw:path>
        <draw:path draw:style-name="gr32" draw:text-style-name="P6" draw:layer="layout" svg:width="0.274cm" svg:height="0.275cm" svg:x="21.122cm" svg:y="4.095cm" svg:viewBox="0 0 275 276" svg:d="M139 276c35 0 70-15 96-39 26-27 40-62 40-98 0-38-14-72-40-98s-61-41-96-41c-38 0-73 15-99 41s-40 60-40 98c0 36 14 71 40 98 26 24 61 39 99 39z">
          <text:p/>
        </draw:path>
        <draw:path draw:style-name="gr33" draw:text-style-name="P2" draw:layer="layout" svg:width="0.274cm" svg:height="0.275cm" svg:x="21.122cm" svg:y="4.095cm" svg:viewBox="0 0 275 276" svg:d="M139 276c35 0 70-15 96-39 26-27 40-62 40-98 0-38-14-72-40-98s-61-41-96-41c-38 0-73 15-99 41s-40 60-40 98c0 36 14 71 40 98 26 24 61 39 99 39z">
          <text:p/>
        </draw:path>
        <draw:path draw:style-name="gr34" draw:text-style-name="P18" draw:layer="layout" svg:width="0.274cm" svg:height="0.274cm" svg:x="21.595cm" svg:y="4.958cm" svg:viewBox="0 0 275 275" svg:d="M136 275c37 0 73-14 99-40 26-25 40-60 40-95 0-39-14-73-40-99s-62-41-99-41-72 15-96 41c-26 26-40 60-40 99 0 35 14 70 40 95 24 26 59 40 96 40z">
          <text:p/>
        </draw:path>
        <draw:path draw:style-name="gr33" draw:text-style-name="P2" draw:layer="layout" svg:width="0.274cm" svg:height="0.274cm" svg:x="21.595cm" svg:y="4.958cm" svg:viewBox="0 0 275 275" svg:d="M136 275c37 0 73-14 99-40 26-25 40-60 40-95 0-39-14-73-40-99s-62-41-99-41-72 15-96 41c-26 26-40 60-40 99 0 35 14 70 40 95 24 26 59 40 96 40z">
          <text:p/>
        </draw:path>
        <draw:path draw:style-name="gr32" draw:text-style-name="P6" draw:layer="layout" svg:width="0.275cm" svg:height="0.274cm" svg:x="20.359cm" svg:y="4.294cm" svg:viewBox="0 0 276 275" svg:d="M138 275c35 0 71-14 97-40 26-29 41-62 41-99s-15-72-41-96c-26-26-62-40-97-40-36 0-72 14-99 40-24 24-39 59-39 96s15 70 39 99c27 26 63 40 99 40z">
          <text:p/>
        </draw:path>
        <draw:path draw:style-name="gr33" draw:text-style-name="P2" draw:layer="layout" svg:width="0.275cm" svg:height="0.274cm" svg:x="20.359cm" svg:y="4.294cm" svg:viewBox="0 0 276 275" svg:d="M138 275c35 0 71-14 97-40 26-29 41-62 41-99s-15-72-41-96c-26-26-62-40-97-40-36 0-72 14-99 40-24 24-39 59-39 96s15 70 39 99c27 26 63 40 99 40z">
          <text:p/>
        </draw:path>
        <draw:path draw:style-name="gr32" draw:text-style-name="P6" draw:layer="layout" svg:width="0.274cm" svg:height="0.276cm" svg:x="20.383cm" svg:y="4.237cm" svg:viewBox="0 0 275 277" svg:d="M137 277c37 0 71-17 98-42 26-26 40-61 40-96 0-37-14-72-40-98-27-26-61-41-98-41s-72 15-96 41c-27 26-41 61-41 98 0 35 14 70 41 96 24 25 59 42 96 42z">
          <text:p/>
        </draw:path>
        <draw:path draw:style-name="gr33" draw:text-style-name="P2" draw:layer="layout" svg:width="0.274cm" svg:height="0.276cm" svg:x="20.383cm" svg:y="4.237cm" svg:viewBox="0 0 275 277" svg:d="M137 277c37 0 71-17 98-42 26-26 40-61 40-96 0-37-14-72-40-98-27-26-61-41-98-41s-72 15-96 41c-27 26-41 61-41 98 0 35 14 70 41 96 24 25 59 42 96 42z">
          <text:p/>
        </draw:path>
        <draw:path draw:style-name="gr32" draw:text-style-name="P6" draw:layer="layout" svg:width="0.274cm" svg:height="0.274cm" svg:x="20.476cm" svg:y="4.162cm" svg:viewBox="0 0 275 275" svg:d="M138 275c37 0 72-14 97-40 26-24 40-59 40-96s-14-73-40-99c-25-26-60-40-97-40-38 0-72 14-98 40s-40 62-40 99 14 72 40 96c26 26 60 40 98 40z">
          <text:p/>
        </draw:path>
        <draw:path draw:style-name="gr33" draw:text-style-name="P2" draw:layer="layout" svg:width="0.274cm" svg:height="0.274cm" svg:x="20.476cm" svg:y="4.162cm" svg:viewBox="0 0 275 275" svg:d="M138 275c37 0 72-14 97-40 26-24 40-59 40-96s-14-73-40-99c-25-26-60-40-97-40-38 0-72 14-98 40s-40 62-40 99 14 72 40 96c26 26 60 40 98 40z">
          <text:p/>
        </draw:path>
        <draw:path draw:style-name="gr32" draw:text-style-name="P6" draw:layer="layout" svg:width="0.274cm" svg:height="0.274cm" svg:x="20.651cm" svg:y="4.341cm" svg:viewBox="0 0 275 275" svg:d="M137 275c37 0 72-15 96-40 28-26 42-62 42-99 0-35-14-70-42-96-24-26-59-40-96-40s-70 14-96 40c-27 26-41 61-41 96 0 37 14 73 41 99 26 25 59 40 96 40z">
          <text:p/>
        </draw:path>
        <draw:path draw:style-name="gr33" draw:text-style-name="P2" draw:layer="layout" svg:width="0.274cm" svg:height="0.274cm" svg:x="20.651cm" svg:y="4.341cm" svg:viewBox="0 0 275 275" svg:d="M137 275c37 0 72-15 96-40 28-26 42-62 42-99 0-35-14-70-42-96-24-26-59-40-96-40s-70 14-96 40c-27 26-41 61-41 96 0 37 14 73 41 99 26 25 59 40 96 40z">
          <text:p/>
        </draw:path>
        <draw:path draw:style-name="gr34" draw:text-style-name="P18" draw:layer="layout" svg:width="0.274cm" svg:height="0.274cm" svg:x="21.381cm" svg:y="3.923cm" svg:viewBox="0 0 275 275" svg:d="M137 275c37 0 72-13 98-39 24-25 40-60 40-97s-16-70-40-97c-26-28-61-42-98-42-36 0-72 14-98 42-26 27-39 60-39 97s13 72 39 97c26 26 62 39 98 39z">
          <text:p/>
        </draw:path>
        <draw:path draw:style-name="gr33" draw:text-style-name="P2" draw:layer="layout" svg:width="0.274cm" svg:height="0.274cm" svg:x="21.381cm" svg:y="3.923cm" svg:viewBox="0 0 275 275" svg:d="M137 275c37 0 72-13 98-39 24-25 40-60 40-97s-16-70-40-97c-26-28-61-42-98-42-36 0-72 14-98 42-26 27-39 60-39 97s13 72 39 97c26 26 62 39 98 39z">
          <text:p/>
        </draw:path>
        <draw:path draw:style-name="gr34" draw:text-style-name="P18" draw:layer="layout" svg:width="0.274cm" svg:height="0.274cm" svg:x="22.741cm" svg:y="4.678cm" svg:viewBox="0 0 275 275" svg:d="M139 275c35 0 70-16 96-40 26-26 40-61 40-98 0-36-14-73-40-97-26-26-61-40-96-40-38 0-72 14-99 40-25 24-40 61-40 97 0 37 15 72 40 98 27 24 61 40 99 40z">
          <text:p/>
        </draw:path>
        <draw:path draw:style-name="gr33" draw:text-style-name="P2" draw:layer="layout" svg:width="0.274cm" svg:height="0.274cm" svg:x="22.741cm" svg:y="4.678cm" svg:viewBox="0 0 275 275" svg:d="M139 275c35 0 70-16 96-40 26-26 40-61 40-98 0-36-14-73-40-97-26-26-61-40-96-40-38 0-72 14-99 40-25 24-40 61-40 97 0 37 15 72 40 98 27 24 61 40 99 40z">
          <text:p/>
        </draw:path>
        <draw:path draw:style-name="gr32" draw:text-style-name="P6" draw:layer="layout" svg:width="0.274cm" svg:height="0.274cm" svg:x="20.73cm" svg:y="4.283cm" svg:viewBox="0 0 275 275" svg:d="M138 275c37 0 72-14 97-41 26-26 40-61 40-98 0-36-14-70-40-96-25-26-60-40-97-40-38 0-72 14-98 40s-40 60-40 96c0 37 14 72 40 98 26 27 60 41 98 41z">
          <text:p/>
        </draw:path>
        <draw:path draw:style-name="gr33" draw:text-style-name="P2" draw:layer="layout" svg:width="0.274cm" svg:height="0.274cm" svg:x="20.73cm" svg:y="4.283cm" svg:viewBox="0 0 275 275" svg:d="M138 275c37 0 72-14 97-41 26-26 40-61 40-98 0-36-14-70-40-96-25-26-60-40-97-40-38 0-72 14-98 40s-40 60-40 96c0 37 14 72 40 98 26 27 60 41 98 41z">
          <text:p/>
        </draw:path>
        <draw:path draw:style-name="gr32" draw:text-style-name="P6" draw:layer="layout" svg:width="0.274cm" svg:height="0.274cm" svg:x="20.848cm" svg:y="4.234cm" svg:viewBox="0 0 275 275" svg:d="M139 275c35 0 70-15 95-41 26-25 41-60 41-97 0-36-15-70-41-96-25-26-60-41-95-41-38 0-73 15-99 41s-40 60-40 96c0 37 14 72 40 97 26 26 61 41 99 41z">
          <text:p/>
        </draw:path>
        <draw:path draw:style-name="gr33" draw:text-style-name="P2" draw:layer="layout" svg:width="0.274cm" svg:height="0.274cm" svg:x="20.848cm" svg:y="4.234cm" svg:viewBox="0 0 275 275" svg:d="M139 275c35 0 70-15 95-41 26-25 41-60 41-97 0-36-15-70-41-96-25-26-60-41-95-41-38 0-73 15-99 41s-40 60-40 96c0 37 14 72 40 97 26 26 61 41 99 41z">
          <text:p/>
        </draw:path>
        <draw:path draw:style-name="gr32" draw:text-style-name="P6" draw:layer="layout" svg:width="0.274cm" svg:height="0.274cm" svg:x="19.907cm" svg:y="4.647cm" svg:viewBox="0 0 275 275" svg:d="M135 275c38 0 73-15 100-41 26-25 40-60 40-96 0-38-14-72-40-98-27-26-62-40-100-40-35 0-71 14-95 40-26 26-40 60-40 98 0 36 14 71 40 96 24 26 60 41 95 41z">
          <text:p/>
        </draw:path>
        <draw:path draw:style-name="gr33" draw:text-style-name="P2" draw:layer="layout" svg:width="0.274cm" svg:height="0.274cm" svg:x="19.907cm" svg:y="4.647cm" svg:viewBox="0 0 275 275" svg:d="M135 275c38 0 73-15 100-41 26-25 40-60 40-96 0-38-14-72-40-98-27-26-62-40-100-40-35 0-71 14-95 40-26 26-40 60-40 98 0 36 14 71 40 96 24 26 60 41 95 41z">
          <text:p/>
        </draw:path>
        <draw:path draw:style-name="gr32" draw:text-style-name="P6" draw:layer="layout" svg:width="0.274cm" svg:height="0.274cm" svg:x="20.502cm" svg:y="4.191cm" svg:viewBox="0 0 275 275" svg:d="M138 275c37 0 71-14 97-40 26-24 40-59 40-96 0-35-14-70-40-97-26-26-60-42-97-42-38 0-72 16-98 42-26 27-40 62-40 97 0 37 14 72 40 96 26 26 60 40 98 40z">
          <text:p/>
        </draw:path>
        <draw:path draw:style-name="gr33" draw:text-style-name="P2" draw:layer="layout" svg:width="0.274cm" svg:height="0.274cm" svg:x="20.502cm" svg:y="4.191cm" svg:viewBox="0 0 275 275" svg:d="M138 275c37 0 71-14 97-40 26-24 40-59 40-96 0-35-14-70-40-97-26-26-60-42-97-42-38 0-72 16-98 42-26 27-40 62-40 97 0 37 14 72 40 96 26 26 60 40 98 40z">
          <text:p/>
        </draw:path>
        <draw:path draw:style-name="gr34" draw:text-style-name="P18" draw:layer="layout" svg:width="0.274cm" svg:height="0.275cm" svg:x="21.665cm" svg:y="4.181cm" svg:viewBox="0 0 275 276" svg:d="M137 276c37 0 71-15 97-40 26-26 41-61 41-98 0-35-15-70-41-99-26-24-60-39-97-39-36 0-71 15-97 39-26 29-40 64-40 99 0 37 14 72 40 98 26 25 61 40 97 40z">
          <text:p/>
        </draw:path>
        <draw:path draw:style-name="gr33" draw:text-style-name="P2" draw:layer="layout" svg:width="0.274cm" svg:height="0.275cm" svg:x="21.665cm" svg:y="4.181cm" svg:viewBox="0 0 275 276" svg:d="M137 276c37 0 71-15 97-40 26-26 41-61 41-98 0-35-15-70-41-99-26-24-60-39-97-39-36 0-71 15-97 39-26 29-40 64-40 99 0 37 14 72 40 98 26 25 61 40 97 40z">
          <text:p/>
        </draw:path>
        <draw:path draw:style-name="gr32" draw:text-style-name="P6" draw:layer="layout" svg:width="0.276cm" svg:height="0.274cm" svg:x="20.392cm" svg:y="4.234cm" svg:viewBox="0 0 277 275" svg:d="M139 275c35 0 70-15 98-40 24-26 40-61 40-98 0-35-16-70-40-96-28-26-63-41-98-41-37 0-73 15-99 41-25 26-40 61-40 96 0 37 15 72 40 98 26 25 62 40 99 40z">
          <text:p/>
        </draw:path>
        <draw:path draw:style-name="gr33" draw:text-style-name="P2" draw:layer="layout" svg:width="0.276cm" svg:height="0.274cm" svg:x="20.392cm" svg:y="4.234cm" svg:viewBox="0 0 277 275" svg:d="M139 275c35 0 70-15 98-40 24-26 40-61 40-98 0-35-16-70-40-96-28-26-63-41-98-41-37 0-73 15-99 41-25 26-40 61-40 96 0 37 15 72 40 98 26 25 62 40 99 40z">
          <text:p/>
        </draw:path>
        <draw:path draw:style-name="gr34" draw:text-style-name="P18" draw:layer="layout" svg:width="0.274cm" svg:height="0.274cm" svg:x="21.333cm" svg:y="4.257cm" svg:viewBox="0 0 275 275" svg:d="M138 275c35 0 71-16 96-42 26-26 41-62 41-97 0-36-15-72-41-96-25-26-61-40-96-40-37 0-72 14-98 40-26 24-40 60-40 96 0 35 14 71 40 97s61 42 98 42z">
          <text:p/>
        </draw:path>
        <draw:path draw:style-name="gr33" draw:text-style-name="P2" draw:layer="layout" svg:width="0.274cm" svg:height="0.274cm" svg:x="21.333cm" svg:y="4.257cm" svg:viewBox="0 0 275 275" svg:d="M138 275c35 0 71-16 96-42 26-26 41-62 41-97 0-36-15-72-41-96-25-26-61-40-96-40-37 0-72 14-98 40-26 24-40 60-40 96 0 35 14 71 40 97s61 42 98 42z">
          <text:p/>
        </draw:path>
        <draw:path draw:style-name="gr32" draw:text-style-name="P6" draw:layer="layout" svg:width="0.275cm" svg:height="0.274cm" svg:x="20.651cm" svg:y="4.182cm" svg:viewBox="0 0 276 275" svg:d="M137 275c37 0 72-14 98-40s41-61 41-98c0-35-15-70-41-97-26-26-61-40-98-40-35 0-70 14-95 40-27 27-42 62-42 97 0 37 15 72 42 98 25 26 60 40 95 40z">
          <text:p/>
        </draw:path>
        <draw:path draw:style-name="gr33" draw:text-style-name="P2" draw:layer="layout" svg:width="0.275cm" svg:height="0.274cm" svg:x="20.651cm" svg:y="4.182cm" svg:viewBox="0 0 276 275" svg:d="M137 275c37 0 72-14 98-40s41-61 41-98c0-35-15-70-41-97-26-26-61-40-98-40-35 0-70 14-95 40-27 27-42 62-42 97 0 37 15 72 42 98 25 26 60 40 95 40z">
          <text:p/>
        </draw:path>
        <draw:path draw:style-name="gr32" draw:text-style-name="P6" draw:layer="layout" svg:width="0.274cm" svg:height="0.274cm" svg:x="20.694cm" svg:y="4.161cm" svg:viewBox="0 0 275 275" svg:d="M136 275c37 0 72-14 98-40s41-60 41-97c0-35-15-73-41-99-26-24-61-39-98-39s-72 15-97 39c-26 26-39 64-39 99 0 37 13 71 39 97 25 26 60 40 97 40z">
          <text:p/>
        </draw:path>
        <draw:path draw:style-name="gr33" draw:text-style-name="P2" draw:layer="layout" svg:width="0.274cm" svg:height="0.274cm" svg:x="20.694cm" svg:y="4.161cm" svg:viewBox="0 0 275 275" svg:d="M136 275c37 0 72-14 98-40s41-60 41-97c0-35-15-73-41-99-26-24-61-39-98-39s-72 15-97 39c-26 26-39 64-39 99 0 37 13 71 39 97 25 26 60 40 97 40z">
          <text:p/>
        </draw:path>
        <draw:path draw:style-name="gr32" draw:text-style-name="P6" draw:layer="layout" svg:width="0.276cm" svg:height="0.274cm" svg:x="20.629cm" svg:y="4.318cm" svg:viewBox="0 0 277 275" svg:d="M139 275c35 0 70-15 96-40 26-26 42-62 42-99 0-35-16-70-42-96s-61-40-96-40c-38 0-73 14-99 40-24 26-40 61-40 96 0 37 16 73 40 99 26 25 61 40 99 40z">
          <text:p/>
        </draw:path>
        <draw:path draw:style-name="gr33" draw:text-style-name="P2" draw:layer="layout" svg:width="0.276cm" svg:height="0.274cm" svg:x="20.629cm" svg:y="4.318cm" svg:viewBox="0 0 277 275" svg:d="M139 275c35 0 70-15 96-40 26-26 42-62 42-99 0-35-16-70-42-96s-61-40-96-40c-38 0-73 14-99 40-24 26-40 61-40 96 0 37 16 73 40 99 26 25 61 40 99 40z">
          <text:p/>
        </draw:path>
        <draw:path draw:style-name="gr32" draw:text-style-name="P6" draw:layer="layout" svg:width="0.274cm" svg:height="0.274cm" svg:x="20.426cm" svg:y="4.213cm" svg:viewBox="0 0 275 275" svg:d="M136 275c35 0 72-16 98-40 24-26 41-61 41-98 0-35-17-71-41-95-26-29-63-42-98-42-37 0-72 13-96 42-26 24-40 60-40 95 0 37 14 72 40 98 24 24 59 40 96 40z">
          <text:p/>
        </draw:path>
        <draw:path draw:style-name="gr33" draw:text-style-name="P2" draw:layer="layout" svg:width="0.274cm" svg:height="0.274cm" svg:x="20.426cm" svg:y="4.213cm" svg:viewBox="0 0 275 275" svg:d="M136 275c35 0 72-16 98-40 24-26 41-61 41-98 0-35-17-71-41-95-26-29-63-42-98-42-37 0-72 13-96 42-26 24-40 60-40 95 0 37 14 72 40 98 24 24 59 40 96 40z">
          <text:p/>
        </draw:path>
        <draw:path draw:style-name="gr32" draw:text-style-name="P6" draw:layer="layout" svg:width="0.274cm" svg:height="0.275cm" svg:x="20.323cm" svg:y="5.18cm" svg:viewBox="0 0 275 276" svg:d="M139 276c37 0 70-15 96-41s40-60 40-99c0-35-14-70-40-96-26-25-59-40-96-40s-73 15-97 40c-28 26-42 61-42 96 0 39 14 73 42 99 24 26 60 41 97 41z">
          <text:p/>
        </draw:path>
        <draw:path draw:style-name="gr33" draw:text-style-name="P2" draw:layer="layout" svg:width="0.274cm" svg:height="0.275cm" svg:x="20.323cm" svg:y="5.18cm" svg:viewBox="0 0 275 276" svg:d="M139 276c37 0 70-15 96-41s40-60 40-99c0-35-14-70-40-96-26-25-59-40-96-40s-73 15-97 40c-28 26-42 61-42 96 0 39 14 73 42 99 24 26 60 41 97 41z">
          <text:p/>
        </draw:path>
        <draw:path draw:style-name="gr32" draw:text-style-name="P6" draw:layer="layout" svg:width="0.274cm" svg:height="0.274cm" svg:x="20.588cm" svg:y="4.248cm" svg:viewBox="0 0 275 275" svg:d="M139 275c36 0 72-15 96-43 26-24 40-59 40-96 0-35-14-70-40-96-24-25-60-40-96-40-35 0-72 15-98 40-26 26-41 61-41 96 0 37 15 72 41 96 26 28 63 43 98 43z">
          <text:p/>
        </draw:path>
        <draw:path draw:style-name="gr33" draw:text-style-name="P2" draw:layer="layout" svg:width="0.274cm" svg:height="0.274cm" svg:x="20.588cm" svg:y="4.248cm" svg:viewBox="0 0 275 275" svg:d="M139 275c36 0 72-15 96-43 26-24 40-59 40-96 0-35-14-70-40-96-24-25-60-40-96-40-35 0-72 15-98 40-26 26-41 61-41 96 0 37 15 72 41 96 26 28 63 43 98 43z">
          <text:p/>
        </draw:path>
        <draw:path draw:style-name="gr32" draw:text-style-name="P6" draw:layer="layout" svg:width="0.274cm" svg:height="0.274cm" svg:x="20.446cm" svg:y="4.208cm" svg:viewBox="0 0 275 275" svg:d="M136 275c38 0 72-14 98-40 27-24 41-59 41-96s-14-71-41-97c-26-28-60-42-98-42-35 0-70 14-96 42-25 26-40 60-40 97s15 72 40 96c26 26 61 40 96 40z">
          <text:p/>
        </draw:path>
        <draw:path draw:style-name="gr33" draw:text-style-name="P2" draw:layer="layout" svg:width="0.274cm" svg:height="0.274cm" svg:x="20.446cm" svg:y="4.208cm" svg:viewBox="0 0 275 275" svg:d="M136 275c38 0 72-14 98-40 27-24 41-59 41-96s-14-71-41-97c-26-28-60-42-98-42-35 0-70 14-96 42-25 26-40 60-40 97s15 72 40 96c26 26 61 40 96 40z">
          <text:p/>
        </draw:path>
        <draw:path draw:style-name="gr32" draw:text-style-name="P6" draw:layer="layout" svg:width="0.274cm" svg:height="0.274cm" svg:x="20.81cm" svg:y="4.286cm" svg:viewBox="0 0 275 275" svg:d="M136 275c38 0 73-14 99-41 26-26 40-61 40-98 0-35-14-70-40-96s-61-40-99-40c-35 0-72 14-96 40-26 26-40 61-40 96 0 37 14 72 40 98 24 27 61 41 96 41z">
          <text:p/>
        </draw:path>
        <draw:path draw:style-name="gr33" draw:text-style-name="P2" draw:layer="layout" svg:width="0.274cm" svg:height="0.274cm" svg:x="20.81cm" svg:y="4.286cm" svg:viewBox="0 0 275 275" svg:d="M136 275c38 0 73-14 99-41 26-26 40-61 40-98 0-35-14-70-40-96s-61-40-99-40c-35 0-72 14-96 40-26 26-40 61-40 96 0 37 14 72 40 98 24 27 61 41 96 41z">
          <text:p/>
        </draw:path>
        <draw:path draw:style-name="gr34" draw:text-style-name="P18" draw:layer="layout" svg:width="0.274cm" svg:height="0.275cm" svg:x="22.583cm" svg:y="4.681cm" svg:viewBox="0 0 275 276" svg:d="M139 276c35 0 70-15 96-39 26-26 40-62 40-97 0-38-14-73-40-99s-61-41-96-41c-38 0-72 15-98 41-27 26-41 61-41 99 0 35 14 71 41 97 26 24 60 39 98 39z">
          <text:p/>
        </draw:path>
        <draw:path draw:style-name="gr33" draw:text-style-name="P2" draw:layer="layout" svg:width="0.274cm" svg:height="0.275cm" svg:x="22.583cm" svg:y="4.681cm" svg:viewBox="0 0 275 276" svg:d="M139 276c35 0 70-15 96-39 26-26 40-62 40-97 0-38-14-73-40-99s-61-41-96-41c-38 0-72 15-98 41-27 26-41 61-41 99 0 35 14 71 41 97 26 24 60 39 98 39z">
          <text:p/>
        </draw:path>
        <draw:path draw:style-name="gr32" draw:text-style-name="P6" draw:layer="layout" svg:width="0.274cm" svg:height="0.274cm" svg:x="20.802cm" svg:y="4.277cm" svg:viewBox="0 0 275 275" svg:d="M138 275c38 0 73-14 97-41 26-26 40-61 40-98 0-35-14-70-40-95-24-26-59-41-97-41-37 0-72 15-98 41-26 25-40 60-40 95 0 37 14 72 40 98 26 27 61 41 98 41z">
          <text:p/>
        </draw:path>
        <draw:path draw:style-name="gr33" draw:text-style-name="P2" draw:layer="layout" svg:width="0.274cm" svg:height="0.274cm" svg:x="20.802cm" svg:y="4.277cm" svg:viewBox="0 0 275 275" svg:d="M138 275c38 0 73-14 97-41 26-26 40-61 40-98 0-35-14-70-40-95-24-26-59-41-97-41-37 0-72 15-98 41-26 25-40 60-40 95 0 37 14 72 40 98 26 27 61 41 98 41z">
          <text:p/>
        </draw:path>
        <draw:path draw:style-name="gr32" draw:text-style-name="P6" draw:layer="layout" svg:width="0.274cm" svg:height="0.275cm" svg:x="20.678cm" svg:y="4.331cm" svg:viewBox="0 0 275 276" svg:d="M137 276c37 0 72-15 98-40 25-26 40-64 40-99 0-37-15-72-40-98-26-24-61-39-98-39-36 0-70 15-96 39-26 26-41 61-41 98 0 35 15 73 41 99 26 25 60 40 96 40z">
          <text:p/>
        </draw:path>
        <draw:path draw:style-name="gr33" draw:text-style-name="P2" draw:layer="layout" svg:width="0.274cm" svg:height="0.275cm" svg:x="20.678cm" svg:y="4.331cm" svg:viewBox="0 0 275 276" svg:d="M137 276c37 0 72-15 98-40 25-26 40-64 40-99 0-37-15-72-40-98-26-24-61-39-98-39-36 0-70 15-96 39-26 26-41 61-41 98 0 35 15 73 41 99 26 25 60 40 96 40z">
          <text:p/>
        </draw:path>
        <draw:path draw:style-name="gr32" draw:text-style-name="P6" draw:layer="layout" svg:width="0.274cm" svg:height="0.274cm" svg:x="20.629cm" svg:y="4.167cm" svg:viewBox="0 0 275 275" svg:d="M139 275c35 0 70-14 95-40 27-26 41-60 41-98 0-35-14-71-41-97-25-26-60-40-95-40-38 0-72 14-99 40-26 26-40 62-40 97 0 38 14 72 40 98 27 26 61 40 99 40z">
          <text:p/>
        </draw:path>
        <draw:path draw:style-name="gr33" draw:text-style-name="P2" draw:layer="layout" svg:width="0.274cm" svg:height="0.274cm" svg:x="20.629cm" svg:y="4.167cm" svg:viewBox="0 0 275 275" svg:d="M139 275c35 0 70-14 95-40 27-26 41-60 41-98 0-35-14-71-41-97-25-26-60-40-95-40-38 0-72 14-99 40-26 26-40 62-40 97 0 38 14 72 40 98 27 26 61 40 99 40z">
          <text:p/>
        </draw:path>
        <draw:path draw:style-name="gr32" draw:text-style-name="P6" draw:layer="layout" svg:width="0.274cm" svg:height="0.276cm" svg:x="20.557cm" svg:y="4.168cm" svg:viewBox="0 0 275 277" svg:d="M139 277c37 0 72-16 97-40 26-26 39-61 39-98 0-35-13-71-39-97-25-26-60-42-97-42-38 0-71 16-99 42-26 26-40 62-40 97 0 37 14 72 40 98 28 24 61 40 99 40z">
          <text:p/>
        </draw:path>
        <draw:path draw:style-name="gr33" draw:text-style-name="P2" draw:layer="layout" svg:width="0.274cm" svg:height="0.276cm" svg:x="20.557cm" svg:y="4.168cm" svg:viewBox="0 0 275 277" svg:d="M139 277c37 0 72-16 97-40 26-26 39-61 39-98 0-35-13-71-39-97-25-26-60-42-97-42-38 0-71 16-99 42-26 26-40 62-40 97 0 37 14 72 40 98 28 24 61 40 99 40z">
          <text:p/>
        </draw:path>
        <draw:path draw:style-name="gr32" draw:text-style-name="P6" draw:layer="layout" svg:width="0.274cm" svg:height="0.274cm" svg:x="20.565cm" svg:y="4.173cm" svg:viewBox="0 0 275 275" svg:d="M139 275c35 0 70-14 96-40s40-61 40-98c0-35-14-71-40-97s-61-40-96-40c-38 0-73 14-99 40s-40 62-40 97c0 37 14 72 40 98s61 40 99 40z">
          <text:p/>
        </draw:path>
        <draw:path draw:style-name="gr33" draw:text-style-name="P2" draw:layer="layout" svg:width="0.274cm" svg:height="0.274cm" svg:x="20.565cm" svg:y="4.173cm" svg:viewBox="0 0 275 275" svg:d="M139 275c35 0 70-14 96-40s40-61 40-98c0-35-14-71-40-97s-61-40-96-40c-38 0-73 14-99 40s-40 62-40 97c0 37 14 72 40 98s61 40 99 40z">
          <text:p/>
        </draw:path>
        <draw:path draw:style-name="gr32" draw:text-style-name="P6" draw:layer="layout" svg:width="0.274cm" svg:height="0.275cm" svg:x="20.571cm" svg:y="4.216cm" svg:viewBox="0 0 275 276" svg:d="M137 276c37 0 71-15 97-41s41-60 41-97c0-35-15-70-41-96-26-27-60-42-97-42-36 0-71 15-97 42-26 26-40 61-40 96 0 37 14 71 40 97s61 41 97 41z">
          <text:p/>
        </draw:path>
        <draw:path draw:style-name="gr33" draw:text-style-name="P2" draw:layer="layout" svg:width="0.274cm" svg:height="0.275cm" svg:x="20.571cm" svg:y="4.216cm" svg:viewBox="0 0 275 276" svg:d="M137 276c37 0 71-15 97-41s41-60 41-97c0-35-15-70-41-96-26-27-60-42-97-42-36 0-71 15-97 42-26 26-40 61-40 96 0 37 14 71 40 97s61 41 97 41z">
          <text:p/>
        </draw:path>
        <draw:path draw:style-name="gr32" draw:text-style-name="P6" draw:layer="layout" svg:width="0.274cm" svg:height="0.274cm" svg:x="20.363cm" svg:y="4.275cm" svg:viewBox="0 0 275 275" svg:d="M139 275c35 0 70-13 96-40 26-28 40-62 40-98 0-37-14-71-40-97s-61-40-96-40c-37 0-72 14-99 40-26 26-40 60-40 97 0 36 14 70 40 98 27 27 62 40 99 40z">
          <text:p/>
        </draw:path>
        <draw:path draw:style-name="gr33" draw:text-style-name="P2" draw:layer="layout" svg:width="0.274cm" svg:height="0.274cm" svg:x="20.363cm" svg:y="4.275cm" svg:viewBox="0 0 275 275" svg:d="M139 275c35 0 70-13 96-40 26-28 40-62 40-98 0-37-14-71-40-97s-61-40-96-40c-37 0-72 14-99 40-26 26-40 60-40 97 0 36 14 70 40 98 27 27 62 40 99 40z">
          <text:p/>
        </draw:path>
        <draw:path draw:style-name="gr32" draw:text-style-name="P6" draw:layer="layout" svg:width="0.274cm" svg:height="0.274cm" svg:x="20.409cm" svg:y="4.286cm" svg:viewBox="0 0 275 275" svg:d="M137 275c37 0 72-14 98-41 26-26 40-61 40-98 0-35-14-70-40-96s-61-40-98-40c-35 0-70 14-96 40s-41 61-41 96c0 37 15 72 41 98 26 27 61 41 96 41z">
          <text:p/>
        </draw:path>
        <draw:path draw:style-name="gr33" draw:text-style-name="P2" draw:layer="layout" svg:width="0.274cm" svg:height="0.274cm" svg:x="20.409cm" svg:y="4.286cm" svg:viewBox="0 0 275 275" svg:d="M137 275c37 0 72-14 98-41 26-26 40-61 40-98 0-35-14-70-40-96s-61-40-98-40c-35 0-70 14-96 40s-41 61-41 96c0 37 15 72 41 98 26 27 61 41 96 41z">
          <text:p/>
        </draw:path>
        <draw:path draw:style-name="gr32" draw:text-style-name="P6" draw:layer="layout" svg:width="0.274cm" svg:height="0.274cm" svg:x="20.651cm" svg:y="4.11cm" svg:viewBox="0 0 275 275" svg:d="M137 275c37 0 72-14 96-40 28-24 42-59 42-96 0-38-14-73-42-99-24-26-59-40-96-40s-70 14-96 40c-27 26-41 61-41 99 0 37 14 72 41 96 26 26 59 40 96 40z">
          <text:p/>
        </draw:path>
        <draw:path draw:style-name="gr33" draw:text-style-name="P2" draw:layer="layout" svg:width="0.274cm" svg:height="0.274cm" svg:x="20.651cm" svg:y="4.11cm" svg:viewBox="0 0 275 275" svg:d="M137 275c37 0 72-14 96-40 28-24 42-59 42-96 0-38-14-73-42-99-24-26-59-40-96-40s-70 14-96 40c-27 26-41 61-41 99 0 37 14 72 41 96 26 26 59 40 96 40z">
          <text:p/>
        </draw:path>
        <draw:path draw:style-name="gr32" draw:text-style-name="P6" draw:layer="layout" svg:width="0.276cm" svg:height="0.274cm" svg:x="20.632cm" svg:y="4.156cm" svg:viewBox="0 0 277 275" svg:d="M139 275c35 0 71-14 97-40s41-61 41-96c0-37-15-73-41-99s-62-40-97-40c-38 0-73 14-99 40-24 26-40 62-40 99 0 35 16 70 40 96 26 26 61 40 99 40z">
          <text:p/>
        </draw:path>
        <draw:path draw:style-name="gr33" draw:text-style-name="P2" draw:layer="layout" svg:width="0.276cm" svg:height="0.274cm" svg:x="20.632cm" svg:y="4.156cm" svg:viewBox="0 0 277 275" svg:d="M139 275c35 0 71-14 97-40s41-61 41-96c0-37-15-73-41-99s-62-40-97-40c-38 0-73 14-99 40-24 26-40 62-40 99 0 35 16 70 40 96 26 26 61 40 99 40z">
          <text:p/>
        </draw:path>
        <draw:path draw:style-name="gr32" draw:text-style-name="P6" draw:layer="layout" svg:width="0.274cm" svg:height="0.274cm" svg:x="20.675cm" svg:y="4.283cm" svg:viewBox="0 0 275 275" svg:d="M136 275c38 0 72-14 98-41 26-26 41-61 41-98 0-35-15-70-41-96s-60-40-98-40c-35 0-70 14-95 40-26 26-41 61-41 96 0 37 15 72 41 98 25 27 60 41 95 41z">
          <text:p/>
        </draw:path>
        <draw:path draw:style-name="gr33" draw:text-style-name="P2" draw:layer="layout" svg:width="0.274cm" svg:height="0.274cm" svg:x="20.675cm" svg:y="4.283cm" svg:viewBox="0 0 275 275" svg:d="M136 275c38 0 72-14 98-41 26-26 41-61 41-98 0-35-15-70-41-96s-60-40-98-40c-35 0-70 14-95 40-26 26-41 61-41 96 0 37 15 72 41 98 25 27 60 41 95 41z">
          <text:p/>
        </draw:path>
        <draw:path draw:style-name="gr32" draw:text-style-name="P6" draw:layer="layout" svg:width="0.275cm" svg:height="0.276cm" svg:x="20.613cm" svg:y="4.286cm" svg:viewBox="0 0 276 277" svg:d="M138 277c35 0 71-16 97-41 24-28 41-63 41-98 0-37-17-72-41-98-26-25-62-40-97-40-36 0-73 15-99 40-24 26-39 61-39 98 0 35 15 70 39 98 26 25 63 41 99 41z">
          <text:p/>
        </draw:path>
        <draw:path draw:style-name="gr33" draw:text-style-name="P2" draw:layer="layout" svg:width="0.275cm" svg:height="0.276cm" svg:x="20.613cm" svg:y="4.286cm" svg:viewBox="0 0 276 277" svg:d="M138 277c35 0 71-16 97-41 24-28 41-63 41-98 0-37-17-72-41-98-26-25-62-40-97-40-36 0-73 15-99 40-24 26-39 61-39 98 0 35 15 70 39 98 26 25 63 41 99 41z">
          <text:p/>
        </draw:path>
        <draw:path draw:style-name="gr32" draw:text-style-name="P6" draw:layer="layout" svg:width="0.273cm" svg:height="0.276cm" svg:x="20.743cm" svg:y="4.324cm" svg:viewBox="0 0 274 277" svg:d="M136 277c39 0 74-15 99-40 26-27 39-64 39-99 0-37-13-72-39-98-25-24-60-40-99-40-37 0-71 16-97 40-26 26-39 61-39 98 0 35 13 72 39 99 26 25 60 40 97 40z">
          <text:p/>
        </draw:path>
        <draw:path draw:style-name="gr33" draw:text-style-name="P2" draw:layer="layout" svg:width="0.273cm" svg:height="0.276cm" svg:x="20.743cm" svg:y="4.324cm" svg:viewBox="0 0 274 277" svg:d="M136 277c39 0 74-15 99-40 26-27 39-64 39-99 0-37-13-72-39-98-25-24-60-40-99-40-37 0-71 16-97 40-26 26-39 61-39 98 0 35 13 72 39 99 26 25 60 40 97 40z">
          <text:p/>
        </draw:path>
        <draw:path draw:style-name="gr32" draw:text-style-name="P6" draw:layer="layout" svg:width="0.274cm" svg:height="0.274cm" svg:x="20.444cm" svg:y="4.537cm" svg:viewBox="0 0 275 275" svg:d="M136 275c37 0 72-14 97-42 27-25 42-60 42-97 0-36-15-70-42-96-25-26-60-40-97-40-36 0-70 14-96 40s-40 60-40 96c0 37 14 72 40 97 26 28 60 42 96 42z">
          <text:p/>
        </draw:path>
        <draw:path draw:style-name="gr33" draw:text-style-name="P2" draw:layer="layout" svg:width="0.274cm" svg:height="0.274cm" svg:x="20.444cm" svg:y="4.537cm" svg:viewBox="0 0 275 275" svg:d="M136 275c37 0 72-14 97-42 27-25 42-60 42-97 0-36-15-70-42-96-25-26-60-40-97-40-36 0-70 14-96 40s-40 60-40 96c0 37 14 72 40 97 26 28 60 42 96 42z">
          <text:p/>
        </draw:path>
        <draw:path draw:style-name="gr32" draw:text-style-name="P6" draw:layer="layout" svg:width="0.273cm" svg:height="0.274cm" svg:x="20.87cm" svg:y="4.425cm" svg:viewBox="0 0 274 275" svg:d="M137 275c36 0 72-14 98-40 24-24 39-59 39-96s-15-73-39-99c-26-26-62-40-98-40-35 0-71 14-95 40-29 26-42 62-42 99s13 72 42 96c24 26 60 40 95 40z">
          <text:p/>
        </draw:path>
        <draw:path draw:style-name="gr33" draw:text-style-name="P2" draw:layer="layout" svg:width="0.273cm" svg:height="0.274cm" svg:x="20.87cm" svg:y="4.425cm" svg:viewBox="0 0 274 275" svg:d="M137 275c36 0 72-14 98-40 24-24 39-59 39-96s-15-73-39-99c-26-26-62-40-98-40-35 0-71 14-95 40-29 26-42 62-42 99s13 72 42 96c24 26 60 40 95 40z">
          <text:p/>
        </draw:path>
        <draw:path draw:style-name="gr32" draw:text-style-name="P6" draw:layer="layout" svg:width="0.274cm" svg:height="0.275cm" svg:x="20.767cm" svg:y="4.115cm" svg:viewBox="0 0 275 276" svg:d="M138 276c36 0 73-15 97-41 26-25 40-60 40-95 0-39-14-73-40-99-24-26-61-41-97-41-37 0-72 15-98 41s-40 60-40 99c0 35 14 70 40 95 26 26 61 41 98 41z">
          <text:p/>
        </draw:path>
        <draw:path draw:style-name="gr33" draw:text-style-name="P2" draw:layer="layout" svg:width="0.274cm" svg:height="0.275cm" svg:x="20.767cm" svg:y="4.115cm" svg:viewBox="0 0 275 276" svg:d="M138 276c36 0 73-15 97-41 26-25 40-60 40-95 0-39-14-73-40-99-24-26-61-41-97-41-37 0-72 15-98 41s-40 60-40 99c0 35 14 70 40 95 26 26 61 41 98 41z">
          <text:p/>
        </draw:path>
        <draw:path draw:style-name="gr32" draw:text-style-name="P6" draw:layer="layout" svg:width="0.275cm" svg:height="0.274cm" svg:x="20.446cm" svg:y="4.338cm" svg:viewBox="0 0 276 275" svg:d="M136 275c38 0 72-14 98-40 27-26 42-60 42-99 0-35-15-70-42-96-26-26-60-40-98-40-35 0-70 14-96 40-25 26-40 61-40 96 0 39 15 73 40 99 26 26 61 40 96 40z">
          <text:p/>
        </draw:path>
        <draw:path draw:style-name="gr33" draw:text-style-name="P2" draw:layer="layout" svg:width="0.275cm" svg:height="0.274cm" svg:x="20.446cm" svg:y="4.338cm" svg:viewBox="0 0 276 275" svg:d="M136 275c38 0 72-14 98-40 27-26 42-60 42-99 0-35-15-70-42-96-26-26-60-40-98-40-35 0-70 14-96 40-25 26-40 61-40 96 0 39 15 73 40 99 26 26 61 40 96 40z">
          <text:p/>
        </draw:path>
        <draw:path draw:style-name="gr32" draw:text-style-name="P6" draw:layer="layout" svg:width="0.274cm" svg:height="0.274cm" svg:x="20.559cm" svg:y="4.188cm" svg:viewBox="0 0 275 275" svg:d="M140 275c35 0 71-15 95-41 26-25 40-60 40-95 0-37-14-72-40-99-24-26-60-40-95-40-38 0-73 14-100 40-25 27-40 62-40 99 0 35 15 70 40 95 27 26 62 41 100 41z">
          <text:p/>
        </draw:path>
        <draw:path draw:style-name="gr33" draw:text-style-name="P2" draw:layer="layout" svg:width="0.274cm" svg:height="0.274cm" svg:x="20.559cm" svg:y="4.188cm" svg:viewBox="0 0 275 275" svg:d="M140 275c35 0 71-15 95-41 26-25 40-60 40-95 0-37-14-72-40-99-24-26-60-40-95-40-38 0-73 14-100 40-25 27-40 62-40 99 0 35 15 70 40 95 27 26 62 41 100 41z">
          <text:p/>
        </draw:path>
        <draw:path draw:style-name="gr32" draw:text-style-name="P6" draw:layer="layout" svg:width="0.276cm" svg:height="0.275cm" svg:x="20.467cm" svg:y="4.294cm" svg:viewBox="0 0 277 276" svg:d="M139 276c37 0 72-15 98-41 24-27 40-61 40-99 0-35-16-70-40-95-26-26-61-41-98-41s-72 15-98 41c-26 25-41 60-41 95 0 38 15 72 41 99 26 26 61 41 98 41z">
          <text:p/>
        </draw:path>
        <draw:path draw:style-name="gr33" draw:text-style-name="P2" draw:layer="layout" svg:width="0.276cm" svg:height="0.275cm" svg:x="20.467cm" svg:y="4.294cm" svg:viewBox="0 0 277 276" svg:d="M139 276c37 0 72-15 98-41 24-27 40-61 40-99 0-35-16-70-40-95-26-26-61-41-98-41s-72 15-98 41c-26 25-41 60-41 95 0 38 15 72 41 99 26 26 61 41 98 41z">
          <text:p/>
        </draw:path>
        <draw:path draw:style-name="gr34" draw:text-style-name="P18" draw:layer="layout" svg:width="0.274cm" svg:height="0.275cm" svg:x="21.007cm" svg:y="4.456cm" svg:viewBox="0 0 275 276" svg:d="M136 276c39 0 72-15 99-41 26-24 40-60 40-95 0-37-14-72-40-100-27-25-60-40-99-40-36 0-70 15-96 40-26 28-40 63-40 100 0 35 14 71 40 95 26 26 60 41 96 41z">
          <text:p/>
        </draw:path>
        <draw:path draw:style-name="gr33" draw:text-style-name="P2" draw:layer="layout" svg:width="0.274cm" svg:height="0.275cm" svg:x="21.007cm" svg:y="4.456cm" svg:viewBox="0 0 275 276" svg:d="M136 276c39 0 72-15 99-41 26-24 40-60 40-95 0-37-14-72-40-100-27-25-60-40-99-40-36 0-70 15-96 40-26 28-40 63-40 100 0 35 14 71 40 95 26 26 60 41 96 41z">
          <text:p/>
        </draw:path>
        <draw:path draw:style-name="gr34" draw:text-style-name="P18" draw:layer="layout" svg:width="0.274cm" svg:height="0.274cm" svg:x="22.054cm" svg:y="4.263cm" svg:viewBox="0 0 275 275" svg:d="M137 275c37 0 72-15 98-42 26-26 40-60 40-98 0-35-14-71-40-95-26-26-61-40-98-40s-70 14-96 40c-26 24-41 60-41 95 0 38 15 72 41 98 26 27 59 42 96 42z">
          <text:p/>
        </draw:path>
        <draw:path draw:style-name="gr33" draw:text-style-name="P2" draw:layer="layout" svg:width="0.274cm" svg:height="0.274cm" svg:x="22.054cm" svg:y="4.263cm" svg:viewBox="0 0 275 275" svg:d="M137 275c37 0 72-15 98-42 26-26 40-60 40-98 0-35-14-71-40-95-26-26-61-40-98-40s-70 14-96 40c-26 24-41 60-41 95 0 38 15 72 41 98 26 27 59 42 96 42z">
          <text:p/>
        </draw:path>
        <draw:path draw:style-name="gr32" draw:text-style-name="P6" draw:layer="layout" svg:width="0.275cm" svg:height="0.276cm" svg:x="20.489cm" svg:y="4.436cm" svg:viewBox="0 0 276 277" svg:d="M137 277c37 0 73-16 99-40 25-26 40-61 40-98 0-35-15-73-40-99-26-25-62-40-99-40-36 0-72 15-98 40-24 26-39 64-39 99 0 37 15 72 39 98 26 24 62 40 98 40z">
          <text:p/>
        </draw:path>
        <draw:path draw:style-name="gr33" draw:text-style-name="P2" draw:layer="layout" svg:width="0.275cm" svg:height="0.276cm" svg:x="20.489cm" svg:y="4.436cm" svg:viewBox="0 0 276 277" svg:d="M137 277c37 0 73-16 99-40 25-26 40-61 40-98 0-35-15-73-40-99-26-25-62-40-99-40-36 0-72 15-98 40-24 26-39 64-39 99 0 37 15 72 39 98 26 24 62 40 98 40z">
          <text:p/>
        </draw:path>
        <draw:path draw:style-name="gr32" draw:text-style-name="P6" draw:layer="layout" svg:width="0.274cm" svg:height="0.274cm" svg:x="20.732cm" svg:y="4.257cm" svg:viewBox="0 0 275 275" svg:d="M136 275c37 0 72-15 99-41 26-26 40-61 40-98 0-35-14-70-40-96-27-26-62-40-99-40s-70 14-96 40-40 61-40 96c0 37 14 72 40 98s59 41 96 41z">
          <text:p/>
        </draw:path>
        <draw:path draw:style-name="gr33" draw:text-style-name="P2" draw:layer="layout" svg:width="0.274cm" svg:height="0.274cm" svg:x="20.732cm" svg:y="4.257cm" svg:viewBox="0 0 275 275" svg:d="M136 275c37 0 72-15 99-41 26-26 40-61 40-98 0-35-14-70-40-96-27-26-62-40-99-40s-70 14-96 40-40 61-40 96c0 37 14 72 40 98s59 41 96 41z">
          <text:p/>
        </draw:path>
        <draw:path draw:style-name="gr32" draw:text-style-name="P6" draw:layer="layout" svg:width="0.275cm" svg:height="0.275cm" svg:x="20.339cm" svg:y="4.3cm" svg:viewBox="0 0 276 276" svg:d="M137 276c37 0 72-15 98-39 24-27 41-64 41-99 0-37-17-71-41-97-26-26-61-41-98-41-35 0-72 15-98 41-24 26-39 60-39 97 0 35 15 72 39 99 26 24 63 39 98 39z">
          <text:p/>
        </draw:path>
        <draw:path draw:style-name="gr33" draw:text-style-name="P2" draw:layer="layout" svg:width="0.275cm" svg:height="0.275cm" svg:x="20.339cm" svg:y="4.3cm" svg:viewBox="0 0 276 276" svg:d="M137 276c37 0 72-15 98-39 24-27 41-64 41-99 0-37-17-71-41-97-26-26-61-41-98-41-35 0-72 15-98 41-24 26-39 60-39 97 0 35 15 72 39 99 26 24 63 39 98 39z">
          <text:p/>
        </draw:path>
        <draw:path draw:style-name="gr34" draw:text-style-name="P18" draw:layer="layout" svg:width="0.274cm" svg:height="0.274cm" svg:x="21.714cm" svg:y="4.205cm" svg:viewBox="0 0 275 275" svg:d="M139 275c35 0 70-14 95-40 26-26 41-61 41-96 0-37-15-72-41-99-25-26-60-40-95-40-37 0-73 14-99 40-24 27-40 62-40 99 0 35 16 70 40 96 26 26 62 40 99 40z">
          <text:p/>
        </draw:path>
        <draw:path draw:style-name="gr33" draw:text-style-name="P2" draw:layer="layout" svg:width="0.274cm" svg:height="0.274cm" svg:x="21.714cm" svg:y="4.205cm" svg:viewBox="0 0 275 275" svg:d="M139 275c35 0 70-14 95-40 26-26 41-61 41-96 0-37-15-72-41-99-25-26-60-40-95-40-37 0-73 14-99 40-24 27-40 62-40 99 0 35 16 70 40 96 26 26 62 40 99 40z">
          <text:p/>
        </draw:path>
        <draw:path draw:style-name="gr32" draw:text-style-name="P6" draw:layer="layout" svg:width="0.274cm" svg:height="0.274cm" svg:x="20.389cm" svg:y="4.257cm" svg:viewBox="0 0 275 275" svg:d="M139 275c35 0 70-15 96-42 26-26 40-60 40-97 0-36-14-72-40-96-26-26-61-40-96-40-37 0-72 14-98 40-27 24-41 60-41 96 0 37 14 71 41 97 26 27 61 42 98 42z">
          <text:p/>
        </draw:path>
        <draw:path draw:style-name="gr33" draw:text-style-name="P2" draw:layer="layout" svg:width="0.274cm" svg:height="0.274cm" svg:x="20.389cm" svg:y="4.257cm" svg:viewBox="0 0 275 275" svg:d="M139 275c35 0 70-15 96-42 26-26 40-60 40-97 0-36-14-72-40-96-26-26-61-40-96-40-37 0-72 14-98 40-27 24-41 60-41 96 0 37 14 71 41 97 26 27 61 42 98 42z">
          <text:p/>
        </draw:path>
        <draw:path draw:style-name="gr32" draw:text-style-name="P6" draw:layer="layout" svg:width="0.274cm" svg:height="0.274cm" svg:x="20.305cm" svg:y="4.326cm" svg:viewBox="0 0 275 275" svg:d="M137 275c37 0 72-14 98-40 25-24 40-62 40-97 0-37-15-71-40-97-26-26-61-41-98-41-36 0-71 15-97 41s-40 60-40 97c0 35 14 73 40 97 26 26 61 40 97 40z">
          <text:p/>
        </draw:path>
        <draw:path draw:style-name="gr33" draw:text-style-name="P2" draw:layer="layout" svg:width="0.274cm" svg:height="0.274cm" svg:x="20.305cm" svg:y="4.326cm" svg:viewBox="0 0 275 275" svg:d="M137 275c37 0 72-14 98-40 25-24 40-62 40-97 0-37-15-71-40-97-26-26-61-41-98-41-36 0-71 15-97 41s-40 60-40 97c0 35 14 73 40 97 26 26 61 40 97 40z">
          <text:p/>
        </draw:path>
        <draw:path draw:style-name="gr34" draw:text-style-name="P18" draw:layer="layout" svg:width="0.274cm" svg:height="0.275cm" svg:x="21.754cm" svg:y="4.21cm" svg:viewBox="0 0 275 276" svg:d="M137 276c37 0 72-15 98-40 26-26 40-61 40-98 0-35-14-70-40-96-26-27-61-42-98-42-35 0-70 15-96 42-27 26-41 61-41 96 0 37 14 72 41 98 26 25 61 40 96 40z">
          <text:p/>
        </draw:path>
        <draw:path draw:style-name="gr33" draw:text-style-name="P2" draw:layer="layout" svg:width="0.274cm" svg:height="0.275cm" svg:x="21.754cm" svg:y="4.21cm" svg:viewBox="0 0 275 276" svg:d="M137 276c37 0 72-15 98-40 26-26 40-61 40-98 0-35-14-70-40-96-26-27-61-42-98-42-35 0-70 15-96 42-27 26-41 61-41 96 0 37 14 72 41 98 26 25 61 40 96 40z">
          <text:p/>
        </draw:path>
        <draw:path draw:style-name="gr34" draw:text-style-name="P18" draw:layer="layout" svg:width="0.274cm" svg:height="0.276cm" svg:x="21.832cm" svg:y="4.708cm" svg:viewBox="0 0 275 277" svg:d="M136 277c37 0 72-15 99-40 26-26 40-61 40-98 0-36-14-73-40-99-27-24-62-40-99-40s-72 16-96 40c-26 26-40 63-40 99 0 37 14 72 40 98 24 25 59 40 96 40z">
          <text:p/>
        </draw:path>
        <draw:path draw:style-name="gr33" draw:text-style-name="P2" draw:layer="layout" svg:width="0.274cm" svg:height="0.276cm" svg:x="21.832cm" svg:y="4.708cm" svg:viewBox="0 0 275 277" svg:d="M136 277c37 0 72-15 99-40 26-26 40-61 40-98 0-36-14-73-40-99-27-24-62-40-99-40s-72 16-96 40c-26 26-40 63-40 99 0 37 14 72 40 98 24 25 59 40 96 40z">
          <text:p/>
        </draw:path>
        <draw:path draw:style-name="gr32" draw:text-style-name="P6" draw:layer="layout" svg:width="0.274cm" svg:height="0.275cm" svg:x="20.657cm" svg:y="4.161cm" svg:viewBox="0 0 275 276" svg:d="M137 276c37 0 72-15 98-41s40-60 40-97c0-35-14-73-40-99-26-24-61-39-98-39-35 0-70 15-96 39-26 26-41 64-41 99 0 37 15 71 41 97s61 41 96 41z">
          <text:p/>
        </draw:path>
        <draw:path draw:style-name="gr33" draw:text-style-name="P2" draw:layer="layout" svg:width="0.274cm" svg:height="0.275cm" svg:x="20.657cm" svg:y="4.161cm" svg:viewBox="0 0 275 276" svg:d="M137 276c37 0 72-15 98-41s40-60 40-97c0-35-14-73-40-99-26-24-61-39-98-39-35 0-70 15-96 39-26 26-41 64-41 99 0 37 15 71 41 97s61 41 96 41z">
          <text:p/>
        </draw:path>
        <draw:path draw:style-name="gr32" draw:text-style-name="P6" draw:layer="layout" svg:width="0.274cm" svg:height="0.274cm" svg:x="20.602cm" svg:y="4.292cm" svg:viewBox="0 0 275 275" svg:d="M139 275c36 0 70-14 96-40 26-27 40-62 40-97 0-37-14-72-40-98-26-24-60-40-96-40-37 0-72 16-98 40-26 26-41 61-41 98 0 35 15 70 41 97 26 26 61 40 98 40z">
          <text:p/>
        </draw:path>
        <draw:path draw:style-name="gr33" draw:text-style-name="P2" draw:layer="layout" svg:width="0.274cm" svg:height="0.274cm" svg:x="20.602cm" svg:y="4.292cm" svg:viewBox="0 0 275 275" svg:d="M139 275c36 0 70-14 96-40 26-27 40-62 40-97 0-37-14-72-40-98-26-24-60-40-96-40-37 0-72 16-98 40-26 26-41 61-41 98 0 35 15 70 41 97 26 26 61 40 98 40z">
          <text:p/>
        </draw:path>
        <draw:path draw:style-name="gr32" draw:text-style-name="P6" draw:layer="layout" svg:width="0.274cm" svg:height="0.274cm" svg:x="20.556cm" svg:y="4.347cm" svg:viewBox="0 0 275 275" svg:d="M139 275c35 0 70-14 96-40s40-59 40-98c0-37-14-71-40-97s-61-40-96-40c-38 0-72 14-99 40-26 26-40 60-40 97 0 39 14 72 40 98 27 26 61 40 99 40z">
          <text:p/>
        </draw:path>
        <draw:path draw:style-name="gr33" draw:text-style-name="P2" draw:layer="layout" svg:width="0.274cm" svg:height="0.274cm" svg:x="20.556cm" svg:y="4.347cm" svg:viewBox="0 0 275 275" svg:d="M139 275c35 0 70-14 96-40s40-59 40-98c0-37-14-71-40-97s-61-40-96-40c-38 0-72 14-99 40-26 26-40 60-40 97 0 39 14 72 40 98 27 26 61 40 99 40z">
          <text:p/>
        </draw:path>
        <draw:path draw:style-name="gr32" draw:text-style-name="P6" draw:layer="layout" svg:width="0.274cm" svg:height="0.274cm" svg:x="20.567cm" svg:y="4.376cm" svg:viewBox="0 0 275 275" svg:d="M138 275c37 0 72-13 97-39 26-26 40-60 40-98s-14-72-40-98c-25-26-60-40-97-40-36 0-71 14-99 40-24 26-39 60-39 98s15 72 39 98c28 26 63 39 99 39z">
          <text:p/>
        </draw:path>
        <draw:path draw:style-name="gr33" draw:text-style-name="P2" draw:layer="layout" svg:width="0.274cm" svg:height="0.274cm" svg:x="20.567cm" svg:y="4.376cm" svg:viewBox="0 0 275 275" svg:d="M138 275c37 0 72-13 97-39 26-26 40-60 40-98s-14-72-40-98c-25-26-60-40-97-40-36 0-71 14-99 40-24 26-39 60-39 98s15 72 39 98c28 26 63 39 99 39z">
          <text:p/>
        </draw:path>
        <draw:path draw:style-name="gr32" draw:text-style-name="P6" draw:layer="layout" svg:width="0.274cm" svg:height="0.274cm" svg:x="20.25cm" svg:y="4.341cm" svg:viewBox="0 0 275 275" svg:d="M138 275c36 0 71-15 97-41s40-61 40-99c0-35-14-71-40-95-26-26-61-40-97-40-37 0-72 14-98 40-25 24-40 60-40 95 0 38 15 73 40 99 26 26 61 41 98 41z">
          <text:p/>
        </draw:path>
        <draw:path draw:style-name="gr33" draw:text-style-name="P2" draw:layer="layout" svg:width="0.274cm" svg:height="0.274cm" svg:x="20.25cm" svg:y="4.341cm" svg:viewBox="0 0 275 275" svg:d="M138 275c36 0 71-15 97-41s40-61 40-99c0-35-14-71-40-95-26-26-61-40-97-40-37 0-72 14-98 40-25 24-40 60-40 95 0 38 15 73 40 99 26 26 61 41 98 41z">
          <text:p/>
        </draw:path>
        <draw:path draw:style-name="gr32" draw:text-style-name="P6" draw:layer="layout" svg:width="0.274cm" svg:height="0.274cm" svg:x="20.44cm" svg:y="4.358cm" svg:viewBox="0 0 275 275" svg:d="M136 275c38 0 72-14 98-40 27-26 41-60 41-99 0-35-14-70-41-96-26-26-60-40-98-40-37 0-72 14-97 40-26 26-39 61-39 96 0 39 13 73 39 99 25 26 60 40 97 40z">
          <text:p/>
        </draw:path>
        <draw:path draw:style-name="gr33" draw:text-style-name="P2" draw:layer="layout" svg:width="0.274cm" svg:height="0.274cm" svg:x="20.44cm" svg:y="4.358cm" svg:viewBox="0 0 275 275" svg:d="M136 275c38 0 72-14 98-40 27-26 41-60 41-99 0-35-14-70-41-96-26-26-60-40-98-40-37 0-72 14-97 40-26 26-39 61-39 96 0 39 13 73 39 99 25 26 60 40 97 40z">
          <text:p/>
        </draw:path>
        <draw:path draw:style-name="gr32" draw:text-style-name="P6" draw:layer="layout" svg:width="0.275cm" svg:height="0.274cm" svg:x="20.336cm" svg:y="4.353cm" svg:viewBox="0 0 276 275" svg:d="M138 275c37 0 72-13 98-39 25-26 40-60 40-99 0-37-15-71-40-97-26-26-61-40-98-40-35 0-71 14-97 40s-41 60-41 97c0 39 15 73 41 99s62 39 97 39z">
          <text:p/>
        </draw:path>
        <draw:path draw:style-name="gr33" draw:text-style-name="P2" draw:layer="layout" svg:width="0.275cm" svg:height="0.274cm" svg:x="20.336cm" svg:y="4.353cm" svg:viewBox="0 0 276 275" svg:d="M138 275c37 0 72-13 98-39 25-26 40-60 40-99 0-37-15-71-40-97-26-26-61-40-98-40-35 0-71 14-97 40s-41 60-41 97c0 39 15 73 41 99s62 39 97 39z">
          <text:p/>
        </draw:path>
        <draw:path draw:style-name="gr34" draw:text-style-name="P18" draw:layer="layout" svg:width="0.275cm" svg:height="0.274cm" svg:x="21.517cm" svg:y="4.274cm" svg:viewBox="0 0 276 275" svg:d="M136 275c37 0 72-14 98-41 26-26 42-61 42-96 0-37-16-71-42-97s-61-41-98-41c-35 0-70 15-95 41-26 26-41 60-41 97 0 35 15 70 41 96 25 27 60 41 95 41z">
          <text:p/>
        </draw:path>
        <draw:path draw:style-name="gr33" draw:text-style-name="P2" draw:layer="layout" svg:width="0.275cm" svg:height="0.274cm" svg:x="21.517cm" svg:y="4.274cm" svg:viewBox="0 0 276 275" svg:d="M136 275c37 0 72-14 98-41 26-26 42-61 42-96 0-37-16-71-42-97s-61-41-98-41c-35 0-70 15-95 41-26 26-41 60-41 97 0 35 15 70 41 96 25 27 60 41 95 41z">
          <text:p/>
        </draw:path>
        <draw:path draw:style-name="gr32" draw:text-style-name="P6" draw:layer="layout" svg:width="0.275cm" svg:height="0.274cm" svg:x="20.55cm" svg:y="4.375cm" svg:viewBox="0 0 276 275" svg:d="M138 275c37 0 71-14 97-40s41-61 41-99c0-37-15-72-41-96-26-26-60-40-97-40s-71 14-97 40c-26 24-41 59-41 96 0 38 15 73 41 99s60 40 97 40z">
          <text:p/>
        </draw:path>
        <draw:path draw:style-name="gr33" draw:text-style-name="P2" draw:layer="layout" svg:width="0.275cm" svg:height="0.274cm" svg:x="20.55cm" svg:y="4.375cm" svg:viewBox="0 0 276 275" svg:d="M138 275c37 0 71-14 97-40s41-61 41-99c0-37-15-72-41-96-26-26-60-40-97-40s-71 14-97 40c-26 24-41 59-41 96 0 38 15 73 41 99s60 40 97 40z">
          <text:p/>
        </draw:path>
        <draw:path draw:style-name="gr32" draw:text-style-name="P6" draw:layer="layout" svg:width="0.274cm" svg:height="0.275cm" svg:x="20.605cm" svg:y="4.294cm" svg:viewBox="0 0 275 276" svg:d="M137 276c37 0 72-15 98-41 26-27 40-62 40-99 0-35-14-70-40-95-26-26-61-41-98-41-35 0-71 15-96 41-26 25-41 60-41 95 0 37 15 72 41 99 25 26 61 41 96 41z">
          <text:p/>
        </draw:path>
        <draw:path draw:style-name="gr33" draw:text-style-name="P2" draw:layer="layout" svg:width="0.274cm" svg:height="0.275cm" svg:x="20.605cm" svg:y="4.294cm" svg:viewBox="0 0 275 276" svg:d="M137 276c37 0 72-15 98-41 26-27 40-62 40-99 0-35-14-70-40-95-26-26-61-41-98-41-35 0-71 15-96 41-26 25-41 60-41 95 0 37 15 72 41 99 25 26 61 41 96 41z">
          <text:p/>
        </draw:path>
        <draw:path draw:style-name="gr34" draw:text-style-name="P18" draw:layer="layout" svg:width="0.274cm" svg:height="0.274cm" svg:x="21.257cm" svg:y="4.482cm" svg:viewBox="0 0 275 275" svg:d="M136 275c37 0 72-15 98-40 27-26 41-61 41-98 0-35-14-70-41-96-26-27-61-41-98-41s-71 14-97 41c-26 26-39 61-39 96 0 37 13 72 39 98 26 25 60 40 97 40z">
          <text:p/>
        </draw:path>
        <draw:path draw:style-name="gr33" draw:text-style-name="P2" draw:layer="layout" svg:width="0.274cm" svg:height="0.274cm" svg:x="21.257cm" svg:y="4.482cm" svg:viewBox="0 0 275 275" svg:d="M136 275c37 0 72-15 98-40 27-26 41-61 41-98 0-35-14-70-41-96-26-27-61-41-98-41s-71 14-97 41c-26 26-39 61-39 96 0 37 13 72 39 98 26 25 60 40 97 40z">
          <text:p/>
        </draw:path>
        <draw:path draw:style-name="gr34" draw:text-style-name="P18" draw:layer="layout" svg:width="0.274cm" svg:height="0.273cm" svg:x="21.939cm" svg:y="4.256cm" svg:viewBox="0 0 275 274" svg:d="M139 274c37 0 70-13 96-42 26-26 40-60 40-96 0-37-14-72-40-97-26-26-59-39-96-39-38 0-73 13-98 39-27 25-41 60-41 97 0 36 14 70 41 96 25 29 60 42 98 42z">
          <text:p/>
        </draw:path>
        <draw:path draw:style-name="gr33" draw:text-style-name="P2" draw:layer="layout" svg:width="0.274cm" svg:height="0.273cm" svg:x="21.939cm" svg:y="4.256cm" svg:viewBox="0 0 275 274" svg:d="M139 274c37 0 70-13 96-42 26-26 40-60 40-96 0-37-14-72-40-97-26-26-59-39-96-39-38 0-73 13-98 39-27 25-41 60-41 97 0 36 14 70 41 96 25 29 60 42 98 42z">
          <text:p/>
        </draw:path>
        <draw:path draw:style-name="gr34" draw:text-style-name="P18" draw:layer="layout" svg:width="0.274cm" svg:height="0.274cm" svg:x="21.214cm" svg:y="4.355cm" svg:viewBox="0 0 275 275" svg:d="M137 275c37 0 72-14 98-40 26-24 40-60 40-97s-14-72-40-98-61-40-98-40-70 14-96 40c-27 26-41 61-41 98s14 73 41 97c26 26 59 40 96 40z">
          <text:p/>
        </draw:path>
        <draw:path draw:style-name="gr33" draw:text-style-name="P2" draw:layer="layout" svg:width="0.274cm" svg:height="0.274cm" svg:x="21.214cm" svg:y="4.355cm" svg:viewBox="0 0 275 275" svg:d="M137 275c37 0 72-14 98-40 26-24 40-60 40-97s-14-72-40-98-61-40-98-40-70 14-96 40c-27 26-41 61-41 98s14 73 41 97c26 26 59 40 96 40z">
          <text:p/>
        </draw:path>
        <draw:path draw:style-name="gr32" draw:text-style-name="P6" draw:layer="layout" svg:width="0.275cm" svg:height="0.274cm" svg:x="20.576cm" svg:y="4.332cm" svg:viewBox="0 0 276 275" svg:d="M140 275c35 0 70-15 95-40 26-26 41-64 41-99 0-37-15-72-41-96-25-26-60-40-95-40-38 0-73 14-99 40-26 24-41 59-41 96 0 35 15 73 41 99 26 25 61 40 99 40z">
          <text:p/>
        </draw:path>
        <draw:path draw:style-name="gr33" draw:text-style-name="P2" draw:layer="layout" svg:width="0.275cm" svg:height="0.274cm" svg:x="20.576cm" svg:y="4.332cm" svg:viewBox="0 0 276 275" svg:d="M140 275c35 0 70-15 95-40 26-26 41-64 41-99 0-37-15-72-41-96-25-26-60-40-95-40-38 0-73 14-99 40-26 24-41 59-41 96 0 35 15 73 41 99 26 25 61 40 99 40z">
          <text:p/>
        </draw:path>
        <draw:path draw:style-name="gr32" draw:text-style-name="P6" draw:layer="layout" svg:width="0.275cm" svg:height="0.274cm" svg:x="20.339cm" svg:y="4.364cm" svg:viewBox="0 0 276 275" svg:d="M137 275c37 0 72-14 98-40 24-24 41-59 41-97 0-37-17-72-41-98-26-26-61-40-98-40-35 0-72 14-98 40-24 26-39 61-39 98 0 38 15 73 39 97 26 26 63 40 98 40z">
          <text:p/>
        </draw:path>
        <draw:path draw:style-name="gr33" draw:text-style-name="P2" draw:layer="layout" svg:width="0.275cm" svg:height="0.274cm" svg:x="20.339cm" svg:y="4.364cm" svg:viewBox="0 0 276 275" svg:d="M137 275c37 0 72-14 98-40 24-24 41-59 41-97 0-37-17-72-41-98-26-26-61-40-98-40-35 0-72 14-98 40-24 26-39 61-39 98 0 38 15 73 39 97 26 26 63 40 98 40z">
          <text:p/>
        </draw:path>
        <draw:path draw:style-name="gr34" draw:text-style-name="P18" draw:layer="layout" svg:width="0.274cm" svg:height="0.274cm" svg:x="21.038cm" svg:y="4.635cm" svg:viewBox="0 0 275 275" svg:d="M138 275c36 0 71-14 97-40s40-61 40-99c0-35-14-70-40-96s-61-40-97-40c-37 0-72 14-97 40-26 26-41 61-41 96 0 38 15 73 41 99 25 26 60 40 97 40z">
          <text:p/>
        </draw:path>
        <draw:path draw:style-name="gr33" draw:text-style-name="P2" draw:layer="layout" svg:width="0.274cm" svg:height="0.274cm" svg:x="21.038cm" svg:y="4.635cm" svg:viewBox="0 0 275 275" svg:d="M138 275c36 0 71-14 97-40s40-61 40-99c0-35-14-70-40-96s-61-40-97-40c-37 0-72 14-97 40-26 26-41 61-41 96 0 38 15 73 41 99 25 26 60 40 97 40z">
          <text:p/>
        </draw:path>
        <draw:path draw:style-name="gr32" draw:text-style-name="P6" draw:layer="layout" svg:width="0.275cm" svg:height="0.274cm" svg:x="20.512cm" svg:y="4.393cm" svg:viewBox="0 0 276 275" svg:d="M137 275c37 0 73-15 99-40 25-26 40-61 40-96 0-38-15-73-40-99-26-26-62-40-99-40-35 0-72 14-98 40-24 26-39 61-39 99 0 35 15 70 39 96 26 25 63 40 98 40z">
          <text:p/>
        </draw:path>
        <draw:path draw:style-name="gr33" draw:text-style-name="P2" draw:layer="layout" svg:width="0.275cm" svg:height="0.274cm" svg:x="20.512cm" svg:y="4.393cm" svg:viewBox="0 0 276 275" svg:d="M137 275c37 0 73-15 99-40 25-26 40-61 40-96 0-38-15-73-40-99-26-26-62-40-99-40-35 0-72 14-98 40-24 26-39 61-39 99 0 35 15 70 39 96 26 25 63 40 98 40z">
          <text:p/>
        </draw:path>
        <draw:path draw:style-name="gr32" draw:text-style-name="P6" draw:layer="layout" svg:width="0.274cm" svg:height="0.274cm" svg:x="20.597cm" svg:y="4.306cm" svg:viewBox="0 0 275 275" svg:d="M137 275c37 0 71-14 97-40 26-27 41-62 41-99s-15-72-41-96c-26-26-60-40-97-40-35 0-71 14-97 40-26 24-40 59-40 96s14 72 40 99c26 26 62 40 97 40z">
          <text:p/>
        </draw:path>
        <draw:path draw:style-name="gr33" draw:text-style-name="P2" draw:layer="layout" svg:width="0.274cm" svg:height="0.274cm" svg:x="20.597cm" svg:y="4.306cm" svg:viewBox="0 0 275 275" svg:d="M137 275c37 0 71-14 97-40 26-27 41-62 41-99s-15-72-41-96c-26-26-60-40-97-40-35 0-71 14-97 40-26 24-40 59-40 96s14 72 40 99c26 26 62 40 97 40z">
          <text:p/>
        </draw:path>
        <draw:path draw:style-name="gr34" draw:text-style-name="P18" draw:layer="layout" svg:width="0.275cm" svg:height="0.275cm" svg:x="20.98cm" svg:y="4.41cm" svg:viewBox="0 0 276 276" svg:d="M137 276c37 0 72-15 97-39 27-26 42-61 42-98 0-36-15-73-42-99-25-25-60-40-97-40-36 0-70 15-96 40-26 26-41 63-41 99 0 37 15 72 41 98 26 24 60 39 96 39z">
          <text:p/>
        </draw:path>
        <draw:path draw:style-name="gr33" draw:text-style-name="P2" draw:layer="layout" svg:width="0.275cm" svg:height="0.275cm" svg:x="20.98cm" svg:y="4.41cm" svg:viewBox="0 0 276 276" svg:d="M137 276c37 0 72-15 97-39 27-26 42-61 42-98 0-36-15-73-42-99-25-25-60-40-97-40-36 0-70 15-96 40-26 26-41 63-41 99 0 37 15 72 41 98 26 24 60 39 96 39z">
          <text:p/>
        </draw:path>
        <draw:path draw:style-name="gr34" draw:text-style-name="P18" draw:layer="layout" svg:width="0.274cm" svg:height="0.275cm" svg:x="21.079cm" svg:y="4.441cm" svg:viewBox="0 0 275 276" svg:d="M138 276c36 0 71-15 97-41 25-26 40-60 40-97 0-35-15-71-40-99-26-24-61-39-97-39-37 0-72 15-98 39-26 28-40 64-40 99 0 37 14 71 40 97s61 41 98 41z">
          <text:p/>
        </draw:path>
        <draw:path draw:style-name="gr33" draw:text-style-name="P2" draw:layer="layout" svg:width="0.274cm" svg:height="0.275cm" svg:x="21.079cm" svg:y="4.441cm" svg:viewBox="0 0 275 276" svg:d="M138 276c36 0 71-15 97-41 25-26 40-60 40-97 0-35-15-71-40-99-26-24-61-39-97-39-37 0-72 15-98 39-26 28-40 64-40 99 0 37 14 71 40 97s61 41 98 41z">
          <text:p/>
        </draw:path>
        <draw:path draw:style-name="gr32" draw:text-style-name="P6" draw:layer="layout" svg:width="0.274cm" svg:height="0.274cm" svg:x="19.341cm" svg:y="4.69cm" svg:viewBox="0 0 275 275" svg:d="M136 275c35 0 72-14 98-40s41-61 41-98c0-36-15-73-41-97-26-26-63-40-98-40-37 0-72 14-96 40-26 24-40 61-40 97 0 37 14 72 40 98 24 26 59 40 96 40z">
          <text:p/>
        </draw:path>
        <draw:path draw:style-name="gr33" draw:text-style-name="P2" draw:layer="layout" svg:width="0.274cm" svg:height="0.274cm" svg:x="19.341cm" svg:y="4.69cm" svg:viewBox="0 0 275 275" svg:d="M136 275c35 0 72-14 98-40s41-61 41-98c0-36-15-73-41-97-26-26-63-40-98-40-37 0-72 14-96 40-26 24-40 61-40 97 0 37 14 72 40 98 24 26 59 40 96 40z">
          <text:p/>
        </draw:path>
        <draw:path draw:style-name="gr32" draw:text-style-name="P6" draw:layer="layout" svg:width="0.274cm" svg:height="0.275cm" svg:x="20.504cm" svg:y="4.349cm" svg:viewBox="0 0 275 276" svg:d="M139 276c35 0 72-15 96-39 26-27 40-62 40-99s-14-71-40-97c-24-26-61-41-96-41-38 0-72 15-98 41s-41 60-41 97 15 72 41 99c26 24 60 39 98 39z">
          <text:p/>
        </draw:path>
        <draw:path draw:style-name="gr33" draw:text-style-name="P2" draw:layer="layout" svg:width="0.274cm" svg:height="0.275cm" svg:x="20.504cm" svg:y="4.349cm" svg:viewBox="0 0 275 276" svg:d="M139 276c35 0 72-15 96-39 26-27 40-62 40-99s-14-71-40-97c-24-26-61-41-96-41-38 0-72 15-98 41s-41 60-41 97 15 72 41 99c26 24 60 39 98 39z">
          <text:p/>
        </draw:path>
        <draw:path draw:style-name="gr32" draw:text-style-name="P6" draw:layer="layout" svg:width="0.274cm" svg:height="0.274cm" svg:x="20.726cm" svg:y="4.352cm" svg:viewBox="0 0 275 275" svg:d="M136 275c38 0 72-14 98-40 27-26 41-61 41-99 0-35-14-70-41-95-26-26-60-41-98-41-37 0-72 15-96 41-26 25-40 60-40 95 0 38 14 73 40 99 24 26 59 40 96 40z">
          <text:p/>
        </draw:path>
        <draw:path draw:style-name="gr33" draw:text-style-name="P2" draw:layer="layout" svg:width="0.274cm" svg:height="0.274cm" svg:x="20.726cm" svg:y="4.352cm" svg:viewBox="0 0 275 275" svg:d="M136 275c38 0 72-14 98-40 27-26 41-61 41-99 0-35-14-70-41-95-26-26-60-41-98-41-37 0-72 15-96 41-26 25-40 60-40 95 0 38 14 73 40 99 24 26 59 40 96 40z">
          <text:p/>
        </draw:path>
        <draw:path draw:style-name="gr32" draw:text-style-name="P6" draw:layer="layout" svg:width="0.275cm" svg:height="0.275cm" svg:x="20.371cm" svg:y="4.588cm" svg:viewBox="0 0 276 276" svg:d="M137 276c37 0 72-15 98-40 26-26 41-64 41-100 0-35-15-71-41-97-26-24-61-39-98-39-35 0-70 15-97 39-25 26-40 62-40 97 0 36 15 74 40 100 27 25 62 40 97 40z">
          <text:p/>
        </draw:path>
        <draw:path draw:style-name="gr33" draw:text-style-name="P2" draw:layer="layout" svg:width="0.275cm" svg:height="0.275cm" svg:x="20.371cm" svg:y="4.588cm" svg:viewBox="0 0 276 276" svg:d="M137 276c37 0 72-15 98-40 26-26 41-64 41-100 0-35-15-71-41-97-26-24-61-39-98-39-35 0-70 15-97 39-25 26-40 62-40 97 0 36 15 74 40 100 27 25 62 40 97 40z">
          <text:p/>
        </draw:path>
        <draw:path draw:style-name="gr34" draw:text-style-name="P18" draw:layer="layout" svg:width="0.274cm" svg:height="0.274cm" svg:x="22.643cm" svg:y="4.713cm" svg:viewBox="0 0 275 275" svg:d="M138 275c36 0 72-14 96-40 27-26 41-61 41-98 0-35-14-71-41-97-24-26-60-40-96-40-37 0-72 14-98 40-25 26-40 62-40 97 0 37 15 72 40 98 26 26 61 40 98 40z">
          <text:p/>
        </draw:path>
        <draw:path draw:style-name="gr33" draw:text-style-name="P2" draw:layer="layout" svg:width="0.274cm" svg:height="0.274cm" svg:x="22.643cm" svg:y="4.713cm" svg:viewBox="0 0 275 275" svg:d="M138 275c36 0 72-14 96-40 27-26 41-61 41-98 0-35-14-71-41-97-24-26-60-40-96-40-37 0-72 14-98 40-25 26-40 62-40 97 0 37 15 72 40 98 26 26 61 40 98 40z">
          <text:p/>
        </draw:path>
        <draw:path draw:style-name="gr32" draw:text-style-name="P6" draw:layer="layout" svg:width="0.274cm" svg:height="0.273cm" svg:x="20.487cm" svg:y="4.487cm" svg:viewBox="0 0 275 274" svg:d="M138 274c36 0 73-13 97-39 26-25 40-60 40-97 0-36-14-70-40-96-24-29-61-42-97-42-37 0-72 13-98 42-26 26-40 60-40 96 0 37 14 72 40 97 26 26 61 39 98 39z">
          <text:p/>
        </draw:path>
        <draw:path draw:style-name="gr33" draw:text-style-name="P2" draw:layer="layout" svg:width="0.274cm" svg:height="0.273cm" svg:x="20.487cm" svg:y="4.487cm" svg:viewBox="0 0 275 274" svg:d="M138 274c36 0 73-13 97-39 26-25 40-60 40-97 0-36-14-70-40-96-24-29-61-42-97-42-37 0-72 13-98 42-26 26-40 60-40 96 0 37 14 72 40 97 26 26 61 39 98 39z">
          <text:p/>
        </draw:path>
        <draw:path draw:style-name="gr34" draw:text-style-name="P18" draw:layer="layout" svg:width="0.274cm" svg:height="0.275cm" svg:x="21.849cm" svg:y="4.513cm" svg:viewBox="0 0 275 276" svg:d="M138 276c35 0 71-17 97-41 26-26 40-62 40-98 0-35-14-71-40-97-26-24-62-40-97-40-37 0-72 16-98 40-25 26-40 62-40 97 0 36 15 72 40 98 26 24 61 41 98 41z">
          <text:p/>
        </draw:path>
        <draw:path draw:style-name="gr33" draw:text-style-name="P2" draw:layer="layout" svg:width="0.274cm" svg:height="0.275cm" svg:x="21.849cm" svg:y="4.513cm" svg:viewBox="0 0 275 276" svg:d="M138 276c35 0 71-17 97-41 26-26 40-62 40-98 0-35-14-71-40-97-26-24-62-40-97-40-37 0-72 16-98 40-25 26-40 62-40 97 0 36 15 72 40 98 26 24 61 41 98 41z">
          <text:p/>
        </draw:path>
        <draw:path draw:style-name="gr32" draw:text-style-name="P6" draw:layer="layout" svg:width="0.274cm" svg:height="0.276cm" svg:x="20.568cm" svg:y="4.376cm" svg:viewBox="0 0 275 277" svg:d="M137 277c37 0 72-15 98-40 25-26 40-61 40-99 0-37-15-72-40-96-26-26-61-42-98-42-36 0-71 16-97 42-26 24-40 59-40 96 0 38 14 73 40 99 26 25 61 40 97 40z">
          <text:p/>
        </draw:path>
        <draw:path draw:style-name="gr33" draw:text-style-name="P2" draw:layer="layout" svg:width="0.274cm" svg:height="0.276cm" svg:x="20.568cm" svg:y="4.376cm" svg:viewBox="0 0 275 277" svg:d="M137 277c37 0 72-15 98-40 25-26 40-61 40-99 0-37-15-72-40-96-26-26-61-42-98-42-36 0-71 16-97 42-26 24-40 59-40 96 0 38 14 73 40 99 26 25 61 40 97 40z">
          <text:p/>
        </draw:path>
        <draw:path draw:style-name="gr34" draw:text-style-name="P18" draw:layer="layout" svg:width="0.274cm" svg:height="0.275cm" svg:x="20.966cm" svg:y="4.251cm" svg:viewBox="0 0 275 276" svg:d="M136 276c35 0 72-16 98-42 25-26 41-61 41-96 0-37-16-71-41-97-26-26-63-41-98-41-37 0-72 15-96 41-26 26-40 60-40 97 0 35 14 70 40 96 24 26 59 42 96 42z">
          <text:p/>
        </draw:path>
        <draw:path draw:style-name="gr33" draw:text-style-name="P2" draw:layer="layout" svg:width="0.274cm" svg:height="0.275cm" svg:x="20.966cm" svg:y="4.251cm" svg:viewBox="0 0 275 276" svg:d="M136 276c35 0 72-16 98-42 25-26 41-61 41-96 0-37-16-71-41-97-26-26-63-41-98-41-37 0-72 15-96 41-26 26-40 60-40 97 0 35 14 70 40 96 24 26 59 42 96 42z">
          <text:p/>
        </draw:path>
        <draw:path draw:style-name="gr34" draw:text-style-name="P18" draw:layer="layout" svg:width="0.274cm" svg:height="0.274cm" svg:x="21.941cm" svg:y="4.26cm" svg:viewBox="0 0 275 275" svg:d="M137 275c38 0 72-15 98-41s40-61 40-98c0-35-14-70-40-96s-60-40-98-40c-36 0-72 14-96 40-28 26-41 61-41 96 0 37 13 72 41 98 24 26 60 41 96 41z">
          <text:p/>
        </draw:path>
        <draw:path draw:style-name="gr33" draw:text-style-name="P2" draw:layer="layout" svg:width="0.274cm" svg:height="0.274cm" svg:x="21.941cm" svg:y="4.26cm" svg:viewBox="0 0 275 275" svg:d="M137 275c38 0 72-15 98-41s40-61 40-98c0-35-14-70-40-96s-60-40-98-40c-36 0-72 14-96 40-28 26-41 61-41 96 0 37 13 72 41 98 24 26 60 41 96 41z">
          <text:p/>
        </draw:path>
        <draw:path draw:style-name="gr32" draw:text-style-name="P6" draw:layer="layout" svg:width="0.274cm" svg:height="0.274cm" svg:x="20.678cm" svg:y="4.428cm" svg:viewBox="0 0 275 275" svg:d="M139 275c35 0 72-13 96-39 26-25 40-60 40-97s-14-73-40-99c-24-26-61-40-96-40-37 0-72 14-98 40-24 26-41 62-41 99s17 72 41 97c26 26 61 39 98 39z">
          <text:p/>
        </draw:path>
        <draw:path draw:style-name="gr33" draw:text-style-name="P2" draw:layer="layout" svg:width="0.274cm" svg:height="0.274cm" svg:x="20.678cm" svg:y="4.428cm" svg:viewBox="0 0 275 275" svg:d="M139 275c35 0 72-13 96-39 26-25 40-60 40-97s-14-73-40-99c-24-26-61-40-96-40-37 0-72 14-98 40-24 26-41 62-41 99s17 72 41 97c26 26 61 39 98 39z">
          <text:p/>
        </draw:path>
        <draw:path draw:style-name="gr32" draw:text-style-name="P6" draw:layer="layout" svg:width="0.274cm" svg:height="0.273cm" svg:x="20.432cm" svg:y="4.357cm" svg:viewBox="0 0 275 274" svg:d="M136 274c35 0 72-15 98-39 26-26 41-62 41-99s-15-72-41-97c-26-26-63-39-98-39-37 0-72 13-96 39-26 25-40 60-40 97s14 73 40 99c24 24 59 39 96 39z">
          <text:p/>
        </draw:path>
        <draw:path draw:style-name="gr33" draw:text-style-name="P2" draw:layer="layout" svg:width="0.274cm" svg:height="0.273cm" svg:x="20.432cm" svg:y="4.357cm" svg:viewBox="0 0 275 274" svg:d="M136 274c35 0 72-15 98-39 26-26 41-62 41-99s-15-72-41-97c-26-26-63-39-98-39-37 0-72 13-96 39-26 25-40 60-40 97s14 73 40 99c24 24 59 39 96 39z">
          <text:p/>
        </draw:path>
        <draw:path draw:style-name="gr34" draw:text-style-name="P18" draw:layer="layout" svg:width="0.274cm" svg:height="0.274cm" svg:x="21.37cm" svg:y="4.257cm" svg:viewBox="0 0 275 275" svg:d="M138 275c36 0 71-15 97-41s40-61 40-98c0-35-14-70-40-96s-61-40-97-40c-37 0-71 14-98 40-25 26-40 61-40 96 0 37 15 72 40 98 27 26 61 41 98 41z">
          <text:p/>
        </draw:path>
        <draw:path draw:style-name="gr33" draw:text-style-name="P2" draw:layer="layout" svg:width="0.274cm" svg:height="0.274cm" svg:x="21.37cm" svg:y="4.257cm" svg:viewBox="0 0 275 275" svg:d="M138 275c36 0 71-15 97-41s40-61 40-98c0-35-14-70-40-96s-61-40-97-40c-37 0-71 14-98 40-25 26-40 61-40 96 0 37 15 72 40 98 27 26 61 41 98 41z">
          <text:p/>
        </draw:path>
        <draw:path draw:style-name="gr32" draw:text-style-name="P6" draw:layer="layout" svg:width="0.276cm" svg:height="0.274cm" svg:x="20.684cm" svg:y="4.416cm" svg:viewBox="0 0 277 275" svg:d="M139 275c35 0 72-14 98-40 25-26 40-59 40-96 0-38-15-73-40-99-26-26-63-40-98-40-37 0-73 14-99 40-24 26-40 61-40 99 0 37 16 70 40 96 26 26 62 40 99 40z">
          <text:p/>
        </draw:path>
        <draw:path draw:style-name="gr33" draw:text-style-name="P2" draw:layer="layout" svg:width="0.276cm" svg:height="0.274cm" svg:x="20.684cm" svg:y="4.416cm" svg:viewBox="0 0 277 275" svg:d="M139 275c35 0 72-14 98-40 25-26 40-59 40-96 0-38-15-73-40-99-26-26-63-40-98-40-37 0-73 14-99 40-24 26-40 61-40 99 0 37 16 70 40 96 26 26 62 40 99 40z">
          <text:p/>
        </draw:path>
        <draw:path draw:style-name="gr32" draw:text-style-name="P6" draw:layer="layout" svg:width="0.273cm" svg:height="0.275cm" svg:x="20.206cm" svg:y="4.493cm" svg:viewBox="0 0 274 276" svg:d="M138 276c37 0 72-15 97-41 26-26 39-60 39-97 0-35-13-70-39-96-25-27-60-42-97-42-39 0-73 15-99 42-26 26-39 61-39 96 0 37 13 71 39 97s60 41 99 41z">
          <text:p/>
        </draw:path>
        <draw:path draw:style-name="gr33" draw:text-style-name="P2" draw:layer="layout" svg:width="0.273cm" svg:height="0.275cm" svg:x="20.206cm" svg:y="4.493cm" svg:viewBox="0 0 274 276" svg:d="M138 276c37 0 72-15 97-41 26-26 39-60 39-97 0-35-13-70-39-96-25-27-60-42-97-42-39 0-73 15-99 42-26 26-39 61-39 96 0 37 13 71 39 97s60 41 99 41z">
          <text:p/>
        </draw:path>
        <draw:path draw:style-name="gr32" draw:text-style-name="P6" draw:layer="layout" svg:width="0.274cm" svg:height="0.274cm" svg:x="20.634cm" svg:y="4.399cm" svg:viewBox="0 0 275 275" svg:d="M139 275c35 0 70-14 96-40s40-59 40-96c0-39-14-73-40-99s-61-40-96-40c-37 0-72 14-98 40s-41 60-41 99c0 37 15 70 41 96s61 40 98 40z">
          <text:p/>
        </draw:path>
        <draw:path draw:style-name="gr33" draw:text-style-name="P2" draw:layer="layout" svg:width="0.274cm" svg:height="0.274cm" svg:x="20.634cm" svg:y="4.399cm" svg:viewBox="0 0 275 275" svg:d="M139 275c35 0 70-14 96-40s40-59 40-96c0-39-14-73-40-99s-61-40-96-40c-37 0-72 14-98 40s-41 60-41 99c0 37 15 70 41 96s61 40 98 40z">
          <text:p/>
        </draw:path>
        <draw:path draw:style-name="gr34" draw:text-style-name="P18" draw:layer="layout" svg:width="0.274cm" svg:height="0.275cm" svg:x="22.43cm" svg:y="4.828cm" svg:viewBox="0 0 275 276" svg:d="M138 276c35 0 71-15 97-42 25-26 40-61 40-98 0-35-15-70-40-96-26-25-62-40-97-40-37 0-72 15-98 40-26 26-40 61-40 96 0 37 14 72 40 98 26 27 61 42 98 42z">
          <text:p/>
        </draw:path>
        <draw:path draw:style-name="gr33" draw:text-style-name="P2" draw:layer="layout" svg:width="0.274cm" svg:height="0.275cm" svg:x="22.43cm" svg:y="4.828cm" svg:viewBox="0 0 275 276" svg:d="M138 276c35 0 71-15 97-42 25-26 40-61 40-98 0-35-15-70-40-96-26-25-62-40-97-40-37 0-72 15-98 40-26 26-40 61-40 96 0 37 14 72 40 98 26 27 61 42 98 42z">
          <text:p/>
        </draw:path>
        <draw:path draw:style-name="gr32" draw:text-style-name="P6" draw:layer="layout" svg:width="0.275cm" svg:height="0.274cm" svg:x="20.371cm" svg:y="4.393cm" svg:viewBox="0 0 276 275" svg:d="M137 275c38 0 72-15 98-40 26-26 41-61 41-96 0-38-15-73-41-99s-60-40-98-40c-35 0-70 14-96 40s-41 61-41 99c0 35 15 70 41 96 26 25 61 40 96 40z">
          <text:p/>
        </draw:path>
        <draw:path draw:style-name="gr33" draw:text-style-name="P2" draw:layer="layout" svg:width="0.275cm" svg:height="0.274cm" svg:x="20.371cm" svg:y="4.393cm" svg:viewBox="0 0 276 275" svg:d="M137 275c38 0 72-15 98-40 26-26 41-61 41-96 0-38-15-73-41-99s-60-40-98-40c-35 0-70 14-96 40s-41 61-41 99c0 35 15 70 41 96 26 25 61 40 96 40z">
          <text:p/>
        </draw:path>
        <draw:path draw:style-name="gr34" draw:text-style-name="P18" draw:layer="layout" svg:width="0.274cm" svg:height="0.274cm" svg:x="21.099cm" svg:y="4.407cm" svg:viewBox="0 0 275 275" svg:d="M139 275c37 0 70-14 96-40s40-60 40-96c0-38-14-73-40-99s-59-40-96-40c-38 0-73 14-99 40s-40 61-40 99c0 36 14 70 40 96s61 40 99 40z">
          <text:p/>
        </draw:path>
        <draw:path draw:style-name="gr33" draw:text-style-name="P2" draw:layer="layout" svg:width="0.274cm" svg:height="0.274cm" svg:x="21.099cm" svg:y="4.407cm" svg:viewBox="0 0 275 275" svg:d="M139 275c37 0 70-14 96-40s40-60 40-96c0-38-14-73-40-99s-59-40-96-40c-38 0-73 14-99 40s-40 61-40 99c0 36 14 70 40 96s61 40 99 40z">
          <text:p/>
        </draw:path>
        <draw:path draw:style-name="gr34" draw:text-style-name="P18" draw:layer="layout" svg:width="0.274cm" svg:height="0.275cm" svg:x="20.96cm" svg:y="4.395cm" svg:viewBox="0 0 275 276" svg:d="M139 276c35 0 71-15 96-41 26-26 40-60 40-97s-14-72-40-98c-25-25-61-40-96-40-37 0-71 15-97 40-26 26-42 61-42 98s16 71 42 97 60 41 97 41z">
          <text:p/>
        </draw:path>
        <draw:path draw:style-name="gr33" draw:text-style-name="P2" draw:layer="layout" svg:width="0.274cm" svg:height="0.275cm" svg:x="20.96cm" svg:y="4.395cm" svg:viewBox="0 0 275 276" svg:d="M139 276c35 0 71-15 96-41 26-26 40-60 40-97s-14-72-40-98c-25-25-61-40-96-40-37 0-71 15-97 40-26 26-42 61-42 98s16 71 42 97 60 41 97 41z">
          <text:p/>
        </draw:path>
        <draw:path draw:style-name="gr32" draw:text-style-name="P6" draw:layer="layout" svg:width="0.274cm" svg:height="0.274cm" svg:x="19.367cm" svg:y="4.747cm" svg:viewBox="0 0 275 275" svg:d="M136 275c37 0 72-14 99-40 25-26 40-60 40-98 0-35-15-71-40-96-27-28-62-41-99-41s-72 13-96 41c-26 25-40 61-40 96 0 38 14 72 40 98 24 26 59 40 96 40z">
          <text:p/>
        </draw:path>
        <draw:path draw:style-name="gr33" draw:text-style-name="P2" draw:layer="layout" svg:width="0.274cm" svg:height="0.274cm" svg:x="19.367cm" svg:y="4.747cm" svg:viewBox="0 0 275 275" svg:d="M136 275c37 0 72-14 99-40 25-26 40-60 40-98 0-35-15-71-40-96-27-28-62-41-99-41s-72 13-96 41c-26 25-40 61-40 96 0 38 14 72 40 98 24 26 59 40 96 40z">
          <text:p/>
        </draw:path>
        <draw:path draw:style-name="gr34" draw:text-style-name="P18" draw:layer="layout" svg:width="0.274cm" svg:height="0.274cm" svg:x="20.952cm" svg:y="4.369cm" svg:viewBox="0 0 275 275" svg:d="M137 275c37 0 72-16 98-40 25-26 40-61 40-99 0-37-15-72-40-96-26-26-61-40-98-40-35 0-70 14-96 40-26 24-41 59-41 96 0 38 15 73 41 99 26 24 61 40 96 40z">
          <text:p/>
        </draw:path>
        <draw:path draw:style-name="gr33" draw:text-style-name="P2" draw:layer="layout" svg:width="0.274cm" svg:height="0.274cm" svg:x="20.952cm" svg:y="4.369cm" svg:viewBox="0 0 275 275" svg:d="M137 275c37 0 72-16 98-40 25-26 40-61 40-99 0-37-15-72-40-96-26-26-61-40-98-40-35 0-70 14-96 40-26 24-41 59-41 96 0 38 15 73 41 99 26 24 61 40 96 40z">
          <text:p/>
        </draw:path>
        <draw:path draw:style-name="gr34" draw:text-style-name="P18" draw:layer="layout" svg:width="0.274cm" svg:height="0.274cm" svg:x="21.93cm" svg:y="4.266cm" svg:viewBox="0 0 275 275" svg:d="M139 275c35 0 70-14 96-42 26-25 40-60 40-95 0-37-14-72-40-98-26-24-61-40-96-40-38 0-73 16-99 40-25 26-40 61-40 98 0 35 15 70 40 95 26 28 61 42 99 42z">
          <text:p/>
        </draw:path>
        <draw:path draw:style-name="gr33" draw:text-style-name="P2" draw:layer="layout" svg:width="0.274cm" svg:height="0.274cm" svg:x="21.93cm" svg:y="4.266cm" svg:viewBox="0 0 275 275" svg:d="M139 275c35 0 70-14 96-42 26-25 40-60 40-95 0-37-14-72-40-98-26-24-61-40-96-40-38 0-73 16-99 40-25 26-40 61-40 98 0 35 15 70 40 95 26 28 61 42 99 42z">
          <text:p/>
        </draw:path>
        <draw:path draw:style-name="gr34" draw:text-style-name="P18" draw:layer="layout" svg:width="0.274cm" svg:height="0.274cm" svg:x="20.92cm" svg:y="4.413cm" svg:viewBox="0 0 275 275" svg:d="M137 275c37 0 72-14 98-40s40-61 40-96c0-38-14-73-40-99s-61-40-98-40c-35 0-70 14-97 40-26 26-40 61-40 99 0 35 14 70 40 96 27 26 62 40 97 40z">
          <text:p/>
        </draw:path>
        <draw:path draw:style-name="gr33" draw:text-style-name="P2" draw:layer="layout" svg:width="0.274cm" svg:height="0.274cm" svg:x="20.92cm" svg:y="4.413cm" svg:viewBox="0 0 275 275" svg:d="M137 275c37 0 72-14 98-40s40-61 40-96c0-38-14-73-40-99s-61-40-98-40c-35 0-70 14-97 40-26 26-40 61-40 99 0 35 14 70 40 96 27 26 62 40 97 40z">
          <text:p/>
        </draw:path>
        <draw:path draw:style-name="gr34" draw:text-style-name="P18" draw:layer="layout" svg:width="0.274cm" svg:height="0.274cm" svg:x="22.522cm" svg:y="4.774cm" svg:viewBox="0 0 275 275" svg:d="M137 275c37 0 72-15 98-40 25-26 40-61 40-96 0-37-15-72-40-98-26-25-61-41-98-41-35 0-71 16-97 41-26 26-40 61-40 98 0 35 14 70 40 96 26 25 62 40 97 40z">
          <text:p/>
        </draw:path>
        <draw:path draw:style-name="gr33" draw:text-style-name="P2" draw:layer="layout" svg:width="0.274cm" svg:height="0.274cm" svg:x="22.522cm" svg:y="4.774cm" svg:viewBox="0 0 275 275" svg:d="M137 275c37 0 72-15 98-40 25-26 40-61 40-96 0-37-15-72-40-98-26-25-61-41-98-41-35 0-71 16-97 41-26 26-40 61-40 98 0 35 14 70 40 96 26 25 62 40 97 40z">
          <text:p/>
        </draw:path>
        <draw:path draw:style-name="gr34" draw:text-style-name="P18" draw:layer="layout" svg:width="0.275cm" svg:height="0.274cm" svg:x="21.719cm" svg:y="4.48cm" svg:viewBox="0 0 276 275" svg:d="M137 275c38 0 72-13 98-39 26-25 41-60 41-97s-15-70-41-96c-26-29-60-43-98-43-35 0-70 14-96 43-26 26-41 59-41 96s15 72 41 97c26 26 61 39 96 39z">
          <text:p/>
        </draw:path>
        <draw:path draw:style-name="gr33" draw:text-style-name="P2" draw:layer="layout" svg:width="0.275cm" svg:height="0.274cm" svg:x="21.719cm" svg:y="4.48cm" svg:viewBox="0 0 276 275" svg:d="M137 275c38 0 72-13 98-39 26-25 41-60 41-97s-15-70-41-96c-26-29-60-43-98-43-35 0-70 14-96 43-26 26-41 59-41 96s15 72 41 97c26 26 61 39 96 39z">
          <text:p/>
        </draw:path>
        <draw:path draw:style-name="gr34" draw:text-style-name="P18" draw:layer="layout" svg:width="0.276cm" svg:height="0.274cm" svg:x="22.439cm" svg:y="4.806cm" svg:viewBox="0 0 277 275" svg:d="M138 275c37 0 72-15 98-42 26-25 41-60 41-95 0-37-15-72-41-98-26-24-61-40-98-40-35 0-72 16-98 40-24 26-40 61-40 98 0 35 16 70 40 95 26 27 63 42 98 42z">
          <text:p/>
        </draw:path>
        <draw:path draw:style-name="gr33" draw:text-style-name="P2" draw:layer="layout" svg:width="0.276cm" svg:height="0.274cm" svg:x="22.439cm" svg:y="4.806cm" svg:viewBox="0 0 277 275" svg:d="M138 275c37 0 72-15 98-42 26-25 41-60 41-95 0-37-15-72-41-98-26-24-61-40-98-40-35 0-72 16-98 40-24 26-40 61-40 98 0 35 16 70 40 95 26 27 63 42 98 42z">
          <text:p/>
        </draw:path>
        <draw:path draw:style-name="gr34" draw:text-style-name="P18" draw:layer="layout" svg:width="0.276cm" svg:height="0.273cm" svg:x="22.277cm" svg:y="4.585cm" svg:viewBox="0 0 277 274" svg:d="M139 274c35 0 70-15 95-39 27-26 43-64 43-99 0-37-16-72-43-97-25-26-60-39-95-39-38 0-73 13-99 39-24 25-40 60-40 97 0 35 16 73 40 99 26 24 61 39 99 39z">
          <text:p/>
        </draw:path>
        <draw:path draw:style-name="gr33" draw:text-style-name="P2" draw:layer="layout" svg:width="0.276cm" svg:height="0.273cm" svg:x="22.277cm" svg:y="4.585cm" svg:viewBox="0 0 277 274" svg:d="M139 274c35 0 70-15 95-39 27-26 43-64 43-99 0-37-16-72-43-97-25-26-60-39-95-39-38 0-73 13-99 39-24 25-40 60-40 97 0 35 16 73 40 99 26 24 61 39 99 39z">
          <text:p/>
        </draw:path>
        <draw:path draw:style-name="gr34" draw:text-style-name="P18" draw:layer="layout" svg:width="0.275cm" svg:height="0.274cm" svg:x="21.046cm" svg:y="4.467cm" svg:viewBox="0 0 276 275" svg:d="M137 275c37 0 73-14 99-40 25-26 40-60 40-98 0-35-15-71-40-96-26-28-62-41-99-41-36 0-72 13-98 41-24 25-39 61-39 96 0 38 15 72 39 98 26 26 62 40 98 40z">
          <text:p/>
        </draw:path>
        <draw:path draw:style-name="gr33" draw:text-style-name="P2" draw:layer="layout" svg:width="0.275cm" svg:height="0.274cm" svg:x="21.046cm" svg:y="4.467cm" svg:viewBox="0 0 276 275" svg:d="M137 275c37 0 73-14 99-40 25-26 40-60 40-98 0-35-15-71-40-96-26-28-62-41-99-41-36 0-72 13-98 41-24 25-39 61-39 96 0 38 15 72 39 98 26 26 62 40 98 40z">
          <text:p/>
        </draw:path>
        <draw:path draw:style-name="gr34" draw:text-style-name="P18" draw:layer="layout" svg:width="0.274cm" svg:height="0.274cm" svg:x="21.01cm" svg:y="4.407cm" svg:viewBox="0 0 275 275" svg:d="M137 275c38 0 71-14 98-40 26-26 40-61 40-96 0-38-14-73-40-99-27-26-60-40-98-40-37 0-71 14-97 40s-40 61-40 99c0 35 14 70 40 96s60 40 97 40z">
          <text:p/>
        </draw:path>
        <draw:path draw:style-name="gr33" draw:text-style-name="P2" draw:layer="layout" svg:width="0.274cm" svg:height="0.274cm" svg:x="21.01cm" svg:y="4.407cm" svg:viewBox="0 0 275 275" svg:d="M137 275c38 0 71-14 98-40 26-26 40-61 40-96 0-38-14-73-40-99-27-26-60-40-98-40-37 0-71 14-97 40s-40 61-40 99c0 35 14 70 40 96s60 40 97 40z">
          <text:p/>
        </draw:path>
        <draw:path draw:style-name="gr34" draw:text-style-name="P18" draw:layer="layout" svg:width="0.276cm" svg:height="0.274cm" svg:x="22.225cm" svg:y="4.612cm" svg:viewBox="0 0 277 275" svg:d="M138 275c37 0 73-14 99-40 24-24 40-61 40-97 0-37-16-72-40-98-26-26-62-40-99-40-35 0-70 14-95 40-27 26-43 61-43 98 0 36 16 73 43 97 25 26 60 40 95 40z">
          <text:p/>
        </draw:path>
        <draw:path draw:style-name="gr33" draw:text-style-name="P2" draw:layer="layout" svg:width="0.276cm" svg:height="0.274cm" svg:x="22.225cm" svg:y="4.612cm" svg:viewBox="0 0 277 275" svg:d="M138 275c37 0 73-14 99-40 24-24 40-61 40-97 0-37-16-72-40-98-26-26-62-40-99-40-35 0-70 14-95 40-27 26-43 61-43 98 0 36 16 73 43 97 25 26 60 40 95 40z">
          <text:p/>
        </draw:path>
        <draw:path draw:style-name="gr34" draw:text-style-name="P18" draw:layer="layout" svg:width="0.274cm" svg:height="0.275cm" svg:x="22.123cm" svg:y="4.28cm" svg:viewBox="0 0 275 276" svg:d="M137 276c37 0 72-15 98-42 26-26 40-61 40-96 0-37-14-72-40-98-26-25-61-40-98-40-38 0-71 15-97 40-26 26-40 61-40 98 0 35 14 70 40 96 26 27 59 42 97 42z">
          <text:p/>
        </draw:path>
        <draw:path draw:style-name="gr33" draw:text-style-name="P2" draw:layer="layout" svg:width="0.274cm" svg:height="0.275cm" svg:x="22.123cm" svg:y="4.28cm" svg:viewBox="0 0 275 276" svg:d="M137 276c37 0 72-15 98-42 26-26 40-61 40-96 0-37-14-72-40-98-26-25-61-40-98-40-38 0-71 15-97 40-26 26-40 61-40 98 0 35 14 70 40 96 26 27 59 42 97 42z">
          <text:p/>
        </draw:path>
        <draw:path draw:style-name="gr32" draw:text-style-name="P6" draw:layer="layout" svg:width="0.275cm" svg:height="0.275cm" svg:x="19.54cm" svg:y="4.684cm" svg:viewBox="0 0 276 276" svg:d="M139 276c35 0 70-15 96-39 26-26 41-62 41-97 0-38-15-74-41-99-26-26-61-41-96-41-37 0-71 15-98 41-26 25-41 61-41 99 0 35 15 71 41 97 27 24 61 39 98 39z">
          <text:p/>
        </draw:path>
        <draw:path draw:style-name="gr33" draw:text-style-name="P2" draw:layer="layout" svg:width="0.275cm" svg:height="0.275cm" svg:x="19.54cm" svg:y="4.684cm" svg:viewBox="0 0 276 276" svg:d="M139 276c35 0 70-15 96-39 26-26 41-62 41-97 0-38-15-74-41-99-26-26-61-41-96-41-37 0-71 15-98 41-26 25-41 61-41 99 0 35 15 71 41 97 27 24 61 39 98 39z">
          <text:p/>
        </draw:path>
        <draw:path draw:style-name="gr34" draw:text-style-name="P18" draw:layer="layout" svg:width="0.274cm" svg:height="0.274cm" svg:x="22.458cm" svg:y="4.67cm" svg:viewBox="0 0 275 275" svg:d="M138 275c36 0 71-14 97-40 26-24 40-59 40-96 0-38-14-73-40-99s-61-40-97-40c-37 0-71 14-97 40s-41 61-41 99c0 37 15 72 41 96 26 26 60 40 97 40z">
          <text:p/>
        </draw:path>
        <draw:path draw:style-name="gr33" draw:text-style-name="P2" draw:layer="layout" svg:width="0.274cm" svg:height="0.274cm" svg:x="22.458cm" svg:y="4.67cm" svg:viewBox="0 0 275 275" svg:d="M138 275c36 0 71-14 97-40 26-24 40-59 40-96 0-38-14-73-40-99s-61-40-97-40c-37 0-71 14-97 40s-41 61-41 99c0 37 15 72 41 96 26 26 60 40 97 40z">
          <text:p/>
        </draw:path>
        <draw:path draw:style-name="gr34" draw:text-style-name="P18" draw:layer="layout" svg:width="0.275cm" svg:height="0.274cm" svg:x="21.834cm" svg:y="4.21cm" svg:viewBox="0 0 276 275" svg:d="M136 275c38 0 73-14 100-40 25-26 40-60 40-98 0-35-15-71-40-95-27-29-62-42-100-42-35 0-71 13-97 42-24 24-39 60-39 95 0 38 15 72 39 98 26 26 62 40 97 40z">
          <text:p/>
        </draw:path>
        <draw:path draw:style-name="gr33" draw:text-style-name="P2" draw:layer="layout" svg:width="0.275cm" svg:height="0.274cm" svg:x="21.834cm" svg:y="4.21cm" svg:viewBox="0 0 276 275" svg:d="M136 275c38 0 73-14 100-40 25-26 40-60 40-98 0-35-15-71-40-95-27-29-62-42-100-42-35 0-71 13-97 42-24 24-39 60-39 95 0 38 15 72 39 98 26 26 62 40 97 40z">
          <text:p/>
        </draw:path>
        <draw:path draw:style-name="gr34" draw:text-style-name="P18" draw:layer="layout" svg:width="0.273cm" svg:height="0.274cm" svg:x="20.818cm" svg:y="4.309cm" svg:viewBox="0 0 274 275" svg:d="M137 275c38 0 72-14 98-40 26-27 39-62 39-99 0-35-13-70-39-96s-60-40-98-40c-35 0-73 14-98 40-26 26-39 61-39 96 0 37 13 72 39 99 25 26 63 40 98 40z">
          <text:p/>
        </draw:path>
        <draw:path draw:style-name="gr33" draw:text-style-name="P2" draw:layer="layout" svg:width="0.273cm" svg:height="0.274cm" svg:x="20.818cm" svg:y="4.309cm" svg:viewBox="0 0 274 275" svg:d="M137 275c38 0 72-14 98-40 26-27 39-62 39-99 0-35-13-70-39-96s-60-40-98-40c-35 0-73 14-98 40-26 26-39 61-39 96 0 37 13 72 39 99 25 26 63 40 98 40z">
          <text:p/>
        </draw:path>
        <draw:path draw:style-name="gr34" draw:text-style-name="P18" draw:layer="layout" svg:width="0.274cm" svg:height="0.274cm" svg:x="20.752cm" svg:y="4.453cm" svg:viewBox="0 0 275 275" svg:d="M137 275c37 0 71-14 98-40 26-26 40-61 40-96 0-37-14-72-40-98-27-26-61-41-98-41-36 0-71 15-97 41-25 26-40 61-40 98 0 35 15 70 40 96 26 26 61 40 97 40z">
          <text:p/>
        </draw:path>
        <draw:path draw:style-name="gr33" draw:text-style-name="P2" draw:layer="layout" svg:width="0.274cm" svg:height="0.274cm" svg:x="20.752cm" svg:y="4.453cm" svg:viewBox="0 0 275 275" svg:d="M137 275c37 0 71-14 98-40 26-26 40-61 40-96 0-37-14-72-40-98-27-26-61-41-98-41-36 0-71 15-97 41-25 26-40 61-40 98 0 35 15 70 40 96 26 26 61 40 97 40z">
          <text:p/>
        </draw:path>
        <draw:path draw:style-name="gr34" draw:text-style-name="P18" draw:layer="layout" svg:width="0.273cm" svg:height="0.274cm" svg:x="20.968cm" svg:y="4.352cm" svg:viewBox="0 0 274 275" svg:d="M137 275c35 0 73-14 98-40 26-24 39-60 39-97s-13-71-39-97c-25-26-63-41-98-41-38 0-72 15-98 41s-39 60-39 97 13 73 39 97c26 26 60 40 98 40z">
          <text:p/>
        </draw:path>
        <draw:path draw:style-name="gr33" draw:text-style-name="P2" draw:layer="layout" svg:width="0.273cm" svg:height="0.274cm" svg:x="20.968cm" svg:y="4.352cm" svg:viewBox="0 0 274 275" svg:d="M137 275c35 0 73-14 98-40 26-24 39-60 39-97s-13-71-39-97c-25-26-63-41-98-41-38 0-72 15-98 41s-39 60-39 97 13 73 39 97c26 26 60 40 98 40z">
          <text:p/>
        </draw:path>
        <draw:path draw:style-name="gr34" draw:text-style-name="P18" draw:layer="layout" svg:width="0.274cm" svg:height="0.274cm" svg:x="21.065cm" svg:y="4.326cm" svg:viewBox="0 0 275 275" svg:d="M138 275c38 0 72-14 98-40s39-62 39-99-13-70-39-96-60-40-98-40c-37 0-72 14-98 40s-40 59-40 96 14 73 40 99 61 40 98 40z">
          <text:p/>
        </draw:path>
        <draw:path draw:style-name="gr33" draw:text-style-name="P2" draw:layer="layout" svg:width="0.274cm" svg:height="0.274cm" svg:x="21.065cm" svg:y="4.326cm" svg:viewBox="0 0 275 275" svg:d="M138 275c38 0 72-14 98-40s39-62 39-99-13-70-39-96-60-40-98-40c-37 0-72 14-98 40s-40 59-40 96 14 73 40 99 61 40 98 40z">
          <text:p/>
        </draw:path>
        <draw:path draw:style-name="gr34" draw:text-style-name="P18" draw:layer="layout" svg:width="0.274cm" svg:height="0.273cm" svg:x="20.928cm" svg:y="4.386cm" svg:viewBox="0 0 275 274" svg:d="M137 274c37 0 72-13 98-39 26-25 40-60 40-97 0-39-14-73-40-99s-61-39-98-39-70 13-96 39c-28 26-41 60-41 99 0 37 13 72 41 97 26 26 59 39 96 39z">
          <text:p/>
        </draw:path>
        <draw:path draw:style-name="gr33" draw:text-style-name="P2" draw:layer="layout" svg:width="0.274cm" svg:height="0.273cm" svg:x="20.928cm" svg:y="4.386cm" svg:viewBox="0 0 275 274" svg:d="M137 274c37 0 72-13 98-39 26-25 40-60 40-97 0-39-14-73-40-99s-61-39-98-39-70 13-96 39c-28 26-41 60-41 99 0 37 13 72 41 97 26 26 59 39 96 39z">
          <text:p/>
        </draw:path>
        <draw:path draw:style-name="gr34" draw:text-style-name="P18" draw:layer="layout" svg:width="0.274cm" svg:height="0.275cm" svg:x="21.676cm" svg:y="4.886cm" svg:viewBox="0 0 275 276" svg:d="M140 276c35 0 71-15 95-39 26-26 40-63 40-99 0-37-14-71-40-97-24-26-60-41-95-41-39 0-73 15-99 41s-41 60-41 97c0 36 15 73 41 99 26 24 60 39 99 39z">
          <text:p/>
        </draw:path>
        <draw:path draw:style-name="gr33" draw:text-style-name="P2" draw:layer="layout" svg:width="0.274cm" svg:height="0.275cm" svg:x="21.676cm" svg:y="4.886cm" svg:viewBox="0 0 275 276" svg:d="M140 276c35 0 71-15 95-39 26-26 40-63 40-99 0-37-14-71-40-97-24-26-60-41-95-41-39 0-73 15-99 41s-41 60-41 97c0 36 15 73 41 99 26 24 60 39 99 39z">
          <text:p/>
        </draw:path>
        <draw:path draw:style-name="gr34" draw:text-style-name="P18" draw:layer="layout" svg:width="0.274cm" svg:height="0.274cm" svg:x="22.042cm" svg:y="4.283cm" svg:viewBox="0 0 275 275" svg:d="M137 275c37 0 72-14 98-41 26-26 40-61 40-98 0-35-14-70-40-96s-61-40-98-40-71 14-97 40c-27 26-40 61-40 96 0 37 13 72 40 98 26 27 60 41 97 41z">
          <text:p/>
        </draw:path>
        <draw:path draw:style-name="gr33" draw:text-style-name="P2" draw:layer="layout" svg:width="0.274cm" svg:height="0.274cm" svg:x="22.042cm" svg:y="4.283cm" svg:viewBox="0 0 275 275" svg:d="M137 275c37 0 72-14 98-41 26-26 40-61 40-98 0-35-14-70-40-96s-61-40-98-40-71 14-97 40c-27 26-40 61-40 96 0 37 13 72 40 98 26 27 60 41 97 41z">
          <text:p/>
        </draw:path>
        <draw:path draw:style-name="gr34" draw:text-style-name="P18" draw:layer="layout" svg:width="0.274cm" svg:height="0.274cm" svg:x="20.874cm" svg:y="4.311cm" svg:viewBox="0 0 275 275" svg:d="M139 275c35 0 70-14 96-40 25-26 40-62 40-99s-15-71-40-97c-26-26-61-39-96-39-37 0-73 13-99 39-25 26-40 60-40 97s15 73 40 99c26 26 62 40 99 40z">
          <text:p/>
        </draw:path>
        <draw:path draw:style-name="gr33" draw:text-style-name="P2" draw:layer="layout" svg:width="0.274cm" svg:height="0.274cm" svg:x="20.874cm" svg:y="4.311cm" svg:viewBox="0 0 275 275" svg:d="M139 275c35 0 70-14 96-40 25-26 40-62 40-99s-15-71-40-97c-26-26-61-39-96-39-37 0-73 13-99 39-25 26-40 60-40 97s15 73 40 99c26 26 62 40 99 40z">
          <text:p/>
        </draw:path>
        <draw:path draw:style-name="gr32" draw:text-style-name="P6" draw:layer="layout" svg:width="0.274cm" svg:height="0.274cm" svg:x="20.64cm" svg:y="4.39cm" svg:viewBox="0 0 275 275" svg:d="M137 275c37 0 71-15 97-40 27-26 41-61 41-96 0-38-14-73-41-99-26-26-60-40-97-40-36 0-72 14-97 40-26 26-40 61-40 99 0 35 14 70 40 96 25 25 61 40 97 40z">
          <text:p/>
        </draw:path>
        <draw:path draw:style-name="gr33" draw:text-style-name="P2" draw:layer="layout" svg:width="0.274cm" svg:height="0.274cm" svg:x="20.64cm" svg:y="4.39cm" svg:viewBox="0 0 275 275" svg:d="M137 275c37 0 71-15 97-40 27-26 41-61 41-96 0-38-14-73-41-99-26-26-60-40-97-40-36 0-72 14-97 40-26 26-40 61-40 99 0 35 14 70 40 96 25 25 61 40 97 40z">
          <text:p/>
        </draw:path>
        <draw:path draw:style-name="gr32" draw:text-style-name="P6" draw:layer="layout" svg:width="0.274cm" svg:height="0.277cm" svg:x="20.101cm" svg:y="4.812cm" svg:viewBox="0 0 275 278" svg:d="M139 278c35 0 71-16 95-42 28-26 41-62 41-97 0-37-13-72-41-98-24-24-60-41-95-41-37 0-72 17-98 41-25 26-41 61-41 98 0 35 16 71 41 97 26 26 61 42 98 42z">
          <text:p/>
        </draw:path>
        <draw:path draw:style-name="gr33" draw:text-style-name="P2" draw:layer="layout" svg:width="0.274cm" svg:height="0.277cm" svg:x="20.101cm" svg:y="4.812cm" svg:viewBox="0 0 275 278" svg:d="M139 278c35 0 71-16 95-42 28-26 41-62 41-97 0-37-13-72-41-98-24-24-60-41-95-41-37 0-72 17-98 41-25 26-41 61-41 98 0 35 16 71 41 97 26 26 61 42 98 42z">
          <text:p/>
        </draw:path>
        <draw:path draw:style-name="gr34" draw:text-style-name="P18" draw:layer="layout" svg:width="0.274cm" svg:height="0.274cm" svg:x="21.988cm" svg:y="4.275cm" svg:viewBox="0 0 275 275" svg:d="M139 275c35 0 70-13 96-40 26-28 40-62 40-98 0-37-14-71-40-97s-61-40-96-40c-37 0-73 14-99 40s-40 60-40 97c0 36 14 70 40 98 26 27 62 40 99 40z">
          <text:p/>
        </draw:path>
        <draw:path draw:style-name="gr33" draw:text-style-name="P2" draw:layer="layout" svg:width="0.274cm" svg:height="0.274cm" svg:x="21.988cm" svg:y="4.275cm" svg:viewBox="0 0 275 275" svg:d="M139 275c35 0 70-13 96-40 26-28 40-62 40-98 0-37-14-71-40-97s-61-40-96-40c-37 0-73 14-99 40s-40 60-40 97c0 36 14 70 40 98 26 27 62 40 99 40z">
          <text:p/>
        </draw:path>
        <draw:path draw:style-name="gr34" draw:text-style-name="P18" draw:layer="layout" svg:width="0.274cm" svg:height="0.274cm" svg:x="20.773cm" svg:y="4.425cm" svg:viewBox="0 0 275 275" svg:d="M138 275c35 0 71-15 96-40 26-26 41-61 41-96 0-37-15-73-41-99-25-26-61-40-96-40-38 0-72 14-98 40s-40 62-40 99c0 35 14 70 40 96 26 25 60 40 98 40z">
          <text:p/>
        </draw:path>
        <draw:path draw:style-name="gr33" draw:text-style-name="P2" draw:layer="layout" svg:width="0.274cm" svg:height="0.274cm" svg:x="20.773cm" svg:y="4.425cm" svg:viewBox="0 0 275 275" svg:d="M138 275c35 0 71-15 96-40 26-26 41-61 41-96 0-37-15-73-41-99-25-26-61-40-96-40-38 0-72 14-98 40s-40 62-40 99c0 35 14 70 40 96 26 25 60 40 98 40z">
          <text:p/>
        </draw:path>
        <draw:path draw:style-name="gr34" draw:text-style-name="P18" draw:layer="layout" svg:width="0.274cm" svg:height="0.274cm" svg:x="20.782cm" svg:y="4.393cm" svg:viewBox="0 0 275 275" svg:d="M138 275c37 0 71-15 97-40 26-26 40-61 40-96 0-38-14-73-40-99s-60-40-97-40c-38 0-72 14-98 40s-40 61-40 99c0 35 14 70 40 96 26 25 60 40 98 40z">
          <text:p/>
        </draw:path>
        <draw:path draw:style-name="gr33" draw:text-style-name="P2" draw:layer="layout" svg:width="0.274cm" svg:height="0.274cm" svg:x="20.782cm" svg:y="4.393cm" svg:viewBox="0 0 275 275" svg:d="M138 275c37 0 71-15 97-40 26-26 40-61 40-96 0-38-14-73-40-99s-60-40-97-40c-38 0-72 14-98 40s-40 61-40 99c0 35 14 70 40 96 26 25 60 40 98 40z">
          <text:p/>
        </draw:path>
        <draw:path draw:style-name="gr34" draw:text-style-name="P18" draw:layer="layout" svg:width="0.274cm" svg:height="0.274cm" svg:x="21.156cm" svg:y="4.364cm" svg:viewBox="0 0 275 275" svg:d="M138 275c37 0 71-15 97-40 26-26 40-61 40-99 0-35-14-70-40-96s-60-40-97-40c-35 0-71 14-97 40s-41 61-41 96c0 38 15 73 41 99 26 25 62 40 97 40z">
          <text:p/>
        </draw:path>
        <draw:path draw:style-name="gr33" draw:text-style-name="P2" draw:layer="layout" svg:width="0.274cm" svg:height="0.274cm" svg:x="21.156cm" svg:y="4.364cm" svg:viewBox="0 0 275 275" svg:d="M138 275c37 0 71-15 97-40 26-26 40-61 40-99 0-35-14-70-40-96s-60-40-97-40c-35 0-71 14-97 40s-41 61-41 96c0 38 15 73 41 99 26 25 62 40 97 40z">
          <text:p/>
        </draw:path>
        <draw:path draw:style-name="gr34" draw:text-style-name="P18" draw:layer="layout" svg:width="0.274cm" svg:height="0.275cm" svg:x="20.788cm" svg:y="4.386cm" svg:viewBox="0 0 275 276" svg:d="M138 276c36 0 72-15 98-40 24-26 39-61 39-98s-15-73-39-99c-26-24-62-39-98-39-37 0-73 15-98 39-26 26-40 62-40 99s14 72 40 98c25 25 61 40 98 40z">
          <text:p/>
        </draw:path>
        <draw:path draw:style-name="gr33" draw:text-style-name="P2" draw:layer="layout" svg:width="0.274cm" svg:height="0.275cm" svg:x="20.788cm" svg:y="4.386cm" svg:viewBox="0 0 275 276" svg:d="M138 276c36 0 72-15 98-40 24-26 39-61 39-98s-15-73-39-99c-26-24-62-39-98-39-37 0-73 15-98 39-26 26-40 62-40 99s14 72 40 98c25 25 61 40 98 40z">
          <text:p/>
        </draw:path>
        <draw:path draw:style-name="gr34" draw:text-style-name="P18" draw:layer="layout" svg:width="0.276cm" svg:height="0.274cm" svg:x="21.013cm" svg:y="4.438cm" svg:viewBox="0 0 277 275" svg:d="M139 275c37 0 72-14 98-40 25-25 40-60 40-97 0-35-15-73-40-99-26-24-61-39-98-39s-72 15-98 39c-25 26-41 64-41 99 0 37 16 72 41 97 26 26 61 40 98 40z">
          <text:p/>
        </draw:path>
        <draw:path draw:style-name="gr33" draw:text-style-name="P2" draw:layer="layout" svg:width="0.276cm" svg:height="0.274cm" svg:x="21.013cm" svg:y="4.438cm" svg:viewBox="0 0 277 275" svg:d="M139 275c37 0 72-14 98-40 25-25 40-60 40-97 0-35-15-73-40-99-26-24-61-39-98-39s-72 15-98 39c-25 26-41 64-41 99 0 37 16 72 41 97 26 26 61 40 98 40z">
          <text:p/>
        </draw:path>
        <draw:path draw:style-name="gr34" draw:text-style-name="P18" draw:layer="layout" svg:width="0.274cm" svg:height="0.275cm" svg:x="22.028cm" svg:y="4.282cm" svg:viewBox="0 0 275 276" svg:d="M139 276c35 0 70-15 96-41 26-27 40-63 40-98 0-36-14-72-40-98-26-24-61-39-96-39-37 0-71 15-97 39-27 26-42 62-42 98 0 35 15 71 42 98 26 26 60 41 97 41z">
          <text:p/>
        </draw:path>
        <draw:path draw:style-name="gr33" draw:text-style-name="P2" draw:layer="layout" svg:width="0.274cm" svg:height="0.275cm" svg:x="22.028cm" svg:y="4.282cm" svg:viewBox="0 0 275 276" svg:d="M139 276c35 0 70-15 96-41 26-27 40-63 40-98 0-36-14-72-40-98-26-24-61-39-96-39-37 0-71 15-97 39-27 26-42 62-42 98 0 35 15 71 42 98 26 26 60 41 97 41z">
          <text:p/>
        </draw:path>
        <draw:path draw:style-name="gr34" draw:text-style-name="P18" draw:layer="layout" svg:width="0.274cm" svg:height="0.275cm" svg:x="20.798cm" svg:y="4.525cm" svg:viewBox="0 0 275 276" svg:d="M137 276c38 0 72-16 98-42s40-61 40-96c0-37-14-71-40-97s-60-41-98-41c-36 0-72 15-98 41s-39 60-39 97c0 35 13 70 39 96s62 42 98 42z">
          <text:p/>
        </draw:path>
        <draw:path draw:style-name="gr33" draw:text-style-name="P2" draw:layer="layout" svg:width="0.274cm" svg:height="0.275cm" svg:x="20.798cm" svg:y="4.525cm" svg:viewBox="0 0 275 276" svg:d="M137 276c38 0 72-16 98-42s40-61 40-96c0-37-14-71-40-97s-60-41-98-41c-36 0-72 15-98 41s-39 60-39 97c0 35 13 70 39 96s62 42 98 42z">
          <text:p/>
        </draw:path>
        <draw:path draw:style-name="gr34" draw:text-style-name="P18" draw:layer="layout" svg:width="0.274cm" svg:height="0.275cm" svg:x="20.917cm" svg:y="4.32cm" svg:viewBox="0 0 275 276" svg:d="M137 276c37 0 72-15 98-41 26-25 40-61 40-97 0-37-14-71-40-97s-61-41-98-41c-35 0-70 15-97 41-26 26-40 60-40 97 0 36 14 72 40 97 27 26 62 41 97 41z">
          <text:p/>
        </draw:path>
        <draw:path draw:style-name="gr33" draw:text-style-name="P2" draw:layer="layout" svg:width="0.274cm" svg:height="0.275cm" svg:x="20.917cm" svg:y="4.32cm" svg:viewBox="0 0 275 276" svg:d="M137 276c37 0 72-15 98-41 26-25 40-61 40-97 0-37-14-71-40-97s-61-41-98-41c-35 0-70 15-97 41-26 26-40 60-40 97 0 36 14 72 40 97 27 26 62 41 97 41z">
          <text:p/>
        </draw:path>
        <draw:path draw:style-name="gr32" draw:text-style-name="P6" draw:layer="layout" svg:width="0.274cm" svg:height="0.274cm" svg:x="20.028cm" svg:y="4.733cm" svg:viewBox="0 0 275 275" svg:d="M139 275c36 0 70-14 96-40s40-61 40-96c0-37-14-71-40-99-26-25-60-40-96-40-38 0-73 15-98 40-27 28-41 62-41 99 0 35 14 70 41 96 25 26 60 40 98 40z">
          <text:p/>
        </draw:path>
        <draw:path draw:style-name="gr33" draw:text-style-name="P2" draw:layer="layout" svg:width="0.274cm" svg:height="0.274cm" svg:x="20.028cm" svg:y="4.733cm" svg:viewBox="0 0 275 275" svg:d="M139 275c36 0 70-14 96-40s40-61 40-96c0-37-14-71-40-99-26-25-60-40-96-40-38 0-73 15-98 40-27 28-41 62-41 99 0 35 14 70 41 96 25 26 60 40 98 40z">
          <text:p/>
        </draw:path>
        <draw:path draw:style-name="gr34" draw:text-style-name="P18" draw:layer="layout" svg:width="0.275cm" svg:height="0.275cm" svg:x="20.994cm" svg:y="4.343cm" svg:viewBox="0 0 276 276" svg:d="M137 276c37 0 72-15 98-40 26-26 41-62 41-99 0-36-15-70-41-96s-61-41-98-41c-36 0-72 15-98 41-24 26-39 60-39 96 0 37 15 73 39 99 26 25 62 40 98 40z">
          <text:p/>
        </draw:path>
        <draw:path draw:style-name="gr33" draw:text-style-name="P2" draw:layer="layout" svg:width="0.275cm" svg:height="0.275cm" svg:x="20.994cm" svg:y="4.343cm" svg:viewBox="0 0 276 276" svg:d="M137 276c37 0 72-15 98-40 26-26 41-62 41-99 0-36-15-70-41-96s-61-41-98-41c-36 0-72 15-98 41-24 26-39 60-39 96 0 37 15 73 39 99 26 25 62 40 98 40z">
          <text:p/>
        </draw:path>
        <draw:path draw:style-name="gr34" draw:text-style-name="P18" draw:layer="layout" svg:width="0.273cm" svg:height="0.274cm" svg:x="20.841cm" svg:y="4.389cm" svg:viewBox="0 0 274 275" svg:d="M138 275c37 0 71-14 97-40s39-60 39-98-13-73-39-98c-26-26-60-39-97-39s-72 13-99 39c-26 25-39 60-39 98s13 72 39 98c27 26 62 40 99 40z">
          <text:p/>
        </draw:path>
        <draw:path draw:style-name="gr33" draw:text-style-name="P2" draw:layer="layout" svg:width="0.273cm" svg:height="0.274cm" svg:x="20.841cm" svg:y="4.389cm" svg:viewBox="0 0 274 275" svg:d="M138 275c37 0 71-14 97-40s39-60 39-98-13-73-39-98c-26-26-60-39-97-39s-72 13-99 39c-26 25-39 60-39 98s13 72 39 98c27 26 62 40 99 40z">
          <text:p/>
        </draw:path>
        <draw:path draw:style-name="gr34" draw:text-style-name="P18" draw:layer="layout" svg:width="0.274cm" svg:height="0.274cm" svg:x="21.076cm" svg:y="4.3cm" svg:viewBox="0 0 275 275" svg:d="M138 275c36 0 71-14 97-40 25-27 40-62 40-99s-15-72-40-96c-26-26-61-40-97-40-37 0-72 14-98 40-26 24-40 59-40 96s14 72 40 99c26 26 61 40 98 40z">
          <text:p/>
        </draw:path>
        <draw:path draw:style-name="gr33" draw:text-style-name="P2" draw:layer="layout" svg:width="0.274cm" svg:height="0.274cm" svg:x="21.076cm" svg:y="4.3cm" svg:viewBox="0 0 275 275" svg:d="M138 275c36 0 71-14 97-40 25-27 40-62 40-99s-15-72-40-96c-26-26-61-40-97-40-37 0-72 14-98 40-26 24-40 59-40 96s14 72 40 99c26 26 61 40 98 40z">
          <text:p/>
        </draw:path>
        <draw:path draw:style-name="gr34" draw:text-style-name="P18" draw:layer="layout" svg:width="0.274cm" svg:height="0.274cm" svg:x="20.949cm" svg:y="4.477cm" svg:viewBox="0 0 275 275" svg:d="M136 275c37 0 72-15 99-39 25-27 40-62 40-97 0-37-15-72-40-97-27-28-62-42-99-42-35 0-71 14-95 42-26 25-41 60-41 97 0 35 15 70 41 97 24 24 60 39 95 39z">
          <text:p/>
        </draw:path>
        <draw:path draw:style-name="gr33" draw:text-style-name="P2" draw:layer="layout" svg:width="0.274cm" svg:height="0.274cm" svg:x="20.949cm" svg:y="4.477cm" svg:viewBox="0 0 275 275" svg:d="M136 275c37 0 72-15 99-39 25-27 40-62 40-97 0-37-15-72-40-97-27-28-62-42-99-42-35 0-71 14-95 42-26 25-41 60-41 97 0 35 15 70 41 97 24 24 60 39 95 39z">
          <text:p/>
        </draw:path>
        <draw:path draw:style-name="gr34" draw:text-style-name="P18" draw:layer="layout" svg:width="0.276cm" svg:height="0.275cm" svg:x="20.805cm" svg:y="4.421cm" svg:viewBox="0 0 277 276" svg:d="M138 276c37 0 72-15 99-41 24-25 40-60 40-95 0-38-16-73-40-99-27-26-62-41-99-41-35 0-72 15-98 41-24 26-40 61-40 99 0 35 16 70 40 95 26 26 63 41 98 41z">
          <text:p/>
        </draw:path>
        <draw:path draw:style-name="gr33" draw:text-style-name="P2" draw:layer="layout" svg:width="0.276cm" svg:height="0.275cm" svg:x="20.805cm" svg:y="4.421cm" svg:viewBox="0 0 277 276" svg:d="M138 276c37 0 72-15 99-41 24-25 40-60 40-95 0-38-16-73-40-99-27-26-62-41-99-41-35 0-72 15-98 41-24 26-40 61-40 99 0 35 16 70 40 95 26 26 63 41 98 41z">
          <text:p/>
        </draw:path>
        <draw:path draw:style-name="gr34" draw:text-style-name="P18" draw:layer="layout" svg:width="0.274cm" svg:height="0.273cm" svg:x="20.937cm" svg:y="4.484cm" svg:viewBox="0 0 275 274" svg:d="M137 274c37 0 72-13 98-39s40-60 40-97c0-36-14-72-40-96-26-29-61-42-98-42-35 0-70 13-95 42-27 24-42 60-42 96 0 37 15 71 42 97 25 26 60 39 95 39z">
          <text:p/>
        </draw:path>
        <draw:path draw:style-name="gr33" draw:text-style-name="P2" draw:layer="layout" svg:width="0.274cm" svg:height="0.273cm" svg:x="20.937cm" svg:y="4.484cm" svg:viewBox="0 0 275 274" svg:d="M137 274c37 0 72-13 98-39s40-60 40-97c0-36-14-72-40-96-26-29-61-42-98-42-35 0-70 13-95 42-27 24-42 60-42 96 0 37 15 71 42 97 25 26 60 39 95 39z">
          <text:p/>
        </draw:path>
        <draw:path draw:style-name="gr34" draw:text-style-name="P18" draw:layer="layout" svg:width="0.275cm" svg:height="0.275cm" svg:x="20.844cm" svg:y="4.415cm" svg:viewBox="0 0 276 276" svg:d="M138 276c37 0 72-15 98-41 25-26 40-60 40-97 0-36-15-73-40-99-26-24-61-39-98-39-36 0-71 15-99 39-24 26-39 63-39 99 0 37 15 71 39 97 28 26 63 41 99 41z">
          <text:p/>
        </draw:path>
        <draw:path draw:style-name="gr33" draw:text-style-name="P2" draw:layer="layout" svg:width="0.275cm" svg:height="0.275cm" svg:x="20.844cm" svg:y="4.415cm" svg:viewBox="0 0 276 276" svg:d="M138 276c37 0 72-15 98-41 25-26 40-60 40-97 0-36-15-73-40-99-26-24-61-39-98-39-36 0-71 15-99 39-24 26-39 63-39 99 0 37 15 71 39 97 28 26 63 41 99 41z">
          <text:p/>
        </draw:path>
        <draw:path draw:style-name="gr34" draw:text-style-name="P18" draw:layer="layout" svg:width="0.274cm" svg:height="0.274cm" svg:x="21.015cm" svg:y="4.439cm" svg:viewBox="0 0 275 275" svg:d="M136 275c37 0 72-14 99-40 26-26 40-59 40-96s-14-73-40-99c-27-26-62-40-99-40s-70 14-96 40-40 62-40 99 14 70 40 96 59 40 96 40z">
          <text:p/>
        </draw:path>
        <draw:path draw:style-name="gr33" draw:text-style-name="P2" draw:layer="layout" svg:width="0.274cm" svg:height="0.274cm" svg:x="21.015cm" svg:y="4.439cm" svg:viewBox="0 0 275 275" svg:d="M136 275c37 0 72-14 99-40 26-26 40-59 40-96s-14-73-40-99c-27-26-62-40-99-40s-70 14-96 40-40 62-40 99 14 70 40 96 59 40 96 40z">
          <text:p/>
        </draw:path>
        <draw:path draw:style-name="gr34" draw:text-style-name="P18" draw:layer="layout" svg:width="0.274cm" svg:height="0.274cm" svg:x="21.185cm" svg:y="4.497cm" svg:viewBox="0 0 275 275" svg:d="M137 275c37 0 72-14 96-40 28-26 42-59 42-96s-14-72-42-96c-24-27-59-43-96-43s-70 16-97 43c-26 24-40 59-40 96s14 70 40 96c27 26 60 40 97 40z">
          <text:p/>
        </draw:path>
        <draw:path draw:style-name="gr33" draw:text-style-name="P2" draw:layer="layout" svg:width="0.274cm" svg:height="0.274cm" svg:x="21.185cm" svg:y="4.497cm" svg:viewBox="0 0 275 275" svg:d="M137 275c37 0 72-14 96-40 28-26 42-59 42-96s-14-72-42-96c-24-27-59-43-96-43s-70 16-97 43c-26 24-40 59-40 96s14 70 40 96c27 26 60 40 97 40z">
          <text:p/>
        </draw:path>
        <draw:path draw:style-name="gr34" draw:text-style-name="P18" draw:layer="layout" svg:width="0.274cm" svg:height="0.274cm" svg:x="21.188cm" svg:y="4.496cm" svg:viewBox="0 0 275 275" svg:d="M137 275c37 0 72-14 98-40s40-60 40-97c0-36-14-70-40-96-26-27-61-42-98-42-35 0-70 15-96 42-26 26-41 60-41 96 0 37 15 71 41 97s61 40 96 40z">
          <text:p/>
        </draw:path>
        <draw:path draw:style-name="gr33" draw:text-style-name="P2" draw:layer="layout" svg:width="0.274cm" svg:height="0.274cm" svg:x="21.188cm" svg:y="4.496cm" svg:viewBox="0 0 275 275" svg:d="M137 275c37 0 72-14 98-40s40-60 40-97c0-36-14-70-40-96-26-27-61-42-98-42-35 0-70 15-96 42-26 26-41 60-41 96 0 37 15 71 41 97s61 40 96 40z">
          <text:p/>
        </draw:path>
        <draw:path draw:style-name="gr32" draw:text-style-name="P6" draw:layer="layout" svg:width="0.275cm" svg:height="0.274cm" svg:x="20.066cm" svg:y="4.799cm" svg:viewBox="0 0 276 275" svg:d="M138 275c37 0 71-15 97-43 26-24 41-59 41-96s-15-70-41-96c-26-27-60-40-97-40-35 0-71 13-97 40-26 26-41 59-41 96s15 72 41 96c26 28 62 43 97 43z">
          <text:p/>
        </draw:path>
        <draw:path draw:style-name="gr33" draw:text-style-name="P2" draw:layer="layout" svg:width="0.275cm" svg:height="0.274cm" svg:x="20.066cm" svg:y="4.799cm" svg:viewBox="0 0 276 275" svg:d="M138 275c37 0 71-15 97-43 26-24 41-59 41-96s-15-70-41-96c-26-27-60-40-97-40-35 0-71 13-97 40-26 26-41 59-41 96s15 72 41 96c26 28 62 43 97 43z">
          <text:p/>
        </draw:path>
        <draw:path draw:style-name="gr34" draw:text-style-name="P18" draw:layer="layout" svg:width="0.275cm" svg:height="0.273cm" svg:x="22.305cm" svg:y="4.461cm" svg:viewBox="0 0 276 274" svg:d="M139 274c35 0 70-13 96-39s41-60 41-98c0-35-15-71-41-98-26-26-61-39-96-39-37 0-71 13-97 39-27 27-42 63-42 98 0 38 15 72 42 98 26 26 60 39 97 39z">
          <text:p/>
        </draw:path>
        <draw:path draw:style-name="gr33" draw:text-style-name="P2" draw:layer="layout" svg:width="0.275cm" svg:height="0.273cm" svg:x="22.305cm" svg:y="4.461cm" svg:viewBox="0 0 276 274" svg:d="M139 274c35 0 70-13 96-39s41-60 41-98c0-35-15-71-41-98-26-26-61-39-96-39-37 0-71 13-97 39-27 27-42 63-42 98 0 38 15 72 42 98 26 26 60 39 97 39z">
          <text:p/>
        </draw:path>
        <draw:path draw:style-name="gr34" draw:text-style-name="P18" draw:layer="layout" svg:width="0.274cm" svg:height="0.273cm" svg:x="22.934cm" svg:y="4.793cm" svg:viewBox="0 0 275 274" svg:d="M137 274c37 0 71-13 98-42 26-26 40-59 40-96s-14-72-40-97c-27-26-61-39-98-39-38 0-71 13-98 39-26 25-39 60-39 97s13 70 39 96c27 29 60 42 98 42z">
          <text:p/>
        </draw:path>
        <draw:path draw:style-name="gr33" draw:text-style-name="P2" draw:layer="layout" svg:width="0.274cm" svg:height="0.273cm" svg:x="22.934cm" svg:y="4.793cm" svg:viewBox="0 0 275 274" svg:d="M137 274c37 0 71-13 98-42 26-26 40-59 40-96s-14-72-40-97c-27-26-61-39-98-39-38 0-71 13-98 39-26 25-39 60-39 97s13 70 39 96c27 29 60 42 98 42z">
          <text:p/>
        </draw:path>
        <draw:path draw:style-name="gr34" draw:text-style-name="P18" draw:layer="layout" svg:width="0.274cm" svg:height="0.274cm" svg:x="20.839cm" svg:y="4.433cm" svg:viewBox="0 0 275 275" svg:d="M139 275c35 0 70-14 96-40 26-24 40-60 40-95 0-38-14-74-40-100s-61-40-96-40c-38 0-73 14-99 40s-40 62-40 100c0 35 14 71 40 95 26 26 61 40 99 40z">
          <text:p/>
        </draw:path>
        <draw:path draw:style-name="gr33" draw:text-style-name="P2" draw:layer="layout" svg:width="0.274cm" svg:height="0.274cm" svg:x="20.839cm" svg:y="4.433cm" svg:viewBox="0 0 275 275" svg:d="M139 275c35 0 70-14 96-40 26-24 40-60 40-95 0-38-14-74-40-100s-61-40-96-40c-38 0-73 14-99 40s-40 62-40 100c0 35 14 71 40 95 26 26 61 40 99 40z">
          <text:p/>
        </draw:path>
        <draw:path draw:style-name="gr34" draw:text-style-name="P18" draw:layer="layout" svg:width="0.274cm" svg:height="0.274cm" svg:x="20.949cm" svg:y="4.442cm" svg:viewBox="0 0 275 275" svg:d="M137 275c37 0 72-15 98-41 26-25 40-60 40-95 0-37-14-73-40-99s-61-40-98-40c-35 0-70 14-96 40s-41 62-41 99c0 35 15 70 41 95 26 26 61 41 96 41z">
          <text:p/>
        </draw:path>
        <draw:path draw:style-name="gr33" draw:text-style-name="P2" draw:layer="layout" svg:width="0.274cm" svg:height="0.274cm" svg:x="20.949cm" svg:y="4.442cm" svg:viewBox="0 0 275 275" svg:d="M137 275c37 0 72-15 98-41 26-25 40-60 40-95 0-37-14-73-40-99s-61-40-98-40c-35 0-70 14-96 40s-41 62-41 99c0 35 15 70 41 95 26 26 61 41 96 41z">
          <text:p/>
        </draw:path>
        <draw:path draw:style-name="gr34" draw:text-style-name="P18" draw:layer="layout" svg:width="0.274cm" svg:height="0.274cm" svg:x="21.976cm" svg:y="4.269cm" svg:viewBox="0 0 275 275" svg:d="M139 275c35 0 70-14 96-42 26-25 40-60 40-95 0-38-14-72-40-98s-61-40-96-40c-37 0-72 14-98 40s-41 60-41 98c0 35 15 70 41 95 26 28 61 42 98 42z">
          <text:p/>
        </draw:path>
        <draw:path draw:style-name="gr33" draw:text-style-name="P2" draw:layer="layout" svg:width="0.274cm" svg:height="0.274cm" svg:x="21.976cm" svg:y="4.269cm" svg:viewBox="0 0 275 275" svg:d="M139 275c35 0 70-14 96-42 26-25 40-60 40-95 0-38-14-72-40-98s-61-40-96-40c-37 0-72 14-98 40s-41 60-41 98c0 35 15 70 41 95 26 28 61 42 98 42z">
          <text:p/>
        </draw:path>
        <draw:path draw:style-name="gr32" draw:text-style-name="P6" draw:layer="layout" svg:width="0.274cm" svg:height="0.275cm" svg:x="19.912cm" svg:y="4.724cm" svg:viewBox="0 0 275 276" svg:d="M136 276c37 0 72-15 99-41 24-25 40-60 40-95 0-37-16-73-40-99-27-26-62-41-99-41s-72 15-96 41c-27 26-40 62-40 99 0 35 13 70 40 95 24 26 59 41 96 41z">
          <text:p/>
        </draw:path>
        <draw:path draw:style-name="gr33" draw:text-style-name="P2" draw:layer="layout" svg:width="0.274cm" svg:height="0.275cm" svg:x="19.912cm" svg:y="4.724cm" svg:viewBox="0 0 275 276" svg:d="M136 276c37 0 72-15 99-41 24-25 40-60 40-95 0-37-16-73-40-99-27-26-62-41-99-41s-72 15-96 41c-27 26-40 62-40 99 0 35 13 70 40 95 24 26 59 41 96 41z">
          <text:p/>
        </draw:path>
        <draw:path draw:style-name="gr34" draw:text-style-name="P18" draw:layer="layout" svg:width="0.276cm" svg:height="0.274cm" svg:x="20.955cm" svg:y="4.433cm" svg:viewBox="0 0 277 275" svg:d="M139 275c35 0 72-14 98-40 24-26 40-61 40-96 0-37-16-73-40-99-26-26-63-40-98-40-37 0-73 14-99 40-24 26-40 62-40 99 0 35 16 70 40 96 26 26 62 40 99 40z">
          <text:p/>
        </draw:path>
        <draw:path draw:style-name="gr33" draw:text-style-name="P2" draw:layer="layout" svg:width="0.276cm" svg:height="0.274cm" svg:x="20.955cm" svg:y="4.433cm" svg:viewBox="0 0 277 275" svg:d="M139 275c35 0 72-14 98-40 24-26 40-61 40-96 0-37-16-73-40-99-26-26-63-40-98-40-37 0-73 14-99 40-24 26-40 62-40 99 0 35 16 70 40 96 26 26 62 40 99 40z">
          <text:p/>
        </draw:path>
        <draw:path draw:style-name="gr34" draw:text-style-name="P18" draw:layer="layout" svg:width="0.274cm" svg:height="0.275cm" svg:x="20.848cm" svg:y="4.294cm" svg:viewBox="0 0 275 276" svg:d="M139 276c37 0 70-15 96-41 26-27 40-61 40-99 0-35-14-70-40-95-26-26-59-41-96-41-38 0-73 15-98 41-27 25-41 60-41 95 0 38 14 72 41 99 25 26 60 41 98 41z">
          <text:p/>
        </draw:path>
        <draw:path draw:style-name="gr33" draw:text-style-name="P2" draw:layer="layout" svg:width="0.274cm" svg:height="0.275cm" svg:x="20.848cm" svg:y="4.294cm" svg:viewBox="0 0 275 276" svg:d="M139 276c37 0 70-15 96-41 26-27 40-61 40-99 0-35-14-70-40-95-26-26-59-41-96-41-38 0-73 15-98 41-27 25-41 60-41 95 0 38 14 72 41 99 25 26 60 41 98 41z">
          <text:p/>
        </draw:path>
        <draw:path draw:style-name="gr34" draw:text-style-name="P18" draw:layer="layout" svg:width="0.274cm" svg:height="0.274cm" svg:x="20.634cm" svg:y="4.427cm" svg:viewBox="0 0 275 275" svg:d="M137 275c37 0 72-14 98-40s40-61 40-98c0-35-14-73-40-97-26-26-61-40-98-40-35 0-70 14-96 40-26 24-41 62-41 97 0 37 15 72 41 98s61 40 96 40z">
          <text:p/>
        </draw:path>
        <draw:path draw:style-name="gr33" draw:text-style-name="P2" draw:layer="layout" svg:width="0.274cm" svg:height="0.274cm" svg:x="20.634cm" svg:y="4.427cm" svg:viewBox="0 0 275 275" svg:d="M137 275c37 0 72-14 98-40s40-61 40-98c0-35-14-73-40-97-26-26-61-40-98-40-35 0-70 14-96 40-26 24-41 62-41 97 0 37 15 72 41 98s61 40 96 40z">
          <text:p/>
        </draw:path>
        <draw:path draw:style-name="gr34" draw:text-style-name="P18" draw:layer="layout" svg:width="0.274cm" svg:height="0.276cm" svg:x="20.712cm" svg:y="4.751cm" svg:viewBox="0 0 275 277" svg:d="M138 277c36 0 72-16 96-42 27-24 41-59 41-96 0-35-14-70-41-97-24-26-60-42-96-42-37 0-72 16-98 42-25 27-40 62-40 97 0 37 15 72 40 96 26 26 61 42 98 42z">
          <text:p/>
        </draw:path>
        <draw:path draw:style-name="gr33" draw:text-style-name="P2" draw:layer="layout" svg:width="0.274cm" svg:height="0.276cm" svg:x="20.712cm" svg:y="4.751cm" svg:viewBox="0 0 275 277" svg:d="M138 277c36 0 72-16 96-42 27-24 41-59 41-96 0-35-14-70-41-97-24-26-60-42-96-42-37 0-72 16-98 42-25 27-40 62-40 97 0 37 15 72 40 96 26 26 61 42 98 42z">
          <text:p/>
        </draw:path>
        <draw:path draw:style-name="gr34" draw:text-style-name="P18" draw:layer="layout" svg:width="0.276cm" svg:height="0.274cm" svg:x="21.036cm" svg:y="4.407cm" svg:viewBox="0 0 277 275" svg:d="M139 275c37 0 72-14 98-40 24-26 40-61 40-96 0-38-16-73-40-99-26-26-61-40-98-40s-72 14-98 40c-24 26-41 61-41 99 0 35 17 70 41 96 26 26 61 40 98 40z">
          <text:p/>
        </draw:path>
        <draw:path draw:style-name="gr33" draw:text-style-name="P2" draw:layer="layout" svg:width="0.276cm" svg:height="0.274cm" svg:x="21.036cm" svg:y="4.407cm" svg:viewBox="0 0 277 275" svg:d="M139 275c37 0 72-14 98-40 24-26 40-61 40-96 0-38-16-73-40-99-26-26-61-40-98-40s-72 14-98 40c-24 26-41 61-41 99 0 35 17 70 41 96 26 26 61 40 98 40z">
          <text:p/>
        </draw:path>
        <draw:path draw:style-name="gr34" draw:text-style-name="P18" draw:layer="layout" svg:width="0.274cm" svg:height="0.274cm" svg:x="22.078cm" svg:y="4.266cm" svg:viewBox="0 0 275 275" svg:d="M137 275c38 0 71-15 97-42 27-26 41-60 41-97 0-35-14-70-41-96-26-26-59-40-97-40-37 0-71 14-97 40s-40 61-40 96c0 37 14 71 40 97 26 27 60 42 97 42z">
          <text:p/>
        </draw:path>
        <draw:path draw:style-name="gr33" draw:text-style-name="P2" draw:layer="layout" svg:width="0.274cm" svg:height="0.274cm" svg:x="22.078cm" svg:y="4.266cm" svg:viewBox="0 0 275 275" svg:d="M137 275c38 0 71-15 97-42 27-26 41-60 41-97 0-35-14-70-41-96-26-26-59-40-97-40-37 0-71 14-97 40s-40 61-40 96c0 37 14 71 40 97 26 27 60 42 97 42z">
          <text:p/>
        </draw:path>
        <draw:path draw:style-name="gr34" draw:text-style-name="P18" draw:layer="layout" svg:width="0.274cm" svg:height="0.274cm" svg:x="21.088cm" svg:y="4.545cm" svg:viewBox="0 0 275 275" svg:d="M138 275c38 0 73-14 97-41 27-26 40-61 40-98s-13-70-40-96c-24-27-59-40-97-40-37 0-72 13-98 40-26 26-40 59-40 96s14 72 40 98c26 27 61 41 98 41z">
          <text:p/>
        </draw:path>
        <draw:path draw:style-name="gr33" draw:text-style-name="P2" draw:layer="layout" svg:width="0.274cm" svg:height="0.274cm" svg:x="21.088cm" svg:y="4.545cm" svg:viewBox="0 0 275 275" svg:d="M138 275c38 0 73-14 97-41 27-26 40-61 40-98s-13-70-40-96c-24-27-59-40-97-40-37 0-72 13-98 40-26 26-40 59-40 96s14 72 40 98c26 27 61 41 98 41z">
          <text:p/>
        </draw:path>
        <draw:path draw:style-name="gr34" draw:text-style-name="P18" draw:layer="layout" svg:width="0.274cm" svg:height="0.274cm" svg:x="20.926cm" svg:y="4.471cm" svg:viewBox="0 0 275 275" svg:d="M136 275c37 0 72-14 98-40s41-59 41-96-15-72-41-97c-26-28-61-42-98-42-35 0-71 14-95 42-27 25-41 60-41 97s14 70 41 96c24 26 60 40 95 40z">
          <text:p/>
        </draw:path>
        <draw:path draw:style-name="gr33" draw:text-style-name="P2" draw:layer="layout" svg:width="0.274cm" svg:height="0.274cm" svg:x="20.926cm" svg:y="4.471cm" svg:viewBox="0 0 275 275" svg:d="M136 275c37 0 72-14 98-40s41-59 41-96-15-72-41-97c-26-28-61-42-98-42-35 0-71 14-95 42-27 25-41 60-41 97s14 70 41 96c24 26 60 40 95 40z">
          <text:p/>
        </draw:path>
        <draw:path draw:style-name="gr34" draw:text-style-name="P18" draw:layer="layout" svg:width="0.273cm" svg:height="0.274cm" svg:x="21.124cm" svg:y="4.45cm" svg:viewBox="0 0 274 275" svg:d="M138 275c37 0 72-14 97-40 26-26 39-60 39-96 0-37-13-72-39-98-25-26-60-41-97-41-35 0-70 15-96 41-27 26-42 61-42 98 0 36 15 70 42 96 26 26 61 40 96 40z">
          <text:p/>
        </draw:path>
        <draw:path draw:style-name="gr33" draw:text-style-name="P2" draw:layer="layout" svg:width="0.273cm" svg:height="0.274cm" svg:x="21.124cm" svg:y="4.45cm" svg:viewBox="0 0 274 275" svg:d="M138 275c37 0 72-14 97-40 26-26 39-60 39-96 0-37-13-72-39-98-25-26-60-41-97-41-35 0-70 15-96 41-27 26-42 61-42 98 0 36 15 70 42 96 26 26 61 40 96 40z">
          <text:p/>
        </draw:path>
        <draw:path draw:style-name="gr34" draw:text-style-name="P18" draw:layer="layout" svg:width="0.274cm" svg:height="0.274cm" svg:x="20.811cm" svg:y="4.436cm" svg:viewBox="0 0 275 275" svg:d="M138 275c38 0 72-14 98-40 26-24 39-59 39-96s-13-73-39-99-60-40-98-40c-37 0-72 14-98 40s-40 62-40 99 14 72 40 96c26 26 61 40 98 40z">
          <text:p/>
        </draw:path>
        <draw:path draw:style-name="gr33" draw:text-style-name="P2" draw:layer="layout" svg:width="0.274cm" svg:height="0.274cm" svg:x="20.811cm" svg:y="4.436cm" svg:viewBox="0 0 275 275" svg:d="M138 275c38 0 72-14 98-40 26-24 39-59 39-96s-13-73-39-99-60-40-98-40c-37 0-72 14-98 40s-40 62-40 99 14 72 40 96c26 26 61 40 98 40z">
          <text:p/>
        </draw:path>
        <draw:path draw:style-name="gr34" draw:text-style-name="P18" draw:layer="layout" svg:width="0.275cm" svg:height="0.274cm" svg:x="21.416cm" svg:y="4.491cm" svg:viewBox="0 0 276 275" svg:d="M139 275c35 0 70-15 96-41 26-25 41-60 41-95 0-37-15-72-41-98s-61-41-96-41c-37 0-72 15-98 41s-41 61-41 98c0 35 15 70 41 95 26 26 61 41 98 41z">
          <text:p/>
        </draw:path>
        <draw:path draw:style-name="gr33" draw:text-style-name="P2" draw:layer="layout" svg:width="0.275cm" svg:height="0.274cm" svg:x="21.416cm" svg:y="4.491cm" svg:viewBox="0 0 276 275" svg:d="M139 275c35 0 70-15 96-41 26-25 41-60 41-95 0-37-15-72-41-98s-61-41-96-41c-37 0-72 15-98 41s-41 61-41 98c0 35 15 70 41 95 26 26 61 41 98 41z">
          <text:p/>
        </draw:path>
        <draw:path draw:style-name="gr34" draw:text-style-name="P18" draw:layer="layout" svg:width="0.274cm" svg:height="0.273cm" svg:x="21.021cm" svg:y="4.383cm" svg:viewBox="0 0 275 274" svg:d="M136 274c37 0 72-13 99-39 26-26 40-60 40-97 0-39-14-74-40-99-27-26-62-39-99-39-36 0-72 13-96 39-26 25-40 60-40 99 0 37 14 71 40 97 24 26 60 39 96 39z">
          <text:p/>
        </draw:path>
        <draw:path draw:style-name="gr33" draw:text-style-name="P2" draw:layer="layout" svg:width="0.274cm" svg:height="0.273cm" svg:x="21.021cm" svg:y="4.383cm" svg:viewBox="0 0 275 274" svg:d="M136 274c37 0 72-13 99-39 26-26 40-60 40-97 0-39-14-74-40-99-27-26-62-39-99-39-36 0-72 13-96 39-26 25-40 60-40 99 0 37 14 71 40 97 24 26 60 39 96 39z">
          <text:p/>
        </draw:path>
        <draw:path draw:style-name="gr34" draw:text-style-name="P18" draw:layer="layout" svg:width="0.274cm" svg:height="0.274cm" svg:x="21.829cm" svg:y="4.67cm" svg:viewBox="0 0 275 275" svg:d="M136 275c37 0 72-15 99-41 26-26 40-60 40-97s-14-73-40-97c-27-26-62-40-99-40s-70 14-96 40c-26 24-40 60-40 97s14 71 40 97 59 41 96 41z">
          <text:p/>
        </draw:path>
        <draw:path draw:style-name="gr33" draw:text-style-name="P2" draw:layer="layout" svg:width="0.274cm" svg:height="0.274cm" svg:x="21.829cm" svg:y="4.67cm" svg:viewBox="0 0 275 275" svg:d="M136 275c37 0 72-15 99-41 26-26 40-60 40-97s-14-73-40-97c-27-26-62-40-99-40s-70 14-96 40c-26 24-40 60-40 97s14 71 40 97 59 41 96 41z">
          <text:p/>
        </draw:path>
        <draw:path draw:style-name="gr34" draw:text-style-name="P18" draw:layer="layout" svg:width="0.274cm" svg:height="0.274cm" svg:x="20.863cm" svg:y="4.45cm" svg:viewBox="0 0 275 275" svg:d="M139 275c37 0 72-14 97-40 26-26 39-61 39-96 0-37-13-72-39-99-25-25-60-40-97-40-35 0-71 15-97 40-26 27-42 62-42 99 0 35 16 70 42 96s62 40 97 40z">
          <text:p/>
        </draw:path>
        <draw:path draw:style-name="gr33" draw:text-style-name="P2" draw:layer="layout" svg:width="0.274cm" svg:height="0.274cm" svg:x="20.863cm" svg:y="4.45cm" svg:viewBox="0 0 275 275" svg:d="M139 275c37 0 72-14 97-40 26-26 39-61 39-96 0-37-13-72-39-99-25-25-60-40-97-40-35 0-71 15-97 40-26 27-42 62-42 99 0 35 16 70 42 96s62 40 97 40z">
          <text:p/>
        </draw:path>
        <draw:path draw:style-name="gr34" draw:text-style-name="P18" draw:layer="layout" svg:width="0.275cm" svg:height="0.274cm" svg:x="20.792cm" svg:y="4.45cm" svg:viewBox="0 0 276 275" svg:d="M137 275c38 0 73-14 99-40 25-25 40-60 40-95 0-38-15-73-40-99-26-26-61-41-99-41-35 0-72 15-98 41-24 26-39 61-39 99 0 35 15 70 39 95 26 26 63 40 98 40z">
          <text:p/>
        </draw:path>
        <draw:path draw:style-name="gr33" draw:text-style-name="P2" draw:layer="layout" svg:width="0.275cm" svg:height="0.274cm" svg:x="20.792cm" svg:y="4.45cm" svg:viewBox="0 0 276 275" svg:d="M137 275c38 0 73-14 99-40 25-25 40-60 40-95 0-38-15-73-40-99-26-26-61-41-99-41-35 0-72 15-98 41-24 26-39 61-39 99 0 35 15 70 39 95 26 26 63 40 98 40z">
          <text:p/>
        </draw:path>
        <draw:path draw:style-name="gr34" draw:text-style-name="P18" draw:layer="layout" svg:width="0.276cm" svg:height="0.274cm" svg:x="20.831cm" svg:y="4.445cm" svg:viewBox="0 0 277 275" svg:d="M138 275c37 0 73-15 99-41 24-26 40-60 40-97 0-35-16-71-40-97-26-26-62-40-99-40-35 0-70 14-98 40-24 26-40 62-40 97 0 37 16 71 40 97 28 26 63 41 98 41z">
          <text:p/>
        </draw:path>
        <draw:path draw:style-name="gr33" draw:text-style-name="P2" draw:layer="layout" svg:width="0.276cm" svg:height="0.274cm" svg:x="20.831cm" svg:y="4.445cm" svg:viewBox="0 0 277 275" svg:d="M138 275c37 0 73-15 99-41 24-26 40-60 40-97 0-35-16-71-40-97-26-26-62-40-99-40-35 0-70 14-98 40-24 26-40 62-40 97 0 37 16 71 40 97 28 26 63 41 98 41z">
          <text:p/>
        </draw:path>
        <draw:path draw:style-name="gr34" draw:text-style-name="P18" draw:layer="layout" svg:width="0.275cm" svg:height="0.274cm" svg:x="21.208cm" svg:y="4.529cm" svg:viewBox="0 0 276 275" svg:d="M137 275c37 0 72-14 98-42 26-26 41-60 41-96 0-37-15-71-41-97s-61-40-98-40c-35 0-70 14-95 40-27 26-42 60-42 97 0 36 15 70 42 96 25 28 60 42 95 42z">
          <text:p/>
        </draw:path>
        <draw:path draw:style-name="gr33" draw:text-style-name="P2" draw:layer="layout" svg:width="0.275cm" svg:height="0.274cm" svg:x="21.208cm" svg:y="4.529cm" svg:viewBox="0 0 276 275" svg:d="M137 275c37 0 72-14 98-42 26-26 41-60 41-96 0-37-15-71-41-97s-61-40-98-40c-35 0-70 14-95 40-27 26-42 60-42 97 0 36 15 70 42 96 25 28 60 42 95 42z">
          <text:p/>
        </draw:path>
        <draw:path draw:style-name="gr34" draw:text-style-name="P18" draw:layer="layout" svg:width="0.274cm" svg:height="0.274cm" svg:x="21.817cm" svg:y="4.78cm" svg:viewBox="0 0 275 275" svg:d="M136 275c38 0 72-15 98-41 27-26 41-60 41-96 0-37-14-71-41-97-26-27-60-41-98-41-37 0-70 14-96 41-27 26-40 60-40 97 0 36 13 70 40 96 26 26 59 41 96 41z">
          <text:p/>
        </draw:path>
        <draw:path draw:style-name="gr33" draw:text-style-name="P2" draw:layer="layout" svg:width="0.274cm" svg:height="0.274cm" svg:x="21.817cm" svg:y="4.78cm" svg:viewBox="0 0 275 275" svg:d="M136 275c38 0 72-15 98-41 27-26 41-60 41-96 0-37-14-71-41-97-26-27-60-41-98-41-37 0-70 14-96 41-27 26-40 60-40 97 0 36 13 70 40 96 26 26 59 41 96 41z">
          <text:p/>
        </draw:path>
        <draw:path draw:style-name="gr34" draw:text-style-name="P18" draw:layer="layout" svg:width="0.274cm" svg:height="0.274cm" svg:x="20.865cm" svg:y="4.476cm" svg:viewBox="0 0 275 275" svg:d="M140 275c35 0 71-14 95-40 26-25 40-60 40-95 0-37-14-72-40-99-24-26-60-41-95-41-36 0-73 15-99 41-26 27-41 62-41 99 0 35 15 70 41 95 26 26 63 40 99 40z">
          <text:p/>
        </draw:path>
        <draw:path draw:style-name="gr33" draw:text-style-name="P2" draw:layer="layout" svg:width="0.274cm" svg:height="0.274cm" svg:x="20.865cm" svg:y="4.476cm" svg:viewBox="0 0 275 275" svg:d="M140 275c35 0 71-14 95-40 26-25 40-60 40-95 0-37-14-72-40-99-24-26-60-41-95-41-36 0-73 15-99 41-26 27-41 62-41 99 0 35 15 70 41 95 26 26 63 40 99 40z">
          <text:p/>
        </draw:path>
        <draw:path draw:style-name="gr34" draw:text-style-name="P18" draw:layer="layout" svg:width="0.274cm" svg:height="0.274cm" svg:x="22.436cm" svg:y="4.964cm" svg:viewBox="0 0 275 275" svg:d="M138 275c38 0 73-14 98-40 26-26 39-61 39-96 0-38-13-73-39-99-25-26-60-40-98-40-37 0-72 14-98 40s-40 61-40 99c0 35 14 70 40 96s61 40 98 40z">
          <text:p/>
        </draw:path>
        <draw:path draw:style-name="gr33" draw:text-style-name="P2" draw:layer="layout" svg:width="0.274cm" svg:height="0.274cm" svg:x="22.436cm" svg:y="4.964cm" svg:viewBox="0 0 275 275" svg:d="M138 275c38 0 73-14 98-40 26-26 39-61 39-96 0-38-13-73-39-99-25-26-60-40-98-40-37 0-72 14-98 40s-40 61-40 99c0 35 14 70 40 96s61 40 98 40z">
          <text:p/>
        </draw:path>
        <draw:path draw:style-name="gr34" draw:text-style-name="P18" draw:layer="layout" svg:width="0.274cm" svg:height="0.276cm" svg:x="21.035cm" svg:y="4.474cm" svg:viewBox="0 0 275 277" svg:d="M136 277c37 0 73-16 99-40 24-26 40-61 40-98 0-35-16-70-40-97-26-26-62-42-99-42s-72 16-96 42c-26 27-40 62-40 97 0 37 14 72 40 98 24 24 59 40 96 40z">
          <text:p/>
        </draw:path>
        <draw:path draw:style-name="gr33" draw:text-style-name="P2" draw:layer="layout" svg:width="0.274cm" svg:height="0.276cm" svg:x="21.035cm" svg:y="4.474cm" svg:viewBox="0 0 275 277" svg:d="M136 277c37 0 73-16 99-40 24-26 40-61 40-98 0-35-16-70-40-97-26-26-62-42-99-42s-72 16-96 42c-26 27-40 62-40 97 0 37 14 72 40 98 24 24 59 40 96 40z">
          <text:p/>
        </draw:path>
        <draw:path draw:style-name="gr34" draw:text-style-name="P18" draw:layer="layout" svg:width="0.275cm" svg:height="0.276cm" svg:x="21.644cm" svg:y="4.563cm" svg:viewBox="0 0 276 277" svg:d="M140 277c35 0 70-16 95-41 26-28 41-63 41-98 0-37-15-72-41-98-25-25-60-40-95-40-39 0-73 15-99 40-26 26-41 61-41 98 0 35 15 70 41 98 26 25 60 41 99 41z">
          <text:p/>
        </draw:path>
        <draw:path draw:style-name="gr33" draw:text-style-name="P2" draw:layer="layout" svg:width="0.275cm" svg:height="0.276cm" svg:x="21.644cm" svg:y="4.563cm" svg:viewBox="0 0 276 277" svg:d="M140 277c35 0 70-16 95-41 26-28 41-63 41-98 0-37-15-72-41-98-25-25-60-40-95-40-39 0-73 15-99 40-26 26-41 61-41 98 0 35 15 70 41 98 26 25 60 41 99 41z">
          <text:p/>
        </draw:path>
        <draw:path draw:style-name="gr34" draw:text-style-name="P18" draw:layer="layout" svg:width="0.274cm" svg:height="0.274cm" svg:x="21.777cm" svg:y="4.569cm" svg:viewBox="0 0 275 275" svg:d="M137 275c35 0 72-14 98-40 25-25 40-62 40-97 0-37-15-72-40-98-26-24-63-40-98-40-37 0-72 16-96 40-26 26-41 61-41 98 0 35 15 72 41 97 24 26 59 40 96 40z">
          <text:p/>
        </draw:path>
        <draw:path draw:style-name="gr33" draw:text-style-name="P2" draw:layer="layout" svg:width="0.274cm" svg:height="0.274cm" svg:x="21.777cm" svg:y="4.569cm" svg:viewBox="0 0 275 275" svg:d="M137 275c35 0 72-14 98-40 25-25 40-62 40-97 0-37-15-72-40-98-26-24-63-40-98-40-37 0-72 16-96 40-26 26-41 61-41 98 0 35 15 72 41 97 24 26 59 40 96 40z">
          <text:p/>
        </draw:path>
        <draw:path draw:style-name="gr34" draw:text-style-name="P18" draw:layer="layout" svg:width="0.274cm" svg:height="0.275cm" svg:x="21.205cm" svg:y="4.499cm" svg:viewBox="0 0 275 276" svg:d="M137 276c35 0 70-15 98-41 24-26 40-60 40-96 0-37-16-71-40-97-28-27-63-42-98-42-37 0-72 15-97 42-27 26-40 60-40 97 0 36 13 70 40 96 25 26 60 41 97 41z">
          <text:p/>
        </draw:path>
        <draw:path draw:style-name="gr33" draw:text-style-name="P2" draw:layer="layout" svg:width="0.274cm" svg:height="0.275cm" svg:x="21.205cm" svg:y="4.499cm" svg:viewBox="0 0 275 276" svg:d="M137 276c35 0 70-15 98-41 24-26 40-60 40-96 0-37-16-71-40-97-28-27-63-42-98-42-37 0-72 15-97 42-27 26-40 60-40 97 0 36 13 70 40 96 25 26 60 41 97 41z">
          <text:p/>
        </draw:path>
        <draw:path draw:style-name="gr34" draw:text-style-name="P18" draw:layer="layout" svg:width="0.274cm" svg:height="0.274cm" svg:x="20.99cm" svg:y="4.488cm" svg:viewBox="0 0 275 275" svg:d="M137 275c36 0 72-14 98-40 25-26 40-59 40-96s-15-72-40-97c-26-28-62-42-98-42-37 0-71 14-97 42-26 25-40 60-40 97s14 70 40 96 60 40 97 40z">
          <text:p/>
        </draw:path>
        <draw:path draw:style-name="gr33" draw:text-style-name="P2" draw:layer="layout" svg:width="0.274cm" svg:height="0.274cm" svg:x="20.99cm" svg:y="4.488cm" svg:viewBox="0 0 275 275" svg:d="M137 275c36 0 72-14 98-40 25-26 40-59 40-96s-15-72-40-97c-26-28-62-42-98-42-37 0-71 14-97 42-26 25-40 60-40 97s14 70 40 96 60 40 97 40z">
          <text:p/>
        </draw:path>
        <draw:path draw:style-name="gr34" draw:text-style-name="P18" draw:layer="layout" svg:width="0.274cm" svg:height="0.274cm" svg:x="22.115cm" svg:y="4.48cm" svg:viewBox="0 0 275 275" svg:d="M136 275c37 0 72-13 99-39 25-26 40-60 40-97s-15-72-40-96c-27-29-62-43-99-43-36 0-72 14-96 43-26 24-40 59-40 96s14 71 40 97c24 26 60 39 96 39z">
          <text:p/>
        </draw:path>
        <draw:path draw:style-name="gr33" draw:text-style-name="P2" draw:layer="layout" svg:width="0.274cm" svg:height="0.274cm" svg:x="22.115cm" svg:y="4.48cm" svg:viewBox="0 0 275 275" svg:d="M136 275c37 0 72-13 99-39 25-26 40-60 40-97s-15-72-40-96c-27-29-62-43-99-43-36 0-72 14-96 43-26 24-40 59-40 96s14 71 40 97c24 26 60 39 96 39z">
          <text:p/>
        </draw:path>
        <draw:path draw:style-name="gr32" draw:text-style-name="P6" draw:layer="layout" svg:width="0.274cm" svg:height="0.274cm" svg:x="19.883cm" svg:y="4.762cm" svg:viewBox="0 0 275 275" svg:d="M136 275c37 0 72-14 98-40 27-26 41-60 41-96 0-37-14-72-41-97-26-28-61-42-98-42s-71 14-97 42c-26 25-39 60-39 97 0 36 13 70 39 96s60 40 97 40z">
          <text:p/>
        </draw:path>
        <draw:path draw:style-name="gr33" draw:text-style-name="P2" draw:layer="layout" svg:width="0.274cm" svg:height="0.274cm" svg:x="19.883cm" svg:y="4.762cm" svg:viewBox="0 0 275 275" svg:d="M136 275c37 0 72-14 98-40 27-26 41-60 41-96 0-37-14-72-41-97-26-28-61-42-98-42s-71 14-97 42c-26 25-39 60-39 97 0 36 13 70 39 96s60 40 97 40z">
          <text:p/>
        </draw:path>
        <draw:path draw:style-name="gr34" draw:text-style-name="P18" draw:layer="layout" svg:width="0.276cm" svg:height="0.274cm" svg:x="21.708cm" svg:y="4.314cm" svg:viewBox="0 0 277 275" svg:d="M138 275c36 0 71-14 97-40s42-62 42-99-16-71-42-97-61-39-97-39c-37 0-72 13-98 39-25 26-40 60-40 97s15 73 40 99c26 26 61 40 98 40z">
          <text:p/>
        </draw:path>
        <draw:path draw:style-name="gr33" draw:text-style-name="P2" draw:layer="layout" svg:width="0.276cm" svg:height="0.274cm" svg:x="21.708cm" svg:y="4.314cm" svg:viewBox="0 0 277 275" svg:d="M138 275c36 0 71-14 97-40s42-62 42-99-16-71-42-97-61-39-97-39c-37 0-72 13-98 39-25 26-40 60-40 97s15 73 40 99c26 26 61 40 98 40z">
          <text:p/>
        </draw:path>
        <draw:path draw:style-name="gr34" draw:text-style-name="P18" draw:layer="layout" svg:width="0.274cm" svg:height="0.274cm" svg:x="21.113cm" svg:y="4.485cm" svg:viewBox="0 0 275 275" svg:d="M139 275c35 0 70-14 96-40s40-61 40-96c0-37-14-72-40-98-26-27-61-41-96-41-38 0-72 14-99 41-25 26-40 61-40 98 0 35 15 70 40 96 27 26 61 40 99 40z">
          <text:p/>
        </draw:path>
        <draw:path draw:style-name="gr33" draw:text-style-name="P2" draw:layer="layout" svg:width="0.274cm" svg:height="0.274cm" svg:x="21.113cm" svg:y="4.485cm" svg:viewBox="0 0 275 275" svg:d="M139 275c35 0 70-14 96-40s40-61 40-96c0-37-14-72-40-98-26-27-61-41-96-41-38 0-72 14-99 41-25 26-40 61-40 98 0 35 15 70 40 96 27 26 61 40 99 40z">
          <text:p/>
        </draw:path>
        <draw:path draw:style-name="gr32" draw:text-style-name="P6" draw:layer="layout" svg:width="0.275cm" svg:height="0.274cm" svg:x="19.889cm" svg:y="4.791cm" svg:viewBox="0 0 276 275" svg:d="M137 275c37 0 72-15 97-40 27-26 42-61 42-98 0-35-15-70-42-96-25-26-60-41-97-41-36 0-70 15-96 41s-41 61-41 96c0 37 15 72 41 98 26 25 60 40 96 40z">
          <text:p/>
        </draw:path>
        <draw:path draw:style-name="gr33" draw:text-style-name="P2" draw:layer="layout" svg:width="0.275cm" svg:height="0.274cm" svg:x="19.889cm" svg:y="4.791cm" svg:viewBox="0 0 276 275" svg:d="M137 275c37 0 72-15 97-40 27-26 42-61 42-98 0-35-15-70-42-96-25-26-60-41-97-41-36 0-70 15-96 41s-41 61-41 96c0 37 15 72 41 98 26 25 60 40 96 40z">
          <text:p/>
        </draw:path>
        <draw:path draw:style-name="gr34" draw:text-style-name="P18" draw:layer="layout" svg:width="0.275cm" svg:height="0.274cm" svg:x="21.263cm" svg:y="4.493cm" svg:viewBox="0 0 276 275" svg:d="M136 275c38 0 72-14 98-40 27-26 42-60 42-97 0-36-15-70-42-96-26-27-60-42-98-42-35 0-70 15-95 42-26 26-41 60-41 96 0 37 15 71 41 97 25 26 60 40 95 40z">
          <text:p/>
        </draw:path>
        <draw:path draw:style-name="gr33" draw:text-style-name="P2" draw:layer="layout" svg:width="0.275cm" svg:height="0.274cm" svg:x="21.263cm" svg:y="4.493cm" svg:viewBox="0 0 276 275" svg:d="M136 275c38 0 72-14 98-40 27-26 42-60 42-97 0-36-15-70-42-96-26-27-60-42-98-42-35 0-70 15-95 42-26 26-41 60-41 96 0 37 15 71 41 97 25 26 60 40 95 40z">
          <text:p/>
        </draw:path>
        <draw:path draw:style-name="gr34" draw:text-style-name="P18" draw:layer="layout" svg:width="0.274cm" svg:height="0.275cm" svg:x="20.929cm" svg:y="4.56cm" svg:viewBox="0 0 275 276" svg:d="M137 276c37 0 71-15 97-39 26-29 41-64 41-99 0-37-15-72-41-97-26-26-60-41-97-41-35 0-70 15-96 41-27 25-41 60-41 97 0 35 14 70 41 99 26 24 61 39 96 39z">
          <text:p/>
        </draw:path>
        <draw:path draw:style-name="gr33" draw:text-style-name="P2" draw:layer="layout" svg:width="0.274cm" svg:height="0.275cm" svg:x="20.929cm" svg:y="4.56cm" svg:viewBox="0 0 275 276" svg:d="M137 276c37 0 71-15 97-39 26-29 41-64 41-99 0-37-15-72-41-97-26-26-60-41-97-41-35 0-70 15-96 41-27 25-41 60-41 97 0 35 14 70 41 99 26 24 61 39 96 39z">
          <text:p/>
        </draw:path>
        <draw:path draw:style-name="gr34" draw:text-style-name="P18" draw:layer="layout" svg:width="0.274cm" svg:height="0.273cm" svg:x="21.656cm" svg:y="4.435cm" svg:viewBox="0 0 275 274" svg:d="M139 274c36 0 72-13 96-39 26-25 40-60 40-97 0-35-14-73-40-99-24-24-60-39-96-39-38 0-72 15-99 39-26 26-40 64-40 99 0 37 14 72 40 97 27 26 61 39 99 39z">
          <text:p/>
        </draw:path>
        <draw:path draw:style-name="gr33" draw:text-style-name="P2" draw:layer="layout" svg:width="0.274cm" svg:height="0.273cm" svg:x="21.656cm" svg:y="4.435cm" svg:viewBox="0 0 275 274" svg:d="M139 274c36 0 72-13 96-39 26-25 40-60 40-97 0-35-14-73-40-99-24-24-60-39-96-39-38 0-72 15-99 39-26 26-40 64-40 99 0 37 14 72 40 97 27 26 61 39 99 39z">
          <text:p/>
        </draw:path>
        <draw:path draw:style-name="gr34" draw:text-style-name="P18" draw:layer="layout" svg:width="0.275cm" svg:height="0.274cm" svg:x="21.373cm" svg:y="4.413cm" svg:viewBox="0 0 276 275" svg:d="M140 275c35 0 71-14 95-40 26-26 41-61 41-98 0-36-15-73-41-97-24-26-60-40-95-40-37 0-73 14-100 40-25 24-40 61-40 97 0 37 15 72 40 98 27 26 63 40 100 40z">
          <text:p/>
        </draw:path>
        <draw:path draw:style-name="gr33" draw:text-style-name="P2" draw:layer="layout" svg:width="0.275cm" svg:height="0.274cm" svg:x="21.373cm" svg:y="4.413cm" svg:viewBox="0 0 276 275" svg:d="M140 275c35 0 71-14 95-40 26-26 41-61 41-98 0-36-15-73-41-97-24-26-60-40-95-40-37 0-73 14-100 40-25 24-40 61-40 97 0 37 15 72 40 98 27 26 63 40 100 40z">
          <text:p/>
        </draw:path>
        <draw:path draw:style-name="gr34" draw:text-style-name="P18" draw:layer="layout" svg:width="0.275cm" svg:height="0.274cm" svg:x="21.338cm" svg:y="4.517cm" svg:viewBox="0 0 276 275" svg:d="M139 275c36 0 71-15 97-41 25-26 40-60 40-97 0-35-15-70-40-96-26-26-61-41-97-41-37 0-72 15-98 41s-41 61-41 96c0 37 15 71 41 97s61 41 98 41z">
          <text:p/>
        </draw:path>
        <draw:path draw:style-name="gr33" draw:text-style-name="P2" draw:layer="layout" svg:width="0.275cm" svg:height="0.274cm" svg:x="21.338cm" svg:y="4.517cm" svg:viewBox="0 0 276 275" svg:d="M139 275c36 0 71-15 97-41 25-26 40-60 40-97 0-35-15-70-40-96-26-26-61-41-97-41-37 0-72 15-98 41s-41 61-41 96c0 37 15 71 41 97s61 41 98 41z">
          <text:p/>
        </draw:path>
        <draw:path draw:style-name="gr34" draw:text-style-name="P18" draw:layer="layout" svg:width="0.274cm" svg:height="0.274cm" svg:x="21.275cm" svg:y="4.496cm" svg:viewBox="0 0 275 275" svg:d="M136 275c37 0 72-14 99-40 26-26 40-60 40-98 0-35-14-70-40-95-27-27-62-42-99-42-36 0-70 15-96 42-26 25-40 60-40 95 0 38 14 72 40 98s60 40 96 40z">
          <text:p/>
        </draw:path>
        <draw:path draw:style-name="gr33" draw:text-style-name="P2" draw:layer="layout" svg:width="0.274cm" svg:height="0.274cm" svg:x="21.275cm" svg:y="4.496cm" svg:viewBox="0 0 275 275" svg:d="M136 275c37 0 72-14 99-40 26-26 40-60 40-98 0-35-14-70-40-95-27-27-62-42-99-42-36 0-70 15-96 42-26 25-40 60-40 95 0 38 14 72 40 98s60 40 96 40z">
          <text:p/>
        </draw:path>
        <draw:path draw:style-name="gr34" draw:text-style-name="P18" draw:layer="layout" svg:width="0.275cm" svg:height="0.274cm" svg:x="21.312cm" svg:y="4.41cm" svg:viewBox="0 0 276 275" svg:d="M137 275c37 0 72-14 98-40 26-24 41-59 41-96 0-38-15-73-41-99s-61-40-98-40c-36 0-71 14-96 40-26 26-41 61-41 99 0 37 15 72 41 96 25 26 60 40 96 40z">
          <text:p/>
        </draw:path>
        <draw:path draw:style-name="gr33" draw:text-style-name="P2" draw:layer="layout" svg:width="0.275cm" svg:height="0.274cm" svg:x="21.312cm" svg:y="4.41cm" svg:viewBox="0 0 276 275" svg:d="M137 275c37 0 72-14 98-40 26-24 41-59 41-96 0-38-15-73-41-99s-61-40-98-40c-36 0-71 14-96 40-26 26-41 61-41 99 0 37 15 72 41 96 25 26 60 40 96 40z">
          <text:p/>
        </draw:path>
        <draw:path draw:style-name="gr34" draw:text-style-name="P18" draw:layer="layout" svg:width="0.274cm" svg:height="0.274cm" svg:x="21.104cm" svg:y="4.453cm" svg:viewBox="0 0 275 275" svg:d="M138 275c37 0 71-14 97-40 26-24 40-60 40-95 0-38-14-73-40-99s-60-41-97-41c-36 0-71 15-99 41-24 26-39 61-39 99 0 35 15 71 39 95 28 26 63 40 99 40z">
          <text:p/>
        </draw:path>
        <draw:path draw:style-name="gr33" draw:text-style-name="P2" draw:layer="layout" svg:width="0.274cm" svg:height="0.274cm" svg:x="21.104cm" svg:y="4.453cm" svg:viewBox="0 0 275 275" svg:d="M138 275c37 0 71-14 97-40 26-24 40-60 40-95 0-38-14-73-40-99s-60-41-97-41c-36 0-71 15-99 41-24 26-39 61-39 99 0 35 15 71 39 95 28 26 63 40 99 40z">
          <text:p/>
        </draw:path>
        <draw:path draw:style-name="gr34" draw:text-style-name="P18" draw:layer="layout" svg:width="0.274cm" svg:height="0.274cm" svg:x="22.3cm" svg:y="4.647cm" svg:viewBox="0 0 275 275" svg:d="M139 275c35 0 69-15 96-40 26-26 40-61 40-97 0-37-14-72-40-98-27-26-61-40-96-40-37 0-72 14-98 40-27 26-41 61-41 98 0 36 14 71 41 97 26 25 61 40 98 40z">
          <text:p/>
        </draw:path>
        <draw:path draw:style-name="gr33" draw:text-style-name="P2" draw:layer="layout" svg:width="0.274cm" svg:height="0.274cm" svg:x="22.3cm" svg:y="4.647cm" svg:viewBox="0 0 275 275" svg:d="M139 275c35 0 69-15 96-40 26-26 40-61 40-97 0-37-14-72-40-98-27-26-61-40-96-40-37 0-72 14-98 40-27 26-41 61-41 98 0 36 14 71 41 97 26 25 61 40 98 40z">
          <text:p/>
        </draw:path>
        <draw:path draw:style-name="gr34" draw:text-style-name="P18" draw:layer="layout" svg:width="0.274cm" svg:height="0.274cm" svg:x="21.244cm" svg:y="4.465cm" svg:viewBox="0 0 275 275" svg:d="M138 275c35 0 72-14 97-40 26-24 40-59 40-96s-14-71-40-98c-25-27-62-41-97-41-37 0-72 14-98 41-24 27-40 61-40 98s16 72 40 96c26 26 61 40 98 40z">
          <text:p/>
        </draw:path>
        <draw:path draw:style-name="gr33" draw:text-style-name="P2" draw:layer="layout" svg:width="0.274cm" svg:height="0.274cm" svg:x="21.244cm" svg:y="4.465cm" svg:viewBox="0 0 275 275" svg:d="M138 275c35 0 72-14 97-40 26-24 40-59 40-96s-14-71-40-98c-25-27-62-41-97-41-37 0-72 14-98 41-24 27-40 61-40 98s16 72 40 96c26 26 61 40 98 40z">
          <text:p/>
        </draw:path>
        <draw:path draw:style-name="gr34" draw:text-style-name="P18" draw:layer="layout" svg:width="0.274cm" svg:height="0.274cm" svg:x="20.894cm" svg:y="4.447cm" svg:viewBox="0 0 275 275" svg:d="M137 275c37 0 72-14 98-40 25-26 40-60 40-98 0-35-15-71-40-97-26-26-61-40-98-40-35 0-71 14-97 40s-40 62-40 97c0 38 14 72 40 98s62 40 97 40z">
          <text:p/>
        </draw:path>
        <draw:path draw:style-name="gr33" draw:text-style-name="P2" draw:layer="layout" svg:width="0.274cm" svg:height="0.274cm" svg:x="20.894cm" svg:y="4.447cm" svg:viewBox="0 0 275 275" svg:d="M137 275c37 0 72-14 98-40 25-26 40-60 40-98 0-35-15-71-40-97-26-26-61-40-98-40-35 0-71 14-97 40s-40 62-40 97c0 38 14 72 40 98s62 40 97 40z">
          <text:p/>
        </draw:path>
        <draw:path draw:style-name="gr34" draw:text-style-name="P18" draw:layer="layout" svg:width="0.274cm" svg:height="0.275cm" svg:x="21.258cm" svg:y="4.458cm" svg:viewBox="0 0 275 276" svg:d="M136 276c37 0 72-15 98-40 26-26 41-61 41-98 0-35-15-70-41-99-26-24-61-39-98-39-35 0-70 15-96 39-26 29-40 64-40 99 0 37 14 72 40 98 26 25 61 40 96 40z">
          <text:p/>
        </draw:path>
        <draw:path draw:style-name="gr33" draw:text-style-name="P2" draw:layer="layout" svg:width="0.274cm" svg:height="0.275cm" svg:x="21.258cm" svg:y="4.458cm" svg:viewBox="0 0 275 276" svg:d="M136 276c37 0 72-15 98-40 26-26 41-61 41-98 0-35-15-70-41-99-26-24-61-39-98-39-35 0-70 15-96 39-26 29-40 64-40 99 0 37 14 72 40 98 26 25 61 40 96 40z">
          <text:p/>
        </draw:path>
        <draw:path draw:style-name="gr34" draw:text-style-name="P18" draw:layer="layout" svg:width="0.274cm" svg:height="0.274cm" svg:x="21.364cm" svg:y="4.532cm" svg:viewBox="0 0 275 275" svg:d="M136 275c38 0 73-14 99-42 24-26 40-60 40-96 0-37-16-72-40-97-26-26-61-40-99-40-35 0-72 14-96 40-26 25-40 60-40 97 0 36 14 70 40 96 24 28 61 42 96 42z">
          <text:p/>
        </draw:path>
        <draw:path draw:style-name="gr33" draw:text-style-name="P2" draw:layer="layout" svg:width="0.274cm" svg:height="0.274cm" svg:x="21.364cm" svg:y="4.532cm" svg:viewBox="0 0 275 275" svg:d="M136 275c38 0 73-14 99-42 24-26 40-60 40-96 0-37-16-72-40-97-26-26-61-40-99-40-35 0-72 14-96 40-26 25-40 60-40 97 0 36 14 70 40 96 24 28 61 42 96 42z">
          <text:p/>
        </draw:path>
        <draw:path draw:style-name="gr34" draw:text-style-name="P18" draw:layer="layout" svg:width="0.274cm" svg:height="0.274cm" svg:x="21.416cm" svg:y="4.502cm" svg:viewBox="0 0 275 275" svg:d="M139 275c35 0 70-14 96-40s40-61 40-98c0-35-14-70-40-95-26-27-61-42-96-42-37 0-72 15-98 42-26 25-41 60-41 95 0 37 15 72 41 98s61 40 98 40z">
          <text:p/>
        </draw:path>
        <draw:path draw:style-name="gr33" draw:text-style-name="P2" draw:layer="layout" svg:width="0.274cm" svg:height="0.274cm" svg:x="21.416cm" svg:y="4.502cm" svg:viewBox="0 0 275 275" svg:d="M139 275c35 0 70-14 96-40s40-61 40-98c0-35-14-70-40-95-26-27-61-42-96-42-37 0-72 15-98 42-26 25-41 60-41 95 0 37 15 72 41 98s61 40 98 40z">
          <text:p/>
        </draw:path>
        <draw:path draw:style-name="gr34" draw:text-style-name="P18" draw:layer="layout" svg:width="0.273cm" svg:height="0.275cm" svg:x="21.961cm" svg:y="4.603cm" svg:viewBox="0 0 274 276" svg:d="M138 276c37 0 72-15 97-39 26-27 39-64 39-99 0-37-13-71-39-97-25-26-60-41-97-41-36 0-70 15-96 41-29 26-42 60-42 97 0 35 13 72 42 99 26 24 60 39 96 39z">
          <text:p/>
        </draw:path>
        <draw:path draw:style-name="gr33" draw:text-style-name="P2" draw:layer="layout" svg:width="0.273cm" svg:height="0.275cm" svg:x="21.961cm" svg:y="4.603cm" svg:viewBox="0 0 274 276" svg:d="M138 276c37 0 72-15 97-39 26-27 39-64 39-99 0-37-13-71-39-97-25-26-60-41-97-41-36 0-70 15-96 41-29 26-42 60-42 97 0 35 13 72 42 99 26 24 60 39 96 39z">
          <text:p/>
        </draw:path>
        <draw:path draw:style-name="gr34" draw:text-style-name="P18" draw:layer="layout" svg:width="0.274cm" svg:height="0.274cm" svg:x="20.735cm" svg:y="4.503cm" svg:viewBox="0 0 275 275" svg:d="M136 275c37 0 72-15 99-39 26-26 40-62 40-97 0-37-14-72-40-96-27-27-62-43-99-43-35 0-70 16-95 43-26 24-41 59-41 96 0 35 15 71 41 97 25 24 60 39 95 39z">
          <text:p/>
        </draw:path>
        <draw:path draw:style-name="gr33" draw:text-style-name="P2" draw:layer="layout" svg:width="0.274cm" svg:height="0.274cm" svg:x="20.735cm" svg:y="4.503cm" svg:viewBox="0 0 275 275" svg:d="M136 275c37 0 72-15 99-39 26-26 40-62 40-97 0-37-14-72-40-96-27-27-62-43-99-43-35 0-70 16-95 43-26 24-41 59-41 96 0 35 15 71 41 97 25 24 60 39 95 39z">
          <text:p/>
        </draw:path>
        <draw:path draw:style-name="gr34" draw:text-style-name="P18" draw:layer="layout" svg:width="0.274cm" svg:height="0.274cm" svg:x="20.433cm" svg:y="4.857cm" svg:viewBox="0 0 275 275" svg:d="M138 275c35 0 72-14 97-40 27-26 40-62 40-97 0-37-13-71-40-97-25-26-62-41-97-41-37 0-72 15-98 41-24 26-40 60-40 97 0 35 16 71 40 97 26 26 61 40 98 40z">
          <text:p/>
        </draw:path>
        <draw:path draw:style-name="gr33" draw:text-style-name="P2" draw:layer="layout" svg:width="0.274cm" svg:height="0.274cm" svg:x="20.433cm" svg:y="4.857cm" svg:viewBox="0 0 275 275" svg:d="M138 275c35 0 72-14 97-40 27-26 40-62 40-97 0-37-13-71-40-97-25-26-62-41-97-41-37 0-72 15-98 41-24 26-40 60-40 97 0 35 16 71 40 97 26 26 61 40 98 40z">
          <text:p/>
        </draw:path>
        <draw:path draw:style-name="gr34" draw:text-style-name="P18" draw:layer="layout" svg:width="0.274cm" svg:height="0.274cm" svg:x="21.82cm" svg:y="4.607cm" svg:viewBox="0 0 275 275" svg:d="M136 275c37 0 72-13 98-39 25-25 41-61 41-98s-16-72-41-98c-26-24-61-40-98-40s-72 16-96 40c-26 26-40 61-40 98s14 73 40 98c24 26 59 39 96 39z">
          <text:p/>
        </draw:path>
        <draw:path draw:style-name="gr33" draw:text-style-name="P2" draw:layer="layout" svg:width="0.274cm" svg:height="0.274cm" svg:x="21.82cm" svg:y="4.607cm" svg:viewBox="0 0 275 275" svg:d="M136 275c37 0 72-13 98-39 25-25 41-61 41-98s-16-72-41-98c-26-24-61-40-98-40s-72 16-96 40c-26 26-40 61-40 98s14 73 40 98c24 26 59 39 96 39z">
          <text:p/>
        </draw:path>
        <draw:path draw:style-name="gr34" draw:text-style-name="P18" draw:layer="layout" svg:width="0.274cm" svg:height="0.274cm" svg:x="22.386cm" svg:y="4.644cm" svg:viewBox="0 0 275 275" svg:d="M138 275c35 0 70-14 97-40 26-26 40-59 40-97 0-37-14-72-40-98-27-26-62-40-97-40-37 0-72 14-97 40-26 26-41 61-41 98 0 38 15 71 41 97 25 26 60 40 97 40z">
          <text:p/>
        </draw:path>
        <draw:path draw:style-name="gr33" draw:text-style-name="P2" draw:layer="layout" svg:width="0.274cm" svg:height="0.274cm" svg:x="22.386cm" svg:y="4.644cm" svg:viewBox="0 0 275 275" svg:d="M138 275c35 0 70-14 97-40 26-26 40-59 40-97 0-37-14-72-40-98-27-26-62-40-97-40-37 0-72 14-97 40-26 26-41 61-41 98 0 38 15 71 41 97 25 26 60 40 97 40z">
          <text:p/>
        </draw:path>
        <draw:path draw:style-name="gr34" draw:text-style-name="P18" draw:layer="layout" svg:width="0.276cm" svg:height="0.273cm" svg:x="21.633cm" svg:y="4.435cm" svg:viewBox="0 0 277 274" svg:d="M138 274c37 0 72-13 99-39 24-25 40-60 40-97 0-36-16-73-40-99-27-26-62-39-99-39-35 0-72 13-97 39-26 26-41 63-41 99 0 37 15 72 41 97 25 26 62 39 97 39z">
          <text:p/>
        </draw:path>
        <draw:path draw:style-name="gr33" draw:text-style-name="P2" draw:layer="layout" svg:width="0.276cm" svg:height="0.273cm" svg:x="21.633cm" svg:y="4.435cm" svg:viewBox="0 0 277 274" svg:d="M138 274c37 0 72-13 99-39 24-25 40-60 40-97 0-36-16-73-40-99-27-26-62-39-99-39-35 0-72 13-97 39-26 26-41 63-41 99 0 37 15 72 41 97 25 26 62 39 97 39z">
          <text:p/>
        </draw:path>
        <draw:path draw:style-name="gr34" draw:text-style-name="P18" draw:layer="layout" svg:width="0.274cm" svg:height="0.274cm" svg:x="20.531cm" svg:y="4.785cm" svg:viewBox="0 0 275 275" svg:d="M138 275c38 0 73-14 98-40 26-26 39-61 39-96 0-37-13-72-39-97-25-26-60-42-98-42-37 0-72 16-98 42-26 25-40 60-40 97 0 35 14 70 40 96s61 40 98 40z">
          <text:p/>
        </draw:path>
        <draw:path draw:style-name="gr33" draw:text-style-name="P2" draw:layer="layout" svg:width="0.274cm" svg:height="0.274cm" svg:x="20.531cm" svg:y="4.785cm" svg:viewBox="0 0 275 275" svg:d="M138 275c38 0 73-14 98-40 26-26 39-61 39-96 0-37-13-72-39-97-25-26-60-42-98-42-37 0-72 16-98 42-26 25-40 60-40 97 0 35 14 70 40 96s61 40 98 40z">
          <text:p/>
        </draw:path>
        <draw:path draw:style-name="gr34" draw:text-style-name="P18" draw:layer="layout" svg:width="0.274cm" svg:height="0.274cm" svg:x="21.283cm" svg:y="4.52cm" svg:viewBox="0 0 275 275" svg:d="M136 275c38 0 72-14 99-41 26-25 40-60 40-95 0-37-14-72-40-98-27-24-61-41-99-41-37 0-70 17-97 41-26 26-39 61-39 98 0 35 13 70 39 95 27 27 60 41 97 41z">
          <text:p/>
        </draw:path>
        <draw:path draw:style-name="gr33" draw:text-style-name="P2" draw:layer="layout" svg:width="0.274cm" svg:height="0.274cm" svg:x="21.283cm" svg:y="4.52cm" svg:viewBox="0 0 275 275" svg:d="M136 275c38 0 72-14 99-41 26-25 40-60 40-95 0-37-14-72-40-98-27-24-61-41-99-41-37 0-70 17-97 41-26 26-39 61-39 98 0 35 13 70 39 95 27 27 60 41 97 41z">
          <text:p/>
        </draw:path>
        <draw:path draw:style-name="gr34" draw:text-style-name="P18" draw:layer="layout" svg:width="0.274cm" svg:height="0.274cm" svg:x="20.518cm" svg:y="4.987cm" svg:viewBox="0 0 275 275" svg:d="M137 275c38 0 72-14 98-40s40-61 40-96c0-37-14-72-40-98s-60-41-98-41c-36 0-72 15-98 41s-39 61-39 98c0 35 13 70 39 96s62 40 98 40z">
          <text:p/>
        </draw:path>
        <draw:path draw:style-name="gr33" draw:text-style-name="P2" draw:layer="layout" svg:width="0.274cm" svg:height="0.274cm" svg:x="20.518cm" svg:y="4.987cm" svg:viewBox="0 0 275 275" svg:d="M137 275c38 0 72-14 98-40s40-61 40-96c0-37-14-72-40-98s-60-41-98-41c-36 0-72 15-98 41s-39 61-39 98c0 35 13 70 39 96s62 40 98 40z">
          <text:p/>
        </draw:path>
        <draw:path draw:style-name="gr34" draw:text-style-name="P18" draw:layer="layout" svg:width="0.276cm" svg:height="0.276cm" svg:x="22.144cm" svg:y="4.734cm" svg:viewBox="0 0 277 277" svg:d="M138 277c37 0 72-15 98-41 24-25 41-60 41-97 0-35-17-71-41-99-26-24-61-40-98-40s-72 16-98 40c-25 28-40 64-40 99 0 37 15 72 40 97 26 26 61 41 98 41z">
          <text:p/>
        </draw:path>
        <draw:path draw:style-name="gr33" draw:text-style-name="P2" draw:layer="layout" svg:width="0.276cm" svg:height="0.276cm" svg:x="22.144cm" svg:y="4.734cm" svg:viewBox="0 0 277 277" svg:d="M138 277c37 0 72-15 98-41 24-25 41-60 41-97 0-35-17-71-41-99-26-24-61-40-98-40s-72 16-98 40c-25 28-40 64-40 99 0 37 15 72 40 97 26 26 61 41 98 41z">
          <text:p/>
        </draw:path>
        <draw:path draw:style-name="gr34" draw:text-style-name="P18" draw:layer="layout" svg:width="0.275cm" svg:height="0.273cm" svg:x="21.133cm" svg:y="4.435cm" svg:viewBox="0 0 276 274" svg:d="M138 274c37 0 71-15 97-39 26-26 41-62 41-97 0-36-15-74-41-99-26-26-60-39-97-39s-71 13-97 39c-26 25-41 63-41 99 0 35 15 71 41 97 26 24 60 39 97 39z">
          <text:p/>
        </draw:path>
        <draw:path draw:style-name="gr33" draw:text-style-name="P2" draw:layer="layout" svg:width="0.275cm" svg:height="0.273cm" svg:x="21.133cm" svg:y="4.435cm" svg:viewBox="0 0 276 274" svg:d="M138 274c37 0 71-15 97-39 26-26 41-62 41-97 0-36-15-74-41-99-26-26-60-39-97-39s-71 13-97 39c-26 25-41 63-41 99 0 35 15 71 41 97 26 24 60 39 97 39z">
          <text:p/>
        </draw:path>
        <draw:path draw:style-name="gr34" draw:text-style-name="P18" draw:layer="layout" svg:width="0.274cm" svg:height="0.274cm" svg:x="22.949cm" svg:y="4.797cm" svg:viewBox="0 0 275 275" svg:d="M138 275c35 0 71-15 97-42 26-26 40-60 40-97 0-35-14-70-40-96s-62-40-97-40c-39 0-72 14-98 40s-40 61-40 96c0 37 14 71 40 97 26 27 59 42 98 42z">
          <text:p/>
        </draw:path>
        <draw:path draw:style-name="gr33" draw:text-style-name="P2" draw:layer="layout" svg:width="0.274cm" svg:height="0.274cm" svg:x="22.949cm" svg:y="4.797cm" svg:viewBox="0 0 275 275" svg:d="M138 275c35 0 71-15 97-42 26-26 40-60 40-97 0-35-14-70-40-96s-62-40-97-40c-39 0-72 14-98 40s-40 61-40 96c0 37 14 71 40 97 26 27 59 42 98 42z">
          <text:p/>
        </draw:path>
        <draw:path draw:style-name="gr34" draw:text-style-name="P18" draw:layer="layout" svg:width="0.274cm" svg:height="0.276cm" svg:x="20.259cm" svg:y="4.861cm" svg:viewBox="0 0 275 277" svg:d="M138 277c36 0 71-15 97-40 26-27 40-64 40-99 0-37-14-72-40-98-26-24-61-40-97-40-37 0-72 16-98 40-26 26-40 61-40 98 0 35 14 72 40 99 26 25 61 40 98 40z">
          <text:p/>
        </draw:path>
        <draw:path draw:style-name="gr33" draw:text-style-name="P2" draw:layer="layout" svg:width="0.274cm" svg:height="0.276cm" svg:x="20.259cm" svg:y="4.861cm" svg:viewBox="0 0 275 277" svg:d="M138 277c36 0 71-15 97-40 26-27 40-64 40-99 0-37-14-72-40-98-26-24-61-40-97-40-37 0-72 16-98 40-26 26-40 61-40 98 0 35 14 72 40 99 26 25 61 40 98 40z">
          <text:p/>
        </draw:path>
        <draw:path draw:style-name="gr34" draw:text-style-name="P18" draw:layer="layout" svg:width="0.273cm" svg:height="0.275cm" svg:x="20.997cm" svg:y="4.502cm" svg:viewBox="0 0 274 276" svg:d="M136 276c39 0 73-15 99-39 26-26 39-62 39-97 0-37-13-72-39-98-26-25-60-42-99-42-37 0-72 17-97 42-26 26-39 61-39 98 0 35 13 71 39 97 25 24 60 39 97 39z">
          <text:p/>
        </draw:path>
        <draw:path draw:style-name="gr33" draw:text-style-name="P2" draw:layer="layout" svg:width="0.273cm" svg:height="0.275cm" svg:x="20.997cm" svg:y="4.502cm" svg:viewBox="0 0 274 276" svg:d="M136 276c39 0 73-15 99-39 26-26 39-62 39-97 0-37-13-72-39-98-26-25-60-42-99-42-37 0-72 17-97 42-26 26-39 61-39 98 0 35 13 71 39 97 25 24 60 39 97 39z">
          <text:p/>
        </draw:path>
        <draw:path draw:style-name="gr34" draw:text-style-name="P18" draw:layer="layout" svg:width="0.274cm" svg:height="0.274cm" svg:x="21.214cm" svg:y="4.578cm" svg:viewBox="0 0 275 275" svg:d="M137 275c37 0 72-15 98-40 26-27 40-63 40-98 0-37-14-71-40-97s-61-40-98-40c-35 0-70 14-96 40s-41 60-41 97c0 35 15 71 41 98 26 25 61 40 96 40z">
          <text:p/>
        </draw:path>
        <draw:path draw:style-name="gr33" draw:text-style-name="P2" draw:layer="layout" svg:width="0.274cm" svg:height="0.274cm" svg:x="21.214cm" svg:y="4.578cm" svg:viewBox="0 0 275 275" svg:d="M137 275c37 0 72-15 98-40 26-27 40-63 40-98 0-37-14-71-40-97s-61-40-98-40c-35 0-70 14-96 40s-41 60-41 97c0 35 15 71 41 98 26 25 61 40 96 40z">
          <text:p/>
        </draw:path>
        <draw:path draw:style-name="gr34" draw:text-style-name="P18" draw:layer="layout" svg:width="0.274cm" svg:height="0.275cm" svg:x="21.319cm" svg:y="4.6cm" svg:viewBox="0 0 275 276" svg:d="M138 276c37 0 72-15 98-41s39-61 39-99c0-35-13-70-39-95-26-26-61-41-98-41-38 0-72 15-98 41-26 25-40 60-40 95 0 38 14 73 40 99s60 41 98 41z">
          <text:p/>
        </draw:path>
        <draw:path draw:style-name="gr33" draw:text-style-name="P2" draw:layer="layout" svg:width="0.274cm" svg:height="0.275cm" svg:x="21.319cm" svg:y="4.6cm" svg:viewBox="0 0 275 276" svg:d="M138 276c37 0 72-15 98-41s39-61 39-99c0-35-13-70-39-95-26-26-61-41-98-41-38 0-72 15-98 41-26 25-40 60-40 95 0 38 14 73 40 99s60 41 98 41z">
          <text:p/>
        </draw:path>
        <draw:path draw:style-name="gr34" draw:text-style-name="P18" draw:layer="layout" svg:width="0.274cm" svg:height="0.274cm" svg:x="21.503cm" svg:y="4.563cm" svg:viewBox="0 0 275 275" svg:d="M137 275c37 0 72-14 98-40 26-27 40-62 40-97 0-37-14-72-40-98-26-25-61-40-98-40-35 0-70 15-96 40-26 26-41 61-41 98 0 35 15 70 41 97 26 26 61 40 96 40z">
          <text:p/>
        </draw:path>
        <draw:path draw:style-name="gr33" draw:text-style-name="P2" draw:layer="layout" svg:width="0.274cm" svg:height="0.274cm" svg:x="21.503cm" svg:y="4.563cm" svg:viewBox="0 0 275 275" svg:d="M137 275c37 0 72-14 98-40 26-27 40-62 40-97 0-37-14-72-40-98-26-25-61-40-98-40-35 0-70 15-96 40-26 26-41 61-41 98 0 35 15 70 41 97 26 26 61 40 96 40z">
          <text:p/>
        </draw:path>
        <draw:path draw:style-name="gr34" draw:text-style-name="P18" draw:layer="layout" svg:width="0.275cm" svg:height="0.274cm" svg:x="21.419cm" svg:y="4.546cm" svg:viewBox="0 0 276 275" svg:d="M140 275c35 0 71-15 97-41 24-27 39-61 39-98 0-35-15-70-39-96-26-26-62-40-97-40-37 0-73 14-99 40-24 26-41 61-41 96 0 37 17 71 41 98 26 26 62 41 99 41z">
          <text:p/>
        </draw:path>
        <draw:path draw:style-name="gr33" draw:text-style-name="P2" draw:layer="layout" svg:width="0.275cm" svg:height="0.274cm" svg:x="21.419cm" svg:y="4.546cm" svg:viewBox="0 0 276 275" svg:d="M140 275c35 0 71-15 97-41 24-27 39-61 39-98 0-35-15-70-39-96-26-26-62-40-97-40-37 0-73 14-99 40-24 26-41 61-41 96 0 37 17 71 41 98 26 26 62 41 99 41z">
          <text:p/>
        </draw:path>
        <draw:path draw:style-name="gr34" draw:text-style-name="P18" draw:layer="layout" svg:width="0.275cm" svg:height="0.274cm" svg:x="21.433cm" svg:y="4.407cm" svg:viewBox="0 0 276 275" svg:d="M137 275c37 0 72-14 98-40 24-26 41-60 41-96 0-38-17-73-41-99-26-26-61-40-98-40-35 0-72 14-98 40-24 26-39 61-39 99 0 36 15 70 39 96 26 26 63 40 98 40z">
          <text:p/>
        </draw:path>
        <draw:path draw:style-name="gr33" draw:text-style-name="P2" draw:layer="layout" svg:width="0.275cm" svg:height="0.274cm" svg:x="21.433cm" svg:y="4.407cm" svg:viewBox="0 0 276 275" svg:d="M137 275c37 0 72-14 98-40 24-26 41-60 41-96 0-38-17-73-41-99-26-26-61-40-98-40-35 0-72 14-98 40-24 26-39 61-39 99 0 36 15 70 39 96 26 26 63 40 98 40z">
          <text:p/>
        </draw:path>
        <draw:path draw:style-name="gr34" draw:text-style-name="P18" draw:layer="layout" svg:width="0.275cm" svg:height="0.274cm" svg:x="21.534cm" svg:y="4.563cm" svg:viewBox="0 0 276 275" svg:d="M136 275c38 0 72-14 98-40 27-27 42-62 42-99 0-35-15-70-42-96-26-26-60-40-98-40-35 0-71 14-97 40-24 26-39 61-39 96 0 37 15 72 39 99 26 26 62 40 97 40z">
          <text:p/>
        </draw:path>
        <draw:path draw:style-name="gr33" draw:text-style-name="P2" draw:layer="layout" svg:width="0.275cm" svg:height="0.274cm" svg:x="21.534cm" svg:y="4.563cm" svg:viewBox="0 0 276 275" svg:d="M136 275c38 0 72-14 98-40 27-27 42-62 42-99 0-35-15-70-42-96-26-26-60-40-98-40-35 0-71 14-97 40-24 26-39 61-39 96 0 37 15 72 39 99 26 26 62 40 97 40z">
          <text:p/>
        </draw:path>
        <draw:path draw:style-name="gr32" draw:text-style-name="P6" draw:layer="layout" svg:width="0.275cm" svg:height="0.275cm" svg:x="20.152cm" svg:y="4.75cm" svg:viewBox="0 0 276 276" svg:d="M138 276c35 0 72-15 98-41 24-26 40-60 40-97 0-36-16-70-40-97-26-26-63-41-98-41-37 0-72 15-98 41-25 27-40 61-40 97 0 37 15 71 40 97 26 26 61 41 98 41z">
          <text:p/>
        </draw:path>
        <draw:path draw:style-name="gr33" draw:text-style-name="P2" draw:layer="layout" svg:width="0.275cm" svg:height="0.275cm" svg:x="20.152cm" svg:y="4.75cm" svg:viewBox="0 0 276 276" svg:d="M138 276c35 0 72-15 98-41 24-26 40-60 40-97 0-36-16-70-40-97-26-26-63-41-98-41-37 0-72 15-98 41-25 27-40 61-40 97 0 37 15 71 40 97 26 26 61 41 98 41z">
          <text:p/>
        </draw:path>
        <draw:path draw:style-name="gr34" draw:text-style-name="P18" draw:layer="layout" svg:width="0.274cm" svg:height="0.275cm" svg:x="21.414cm" svg:y="4.594cm" svg:viewBox="0 0 275 276" svg:d="M139 276c37 0 70-15 96-41s40-62 40-99c0-35-14-71-40-97-26-24-59-39-96-39s-73 15-97 39c-28 26-42 62-42 97 0 37 14 73 42 99 24 26 60 41 97 41z">
          <text:p/>
        </draw:path>
        <draw:path draw:style-name="gr33" draw:text-style-name="P2" draw:layer="layout" svg:width="0.274cm" svg:height="0.275cm" svg:x="21.414cm" svg:y="4.594cm" svg:viewBox="0 0 275 276" svg:d="M139 276c37 0 70-15 96-41s40-62 40-99c0-35-14-71-40-97-26-24-59-39-96-39s-73 15-97 39c-28 26-42 62-42 97 0 37 14 73 42 99 24 26 60 41 97 41z">
          <text:p/>
        </draw:path>
        <draw:path draw:style-name="gr34" draw:text-style-name="P18" draw:layer="layout" svg:width="0.274cm" svg:height="0.276cm" svg:x="20.972cm" svg:y="4.514cm" svg:viewBox="0 0 275 277" svg:d="M138 277c35 0 72-16 96-42 26-26 41-61 41-96 0-37-15-72-41-98-24-26-61-41-96-41-37 0-72 15-98 41s-40 61-40 98c0 35 14 70 40 96s61 42 98 42z">
          <text:p/>
        </draw:path>
        <draw:path draw:style-name="gr33" draw:text-style-name="P2" draw:layer="layout" svg:width="0.274cm" svg:height="0.276cm" svg:x="20.972cm" svg:y="4.514cm" svg:viewBox="0 0 275 277" svg:d="M138 277c35 0 72-16 96-42 26-26 41-61 41-96 0-37-15-72-41-98-24-26-61-41-96-41-37 0-72 15-98 41s-40 61-40 98c0 35 14 70 40 96s61 42 98 42z">
          <text:p/>
        </draw:path>
        <draw:path draw:style-name="gr34" draw:text-style-name="P18" draw:layer="layout" svg:width="0.275cm" svg:height="0.275cm" svg:x="20.539cm" svg:y="4.955cm" svg:viewBox="0 0 276 276" svg:d="M138 276c38 0 73-15 99-41 24-26 39-60 39-96 0-38-15-73-39-99-26-25-61-40-99-40-35 0-72 15-98 40-25 26-40 61-40 99 0 36 15 70 40 96 26 26 63 41 98 41z">
          <text:p/>
        </draw:path>
        <draw:path draw:style-name="gr33" draw:text-style-name="P2" draw:layer="layout" svg:width="0.275cm" svg:height="0.275cm" svg:x="20.539cm" svg:y="4.955cm" svg:viewBox="0 0 276 276" svg:d="M138 276c38 0 73-15 99-41 24-26 39-60 39-96 0-38-15-73-39-99-26-25-61-40-99-40-35 0-72 15-98 40-25 26-40 61-40 99 0 36 15 70 40 96 26 26 63 41 98 41z">
          <text:p/>
        </draw:path>
        <draw:path draw:style-name="gr34" draw:text-style-name="P18" draw:layer="layout" svg:width="0.274cm" svg:height="0.273cm" svg:x="22.045cm" svg:y="4.458cm" svg:viewBox="0 0 275 274" svg:d="M137 274c37 0 72-13 98-39 26-25 40-60 40-97 0-35-14-70-40-99-26-24-61-39-98-39s-70 15-97 39c-26 29-40 64-40 99 0 37 14 72 40 97 27 26 60 39 97 39z">
          <text:p/>
        </draw:path>
        <draw:path draw:style-name="gr33" draw:text-style-name="P2" draw:layer="layout" svg:width="0.274cm" svg:height="0.273cm" svg:x="22.045cm" svg:y="4.458cm" svg:viewBox="0 0 275 274" svg:d="M137 274c37 0 72-13 98-39 26-25 40-60 40-97 0-35-14-70-40-99-26-24-61-39-98-39s-70 15-97 39c-26 29-40 64-40 99 0 37 14 72 40 97 27 26 60 39 97 39z">
          <text:p/>
        </draw:path>
        <draw:path draw:style-name="gr32" draw:text-style-name="P6" draw:layer="layout" svg:width="0.276cm" svg:height="0.274cm" svg:x="20.083cm" svg:y="4.86cm" svg:viewBox="0 0 277 275" svg:d="M139 275c35 0 70-14 96-40 26-27 42-62 42-99 0-35-16-70-42-96-26-25-61-40-96-40-38 0-73 15-99 40-25 26-40 61-40 96 0 37 15 72 40 99 26 26 61 40 99 40z">
          <text:p/>
        </draw:path>
        <draw:path draw:style-name="gr33" draw:text-style-name="P2" draw:layer="layout" svg:width="0.276cm" svg:height="0.274cm" svg:x="20.083cm" svg:y="4.86cm" svg:viewBox="0 0 277 275" svg:d="M139 275c35 0 70-14 96-40 26-27 42-62 42-99 0-35-16-70-42-96-26-25-61-40-96-40-38 0-73 15-99 40-25 26-40 61-40 96 0 37 15 72 40 99 26 26 61 40 99 40z">
          <text:p/>
        </draw:path>
        <draw:path draw:style-name="gr34" draw:text-style-name="P18" draw:layer="layout" svg:width="0.274cm" svg:height="0.274cm" svg:x="22.297cm" svg:y="4.664cm" svg:viewBox="0 0 275 275" svg:d="M136 275c37 0 72-14 98-40s41-59 41-96c0-38-15-73-41-99s-61-40-98-40c-35 0-71 14-95 40-27 26-41 61-41 99 0 37 14 70 41 96 24 26 60 40 95 40z">
          <text:p/>
        </draw:path>
        <draw:path draw:style-name="gr33" draw:text-style-name="P2" draw:layer="layout" svg:width="0.274cm" svg:height="0.274cm" svg:x="22.297cm" svg:y="4.664cm" svg:viewBox="0 0 275 275" svg:d="M136 275c37 0 72-14 98-40s41-59 41-96c0-38-15-73-41-99s-61-40-98-40c-35 0-71 14-95 40-27 26-41 61-41 99 0 37 14 70 41 96 24 26 60 40 95 40z">
          <text:p/>
        </draw:path>
        <draw:path draw:style-name="gr34" draw:text-style-name="P18" draw:layer="layout" svg:width="0.274cm" svg:height="0.275cm" svg:x="21.035cm" svg:y="4.522cm" svg:viewBox="0 0 275 276" svg:d="M136 276c38 0 73-16 99-42s40-61 40-98c0-35-14-70-40-96-26-25-61-40-99-40-37 0-72 15-96 40-26 26-40 61-40 96 0 37 14 72 40 98 24 26 59 42 96 42z">
          <text:p/>
        </draw:path>
        <draw:path draw:style-name="gr33" draw:text-style-name="P2" draw:layer="layout" svg:width="0.274cm" svg:height="0.275cm" svg:x="21.035cm" svg:y="4.522cm" svg:viewBox="0 0 275 276" svg:d="M136 276c38 0 73-16 99-42s40-61 40-98c0-35-14-70-40-96-26-25-61-40-99-40-37 0-72 15-96 40-26 26-40 61-40 96 0 37 14 72 40 98 24 26 59 42 96 42z">
          <text:p/>
        </draw:path>
        <draw:path draw:style-name="gr34" draw:text-style-name="P18" draw:layer="layout" svg:width="0.276cm" svg:height="0.274cm" svg:x="21.782cm" svg:y="4.607cm" svg:viewBox="0 0 277 275" svg:d="M138 275c35 0 72-15 98-39 25-26 41-63 41-99 0-37-16-71-41-97-26-26-63-40-98-40-36 0-72 14-98 40-24 26-40 60-40 97 0 36 16 73 40 99 26 24 62 39 98 39z">
          <text:p/>
        </draw:path>
        <draw:path draw:style-name="gr33" draw:text-style-name="P2" draw:layer="layout" svg:width="0.276cm" svg:height="0.274cm" svg:x="21.782cm" svg:y="4.607cm" svg:viewBox="0 0 277 275" svg:d="M138 275c35 0 72-15 98-39 25-26 41-63 41-99 0-37-16-71-41-97-26-26-63-40-98-40-36 0-72 14-98 40-24 26-40 60-40 97 0 36 16 73 40 99 26 24 62 39 98 39z">
          <text:p/>
        </draw:path>
        <draw:path draw:style-name="gr34" draw:text-style-name="P18" draw:layer="layout" svg:width="0.274cm" svg:height="0.274cm" svg:x="21.307cm" svg:y="4.534cm" svg:viewBox="0 0 275 275" svg:d="M138 275c35 0 71-15 97-42 25-26 40-60 40-97s-15-72-40-96c-26-26-62-40-97-40-37 0-72 14-98 40-26 24-40 59-40 96s14 71 40 97c26 27 61 42 98 42z">
          <text:p/>
        </draw:path>
        <draw:path draw:style-name="gr33" draw:text-style-name="P2" draw:layer="layout" svg:width="0.274cm" svg:height="0.274cm" svg:x="21.307cm" svg:y="4.534cm" svg:viewBox="0 0 275 275" svg:d="M138 275c35 0 71-15 97-42 25-26 40-60 40-97s-15-72-40-96c-26-26-62-40-97-40-37 0-72 14-98 40-26 24-40 59-40 96s14 71 40 97c26 27 61 42 98 42z">
          <text:p/>
        </draw:path>
        <draw:path draw:style-name="gr34" draw:text-style-name="P18" draw:layer="layout" svg:width="0.274cm" svg:height="0.274cm" svg:x="21.904cm" svg:y="4.615cm" svg:viewBox="0 0 275 275" svg:d="M139 275c36 0 72-14 96-40 26-26 40-62 40-99 0-35-14-70-40-96-24-26-60-40-96-40-38 0-73 14-98 40-26 26-41 61-41 96 0 37 15 73 41 99 25 26 60 40 98 40z">
          <text:p/>
        </draw:path>
        <draw:path draw:style-name="gr33" draw:text-style-name="P2" draw:layer="layout" svg:width="0.274cm" svg:height="0.274cm" svg:x="21.904cm" svg:y="4.615cm" svg:viewBox="0 0 275 275" svg:d="M139 275c36 0 72-14 96-40 26-26 40-62 40-99 0-35-14-70-40-96-24-26-60-40-96-40-38 0-73 14-98 40-26 26-41 61-41 96 0 37 15 73 41 99 25 26 60 40 98 40z">
          <text:p/>
        </draw:path>
        <draw:path draw:style-name="gr34" draw:text-style-name="P18" draw:layer="layout" svg:width="0.274cm" svg:height="0.274cm" svg:x="21.72cm" svg:y="4.494cm" svg:viewBox="0 0 275 275" svg:d="M138 275c36 0 70-15 96-41 27-25 41-60 41-95 0-37-14-72-41-98-26-25-60-41-96-41-37 0-71 16-98 41-26 26-40 61-40 98 0 35 14 70 40 95 27 26 61 41 98 41z">
          <text:p/>
        </draw:path>
        <draw:path draw:style-name="gr33" draw:text-style-name="P2" draw:layer="layout" svg:width="0.274cm" svg:height="0.274cm" svg:x="21.72cm" svg:y="4.494cm" svg:viewBox="0 0 275 275" svg:d="M138 275c36 0 70-15 96-41 27-25 41-60 41-95 0-37-14-72-41-98-26-25-60-41-96-41-37 0-71 16-98 41-26 26-40 61-40 98 0 35 14 70 40 95 27 26 61 41 98 41z">
          <text:p/>
        </draw:path>
        <draw:path draw:style-name="gr32" draw:text-style-name="P6" draw:layer="layout" svg:width="0.274cm" svg:height="0.274cm" svg:x="19.653cm" svg:y="4.823cm" svg:viewBox="0 0 275 275" svg:d="M138 275c37 0 72-14 97-41 26-27 40-61 40-98 0-35-14-70-40-96-25-26-60-40-97-40s-72 14-98 40-40 61-40 96c0 37 14 71 40 98s61 41 98 41z">
          <text:p/>
        </draw:path>
        <draw:path draw:style-name="gr33" draw:text-style-name="P2" draw:layer="layout" svg:width="0.274cm" svg:height="0.274cm" svg:x="19.653cm" svg:y="4.823cm" svg:viewBox="0 0 275 275" svg:d="M138 275c37 0 72-14 97-41 26-27 40-61 40-98 0-35-14-70-40-96-25-26-60-40-97-40s-72 14-98 40-40 61-40 96c0 37 14 71 40 98s61 41 98 41z">
          <text:p/>
        </draw:path>
        <draw:path draw:style-name="gr34" draw:text-style-name="P18" draw:layer="layout" svg:width="0.274cm" svg:height="0.274cm" svg:x="21.454cm" svg:y="4.6cm" svg:viewBox="0 0 275 275" svg:d="M136 275c36 0 72-14 98-40s41-62 41-99-15-72-41-96c-26-26-62-40-98-40-35 0-71 14-96 40-26 24-40 59-40 96s14 73 40 99c25 26 61 40 96 40z">
          <text:p/>
        </draw:path>
        <draw:path draw:style-name="gr33" draw:text-style-name="P2" draw:layer="layout" svg:width="0.274cm" svg:height="0.274cm" svg:x="21.454cm" svg:y="4.6cm" svg:viewBox="0 0 275 275" svg:d="M136 275c36 0 72-14 98-40s41-62 41-99-15-72-41-96c-26-26-62-40-98-40-35 0-71 14-96 40-26 24-40 59-40 96s14 73 40 99c25 26 61 40 96 40z">
          <text:p/>
        </draw:path>
        <draw:path draw:style-name="gr34" draw:text-style-name="P18" draw:layer="layout" svg:width="0.274cm" svg:height="0.274cm" svg:x="21.284cm" svg:y="4.656cm" svg:viewBox="0 0 275 275" svg:d="M135 275c38 0 72-13 99-39 26-25 41-60 41-98s-15-72-41-98c-27-26-61-40-99-40-35 0-70 14-95 40-26 26-40 60-40 98s14 73 40 98c25 26 60 39 95 39z">
          <text:p/>
        </draw:path>
        <draw:path draw:style-name="gr33" draw:text-style-name="P2" draw:layer="layout" svg:width="0.274cm" svg:height="0.274cm" svg:x="21.284cm" svg:y="4.656cm" svg:viewBox="0 0 275 275" svg:d="M135 275c38 0 72-13 99-39 26-25 41-60 41-98s-15-72-41-98c-27-26-61-40-99-40-35 0-70 14-95 40-26 26-40 60-40 98s14 73 40 98c25 26 60 39 95 39z">
          <text:p/>
        </draw:path>
        <draw:path draw:style-name="gr34" draw:text-style-name="P18" draw:layer="layout" svg:width="0.274cm" svg:height="0.274cm" svg:x="20.611cm" svg:y="5.059cm" svg:viewBox="0 0 275 275" svg:d="M139 275c35 0 70-16 96-40 26-26 40-61 40-98 0-35-14-70-40-95-26-26-61-42-96-42-37 0-73 16-99 42-25 25-40 60-40 95 0 37 15 72 40 98 26 24 62 40 99 40z">
          <text:p/>
        </draw:path>
        <draw:path draw:style-name="gr33" draw:text-style-name="P2" draw:layer="layout" svg:width="0.274cm" svg:height="0.274cm" svg:x="20.611cm" svg:y="5.059cm" svg:viewBox="0 0 275 275" svg:d="M139 275c35 0 70-16 96-40 26-26 40-61 40-98 0-35-14-70-40-95-26-26-61-42-96-42-37 0-73 16-99 42-25 25-40 60-40 95 0 37 15 72 40 98 26 24 62 40 99 40z">
          <text:p/>
        </draw:path>
        <draw:path draw:style-name="gr32" draw:text-style-name="P6" draw:layer="layout" svg:width="0.273cm" svg:height="0.274cm" svg:x="19.727cm" svg:y="4.809cm" svg:viewBox="0 0 274 275" svg:d="M138 275c37 0 72-13 97-42 26-24 39-60 39-95 0-38-13-72-39-98-25-26-60-40-97-40-36 0-70 14-99 40-26 26-39 60-39 98 0 35 13 71 39 95 29 29 63 42 99 42z">
          <text:p/>
        </draw:path>
        <draw:path draw:style-name="gr33" draw:text-style-name="P2" draw:layer="layout" svg:width="0.273cm" svg:height="0.274cm" svg:x="19.727cm" svg:y="4.809cm" svg:viewBox="0 0 274 275" svg:d="M138 275c37 0 72-13 97-42 26-24 39-60 39-95 0-38-13-72-39-98-25-26-60-40-97-40-36 0-70 14-99 40-26 26-39 60-39 98 0 35 13 71 39 95 29 29 63 42 99 42z">
          <text:p/>
        </draw:path>
        <draw:path draw:style-name="gr34" draw:text-style-name="P18" draw:layer="layout" svg:width="0.275cm" svg:height="0.274cm" svg:x="21.159cm" svg:y="4.45cm" svg:viewBox="0 0 276 275" svg:d="M138 275c37 0 71-14 97-40s41-61 41-96c0-37-15-72-41-99-26-25-60-40-97-40-36 0-71 15-97 40-26 27-41 62-41 99 0 35 15 70 41 96s61 40 97 40z">
          <text:p/>
        </draw:path>
        <draw:path draw:style-name="gr33" draw:text-style-name="P2" draw:layer="layout" svg:width="0.275cm" svg:height="0.274cm" svg:x="21.159cm" svg:y="4.45cm" svg:viewBox="0 0 276 275" svg:d="M138 275c37 0 71-14 97-40s41-61 41-96c0-37-15-72-41-99-26-25-60-40-97-40-36 0-71 15-97 40-26 27-41 62-41 99 0 35 15 70 41 96s61 40 97 40z">
          <text:p/>
        </draw:path>
        <draw:path draw:style-name="gr34" draw:text-style-name="P18" draw:layer="layout" svg:width="0.276cm" svg:height="0.274cm" svg:x="21.391cm" svg:y="4.581cm" svg:viewBox="0 0 277 275" svg:d="M138 275c37 0 73-15 99-39 24-27 40-64 40-99 0-37-16-71-40-97-26-26-62-40-99-40-35 0-70 14-96 40s-42 60-42 97c0 35 16 72 42 99 26 24 61 39 96 39z">
          <text:p/>
        </draw:path>
        <draw:path draw:style-name="gr33" draw:text-style-name="P2" draw:layer="layout" svg:width="0.276cm" svg:height="0.274cm" svg:x="21.391cm" svg:y="4.581cm" svg:viewBox="0 0 277 275" svg:d="M138 275c37 0 73-15 99-39 24-27 40-64 40-99 0-37-16-71-40-97-26-26-62-40-99-40-35 0-70 14-96 40s-42 60-42 97c0 35 16 72 42 99 26 24 61 39 96 39z">
          <text:p/>
        </draw:path>
        <draw:path draw:style-name="gr34" draw:text-style-name="P18" draw:layer="layout" svg:width="0.274cm" svg:height="0.274cm" svg:x="20.608cm" svg:y="4.99cm" svg:viewBox="0 0 275 275" svg:d="M139 275c36 0 70-14 96-40s40-60 40-96c0-37-14-73-40-99s-60-40-96-40c-37 0-72 14-98 40s-41 62-41 99c0 36 15 70 41 96s61 40 98 40z">
          <text:p/>
        </draw:path>
        <draw:path draw:style-name="gr33" draw:text-style-name="P2" draw:layer="layout" svg:width="0.274cm" svg:height="0.274cm" svg:x="20.608cm" svg:y="4.99cm" svg:viewBox="0 0 275 275" svg:d="M139 275c36 0 70-14 96-40s40-60 40-96c0-37-14-73-40-99s-60-40-96-40c-37 0-72 14-98 40s-41 62-41 99c0 36 15 70 41 96s61 40 98 40z">
          <text:p/>
        </draw:path>
        <draw:path draw:style-name="gr34" draw:text-style-name="P18" draw:layer="layout" svg:width="0.276cm" svg:height="0.275cm" svg:x="21.091cm" svg:y="4.548cm" svg:viewBox="0 0 277 276" svg:d="M138 276c37 0 72-15 99-42 25-26 40-60 40-97 0-36-15-70-40-96-27-26-62-41-99-41-35 0-70 15-98 41-24 26-40 60-40 96 0 37 16 71 40 97 28 27 63 42 98 42z">
          <text:p/>
        </draw:path>
        <draw:path draw:style-name="gr33" draw:text-style-name="P2" draw:layer="layout" svg:width="0.276cm" svg:height="0.275cm" svg:x="21.091cm" svg:y="4.548cm" svg:viewBox="0 0 277 276" svg:d="M138 276c37 0 72-15 99-42 25-26 40-60 40-97 0-36-15-70-40-96-27-26-62-41-99-41-35 0-70 15-98 41-24 26-40 60-40 96 0 37 16 71 40 97 28 27 63 42 98 42z">
          <text:p/>
        </draw:path>
        <draw:path draw:style-name="gr34" draw:text-style-name="P18" draw:layer="layout" svg:width="0.275cm" svg:height="0.274cm" svg:x="20.882cm" svg:y="4.739cm" svg:viewBox="0 0 276 275" svg:d="M139 275c36 0 70-14 96-40s41-61 41-96c0-37-15-72-41-99-26-26-60-40-96-40-37 0-72 14-98 40-26 27-41 62-41 99 0 35 15 70 41 96s61 40 98 40z">
          <text:p/>
        </draw:path>
        <draw:path draw:style-name="gr33" draw:text-style-name="P2" draw:layer="layout" svg:width="0.275cm" svg:height="0.274cm" svg:x="20.882cm" svg:y="4.739cm" svg:viewBox="0 0 276 275" svg:d="M139 275c36 0 70-14 96-40s41-61 41-96c0-37-15-72-41-99-26-26-60-40-96-40-37 0-72 14-98 40-26 27-41 62-41 99 0 35 15 70 41 96s61 40 98 40z">
          <text:p/>
        </draw:path>
        <draw:path draw:style-name="gr34" draw:text-style-name="P18" draw:layer="layout" svg:width="0.274cm" svg:height="0.276cm" svg:x="21.148cm" svg:y="4.543cm" svg:viewBox="0 0 275 277" svg:d="M139 277c35 0 70-17 96-41 26-28 40-63 40-98 0-37-14-72-40-98-26-25-61-40-96-40-37 0-73 15-98 40-26 26-41 61-41 98 0 35 15 70 41 98 25 24 61 41 98 41z">
          <text:p/>
        </draw:path>
        <draw:path draw:style-name="gr33" draw:text-style-name="P2" draw:layer="layout" svg:width="0.274cm" svg:height="0.276cm" svg:x="21.148cm" svg:y="4.543cm" svg:viewBox="0 0 275 277" svg:d="M139 277c35 0 70-17 96-41 26-28 40-63 40-98 0-37-14-72-40-98-26-25-61-40-96-40-37 0-73 15-98 40-26 26-41 61-41 98 0 35 15 70 41 98 25 24 61 41 98 41z">
          <text:p/>
        </draw:path>
        <draw:path draw:style-name="gr34" draw:text-style-name="P18" draw:layer="layout" svg:width="0.274cm" svg:height="0.274cm" svg:x="22.687cm" svg:y="4.773cm" svg:viewBox="0 0 275 275" svg:d="M138 275c37 0 73-14 97-40 26-26 40-60 40-98 0-35-14-70-40-95-24-27-60-42-97-42-38 0-72 15-98 42-26 25-40 60-40 95 0 38 14 72 40 98s60 40 98 40z">
          <text:p/>
        </draw:path>
        <draw:path draw:style-name="gr33" draw:text-style-name="P2" draw:layer="layout" svg:width="0.274cm" svg:height="0.274cm" svg:x="22.687cm" svg:y="4.773cm" svg:viewBox="0 0 275 275" svg:d="M138 275c37 0 73-14 97-40 26-26 40-60 40-98 0-35-14-70-40-95-24-27-60-42-97-42-38 0-72 15-98 42-26 25-40 60-40 95 0 38 14 72 40 98s60 40 98 40z">
          <text:p/>
        </draw:path>
        <draw:path draw:style-name="gr34" draw:text-style-name="P18" draw:layer="layout" svg:width="0.274cm" svg:height="0.275cm" svg:x="21.535cm" svg:y="4.502cm" svg:viewBox="0 0 275 276" svg:d="M136 276c37 0 72-15 98-39 26-26 41-62 41-97 0-37-15-72-41-98-26-25-61-42-98-42-35 0-70 17-96 42-26 26-40 61-40 98 0 35 14 71 40 97 26 24 61 39 96 39z">
          <text:p/>
        </draw:path>
        <draw:path draw:style-name="gr33" draw:text-style-name="P2" draw:layer="layout" svg:width="0.274cm" svg:height="0.275cm" svg:x="21.535cm" svg:y="4.502cm" svg:viewBox="0 0 275 276" svg:d="M136 276c37 0 72-15 98-39 26-26 41-62 41-97 0-37-15-72-41-98-26-25-61-42-98-42-35 0-70 17-96 42-26 26-40 61-40 98 0 35 14 71 40 97 26 24 61 39 96 39z">
          <text:p/>
        </draw:path>
        <draw:path draw:style-name="gr34" draw:text-style-name="P18" draw:layer="layout" svg:width="0.274cm" svg:height="0.274cm" svg:x="21.154cm" svg:y="4.523cm" svg:viewBox="0 0 275 275" svg:d="M139 275c35 0 70-15 95-42 26-25 41-60 41-95 0-37-15-72-41-98-25-24-60-40-95-40-37 0-73 16-99 40-25 26-40 61-40 98 0 35 15 70 40 95 26 27 62 42 99 42z">
          <text:p/>
        </draw:path>
        <draw:path draw:style-name="gr33" draw:text-style-name="P2" draw:layer="layout" svg:width="0.274cm" svg:height="0.274cm" svg:x="21.154cm" svg:y="4.523cm" svg:viewBox="0 0 275 275" svg:d="M139 275c35 0 70-15 95-42 26-25 41-60 41-95 0-37-15-72-41-98-25-24-60-40-95-40-37 0-73 16-99 40-25 26-40 61-40 98 0 35 15 70 40 95 26 27 62 42 99 42z">
          <text:p/>
        </draw:path>
        <draw:path draw:style-name="gr34" draw:text-style-name="P18" draw:layer="layout" svg:width="0.276cm" svg:height="0.276cm" svg:x="21.495cm" svg:y="4.462cm" svg:viewBox="0 0 277 277" svg:d="M139 277c35 0 72-16 98-40 25-26 40-61 40-98 0-35-15-72-40-99-26-25-63-40-98-40-37 0-73 15-99 40-24 27-40 64-40 99 0 37 16 72 40 98 26 24 62 40 99 40z">
          <text:p/>
        </draw:path>
        <draw:path draw:style-name="gr33" draw:text-style-name="P2" draw:layer="layout" svg:width="0.276cm" svg:height="0.276cm" svg:x="21.495cm" svg:y="4.462cm" svg:viewBox="0 0 277 277" svg:d="M139 277c35 0 72-16 98-40 25-26 40-61 40-98 0-35-15-72-40-99-26-25-63-40-98-40-37 0-73 15-99 40-24 27-40 64-40 99 0 37 16 72 40 98 26 24 62 40 99 40z">
          <text:p/>
        </draw:path>
        <draw:path draw:style-name="gr34" draw:text-style-name="P18" draw:layer="layout" svg:width="0.274cm" svg:height="0.274cm" svg:x="21.722cm" svg:y="4.523cm" svg:viewBox="0 0 275 275" svg:d="M139 275c35 0 70-15 96-42 26-26 40-60 40-97 0-36-14-70-40-96s-61-40-96-40c-37 0-71 14-98 40-26 26-41 60-41 96 0 37 15 71 41 97 27 27 61 42 98 42z">
          <text:p/>
        </draw:path>
        <draw:path draw:style-name="gr33" draw:text-style-name="P2" draw:layer="layout" svg:width="0.274cm" svg:height="0.274cm" svg:x="21.722cm" svg:y="4.523cm" svg:viewBox="0 0 275 275" svg:d="M139 275c35 0 70-15 96-42 26-26 40-60 40-97 0-36-14-70-40-96s-61-40-96-40c-37 0-71 14-98 40-26 26-41 60-41 96 0 37 15 71 41 97 27 27 61 42 98 42z">
          <text:p/>
        </draw:path>
        <draw:path draw:style-name="gr34" draw:text-style-name="P18" draw:layer="layout" svg:width="0.274cm" svg:height="0.273cm" svg:x="21.252cm" svg:y="4.585cm" svg:viewBox="0 0 275 274" svg:d="M135 274c36 0 73-13 99-39s41-63 41-99c0-37-15-72-41-97-26-26-63-39-99-39-35 0-71 13-95 39-26 25-40 60-40 97 0 36 14 73 40 99 24 26 60 39 95 39z">
          <text:p/>
        </draw:path>
        <draw:path draw:style-name="gr33" draw:text-style-name="P2" draw:layer="layout" svg:width="0.274cm" svg:height="0.273cm" svg:x="21.252cm" svg:y="4.585cm" svg:viewBox="0 0 275 274" svg:d="M135 274c36 0 73-13 99-39s41-63 41-99c0-37-15-72-41-97-26-26-63-39-99-39-35 0-71 13-95 39-26 25-40 60-40 97 0 36 14 73 40 99 24 26 60 39 95 39z">
          <text:p/>
        </draw:path>
        <draw:path draw:style-name="gr34" draw:text-style-name="P18" draw:layer="layout" svg:width="0.276cm" svg:height="0.274cm" svg:x="21.391cm" svg:y="4.586cm" svg:viewBox="0 0 277 275" svg:d="M138 275c37 0 73-14 99-40 24-24 40-62 40-97 0-37-16-72-40-98-26-26-62-40-99-40-35 0-70 14-96 40s-42 61-42 98c0 35 16 73 42 97 26 26 61 40 96 40z">
          <text:p/>
        </draw:path>
        <draw:path draw:style-name="gr33" draw:text-style-name="P2" draw:layer="layout" svg:width="0.276cm" svg:height="0.274cm" svg:x="21.391cm" svg:y="4.586cm" svg:viewBox="0 0 277 275" svg:d="M138 275c37 0 73-14 99-40 24-24 40-62 40-97 0-37-16-72-40-98-26-26-62-40-99-40-35 0-70 14-96 40s-42 61-42 98c0 35 16 73 42 97 26 26 61 40 96 40z">
          <text:p/>
        </draw:path>
        <draw:path draw:style-name="gr34" draw:text-style-name="P18" draw:layer="layout" svg:width="0.275cm" svg:height="0.275cm" svg:x="21.757cm" svg:y="4.447cm" svg:viewBox="0 0 276 276" svg:d="M139 276c35 0 70-15 98-40 24-26 39-61 39-96 0-37-15-73-39-99-28-26-63-41-98-41-37 0-72 15-98 41s-41 62-41 99c0 35 15 70 41 96 26 25 61 40 98 40z">
          <text:p/>
        </draw:path>
        <draw:path draw:style-name="gr33" draw:text-style-name="P2" draw:layer="layout" svg:width="0.275cm" svg:height="0.275cm" svg:x="21.757cm" svg:y="4.447cm" svg:viewBox="0 0 276 276" svg:d="M139 276c35 0 70-15 98-40 24-26 39-61 39-96 0-37-15-73-39-99-28-26-63-41-98-41-37 0-72 15-98 41s-41 62-41 99c0 35 15 70 41 96 26 25 61 40 98 40z">
          <text:p/>
        </draw:path>
        <draw:path draw:style-name="gr32" draw:text-style-name="P6" draw:layer="layout" svg:width="0.274cm" svg:height="0.274cm" svg:x="19.872cm" svg:y="4.855cm" svg:viewBox="0 0 275 275" svg:d="M138 275c35 0 72-14 96-40 26-25 41-62 41-97 0-38-15-72-41-98-24-26-61-40-96-40-37 0-71 14-97 40s-41 60-41 98c0 35 15 72 41 97 26 26 60 40 97 40z">
          <text:p/>
        </draw:path>
        <draw:path draw:style-name="gr33" draw:text-style-name="P2" draw:layer="layout" svg:width="0.274cm" svg:height="0.274cm" svg:x="19.872cm" svg:y="4.855cm" svg:viewBox="0 0 275 275" svg:d="M138 275c35 0 72-14 96-40 26-25 41-62 41-97 0-38-15-72-41-98-24-26-61-40-96-40-37 0-71 14-97 40s-41 60-41 98c0 35 15 72 41 97 26 26 60 40 97 40z">
          <text:p/>
        </draw:path>
        <draw:path draw:style-name="gr34" draw:text-style-name="P18" draw:layer="layout" svg:width="0.274cm" svg:height="0.274cm" svg:x="21.762cm" svg:y="4.447cm" svg:viewBox="0 0 275 275" svg:d="M137 275c37 0 72-14 98-40s40-60 40-96c0-37-14-72-40-99-26-26-61-40-98-40s-71 14-97 40c-27 27-40 62-40 99 0 36 13 70 40 96 26 26 60 40 97 40z">
          <text:p/>
        </draw:path>
        <draw:path draw:style-name="gr33" draw:text-style-name="P2" draw:layer="layout" svg:width="0.274cm" svg:height="0.274cm" svg:x="21.762cm" svg:y="4.447cm" svg:viewBox="0 0 275 275" svg:d="M137 275c37 0 72-14 98-40s40-60 40-96c0-37-14-72-40-99-26-26-61-40-98-40s-71 14-97 40c-27 27-40 62-40 99 0 36 13 70 40 96 26 26 60 40 97 40z">
          <text:p/>
        </draw:path>
        <draw:path draw:style-name="gr34" draw:text-style-name="P18" draw:layer="layout" svg:width="0.274cm" svg:height="0.274cm" svg:x="21.581cm" svg:y="4.476cm" svg:viewBox="0 0 275 275" svg:d="M138 275c37 0 73-14 97-40 26-26 40-61 40-96 0-37-14-71-40-98-24-26-60-41-97-41s-72 15-98 41c-25 27-40 61-40 98 0 35 15 70 40 96 26 26 61 40 98 40z">
          <text:p/>
        </draw:path>
        <draw:path draw:style-name="gr33" draw:text-style-name="P2" draw:layer="layout" svg:width="0.274cm" svg:height="0.274cm" svg:x="21.581cm" svg:y="4.476cm" svg:viewBox="0 0 275 275" svg:d="M138 275c37 0 73-14 97-40 26-26 40-61 40-96 0-37-14-71-40-98-24-26-60-41-97-41s-72 15-98 41c-25 27-40 61-40 98 0 35 15 70 40 96 26 26 61 40 98 40z">
          <text:p/>
        </draw:path>
        <draw:path draw:style-name="gr34" draw:text-style-name="P18" draw:layer="layout" svg:width="0.275cm" svg:height="0.274cm" svg:x="20.931cm" svg:y="4.592cm" svg:viewBox="0 0 276 275" svg:d="M138 275c37 0 71-14 98-40 25-26 40-62 40-99 0-35-15-70-40-96-27-26-61-40-98-40-36 0-70 14-96 40-27 26-42 61-42 96 0 37 15 73 42 99 26 26 60 40 96 40z">
          <text:p/>
        </draw:path>
        <draw:path draw:style-name="gr33" draw:text-style-name="P2" draw:layer="layout" svg:width="0.275cm" svg:height="0.274cm" svg:x="20.931cm" svg:y="4.592cm" svg:viewBox="0 0 276 275" svg:d="M138 275c37 0 71-14 98-40 25-26 40-62 40-99 0-35-15-70-40-96-27-26-61-40-98-40-36 0-70 14-96 40-27 26-42 61-42 96 0 37 15 73 42 99 26 26 60 40 96 40z">
          <text:p/>
        </draw:path>
        <draw:path draw:style-name="gr34" draw:text-style-name="P18" draw:layer="layout" svg:width="0.274cm" svg:height="0.274cm" svg:x="21.367cm" svg:y="4.615cm" svg:viewBox="0 0 275 275" svg:d="M138 275c36 0 71-14 97-40s40-60 40-99c0-35-14-70-40-96s-61-40-97-40c-37 0-71 14-98 40-25 26-40 61-40 96 0 39 15 73 40 99 27 26 61 40 98 40z">
          <text:p/>
        </draw:path>
        <draw:path draw:style-name="gr33" draw:text-style-name="P2" draw:layer="layout" svg:width="0.274cm" svg:height="0.274cm" svg:x="21.367cm" svg:y="4.615cm" svg:viewBox="0 0 275 275" svg:d="M138 275c36 0 71-14 97-40s40-60 40-99c0-35-14-70-40-96s-61-40-97-40c-37 0-71 14-98 40-25 26-40 61-40 96 0 39 15 73 40 99 27 26 61 40 98 40z">
          <text:p/>
        </draw:path>
        <draw:path draw:style-name="gr34" draw:text-style-name="P18" draw:layer="layout" svg:width="0.274cm" svg:height="0.274cm" svg:x="21.009cm" svg:y="4.641cm" svg:viewBox="0 0 275 275" svg:d="M136 275c38 0 72-14 99-40 26-26 40-59 40-97 0-37-14-72-40-98-27-26-61-40-99-40-37 0-70 14-96 40s-40 61-40 98c0 38 14 71 40 97s59 40 96 40z">
          <text:p/>
        </draw:path>
        <draw:path draw:style-name="gr33" draw:text-style-name="P2" draw:layer="layout" svg:width="0.274cm" svg:height="0.274cm" svg:x="21.009cm" svg:y="4.641cm" svg:viewBox="0 0 275 275" svg:d="M136 275c38 0 72-14 99-40 26-26 40-59 40-97 0-37-14-72-40-98-27-26-61-40-99-40-37 0-70 14-96 40s-40 61-40 98c0 38 14 71 40 97s59 40 96 40z">
          <text:p/>
        </draw:path>
        <draw:path draw:style-name="gr34" draw:text-style-name="P18" draw:layer="layout" svg:width="0.274cm" svg:height="0.273cm" svg:x="20.669cm" svg:y="4.92cm" svg:viewBox="0 0 275 274" svg:d="M137 274c37 0 72-13 98-39 26-25 40-60 40-97 0-39-14-73-40-99s-61-39-98-39c-35 0-70 13-96 39-27 26-41 60-41 99 0 37 14 72 41 97 26 26 61 39 96 39z">
          <text:p/>
        </draw:path>
        <draw:path draw:style-name="gr33" draw:text-style-name="P2" draw:layer="layout" svg:width="0.274cm" svg:height="0.273cm" svg:x="20.669cm" svg:y="4.92cm" svg:viewBox="0 0 275 274" svg:d="M137 274c37 0 72-13 98-39 26-25 40-60 40-97 0-39-14-73-40-99s-61-39-98-39c-35 0-70 13-96 39-27 26-41 60-41 99 0 37 14 72 41 97 26 26 61 39 96 39z">
          <text:p/>
        </draw:path>
        <draw:path draw:style-name="gr34" draw:text-style-name="P18" draw:layer="layout" svg:width="0.275cm" svg:height="0.274cm" svg:x="21.375cm" svg:y="4.581cm" svg:viewBox="0 0 276 275" svg:d="M138 275c37 0 72-13 98-39 25-27 40-63 40-99 0-37-15-71-40-97-26-26-61-40-98-40-36 0-71 14-99 40-24 26-39 60-39 97 0 36 15 72 39 99 28 26 63 39 99 39z">
          <text:p/>
        </draw:path>
        <draw:path draw:style-name="gr33" draw:text-style-name="P2" draw:layer="layout" svg:width="0.275cm" svg:height="0.274cm" svg:x="21.375cm" svg:y="4.581cm" svg:viewBox="0 0 276 275" svg:d="M138 275c37 0 72-13 98-39 25-27 40-63 40-99 0-37-15-71-40-97-26-26-61-40-98-40-36 0-71 14-99 40-24 26-39 60-39 97 0 36 15 72 39 99 28 26 63 39 99 39z">
          <text:p/>
        </draw:path>
        <draw:path draw:style-name="gr32" draw:text-style-name="P6" draw:layer="layout" svg:width="0.274cm" svg:height="0.274cm" svg:x="19.994cm" svg:y="4.854cm" svg:viewBox="0 0 275 275" svg:d="M138 275c38 0 73-14 97-40 26-27 40-62 40-99 0-35-14-70-40-96-24-25-59-40-97-40-35 0-72 15-98 40-24 26-40 61-40 96 0 37 16 72 40 99 26 26 63 40 98 40z">
          <text:p/>
        </draw:path>
        <draw:path draw:style-name="gr33" draw:text-style-name="P2" draw:layer="layout" svg:width="0.274cm" svg:height="0.274cm" svg:x="19.994cm" svg:y="4.854cm" svg:viewBox="0 0 275 275" svg:d="M138 275c38 0 73-14 97-40 26-27 40-62 40-99 0-35-14-70-40-96-24-25-59-40-97-40-35 0-72 15-98 40-24 26-40 61-40 96 0 37 16 72 40 99 26 26 63 40 98 40z">
          <text:p/>
        </draw:path>
        <draw:path draw:style-name="gr34" draw:text-style-name="P18" draw:layer="layout" svg:width="0.274cm" svg:height="0.274cm" svg:x="21.301cm" svg:y="4.468cm" svg:viewBox="0 0 275 275" svg:d="M138 275c35 0 71-15 97-41 26-25 40-60 40-95 0-37-14-72-40-99-26-26-62-40-97-40-37 0-72 14-98 40-26 27-40 62-40 99 0 35 14 70 40 95 26 26 61 41 98 41z">
          <text:p/>
        </draw:path>
        <draw:path draw:style-name="gr33" draw:text-style-name="P2" draw:layer="layout" svg:width="0.274cm" svg:height="0.274cm" svg:x="21.301cm" svg:y="4.468cm" svg:viewBox="0 0 275 275" svg:d="M138 275c35 0 71-15 97-41 26-25 40-60 40-95 0-37-14-72-40-99-26-26-62-40-97-40-37 0-72 14-98 40-26 27-40 62-40 99 0 35 14 70 40 95 26 26 61 41 98 41z">
          <text:p/>
        </draw:path>
        <draw:path draw:style-name="gr34" draw:text-style-name="P18" draw:layer="layout" svg:width="0.274cm" svg:height="0.275cm" svg:x="21.301cm" svg:y="4.473cm" svg:viewBox="0 0 275 276" svg:d="M136 276c37 0 73-15 99-41s40-60 40-96c0-37-14-71-40-98-26-26-62-41-99-41-36 0-72 15-96 41-26 27-40 61-40 98 0 36 14 70 40 96 24 26 60 41 96 41z">
          <text:p/>
        </draw:path>
        <draw:path draw:style-name="gr33" draw:text-style-name="P2" draw:layer="layout" svg:width="0.274cm" svg:height="0.275cm" svg:x="21.301cm" svg:y="4.473cm" svg:viewBox="0 0 275 276" svg:d="M136 276c37 0 73-15 99-41s40-60 40-96c0-37-14-71-40-98-26-26-62-41-99-41-36 0-72 15-96 41-26 27-40 61-40 98 0 36 14 70 40 96 24 26 60 41 96 41z">
          <text:p/>
        </draw:path>
        <draw:path draw:style-name="gr34" draw:text-style-name="P18" draw:layer="layout" svg:width="0.274cm" svg:height="0.276cm" svg:x="21.408cm" svg:y="4.563cm" svg:viewBox="0 0 275 277" svg:d="M139 277c35 0 70-16 95-41 26-28 41-63 41-98 0-37-15-72-41-98-25-25-60-40-95-40-38 0-73 15-99 40-26 26-40 61-40 98 0 35 14 70 40 98 26 25 61 41 99 41z">
          <text:p/>
        </draw:path>
        <draw:path draw:style-name="gr33" draw:text-style-name="P2" draw:layer="layout" svg:width="0.274cm" svg:height="0.276cm" svg:x="21.408cm" svg:y="4.563cm" svg:viewBox="0 0 275 277" svg:d="M139 277c35 0 70-16 95-41 26-28 41-63 41-98 0-37-15-72-41-98-25-25-60-40-95-40-38 0-73 15-99 40-26 26-40 61-40 98 0 35 14 70 40 98 26 25 61 41 99 41z">
          <text:p/>
        </draw:path>
        <draw:path draw:style-name="gr34" draw:text-style-name="P18" draw:layer="layout" svg:width="0.275cm" svg:height="0.274cm" svg:x="21.43cm" svg:y="4.594cm" svg:viewBox="0 0 276 275" svg:d="M137 275c38 0 73-14 99-40 25-26 40-62 40-99 0-35-15-71-40-97-26-24-61-39-99-39-35 0-70 15-96 39-26 26-41 62-41 97 0 37 15 73 41 99s61 40 96 40z">
          <text:p/>
        </draw:path>
        <draw:path draw:style-name="gr33" draw:text-style-name="P2" draw:layer="layout" svg:width="0.275cm" svg:height="0.274cm" svg:x="21.43cm" svg:y="4.594cm" svg:viewBox="0 0 276 275" svg:d="M137 275c38 0 73-14 99-40 25-26 40-62 40-99 0-35-15-71-40-97-26-24-61-39-99-39-35 0-70 15-96 39-26 26-41 62-41 97 0 37 15 73 41 99s61 40 96 40z">
          <text:p/>
        </draw:path>
        <draw:path draw:style-name="gr34" draw:text-style-name="P18" draw:layer="layout" svg:width="0.274cm" svg:height="0.274cm" svg:x="21.627cm" svg:y="4.568cm" svg:viewBox="0 0 275 275" svg:d="M136 275c38 0 73-14 99-40 26-29 40-62 40-99s-14-72-40-97c-26-26-61-39-99-39-35 0-72 13-96 39-26 25-40 60-40 97s14 70 40 99c24 26 61 40 96 40z">
          <text:p/>
        </draw:path>
        <draw:path draw:style-name="gr33" draw:text-style-name="P2" draw:layer="layout" svg:width="0.274cm" svg:height="0.274cm" svg:x="21.627cm" svg:y="4.568cm" svg:viewBox="0 0 275 275" svg:d="M136 275c38 0 73-14 99-40 26-29 40-62 40-99s-14-72-40-97c-26-26-61-39-99-39-35 0-72 13-96 39-26 25-40 60-40 97s14 70 40 99c24 26 61 40 96 40z">
          <text:p/>
        </draw:path>
        <draw:path draw:style-name="gr34" draw:text-style-name="P18" draw:layer="layout" svg:width="0.273cm" svg:height="0.275cm" svg:x="21.632cm" svg:y="4.649cm" svg:viewBox="0 0 274 276" svg:d="M137 276c38 0 72-15 98-41s39-60 39-98c0-36-13-71-39-96-26-26-60-41-98-41-35 0-73 15-98 41-26 25-39 60-39 96 0 38 13 72 39 98 25 26 63 41 98 41z">
          <text:p/>
        </draw:path>
        <draw:path draw:style-name="gr33" draw:text-style-name="P2" draw:layer="layout" svg:width="0.273cm" svg:height="0.275cm" svg:x="21.632cm" svg:y="4.649cm" svg:viewBox="0 0 274 276" svg:d="M137 276c38 0 72-15 98-41s39-60 39-98c0-36-13-71-39-96-26-26-60-41-98-41-35 0-73 15-98 41-26 25-39 60-39 96 0 38 13 72 39 98 25 26 63 41 98 41z">
          <text:p/>
        </draw:path>
        <draw:path draw:style-name="gr34" draw:text-style-name="P18" draw:layer="layout" svg:width="0.274cm" svg:height="0.274cm" svg:x="22.234cm" svg:y="4.681cm" svg:viewBox="0 0 275 275" svg:d="M139 275c35 0 71-14 97-40 24-26 39-61 39-98 0-36-15-71-39-97-26-26-62-40-97-40-37 0-73 14-97 40-28 26-42 61-42 97 0 37 14 72 42 98 24 26 60 40 97 40z">
          <text:p/>
        </draw:path>
        <draw:path draw:style-name="gr33" draw:text-style-name="P2" draw:layer="layout" svg:width="0.274cm" svg:height="0.274cm" svg:x="22.234cm" svg:y="4.681cm" svg:viewBox="0 0 275 275" svg:d="M139 275c35 0 71-14 97-40 24-26 39-61 39-98 0-36-15-71-39-97-26-26-62-40-97-40-37 0-73 14-97 40-28 26-42 61-42 97 0 37 14 72 42 98 24 26 60 40 97 40z">
          <text:p/>
        </draw:path>
        <draw:path draw:style-name="gr34" draw:text-style-name="P18" draw:layer="layout" svg:width="0.274cm" svg:height="0.274cm" svg:x="21.085cm" svg:y="4.786cm" svg:viewBox="0 0 275 275" svg:d="M138 275c38 0 73-15 97-41 26-24 40-60 40-95 0-37-14-72-40-98-24-24-59-41-97-41-37 0-72 17-98 41-26 26-40 61-40 98 0 35 14 71 40 95 26 26 61 41 98 41z">
          <text:p/>
        </draw:path>
        <draw:path draw:style-name="gr33" draw:text-style-name="P2" draw:layer="layout" svg:width="0.274cm" svg:height="0.274cm" svg:x="21.085cm" svg:y="4.786cm" svg:viewBox="0 0 275 275" svg:d="M138 275c38 0 73-15 97-41 26-24 40-60 40-95 0-37-14-72-40-98-24-24-59-41-97-41-37 0-72 17-98 41-26 26-40 61-40 98 0 35 14 71 40 95 26 26 61 41 98 41z">
          <text:p/>
        </draw:path>
        <draw:path draw:style-name="gr34" draw:text-style-name="P18" draw:layer="layout" svg:width="0.275cm" svg:height="0.275cm" svg:x="21.168cm" svg:y="5.541cm" svg:viewBox="0 0 276 276" svg:d="M139 276c35 0 70-15 96-41 26-25 41-60 41-95 0-37-15-73-41-99s-61-41-96-41c-37 0-73 15-98 41-26 26-41 62-41 99 0 35 15 70 41 95 25 26 61 41 98 41z">
          <text:p/>
        </draw:path>
        <draw:path draw:style-name="gr33" draw:text-style-name="P2" draw:layer="layout" svg:width="0.275cm" svg:height="0.275cm" svg:x="21.168cm" svg:y="5.541cm" svg:viewBox="0 0 276 276" svg:d="M139 276c35 0 70-15 96-41 26-25 41-60 41-95 0-37-15-73-41-99s-61-41-96-41c-37 0-73 15-98 41-26 26-41 62-41 99 0 35 15 70 41 95 25 26 61 41 98 41z">
          <text:p/>
        </draw:path>
        <draw:path draw:style-name="gr34" draw:text-style-name="P18" draw:layer="layout" svg:width="0.274cm" svg:height="0.274cm" svg:x="21.664cm" svg:y="4.659cm" svg:viewBox="0 0 275 275" svg:d="M137 275c38 0 72-15 98-39 26-26 40-62 40-97 0-39-14-74-40-99-26-26-60-40-98-40-36 0-71 14-96 40-28 25-41 60-41 99 0 35 13 71 41 97 25 24 60 39 96 39z">
          <text:p/>
        </draw:path>
        <draw:path draw:style-name="gr33" draw:text-style-name="P2" draw:layer="layout" svg:width="0.274cm" svg:height="0.274cm" svg:x="21.664cm" svg:y="4.659cm" svg:viewBox="0 0 275 275" svg:d="M137 275c38 0 72-15 98-39 26-26 40-62 40-97 0-39-14-74-40-99-26-26-60-40-98-40-36 0-71 14-96 40-28 25-41 60-41 99 0 35 13 71 41 97 25 24 60 39 96 39z">
          <text:p/>
        </draw:path>
        <draw:path draw:style-name="gr34" draw:text-style-name="P18" draw:layer="layout" svg:width="0.275cm" svg:height="0.273cm" svg:x="20.541cm" svg:y="4.614cm" svg:viewBox="0 0 276 274" svg:d="M137 274c38 0 73-13 99-39 25-25 40-60 40-99 0-35-15-71-40-97-26-24-61-39-99-39-35 0-72 15-96 39-26 26-41 62-41 97 0 39 15 74 41 99 24 26 61 39 96 39z">
          <text:p/>
        </draw:path>
        <draw:path draw:style-name="gr33" draw:text-style-name="P2" draw:layer="layout" svg:width="0.275cm" svg:height="0.273cm" svg:x="20.541cm" svg:y="4.614cm" svg:viewBox="0 0 276 274" svg:d="M137 274c38 0 73-13 99-39 25-25 40-60 40-99 0-35-15-71-40-97-26-24-61-39-99-39-35 0-72 15-96 39-26 26-41 62-41 97 0 39 15 74 41 99 24 26 61 39 96 39z">
          <text:p/>
        </draw:path>
        <draw:path draw:style-name="gr34" draw:text-style-name="P18" draw:layer="layout" svg:width="0.274cm" svg:height="0.275cm" svg:x="22.242cm" svg:y="4.675cm" svg:viewBox="0 0 275 276" svg:d="M137 276c37 0 72-15 98-40 25-26 40-61 40-96 0-39-15-73-40-99-26-26-61-41-98-41-35 0-71 15-97 41s-40 60-40 99c0 35 14 70 40 96 26 25 62 40 97 40z">
          <text:p/>
        </draw:path>
        <draw:path draw:style-name="gr33" draw:text-style-name="P2" draw:layer="layout" svg:width="0.274cm" svg:height="0.275cm" svg:x="22.242cm" svg:y="4.675cm" svg:viewBox="0 0 275 276" svg:d="M137 276c37 0 72-15 98-40 25-26 40-61 40-96 0-39-15-73-40-99-26-26-61-41-98-41-35 0-71 15-97 41s-40 60-40 99c0 35 14 70 40 96 26 25 62 40 97 40z">
          <text:p/>
        </draw:path>
        <draw:path draw:style-name="gr34" draw:text-style-name="P18" draw:layer="layout" svg:width="0.274cm" svg:height="0.274cm" svg:x="21.324cm" svg:y="4.612cm" svg:viewBox="0 0 275 275" svg:d="M138 275c36 0 73-14 97-40 26-26 40-62 40-99 0-35-14-70-40-96-24-26-61-40-97-40-37 0-72 14-98 40s-40 61-40 96c0 37 14 73 40 99s61 40 98 40z">
          <text:p/>
        </draw:path>
        <draw:path draw:style-name="gr33" draw:text-style-name="P2" draw:layer="layout" svg:width="0.274cm" svg:height="0.274cm" svg:x="21.324cm" svg:y="4.612cm" svg:viewBox="0 0 275 275" svg:d="M138 275c36 0 73-14 97-40 26-26 40-62 40-99 0-35-14-70-40-96-24-26-61-40-97-40-37 0-72 14-98 40s-40 61-40 96c0 37 14 73 40 99s61 40 98 40z">
          <text:p/>
        </draw:path>
        <draw:path draw:style-name="gr34" draw:text-style-name="P18" draw:layer="layout" svg:width="0.274cm" svg:height="0.274cm" svg:x="22.343cm" svg:y="4.724cm" svg:viewBox="0 0 275 275" svg:d="M138 275c35 0 72-14 96-40 26-26 41-60 41-97 0-35-15-71-41-98-24-25-61-40-96-40-37 0-72 15-98 40-25 27-40 63-40 98 0 37 15 71 40 97 26 26 61 40 98 40z">
          <text:p/>
        </draw:path>
        <draw:path draw:style-name="gr33" draw:text-style-name="P2" draw:layer="layout" svg:width="0.274cm" svg:height="0.274cm" svg:x="22.343cm" svg:y="4.724cm" svg:viewBox="0 0 275 275" svg:d="M138 275c35 0 72-14 96-40 26-26 41-60 41-97 0-35-15-71-41-98-24-25-61-40-96-40-37 0-72 15-98 40-25 27-40 63-40 98 0 37 15 71 40 97 26 26 61 40 98 40z">
          <text:p/>
        </draw:path>
        <draw:path draw:style-name="gr34" draw:text-style-name="P18" draw:layer="layout" svg:width="0.274cm" svg:height="0.274cm" svg:x="20.202cm" svg:y="5.099cm" svg:viewBox="0 0 275 275" svg:d="M138 275c37 0 71-14 98-41 26-28 39-61 39-98s-13-72-39-97c-27-26-61-39-98-39-38 0-72 13-98 39-26 25-40 60-40 97s14 70 40 98c26 27 60 41 98 41z">
          <text:p/>
        </draw:path>
        <draw:path draw:style-name="gr33" draw:text-style-name="P2" draw:layer="layout" svg:width="0.274cm" svg:height="0.274cm" svg:x="20.202cm" svg:y="5.099cm" svg:viewBox="0 0 275 275" svg:d="M138 275c37 0 71-14 98-41 26-28 39-61 39-98s-13-72-39-97c-27-26-61-39-98-39-38 0-72 13-98 39-26 25-40 60-40 97s14 70 40 98c26 27 60 41 98 41z">
          <text:p/>
        </draw:path>
        <draw:path draw:style-name="gr34" draw:text-style-name="P18" draw:layer="layout" svg:width="0.274cm" svg:height="0.275cm" svg:x="20.556cm" svg:y="4.808cm" svg:viewBox="0 0 275 276" svg:d="M139 276c35 0 70-16 96-42s40-61 40-96c0-37-14-71-40-97s-61-41-96-41c-38 0-72 15-99 41-26 26-40 60-40 97 0 35 14 70 40 96 27 26 61 42 99 42z">
          <text:p/>
        </draw:path>
        <draw:path draw:style-name="gr33" draw:text-style-name="P2" draw:layer="layout" svg:width="0.274cm" svg:height="0.275cm" svg:x="20.556cm" svg:y="4.808cm" svg:viewBox="0 0 275 276" svg:d="M139 276c35 0 70-16 96-42s40-61 40-96c0-37-14-71-40-97s-61-41-96-41c-38 0-72 15-99 41-26 26-40 60-40 97 0 35 14 70 40 96 27 26 61 42 99 42z">
          <text:p/>
        </draw:path>
        <draw:path draw:style-name="gr34" draw:text-style-name="P18" draw:layer="layout" svg:width="0.274cm" svg:height="0.274cm" svg:x="21.584cm" svg:y="4.517cm" svg:viewBox="0 0 275 275" svg:d="M138 275c35 0 71-15 97-41s40-60 40-97c0-35-14-70-40-96s-62-41-97-41c-37 0-72 15-98 41s-40 61-40 96c0 37 14 71 40 97s61 41 98 41z">
          <text:p/>
        </draw:path>
        <draw:path draw:style-name="gr33" draw:text-style-name="P2" draw:layer="layout" svg:width="0.274cm" svg:height="0.274cm" svg:x="21.584cm" svg:y="4.517cm" svg:viewBox="0 0 275 275" svg:d="M138 275c35 0 71-15 97-41s40-60 40-97c0-35-14-70-40-96s-62-41-97-41c-37 0-72 15-98 41s-40 61-40 96c0 37 14 71 40 97s61 41 98 41z">
          <text:p/>
        </draw:path>
        <draw:path draw:style-name="gr34" draw:text-style-name="P18" draw:layer="layout" svg:width="0.274cm" svg:height="0.274cm" svg:x="21.676cm" svg:y="4.459cm" svg:viewBox="0 0 275 275" svg:d="M140 275c35 0 71-14 95-40 26-26 40-61 40-98 0-35-14-70-40-97-24-26-60-40-95-40-39 0-73 14-99 40-26 27-41 62-41 97 0 37 15 72 41 98s60 40 99 40z">
          <text:p/>
        </draw:path>
        <draw:path draw:style-name="gr33" draw:text-style-name="P2" draw:layer="layout" svg:width="0.274cm" svg:height="0.274cm" svg:x="21.676cm" svg:y="4.459cm" svg:viewBox="0 0 275 275" svg:d="M140 275c35 0 71-14 95-40 26-26 40-61 40-98 0-35-14-70-40-97-24-26-60-40-95-40-39 0-73 14-99 40-26 27-41 62-41 97 0 37 15 72 41 98s60 40 99 40z">
          <text:p/>
        </draw:path>
        <draw:path draw:style-name="gr34" draw:text-style-name="P18" draw:layer="layout" svg:width="0.274cm" svg:height="0.274cm" svg:x="21.405cm" svg:y="4.6cm" svg:viewBox="0 0 275 275" svg:d="M139 275c35 0 70-14 96-40s40-62 40-99-14-70-40-96-61-40-96-40c-38 0-73 14-99 40s-40 59-40 96 14 73 40 99 61 40 99 40z">
          <text:p/>
        </draw:path>
        <draw:path draw:style-name="gr33" draw:text-style-name="P2" draw:layer="layout" svg:width="0.274cm" svg:height="0.274cm" svg:x="21.405cm" svg:y="4.6cm" svg:viewBox="0 0 275 275" svg:d="M139 275c35 0 70-14 96-40s40-62 40-99-14-70-40-96-61-40-96-40c-38 0-73 14-99 40s-40 59-40 96 14 73 40 99 61 40 99 40z">
          <text:p/>
        </draw:path>
        <draw:path draw:style-name="gr34" draw:text-style-name="P18" draw:layer="layout" svg:width="0.274cm" svg:height="0.274cm" svg:x="22.011cm" svg:y="4.511cm" svg:viewBox="0 0 275 275" svg:d="M137 275c37 0 71-15 97-40 27-26 41-61 41-98 0-35-14-70-41-96-26-26-60-41-97-41-36 0-72 15-97 41-26 26-40 61-40 96 0 37 14 72 40 98 25 25 61 40 97 40z">
          <text:p/>
        </draw:path>
        <draw:path draw:style-name="gr33" draw:text-style-name="P2" draw:layer="layout" svg:width="0.274cm" svg:height="0.274cm" svg:x="22.011cm" svg:y="4.511cm" svg:viewBox="0 0 275 275" svg:d="M137 275c37 0 71-15 97-40 27-26 41-61 41-98 0-35-14-70-41-96-26-26-60-41-97-41-36 0-72 15-97 41-26 26-40 61-40 96 0 37 14 72 40 98 25 25 61 40 97 40z">
          <text:p/>
        </draw:path>
        <draw:path draw:style-name="gr34" draw:text-style-name="P18" draw:layer="layout" svg:width="0.274cm" svg:height="0.274cm" svg:x="20.952cm" svg:y="4.967cm" svg:viewBox="0 0 275 275" svg:d="M136 275c38 0 72-15 98-40 26-26 41-61 41-98 0-36-15-73-41-97-26-26-60-40-98-40-35 0-71 14-95 40-26 24-41 61-41 97 0 37 15 72 41 98 24 25 60 40 95 40z">
          <text:p/>
        </draw:path>
        <draw:path draw:style-name="gr33" draw:text-style-name="P2" draw:layer="layout" svg:width="0.274cm" svg:height="0.274cm" svg:x="20.952cm" svg:y="4.967cm" svg:viewBox="0 0 275 275" svg:d="M136 275c38 0 72-15 98-40 26-26 41-61 41-98 0-36-15-73-41-97-26-26-60-40-98-40-35 0-71 14-95 40-26 24-41 61-41 97 0 37 15 72 41 98 24 25 60 40 95 40z">
          <text:p/>
        </draw:path>
        <draw:path draw:style-name="gr34" draw:text-style-name="P18" draw:layer="layout" svg:width="0.275cm" svg:height="0.275cm" svg:x="22.233cm" svg:y="4.75cm" svg:viewBox="0 0 276 276" svg:d="M140 276c35 0 71-15 97-41 24-26 39-60 39-97 0-36-15-70-39-97-26-26-62-41-97-41-37 0-73 15-99 41-26 27-41 61-41 97 0 37 15 71 41 97s62 41 99 41z">
          <text:p/>
        </draw:path>
        <draw:path draw:style-name="gr33" draw:text-style-name="P2" draw:layer="layout" svg:width="0.275cm" svg:height="0.275cm" svg:x="22.233cm" svg:y="4.75cm" svg:viewBox="0 0 276 276" svg:d="M140 276c35 0 71-15 97-41 24-26 39-60 39-97 0-36-15-70-39-97-26-26-62-41-97-41-37 0-73 15-99 41-26 27-41 61-41 97 0 37 15 71 41 97s62 41 99 41z">
          <text:p/>
        </draw:path>
        <draw:path draw:style-name="gr34" draw:text-style-name="P18" draw:layer="layout" svg:width="0.274cm" svg:height="0.274cm" svg:x="21.255cm" svg:y="4.531cm" svg:viewBox="0 0 275 275" svg:d="M136 275c37 0 72-15 97-41 27-26 42-61 42-96 0-37-15-72-42-97-25-26-60-41-97-41-35 0-70 15-96 41-26 25-40 60-40 97 0 35 14 70 40 96s61 41 96 41z">
          <text:p/>
        </draw:path>
        <draw:path draw:style-name="gr33" draw:text-style-name="P2" draw:layer="layout" svg:width="0.274cm" svg:height="0.274cm" svg:x="21.255cm" svg:y="4.531cm" svg:viewBox="0 0 275 275" svg:d="M136 275c37 0 72-15 97-41 27-26 42-61 42-96 0-37-15-72-42-97-25-26-60-41-97-41-35 0-70 15-96 41-26 25-40 60-40 97 0 35 14 70 40 96s61 41 96 41z">
          <text:p/>
        </draw:path>
        <draw:path draw:style-name="gr34" draw:text-style-name="P18" draw:layer="layout" svg:width="0.274cm" svg:height="0.274cm" svg:x="21.448cm" svg:y="4.589cm" svg:viewBox="0 0 275 275" svg:d="M139 275c35 0 70-14 96-40s40-62 40-99c0-35-14-70-40-96s-61-40-96-40c-37 0-72 14-99 40-25 26-40 61-40 96 0 37 15 73 40 99 27 26 62 40 99 40z">
          <text:p/>
        </draw:path>
        <draw:path draw:style-name="gr33" draw:text-style-name="P2" draw:layer="layout" svg:width="0.274cm" svg:height="0.274cm" svg:x="21.448cm" svg:y="4.589cm" svg:viewBox="0 0 275 275" svg:d="M139 275c35 0 70-14 96-40s40-62 40-99c0-35-14-70-40-96s-61-40-96-40c-37 0-72 14-99 40-25 26-40 61-40 96 0 37 15 73 40 99 27 26 62 40 99 40z">
          <text:p/>
        </draw:path>
        <draw:path draw:style-name="gr34" draw:text-style-name="P18" draw:layer="layout" svg:width="0.275cm" svg:height="0.276cm" svg:x="21.566cm" svg:y="4.569cm" svg:viewBox="0 0 276 277" svg:d="M139 277c35 0 70-16 97-41 25-26 40-63 40-98 0-37-15-72-40-98-27-24-62-40-97-40-38 0-72 16-98 40-26 26-41 61-41 98 0 35 15 72 41 98 26 25 60 41 98 41z">
          <text:p/>
        </draw:path>
        <draw:path draw:style-name="gr33" draw:text-style-name="P2" draw:layer="layout" svg:width="0.275cm" svg:height="0.276cm" svg:x="21.566cm" svg:y="4.569cm" svg:viewBox="0 0 276 277" svg:d="M139 277c35 0 70-16 97-41 25-26 40-63 40-98 0-37-15-72-40-98-27-24-62-40-97-40-38 0-72 16-98 40-26 26-41 61-41 98 0 35 15 72 41 98 26 25 60 41 98 41z">
          <text:p/>
        </draw:path>
        <draw:path draw:style-name="gr34" draw:text-style-name="P18" draw:layer="layout" svg:width="0.274cm" svg:height="0.273cm" svg:x="21.454cm" svg:y="4.588cm" svg:viewBox="0 0 275 274" svg:d="M137 274c37 0 72-13 97-39 27-25 41-63 41-99 0-37-14-71-41-97-25-26-60-39-97-39-36 0-70 13-97 39-26 26-40 60-40 97 0 36 14 74 40 99 27 26 61 39 97 39z">
          <text:p/>
        </draw:path>
        <draw:path draw:style-name="gr33" draw:text-style-name="P2" draw:layer="layout" svg:width="0.274cm" svg:height="0.273cm" svg:x="21.454cm" svg:y="4.588cm" svg:viewBox="0 0 275 274" svg:d="M137 274c37 0 72-13 97-39 27-25 41-63 41-99 0-37-14-71-41-97-25-26-60-39-97-39-36 0-70 13-97 39-26 26-40 60-40 97 0 36 14 74 40 99 27 26 61 39 97 39z">
          <text:p/>
        </draw:path>
        <draw:path draw:style-name="gr34" draw:text-style-name="P18" draw:layer="layout" svg:width="0.274cm" svg:height="0.275cm" svg:x="20.556cm" svg:y="4.822cm" svg:viewBox="0 0 275 276" svg:d="M140 276c35 0 71-15 95-42 26-26 40-61 40-98 0-35-14-71-40-97-24-24-60-39-95-39-39 0-73 15-99 39-26 26-41 62-41 97 0 37 15 72 41 98 26 27 60 42 99 42z">
          <text:p/>
        </draw:path>
        <draw:path draw:style-name="gr33" draw:text-style-name="P2" draw:layer="layout" svg:width="0.274cm" svg:height="0.275cm" svg:x="20.556cm" svg:y="4.822cm" svg:viewBox="0 0 275 276" svg:d="M140 276c35 0 71-15 95-42 26-26 40-61 40-98 0-35-14-71-40-97-24-24-60-39-95-39-39 0-73 15-99 39-26 26-41 62-41 97 0 37 15 72 41 98 26 27 60 42 99 42z">
          <text:p/>
        </draw:path>
        <draw:path draw:style-name="gr34" draw:text-style-name="P18" draw:layer="layout" svg:width="0.274cm" svg:height="0.275cm" svg:x="21.437cm" svg:y="4.557cm" svg:viewBox="0 0 275 276" svg:d="M137 276c37 0 71-15 97-40 26-28 41-63 41-98 0-37-15-72-41-98-26-25-60-40-97-40-35 0-71 15-97 40-26 26-40 61-40 98 0 35 14 70 40 98 26 25 62 40 97 40z">
          <text:p/>
        </draw:path>
        <draw:path draw:style-name="gr33" draw:text-style-name="P2" draw:layer="layout" svg:width="0.274cm" svg:height="0.275cm" svg:x="21.437cm" svg:y="4.557cm" svg:viewBox="0 0 275 276" svg:d="M137 276c37 0 71-15 97-40 26-28 41-63 41-98 0-37-15-72-41-98-26-25-60-40-97-40-35 0-71 15-97 40-26 26-40 61-40 98 0 35 14 70 40 98 26 25 62 40 97 40z">
          <text:p/>
        </draw:path>
        <draw:path draw:style-name="gr34" draw:text-style-name="P18" draw:layer="layout" svg:width="0.274cm" svg:height="0.274cm" svg:x="21.925cm" svg:y="4.569cm" svg:viewBox="0 0 275 275" svg:d="M139 275c37 0 70-15 96-41 26-27 40-61 40-98 0-35-14-70-40-96s-59-40-96-40c-38 0-73 14-99 40s-40 61-40 96c0 37 14 71 40 98 26 26 61 41 99 41z">
          <text:p/>
        </draw:path>
        <draw:path draw:style-name="gr33" draw:text-style-name="P2" draw:layer="layout" svg:width="0.274cm" svg:height="0.274cm" svg:x="21.925cm" svg:y="4.569cm" svg:viewBox="0 0 275 275" svg:d="M139 275c37 0 70-15 96-41 26-27 40-61 40-98 0-35-14-70-40-96s-59-40-96-40c-38 0-73 14-99 40s-40 61-40 96c0 37 14 71 40 98 26 26 61 41 99 41z">
          <text:p/>
        </draw:path>
        <draw:path draw:style-name="gr34" draw:text-style-name="P18" draw:layer="layout" svg:width="0.274cm" svg:height="0.274cm" svg:x="20.877cm" svg:y="4.927cm" svg:viewBox="0 0 275 275" svg:d="M137 275c37 0 71-15 97-41s41-60 41-98c0-36-15-71-41-96-26-26-60-40-97-40-35 0-71 14-97 40-26 25-40 60-40 96 0 38 14 72 40 98s62 41 97 41z">
          <text:p/>
        </draw:path>
        <draw:path draw:style-name="gr33" draw:text-style-name="P2" draw:layer="layout" svg:width="0.274cm" svg:height="0.274cm" svg:x="20.877cm" svg:y="4.927cm" svg:viewBox="0 0 275 275" svg:d="M137 275c37 0 71-15 97-41s41-60 41-98c0-36-15-71-41-96-26-26-60-40-97-40-35 0-71 14-97 40-26 25-40 60-40 96 0 38 14 72 40 98s62 41 97 41z">
          <text:p/>
        </draw:path>
        <draw:path draw:style-name="gr34" draw:text-style-name="P18" draw:layer="layout" svg:width="0.275cm" svg:height="0.275cm" svg:x="21.82cm" svg:y="4.496cm" svg:viewBox="0 0 276 276" svg:d="M136 276c38 0 72-15 98-41 27-26 42-60 42-97 0-36-15-70-42-96-26-27-60-42-98-42-35 0-70 15-96 42-25 26-40 60-40 96 0 37 15 71 40 97 26 26 61 41 96 41z">
          <text:p/>
        </draw:path>
        <draw:path draw:style-name="gr33" draw:text-style-name="P2" draw:layer="layout" svg:width="0.275cm" svg:height="0.275cm" svg:x="21.82cm" svg:y="4.496cm" svg:viewBox="0 0 276 276" svg:d="M136 276c38 0 72-15 98-41 27-26 42-60 42-97 0-36-15-70-42-96-26-27-60-42-98-42-35 0-70 15-96 42-25 26-40 60-40 96 0 37 15 71 40 97 26 26 61 41 96 41z">
          <text:p/>
        </draw:path>
        <draw:path draw:style-name="gr34" draw:text-style-name="P18" draw:layer="layout" svg:width="0.274cm" svg:height="0.275cm" svg:x="20.227cm" svg:y="4.929cm" svg:viewBox="0 0 275 276" svg:d="M138 276c35 0 71-15 97-41s40-60 40-98c0-36-14-71-40-97-26-25-62-40-97-40-37 0-72 15-98 40-25 26-40 61-40 97 0 38 15 72 40 98 26 26 61 41 98 41z">
          <text:p/>
        </draw:path>
        <draw:path draw:style-name="gr33" draw:text-style-name="P2" draw:layer="layout" svg:width="0.274cm" svg:height="0.275cm" svg:x="20.227cm" svg:y="4.929cm" svg:viewBox="0 0 275 276" svg:d="M138 276c35 0 71-15 97-41s40-60 40-98c0-36-14-71-40-97-26-25-62-40-97-40-37 0-72 15-98 40-25 26-40 61-40 97 0 38 15 72 40 98 26 26 61 41 98 41z">
          <text:p/>
        </draw:path>
        <draw:path draw:style-name="gr34" draw:text-style-name="P18" draw:layer="layout" svg:width="0.274cm" svg:height="0.274cm" svg:x="21.575cm" svg:y="4.609cm" svg:viewBox="0 0 275 275" svg:d="M136 275c37 0 73-14 99-40s40-62 40-99c0-35-14-70-40-96s-62-40-99-40-72 14-96 40c-26 26-40 61-40 96 0 37 14 73 40 99 24 26 59 40 96 40z">
          <text:p/>
        </draw:path>
        <draw:path draw:style-name="gr33" draw:text-style-name="P2" draw:layer="layout" svg:width="0.274cm" svg:height="0.274cm" svg:x="21.575cm" svg:y="4.609cm" svg:viewBox="0 0 275 275" svg:d="M136 275c37 0 73-14 99-40s40-62 40-99c0-35-14-70-40-96s-62-40-99-40-72 14-96 40c-26 26-40 61-40 96 0 37 14 73 40 99 24 26 59 40 96 40z">
          <text:p/>
        </draw:path>
        <draw:path draw:style-name="gr34" draw:text-style-name="P18" draw:layer="layout" svg:width="0.274cm" svg:height="0.274cm" svg:x="21.55cm" svg:y="4.667cm" svg:viewBox="0 0 275 275" svg:d="M137 275c36 0 72-14 99-40 24-24 39-59 39-96 0-38-15-73-39-99-27-26-63-40-99-40-37 0-72 14-97 40-26 26-40 61-40 99 0 37 14 72 40 96 25 26 60 40 97 40z">
          <text:p/>
        </draw:path>
        <draw:path draw:style-name="gr33" draw:text-style-name="P2" draw:layer="layout" svg:width="0.274cm" svg:height="0.274cm" svg:x="21.55cm" svg:y="4.667cm" svg:viewBox="0 0 275 275" svg:d="M137 275c36 0 72-14 99-40 24-24 39-59 39-96 0-38-15-73-39-99-27-26-63-40-99-40-37 0-72 14-97 40-26 26-40 61-40 99 0 37 14 72 40 96 25 26 60 40 97 40z">
          <text:p/>
        </draw:path>
        <draw:path draw:style-name="gr34" draw:text-style-name="P18" draw:layer="layout" svg:width="0.276cm" svg:height="0.274cm" svg:x="21.521cm" svg:y="4.592cm" svg:viewBox="0 0 277 275" svg:d="M139 275c35 0 72-14 98-40 25-24 40-62 40-97 0-37-15-72-40-98-26-26-63-40-98-40-37 0-73 14-99 40-24 26-40 61-40 98 0 35 16 73 40 97 26 26 62 40 99 40z">
          <text:p/>
        </draw:path>
        <draw:path draw:style-name="gr33" draw:text-style-name="P2" draw:layer="layout" svg:width="0.276cm" svg:height="0.274cm" svg:x="21.521cm" svg:y="4.592cm" svg:viewBox="0 0 277 275" svg:d="M139 275c35 0 72-14 98-40 25-24 40-62 40-97 0-37-15-72-40-98-26-26-63-40-98-40-37 0-73 14-99 40-24 26-40 61-40 98 0 35 16 73 40 97 26 26 62 40 99 40z">
          <text:p/>
        </draw:path>
        <draw:path draw:style-name="gr34" draw:text-style-name="P18" draw:layer="layout" svg:width="0.276cm" svg:height="0.274cm" svg:x="21.508cm" svg:y="4.581cm" svg:viewBox="0 0 277 275" svg:d="M137 275c37 0 72-13 98-39s42-63 42-98c0-38-16-72-42-98s-61-40-98-40c-35 0-71 14-97 40-24 26-40 60-40 98 0 35 16 72 40 98 26 26 62 39 97 39z">
          <text:p/>
        </draw:path>
        <draw:path draw:style-name="gr33" draw:text-style-name="P2" draw:layer="layout" svg:width="0.276cm" svg:height="0.274cm" svg:x="21.508cm" svg:y="4.581cm" svg:viewBox="0 0 277 275" svg:d="M137 275c37 0 72-13 98-39s42-63 42-98c0-38-16-72-42-98s-61-40-98-40c-35 0-71 14-97 40-24 26-40 60-40 98 0 35 16 72 40 98 26 26 62 39 97 39z">
          <text:p/>
        </draw:path>
        <draw:path draw:style-name="gr34" draw:text-style-name="P18" draw:layer="layout" svg:width="0.275cm" svg:height="0.274cm" svg:x="21.829cm" svg:y="4.658cm" svg:viewBox="0 0 276 275" svg:d="M138 275c36 0 72-15 99-40 24-26 39-61 39-99 0-37-15-72-39-96-27-26-63-40-99-40-37 0-72 14-98 40-25 24-40 59-40 96 0 38 15 73 40 99 26 25 61 40 98 40z">
          <text:p/>
        </draw:path>
        <draw:path draw:style-name="gr33" draw:text-style-name="P2" draw:layer="layout" svg:width="0.275cm" svg:height="0.274cm" svg:x="21.829cm" svg:y="4.658cm" svg:viewBox="0 0 276 275" svg:d="M138 275c36 0 72-15 99-40 24-26 39-61 39-99 0-37-15-72-39-96-27-26-63-40-99-40-37 0-72 14-98 40-25 24-40 59-40 96 0 38 15 73 40 99 26 25 61 40 98 40z">
          <text:p/>
        </draw:path>
        <draw:path draw:style-name="gr34" draw:text-style-name="P18" draw:layer="layout" svg:width="0.275cm" svg:height="0.274cm" svg:x="21.641cm" svg:y="4.612cm" svg:viewBox="0 0 276 275" svg:d="M137 275c38 0 72-14 98-40 26-24 41-61 41-97 0-37-15-72-41-98s-60-40-98-40c-36 0-70 14-96 40s-41 61-41 98c0 36 15 73 41 97 26 26 60 40 96 40z">
          <text:p/>
        </draw:path>
        <draw:path draw:style-name="gr33" draw:text-style-name="P2" draw:layer="layout" svg:width="0.275cm" svg:height="0.274cm" svg:x="21.641cm" svg:y="4.612cm" svg:viewBox="0 0 276 275" svg:d="M137 275c38 0 72-14 98-40 26-24 41-61 41-97 0-37-15-72-41-98s-60-40-98-40c-36 0-70 14-96 40s-41 61-41 98c0 36 15 73 41 97 26 26 60 40 96 40z">
          <text:p/>
        </draw:path>
        <draw:path draw:style-name="gr34" draw:text-style-name="P18" draw:layer="layout" svg:width="0.274cm" svg:height="0.276cm" svg:x="21.609cm" svg:y="4.633cm" svg:viewBox="0 0 275 277" svg:d="M137 277c38 0 73-15 98-41 26-25 40-61 40-98s-14-72-40-98c-25-24-60-40-98-40-36 0-72 16-98 40-26 26-39 61-39 98s13 73 39 98c26 26 62 41 98 41z">
          <text:p/>
        </draw:path>
        <draw:path draw:style-name="gr33" draw:text-style-name="P2" draw:layer="layout" svg:width="0.274cm" svg:height="0.276cm" svg:x="21.609cm" svg:y="4.633cm" svg:viewBox="0 0 275 277" svg:d="M137 277c38 0 73-15 98-41 26-25 40-61 40-98s-14-72-40-98c-25-24-60-40-98-40-36 0-72 16-98 40-26 26-39 61-39 98s13 73 39 98c26 26 62 41 98 41z">
          <text:p/>
        </draw:path>
        <draw:path draw:style-name="gr34" draw:text-style-name="P18" draw:layer="layout" svg:width="0.274cm" svg:height="0.274cm" svg:x="20.593cm" svg:y="4.99cm" svg:viewBox="0 0 275 275" svg:d="M138 275c37 0 72-14 97-40 26-26 40-61 40-96 0-37-14-73-40-99-25-26-60-40-97-40-36 0-71 14-97 40-28 26-41 62-41 99 0 35 13 70 41 96 26 26 61 40 97 40z">
          <text:p/>
        </draw:path>
        <draw:path draw:style-name="gr33" draw:text-style-name="P2" draw:layer="layout" svg:width="0.274cm" svg:height="0.274cm" svg:x="20.593cm" svg:y="4.99cm" svg:viewBox="0 0 275 275" svg:d="M138 275c37 0 72-14 97-40 26-26 40-61 40-96 0-37-14-73-40-99-25-26-60-40-97-40-36 0-71 14-97 40-28 26-41 62-41 99 0 35 13 70 41 96 26 26 61 40 97 40z">
          <text:p/>
        </draw:path>
        <draw:path draw:style-name="gr34" draw:text-style-name="P18" draw:layer="layout" svg:width="0.274cm" svg:height="0.274cm" svg:x="21.578cm" svg:y="4.606cm" svg:viewBox="0 0 275 275" svg:d="M138 275c36 0 73-14 97-40 26-26 40-61 40-99 0-35-14-70-40-95-24-26-61-41-97-41-37 0-72 15-98 41-25 25-40 60-40 95 0 38 15 73 40 99 26 26 61 40 98 40z">
          <text:p/>
        </draw:path>
        <draw:path draw:style-name="gr33" draw:text-style-name="P2" draw:layer="layout" svg:width="0.274cm" svg:height="0.274cm" svg:x="21.578cm" svg:y="4.606cm" svg:viewBox="0 0 275 275" svg:d="M138 275c36 0 73-14 97-40 26-26 40-61 40-99 0-35-14-70-40-95-24-26-61-41-97-41-37 0-72 15-98 41-25 25-40 60-40 95 0 38 15 73 40 99 26 26 61 40 98 40z">
          <text:p/>
        </draw:path>
        <draw:path draw:style-name="gr34" draw:text-style-name="P18" draw:layer="layout" svg:width="0.273cm" svg:height="0.274cm" svg:x="20.411cm" svg:y="4.964cm" svg:viewBox="0 0 274 275" svg:d="M136 275c36 0 73-14 99-40 26-24 39-60 39-95 0-39-13-74-39-100s-63-40-99-40c-37 0-72 14-97 40-26 26-39 61-39 100 0 35 13 71 39 95 25 26 60 40 97 40z">
          <text:p/>
        </draw:path>
        <draw:path draw:style-name="gr33" draw:text-style-name="P2" draw:layer="layout" svg:width="0.273cm" svg:height="0.274cm" svg:x="20.411cm" svg:y="4.964cm" svg:viewBox="0 0 274 275" svg:d="M136 275c36 0 73-14 99-40 26-24 39-60 39-95 0-39-13-74-39-100s-63-40-99-40c-37 0-72 14-97 40-26 26-39 61-39 100 0 35 13 71 39 95 25 26 60 40 97 40z">
          <text:p/>
        </draw:path>
        <draw:path draw:style-name="gr34" draw:text-style-name="P18" draw:layer="layout" svg:width="0.274cm" svg:height="0.274cm" svg:x="20.352cm" svg:y="4.967cm" svg:viewBox="0 0 275 275" svg:d="M139 275c35 0 70-14 95-40 28-26 41-61 41-96 0-38-13-73-41-99-25-26-60-40-95-40-37 0-72 14-99 40-24 26-40 61-40 99 0 35 16 70 40 96 27 26 62 40 99 40z">
          <text:p/>
        </draw:path>
        <draw:path draw:style-name="gr33" draw:text-style-name="P2" draw:layer="layout" svg:width="0.274cm" svg:height="0.274cm" svg:x="20.352cm" svg:y="4.967cm" svg:viewBox="0 0 275 275" svg:d="M139 275c35 0 70-14 95-40 28-26 41-61 41-96 0-38-13-73-41-99-25-26-60-40-95-40-37 0-72 14-99 40-24 26-40 61-40 99 0 35 16 70 40 96 27 26 62 40 99 40z">
          <text:p/>
        </draw:path>
        <draw:path draw:style-name="gr34" draw:text-style-name="P18" draw:layer="layout" svg:width="0.274cm" svg:height="0.276cm" svg:x="20.868cm" svg:y="4.855cm" svg:viewBox="0 0 275 277" svg:d="M139 277c35 0 70-16 96-40 26-27 40-64 40-99 0-37-14-72-40-98-26-24-61-40-96-40-37 0-73 16-98 40-27 26-41 61-41 98 0 35 14 72 41 99 25 24 61 40 98 40z">
          <text:p/>
        </draw:path>
        <draw:path draw:style-name="gr33" draw:text-style-name="P2" draw:layer="layout" svg:width="0.274cm" svg:height="0.276cm" svg:x="20.868cm" svg:y="4.855cm" svg:viewBox="0 0 275 277" svg:d="M139 277c35 0 70-16 96-40 26-27 40-64 40-99 0-37-14-72-40-98-26-24-61-40-96-40-37 0-73 16-98 40-27 26-41 61-41 98 0 35 14 72 41 99 25 24 61 40 98 40z">
          <text:p/>
        </draw:path>
        <draw:path draw:style-name="gr34" draw:text-style-name="P18" draw:layer="layout" svg:width="0.273cm" svg:height="0.274cm" svg:x="20.486cm" svg:y="4.952cm" svg:viewBox="0 0 274 275" svg:d="M138 275c37 0 72-14 97-40 26-26 39-60 39-97s-13-72-39-98c-25-26-60-40-97-40s-73 14-99 40c-24 26-39 61-39 98s15 71 39 97c26 26 62 40 99 40z">
          <text:p/>
        </draw:path>
        <draw:path draw:style-name="gr33" draw:text-style-name="P2" draw:layer="layout" svg:width="0.273cm" svg:height="0.274cm" svg:x="20.486cm" svg:y="4.952cm" svg:viewBox="0 0 274 275" svg:d="M138 275c37 0 72-14 97-40 26-26 39-60 39-97s-13-72-39-98c-25-26-60-40-97-40s-73 14-99 40c-24 26-39 61-39 98s15 71 39 97c26 26 62 40 99 40z">
          <text:p/>
        </draw:path>
        <draw:path draw:style-name="gr34" draw:text-style-name="P18" draw:layer="layout" svg:width="0.274cm" svg:height="0.274cm" svg:x="20.986cm" svg:y="4.976cm" svg:viewBox="0 0 275 275" svg:d="M138 275c36 0 71-15 96-41 27-25 41-60 41-95 0-37-14-73-41-99-25-26-60-40-96-40-37 0-71 14-97 40s-41 62-41 99c0 35 15 70 41 95 26 26 60 41 97 41z">
          <text:p/>
        </draw:path>
        <draw:path draw:style-name="gr33" draw:text-style-name="P2" draw:layer="layout" svg:width="0.274cm" svg:height="0.274cm" svg:x="20.986cm" svg:y="4.976cm" svg:viewBox="0 0 275 275" svg:d="M138 275c36 0 71-15 96-41 27-25 41-60 41-95 0-37-14-73-41-99-25-26-60-40-96-40-37 0-71 14-97 40s-41 62-41 99c0 35 15 70 41 95 26 26 60 41 97 41z">
          <text:p/>
        </draw:path>
        <draw:path draw:style-name="gr34" draw:text-style-name="P18" draw:layer="layout" svg:width="0.274cm" svg:height="0.274cm" svg:x="21.988cm" svg:y="5.576cm" svg:viewBox="0 0 275 275" svg:d="M137 275c37 0 72-14 97-40 26-24 41-60 41-96 0-35-15-71-41-97-25-27-60-42-97-42-35 0-71 15-97 42-26 26-40 62-40 97 0 36 14 72 40 96 26 26 62 40 97 40z">
          <text:p/>
        </draw:path>
        <draw:path draw:style-name="gr33" draw:text-style-name="P2" draw:layer="layout" svg:width="0.274cm" svg:height="0.274cm" svg:x="21.988cm" svg:y="5.576cm" svg:viewBox="0 0 275 275" svg:d="M137 275c37 0 72-14 97-40 26-24 41-60 41-96 0-35-15-71-41-97-25-27-60-42-97-42-35 0-71 15-97 42-26 26-40 62-40 97 0 36 14 72 40 96 26 26 62 40 97 40z">
          <text:p/>
        </draw:path>
        <draw:path draw:style-name="gr34" draw:text-style-name="P18" draw:layer="layout" svg:width="0.275cm" svg:height="0.274cm" svg:x="21.465cm" svg:y="4.684cm" svg:viewBox="0 0 276 275" svg:d="M139 275c36 0 70-14 96-40s41-61 41-96c0-38-15-73-41-99s-60-40-96-40c-37 0-71 14-98 40-26 26-41 61-41 99 0 35 15 70 41 96 27 26 61 40 98 40z">
          <text:p/>
        </draw:path>
        <draw:path draw:style-name="gr33" draw:text-style-name="P2" draw:layer="layout" svg:width="0.275cm" svg:height="0.274cm" svg:x="21.465cm" svg:y="4.684cm" svg:viewBox="0 0 276 275" svg:d="M139 275c36 0 70-14 96-40s41-61 41-96c0-38-15-73-41-99s-60-40-96-40c-37 0-71 14-98 40-26 26-41 61-41 99 0 35 15 70 41 96 27 26 61 40 98 40z">
          <text:p/>
        </draw:path>
        <draw:path draw:style-name="gr34" draw:text-style-name="P18" draw:layer="layout" svg:width="0.274cm" svg:height="0.274cm" svg:x="21.469cm" svg:y="4.682cm" svg:viewBox="0 0 275 275" svg:d="M139 275c35 0 70-13 95-39 28-25 41-60 41-97 0-36-13-73-41-99-25-24-60-40-95-40-38 0-72 16-98 40-27 26-41 63-41 99 0 37 14 72 41 97 26 26 60 39 98 39z">
          <text:p/>
        </draw:path>
        <draw:path draw:style-name="gr33" draw:text-style-name="P2" draw:layer="layout" svg:width="0.274cm" svg:height="0.274cm" svg:x="21.469cm" svg:y="4.682cm" svg:viewBox="0 0 275 275" svg:d="M139 275c35 0 70-13 95-39 28-25 41-60 41-97 0-36-13-73-41-99-25-24-60-40-95-40-38 0-72 16-98 40-27 26-41 63-41 99 0 37 14 72 41 97 26 26 60 39 98 39z">
          <text:p/>
        </draw:path>
        <draw:path draw:style-name="gr34" draw:text-style-name="P18" draw:layer="layout" svg:width="0.274cm" svg:height="0.274cm" svg:x="21.341cm" svg:y="4.716cm" svg:viewBox="0 0 275 275" svg:d="M138 275c36 0 71-14 97-40s40-61 40-96c0-37-14-73-40-99s-61-40-97-40c-37 0-72 14-98 40s-40 62-40 99c0 35 14 70 40 96s61 40 98 40z">
          <text:p/>
        </draw:path>
        <draw:path draw:style-name="gr33" draw:text-style-name="P2" draw:layer="layout" svg:width="0.274cm" svg:height="0.274cm" svg:x="21.341cm" svg:y="4.716cm" svg:viewBox="0 0 275 275" svg:d="M138 275c36 0 71-14 97-40s40-61 40-96c0-37-14-73-40-99s-61-40-97-40c-37 0-72 14-98 40s-40 62-40 99c0 35 14 70 40 96s61 40 98 40z">
          <text:p/>
        </draw:path>
        <draw:path draw:style-name="gr34" draw:text-style-name="P18" draw:layer="layout" svg:width="0.274cm" svg:height="0.274cm" svg:x="20.403cm" svg:y="5.085cm" svg:viewBox="0 0 275 275" svg:d="M137 275c37 0 72-14 98-41 26-26 40-61 40-96 0-37-14-71-40-97s-61-41-98-41c-35 0-70 15-95 41-26 26-42 60-42 97 0 35 16 70 42 96 25 27 60 41 95 41z">
          <text:p/>
        </draw:path>
        <draw:path draw:style-name="gr33" draw:text-style-name="P2" draw:layer="layout" svg:width="0.274cm" svg:height="0.274cm" svg:x="20.403cm" svg:y="5.085cm" svg:viewBox="0 0 275 275" svg:d="M137 275c37 0 72-14 98-41 26-26 40-61 40-96 0-37-14-71-40-97s-61-41-98-41c-35 0-70 15-95 41-26 26-42 60-42 97 0 35 16 70 42 96 25 27 60 41 95 41z">
          <text:p/>
        </draw:path>
        <draw:path draw:style-name="gr34" draw:text-style-name="P18" draw:layer="layout" svg:width="0.276cm" svg:height="0.275cm" svg:x="21.102cm" svg:y="5.01cm" svg:viewBox="0 0 277 276" svg:d="M138 276c37 0 72-15 99-39 24-26 40-62 40-97 0-37-16-72-40-99-27-26-62-41-99-41-35 0-71 15-98 41-25 27-40 62-40 99 0 35 15 71 40 97 27 24 63 39 98 39z">
          <text:p/>
        </draw:path>
        <draw:path draw:style-name="gr33" draw:text-style-name="P2" draw:layer="layout" svg:width="0.276cm" svg:height="0.275cm" svg:x="21.102cm" svg:y="5.01cm" svg:viewBox="0 0 277 276" svg:d="M138 276c37 0 72-15 99-39 24-26 40-62 40-97 0-37-16-72-40-99-27-26-62-41-99-41-35 0-71 15-98 41-25 27-40 62-40 99 0 35 15 71 40 97 27 24 63 39 98 39z">
          <text:p/>
        </draw:path>
        <draw:path draw:style-name="gr34" draw:text-style-name="P18" draw:layer="layout" svg:width="0.274cm" svg:height="0.274cm" svg:x="21.117cm" svg:y="4.909cm" svg:viewBox="0 0 275 275" svg:d="M139 275c35 0 71-14 97-40 24-26 39-61 39-99 0-35-15-70-39-95-26-26-62-41-97-41-38 0-73 15-97 41-28 25-42 60-42 95 0 38 14 73 42 99 24 26 59 40 97 40z">
          <text:p/>
        </draw:path>
        <draw:path draw:style-name="gr33" draw:text-style-name="P2" draw:layer="layout" svg:width="0.274cm" svg:height="0.274cm" svg:x="21.117cm" svg:y="4.909cm" svg:viewBox="0 0 275 275" svg:d="M139 275c35 0 71-14 97-40 24-26 39-61 39-99 0-35-15-70-39-95-26-26-62-41-97-41-38 0-73 15-97 41-28 25-42 60-42 95 0 38 14 73 42 99 24 26 59 40 97 40z">
          <text:p/>
        </draw:path>
        <draw:path draw:style-name="gr34" draw:text-style-name="P18" draw:layer="layout" svg:width="0.274cm" svg:height="0.274cm" svg:x="20.199cm" svg:y="5.1cm" svg:viewBox="0 0 275 275" svg:d="M137 275c38 0 71-14 98-41 27-26 40-61 40-98 0-35-13-70-40-96s-60-40-98-40c-37 0-71 14-97 40s-40 61-40 96c0 37 14 72 40 98 26 27 60 41 97 41z">
          <text:p/>
        </draw:path>
        <draw:path draw:style-name="gr33" draw:text-style-name="P2" draw:layer="layout" svg:width="0.274cm" svg:height="0.274cm" svg:x="20.199cm" svg:y="5.1cm" svg:viewBox="0 0 275 275" svg:d="M137 275c38 0 71-14 98-41 27-26 40-61 40-98 0-35-13-70-40-96s-60-40-98-40c-37 0-71 14-97 40s-40 61-40 96c0 37 14 72 40 98 26 27 60 41 97 41z">
          <text:p/>
        </draw:path>
        <draw:path draw:style-name="gr34" draw:text-style-name="P18" draw:layer="layout" svg:width="0.274cm" svg:height="0.273cm" svg:x="21.301cm" svg:y="5.679cm" svg:viewBox="0 0 275 274" svg:d="M138 274c35 0 71-13 97-39s40-63 40-99c0-37-14-72-40-97-26-26-62-39-97-39-37 0-72 13-98 39-26 25-40 60-40 97 0 36 14 73 40 99s61 39 98 39z">
          <text:p/>
        </draw:path>
        <draw:path draw:style-name="gr33" draw:text-style-name="P2" draw:layer="layout" svg:width="0.274cm" svg:height="0.273cm" svg:x="21.301cm" svg:y="5.679cm" svg:viewBox="0 0 275 274" svg:d="M138 274c35 0 71-13 97-39s40-63 40-99c0-37-14-72-40-97-26-26-62-39-97-39-37 0-72 13-98 39-26 25-40 60-40 97 0 36 14 73 40 99s61 39 98 39z">
          <text:p/>
        </draw:path>
        <draw:path draw:style-name="gr34" draw:text-style-name="P18" draw:layer="layout" svg:width="0.274cm" svg:height="0.274cm" svg:x="21.737cm" svg:y="5.68cm" svg:viewBox="0 0 275 275" svg:d="M139 275c35 0 70-14 95-40 27-27 41-62 41-99 0-35-14-70-41-96-25-26-60-40-95-40-37 0-72 14-99 40-26 26-40 61-40 96 0 37 14 72 40 99 27 26 62 40 99 40z">
          <text:p/>
        </draw:path>
        <draw:path draw:style-name="gr33" draw:text-style-name="P2" draw:layer="layout" svg:width="0.274cm" svg:height="0.274cm" svg:x="21.737cm" svg:y="5.68cm" svg:viewBox="0 0 275 275" svg:d="M139 275c35 0 70-14 95-40 27-27 41-62 41-99 0-35-14-70-41-96-25-26-60-40-95-40-37 0-72 14-99 40-26 26-40 61-40 96 0 37 14 72 40 99 27 26 62 40 99 40z">
          <text:p/>
        </draw:path>
        <draw:path draw:style-name="gr34" draw:text-style-name="P18" draw:layer="layout" svg:width="0.274cm" svg:height="0.274cm" svg:x="20.897cm" svg:y="4.851cm" svg:viewBox="0 0 275 275" svg:d="M139 275c35 0 70-14 96-40 26-27 40-62 40-99s-14-70-40-96-61-40-96-40c-37 0-72 14-99 40-25 26-40 59-40 96s15 72 40 99c27 26 62 40 99 40z">
          <text:p/>
        </draw:path>
        <draw:path draw:style-name="gr33" draw:text-style-name="P2" draw:layer="layout" svg:width="0.274cm" svg:height="0.274cm" svg:x="20.897cm" svg:y="4.851cm" svg:viewBox="0 0 275 275" svg:d="M139 275c35 0 70-14 96-40 26-27 40-62 40-99s-14-70-40-96-61-40-96-40c-37 0-72 14-99 40-25 26-40 59-40 96s15 72 40 99c27 26 62 40 99 40z">
          <text:p/>
        </draw:path>
        <draw:path draw:style-name="gr34" draw:text-style-name="P18" draw:layer="layout" svg:width="0.274cm" svg:height="0.274cm" svg:x="21.549cm" svg:y="5.14cm" svg:viewBox="0 0 275 275" svg:d="M136 275c37 0 72-14 99-40 26-26 40-62 40-99 0-35-14-70-40-96-27-25-62-40-99-40-35 0-70 15-96 40-25 26-40 61-40 96 0 37 15 73 40 99 26 26 61 40 96 40z">
          <text:p/>
        </draw:path>
        <draw:path draw:style-name="gr33" draw:text-style-name="P2" draw:layer="layout" svg:width="0.274cm" svg:height="0.274cm" svg:x="21.549cm" svg:y="5.14cm" svg:viewBox="0 0 275 275" svg:d="M136 275c37 0 72-14 99-40 26-26 40-62 40-99 0-35-14-70-40-96-27-25-62-40-99-40-35 0-70 15-96 40-25 26-40 61-40 96 0 37 15 73 40 99 26 26 61 40 96 40z">
          <text:p/>
        </draw:path>
        <draw:path draw:style-name="gr34" draw:text-style-name="P18" draw:layer="layout" svg:width="0.274cm" svg:height="0.274cm" svg:x="21.053cm" svg:y="5.429cm" svg:viewBox="0 0 275 275" svg:d="M138 275c35 0 71-14 97-40 25-26 40-62 40-100 0-35-15-71-40-95-26-26-62-40-97-40-37 0-72 14-98 40-26 24-40 60-40 95 0 38 14 74 40 100s61 40 98 40z">
          <text:p/>
        </draw:path>
        <draw:path draw:style-name="gr33" draw:text-style-name="P2" draw:layer="layout" svg:width="0.274cm" svg:height="0.274cm" svg:x="21.053cm" svg:y="5.429cm" svg:viewBox="0 0 275 275" svg:d="M138 275c35 0 71-14 97-40 25-26 40-62 40-100 0-35-15-71-40-95-26-26-62-40-97-40-37 0-72 14-98 40-26 24-40 60-40 95 0 38 14 74 40 100s61 40 98 40z">
          <text:p/>
        </draw:path>
        <draw:path draw:style-name="gr34" draw:text-style-name="P18" draw:layer="layout" svg:width="0.274cm" svg:height="0.274cm" svg:x="21.33cm" svg:y="5.714cm" svg:viewBox="0 0 275 275" svg:d="M138 275c35 0 71-16 97-40 25-26 40-62 40-99s-15-72-40-96c-26-26-62-40-97-40-37 0-72 14-98 40-26 24-40 59-40 96s14 73 40 99c26 24 61 40 98 40z">
          <text:p/>
        </draw:path>
        <draw:path draw:style-name="gr33" draw:text-style-name="P2" draw:layer="layout" svg:width="0.274cm" svg:height="0.274cm" svg:x="21.33cm" svg:y="5.714cm" svg:viewBox="0 0 275 275" svg:d="M138 275c35 0 71-16 97-40 25-26 40-62 40-99s-15-72-40-96c-26-26-62-40-97-40-37 0-72 14-98 40-26 24-40 59-40 96s14 73 40 99c26 24 61 40 98 40z">
          <text:p/>
        </draw:path>
        <draw:path draw:style-name="gr34" draw:text-style-name="P18" draw:layer="layout" svg:width="0.274cm" svg:height="0.274cm" svg:x="20.455cm" svg:y="5.216cm" svg:viewBox="0 0 275 275" svg:d="M138 275c36 0 72-13 97-39 26-26 40-60 40-97 0-39-14-73-40-99-25-26-61-40-97-40-37 0-71 14-97 40s-41 60-41 99c0 37 15 71 41 97s60 39 97 39z">
          <text:p/>
        </draw:path>
        <draw:path draw:style-name="gr33" draw:text-style-name="P2" draw:layer="layout" svg:width="0.274cm" svg:height="0.274cm" svg:x="20.455cm" svg:y="5.216cm" svg:viewBox="0 0 275 275" svg:d="M138 275c36 0 72-13 97-39 26-26 40-60 40-97 0-39-14-73-40-99-25-26-61-40-97-40-37 0-71 14-97 40s-41 60-41 99c0 37 15 71 41 97s60 39 97 39z">
          <text:p/>
        </draw:path>
        <draw:path draw:style-name="gr34" draw:text-style-name="P18" draw:layer="layout" svg:width="0.275cm" svg:height="0.274cm" svg:x="20.59cm" svg:y="5.25cm" svg:viewBox="0 0 276 275" svg:d="M138 275c37 0 72-14 98-40 25-26 40-61 40-96 0-37-15-73-40-99-26-26-61-40-98-40-35 0-71 14-97 40s-41 62-41 99c0 35 15 70 41 96s62 40 97 40z">
          <text:p/>
        </draw:path>
        <draw:path draw:style-name="gr33" draw:text-style-name="P2" draw:layer="layout" svg:width="0.275cm" svg:height="0.274cm" svg:x="20.59cm" svg:y="5.25cm" svg:viewBox="0 0 276 275" svg:d="M138 275c37 0 72-14 98-40 25-26 40-61 40-96 0-37-15-73-40-99-26-26-61-40-98-40-35 0-71 14-97 40s-41 62-41 99c0 35 15 70 41 96s62 40 97 40z">
          <text:p/>
        </draw:path>
        <draw:path draw:style-name="gr34" draw:text-style-name="P18" draw:layer="layout" svg:width="0.274cm" svg:height="0.274cm" svg:x="20.672cm" svg:y="5.212cm" svg:viewBox="0 0 275 275" svg:d="M137 275c37 0 71-16 98-40 26-26 40-61 40-98 0-38-14-73-40-97-27-26-61-40-98-40-35 0-70 14-96 40-27 24-41 59-41 97 0 37 14 72 41 98 26 24 61 40 96 40z">
          <text:p/>
        </draw:path>
        <draw:path draw:style-name="gr33" draw:text-style-name="P2" draw:layer="layout" svg:width="0.274cm" svg:height="0.274cm" svg:x="20.672cm" svg:y="5.212cm" svg:viewBox="0 0 275 275" svg:d="M137 275c37 0 71-16 98-40 26-26 40-61 40-98 0-38-14-73-40-97-27-26-61-40-98-40-35 0-70 14-96 40-27 24-41 59-41 97 0 37 14 72 41 98 26 24 61 40 96 40z">
          <text:p/>
        </draw:path>
        <draw:path draw:style-name="gr34" draw:text-style-name="P18" draw:layer="layout" svg:width="0.274cm" svg:height="0.274cm" svg:x="20.94cm" svg:y="5.409cm" svg:viewBox="0 0 275 275" svg:d="M139 275c35 0 70-15 96-40 26-26 40-62 40-99 0-35-14-70-40-96s-61-40-96-40c-37 0-72 14-98 40s-41 61-41 96c0 37 15 73 41 99 26 25 61 40 98 40z">
          <text:p/>
        </draw:path>
        <draw:path draw:style-name="gr33" draw:text-style-name="P2" draw:layer="layout" svg:width="0.274cm" svg:height="0.274cm" svg:x="20.94cm" svg:y="5.409cm" svg:viewBox="0 0 275 275" svg:d="M139 275c35 0 70-15 96-40 26-26 40-62 40-99 0-35-14-70-40-96s-61-40-96-40c-37 0-72 14-98 40s-41 61-41 96c0 37 15 73 41 99 26 25 61 40 98 40z">
          <text:p/>
        </draw:path>
        <draw:path draw:style-name="gr34" draw:text-style-name="P18" draw:layer="layout" svg:width="0.274cm" svg:height="0.274cm" svg:x="20.536cm" svg:y="5.377cm" svg:viewBox="0 0 275 275" svg:d="M136 275c38 0 73-14 99-41s40-61 40-99c0-35-14-71-40-95-26-26-61-40-99-40-35 0-72 14-96 40-26 24-40 60-40 95 0 38 14 72 40 99 24 27 61 41 96 41z">
          <text:p/>
        </draw:path>
        <draw:path draw:style-name="gr33" draw:text-style-name="P2" draw:layer="layout" svg:width="0.274cm" svg:height="0.274cm" svg:x="20.536cm" svg:y="5.377cm" svg:viewBox="0 0 275 275" svg:d="M136 275c38 0 73-14 99-41s40-61 40-99c0-35-14-71-40-95-26-26-61-40-99-40-35 0-72 14-96 40-26 24-40 60-40 95 0 38 14 72 40 99 24 27 61 41 96 41z">
          <text:p/>
        </draw:path>
        <draw:path draw:style-name="gr34" draw:text-style-name="P18" draw:layer="layout" svg:width="0.275cm" svg:height="0.276cm" svg:x="20.853cm" svg:y="5.452cm" svg:viewBox="0 0 276 277" svg:d="M140 277c35 0 70-16 96-40 25-26 40-62 40-99s-15-72-40-98c-26-25-61-40-96-40-38 0-73 15-99 40-26 26-41 61-41 98s15 73 41 99c26 24 61 40 99 40z">
          <text:p/>
        </draw:path>
        <draw:path draw:style-name="gr33" draw:text-style-name="P2" draw:layer="layout" svg:width="0.275cm" svg:height="0.276cm" svg:x="20.853cm" svg:y="5.452cm" svg:viewBox="0 0 276 277" svg:d="M140 277c35 0 70-16 96-40 25-26 40-62 40-99s-15-72-40-98c-26-25-61-40-96-40-38 0-73 15-99 40-26 26-41 61-41 98s15 73 41 99c26 24 61 40 99 40z">
          <text:p/>
        </draw:path>
        <draw:path draw:style-name="gr34" draw:text-style-name="P18" draw:layer="layout" svg:width="0.274cm" svg:height="0.274cm" svg:x="20.888cm" svg:y="5.463cm" svg:viewBox="0 0 275 275" svg:d="M137 275c37 0 72-14 98-40s40-60 40-97-14-72-40-98c-26-25-61-40-98-40-35 0-71 15-96 40-26 26-41 61-41 98s15 71 41 97c25 26 61 40 96 40z">
          <text:p/>
        </draw:path>
        <draw:path draw:style-name="gr33" draw:text-style-name="P2" draw:layer="layout" svg:width="0.274cm" svg:height="0.274cm" svg:x="20.888cm" svg:y="5.463cm" svg:viewBox="0 0 275 275" svg:d="M137 275c37 0 72-14 98-40s40-60 40-97-14-72-40-98c-26-25-61-40-98-40-35 0-71 15-96 40-26 26-41 61-41 98s15 71 41 97c25 26 61 40 96 40z">
          <text:p/>
        </draw:path>
        <draw:path draw:style-name="gr34" draw:text-style-name="P18" draw:layer="layout" svg:width="0.275cm" svg:height="0.274cm" svg:x="20.423cm" svg:y="5.905cm" svg:viewBox="0 0 276 275" svg:d="M137 275c37 0 72-14 97-42 26-26 42-60 42-97s-16-72-42-96c-25-26-60-40-97-40-36 0-70 14-96 40-26 24-41 59-41 96s15 71 41 97c26 28 60 42 96 42z">
          <text:p/>
        </draw:path>
        <draw:path draw:style-name="gr33" draw:text-style-name="P2" draw:layer="layout" svg:width="0.275cm" svg:height="0.274cm" svg:x="20.423cm" svg:y="5.905cm" svg:viewBox="0 0 276 275" svg:d="M137 275c37 0 72-14 97-42 26-26 42-60 42-97s-16-72-42-96c-25-26-60-40-97-40-36 0-70 14-96 40-26 24-41 59-41 96s15 71 41 97c26 28 60 42 96 42z">
          <text:p/>
        </draw:path>
        <draw:path draw:style-name="gr34" draw:text-style-name="P18" draw:layer="layout" svg:width="0.274cm" svg:height="0.274cm" svg:x="20.753cm" svg:y="5.267cm" svg:viewBox="0 0 275 275" svg:d="M138 275c37 0 71-14 97-40s40-61 40-96c0-37-14-73-40-99-26-25-60-40-97-40-38 0-72 15-98 40-26 26-40 62-40 99 0 35 14 70 40 96s60 40 98 40z">
          <text:p/>
        </draw:path>
        <draw:path draw:style-name="gr33" draw:text-style-name="P2" draw:layer="layout" svg:width="0.274cm" svg:height="0.274cm" svg:x="20.753cm" svg:y="5.267cm" svg:viewBox="0 0 275 275" svg:d="M138 275c37 0 71-14 97-40s40-61 40-96c0-37-14-73-40-99-26-25-60-40-97-40-38 0-72 15-98 40-26 26-40 62-40 99 0 35 14 70 40 96s60 40 98 40z">
          <text:p/>
        </draw:path>
        <draw:path draw:style-name="gr34" draw:text-style-name="P18" draw:layer="layout" svg:width="0.274cm" svg:height="0.274cm" svg:x="20.34cm" svg:y="5.818cm" svg:viewBox="0 0 275 275" svg:d="M137 275c37 0 72-14 97-40 26-26 41-60 41-98 0-35-15-71-41-97-25-26-60-40-97-40-36 0-71 14-97 40s-40 62-40 97c0 38 14 72 40 98s61 40 97 40z">
          <text:p/>
        </draw:path>
        <draw:path draw:style-name="gr33" draw:text-style-name="P2" draw:layer="layout" svg:width="0.274cm" svg:height="0.274cm" svg:x="20.34cm" svg:y="5.818cm" svg:viewBox="0 0 275 275" svg:d="M137 275c37 0 72-14 97-40 26-26 41-60 41-98 0-35-15-71-41-97-25-26-60-40-97-40-36 0-71 14-97 40s-40 62-40 97c0 38 14 72 40 98s61 40 97 40z">
          <text:p/>
        </draw:path>
        <draw:path draw:style-name="gr34" draw:text-style-name="P18" draw:layer="layout" svg:width="0.274cm" svg:height="0.274cm" svg:x="20.666cm" svg:y="5.504cm" svg:viewBox="0 0 275 275" svg:d="M137 275c37 0 72-14 98-40s40-61 40-96c0-38-14-73-40-99s-61-40-98-40c-35 0-70 14-96 40-27 26-41 61-41 99 0 35 14 70 41 96 26 26 61 40 96 40z">
          <text:p/>
        </draw:path>
        <draw:path draw:style-name="gr33" draw:text-style-name="P2" draw:layer="layout" svg:width="0.274cm" svg:height="0.274cm" svg:x="20.666cm" svg:y="5.504cm" svg:viewBox="0 0 275 275" svg:d="M137 275c37 0 72-14 98-40s40-61 40-96c0-38-14-73-40-99s-61-40-98-40c-35 0-70 14-96 40-27 26-41 61-41 99 0 35 14 70 41 96 26 26 61 40 96 40z">
          <text:p/>
        </draw:path>
        <draw:path draw:style-name="gr34" draw:text-style-name="P18" draw:layer="layout" svg:width="0.274cm" svg:height="0.274cm" svg:x="20.926cm" svg:y="5.374cm" svg:viewBox="0 0 275 275" svg:d="M136 275c38 0 72-15 98-41 26-27 41-63 41-98 0-36-15-72-41-96-26-26-60-40-98-40-35 0-71 14-95 40-27 24-41 60-41 96 0 35 14 71 41 98 24 26 60 41 95 41z">
          <text:p/>
        </draw:path>
        <draw:path draw:style-name="gr33" draw:text-style-name="P2" draw:layer="layout" svg:width="0.274cm" svg:height="0.274cm" svg:x="20.926cm" svg:y="5.374cm" svg:viewBox="0 0 275 275" svg:d="M136 275c38 0 72-15 98-41 26-27 41-63 41-98 0-36-15-72-41-96-26-26-60-40-98-40-35 0-71 14-95 40-27 24-41 60-41 96 0 35 14 71 41 98 24 26 60 41 95 41z">
          <text:p/>
        </draw:path>
        <draw:path draw:style-name="gr34" draw:text-style-name="P18" draw:layer="layout" svg:width="0.274cm" svg:height="0.275cm" svg:x="20.438cm" svg:y="5.411cm" svg:viewBox="0 0 275 276" svg:d="M136 276c39 0 72-15 98-41 27-26 41-62 41-99 0-35-14-70-41-96-26-25-59-40-98-40-35 0-70 15-96 40-26 26-40 61-40 96 0 37 14 73 40 99s61 41 96 41z">
          <text:p/>
        </draw:path>
        <draw:path draw:style-name="gr33" draw:text-style-name="P2" draw:layer="layout" svg:width="0.274cm" svg:height="0.275cm" svg:x="20.438cm" svg:y="5.411cm" svg:viewBox="0 0 275 276" svg:d="M136 276c39 0 72-15 98-41 27-26 41-62 41-99 0-35-14-70-41-96-26-25-59-40-98-40-35 0-70 15-96 40-26 26-40 61-40 96 0 37 14 73 40 99s61 41 96 41z">
          <text:p/>
        </draw:path>
        <draw:path draw:style-name="gr34" draw:text-style-name="P18" draw:layer="layout" svg:width="0.274cm" svg:height="0.274cm" svg:x="20.741cm" svg:y="5.614cm" svg:viewBox="0 0 275 275" svg:d="M136 275c37 0 72-14 99-41 25-25 40-60 40-95 0-37-15-72-40-98-27-24-62-41-99-41-36 0-72 17-96 41-26 26-40 61-40 98 0 35 14 70 40 95 24 27 60 41 96 41z">
          <text:p/>
        </draw:path>
        <draw:path draw:style-name="gr33" draw:text-style-name="P2" draw:layer="layout" svg:width="0.274cm" svg:height="0.274cm" svg:x="20.741cm" svg:y="5.614cm" svg:viewBox="0 0 275 275" svg:d="M136 275c37 0 72-14 99-41 25-25 40-60 40-95 0-37-15-72-40-98-27-24-62-41-99-41-36 0-72 17-96 41-26 26-40 61-40 98 0 35 14 70 40 95 24 27 60 41 96 41z">
          <text:p/>
        </draw:path>
        <draw:path draw:style-name="gr34" draw:text-style-name="P18" draw:layer="layout" svg:width="0.274cm" svg:height="0.274cm" svg:x="20.736cm" svg:y="5.556cm" svg:viewBox="0 0 275 275" svg:d="M138 275c37 0 72-14 98-40s39-61 39-96c0-37-13-72-39-99-26-26-61-40-98-40s-72 14-98 40c-24 27-40 62-40 99 0 35 16 70 40 96 26 26 61 40 98 40z">
          <text:p/>
        </draw:path>
        <draw:path draw:style-name="gr33" draw:text-style-name="P2" draw:layer="layout" svg:width="0.274cm" svg:height="0.274cm" svg:x="20.736cm" svg:y="5.556cm" svg:viewBox="0 0 275 275" svg:d="M138 275c37 0 72-14 98-40s39-61 39-96c0-37-13-72-39-99-26-26-61-40-98-40s-72 14-98 40c-24 27-40 62-40 99 0 35 16 70 40 96 26 26 61 40 98 40z">
          <text:p/>
        </draw:path>
        <draw:path draw:style-name="gr34" draw:text-style-name="P18" draw:layer="layout" svg:width="0.274cm" svg:height="0.273cm" svg:x="20.71cm" svg:y="5.754cm" svg:viewBox="0 0 275 274" svg:d="M138 274c35 0 72-13 97-39 27-25 40-60 40-97 0-39-13-73-40-99-25-26-62-39-97-39-37 0-72 13-98 39-24 26-40 60-40 99 0 37 16 72 40 97 26 26 61 39 98 39z">
          <text:p/>
        </draw:path>
        <draw:path draw:style-name="gr33" draw:text-style-name="P2" draw:layer="layout" svg:width="0.274cm" svg:height="0.273cm" svg:x="20.71cm" svg:y="5.754cm" svg:viewBox="0 0 275 274" svg:d="M138 274c35 0 72-13 97-39 27-25 40-60 40-97 0-39-13-73-40-99-25-26-62-39-97-39-37 0-72 13-98 39-24 26-40 60-40 99 0 37 16 72 40 97 26 26 61 39 98 39z">
          <text:p/>
        </draw:path>
        <draw:frame draw:style-name="gr4" draw:text-style-name="P4" draw:layer="layout" svg:width="0.581cm" svg:height="0.649cm" svg:x="25.205cm" svg:y="5.315cm">
          <draw:text-box>
            <text:p text:style-name="P3"><text:span text:style-name="T1">5</text:span></text:p>
          </draw:text-box>
        </draw:frame>
        <draw:polygon draw:style-name="gr1" draw:text-style-name="P1" draw:layer="layout" svg:width="0.135cm" svg:height="2.658cm" svg:x="25.79cm" svg:y="4.479cm" svg:viewBox="0 0 136 2659" draw:points="0,2659 136,2659 136,0 0,0">
          <text:p/>
        </draw:polygon>
        <draw:line draw:style-name="gr3" draw:text-style-name="P2" draw:layer="layout" svg:x1="25.924cm" svg:y1="7.137cm" svg:x2="26.242cm" svg:y2="7.137cm">
          <text:p/>
        </draw:line>
        <draw:frame draw:style-name="gr4" draw:text-style-name="P4" draw:layer="layout" svg:width="0.581cm" svg:height="0.649cm" svg:x="25.067cm" svg:y="4.432cm">
          <draw:text-box>
            <text:p text:style-name="P3"><text:span text:style-name="T1">0</text:span></text:p>
          </draw:text-box>
        </draw:frame>
        <draw:line draw:style-name="gr3" draw:text-style-name="P2" draw:layer="layout" svg:x1="25.924cm" svg:y1="5.809cm" svg:x2="26.242cm" svg:y2="5.809cm">
          <text:p/>
        </draw:line>
        <draw:frame draw:style-name="gr35" draw:text-style-name="P10" draw:layer="layout" svg:width="4.676cm" svg:height="0.513cm" svg:x="19.61cm" svg:y="0.635cm">
          <draw:text-box>
            <text:p text:style-name="P19"><text:span text:style-name="T3">B) PCA 3D Clustering</text:span></text:p>
          </draw:text-box>
        </draw:frame>
        <draw:line draw:style-name="gr3" draw:text-style-name="P2" draw:layer="layout" svg:x1="25.924cm" svg:y1="4.479cm" svg:x2="26.242cm" svg:y2="4.479cm">
          <text:p/>
        </draw:line>
        <draw:frame draw:style-name="gr36" draw:text-style-name="P20" draw:layer="layout" svg:width="0.489cm" svg:height="0.395cm" svg:x="26.366cm" svg:y="6.946cm">
          <draw:text-box>
            <text:p text:style-name="P3"><text:span text:style-name="T5">0.0</text:span></text:p>
          </draw:text-box>
        </draw:frame>
        <draw:frame draw:style-name="gr36" draw:text-style-name="P20" draw:layer="layout" svg:width="0.489cm" svg:height="0.395cm" svg:x="26.366cm" svg:y="5.617cm">
          <draw:text-box>
            <text:p text:style-name="P3"><text:span text:style-name="T5">0.5</text:span></text:p>
          </draw:text-box>
        </draw:frame>
        <draw:polygon draw:style-name="gr32" draw:text-style-name="P6" draw:layer="layout" svg:width="0.135cm" svg:height="0.265cm" svg:x="25.79cm" svg:y="6.872cm" svg:viewBox="0 0 136 266" draw:points="0,266 136,266 136,0 0,0">
          <text:p/>
        </draw:polygon>
        <draw:polygon draw:style-name="gr9" draw:text-style-name="P7" draw:layer="layout" svg:width="0.135cm" svg:height="0.266cm" svg:x="25.79cm" svg:y="6.606cm" svg:viewBox="0 0 136 267" draw:points="0,267 136,267 136,0 0,0">
          <text:p/>
        </draw:polygon>
        <draw:polygon draw:style-name="gr37" draw:text-style-name="P8" draw:layer="layout" svg:width="0.135cm" svg:height="0.266cm" svg:x="25.79cm" svg:y="6.34cm" svg:viewBox="0 0 136 267" draw:points="0,267 136,267 136,0 0,0">
          <text:p/>
        </draw:polygon>
        <draw:polygon draw:style-name="gr38" draw:text-style-name="P21" draw:layer="layout" svg:width="0.135cm" svg:height="0.268cm" svg:x="25.79cm" svg:y="6.073cm" svg:viewBox="0 0 136 269" draw:points="0,269 136,269 136,0 0,0">
          <text:p/>
        </draw:polygon>
        <draw:polygon draw:style-name="gr39" draw:text-style-name="P22" draw:layer="layout" svg:width="0.135cm" svg:height="0.266cm" svg:x="25.79cm" svg:y="5.809cm" svg:viewBox="0 0 136 267" draw:points="0,267 136,267 136,0 0,0">
          <text:p/>
        </draw:polygon>
        <draw:polygon draw:style-name="gr40" draw:text-style-name="P23" draw:layer="layout" svg:width="0.135cm" svg:height="0.268cm" svg:x="25.79cm" svg:y="5.542cm" svg:viewBox="0 0 136 269" draw:points="0,269 136,269 136,0 0,0">
          <text:p/>
        </draw:polygon>
        <draw:polygon draw:style-name="gr41" draw:text-style-name="P24" draw:layer="layout" svg:width="0.135cm" svg:height="0.268cm" svg:x="25.79cm" svg:y="5.276cm" svg:viewBox="0 0 136 269" draw:points="0,269 136,269 136,0 0,0">
          <text:p/>
        </draw:polygon>
        <draw:polygon draw:style-name="gr42" draw:text-style-name="P25" draw:layer="layout" svg:width="0.135cm" svg:height="0.268cm" svg:x="25.79cm" svg:y="5.01cm" svg:viewBox="0 0 136 269" draw:points="0,269 136,269 136,0 0,0">
          <text:p/>
        </draw:polygon>
        <draw:polygon draw:style-name="gr43" draw:text-style-name="P26" draw:layer="layout" svg:width="0.135cm" svg:height="0.266cm" svg:x="25.79cm" svg:y="4.745cm" svg:viewBox="0 0 136 267" draw:points="0,267 136,267 136,0 0,0">
          <text:p/>
        </draw:polygon>
        <draw:polygon draw:style-name="gr34" draw:text-style-name="P18" draw:layer="layout" svg:width="0.135cm" svg:height="0.268cm" svg:x="25.79cm" svg:y="4.479cm" svg:viewBox="0 0 136 269" draw:points="0,269 136,269 136,0 0,0">
          <text:p/>
        </draw:polygon>
        <draw:polygon draw:style-name="gr13" draw:text-style-name="P2" draw:layer="layout" svg:width="0.135cm" svg:height="2.658cm" svg:x="25.79cm" svg:y="4.479cm" svg:viewBox="0 0 136 2659" draw:points="0,2659 69,2659 136,2659 136,0 69,0 0,0">
          <text:p/>
        </draw:polygon>
        <draw:frame draw:style-name="gr36" draw:text-style-name="P20" draw:layer="layout" svg:width="0.489cm" svg:height="0.395cm" svg:x="26.366cm" svg:y="4.288cm">
          <draw:text-box>
            <text:p text:style-name="P3"><text:span text:style-name="T5">1.0</text:span></text:p>
          </draw:text-box>
        </draw:frame>
        <draw:frame draw:style-name="gr44" draw:text-style-name="P27" draw:layer="layout" svg:width="1.882cm" svg:height="0.475cm" draw:transform="rotate (1.5707963267949) translate (26.923cm 6.75cm)">
          <draw:text-box>
            <text:p text:style-name="P3"><text:span text:style-name="T6">Cluster ID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stroke-dash28" draw:style="rect" draw:dots1="1" draw:dots1-length="0.194cm" draw:distance="0.08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55.8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print-date>2025-05-21T08:00:20.197443131</meta:print-date>
    <meta:printed-by>PDF files</meta:printed-by>
    <dc:date>2025-05-21T08:00:36.506977049</dc:date>
    <meta:editing-duration>PT16S</meta:editing-duration>
    <meta:editing-cycles>1</meta:editing-cycles>
    <meta:document-statistic meta:object-count="1859"/>
    <meta:generator>LibreOffice/24.2.7.2$Linux_X86_64 LibreOffice_project/420$Build-2</meta:generator>
  </office:meta>
</office:document-meta>
</file>